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8"/>
    <style:style style:name="ce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42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7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8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9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4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13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5" style:family="table-cell" style:parent-style-name="Default" style:data-style-name="N42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6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7" style:family="table-cell" style:parent-style-name="Excel_32_Built-in_32_Normal" style:data-style-name="N43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9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20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4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6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7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29" style:family="table-cell" style:parent-style-name="Default" style:data-style-name="N42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0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31" style:family="table-cell" style:parent-style-name="Excel_32_Built-in_32_Normal" style:data-style-name="N3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32" style:family="table-cell" style:parent-style-name="Excel_32_Built-in_32_Normal" style:data-style-name="N43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33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3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35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2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4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41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2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43" style:family="table-cell" style:parent-style-name="Default" style:data-style-name="N42"/>
    <style:style style:name="ce44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2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42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6">
      <style:text-properties fo:font-size="15pt" style:font-size-asian="15pt" style:font-size-complex="15pt"/>
    </style:style>
    <style:style style:name="ce48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42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fo:font-style="italic" style:font-style-asian="italic" style:font-style-complex="italic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53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54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55" style:family="table-cell" style:parent-style-name="Default" style:data-style-name="N42">
      <style:table-cell-properties fo:border-top="thin solid #000000" fo:border-bottom="thin solid #000000" fo:border-left="none" fo:border-right="none"/>
    </style:style>
    <style:style style:name="ce56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2">
      <style:text-properties fo:font-weight="bold" style:font-weight-asian="bold" style:font-weight-complex="bold"/>
    </style:style>
    <style:style style:name="ce58" style:family="table-cell" style:parent-style-name="Default" style:data-style-name="N45"/>
    <style:style style:name="ce59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ackground-color="transparent"/>
    </style:style>
    <style:style style:name="ce62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42">
      <style:table-cell-properties style:vertical-align="middle" fo:background-color="transparent" style:repeat-content="false"/>
      <style:paragraph-properties fo:text-align="center"/>
    </style:style>
    <style:style style:name="ce65" style:family="table-cell" style:parent-style-name="Default" style:data-style-name="N42">
      <style:table-cell-properties fo:background-color="transparent"/>
    </style:style>
    <style:style style:name="ce66" style:family="table-cell" style:parent-style-name="Default" style:data-style-name="N42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4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42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</style:style>
    <style:style style:name="ce71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42">
      <style:table-cell-properties style:vertical-align="middle" style:repeat-content="false"/>
      <style:paragraph-properties fo:text-align="end" fo:margin-right="0cm"/>
    </style:style>
    <style:style style:name="ce74" style:family="table-cell" style:parent-style-name="Default" style:data-style-name="N42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46"/>
    <style:style style:name="ce76" style:family="table-cell" style:parent-style-name="Default" style:data-style-name="N46">
      <style:table-cell-properties fo:background-color="transparent"/>
    </style:style>
    <style:style style:name="ce77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46">
      <style:text-properties fo:font-weight="bold" style:font-weight-asian="bold" style:font-weight-complex="bold"/>
    </style:style>
    <style:style style:name="ce79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42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46">
      <style:table-cell-properties fo:background-color="#AFD095"/>
    </style:style>
    <style:style style:name="ce82" style:family="table-cell" style:parent-style-name="Default" style:data-style-name="N42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Default" style:data-style-name="N42">
      <style:table-cell-properties fo:background-color="#AFD095"/>
    </style:style>
    <style:style style:name="ce84" style:family="table-cell" style:parent-style-name="Default" style:data-style-name="N42">
      <style:table-cell-properties style:vertical-align="middle" fo:background-color="#AFD095" style:repeat-content="false"/>
      <style:paragraph-properties fo:text-align="end" fo:margin-right="0cm"/>
    </style:style>
    <style:style style:name="ce85" style:family="table-cell" style:parent-style-name="Default" style:data-style-name="N42">
      <style:table-cell-properties fo:background-color="#AFD095"/>
      <style:text-properties fo:font-weight="bold" style:font-weight-asian="bold" style:font-weight-complex="bold"/>
    </style:style>
    <style:style style:name="ce86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2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42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42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42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42"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96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97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47"/>
    <style:style style:name="ce99" style:family="table-cell" style:parent-style-name="Default" style:data-style-name="N47">
      <style:table-cell-properties fo:background-color="#AFD095"/>
    </style:style>
    <style:style style:name="ce100" style:family="table-cell" style:parent-style-name="Default" style:data-style-name="N47">
      <style:table-cell-properties fo:background-color="transparent"/>
    </style:style>
    <style:style style:name="ce101" style:family="table-cell" style:parent-style-name="Default" style:data-style-name="N38">
      <style:text-properties fo:font-weight="bold" style:font-weight-asian="bold" style:font-weight-complex="bold"/>
    </style:style>
    <style:style style:name="ce102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03" style:family="table-cell" style:parent-style-name="Excel_32_Built-in_32_Normal" style:data-style-name="N41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4" style:family="table-cell" style:parent-style-name="Excel_32_Built-in_32_Normal" style:data-style-name="N39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5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106" style:family="table-cell" style:parent-style-name="Default" style:data-style-name="N39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07" style:family="table-cell" style:parent-style-name="Default" style:data-style-name="N48"/>
    <style:style style:name="ce108" style:family="table-cell" style:parent-style-name="Default" style:data-style-name="N4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9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0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3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4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5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6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7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4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42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1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2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42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4" style:family="table-cell" style:parent-style-name="Default" style:data-style-name="N42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5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6" style:family="table-cell" style:parent-style-name="Default" style:data-style-name="N4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7" style:family="table-cell" style:parent-style-name="Default" style:data-style-name="N4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28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9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0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31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2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3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4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35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4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4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4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42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42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2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3" style:family="table-cell" style:parent-style-name="Default" style:data-style-name="N42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145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146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7" style:family="table-cell" style:parent-style-name="Default" style:data-style-name="N42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8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0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152" style:family="table-cell" style:parent-style-name="Default" style:data-style-name="N48">
      <style:text-properties style:font-name="Calibri" style:font-name-asian="Calibri" style:font-name-complex="Calibri" style:font-family-generic="swiss"/>
    </style:style>
    <style:style style:name="ce153" style:family="table-cell" style:parent-style-name="Default" style:data-style-name="N51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5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6" style:family="table-cell" style:parent-style-name="Default" style:data-style-name="N48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7" style:family="table-cell" style:parent-style-name="Default" style:data-style-name="N51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58" style:family="table-cell" style:parent-style-name="Default" style:data-style-name="N51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160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61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2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3" style:family="table-cell" style:parent-style-name="Default" style:data-style-name="N48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4" style:family="table-cell" style:parent-style-name="Default" style:data-style-name="N51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65" style:family="table-cell" style:parent-style-name="Default" style:data-style-name="N51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66" style:family="table-cell" style:parent-style-name="Default" style:data-style-name="N44">
      <style:text-properties style:font-name="Calibri" style:font-name-asian="Calibri" style:font-name-complex="Calibri" style:font-family-generic="swiss"/>
    </style:style>
    <style:style style:name="ce167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168" style:family="table-cell" style:parent-style-name="Default" style:data-style-name="N51">
      <style:text-properties style:font-name="Calibri" style:font-name-asian="Calibri" style:font-name-complex="Calibri" style:font-family-generic="swiss"/>
    </style:style>
    <style:style style:name="ce169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70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1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2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73" style:family="table-cell" style:parent-style-name="Default" style:data-style-name="N42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74" style:family="table-cell" style:parent-style-name="Default" style:data-style-name="N51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Default" style:data-style-name="N51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76" style:family="table-cell" style:parent-style-name="Default" style:data-style-name="N52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7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8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79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180" style:family="table-cell" style:parent-style-name="Default" style:data-style-name="N48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182" style:family="table-cell" style:parent-style-name="Default" style:data-style-name="N51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3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184" style:family="table-cell" style:parent-style-name="Default" style:data-style-name="N51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8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186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187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188" style:family="table-cell" style:parent-style-name="Default" style:data-style-name="N48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89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2" style:family="table-cell" style:parent-style-name="Default" style:data-style-name="N36">
      <style:text-properties style:font-name="Arial Narrow" style:font-name-asian="Arial Narrow" style:font-name-complex="Arial Narrow" style:font-family-generic="swiss"/>
    </style:style>
    <style:style style:name="ce193" style:family="table-cell" style:parent-style-name="Default" style:data-style-name="N38">
      <style:text-properties style:font-name="Arial Narrow" style:font-name-asian="Arial Narrow" style:font-name-complex="Arial Narrow" style:font-family-generic="swiss"/>
    </style:style>
    <style:style style:name="ce194" style:family="table-cell" style:parent-style-name="Default" style:data-style-name="N39">
      <style:text-properties style:font-name="Arial Narrow" style:font-name-asian="Arial Narrow" style:font-name-complex="Arial Narrow" style:font-family-generic="swiss"/>
    </style:style>
    <style:style style:name="ce195" style:family="table-cell" style:parent-style-name="Default" style:data-style-name="N4">
      <style:text-properties style:font-name="Arial Narrow" style:font-name-asian="Arial Narrow" style:font-name-complex="Arial Narrow" style:font-family-generic="swiss"/>
    </style:style>
    <style:style style:name="ce196" style:family="table-cell" style:parent-style-name="Default" style:data-style-name="N53">
      <style:text-properties style:font-name="Arial Narrow" style:font-name-asian="Arial Narrow" style:font-name-complex="Arial Narrow" style:font-family-generic="swiss"/>
    </style:style>
    <style:style style:name="ce197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98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0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1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02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3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4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05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06" style:family="table-cell" style:parent-style-name="Excel_32_Built-in_32_Normal" style:data-style-name="N41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7" style:family="table-cell" style:parent-style-name="Excel_32_Built-in_32_Normal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8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0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0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1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2" style:family="table-cell" style:parent-style-name="Default" style:data-style-name="N36">
      <style:table-cell-properties style:diagonal-bl-tr="thin solid #000000"/>
      <style:text-properties style:font-name="Arial Narrow" style:font-name-asian="Arial Narrow" style:font-name-complex="Arial Narrow" style:font-family-generic="swiss"/>
    </style:style>
    <style:style style:name="ce213" style:family="table-cell" style:parent-style-name="Excel_32_Built-in_32_Normal" style:data-style-name="N37">
      <style:table-cell-properties fo:border-top="none" fo:border-bottom="thin solid #000000" fo:border-left="none" fo:border-right="none"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4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4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16" style:family="table-cell" style:parent-style-name="Excel_32_Built-in_32_Normal" style:data-style-name="N41">
      <style:table-cell-properties fo:border-top="thin solid #000000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7" style:family="table-cell" style:parent-style-name="Excel_32_Built-in_32_Normal" style:data-style-name="N41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18" style:family="table-cell" style:parent-style-name="Default" style:data-style-name="N39">
      <style:table-cell-properties fo:border-top="thin solid #000000" fo:border-bottom="none" fo:border-left="none" fo:border-right="none"/>
      <style:text-properties style:font-name="Arial Narrow" style:font-name-asian="Arial Narrow" style:font-name-complex="Arial Narrow" style:font-family-generic="swiss"/>
    </style:style>
    <style:style style:name="ce219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0" style:family="table-cell" style:parent-style-name="Excel_32_Built-in_32_Normal" style:data-style-name="N39">
      <style:table-cell-properties fo:border-top="thin solid #000000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1" style:family="table-cell" style:parent-style-name="Excel_32_Built-in_32_Normal" style:data-style-name="N41">
      <style:table-cell-properties fo:border-top="none" fo:border-bottom="none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2" style:family="table-cell" style:parent-style-name="Excel_32_Built-in_32_Normal" style:data-style-name="N39">
      <style:table-cell-properties fo:border-top="none" fo:border-bottom="none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3" style:family="table-cell" style:parent-style-name="Excel_32_Built-in_32_Normal" style:data-style-name="N41">
      <style:table-cell-properties fo:border-top="none" fo:border-bottom="thin solid #000000" fo:border-left="thin solid #000000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4" style:family="table-cell" style:parent-style-name="Excel_32_Built-in_32_Normal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rial Narrow" style:font-name-asian="Arial Narrow" style:font-name-complex="Arial Narrow" style:font-family-generic="swiss"/>
    </style:style>
    <style:style style:name="ce226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7" style:family="table-cell" style:parent-style-name="Excel_32_Built-in_32_Normal" style:data-style-name="N39">
      <style:table-cell-properties fo:border-top="none" fo:border-bottom="thin solid #000000" fo:border-left="none" fo:border-right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28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style:font-family-generic="swiss"/>
    </style:style>
    <style:style style:name="ce229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30" style:family="table-cell" style:parent-style-name="Excel_32_Built-in_32_Normal" style:data-style-name="N39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31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32" style:family="table-cell" style:parent-style-name="Excel_32_Built-in_32_Normal" style:data-style-name="N39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33" style:family="table-cell" style:parent-style-name="Default" style:data-style-name="N4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34" style:family="table-cell" style:parent-style-name="Default" style:data-style-name="N38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235" style:family="table-cell" style:parent-style-name="Default" style:data-style-name="N38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36" style:family="table-cell" style:parent-style-name="Default" style:data-style-name="N39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37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38" style:family="table-cell" style:parent-style-name="Excel_32_Built-in_32_Normal" style:data-style-name="N39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39" style:family="table-cell" style:parent-style-name="Default" style:data-style-name="N38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40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41" style:family="table-cell" style:parent-style-name="Default" style:data-style-name="N39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242" style:family="table-cell" style:parent-style-name="Default" style:data-style-name="N4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243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44" style:family="table-cell" style:parent-style-name="Excel_32_Built-in_32_Normal" style:data-style-name="N41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45" style:family="table-cell" style:parent-style-name="Excel_32_Built-in_32_Normal" style:data-style-name="N4">
      <style:table-cell-properties style:vertical-align="automatic" fo:background-color="#FFFF00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46" style:family="table-cell" style:parent-style-name="Default" style:data-style-name="N41">
      <style:table-cell-properties fo:background-color="#FFFF00"/>
      <style:text-properties style:font-name="Arial Narrow" style:font-name-asian="Arial Narrow" style:font-name-complex="Arial Narrow" style:font-family-generic="swiss"/>
    </style:style>
    <style:style style:name="ce247" style:family="table-cell" style:parent-style-name="Default" style:data-style-name="N41">
      <style:text-properties style:font-name="Arial Narrow" style:font-name-asian="Arial Narrow" style:font-name-complex="Arial Narrow" style:font-family-generic="swiss"/>
    </style:style>
    <style:style style:name="ce248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49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50" style:family="table-cell" style:parent-style-name="Excel_32_Built-in_32_Normal" style:data-style-name="N41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1" style:family="table-cell" style:parent-style-name="Excel_32_Built-in_32_Normal" style:data-style-name="N39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2" style:family="table-cell" style:parent-style-name="Excel_32_Built-in_32_Normal" style:data-style-name="N4">
      <style:table-cell-properties style:vertical-align="automatic" fo:background-color="#E8F2A1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53" style:family="table-cell" style:parent-style-name="Excel_32_Built-in_32_Normal" style:data-style-name="N37">
      <style:table-cell-properties style:diagonal-bl-tr="thin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4" style:family="table-cell" style:parent-style-name="Default" style:data-style-name="N39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55" style:family="table-cell" style:parent-style-name="Default" style:data-style-name="N38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256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5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5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59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60" style:family="table-cell" style:parent-style-name="Default" style:data-style-name="N38">
      <style:text-properties style:font-name="Arial Narrow" style:font-name-asian="Arial Narrow" style:font-name-complex="Arial Narrow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261" style:family="table-cell" style:parent-style-name="Default" style:data-style-name="N37">
      <style:text-properties style:font-name="Arial Narrow" style:font-name-asian="Arial Narrow" style:font-name-complex="Arial Narrow" style:font-family-generic="swiss"/>
    </style:style>
    <style:style style:name="ce26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63" style:family="table-cell" style:parent-style-name="Default" style:data-style-name="N42">
      <style:table-cell-properties fo:background-color="transparent"/>
      <style:text-properties style:font-name="Arial Narrow" style:font-name-asian="Arial Narrow" style:font-name-complex="Arial Narrow" style:font-family-generic="swiss"/>
    </style:style>
    <style:style style:name="ce264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65" style:family="table-cell" style:parent-style-name="Default" style:data-style-name="N42">
      <style:text-properties style:font-name="Arial Narrow" style:font-name-asian="Arial Narrow" style:font-name-complex="Arial Narrow" style:font-family-generic="swiss"/>
    </style:style>
    <style:style style:name="ce266" style:family="table-cell" style:parent-style-name="Default" style:data-style-name="N36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267" style:family="table-cell" style:parent-style-name="Default" style:data-style-name="N48">
      <style:text-properties style:font-name="Arial Narrow" style:font-name-asian="Arial Narrow" style:font-name-complex="Arial Narrow" style:font-family-generic="swiss"/>
    </style:style>
    <style:style style:name="ce268" style:family="table-cell" style:parent-style-name="Default" style:data-style-name="N41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269" style:family="table-cell" style:parent-style-name="Default" style:data-style-name="N38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270" style:family="table-cell" style:parent-style-name="Default" style:data-style-name="N42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271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72" style:family="table-cell" style:parent-style-name="Default" style:data-style-name="N39">
      <style:table-cell-properties style:vertical-align="middle"/>
      <style:text-properties style:font-name="Arial Narrow" style:font-name-asian="Arial Narrow" style:font-name-complex="Arial Narrow" style:font-family-generic="swiss"/>
    </style:style>
    <style:style style:name="ce273" style:family="table-cell" style:parent-style-name="Default" style:data-style-name="N60">
      <style:text-properties style:font-name="Arial Narrow" style:font-name-asian="Arial Narrow" style:font-name-complex="Arial Narrow" style:font-family-generic="swiss"/>
    </style:style>
    <style:style style:name="ce274" style:family="table-cell" style:parent-style-name="Default" style:data-style-name="N36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7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76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7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78" style:family="table-cell" style:parent-style-name="Default" style:data-style-name="N53"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79" style:family="table-cell" style:parent-style-name="Default" style:data-style-name="N6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80" style:family="table-cell" style:parent-style-name="Default" style:data-style-name="N5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8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82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style:text-underline-style="solid" style:text-underline-type="single" style:font-family-generic="swiss"/>
    </style:style>
    <style:style style:name="ce28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84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85" style:family="table-cell" style:parent-style-name="Default" style:data-style-name="N40">
      <style:text-properties style:font-name="Arial Narrow" style:font-name-asian="Arial Narrow" style:font-name-complex="Arial Narrow" style:font-family-generic="swiss"/>
    </style:style>
    <style:style style:name="ce286" style:family="table-cell" style:parent-style-name="Default" style:data-style-name="N40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87" style:family="table-cell" style:parent-style-name="Default" style:data-style-name="N39">
      <style:table-cell-properties fo:border="2pt solid #000000"/>
      <style:text-properties style:font-name="Arial Narrow" style:font-name-asian="Arial Narrow" style:font-name-complex="Arial Narrow" fo:font-weight="bold" style:font-weight-asian="bold" style:font-weight-complex="bold" style:font-family-generic="swiss"/>
    </style:style>
    <style:style style:name="ce288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text-underline-style="solid" style:text-underline-type="single" fo:font-weight="bold" style:font-weight-asian="bold" style:font-weight-complex="bold" style:font-family-generic="swiss"/>
    </style:style>
    <style:style style:name="ce289" style:family="table-cell" style:parent-style-name="Default" style:data-style-name="N40">
      <style:table-cell-properties fo:border="2pt solid #000000"/>
      <style:text-properties style:font-name="Arial Narrow" style:font-name-asian="Arial Narrow" style:font-name-complex="Arial Narrow" style:font-family-generic="swiss"/>
    </style:style>
    <style:style style:name="ce29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91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style:font-family-generic="swiss"/>
    </style:style>
    <style:style style:name="ce292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9">
      <style:table-cell-properties fo:border="2pt solid #000000" style:vertical-align="automatic" fo:background-color="transparent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294" style:family="table-cell" style:parent-style-name="Default" style:data-style-name="N40">
      <style:text-properties style:font-name="Arial Narrow" style:font-name-asian="Arial Narrow" style:font-name-complex="Arial Narrow" style:font-family-generic="swiss"/>
    </style:style>
    <style:style style:name="T1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Arial Narrow" style:font-name-asian="Arial Narrow" style:font-name-complex="Arial Narrow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4.683125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0.79375cm"/>
    </style:style>
    <style:style style:name="co32" style:family="table-column">
      <style:table-column-properties fo:break-before="auto" style:column-width="1.64041666666667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67770833333333cm"/>
    </style:style>
    <style:style style:name="co35" style:family="table-column">
      <style:table-column-properties fo:break-before="auto" style:column-width="0.846666666666667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6.35cm" style:use-optimal-column-width="true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143125cm"/>
    </style:style>
    <style:style style:name="co40" style:family="table-column">
      <style:table-column-properties fo:break-before="auto" style:column-width="3.889375cm"/>
    </style:style>
    <style:style style:name="co41" style:family="table-column">
      <style:table-column-properties fo:break-before="auto" style:column-width="2.35479166666667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2.8575cm"/>
    </style:style>
    <style:style style:name="co44" style:family="table-column">
      <style:table-column-properties fo:break-before="auto" style:column-width="2.64583333333333cm"/>
    </style:style>
    <style:style style:name="co45" style:family="table-column">
      <style:table-column-properties fo:break-before="auto" style:column-width="2.40770833333333cm"/>
    </style:style>
    <style:style style:name="co46" style:family="table-column">
      <style:table-column-properties fo:break-before="auto" style:column-width="2.24895833333333cm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2.32833333333333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6.61458333333333cm"/>
    </style:style>
    <style:style style:name="co51" style:family="table-column">
      <style:table-column-properties fo:break-before="auto" style:column-width="1.05833333333333cm"/>
    </style:style>
    <style:style style:name="co52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2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5.6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15pt" style:use-optimal-row-height="true" fo:break-before="auto"/>
    </style:style>
    <style:style style:name="ro13" style:family="table-row">
      <style:table-row-properties style:row-height="12.4pt" style:use-optimal-row-height="false" fo:break-before="auto"/>
    </style:style>
    <style:style style:name="ro14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193"/>
        <table:table-column table:style-name="co2" table:default-cell-style-name="ce193"/>
        <table:table-column table:style-name="co3" table:default-cell-style-name="ce193"/>
        <table:table-column table:style-name="co4" table:default-cell-style-name="ce194"/>
        <table:table-column table:style-name="co5" table:default-cell-style-name="ce195"/>
        <table:table-column table:style-name="co1" table:default-cell-style-name="ce194"/>
        <table:table-column table:style-name="co6" table:default-cell-style-name="ce194"/>
        <table:table-column table:style-name="co7" table:default-cell-style-name="ce196"/>
        <table:table-column table:style-name="co8" table:number-columns-repeated="5" table:default-cell-style-name="ce196"/>
        <table:table-column table:style-name="co8" table:number-columns-repeated="1007" table:default-cell-style-name="ce193"/>
        <table:table-column table:style-name="co8" table:number-columns-repeated="3" table:default-cell-style-name="ce192"/>
        <table:table-column table:style-name="co9" table:number-columns-repeated="15361" table:default-cell-style-name="ce192"/>
        <table:table-row table:style-name="ro1">
          <table:table-cell/>
          <table:table-cell office:value-type="string" table:style-name="ce193">
            <text:p>SELANİK DOĞUŞ 2007-2023-07 <text:s/>HESAPLARI</text:p>
          </table:table-cell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office:value-type="string" table:style-name="ce198">
            <text:p>SAN-Ö</text:p>
          </table:table-cell>
          <table:table-cell office:value-type="string" table:style-name="ce199">
            <text:p>DĞŞ-Ö</text:p>
          </table:table-cell>
          <table:table-cell table:style-name="ce198"/>
          <table:table-cell office:value-type="string" table:style-name="ce198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200">
            <text:p>2007</text:p>
          </table:table-cell>
          <table:table-cell office:value-type="string" table:style-name="ce201">
            <text:p>2006 dan <text:s/>DEVİR DOĞUŞ ALACAKLI</text:p>
          </table:table-cell>
          <table:table-cell table:style-name="ce198"/>
          <table:table-cell table:style-name="ce199"/>
          <table:table-cell table:style-name="ce198"/>
          <table:table-cell office:value-type="float" office:value="39929" table:style-name="ce198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DEVİR DOĞUŞ ALACAKLI</text:p>
          </table:table-cell>
          <table:table-cell table:style-name="ce202"/>
          <table:table-cell office:value-type="float" office:value="39929" table:style-name="ce203">
            <text:p>39.929,00</text:p>
          </table:table-cell>
          <table:table-cell table:style-name="ce202"/>
          <table:table-cell office:value-type="float" office:value="39929" table:formula="of:=[.E4]" table:style-name="ce20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7 AY</text:p>
          </table:table-cell>
          <table:table-cell office:value-type="string" table:style-name="ce197">
            <text:p>STPŞ-KDV</text:p>
          </table:table-cell>
          <table:table-cell office:value-type="float" office:value="211" table:style-name="ce202">
            <text:p>211,00</text:p>
          </table:table-cell>
          <table:table-cell table:style-name="ce203"/>
          <table:table-cell table:style-name="ce202"/>
          <table:table-cell office:value-type="float" office:value="39718" table:formula="of:=[.G4]-[.D5]+[.E5]" table:style-name="ce202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<text:s/>ELDEN</text:p>
          </table:table-cell>
          <table:table-cell office:value-type="float" office:value="3750" table:style-name="ce202">
            <text:p>3.750,00</text:p>
          </table:table-cell>
          <table:table-cell table:style-name="ce203"/>
          <table:table-cell table:style-name="ce202"/>
          <table:table-cell office:value-type="float" office:value="35968" table:formula="of:=[.G5]-[.D6]+[.E6]" table:style-name="ce202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LİYE</text:p>
          </table:table-cell>
          <table:table-cell table:style-name="ce202"/>
          <table:table-cell office:value-type="float" office:value="25" table:style-name="ce203">
            <text:p>25,00</text:p>
          </table:table-cell>
          <table:table-cell table:style-name="ce202"/>
          <table:table-cell office:value-type="float" office:value="35993" table:formula="of:=[.G6]-[.D7]+[.E7]" table:style-name="ce202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 AY</text:p>
          </table:table-cell>
          <table:table-cell office:value-type="string" table:style-name="ce197">
            <text:p>İŞ KREDİ</text:p>
          </table:table-cell>
          <table:table-cell table:style-name="ce202"/>
          <table:table-cell office:value-type="float" office:value="4303" table:style-name="ce203">
            <text:p>4.303,00</text:p>
          </table:table-cell>
          <table:table-cell table:style-name="ce202"/>
          <table:table-cell office:value-type="float" office:value="40296" table:formula="of:=[.G7]-[.D8]+[.E8]" table:style-name="ce202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<text:s/>ELDEN</text:p>
          </table:table-cell>
          <table:table-cell office:value-type="float" office:value="1900" table:style-name="ce202">
            <text:p>1.900,00</text:p>
          </table:table-cell>
          <table:table-cell table:style-name="ce203"/>
          <table:table-cell table:style-name="ce202"/>
          <table:table-cell office:value-type="float" office:value="38396" table:formula="of:=[.G8]-[.D9]+[.E9]" table:style-name="ce202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EME</text:p>
          </table:table-cell>
          <table:table-cell table:style-name="ce202"/>
          <table:table-cell office:value-type="float" office:value="1139" table:style-name="ce203">
            <text:p>1.139,00</text:p>
          </table:table-cell>
          <table:table-cell table:style-name="ce202"/>
          <table:table-cell office:value-type="float" office:value="39535" table:formula="of:=[.G9]-[.D10]+[.E10]" table:style-name="ce202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BANKAMATİK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39335" table:formula="of:=[.G10]-[.D11]+[.E11]" table:style-name="ce202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L SU</text:p>
          </table:table-cell>
          <table:table-cell office:value-type="float" office:value="955" table:style-name="ce202">
            <text:p>955,00</text:p>
          </table:table-cell>
          <table:table-cell table:style-name="ce203"/>
          <table:table-cell table:style-name="ce202"/>
          <table:table-cell office:value-type="float" office:value="38380" table:formula="of:=[.G11]-[.D12]+[.E12]" table:style-name="ce202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EME</text:p>
          </table:table-cell>
          <table:table-cell table:style-name="ce202"/>
          <table:table-cell office:value-type="float" office:value="136" table:style-name="ce203">
            <text:p>136,00</text:p>
          </table:table-cell>
          <table:table-cell table:style-name="ce202"/>
          <table:table-cell office:value-type="float" office:value="38516" table:formula="of:=[.G12]-[.D13]+[.E13]" table:style-name="ce202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İLA EL</text:p>
          </table:table-cell>
          <table:table-cell office:value-type="float" office:value="4500" table:style-name="ce202">
            <text:p>4.500,00</text:p>
          </table:table-cell>
          <table:table-cell table:style-name="ce203"/>
          <table:table-cell table:style-name="ce202"/>
          <table:table-cell office:value-type="float" office:value="34016" table:formula="of:=[.G13]-[.D14]+[.E14]" table:style-name="ce202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 GÜNEŞ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34066" table:formula="of:=[.G14]-[.D15]+[.E15]" table:style-name="ce202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Ş KREDİ</text:p>
          </table:table-cell>
          <table:table-cell table:style-name="ce202"/>
          <table:table-cell office:value-type="float" office:value="4301" table:style-name="ce203">
            <text:p>4.301,00</text:p>
          </table:table-cell>
          <table:table-cell table:style-name="ce202"/>
          <table:table-cell office:value-type="float" office:value="38367" table:formula="of:=[.G15]-[.D16]+[.E16]" table:style-name="ce202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68" table:style-name="ce202">
            <text:p>68,00</text:p>
          </table:table-cell>
          <table:table-cell table:style-name="ce203"/>
          <table:table-cell table:style-name="ce202"/>
          <table:table-cell office:value-type="float" office:value="38299" table:formula="of:=[.G16]-[.D17]+[.E17]" table:style-name="ce202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168" table:style-name="ce202">
            <text:p>168,00</text:p>
          </table:table-cell>
          <table:table-cell table:style-name="ce203"/>
          <table:table-cell table:style-name="ce202"/>
          <table:table-cell office:value-type="float" office:value="38131" table:formula="of:=[.G17]-[.D18]+[.E18]" table:style-name="ce202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9 AY</text:p>
          </table:table-cell>
          <table:table-cell office:value-type="string" table:style-name="ce197">
            <text:p>MALZEME</text:p>
          </table:table-cell>
          <table:table-cell table:style-name="ce202"/>
          <table:table-cell office:value-type="float" office:value="1720" table:style-name="ce203">
            <text:p>1.720,00</text:p>
          </table:table-cell>
          <table:table-cell table:style-name="ce202"/>
          <table:table-cell office:value-type="float" office:value="39851" table:formula="of:=[.G18]-[.D19]+[.E19]" table:style-name="ce202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 GÜNEŞ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39951" table:formula="of:=[.G19]-[.D20]+[.E20]" table:style-name="ce202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URSUN AĞCA</text:p>
          </table:table-cell>
          <table:table-cell office:value-type="float" office:value="120" table:style-name="ce202">
            <text:p>120,00</text:p>
          </table:table-cell>
          <table:table-cell table:style-name="ce203"/>
          <table:table-cell table:style-name="ce202"/>
          <table:table-cell office:value-type="float" office:value="39831" table:formula="of:=[.G20]-[.D21]+[.E21]" table:style-name="ce202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DESTE KK</text:p>
          </table:table-cell>
          <table:table-cell office:value-type="float" office:value="350" table:style-name="ce202">
            <text:p>350,00</text:p>
          </table:table-cell>
          <table:table-cell table:style-name="ce203"/>
          <table:table-cell table:style-name="ce202"/>
          <table:table-cell office:value-type="float" office:value="39481" table:formula="of:=[.G21]-[.D22]+[.E22]" table:style-name="ce202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ZOCAM</text:p>
          </table:table-cell>
          <table:table-cell office:value-type="float" office:value="1050" table:style-name="ce202">
            <text:p>1.050,00</text:p>
          </table:table-cell>
          <table:table-cell table:style-name="ce203"/>
          <table:table-cell table:style-name="ce202"/>
          <table:table-cell office:value-type="float" office:value="38431" table:formula="of:=[.G22]-[.D23]+[.E23]" table:style-name="ce202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. BALCI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37431" table:formula="of:=[.G23]-[.D24]+[.E24]" table:style-name="ce202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LATİFOĞLU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37331" table:formula="of:=[.G24]-[.D25]+[.E25]" table:style-name="ce202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SUT ERYİĞİYT</text:p>
          </table:table-cell>
          <table:table-cell office:value-type="float" office:value="5" table:style-name="ce202">
            <text:p>5,00</text:p>
          </table:table-cell>
          <table:table-cell table:style-name="ce203"/>
          <table:table-cell table:style-name="ce202"/>
          <table:table-cell office:value-type="float" office:value="37326" table:formula="of:=[.G25]-[.D26]+[.E26]" table:style-name="ce202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0 AY</text:p>
          </table:table-cell>
          <table:table-cell office:value-type="string" table:style-name="ce197">
            <text:p>MLZ</text:p>
          </table:table-cell>
          <table:table-cell table:style-name="ce202"/>
          <table:table-cell office:value-type="float" office:value="309" table:style-name="ce203">
            <text:p>309,00</text:p>
          </table:table-cell>
          <table:table-cell table:style-name="ce202"/>
          <table:table-cell office:value-type="float" office:value="37635" table:formula="of:=[.G26]-[.D27]+[.E27]" table:style-name="ce202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67" table:style-name="ce202">
            <text:p>67,00</text:p>
          </table:table-cell>
          <table:table-cell table:style-name="ce203"/>
          <table:table-cell table:style-name="ce202"/>
          <table:table-cell office:value-type="float" office:value="37568" table:formula="of:=[.G27]-[.D28]+[.E28]" table:style-name="ce202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5 AY</text:p>
          </table:table-cell>
          <table:table-cell office:value-type="string" table:style-name="ce197">
            <text:p>HAKAN CEK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34568" table:formula="of:=[.G28]-[.D29]+[.E29]" table:style-name="ce202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6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202">
            <text:p>4.000,00</text:p>
          </table:table-cell>
          <table:table-cell table:style-name="ce203"/>
          <table:table-cell table:style-name="ce202"/>
          <table:table-cell office:value-type="float" office:value="30568" table:formula="of:=[.G29]-[.D30]+[.E30]" table:style-name="ce202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7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202">
            <text:p>4.000,00</text:p>
          </table:table-cell>
          <table:table-cell table:style-name="ce203"/>
          <table:table-cell table:style-name="ce202"/>
          <table:table-cell office:value-type="float" office:value="26568" table:formula="of:=[.G30]-[.D31]+[.E31]" table:style-name="ce202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 AY</text:p>
          </table:table-cell>
          <table:table-cell office:value-type="string" table:style-name="ce197">
            <text:p>HAKAN CEK</text:p>
          </table:table-cell>
          <table:table-cell office:value-type="float" office:value="4000" table:style-name="ce202">
            <text:p>4.000,00</text:p>
          </table:table-cell>
          <table:table-cell table:style-name="ce203"/>
          <table:table-cell table:style-name="ce202"/>
          <table:table-cell office:value-type="float" office:value="22568" table:formula="of:=[.G31]-[.D32]+[.E32]" table:style-name="ce202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ÖMEC MUZAFER</text:p>
          </table:table-cell>
          <table:table-cell office:value-type="float" office:value="400" table:style-name="ce202">
            <text:p>400,00</text:p>
          </table:table-cell>
          <table:table-cell table:style-name="ce203"/>
          <table:table-cell table:style-name="ce202"/>
          <table:table-cell office:value-type="float" office:value="22168" table:formula="of:=[.G32]-[.D33]+[.E33]" table:style-name="ce202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DESTE KK</text:p>
          </table:table-cell>
          <table:table-cell office:value-type="float" office:value="350" table:style-name="ce202">
            <text:p>350,00</text:p>
          </table:table-cell>
          <table:table-cell table:style-name="ce203"/>
          <table:table-cell table:style-name="ce202"/>
          <table:table-cell office:value-type="float" office:value="21818" table:formula="of:=[.G33]-[.D34]+[.E34]" table:style-name="ce202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DESTE KK</text:p>
          </table:table-cell>
          <table:table-cell office:value-type="float" office:value="250" table:style-name="ce202">
            <text:p>250,00</text:p>
          </table:table-cell>
          <table:table-cell table:style-name="ce203"/>
          <table:table-cell table:style-name="ce202"/>
          <table:table-cell office:value-type="float" office:value="21568" table:formula="of:=[.G34]-[.D35]+[.E35]" table:style-name="ce202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SK</text:p>
          </table:table-cell>
          <table:table-cell office:value-type="float" office:value="224" table:style-name="ce202">
            <text:p>224,00</text:p>
          </table:table-cell>
          <table:table-cell table:style-name="ce203"/>
          <table:table-cell table:style-name="ce202"/>
          <table:table-cell office:value-type="float" office:value="21344" table:formula="of:=[.G35]-[.D36]+[.E36]" table:style-name="ce202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1 AY</text:p>
          </table:table-cell>
          <table:table-cell office:value-type="string" table:style-name="ce197">
            <text:p>STPŞ-KDV</text:p>
          </table:table-cell>
          <table:table-cell office:value-type="float" office:value="137" table:style-name="ce202">
            <text:p>137,00</text:p>
          </table:table-cell>
          <table:table-cell table:style-name="ce203"/>
          <table:table-cell table:style-name="ce202"/>
          <table:table-cell office:value-type="float" office:value="21207" table:formula="of:=[.G36]-[.D37]+[.E37]" table:style-name="ce202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İVATA</text:p>
          </table:table-cell>
          <table:table-cell office:value-type="float" office:value="70" table:style-name="ce202">
            <text:p>70,00</text:p>
          </table:table-cell>
          <table:table-cell table:style-name="ce203"/>
          <table:table-cell table:style-name="ce202"/>
          <table:table-cell office:value-type="float" office:value="21137" table:formula="of:=[.G37]-[.D38]+[.E38]" table:style-name="ce202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DESTE KK</text:p>
          </table:table-cell>
          <table:table-cell office:value-type="float" office:value="150" table:style-name="ce202">
            <text:p>150,00</text:p>
          </table:table-cell>
          <table:table-cell table:style-name="ce203"/>
          <table:table-cell table:style-name="ce202"/>
          <table:table-cell office:value-type="float" office:value="20987" table:formula="of:=[.G38]-[.D39]+[.E39]" table:style-name="ce202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</text:p>
          </table:table-cell>
          <table:table-cell table:style-name="ce202"/>
          <table:table-cell office:value-type="float" office:value="112" table:style-name="ce203">
            <text:p>112,00</text:p>
          </table:table-cell>
          <table:table-cell table:style-name="ce202"/>
          <table:table-cell office:value-type="float" office:value="21099" table:formula="of:=[.G39]-[.D40]+[.E40]" table:style-name="ce20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08’e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21099" table:formula="of:=[.G40]-[.D41]+[.E41]" table:style-name="ce20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number-columns-repeated="2" table:style-name="ce192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206">
            <text:p>31.12.2007</text:p>
          </table:table-cell>
          <table:table-cell office:value-type="string" table:style-name="ce207">
            <text:p>YIL İÇİ <text:s/>TOPLAMI DĞŞ BORÇLU</text:p>
          </table:table-cell>
          <table:table-cell office:value-type="float" office:value="31025" table:formula="of:=SUM([.D4:.D40])" table:style-name="ce208">
            <text:p>31.025,00</text:p>
          </table:table-cell>
          <table:table-cell office:value-type="float" office:value="12195" table:formula="of:=SUM([.E5:.E41])" table:style-name="ce209">
            <text:p>12.195,00</text:p>
          </table:table-cell>
          <table:table-cell table:style-name="ce208"/>
          <table:table-cell office:value-type="float" office:value="-18830" table:formula="of:=[.E43]-[.D43]" table:style-name="ce21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08" table:style-name="ce200">
            <text:p>2008</text:p>
          </table:table-cell>
          <table:table-cell office:value-type="string" table:style-name="ce201">
            <text:p>2007’den DEVİR DĞŞ ALACAKLI</text:p>
          </table:table-cell>
          <table:table-cell table:style-name="ce202"/>
          <table:table-cell table:style-name="ce203"/>
          <table:table-cell table:style-name="ce202"/>
          <table:table-cell office:value-type="float" office:value="21099" table:formula="of:=[.G41]" table:style-name="ce20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MURAT</text:p>
          </table:table-cell>
          <table:table-cell table:style-name="ce202"/>
          <table:table-cell office:value-type="float" office:value="26" table:style-name="ce203">
            <text:p>26,00</text:p>
          </table:table-cell>
          <table:table-cell table:style-name="ce202"/>
          <table:table-cell office:value-type="float" office:value="21125" table:formula="of:=[.G46]-[.D47]+[.E47]" table:style-name="ce202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ECMİ HOCA</text:p>
          </table:table-cell>
          <table:table-cell office:value-type="float" office:value="230" table:style-name="ce202">
            <text:p>230,00</text:p>
          </table:table-cell>
          <table:table-cell table:style-name="ce203"/>
          <table:table-cell table:style-name="ce202"/>
          <table:table-cell office:value-type="float" office:value="20895" table:formula="of:=[.G47]-[.D48]+[.E48]" table:style-name="ce202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</text:p>
          </table:table-cell>
          <table:table-cell table:style-name="ce202"/>
          <table:table-cell office:value-type="float" office:value="127" table:style-name="ce203">
            <text:p>127,00</text:p>
          </table:table-cell>
          <table:table-cell table:style-name="ce202"/>
          <table:table-cell office:value-type="float" office:value="21022" table:formula="of:=[.G48]-[.D49]+[.E49]" table:style-name="ce202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 AY</text:p>
          </table:table-cell>
          <table:table-cell office:value-type="string" table:style-name="ce197">
            <text:p>STPŞ-KDV</text:p>
          </table:table-cell>
          <table:table-cell office:value-type="float" office:value="1144" table:style-name="ce202">
            <text:p>1.144,00</text:p>
          </table:table-cell>
          <table:table-cell table:style-name="ce203"/>
          <table:table-cell table:style-name="ce202"/>
          <table:table-cell office:value-type="float" office:value="19878" table:formula="of:=[.G49]-[.D50]+[.E50]" table:style-name="ce202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ZOCAM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19928" table:formula="of:=[.G50]-[.D51]+[.E51]" table:style-name="ce202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70" table:style-name="ce202">
            <text:p>70,00</text:p>
          </table:table-cell>
          <table:table-cell table:style-name="ce203"/>
          <table:table-cell table:style-name="ce202"/>
          <table:table-cell office:value-type="float" office:value="19858" table:formula="of:=[.G51]-[.D52]+[.E52]" table:style-name="ce202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2 AY</text:p>
          </table:table-cell>
          <table:table-cell office:value-type="string" table:style-name="ce197">
            <text:p>STPŞ-KDV</text:p>
          </table:table-cell>
          <table:table-cell office:value-type="float" office:value="149" table:style-name="ce202">
            <text:p>149,00</text:p>
          </table:table-cell>
          <table:table-cell table:style-name="ce203"/>
          <table:table-cell table:style-name="ce202"/>
          <table:table-cell office:value-type="float" office:value="19709" table:formula="of:=[.G52]-[.D53]+[.E53]" table:style-name="ce202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EK ŞÜKRÜ</text:p>
          </table:table-cell>
          <table:table-cell table:style-name="ce202"/>
          <table:table-cell office:value-type="float" office:value="130" table:style-name="ce203">
            <text:p>130,00</text:p>
          </table:table-cell>
          <table:table-cell table:style-name="ce202"/>
          <table:table-cell office:value-type="float" office:value="19839" table:formula="of:=[.G53]-[.D54]+[.E54]" table:style-name="ce202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ÜRKİYELİ</text:p>
          </table:table-cell>
          <table:table-cell table:style-name="ce202"/>
          <table:table-cell office:value-type="float" office:value="231" table:style-name="ce203">
            <text:p>231,00</text:p>
          </table:table-cell>
          <table:table-cell table:style-name="ce202"/>
          <table:table-cell office:value-type="float" office:value="20070" table:formula="of:=[.G54]-[.D55]+[.E55]" table:style-name="ce202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CZ ÖZLEM</text:p>
          </table:table-cell>
          <table:table-cell office:value-type="float" office:value="528" table:style-name="ce202">
            <text:p>528,00</text:p>
          </table:table-cell>
          <table:table-cell table:style-name="ce203"/>
          <table:table-cell table:style-name="ce202"/>
          <table:table-cell office:value-type="float" office:value="19542" table:formula="of:=[.G55]-[.D56]+[.E56]" table:style-name="ce202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CI NAK</text:p>
          </table:table-cell>
          <table:table-cell office:value-type="float" office:value="450" table:style-name="ce202">
            <text:p>450,00</text:p>
          </table:table-cell>
          <table:table-cell table:style-name="ce203"/>
          <table:table-cell table:style-name="ce202"/>
          <table:table-cell office:value-type="float" office:value="19092" table:formula="of:=[.G56]-[.D57]+[.E57]" table:style-name="ce202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3 AY</text:p>
          </table:table-cell>
          <table:table-cell office:value-type="string" table:style-name="ce197">
            <text:p>STPŞ-KDV</text:p>
          </table:table-cell>
          <table:table-cell office:value-type="float" office:value="153" table:style-name="ce202">
            <text:p>153,00</text:p>
          </table:table-cell>
          <table:table-cell table:style-name="ce203"/>
          <table:table-cell table:style-name="ce202"/>
          <table:table-cell office:value-type="float" office:value="18939" table:formula="of:=[.G57]-[.D58]+[.E58]" table:style-name="ce202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YACI FİKRİ</text:p>
          </table:table-cell>
          <table:table-cell office:value-type="float" office:value="250" table:style-name="ce202">
            <text:p>250,00</text:p>
          </table:table-cell>
          <table:table-cell table:style-name="ce203"/>
          <table:table-cell table:style-name="ce202"/>
          <table:table-cell office:value-type="float" office:value="18689" table:formula="of:=[.G58]-[.D59]+[.E59]" table:style-name="ce202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4 AY</text:p>
          </table:table-cell>
          <table:table-cell office:value-type="string" table:style-name="ce197">
            <text:p>PER SSK</text:p>
          </table:table-cell>
          <table:table-cell office:value-type="float" office:value="233" table:style-name="ce202">
            <text:p>233,00</text:p>
          </table:table-cell>
          <table:table-cell table:style-name="ce203"/>
          <table:table-cell table:style-name="ce202"/>
          <table:table-cell office:value-type="float" office:value="18456" table:formula="of:=[.G59]-[.D60]+[.E60]" table:style-name="ce202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RT MALZEME</text:p>
          </table:table-cell>
          <table:table-cell table:style-name="ce202"/>
          <table:table-cell office:value-type="float" office:value="236" table:style-name="ce203">
            <text:p>236,00</text:p>
          </table:table-cell>
          <table:table-cell table:style-name="ce202"/>
          <table:table-cell office:value-type="float" office:value="18692" table:formula="of:=[.G60]-[.D61]+[.E61]" table:style-name="ce202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İSAN MALZZEME</text:p>
          </table:table-cell>
          <table:table-cell table:style-name="ce202"/>
          <table:table-cell office:value-type="float" office:value="339" table:style-name="ce203">
            <text:p>339,00</text:p>
          </table:table-cell>
          <table:table-cell table:style-name="ce202"/>
          <table:table-cell office:value-type="float" office:value="19031" table:formula="of:=[.G61]-[.D62]+[.E62]" table:style-name="ce202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Ş KREDİ</text:p>
          </table:table-cell>
          <table:table-cell table:style-name="ce202"/>
          <table:table-cell office:value-type="float" office:value="1103" table:style-name="ce203">
            <text:p>1.103,00</text:p>
          </table:table-cell>
          <table:table-cell table:style-name="ce202"/>
          <table:table-cell office:value-type="float" office:value="20134" table:formula="of:=[.G62]-[.D63]+[.E63]" table:style-name="ce202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ZİRAT</text:p>
          </table:table-cell>
          <table:table-cell table:style-name="ce202"/>
          <table:table-cell office:value-type="float" office:value="306" table:style-name="ce203">
            <text:p>306,00</text:p>
          </table:table-cell>
          <table:table-cell table:style-name="ce202"/>
          <table:table-cell office:value-type="float" office:value="20440" table:formula="of:=[.G63]-[.D64]+[.E64]" table:style-name="ce202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AKUP HOCA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20240" table:formula="of:=[.G64]-[.D65]+[.E65]" table:style-name="ce202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6 AY</text:p>
          </table:table-cell>
          <table:table-cell office:value-type="string" table:style-name="ce197">
            <text:p>YEŞİLYURT KK</text:p>
          </table:table-cell>
          <table:table-cell office:value-type="float" office:value="2000" table:style-name="ce202">
            <text:p>2.000,00</text:p>
          </table:table-cell>
          <table:table-cell table:style-name="ce203"/>
          <table:table-cell table:style-name="ce202"/>
          <table:table-cell office:value-type="float" office:value="18240" table:formula="of:=[.G65]-[.D66]+[.E66]" table:style-name="ce202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BE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17240" table:formula="of:=[.G66]-[.D67]+[.E67]" table:style-name="ce202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ETİN KK</text:p>
          </table:table-cell>
          <table:table-cell table:style-name="ce202"/>
          <table:table-cell office:value-type="float" office:value="150" table:style-name="ce203">
            <text:p>150,00</text:p>
          </table:table-cell>
          <table:table-cell table:style-name="ce202"/>
          <table:table-cell office:value-type="float" office:value="17390" table:formula="of:=[.G67]-[.D68]+[.E68]" table:style-name="ce202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EMAL KK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17490" table:formula="of:=[.G68]-[.D69]+[.E69]" table:style-name="ce202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6 AY</text:p>
          </table:table-cell>
          <table:table-cell office:value-type="string" table:style-name="ce197">
            <text:p>DİŞCİ KK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16990" table:formula="of:=[.G69]-[.D70]+[.E70]" table:style-name="ce202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URULLAH MERMER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16890" table:formula="of:=[.G70]-[.D71]+[.E71]" table:style-name="ce202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URDACI</text:p>
          </table:table-cell>
          <table:table-cell office:value-type="float" office:value="1400" table:style-name="ce202">
            <text:p>1.400,00</text:p>
          </table:table-cell>
          <table:table-cell table:style-name="ce203"/>
          <table:table-cell table:style-name="ce202"/>
          <table:table-cell office:value-type="float" office:value="15490" table:formula="of:=[.G71]-[.D72]+[.E72]" table:style-name="ce202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İVEN</text:p>
          </table:table-cell>
          <table:table-cell table:style-name="ce202"/>
          <table:table-cell office:value-type="float" office:value="40" table:style-name="ce203">
            <text:p>40,00</text:p>
          </table:table-cell>
          <table:table-cell table:style-name="ce202"/>
          <table:table-cell office:value-type="float" office:value="15530" table:formula="of:=[.G72]-[.D73]+[.E73]" table:style-name="ce202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İVEN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15580" table:formula="of:=[.G73]-[.D74]+[.E74]" table:style-name="ce202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RAT BATARYA</text:p>
          </table:table-cell>
          <table:table-cell table:style-name="ce202"/>
          <table:table-cell office:value-type="float" office:value="35" table:style-name="ce203">
            <text:p>35,00</text:p>
          </table:table-cell>
          <table:table-cell table:style-name="ce202"/>
          <table:table-cell office:value-type="float" office:value="15615" table:formula="of:=[.G74]-[.D75]+[.E75]" table:style-name="ce202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 AY</text:p>
          </table:table-cell>
          <table:table-cell office:value-type="string" table:style-name="ce197">
            <text:p>İŞ KREDİ</text:p>
          </table:table-cell>
          <table:table-cell table:style-name="ce202"/>
          <table:table-cell office:value-type="float" office:value="4301" table:style-name="ce203">
            <text:p>4.301,00</text:p>
          </table:table-cell>
          <table:table-cell table:style-name="ce202"/>
          <table:table-cell office:value-type="float" office:value="19916" table:formula="of:=[.G75]-[.D76]+[.E76]" table:style-name="ce202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20916" table:formula="of:=[.G76]-[.D77]+[.E77]" table:style-name="ce202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EME</text:p>
          </table:table-cell>
          <table:table-cell table:style-name="ce202"/>
          <table:table-cell office:value-type="float" office:value="27" table:style-name="ce203">
            <text:p>27,00</text:p>
          </table:table-cell>
          <table:table-cell table:style-name="ce202"/>
          <table:table-cell office:value-type="float" office:value="20943" table:formula="of:=[.G77]-[.D78]+[.E78]" table:style-name="ce202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7 AY</text:p>
          </table:table-cell>
          <table:table-cell office:value-type="string" table:style-name="ce197">
            <text:p>STPŞ-KDV</text:p>
          </table:table-cell>
          <table:table-cell office:value-type="float" office:value="358" table:style-name="ce202">
            <text:p>358,00</text:p>
          </table:table-cell>
          <table:table-cell table:style-name="ce203"/>
          <table:table-cell table:style-name="ce202"/>
          <table:table-cell office:value-type="float" office:value="20585" table:formula="of:=[.G78]-[.D79]+[.E79]" table:style-name="ce202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ELDEN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22585" table:formula="of:=[.G79]-[.D80]+[.E80]" table:style-name="ce202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 AY</text:p>
          </table:table-cell>
          <table:table-cell office:value-type="string" table:style-name="ce197">
            <text:p>ALİ ELDEN</text:p>
          </table:table-cell>
          <table:table-cell office:value-type="float" office:value="7300" table:style-name="ce202">
            <text:p>7.300,00</text:p>
          </table:table-cell>
          <table:table-cell table:style-name="ce203"/>
          <table:table-cell table:style-name="ce202"/>
          <table:table-cell office:value-type="float" office:value="15285" table:formula="of:=[.G80]-[.D81]+[.E81]" table:style-name="ce202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URDACI</text:p>
          </table:table-cell>
          <table:table-cell table:style-name="ce202"/>
          <table:table-cell office:value-type="float" office:value="55" table:style-name="ce203">
            <text:p>55,00</text:p>
          </table:table-cell>
          <table:table-cell table:style-name="ce202"/>
          <table:table-cell office:value-type="float" office:value="15340" table:formula="of:=[.G81]-[.D82]+[.E82]" table:style-name="ce202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H DOĞU BOYACI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15640" table:formula="of:=[.G82]-[.D83]+[.E83]" table:style-name="ce202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14890" table:formula="of:=[.G83]-[.D84]+[.E84]" table:style-name="ce202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HATTİN DOĞU</text:p>
          </table:table-cell>
          <table:table-cell table:style-name="ce202"/>
          <table:table-cell office:value-type="float" office:value="871" table:style-name="ce203">
            <text:p>871,00</text:p>
          </table:table-cell>
          <table:table-cell table:style-name="ce202"/>
          <table:table-cell office:value-type="float" office:value="15761" table:formula="of:=[.G84]-[.D85]+[.E85]" table:style-name="ce202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0 AY</text:p>
          </table:table-cell>
          <table:table-cell office:value-type="string" table:style-name="ce197">
            <text:p>STPŞ-KDV</text:p>
          </table:table-cell>
          <table:table-cell table:style-name="ce202"/>
          <table:table-cell office:value-type="float" office:value="122" table:style-name="ce203">
            <text:p>122,00</text:p>
          </table:table-cell>
          <table:table-cell table:style-name="ce202"/>
          <table:table-cell office:value-type="float" office:value="15883" table:formula="of:=[.G85]-[.D86]+[.E86]" table:style-name="ce202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ÜSEYİN COBANOĞ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16183" table:formula="of:=[.G86]-[.D87]+[.E87]" table:style-name="ce202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UH MALZ</text:p>
          </table:table-cell>
          <table:table-cell table:style-name="ce202"/>
          <table:table-cell office:value-type="float" office:value="1080" table:style-name="ce203">
            <text:p>1.080,00</text:p>
          </table:table-cell>
          <table:table-cell table:style-name="ce202"/>
          <table:table-cell office:value-type="float" office:value="17263" table:formula="of:=[.G87]-[.D88]+[.E88]" table:style-name="ce202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Cİ</text:p>
          </table:table-cell>
          <table:table-cell table:style-name="ce202"/>
          <table:table-cell office:value-type="float" office:value="40" table:style-name="ce203">
            <text:p>40,00</text:p>
          </table:table-cell>
          <table:table-cell table:style-name="ce202"/>
          <table:table-cell office:value-type="float" office:value="17303" table:formula="of:=[.G88]-[.D89]+[.E89]" table:style-name="ce202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İŞ</text:p>
          </table:table-cell>
          <table:table-cell table:style-name="ce202"/>
          <table:table-cell office:value-type="float" office:value="667" table:style-name="ce203">
            <text:p>667,00</text:p>
          </table:table-cell>
          <table:table-cell table:style-name="ce202"/>
          <table:table-cell office:value-type="float" office:value="17970" table:formula="of:=[.G89]-[.D90]+[.E90]" table:style-name="ce202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EME</text:p>
          </table:table-cell>
          <table:table-cell table:style-name="ce202"/>
          <table:table-cell office:value-type="float" office:value="848" table:style-name="ce203">
            <text:p>848,00</text:p>
          </table:table-cell>
          <table:table-cell table:style-name="ce202"/>
          <table:table-cell office:value-type="float" office:value="18818" table:formula="of:=[.G90]-[.D91]+[.E91]" table:style-name="ce202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2 AY</text:p>
          </table:table-cell>
          <table:table-cell office:value-type="string" table:style-name="ce197">
            <text:p>İŞ ALINA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18918" table:formula="of:=[.G91]-[.D92]+[.E92]" table:style-name="ce202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LZME</text:p>
          </table:table-cell>
          <table:table-cell table:style-name="ce202"/>
          <table:table-cell office:value-type="float" office:value="331" table:style-name="ce203">
            <text:p>331,00</text:p>
          </table:table-cell>
          <table:table-cell table:style-name="ce202"/>
          <table:table-cell office:value-type="float" office:value="19249" table:formula="of:=[.G92]-[.D93]+[.E93]" table:style-name="ce202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4 AY</text:p>
          </table:table-cell>
          <table:table-cell office:value-type="string" table:style-name="ce197">
            <text:p>KK</text:p>
          </table:table-cell>
          <table:table-cell office:value-type="float" office:value="2000" table:style-name="ce202">
            <text:p>2.000,00</text:p>
          </table:table-cell>
          <table:table-cell table:style-name="ce203"/>
          <table:table-cell table:style-name="ce202"/>
          <table:table-cell office:value-type="float" office:value="17249" table:formula="of:=[.G93]-[.D94]+[.E94]" table:style-name="ce202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192" table:style-name="ce202">
            <text:p>192,00</text:p>
          </table:table-cell>
          <table:table-cell table:style-name="ce203"/>
          <table:table-cell table:style-name="ce202"/>
          <table:table-cell office:value-type="float" office:value="17057" table:formula="of:=[.G94]-[.D95]+[.E95]" table:style-name="ce202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AMĞA</text:p>
          </table:table-cell>
          <table:table-cell office:value-type="float" office:value="85" table:style-name="ce202">
            <text:p>85,00</text:p>
          </table:table-cell>
          <table:table-cell table:style-name="ce203"/>
          <table:table-cell table:style-name="ce202"/>
          <table:table-cell office:value-type="float" office:value="16972" table:formula="of:=[.G95]-[.D96]+[.E96]" table:style-name="ce202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PO YEŞİLYURT</text:p>
          </table:table-cell>
          <table:table-cell office:value-type="float" office:value="700" table:style-name="ce202">
            <text:p>700,00</text:p>
          </table:table-cell>
          <table:table-cell table:style-name="ce203"/>
          <table:table-cell table:style-name="ce202"/>
          <table:table-cell office:value-type="float" office:value="16272" table:formula="of:=[.G96]-[.D97]+[.E97]" table:style-name="ce202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EK ŞÜKRÜ</text:p>
          </table:table-cell>
          <table:table-cell table:style-name="ce202"/>
          <table:table-cell office:value-type="float" office:value="126" table:style-name="ce203">
            <text:p>126,00</text:p>
          </table:table-cell>
          <table:table-cell table:style-name="ce202"/>
          <table:table-cell office:value-type="float" office:value="16398" table:formula="of:=[.G97]-[.D98]+[.E98]" table:style-name="ce202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ĞKUR</text:p>
          </table:table-cell>
          <table:table-cell office:value-type="float" office:value="375" table:style-name="ce202">
            <text:p>375,00</text:p>
          </table:table-cell>
          <table:table-cell table:style-name="ce203"/>
          <table:table-cell table:style-name="ce202"/>
          <table:table-cell office:value-type="float" office:value="16023" table:formula="of:=[.G98]-[.D99]+[.E99]" table:style-name="ce202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74" table:style-name="ce202">
            <text:p>74,00</text:p>
          </table:table-cell>
          <table:table-cell table:style-name="ce203"/>
          <table:table-cell table:style-name="ce202"/>
          <table:table-cell office:value-type="float" office:value="15949" table:formula="of:=[.G99]-[.D100]+[.E100]" table:style-name="ce202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RAC MALZ</text:p>
          </table:table-cell>
          <table:table-cell table:style-name="ce202"/>
          <table:table-cell office:value-type="float" office:value="418" table:style-name="ce203">
            <text:p>418,00</text:p>
          </table:table-cell>
          <table:table-cell table:style-name="ce202"/>
          <table:table-cell office:value-type="float" office:value="16367" table:formula="of:=[.G100]-[.D101]+[.E101]" table:style-name="ce20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09’a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16367" table:formula="of:=[.G101]-[.D102]+[.E102]" table:style-name="ce20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number-columns-repeated="4" table:style-name="ce202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206">
            <text:p>31.12.2008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20241" table:formula="of:=SUM([.D47:.D101])" table:style-name="ce208">
            <text:p>20.241,00</text:p>
          </table:table-cell>
          <table:table-cell office:value-type="float" office:value="15509" table:formula="of:=SUM([.E47:.E101])" table:style-name="ce209">
            <text:p>15.509,00</text:p>
          </table:table-cell>
          <table:table-cell table:style-name="ce208"/>
          <table:table-cell office:value-type="float" office:value="-4732" table:formula="of:=[.E104]-[.D104]" table:style-name="ce21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09" table:style-name="ce200">
            <text:p>2009</text:p>
          </table:table-cell>
          <table:table-cell office:value-type="string" table:style-name="ce201">
            <text:p>2008’den DEVİR DĞŞ ALACAKLI</text:p>
          </table:table-cell>
          <table:table-cell table:style-name="ce202"/>
          <table:table-cell table:style-name="ce203"/>
          <table:table-cell table:style-name="ce202"/>
          <table:table-cell office:value-type="float" office:value="16367" table:formula="of:=[.G102]" table:style-name="ce20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BOYA</text:p>
          </table:table-cell>
          <table:table-cell table:style-name="ce202"/>
          <table:table-cell office:value-type="float" office:value="85" table:style-name="ce203">
            <text:p>85,00</text:p>
          </table:table-cell>
          <table:table-cell table:style-name="ce202"/>
          <table:table-cell office:value-type="float" office:value="16452" table:formula="of:=[.G106]-[.D107]+[.E107]" table:style-name="ce202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RHAN</text:p>
          </table:table-cell>
          <table:table-cell table:style-name="ce202"/>
          <table:table-cell office:value-type="float" office:value="70" table:style-name="ce203">
            <text:p>70,00</text:p>
          </table:table-cell>
          <table:table-cell table:style-name="ce202"/>
          <table:table-cell office:value-type="float" office:value="16522" table:formula="of:=[.G107]-[.D108]+[.E108]" table:style-name="ce202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RAT</text:p>
          </table:table-cell>
          <table:table-cell table:style-name="ce202"/>
          <table:table-cell office:value-type="float" office:value="28" table:style-name="ce203">
            <text:p>28,00</text:p>
          </table:table-cell>
          <table:table-cell table:style-name="ce202"/>
          <table:table-cell office:value-type="float" office:value="16550" table:formula="of:=[.G108]-[.D109]+[.E109]" table:style-name="ce202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EROĞLU KK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15550" table:formula="of:=[.G109]-[.D110]+[.E110]" table:style-name="ce202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YA</text:p>
          </table:table-cell>
          <table:table-cell office:value-type="float" office:value="2013" table:style-name="ce202">
            <text:p>2.013,00</text:p>
          </table:table-cell>
          <table:table-cell table:style-name="ce203"/>
          <table:table-cell table:style-name="ce202"/>
          <table:table-cell office:value-type="float" office:value="13537" table:formula="of:=[.G110]-[.D111]+[.E111]" table:style-name="ce202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290" table:style-name="ce202">
            <text:p>290,00</text:p>
          </table:table-cell>
          <table:table-cell table:style-name="ce203"/>
          <table:table-cell table:style-name="ce202"/>
          <table:table-cell office:value-type="float" office:value="13247" table:formula="of:=[.G111]-[.D112]+[.E112]" table:style-name="ce202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9 AY</text:p>
          </table:table-cell>
          <table:table-cell office:value-type="string" table:style-name="ce197">
            <text:p>STPŞ-KDV</text:p>
          </table:table-cell>
          <table:table-cell office:value-type="float" office:value="77" table:style-name="ce202">
            <text:p>77,00</text:p>
          </table:table-cell>
          <table:table-cell table:style-name="ce203"/>
          <table:table-cell table:style-name="ce202"/>
          <table:table-cell office:value-type="float" office:value="13170" table:formula="of:=[.G112]-[.D113]+[.E113]" table:style-name="ce202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RĞ BOYA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13470" table:formula="of:=[.G113]-[.D114]+[.E114]" table:style-name="ce202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AY</text:p>
          </table:table-cell>
          <table:table-cell office:value-type="string" table:style-name="ce197">
            <text:p>PER KURBAN</text:p>
          </table:table-cell>
          <table:table-cell table:style-name="ce202"/>
          <table:table-cell office:value-type="float" office:value="750" table:style-name="ce203">
            <text:p>750,00</text:p>
          </table:table-cell>
          <table:table-cell table:style-name="ce202"/>
          <table:table-cell office:value-type="float" office:value="14220" table:formula="of:=[.G114]-[.D115]+[.E115]" table:style-name="ce202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ER ZRT</text:p>
          </table:table-cell>
          <table:table-cell table:style-name="ce202"/>
          <table:table-cell office:value-type="float" office:value="330" table:style-name="ce203">
            <text:p>330,00</text:p>
          </table:table-cell>
          <table:table-cell table:style-name="ce202"/>
          <table:table-cell office:value-type="float" office:value="14550" table:formula="of:=[.G115]-[.D116]+[.E116]" table:style-name="ce202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ER SSK</text:p>
          </table:table-cell>
          <table:table-cell office:value-type="float" office:value="231" table:style-name="ce202">
            <text:p>231,00</text:p>
          </table:table-cell>
          <table:table-cell table:style-name="ce203"/>
          <table:table-cell table:style-name="ce202"/>
          <table:table-cell office:value-type="float" office:value="14319" table:formula="of:=[.G116]-[.D117]+[.E117]" table:style-name="ce202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CI BAĞKUR</text:p>
          </table:table-cell>
          <table:table-cell office:value-type="float" office:value="745" table:style-name="ce202">
            <text:p>745,00</text:p>
          </table:table-cell>
          <table:table-cell table:style-name="ce203"/>
          <table:table-cell table:style-name="ce202"/>
          <table:table-cell office:value-type="float" office:value="13574" table:formula="of:=[.G117]-[.D118]+[.E118]" table:style-name="ce20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0’a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13574" table:formula="of:=[.G118]-[.D119]+[.E119]" table:style-name="ce20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number-columns-repeated="3" table:style-name="ce202"/>
          <table:table-cell table:style-name="ce21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206">
            <text:p>31.12.2009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4356" table:formula="of:=SUM([.D107:.D118])" table:style-name="ce208">
            <text:p>4.356,00</text:p>
          </table:table-cell>
          <table:table-cell office:value-type="float" office:value="1563" table:formula="of:=SUM([.E107:.E118])" table:style-name="ce209">
            <text:p>1.563,00</text:p>
          </table:table-cell>
          <table:table-cell table:style-name="ce208"/>
          <table:table-cell office:value-type="float" office:value="-2793" table:formula="of:=[.E121]-[.D121]" table:style-name="ce21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197">
            <text:p>01.01.2010</text:p>
          </table:table-cell>
          <table:table-cell office:value-type="string" table:style-name="ce201">
            <text:p>2009’dan DEVİR DĞŞ ALACAKLI</text:p>
          </table:table-cell>
          <table:table-cell table:style-name="ce202"/>
          <table:table-cell table:style-name="ce203"/>
          <table:table-cell table:style-name="ce202"/>
          <table:table-cell office:value-type="float" office:value="13574" table:formula="of:=[.G119]" table:style-name="ce20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ü</text:p>
          </table:table-cell>
          <table:table-cell office:value-type="float" office:value="74" table:style-name="ce202">
            <text:p>74,00</text:p>
          </table:table-cell>
          <table:table-cell table:style-name="ce203"/>
          <table:table-cell table:style-name="ce202"/>
          <table:table-cell office:value-type="float" office:value="13500" table:formula="of:=[.G123]-[.D124]+[.E124]" table:style-name="ce202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 AY</text:p>
          </table:table-cell>
          <table:table-cell office:value-type="string" table:style-name="ce197">
            <text:p>DĞŞ VER</text:p>
          </table:table-cell>
          <table:table-cell office:value-type="float" office:value="275" table:style-name="ce202">
            <text:p>275,00</text:p>
          </table:table-cell>
          <table:table-cell table:style-name="ce203"/>
          <table:table-cell table:style-name="ce202"/>
          <table:table-cell office:value-type="float" office:value="13225" table:formula="of:=[.G124]-[.D125]+[.E125]" table:style-name="ce202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18" table:style-name="ce202">
            <text:p>18,00</text:p>
          </table:table-cell>
          <table:table-cell table:style-name="ce203"/>
          <table:table-cell table:style-name="ce202"/>
          <table:table-cell office:value-type="float" office:value="13207" table:formula="of:=[.G125]-[.D126]+[.E126]" table:style-name="ce202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2 AY</text:p>
          </table:table-cell>
          <table:table-cell office:value-type="string" table:style-name="ce197">
            <text:p>PER SSK</text:p>
          </table:table-cell>
          <table:table-cell office:value-type="float" office:value="244" table:style-name="ce202">
            <text:p>244,00</text:p>
          </table:table-cell>
          <table:table-cell table:style-name="ce203"/>
          <table:table-cell table:style-name="ce202"/>
          <table:table-cell office:value-type="float" office:value="12963" table:formula="of:=[.G126]-[.D127]+[.E127]" table:style-name="ce202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78" table:style-name="ce202">
            <text:p>78,00</text:p>
          </table:table-cell>
          <table:table-cell table:style-name="ce203"/>
          <table:table-cell table:style-name="ce202"/>
          <table:table-cell office:value-type="float" office:value="12885" table:formula="of:=[.G127]-[.D128]+[.E128]" table:style-name="ce202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İLAL DEMİRSOY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12135" table:formula="of:=[.G128]-[.D129]+[.E129]" table:style-name="ce202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HMET DİLEK</text:p>
          </table:table-cell>
          <table:table-cell office:value-type="float" office:value="375" table:style-name="ce202">
            <text:p>375,00</text:p>
          </table:table-cell>
          <table:table-cell table:style-name="ce203"/>
          <table:table-cell table:style-name="ce202"/>
          <table:table-cell office:value-type="float" office:value="11760" table:formula="of:=[.G129]-[.D130]+[.E130]" table:style-name="ce202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3 AY</text:p>
          </table:table-cell>
          <table:table-cell office:value-type="string" table:style-name="ce197">
            <text:p>STPŞ-KDV</text:p>
          </table:table-cell>
          <table:table-cell office:value-type="float" office:value="78" table:style-name="ce202">
            <text:p>78,00</text:p>
          </table:table-cell>
          <table:table-cell table:style-name="ce203"/>
          <table:table-cell table:style-name="ce202"/>
          <table:table-cell office:value-type="float" office:value="11682" table:formula="of:=[.G130]-[.D131]+[.E131]" table:style-name="ce202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İT TELİ</text:p>
          </table:table-cell>
          <table:table-cell office:value-type="float" office:value="2425" table:style-name="ce202">
            <text:p>2.425,00</text:p>
          </table:table-cell>
          <table:table-cell table:style-name="ce203"/>
          <table:table-cell table:style-name="ce202"/>
          <table:table-cell office:value-type="float" office:value="9257" table:formula="of:=[.G131]-[.D132]+[.E132]" table:style-name="ce202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RU BAHCE</text:p>
          </table:table-cell>
          <table:table-cell office:value-type="float" office:value="210" table:style-name="ce202">
            <text:p>210,00</text:p>
          </table:table-cell>
          <table:table-cell table:style-name="ce203"/>
          <table:table-cell table:style-name="ce202"/>
          <table:table-cell office:value-type="float" office:value="9047" table:formula="of:=[.G132]-[.D133]+[.E133]" table:style-name="ce202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UVAR İŞCİLİĞİ</text:p>
          </table:table-cell>
          <table:table-cell office:value-type="float" office:value="630" table:style-name="ce202">
            <text:p>630,00</text:p>
          </table:table-cell>
          <table:table-cell table:style-name="ce203"/>
          <table:table-cell table:style-name="ce202"/>
          <table:table-cell office:value-type="float" office:value="8417" table:formula="of:=[.G133]-[.D134]+[.E134]" table:style-name="ce202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SK</text:p>
          </table:table-cell>
          <table:table-cell office:value-type="float" office:value="243" table:style-name="ce202">
            <text:p>243,00</text:p>
          </table:table-cell>
          <table:table-cell table:style-name="ce203"/>
          <table:table-cell table:style-name="ce202"/>
          <table:table-cell office:value-type="float" office:value="8174" table:formula="of:=[.G134]-[.D135]+[.E135]" table:style-name="ce202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4 AY</text:p>
          </table:table-cell>
          <table:table-cell office:value-type="string" table:style-name="ce197">
            <text:p>SSK</text:p>
          </table:table-cell>
          <table:table-cell office:value-type="float" office:value="243" table:style-name="ce202">
            <text:p>243,00</text:p>
          </table:table-cell>
          <table:table-cell table:style-name="ce203"/>
          <table:table-cell table:style-name="ce202"/>
          <table:table-cell office:value-type="float" office:value="7931" table:formula="of:=[.G135]-[.D136]+[.E136]" table:style-name="ce202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75" table:style-name="ce202">
            <text:p>75,00</text:p>
          </table:table-cell>
          <table:table-cell table:style-name="ce203"/>
          <table:table-cell table:style-name="ce202"/>
          <table:table-cell office:value-type="float" office:value="7856" table:formula="of:=[.G136]-[.D137]+[.E137]" table:style-name="ce202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PŞ-KDV</text:p>
          </table:table-cell>
          <table:table-cell office:value-type="float" office:value="75" table:style-name="ce202">
            <text:p>75,00</text:p>
          </table:table-cell>
          <table:table-cell table:style-name="ce203"/>
          <table:table-cell table:style-name="ce202"/>
          <table:table-cell office:value-type="float" office:value="7781" table:formula="of:=[.G137]-[.D138]+[.E138]" table:style-name="ce202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G. GV</text:p>
          </table:table-cell>
          <table:table-cell office:value-type="float" office:value="60" table:style-name="ce202">
            <text:p>60,00</text:p>
          </table:table-cell>
          <table:table-cell table:style-name="ce203"/>
          <table:table-cell table:style-name="ce202"/>
          <table:table-cell office:value-type="float" office:value="7721" table:formula="of:=[.G138]-[.D139]+[.E139]" table:style-name="ce202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TON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6721" table:formula="of:=[.G139]-[.D140]+[.E140]" table:style-name="ce202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ERFORJE</text:p>
          </table:table-cell>
          <table:table-cell office:value-type="float" office:value="815" table:style-name="ce202">
            <text:p>815,00</text:p>
          </table:table-cell>
          <table:table-cell table:style-name="ce203"/>
          <table:table-cell table:style-name="ce202"/>
          <table:table-cell office:value-type="float" office:value="5906" table:formula="of:=[.G140]-[.D141]+[.E141]" table:style-name="ce202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HSAN ŞENMAN</text:p>
          </table:table-cell>
          <table:table-cell office:value-type="float" office:value="150" table:style-name="ce202">
            <text:p>150,00</text:p>
          </table:table-cell>
          <table:table-cell table:style-name="ce203"/>
          <table:table-cell table:style-name="ce202"/>
          <table:table-cell office:value-type="float" office:value="5756" table:formula="of:=[.G141]-[.D142]+[.E142]" table:style-name="ce202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ANER ERAYDIN</text:p>
          </table:table-cell>
          <table:table-cell office:value-type="float" office:value="600" table:style-name="ce202">
            <text:p>600,00</text:p>
          </table:table-cell>
          <table:table-cell table:style-name="ce203"/>
          <table:table-cell table:style-name="ce202"/>
          <table:table-cell office:value-type="float" office:value="5156" table:formula="of:=[.G142]-[.D143]+[.E143]" table:style-name="ce202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 DİNC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4406" table:formula="of:=[.G143]-[.D144]+[.E144]" table:style-name="ce202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EM SIĞIRECI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3656" table:formula="of:=[.G144]-[.D145]+[.E145]" table:style-name="ce202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Ş. CIRDKLI PER</text:p>
          </table:table-cell>
          <table:table-cell office:value-type="float" office:value="110" table:style-name="ce202">
            <text:p>110,00</text:p>
          </table:table-cell>
          <table:table-cell table:style-name="ce203"/>
          <table:table-cell table:style-name="ce202"/>
          <table:table-cell office:value-type="float" office:value="3546" table:formula="of:=[.G145]-[.D146]+[.E146]" table:style-name="ce202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RU</text:p>
          </table:table-cell>
          <table:table-cell office:value-type="float" office:value="270" table:style-name="ce202">
            <text:p>270,00</text:p>
          </table:table-cell>
          <table:table-cell table:style-name="ce203"/>
          <table:table-cell table:style-name="ce202"/>
          <table:table-cell office:value-type="float" office:value="3276" table:formula="of:=[.G146]-[.D147]+[.E147]" table:style-name="ce202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6 AY</text:p>
          </table:table-cell>
          <table:table-cell office:value-type="string" table:style-name="ce197">
            <text:p>BAĞKUR</text:p>
          </table:table-cell>
          <table:table-cell office:value-type="float" office:value="367" table:style-name="ce202">
            <text:p>367,00</text:p>
          </table:table-cell>
          <table:table-cell table:style-name="ce203"/>
          <table:table-cell table:style-name="ce202"/>
          <table:table-cell office:value-type="float" office:value="2909" table:formula="of:=[.G147]-[.D148]+[.E148]" table:style-name="ce202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 AY</text:p>
          </table:table-cell>
          <table:table-cell office:value-type="string" table:style-name="ce197">
            <text:p>MALZEME</text:p>
          </table:table-cell>
          <table:table-cell table:style-name="ce202"/>
          <table:table-cell office:value-type="float" office:value="224" table:style-name="ce203">
            <text:p>224,00</text:p>
          </table:table-cell>
          <table:table-cell table:style-name="ce202"/>
          <table:table-cell office:value-type="float" office:value="3133" table:formula="of:=[.G148]-[.D149]+[.E149]" table:style-name="ce202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RĞ BOYA</text:p>
          </table:table-cell>
          <table:table-cell table:style-name="ce202"/>
          <table:table-cell office:value-type="float" office:value="530" table:style-name="ce203">
            <text:p>530,00</text:p>
          </table:table-cell>
          <table:table-cell table:style-name="ce202"/>
          <table:table-cell office:value-type="float" office:value="3663" table:formula="of:=[.G149]-[.D150]+[.E150]" table:style-name="ce202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0 AY</text:p>
          </table:table-cell>
          <table:table-cell office:value-type="string" table:style-name="ce197">
            <text:p>H. AYRANCI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3563" table:formula="of:=[.G150]-[.D151]+[.E151]" table:style-name="ce202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VRULU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4063" table:formula="of:=[.G151]-[.D152]+[.E152]" table:style-name="ce202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. AYRANCI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3963" table:formula="of:=[.G152]-[.D153]+[.E153]" table:style-name="ce202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FIRCA ISPATULA</text:p>
          </table:table-cell>
          <table:table-cell table:style-name="ce202"/>
          <table:table-cell office:value-type="float" office:value="14" table:style-name="ce203">
            <text:p>14,00</text:p>
          </table:table-cell>
          <table:table-cell table:style-name="ce202"/>
          <table:table-cell office:value-type="float" office:value="3977" table:formula="of:=[.G153]-[.D154]+[.E154]" table:style-name="ce202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AY</text:p>
          </table:table-cell>
          <table:table-cell office:value-type="string" table:style-name="ce197">
            <text:p>KDV STB</text:p>
          </table:table-cell>
          <table:table-cell office:value-type="float" office:value="80" table:style-name="ce202">
            <text:p>80,00</text:p>
          </table:table-cell>
          <table:table-cell table:style-name="ce203"/>
          <table:table-cell table:style-name="ce202"/>
          <table:table-cell office:value-type="float" office:value="3897" table:formula="of:=[.G154]-[.D155]+[.E155]" table:style-name="ce20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1’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3897" table:formula="of:=[.G155]-[.D156]+[.E156]" table:style-name="ce20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number-columns-repeated="3" table:style-name="ce202"/>
          <table:table-cell table:style-name="ce21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206">
            <text:p>31.12.2010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10945" table:formula="of:=SUM([.D124:.D155])" table:style-name="ce208">
            <text:p>10.945,00</text:p>
          </table:table-cell>
          <table:table-cell office:value-type="float" office:value="1268" table:formula="of:=SUM([.E124:.E155])" table:style-name="ce209">
            <text:p>1.268,00</text:p>
          </table:table-cell>
          <table:table-cell table:style-name="ce208"/>
          <table:table-cell office:value-type="float" office:value="-9677" table:formula="of:=[.E158]-[.D158]" table:style-name="ce21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1" table:style-name="ce200">
            <text:p>2011</text:p>
          </table:table-cell>
          <table:table-cell office:value-type="string" table:style-name="ce201">
            <text:p>2010’dan DEVİR DĞŞ ALACAKLI</text:p>
          </table:table-cell>
          <table:table-cell table:style-name="ce202"/>
          <table:table-cell table:style-name="ce203"/>
          <table:table-cell table:style-name="ce202"/>
          <table:table-cell office:value-type="float" office:value="3897" table:formula="of:=[.G156]" table:style-name="ce20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KK</text:p>
          </table:table-cell>
          <table:table-cell office:value-type="float" office:value="1600" table:style-name="ce202">
            <text:p>1.600,00</text:p>
          </table:table-cell>
          <table:table-cell table:style-name="ce203"/>
          <table:table-cell table:style-name="ce202"/>
          <table:table-cell office:value-type="float" office:value="2297" table:formula="of:=[.G160]-[.D161]+[.E161]" table:style-name="ce202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ALİP EKİCİ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2097" table:formula="of:=[.G161]-[.D162]+[.E162]" table:style-name="ce202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-2-3 AY</text:p>
          </table:table-cell>
          <table:table-cell office:value-type="string" table:style-name="ce197">
            <text:p>KDV – GV</text:p>
          </table:table-cell>
          <table:table-cell office:value-type="float" office:value="309" table:style-name="ce202">
            <text:p>309,00</text:p>
          </table:table-cell>
          <table:table-cell table:style-name="ce203"/>
          <table:table-cell table:style-name="ce202"/>
          <table:table-cell office:value-type="float" office:value="1788" table:formula="of:=[.G162]-[.D163]+[.E163]" table:style-name="ce202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3 AY</text:p>
          </table:table-cell>
          <table:table-cell office:value-type="string" table:style-name="ce197">
            <text:p>M.B <text:s text:c="2"/>Ğ.VER</text:p>
          </table:table-cell>
          <table:table-cell office:value-type="float" office:value="1720" table:style-name="ce202">
            <text:p>1.720,00</text:p>
          </table:table-cell>
          <table:table-cell table:style-name="ce203"/>
          <table:table-cell table:style-name="ce202"/>
          <table:table-cell office:value-type="float" office:value="68" table:formula="of:=[.G163]-[.D164]+[.E164]" table:style-name="ce202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197">
            <text:p>07.04.2011</text:p>
          </table:table-cell>
          <table:table-cell office:value-type="string" table:style-name="ce197">
            <text:p>ELDEN</text:p>
          </table:table-cell>
          <table:table-cell office:value-type="float" office:value="850" table:style-name="ce202">
            <text:p>850,00</text:p>
          </table:table-cell>
          <table:table-cell table:style-name="ce203"/>
          <table:table-cell table:style-name="ce202"/>
          <table:table-cell office:value-type="float" office:value="-782" table:formula="of:=[.G164]-[.D165]+[.E165]" table:style-name="ce202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STAR – cizme</text:p>
          </table:table-cell>
          <table:table-cell table:style-name="ce202"/>
          <table:table-cell office:value-type="float" office:value="540" table:style-name="ce203">
            <text:p>540,00</text:p>
          </table:table-cell>
          <table:table-cell table:style-name="ce202"/>
          <table:table-cell office:value-type="float" office:value="-242" table:formula="of:=[.G165]-[.D166]+[.E166]" table:style-name="ce202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NAK TK</text:p>
          </table:table-cell>
          <table:table-cell table:style-name="ce202"/>
          <table:table-cell office:value-type="float" office:value="754" table:style-name="ce203">
            <text:p>754,00</text:p>
          </table:table-cell>
          <table:table-cell table:style-name="ce202"/>
          <table:table-cell office:value-type="float" office:value="512" table:formula="of:=[.G166]-[.D167]+[.E167]" table:style-name="ce202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YACI MUSTAFA</text:p>
          </table:table-cell>
          <table:table-cell office:value-type="float" office:value="140" table:style-name="ce202">
            <text:p>140,00</text:p>
          </table:table-cell>
          <table:table-cell table:style-name="ce203"/>
          <table:table-cell table:style-name="ce202"/>
          <table:table-cell office:value-type="float" office:value="372" table:formula="of:=[.G167]-[.D168]+[.E168]" table:style-name="ce202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PEL MUAYENE</text:p>
          </table:table-cell>
          <table:table-cell office:value-type="float" office:value="220" table:style-name="ce202">
            <text:p>220,00</text:p>
          </table:table-cell>
          <table:table-cell table:style-name="ce203"/>
          <table:table-cell table:style-name="ce202"/>
          <table:table-cell office:value-type="float" office:value="152" table:formula="of:=[.G168]-[.D169]+[.E169]" table:style-name="ce202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DV</text:p>
          </table:table-cell>
          <table:table-cell office:value-type="float" office:value="80" table:style-name="ce202">
            <text:p>80,00</text:p>
          </table:table-cell>
          <table:table-cell table:style-name="ce203"/>
          <table:table-cell table:style-name="ce202"/>
          <table:table-cell office:value-type="float" office:value="72" table:formula="of:=[.G169]-[.D170]+[.E170]" table:style-name="ce202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TIN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572" table:formula="of:=[.G170]-[.D171]+[.E171]" table:style-name="ce202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NİSAN</text:p>
          </table:table-cell>
          <table:table-cell office:value-type="string" table:style-name="ce197">
            <text:p>MALZEME</text:p>
          </table:table-cell>
          <table:table-cell table:style-name="ce202"/>
          <table:table-cell office:value-type="float" office:value="764" table:style-name="ce203">
            <text:p>764,00</text:p>
          </table:table-cell>
          <table:table-cell table:style-name="ce202"/>
          <table:table-cell office:value-type="float" office:value="1336" table:formula="of:=[.G171]-[.D172]+[.E172]" table:style-name="ce202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ESİCİ TEX</text:p>
          </table:table-cell>
          <table:table-cell office:value-type="float" office:value="120" table:style-name="ce202">
            <text:p>120,00</text:p>
          </table:table-cell>
          <table:table-cell table:style-name="ce203"/>
          <table:table-cell table:style-name="ce202"/>
          <table:table-cell office:value-type="float" office:value="1216" table:formula="of:=[.G172]-[.D173]+[.E173]" table:style-name="ce202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IZ KONT ÖDEME</text:p>
          </table:table-cell>
          <table:table-cell table:style-name="ce202"/>
          <table:table-cell office:value-type="float" office:value="708" table:style-name="ce203">
            <text:p>708,00</text:p>
          </table:table-cell>
          <table:table-cell table:style-name="ce202"/>
          <table:table-cell office:value-type="float" office:value="1924" table:formula="of:=[.G173]-[.D174]+[.E174]" table:style-name="ce202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197">
            <text:p>24.06.2011</text:p>
          </table:table-cell>
          <table:table-cell office:value-type="string" table:style-name="ce197">
            <text:p>2 GL SLK BOYA ve mlzm</text:p>
          </table:table-cell>
          <table:table-cell table:style-name="ce202"/>
          <table:table-cell office:value-type="float" office:value="105" table:style-name="ce203">
            <text:p>105,00</text:p>
          </table:table-cell>
          <table:table-cell table:style-name="ce202"/>
          <table:table-cell office:value-type="float" office:value="2029" table:formula="of:=[.G174]-[.D175]+[.E175]" table:style-name="ce202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OTER ALİ BALCI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5029" table:formula="of:=[.G175]-[.D176]+[.E176]" table:style-name="ce202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SKENDİYER</text:p>
          </table:table-cell>
          <table:table-cell office:value-type="float" office:value="600" table:style-name="ce202">
            <text:p>600,00</text:p>
          </table:table-cell>
          <table:table-cell table:style-name="ce203"/>
          <table:table-cell table:style-name="ce202"/>
          <table:table-cell office:value-type="float" office:value="4429" table:formula="of:=[.G176]-[.D177]+[.E177]" table:style-name="ce202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İ BALCI ELDEN</text:p>
          </table:table-cell>
          <table:table-cell office:value-type="float" office:value="1400" table:style-name="ce202">
            <text:p>1.400,00</text:p>
          </table:table-cell>
          <table:table-cell table:style-name="ce203"/>
          <table:table-cell table:style-name="ce202"/>
          <table:table-cell office:value-type="float" office:value="3029" table:formula="of:=[.G177]-[.D178]+[.E178]" table:style-name="ce202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8.AĞS</text:p>
          </table:table-cell>
          <table:table-cell office:value-type="string" table:style-name="ce197">
            <text:p>KDV</text:p>
          </table:table-cell>
          <table:table-cell office:value-type="float" office:value="224" table:style-name="ce202">
            <text:p>224,00</text:p>
          </table:table-cell>
          <table:table-cell table:style-name="ce203"/>
          <table:table-cell table:style-name="ce202"/>
          <table:table-cell office:value-type="float" office:value="2805" table:formula="of:=[.G178]-[.D179]+[.E179]" table:style-name="ce202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LOK MAAŞ</text:p>
          </table:table-cell>
          <table:table-cell office:value-type="float" office:value="660" table:style-name="ce202">
            <text:p>660,00</text:p>
          </table:table-cell>
          <table:table-cell table:style-name="ce203"/>
          <table:table-cell table:style-name="ce202"/>
          <table:table-cell office:value-type="float" office:value="2145" table:formula="of:=[.G179]-[.D180]+[.E180]" table:style-name="ce202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LOK SSK</text:p>
          </table:table-cell>
          <table:table-cell office:value-type="float" office:value="520" table:style-name="ce202">
            <text:p>520,00</text:p>
          </table:table-cell>
          <table:table-cell table:style-name="ce203"/>
          <table:table-cell table:style-name="ce202"/>
          <table:table-cell office:value-type="float" office:value="1625" table:formula="of:=[.G180]-[.D181]+[.E181]" table:style-name="ce202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197">
            <text:p>30.09.2011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1385" table:formula="of:=[.G181]-[.D182]+[.E182]" table:style-name="ce202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ÜNV MALZ</text:p>
          </table:table-cell>
          <table:table-cell table:style-name="ce202"/>
          <table:table-cell office:value-type="float" office:value="1082" table:style-name="ce203">
            <text:p>1.082,00</text:p>
          </table:table-cell>
          <table:table-cell table:style-name="ce202"/>
          <table:table-cell office:value-type="float" office:value="2467" table:formula="of:=[.G182]-[.D183]+[.E183]" table:style-name="ce202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CİM NAK</text:p>
          </table:table-cell>
          <table:table-cell office:value-type="float" office:value="850" table:style-name="ce202">
            <text:p>850,00</text:p>
          </table:table-cell>
          <table:table-cell table:style-name="ce203"/>
          <table:table-cell table:style-name="ce202"/>
          <table:table-cell office:value-type="float" office:value="1617" table:formula="of:=[.G183]-[.D184]+[.E184]" table:style-name="ce202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ZAR HASAN TAŞ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1117" table:formula="of:=[.G184]-[.D185]+[.E185]" table:style-name="ce202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0 AY</text:p>
          </table:table-cell>
          <table:table-cell office:value-type="string" table:style-name="ce197">
            <text:p>LOK <text:s/>MAAŞ</text:p>
          </table:table-cell>
          <table:table-cell office:value-type="float" office:value="660" table:style-name="ce202">
            <text:p>660,00</text:p>
          </table:table-cell>
          <table:table-cell table:style-name="ce203"/>
          <table:table-cell table:style-name="ce202"/>
          <table:table-cell office:value-type="float" office:value="457" table:formula="of:=[.G185]-[.D186]+[.E186]" table:style-name="ce202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ZAR PARASI</text:p>
          </table:table-cell>
          <table:table-cell office:value-type="float" office:value="700" table:style-name="ce202">
            <text:p>700,00</text:p>
          </table:table-cell>
          <table:table-cell table:style-name="ce203"/>
          <table:table-cell table:style-name="ce202"/>
          <table:table-cell office:value-type="float" office:value="-243" table:formula="of:=[.G186]-[.D187]+[.E187]" table:style-name="ce202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1 AY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483" table:formula="of:=[.G187]-[.D188]+[.E188]" table:style-name="ce202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EL EMLAK</text:p>
          </table:table-cell>
          <table:table-cell office:value-type="float" office:value="5020" table:style-name="ce202">
            <text:p>5.020,00</text:p>
          </table:table-cell>
          <table:table-cell table:style-name="ce203"/>
          <table:table-cell table:style-name="ce202"/>
          <table:table-cell office:value-type="float" office:value="-5503" table:formula="of:=[.G188]-[.D189]+[.E189]" table:style-name="ce202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1 AY</text:p>
          </table:table-cell>
          <table:table-cell office:value-type="string" table:style-name="ce197">
            <text:p>GEC VR</text:p>
          </table:table-cell>
          <table:table-cell office:value-type="float" office:value="97" table:style-name="ce202">
            <text:p>97,00</text:p>
          </table:table-cell>
          <table:table-cell table:style-name="ce203"/>
          <table:table-cell table:style-name="ce202"/>
          <table:table-cell office:value-type="float" office:value="-5600" table:formula="of:=[.G189]-[.D190]+[.E190]" table:style-name="ce202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AY</text:p>
          </table:table-cell>
          <table:table-cell office:value-type="string" table:style-name="ce197">
            <text:p>LOK MAAŞ</text:p>
          </table:table-cell>
          <table:table-cell office:value-type="float" office:value="660" table:style-name="ce202">
            <text:p>660,00</text:p>
          </table:table-cell>
          <table:table-cell table:style-name="ce203"/>
          <table:table-cell table:style-name="ce202"/>
          <table:table-cell office:value-type="float" office:value="-6260" table:formula="of:=[.G190]-[.D191]+[.E191]" table:style-name="ce202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AY</text:p>
          </table:table-cell>
          <table:table-cell office:value-type="string" table:style-name="ce197">
            <text:p>M.B <text:s text:c="2"/>Ğ.VER</text:p>
          </table:table-cell>
          <table:table-cell office:value-type="float" office:value="845" table:style-name="ce202">
            <text:p>845,00</text:p>
          </table:table-cell>
          <table:table-cell table:style-name="ce203"/>
          <table:table-cell table:style-name="ce202"/>
          <table:table-cell office:value-type="float" office:value="-7105" table:formula="of:=[.G191]-[.D192]+[.E192]" table:style-name="ce202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AY</text:p>
          </table:table-cell>
          <table:table-cell office:value-type="string" table:style-name="ce197">
            <text:p>DĞ VERĞİ</text:p>
          </table:table-cell>
          <table:table-cell office:value-type="float" office:value="246" table:style-name="ce202">
            <text:p>246,00</text:p>
          </table:table-cell>
          <table:table-cell table:style-name="ce203"/>
          <table:table-cell table:style-name="ce202"/>
          <table:table-cell office:value-type="float" office:value="-7351" table:formula="of:=[.G192]-[.D193]+[.E193]" table:style-name="ce202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6 AY</text:p>
          </table:table-cell>
          <table:table-cell office:value-type="string" table:style-name="ce197">
            <text:p>KREDİ 1-2-3-4-5-6 <text:s/>6-11. aylar 2375x6</text:p>
          </table:table-cell>
          <table:table-cell table:style-name="ce202"/>
          <table:table-cell office:value-type="float" office:value="14250" table:style-name="ce203">
            <text:p>14.250,00</text:p>
          </table:table-cell>
          <table:table-cell table:style-name="ce202"/>
          <table:table-cell office:value-type="float" office:value="6899" table:formula="of:=[.G193]-[.D194]+[.E194]" table:style-name="ce202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 <text:s/>AY</text:p>
          </table:table-cell>
          <table:table-cell office:value-type="string" table:style-name="ce197">
            <text:p>LOK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6659" table:formula="of:=[.G194]-[.D195]+[.E195]" table:style-name="ce202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LİYE</text:p>
          </table:table-cell>
          <table:table-cell office:value-type="float" office:value="6" table:style-name="ce202">
            <text:p>6,00</text:p>
          </table:table-cell>
          <table:table-cell table:style-name="ce203"/>
          <table:table-cell table:style-name="ce202"/>
          <table:table-cell office:value-type="float" office:value="6653" table:formula="of:=[.G195]-[.D196]+[.E196]" table:style-name="ce202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2. ay</text:p>
          </table:table-cell>
          <table:table-cell office:value-type="string" table:style-name="ce197">
            <text:p>KREDİ 7</text:p>
          </table:table-cell>
          <table:table-cell table:style-name="ce202"/>
          <table:table-cell office:value-type="float" office:value="2375" table:style-name="ce203">
            <text:p>2.375,00</text:p>
          </table:table-cell>
          <table:table-cell table:style-name="ce202"/>
          <table:table-cell office:value-type="float" office:value="9028" table:formula="of:=[.G196]-[.D197]+[.E197]" table:style-name="ce202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ÜNVERSİTE <text:s/>MALZ</text:p>
          </table:table-cell>
          <table:table-cell office:value-type="float" office:value="9600" table:style-name="ce202">
            <text:p>9.600,00</text:p>
          </table:table-cell>
          <table:table-cell table:style-name="ce203"/>
          <table:table-cell table:style-name="ce202"/>
          <table:table-cell office:value-type="float" office:value="-572" table:formula="of:=[.G197]-[.D198]+[.E198]" table:style-name="ce202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üs cankurt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-772" table:formula="of:=[.G198]-[.D199]+[.E199]" table:style-name="ce202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niz mak</text:p>
          </table:table-cell>
          <table:table-cell office:value-type="float" office:value="280" table:style-name="ce202">
            <text:p>280,00</text:p>
          </table:table-cell>
          <table:table-cell table:style-name="ce203"/>
          <table:table-cell table:style-name="ce202"/>
          <table:table-cell office:value-type="float" office:value="-1052" table:formula="of:=[.G199]-[.D200]+[.E200]" table:style-name="ce202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ru</text:p>
          </table:table-cell>
          <table:table-cell office:value-type="float" office:value="90" table:style-name="ce202">
            <text:p>90,00</text:p>
          </table:table-cell>
          <table:table-cell table:style-name="ce203"/>
          <table:table-cell table:style-name="ce202"/>
          <table:table-cell office:value-type="float" office:value="-1142" table:formula="of:=[.G200]-[.D201]+[.E201]" table:style-name="ce20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1">
            <text:p>2011 toplam doğuşun aldığı</text:p>
          </table:table-cell>
          <table:table-cell office:value-type="float" office:value="29117" table:formula="of:=SUM([.D161:.D201])" table:style-name="ce211">
            <text:p>29117</text:p>
          </table:table-cell>
          <table:table-cell table:style-name="ce212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3">
            <text:p>2011 toplam selaniğin aldığı</text:p>
          </table:table-cell>
          <table:table-cell table:style-name="ce213"/>
          <table:table-cell office:value-type="float" office:value="24078" table:formula="of:=SUM([.E161:.E201])" table:style-name="ce213">
            <text:p>24078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1142" table:formula="of:=[.G201]" table:style-name="ce20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ombi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1858" table:formula="of:=[.G205]-[.D206]+[.E206]" table:style-name="ce202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5001.3900000000003" table:style-name="ce202">
            <text:p>5.001,39</text:p>
          </table:table-cell>
          <table:table-cell table:style-name="ce203"/>
          <table:table-cell table:style-name="ce202"/>
          <table:table-cell office:value-type="float" office:value="-3143.3900000000003" table:formula="of:=[.G206]-[.D207]+[.E207]" table:style-name="ce202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-1459.3" table:style-name="ce202">
            <text:p>-1.459,30</text:p>
          </table:table-cell>
          <table:table-cell table:style-name="ce203"/>
          <table:table-cell table:style-name="ce202"/>
          <table:table-cell office:value-type="float" office:value="-1684.0900000000004" table:formula="of:=[.G207]-[.D208]+[.E208]" table:style-name="ce202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a balcı banka hesabından</text:p>
          </table:table-cell>
          <table:table-cell office:value-type="float" office:value="8750" table:style-name="ce202">
            <text:p>8.750,00</text:p>
          </table:table-cell>
          <table:table-cell table:style-name="ce203"/>
          <table:table-cell table:style-name="ce202"/>
          <table:table-cell office:value-type="float" office:value="-10434.09" table:formula="of:=[.G208]-[.D209]+[.E209]" table:style-name="ce202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Sanayi acentalar kira bedeli</text:p>
          </table:table-cell>
          <table:table-cell office:value-type="float" office:value="7500" table:style-name="ce202">
            <text:p>7.500,00</text:p>
          </table:table-cell>
          <table:table-cell table:style-name="ce203"/>
          <table:table-cell table:style-name="ce202"/>
          <table:table-cell office:value-type="float" office:value="-17934.09" table:formula="of:=[.G209]-[.D210]+[.E210]" table:style-name="ce202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Depo kira bedeli</text:p>
          </table:table-cell>
          <table:table-cell office:value-type="float" office:value="4500" table:style-name="ce202">
            <text:p>4.500,00</text:p>
          </table:table-cell>
          <table:table-cell table:style-name="ce203"/>
          <table:table-cell table:style-name="ce202"/>
          <table:table-cell office:value-type="float" office:value="-22434.09" table:formula="of:=[.G210]-[.D211]+[.E211]" table:style-name="ce202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7200" table:style-name="ce202">
            <text:p>7.200,00</text:p>
          </table:table-cell>
          <table:table-cell table:style-name="ce203"/>
          <table:table-cell table:style-name="ce202"/>
          <table:table-cell office:value-type="float" office:value="-29634.09" table:formula="of:=[.G211]-[.D212]+[.E212]" table:style-name="ce202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4344.4399999999996" table:style-name="ce202">
            <text:p>4.344,44</text:p>
          </table:table-cell>
          <table:table-cell table:style-name="ce203"/>
          <table:table-cell table:style-name="ce202"/>
          <table:table-cell office:value-type="float" office:value="-33978.53" table:formula="of:=[.G212]-[.D213]+[.E213]" table:style-name="ce20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2’y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33978.53" table:formula="of:=[.G213]-[.D214]+[.E214]" table:style-name="ce20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206">
            <text:p>31.12.2011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64953.53" table:formula="of:=SUM([.D206:.D214])+[.D203]" table:style-name="ce208">
            <text:p>64.953,53</text:p>
          </table:table-cell>
          <table:table-cell office:value-type="float" office:value="27078" table:formula="of:=SUM([.E206:.E214])+[.E204]" table:style-name="ce209">
            <text:p>27.078,00</text:p>
          </table:table-cell>
          <table:table-cell table:style-name="ce208"/>
          <table:table-cell office:value-type="float" office:value="-37875.53" table:formula="of:=[.E216]-[.D216]" table:style-name="ce21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2" table:style-name="ce200">
            <text:p>2012</text:p>
          </table:table-cell>
          <table:table-cell office:value-type="string" table:style-name="ce204">
            <text:p>2011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33978.53" table:formula="of:=[.G214]" table:style-name="ce20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ali balcı kaloriferci</text:p>
          </table:table-cell>
          <table:table-cell table:style-name="ce202"/>
          <table:table-cell office:value-type="float" office:value="225" table:style-name="ce203">
            <text:p>225,00</text:p>
          </table:table-cell>
          <table:table-cell table:style-name="ce202"/>
          <table:table-cell office:value-type="float" office:value="-33753.53" table:formula="of:=[.G218]-[.D219]+[.E219]" table:style-name="ce202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 ş.çırdaklı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33253.53" table:formula="of:=[.G219]-[.D220]+[.E220]" table:style-name="ce202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zocam nakliye</text:p>
          </table:table-cell>
          <table:table-cell office:value-type="float" office:value="160" table:style-name="ce202">
            <text:p>160,00</text:p>
          </table:table-cell>
          <table:table-cell table:style-name="ce203"/>
          <table:table-cell table:style-name="ce202"/>
          <table:table-cell office:value-type="float" office:value="-33413.53" table:formula="of:=[.G220]-[.D221]+[.E221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redi</text:p>
          </table:table-cell>
          <table:table-cell table:style-name="ce202"/>
          <table:table-cell table:style-name="ce203"/>
          <table:table-cell table:style-name="ce202"/>
          <table:table-cell office:value-type="float" office:value="-33413.53" table:formula="of:=[.G221]-[.D222]+[.E222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2375*10=23750</text:p>
          </table:table-cell>
          <table:table-cell table:style-name="ce202"/>
          <table:table-cell table:style-name="ce203"/>
          <table:table-cell table:style-name="ce202"/>
          <table:table-cell office:value-type="float" office:value="-33413.53" table:formula="of:=[.G222]-[.D223]+[.E223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2375*1 = <text:s/>2375</text:p>
          </table:table-cell>
          <table:table-cell table:style-name="ce202"/>
          <table:table-cell table:style-name="ce203"/>
          <table:table-cell table:style-name="ce202"/>
          <table:table-cell office:value-type="float" office:value="-33413.53" table:formula="of:=[.G223]-[.D224]+[.E224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1* 375 = <text:s text:c="2"/>375</text:p>
          </table:table-cell>
          <table:table-cell table:style-name="ce202"/>
          <table:table-cell table:style-name="ce203"/>
          <table:table-cell table:style-name="ce202"/>
          <table:table-cell office:value-type="float" office:value="-33413.53" table:formula="of:=[.G224]-[.D225]+[.E225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plam <text:s text:c="14"/>26500</text:p>
          </table:table-cell>
          <table:table-cell table:style-name="ce202"/>
          <table:table-cell table:style-name="ce203"/>
          <table:table-cell table:style-name="ce202"/>
          <table:table-cell office:value-type="float" office:value="-33413.53" table:formula="of:=[.G225]-[.D226]+[.E226]" table:style-name="ce202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1. ay</text:p>
          </table:table-cell>
          <table:table-cell office:value-type="string" table:style-name="ce197">
            <text:p>KREDİ 8-9-10-11</text:p>
          </table:table-cell>
          <table:table-cell table:style-name="ce202"/>
          <table:table-cell office:value-type="float" office:value="9500" table:style-name="ce203">
            <text:p>9.500,00</text:p>
          </table:table-cell>
          <table:table-cell table:style-name="ce202"/>
          <table:table-cell office:value-type="float" office:value="-23913.53" table:formula="of:=[.G226]-[.D227]+[.E227]" table:style-name="ce202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redi 12</text:p>
          </table:table-cell>
          <table:table-cell table:style-name="ce202"/>
          <table:table-cell office:value-type="float" office:value="375" table:style-name="ce203">
            <text:p>375,00</text:p>
          </table:table-cell>
          <table:table-cell table:style-name="ce202"/>
          <table:table-cell office:value-type="float" office:value="-23538.53" table:formula="of:=[.G227]-[.D228]+[.E228]" table:style-name="ce202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k kk atila</text:p>
          </table:table-cell>
          <table:table-cell table:style-name="ce202"/>
          <table:table-cell office:value-type="float" office:value="960" table:style-name="ce203">
            <text:p>960,00</text:p>
          </table:table-cell>
          <table:table-cell table:style-name="ce202"/>
          <table:table-cell office:value-type="float" office:value="-22578.53" table:formula="of:=[.G228]-[.D229]+[.E229]" table:style-name="ce202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ygaz atila</text:p>
          </table:table-cell>
          <table:table-cell table:style-name="ce202"/>
          <table:table-cell office:value-type="float" office:value="168" table:style-name="ce203">
            <text:p>168,00</text:p>
          </table:table-cell>
          <table:table-cell table:style-name="ce202"/>
          <table:table-cell office:value-type="float" office:value="-22410.53" table:formula="of:=[.G229]-[.D230]+[.E230]" table:style-name="ce202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ygaz ali</text:p>
          </table:table-cell>
          <table:table-cell table:style-name="ce202"/>
          <table:table-cell office:value-type="float" office:value="195" table:style-name="ce203">
            <text:p>195,00</text:p>
          </table:table-cell>
          <table:table-cell table:style-name="ce202"/>
          <table:table-cell office:value-type="float" office:value="-22215.53" table:formula="of:=[.G230]-[.D231]+[.E231]" table:style-name="ce202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0-3-2012 çek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20215.53" table:formula="of:=[.G231]-[.D232]+[.E232]" table:style-name="ce202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slan tic</text:p>
          </table:table-cell>
          <table:table-cell office:value-type="float" office:value="930" table:style-name="ce202">
            <text:p>930,00</text:p>
          </table:table-cell>
          <table:table-cell table:style-name="ce203"/>
          <table:table-cell table:style-name="ce202"/>
          <table:table-cell office:value-type="float" office:value="-21145.53" table:formula="of:=[.G232]-[.D233]+[.E233]" table:style-name="ce202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ulusu tüp</text:p>
          </table:table-cell>
          <table:table-cell office:value-type="float" office:value="600" table:style-name="ce202">
            <text:p>600,00</text:p>
          </table:table-cell>
          <table:table-cell table:style-name="ce203"/>
          <table:table-cell table:style-name="ce202"/>
          <table:table-cell office:value-type="float" office:value="-21745.53" table:formula="of:=[.G233]-[.D234]+[.E234]" table:style-name="ce202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ürkeller şenele ödeme</text:p>
          </table:table-cell>
          <table:table-cell office:value-type="float" office:value="5818" table:style-name="ce202">
            <text:p>5.818,00</text:p>
          </table:table-cell>
          <table:table-cell table:style-name="ce203"/>
          <table:table-cell table:style-name="ce202"/>
          <table:table-cell office:value-type="float" office:value="-27563.53" table:formula="of:=[.G234]-[.D235]+[.E235]" table:style-name="ce202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yraktar cıvata şnl</text:p>
          </table:table-cell>
          <table:table-cell office:value-type="float" office:value="406" table:style-name="ce202">
            <text:p>406,00</text:p>
          </table:table-cell>
          <table:table-cell table:style-name="ce203"/>
          <table:table-cell table:style-name="ce202"/>
          <table:table-cell office:value-type="float" office:value="-27969.53" table:formula="of:=[.G235]-[.D236]+[.E236]" table:style-name="ce202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yacı yusuf şnl mrmr</text:p>
          </table:table-cell>
          <table:table-cell office:value-type="float" office:value="850" table:style-name="ce202">
            <text:p>850,00</text:p>
          </table:table-cell>
          <table:table-cell table:style-name="ce203"/>
          <table:table-cell table:style-name="ce202"/>
          <table:table-cell office:value-type="float" office:value="-28819.53" table:formula="of:=[.G236]-[.D237]+[.E237]" table:style-name="ce202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150" table:style-name="ce203">
            <text:p>150,00</text:p>
          </table:table-cell>
          <table:table-cell table:style-name="ce202"/>
          <table:table-cell office:value-type="float" office:value="-28669.53" table:formula="of:=[.G237]-[.D238]+[.E238]" table:style-name="ce202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28569.53" table:formula="of:=[.G238]-[.D239]+[.E239]" table:style-name="ce202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angın dolabı çağdaş</text:p>
          </table:table-cell>
          <table:table-cell table:style-name="ce202"/>
          <table:table-cell office:value-type="float" office:value="590" table:style-name="ce203">
            <text:p>590,00</text:p>
          </table:table-cell>
          <table:table-cell table:style-name="ce202"/>
          <table:table-cell office:value-type="float" office:value="-27979.53" table:formula="of:=[.G239]-[.D240]+[.E240]" table:style-name="ce202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rman işl havale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-27579.53" table:formula="of:=[.G240]-[.D241]+[.E241]" table:style-name="ce202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197">
            <text:p>24.02.2012</text:p>
          </table:table-cell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24579.53" table:formula="of:=[.G241]-[.D242]+[.E242]" table:style-name="ce202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oğuş emlak vergisi,</text:p>
          </table:table-cell>
          <table:table-cell table:style-name="ce202"/>
          <table:table-cell office:value-type="float" office:value="244" table:style-name="ce203">
            <text:p>244,00</text:p>
          </table:table-cell>
          <table:table-cell table:style-name="ce202"/>
          <table:table-cell office:value-type="float" office:value="-24335.53" table:formula="of:=[.G242]-[.D243]+[.E243]" table:style-name="ce202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150" table:style-name="ce203">
            <text:p>150,00</text:p>
          </table:table-cell>
          <table:table-cell table:style-name="ce202"/>
          <table:table-cell office:value-type="float" office:value="-24185.53" table:formula="of:=[.G243]-[.D244]+[.E244]" table:style-name="ce202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dan çek</text:p>
          </table:table-cell>
          <table:table-cell office:value-type="float" office:value="3400" table:style-name="ce202">
            <text:p>3.400,00</text:p>
          </table:table-cell>
          <table:table-cell table:style-name="ce203"/>
          <table:table-cell table:style-name="ce202"/>
          <table:table-cell office:value-type="float" office:value="-27585.53" table:formula="of:=[.G244]-[.D245]+[.E245]" table:style-name="ce202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2500" table:style-name="ce203">
            <text:p>2.500,00</text:p>
          </table:table-cell>
          <table:table-cell table:style-name="ce202"/>
          <table:table-cell office:value-type="float" office:value="-25085.53" table:formula="of:=[.G245]-[.D246]+[.E246]" table:style-name="ce20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197">
            <text:p>25.02.2012</text:p>
          </table:table-cell>
          <table:table-cell office:value-type="string" table:style-name="ce197">
            <text:p>lokantacı ocak maaş</text:p>
          </table:table-cell>
          <table:table-cell office:value-type="float" office:value="300" table:style-name="ce202">
            <text:p>300,00</text:p>
          </table:table-cell>
          <table:table-cell table:style-name="ce203"/>
          <table:table-cell table:style-name="ce202"/>
          <table:table-cell office:value-type="float" office:value="-25385.53" table:formula="of:=[.G246]-[.D247]+[.E247]" table:style-name="ce202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25085.53" table:formula="of:=[.G247]-[.D248]+[.E248]" table:style-name="ce20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197">
            <text:p>05.03.2012</text:p>
          </table:table-cell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-24835.53" table:formula="of:=[.G248]-[.D249]+[.E249]" table:style-name="ce202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197">
            <text:p>14.03.2012</text:p>
          </table:table-cell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550" table:style-name="ce203">
            <text:p>550,00</text:p>
          </table:table-cell>
          <table:table-cell table:style-name="ce202"/>
          <table:table-cell office:value-type="float" office:value="-24285.53" table:formula="of:=[.G249]-[.D250]+[.E250]" table:style-name="ce202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197">
            <text:p>14.03.20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24525.53" table:formula="of:=[.G250]-[.D251]+[.E251]" table:style-name="ce202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197">
            <text:p>07.04.20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24765.53" table:formula="of:=[.G251]-[.D252]+[.E252]" table:style-name="ce202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197">
            <text:p>10.04.2012</text:p>
          </table:table-cell>
          <table:table-cell office:value-type="string" table:style-name="ce197">
            <text:p>havale</text:p>
          </table:table-cell>
          <table:table-cell table:style-name="ce202"/>
          <table:table-cell office:value-type="float" office:value="7085" table:style-name="ce203">
            <text:p>7.085,00</text:p>
          </table:table-cell>
          <table:table-cell table:style-name="ce202"/>
          <table:table-cell office:value-type="float" office:value="-17680.53" table:formula="of:=[.G252]-[.D253]+[.E253]" table:style-name="ce202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197">
            <text:p>11.04.2012</text:p>
          </table:table-cell>
          <table:table-cell office:value-type="string" table:style-name="ce197">
            <text:p>ali balcıya nakit verilen</text:p>
          </table:table-cell>
          <table:table-cell table:style-name="ce202"/>
          <table:table-cell office:value-type="float" office:value="7500" table:style-name="ce203">
            <text:p>7.500,00</text:p>
          </table:table-cell>
          <table:table-cell table:style-name="ce202"/>
          <table:table-cell office:value-type="float" office:value="-10180.529999999999" table:formula="of:=[.G253]-[.D254]+[.E254]" table:style-name="ce202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lkbank tan atla</text:p>
          </table:table-cell>
          <table:table-cell office:value-type="float" office:value="975" table:style-name="ce202">
            <text:p>975,00</text:p>
          </table:table-cell>
          <table:table-cell table:style-name="ce203"/>
          <table:table-cell table:style-name="ce202"/>
          <table:table-cell office:value-type="float" office:value="-11155.529999999999" table:formula="of:=[.G254]-[.D255]+[.E255]" table:style-name="ce202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ömür parası öğrenci</text:p>
          </table:table-cell>
          <table:table-cell table:style-name="ce202"/>
          <table:table-cell office:value-type="float" office:value="495" table:style-name="ce203">
            <text:p>495,00</text:p>
          </table:table-cell>
          <table:table-cell table:style-name="ce202"/>
          <table:table-cell office:value-type="float" office:value="-10660.529999999999" table:formula="of:=[.G255]-[.D256]+[.E256]" table:style-name="ce202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cı usta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10360.529999999999" table:formula="of:=[.G256]-[.D257]+[.E257]" table:style-name="ce202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197">
            <text:p>25.04.2012</text:p>
          </table:table-cell>
          <table:table-cell office:value-type="string" table:style-name="ce197">
            <text:p>kk ali balcı</text:p>
          </table:table-cell>
          <table:table-cell table:style-name="ce202"/>
          <table:table-cell office:value-type="float" office:value="1482" table:style-name="ce203">
            <text:p>1.482,00</text:p>
          </table:table-cell>
          <table:table-cell table:style-name="ce202"/>
          <table:table-cell office:value-type="float" office:value="-8878.5299999999988" table:formula="of:=[.G257]-[.D258]+[.E258]" table:style-name="ce202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ali balcı</text:p>
          </table:table-cell>
          <table:table-cell table:style-name="ce202"/>
          <table:table-cell office:value-type="float" office:value="735" table:style-name="ce203">
            <text:p>735,00</text:p>
          </table:table-cell>
          <table:table-cell table:style-name="ce202"/>
          <table:table-cell office:value-type="float" office:value="-8143.5299999999988" table:formula="of:=[.G258]-[.D259]+[.E259]" table:style-name="ce202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ob san kredi a blcı</text:p>
          </table:table-cell>
          <table:table-cell table:style-name="ce202"/>
          <table:table-cell office:value-type="float" office:value="2048" table:style-name="ce203">
            <text:p>2.048,00</text:p>
          </table:table-cell>
          <table:table-cell table:style-name="ce202"/>
          <table:table-cell office:value-type="float" office:value="-6095.5299999999988" table:formula="of:=[.G259]-[.D260]+[.E260]" table:style-name="ce202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 balcı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5095.5299999999988" table:formula="of:=[.G260]-[.D261]+[.E261]" table:style-name="ce202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197">
            <text:p>25.04.2012</text:p>
          </table:table-cell>
          <table:table-cell office:value-type="string" table:style-name="ce197">
            <text:p>ziraat çek için şenel</text:p>
          </table:table-cell>
          <table:table-cell office:value-type="float" office:value="1150" table:style-name="ce202">
            <text:p>1.150,00</text:p>
          </table:table-cell>
          <table:table-cell table:style-name="ce203"/>
          <table:table-cell table:style-name="ce202"/>
          <table:table-cell office:value-type="float" office:value="-6245.5299999999988" table:formula="of:=[.G261]-[.D262]+[.E262]" table:style-name="ce202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ven 20 ad</text:p>
          </table:table-cell>
          <table:table-cell table:style-name="ce202"/>
          <table:table-cell office:value-type="float" office:value="40" table:style-name="ce203">
            <text:p>40,00</text:p>
          </table:table-cell>
          <table:table-cell table:style-name="ce202"/>
          <table:table-cell office:value-type="float" office:value="-6205.5299999999988" table:formula="of:=[.G262]-[.D263]+[.E263]" table:style-name="ce202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197">
            <text:p>10.05.2012</text:p>
          </table:table-cell>
          <table:table-cell office:value-type="string" table:style-name="ce197">
            <text:p>lokanta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6445.5299999999988" table:formula="of:=[.G263]-[.D264]+[.E264]" table:style-name="ce202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liye iskele parç</text:p>
          </table:table-cell>
          <table:table-cell office:value-type="float" office:value="150" table:style-name="ce202">
            <text:p>150,00</text:p>
          </table:table-cell>
          <table:table-cell table:style-name="ce203"/>
          <table:table-cell table:style-name="ce202"/>
          <table:table-cell office:value-type="float" office:value="-6595.5299999999988" table:formula="of:=[.G264]-[.D265]+[.E265]" table:style-name="ce202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liye iskele parç</text:p>
          </table:table-cell>
          <table:table-cell office:value-type="float" office:value="120" table:style-name="ce202">
            <text:p>120,00</text:p>
          </table:table-cell>
          <table:table-cell table:style-name="ce203"/>
          <table:table-cell table:style-name="ce202"/>
          <table:table-cell office:value-type="float" office:value="-6715.5299999999988" table:formula="of:=[.G265]-[.D266]+[.E266]" table:style-name="ce202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rı tuğla şenel</text:p>
          </table:table-cell>
          <table:table-cell office:value-type="float" office:value="300" table:style-name="ce202">
            <text:p>300,00</text:p>
          </table:table-cell>
          <table:table-cell table:style-name="ce203"/>
          <table:table-cell table:style-name="ce202"/>
          <table:table-cell office:value-type="float" office:value="-7015.5299999999988" table:formula="of:=[.G266]-[.D267]+[.E267]" table:style-name="ce202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evirgen şenel</text:p>
          </table:table-cell>
          <table:table-cell office:value-type="float" office:value="604" table:style-name="ce202">
            <text:p>604,00</text:p>
          </table:table-cell>
          <table:table-cell table:style-name="ce203"/>
          <table:table-cell table:style-name="ce202"/>
          <table:table-cell office:value-type="float" office:value="-7619.5299999999988" table:formula="of:=[.G267]-[.D268]+[.E268]" table:style-name="ce202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197">
            <text:p>22.06.20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7859.5299999999988" table:formula="of:=[.G268]-[.D269]+[.E269]" table:style-name="ce202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197">
            <text:p>22.07.2012</text:p>
          </table:table-cell>
          <table:table-cell office:value-type="string" table:style-name="ce197">
            <text:p>lokantacı ssk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8099.5299999999988" table:formula="of:=[.G269]-[.D270]+[.E270]" table:style-name="ce202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feyz dergisi şenel</text:p>
          </table:table-cell>
          <table:table-cell office:value-type="float" office:value="120" table:style-name="ce202">
            <text:p>120,00</text:p>
          </table:table-cell>
          <table:table-cell table:style-name="ce203"/>
          <table:table-cell table:style-name="ce202"/>
          <table:table-cell office:value-type="float" office:value="-8219.5299999999988" table:formula="of:=[.G270]-[.D271]+[.E271]" table:style-name="ce202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p emin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-11219.529999999999" table:formula="of:=[.G271]-[.D272]+[.E272]" table:style-name="ce202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finansbank kredi</text:p>
          </table:table-cell>
          <table:table-cell table:style-name="ce202"/>
          <table:table-cell office:value-type="float" office:value="3885" table:style-name="ce203">
            <text:p>3.885,00</text:p>
          </table:table-cell>
          <table:table-cell table:style-name="ce202"/>
          <table:table-cell office:value-type="float" office:value="-7334.5299999999988" table:formula="of:=[.G272]-[.D273]+[.E273]" table:style-name="ce202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k ödenen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-8334.5299999999988" table:formula="of:=[.G273]-[.D274]+[.E274]" table:style-name="ce202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ember demir</text:p>
          </table:table-cell>
          <table:table-cell table:style-name="ce202"/>
          <table:table-cell office:value-type="float" office:value="160" table:style-name="ce203">
            <text:p>160,00</text:p>
          </table:table-cell>
          <table:table-cell table:style-name="ce202"/>
          <table:table-cell office:value-type="float" office:value="-8174.5299999999988" table:formula="of:=[.G274]-[.D275]+[.E275]" table:style-name="ce202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197">
            <text:p>31.07.2012</text:p>
          </table:table-cell>
          <table:table-cell office:value-type="string" table:style-name="ce197">
            <text:p>nakit a balcı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4174.5299999999988" table:formula="of:=[.G275]-[.D276]+[.E276]" table:style-name="ce202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197">
            <text:p>15.08.20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4414.5299999999988" table:formula="of:=[.G276]-[.D277]+[.E277]" table:style-name="ce202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197">
            <text:p>22.09.2012</text:p>
          </table:table-cell>
          <table:table-cell office:value-type="string" table:style-name="ce197">
            <text:p>eldiven 12</text:p>
          </table:table-cell>
          <table:table-cell table:style-name="ce202"/>
          <table:table-cell office:value-type="float" office:value="24" table:style-name="ce203">
            <text:p>24,00</text:p>
          </table:table-cell>
          <table:table-cell table:style-name="ce202"/>
          <table:table-cell office:value-type="float" office:value="-4390.5299999999988" table:formula="of:=[.G277]-[.D278]+[.E278]" table:style-name="ce202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197">
            <text:p>26.09.2012</text:p>
          </table:table-cell>
          <table:table-cell office:value-type="string" table:style-name="ce197">
            <text:p>pervin ev kredi</text:p>
          </table:table-cell>
          <table:table-cell table:style-name="ce202"/>
          <table:table-cell office:value-type="float" office:value="2050" table:style-name="ce203">
            <text:p>2.050,00</text:p>
          </table:table-cell>
          <table:table-cell table:style-name="ce202"/>
          <table:table-cell office:value-type="float" office:value="-2340.5299999999988" table:formula="of:=[.G278]-[.D279]+[.E279]" table:style-name="ce202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8000" table:style-name="ce203">
            <text:p>8.000,00</text:p>
          </table:table-cell>
          <table:table-cell table:style-name="ce202"/>
          <table:table-cell office:value-type="float" office:value="5659.4700000000012" table:formula="of:=[.G279]-[.D280]+[.E280]" table:style-name="ce202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1200" table:style-name="ce203">
            <text:p>1.200,00</text:p>
          </table:table-cell>
          <table:table-cell table:style-name="ce202"/>
          <table:table-cell office:value-type="float" office:value="6859.4700000000012" table:formula="of:=[.G280]-[.D281]+[.E281]" table:style-name="ce202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Ş e havale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8859.4700000000012" table:formula="of:=[.G281]-[.D282]+[.E282]" table:style-name="ce202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 e yatan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9259.4700000000012" table:formula="of:=[.G282]-[.D283]+[.E283]" table:style-name="ce202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 eft birleşim</text:p>
          </table:table-cell>
          <table:table-cell table:style-name="ce202"/>
          <table:table-cell office:value-type="float" office:value="6000" table:style-name="ce203">
            <text:p>6.000,00</text:p>
          </table:table-cell>
          <table:table-cell table:style-name="ce202"/>
          <table:table-cell office:value-type="float" office:value="15259.470000000001" table:formula="of:=[.G283]-[.D284]+[.E284]" table:style-name="ce202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197">
            <text:p>05.10.2012</text:p>
          </table:table-cell>
          <table:table-cell office:value-type="string" table:style-name="ce197">
            <text:p>melih işçi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15559.470000000001" table:formula="of:=[.G284]-[.D285]+[.E285]" table:style-name="ce202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197">
            <text:p>06.10.20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15319.470000000001" table:formula="of:=[.G285]-[.D286]+[.E286]" table:style-name="ce202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izme 5</text:p>
          </table:table-cell>
          <table:table-cell table:style-name="ce202"/>
          <table:table-cell office:value-type="float" office:value="60" table:style-name="ce203">
            <text:p>60,00</text:p>
          </table:table-cell>
          <table:table-cell table:style-name="ce202"/>
          <table:table-cell office:value-type="float" office:value="15379.470000000001" table:formula="of:=[.G286]-[.D287]+[.E287]" table:style-name="ce202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t 3</text:p>
          </table:table-cell>
          <table:table-cell table:style-name="ce202"/>
          <table:table-cell office:value-type="float" office:value="9" table:style-name="ce203">
            <text:p>9,00</text:p>
          </table:table-cell>
          <table:table-cell table:style-name="ce202"/>
          <table:table-cell office:value-type="float" office:value="15388.470000000001" table:formula="of:=[.G287]-[.D288]+[.E288]" table:style-name="ce202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 24 ad</text:p>
          </table:table-cell>
          <table:table-cell table:style-name="ce202"/>
          <table:table-cell office:value-type="float" office:value="48" table:style-name="ce203">
            <text:p>48,00</text:p>
          </table:table-cell>
          <table:table-cell table:style-name="ce202"/>
          <table:table-cell office:value-type="float" office:value="15436.470000000001" table:formula="of:=[.G288]-[.D289]+[.E289]" table:style-name="ce202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197">
            <text:p>17.11.2012</text:p>
          </table:table-cell>
          <table:table-cell office:value-type="string" table:style-name="ce197">
            <text:p>doğuş ggv</text:p>
          </table:table-cell>
          <table:table-cell office:value-type="float" office:value="197" table:style-name="ce202">
            <text:p>197,00</text:p>
          </table:table-cell>
          <table:table-cell table:style-name="ce203"/>
          <table:table-cell table:style-name="ce202"/>
          <table:table-cell office:value-type="float" office:value="15239.470000000001" table:formula="of:=[.G289]-[.D290]+[.E290]" table:style-name="ce202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zova boya</text:p>
          </table:table-cell>
          <table:table-cell office:value-type="float" office:value="230" table:style-name="ce202">
            <text:p>230,00</text:p>
          </table:table-cell>
          <table:table-cell table:style-name="ce203"/>
          <table:table-cell table:style-name="ce202"/>
          <table:table-cell office:value-type="float" office:value="15009.470000000001" table:formula="of:=[.G290]-[.D291]+[.E291]" table:style-name="ce202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197">
            <text:p>14.11.20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14769.470000000001" table:formula="of:=[.G291]-[.D292]+[.E292]" table:style-name="ce202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197">
            <text:p>14.12.2012</text:p>
          </table:table-cell>
          <table:table-cell office:value-type="string" table:style-name="ce197">
            <text:p>lok ved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14529.470000000001" table:formula="of:=[.G292]-[.D293]+[.E293]" table:style-name="ce202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4">
            <text:p>İŞ kredi</text:p>
          </table:table-cell>
          <table:table-cell office:value-type="float" office:value="100000" table:style-name="ce202">
            <text:p>100.000,00</text:p>
          </table:table-cell>
          <table:table-cell table:style-name="ce215"/>
          <table:table-cell table:style-name="ce205"/>
          <table:table-cell office:value-type="float" office:value="-85470.53" table:formula="of:=[.G293]-[.D294]+[.E294]" table:style-name="ce20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409*36=122724</text:p>
          </table:table-cell>
          <table:table-cell table:style-name="ce202"/>
          <table:table-cell table:style-name="ce203"/>
          <table:table-cell table:style-name="ce202"/>
          <table:table-cell office:value-type="float" office:value="-85470.53" table:formula="of:=[.G294]-[.D295]+[.E295]" table:style-name="ce20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17 kas 13 --- 17 ekim 2016</text:p>
          </table:table-cell>
          <table:table-cell table:style-name="ce202"/>
          <table:table-cell table:style-name="ce203"/>
          <table:table-cell table:style-name="ce202"/>
          <table:table-cell office:value-type="float" office:value="-85470.53" table:formula="of:=[.G295]-[.D296]+[.E296]" table:style-name="ce202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197">
            <text:p>29.10.2013</text:p>
          </table:table-cell>
          <table:table-cell office:value-type="string" table:style-name="ce197">
            <text:p>kk</text:p>
          </table:table-cell>
          <table:table-cell table:style-name="ce202"/>
          <table:table-cell office:value-type="float" office:value="874" table:style-name="ce203">
            <text:p>874,00</text:p>
          </table:table-cell>
          <table:table-cell table:style-name="ce202"/>
          <table:table-cell office:value-type="float" office:value="-84596.53" table:formula="of:=[.G296]-[.D297]+[.E297]" table:style-name="ce202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</text:p>
          </table:table-cell>
          <table:table-cell table:style-name="ce202"/>
          <table:table-cell office:value-type="float" office:value="5452" table:style-name="ce203">
            <text:p>5.452,00</text:p>
          </table:table-cell>
          <table:table-cell table:style-name="ce202"/>
          <table:table-cell office:value-type="float" office:value="-79144.53" table:formula="of:=[.G297]-[.D298]+[.E298]" table:style-name="ce202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</text:p>
          </table:table-cell>
          <table:table-cell table:style-name="ce202"/>
          <table:table-cell office:value-type="float" office:value="1675" table:style-name="ce203">
            <text:p>1.675,00</text:p>
          </table:table-cell>
          <table:table-cell table:style-name="ce202"/>
          <table:table-cell office:value-type="float" office:value="-77469.53" table:formula="of:=[.G298]-[.D299]+[.E299]" table:style-name="ce202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</text:p>
          </table:table-cell>
          <table:table-cell table:style-name="ce202"/>
          <table:table-cell office:value-type="float" office:value="13000" table:style-name="ce203">
            <text:p>13.000,00</text:p>
          </table:table-cell>
          <table:table-cell table:style-name="ce202"/>
          <table:table-cell office:value-type="float" office:value="-64469.53" table:formula="of:=[.G299]-[.D300]+[.E300]" table:style-name="ce202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</text:p>
          </table:table-cell>
          <table:table-cell table:style-name="ce202"/>
          <table:table-cell office:value-type="float" office:value="27000" table:style-name="ce203">
            <text:p>27.000,00</text:p>
          </table:table-cell>
          <table:table-cell table:style-name="ce202"/>
          <table:table-cell office:value-type="float" office:value="-37469.53" table:formula="of:=[.G300]-[.D301]+[.E301]" table:style-name="ce202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vergiler</text:p>
          </table:table-cell>
          <table:table-cell table:style-name="ce202"/>
          <table:table-cell office:value-type="float" office:value="2960" table:style-name="ce203">
            <text:p>2.960,00</text:p>
          </table:table-cell>
          <table:table-cell table:style-name="ce202"/>
          <table:table-cell office:value-type="float" office:value="-34509.53" table:formula="of:=[.G301]-[.D302]+[.E302]" table:style-name="ce202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197">
            <text:p>09.11.2013</text:p>
          </table:table-cell>
          <table:table-cell office:value-type="string" table:style-name="ce197">
            <text:p>nk</text:p>
          </table:table-cell>
          <table:table-cell table:style-name="ce202"/>
          <table:table-cell office:value-type="float" office:value="1500" table:style-name="ce203">
            <text:p>1.500,00</text:p>
          </table:table-cell>
          <table:table-cell table:style-name="ce202"/>
          <table:table-cell office:value-type="float" office:value="-33009.53" table:formula="of:=[.G302]-[.D303]+[.E303]" table:style-name="ce202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197">
            <text:p>12.11.2013</text:p>
          </table:table-cell>
          <table:table-cell office:value-type="string" table:style-name="ce197">
            <text:p>nk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18009.53" table:formula="of:=[.G303]-[.D304]+[.E304]" table:style-name="ce202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</text:p>
          </table:table-cell>
          <table:table-cell table:style-name="ce202"/>
          <table:table-cell office:value-type="float" office:value="4277" table:style-name="ce203">
            <text:p>4.277,00</text:p>
          </table:table-cell>
          <table:table-cell table:style-name="ce202"/>
          <table:table-cell office:value-type="float" office:value="-13732.529999999999" table:formula="of:=[.G304]-[.D305]+[.E305]" table:style-name="ce202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197">
            <text:p>17.11.2013</text:p>
          </table:table-cell>
          <table:table-cell office:value-type="string" table:style-name="ce197">
            <text:p>KREDİ 1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0323.529999999999" table:formula="of:=[.G305]-[.D306]+[.E306]" table:style-name="ce202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K</text:p>
          </table:table-cell>
          <table:table-cell table:style-name="ce202"/>
          <table:table-cell office:value-type="float" office:value="750" table:style-name="ce203">
            <text:p>750,00</text:p>
          </table:table-cell>
          <table:table-cell table:style-name="ce202"/>
          <table:table-cell office:value-type="float" office:value="-9573.5299999999988" table:formula="of:=[.G306]-[.D307]+[.E307]" table:style-name="ce202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K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9473.5299999999988" table:formula="of:=[.G307]-[.D308]+[.E308]" table:style-name="ce202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DLİYE</text:p>
          </table:table-cell>
          <table:table-cell table:style-name="ce202"/>
          <table:table-cell office:value-type="float" office:value="700" table:style-name="ce203">
            <text:p>700,00</text:p>
          </table:table-cell>
          <table:table-cell table:style-name="ce202"/>
          <table:table-cell office:value-type="float" office:value="-8773.5299999999988" table:formula="of:=[.G308]-[.D309]+[.E309]" table:style-name="ce202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office:value-type="float" office:value="800" table:style-name="ce203">
            <text:p>800,00</text:p>
          </table:table-cell>
          <table:table-cell table:style-name="ce202"/>
          <table:table-cell office:value-type="float" office:value="-7973.5299999999988" table:formula="of:=[.G309]-[.D310]+[.E310]" table:style-name="ce202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office:value-type="float" office:value="20" table:style-name="ce203">
            <text:p>20,00</text:p>
          </table:table-cell>
          <table:table-cell table:style-name="ce202"/>
          <table:table-cell office:value-type="float" office:value="-7953.5299999999988" table:formula="of:=[.G310]-[.D311]+[.E311]" table:style-name="ce202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197">
            <text:p>26.12.2013</text:p>
          </table:table-cell>
          <table:table-cell office:value-type="string" table:style-name="ce197">
            <text:p>VERGİ</text:p>
          </table:table-cell>
          <table:table-cell table:style-name="ce202"/>
          <table:table-cell office:value-type="float" office:value="5003" table:style-name="ce203">
            <text:p>5.003,00</text:p>
          </table:table-cell>
          <table:table-cell table:style-name="ce202"/>
          <table:table-cell office:value-type="float" office:value="-2950.5299999999988" table:formula="of:=[.G311]-[.D312]+[.E312]" table:style-name="ce202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K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2049.4700000000012" table:formula="of:=[.G312]-[.D313]+[.E313]" table:style-name="ce202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197">
            <text:p>27.12.2013</text:p>
          </table:table-cell>
          <table:table-cell office:value-type="string" table:style-name="ce197">
            <text:p>KK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6049.4700000000012" table:formula="of:=[.G313]-[.D314]+[.E314]" table:style-name="ce202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197">
            <text:p>17.12.2013</text:p>
          </table:table-cell>
          <table:table-cell office:value-type="string" table:style-name="ce197">
            <text:p>KREDİ 2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9458.4700000000012" table:formula="of:=[.G314]-[.D315]+[.E315]" table:style-name="ce20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1">
            <text:p>ara toplam</text:p>
          </table:table-cell>
          <table:table-cell office:value-type="float" office:value="122470" table:formula="of:=SUM([.D219:.D316])" table:style-name="ce211">
            <text:p>122470</text:p>
          </table:table-cell>
          <table:table-cell office:value-type="float" office:value="165907" table:formula="of:=SUM([.E219:.E316])" table:style-name="ce211">
            <text:p>165907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9458.4700000000012" table:formula="of:=[.G315]" table:style-name="ce20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Sanayi acentalar kira bedeli</text:p>
          </table:table-cell>
          <table:table-cell office:value-type="float" office:value="8000" table:style-name="ce202">
            <text:p>8.000,00</text:p>
          </table:table-cell>
          <table:table-cell table:style-name="ce203"/>
          <table:table-cell table:style-name="ce202"/>
          <table:table-cell office:value-type="float" office:value="1458.4700000000012" table:formula="of:=[.G318]-[.D319]+[.E319]" table:style-name="ce202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Depo kira bedeli</text:p>
          </table:table-cell>
          <table:table-cell office:value-type="float" office:value="5000" table:style-name="ce202">
            <text:p>5.000,00</text:p>
          </table:table-cell>
          <table:table-cell table:style-name="ce203"/>
          <table:table-cell table:style-name="ce202"/>
          <table:table-cell office:value-type="float" office:value="-3541.5299999999988" table:formula="of:=[.G319]-[.D320]+[.E320]" table:style-name="ce202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7900" table:style-name="ce202">
            <text:p>7.900,00</text:p>
          </table:table-cell>
          <table:table-cell table:style-name="ce203"/>
          <table:table-cell table:style-name="ce202"/>
          <table:table-cell office:value-type="float" office:value="-11441.529999999999" table:formula="of:=[.G320]-[.D321]+[.E321]" table:style-name="ce202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6965.02" table:style-name="ce202">
            <text:p>6.965,02</text:p>
          </table:table-cell>
          <table:table-cell table:style-name="ce203"/>
          <table:table-cell table:style-name="ce202"/>
          <table:table-cell office:value-type="float" office:value="-18406.55" table:formula="of:=[.G321]-[.D322]+[.E322]" table:style-name="ce202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4694.4399999999996" table:style-name="ce202">
            <text:p>4.694,44</text:p>
          </table:table-cell>
          <table:table-cell table:style-name="ce203"/>
          <table:table-cell table:style-name="ce202"/>
          <table:table-cell office:value-type="float" office:value="-23100.989999999998" table:formula="of:=[.G322]-[.D323]+[.E323]" table:style-name="ce202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4222.22" table:style-name="ce202">
            <text:p>4.222,22</text:p>
          </table:table-cell>
          <table:table-cell table:style-name="ce203"/>
          <table:table-cell table:style-name="ce202"/>
          <table:table-cell office:value-type="float" office:value="-27323.21" table:formula="of:=[.G323]-[.D324]+[.E324]" table:style-name="ce20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3’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27323.21" table:formula="of:=[.G324]-[.D325]+[.E325]" table:style-name="ce20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206">
            <text:p>31.12.2012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159251.68" table:formula="of:=SUM([.D319:.D325])+[.D317]" table:style-name="ce208">
            <text:p>159.251,68</text:p>
          </table:table-cell>
          <table:table-cell office:value-type="float" office:value="165907" table:formula="of:=SUM([.E319:.E325])+[.E317]" table:style-name="ce209">
            <text:p>165.907,00</text:p>
          </table:table-cell>
          <table:table-cell table:style-name="ce208"/>
          <table:table-cell office:value-type="float" office:value="6655.320000000007" table:formula="of:=[.E327]-[.D327]" table:style-name="ce21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206"/>
          <table:table-cell table:style-name="ce207"/>
          <table:table-cell table:style-name="ce208"/>
          <table:table-cell table:style-name="ce209"/>
          <table:table-cell table:style-name="ce208"/>
          <table:table-cell table:style-name="ce21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16">
            <text:p>05.10.2011</text:p>
          </table:table-cell>
          <table:table-cell office:value-type="string" table:style-name="ce217">
            <text:p>işe yatan</text:p>
          </table:table-cell>
          <table:table-cell table:style-name="ce218"/>
          <table:table-cell office:value-type="float" office:value="30000" table:style-name="ce219">
            <text:p>30.000,00</text:p>
          </table:table-cell>
          <table:table-cell table:style-name="ce218"/>
          <table:table-cell office:value-type="float" office:value="30000" table:formula="of:=[.E329]" table:style-name="ce220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21">
            <text:p>05.10.2011</text:p>
          </table:table-cell>
          <table:table-cell office:value-type="string" table:style-name="ce197">
            <text:p>işe yatan</text:p>
          </table:table-cell>
          <table:table-cell table:style-name="ce194"/>
          <table:table-cell office:value-type="float" office:value="25000" table:style-name="ce203">
            <text:p>25.000,00</text:p>
          </table:table-cell>
          <table:table-cell table:style-name="ce194"/>
          <table:table-cell office:value-type="float" office:value="55000" table:formula="of:=[.G329]+[.E330]" table:style-name="ce222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221">
            <text:p>23.11.2012</text:p>
          </table:table-cell>
          <table:table-cell office:value-type="string" table:style-name="ce197">
            <text:p>hesaba akt</text:p>
          </table:table-cell>
          <table:table-cell table:style-name="ce194"/>
          <table:table-cell office:value-type="float" office:value="-7000" table:style-name="ce203">
            <text:p>-7.000,00</text:p>
          </table:table-cell>
          <table:table-cell table:style-name="ce194"/>
          <table:table-cell office:value-type="float" office:value="48000" table:formula="of:=[.G330]+[.E331]" table:style-name="ce222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221"/>
          <table:table-cell office:value-type="string" table:style-name="ce197">
            <text:p>hesaba yat</text:p>
          </table:table-cell>
          <table:table-cell table:style-name="ce194"/>
          <table:table-cell office:value-type="float" office:value="-500" table:style-name="ce203">
            <text:p>-500,00</text:p>
          </table:table-cell>
          <table:table-cell table:style-name="ce194"/>
          <table:table-cell office:value-type="float" office:value="47500" table:formula="of:=[.G331]+[.E332]" table:style-name="ce222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221"/>
          <table:table-cell office:value-type="string" table:style-name="ce197">
            <text:p>nakit ver</text:p>
          </table:table-cell>
          <table:table-cell table:style-name="ce194"/>
          <table:table-cell office:value-type="float" office:value="-18000" table:style-name="ce203">
            <text:p>-18.000,00</text:p>
          </table:table-cell>
          <table:table-cell table:style-name="ce194"/>
          <table:table-cell office:value-type="float" office:value="29500" table:formula="of:=[.G332]+[.E333]" table:style-name="ce222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221">
            <text:p>04.01.2012</text:p>
          </table:table-cell>
          <table:table-cell office:value-type="string" table:style-name="ce197">
            <text:p>teminat için</text:p>
          </table:table-cell>
          <table:table-cell table:style-name="ce194"/>
          <table:table-cell office:value-type="float" office:value="-12000" table:style-name="ce203">
            <text:p>-12.000,00</text:p>
          </table:table-cell>
          <table:table-cell table:style-name="ce194"/>
          <table:table-cell office:value-type="float" office:value="17500" table:formula="of:=[.G333]+[.E334]" table:style-name="ce222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223">
            <text:p>09.01.2012</text:p>
          </table:table-cell>
          <table:table-cell office:value-type="string" table:style-name="ce224">
            <text:p>Nk 3000 3000 11500</text:p>
          </table:table-cell>
          <table:table-cell table:style-name="ce225"/>
          <table:table-cell office:value-type="float" office:value="-17500" table:style-name="ce226">
            <text:p>-17.500,00</text:p>
          </table:table-cell>
          <table:table-cell table:style-name="ce225"/>
          <table:table-cell office:value-type="float" office:value="0" table:formula="of:=[.G334]+[.E335]" table:style-name="ce227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194"/>
          <table:table-cell table:style-name="ce195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3" table:style-name="ce200">
            <text:p>2013</text:p>
          </table:table-cell>
          <table:table-cell office:value-type="string" table:style-name="ce204">
            <text:p>2012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27323.21" table:formula="of:=[.G325]" table:style-name="ce20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197">
            <text:p>17.01.2013</text:p>
          </table:table-cell>
          <table:table-cell office:value-type="string" table:style-name="ce197">
            <text:p>KREDİ 3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23914.21" table:formula="of:=[.G337]-[.D338]+[.E338]" table:style-name="ce202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çıpan</text:p>
          </table:table-cell>
          <table:table-cell table:style-name="ce202"/>
          <table:table-cell office:value-type="float" office:value="110" table:style-name="ce203">
            <text:p>110,00</text:p>
          </table:table-cell>
          <table:table-cell table:style-name="ce202"/>
          <table:table-cell office:value-type="float" office:value="-23804.21" table:formula="of:=[.G338]-[.D339]+[.E339]" table:style-name="ce202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vida</text:p>
          </table:table-cell>
          <table:table-cell table:style-name="ce202"/>
          <table:table-cell office:value-type="float" office:value="20" table:style-name="ce203">
            <text:p>20,00</text:p>
          </table:table-cell>
          <table:table-cell table:style-name="ce202"/>
          <table:table-cell office:value-type="float" office:value="-23784.21" table:formula="of:=[.G339]-[.D340]+[.E340]" table:style-name="ce202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file</text:p>
          </table:table-cell>
          <table:table-cell table:style-name="ce202"/>
          <table:table-cell office:value-type="float" office:value="40" table:style-name="ce203">
            <text:p>40,00</text:p>
          </table:table-cell>
          <table:table-cell table:style-name="ce202"/>
          <table:table-cell office:value-type="float" office:value="-23744.21" table:formula="of:=[.G340]-[.D341]+[.E341]" table:style-name="ce202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ri eldiven 12</text:p>
          </table:table-cell>
          <table:table-cell table:style-name="ce202"/>
          <table:table-cell office:value-type="float" office:value="60" table:style-name="ce203">
            <text:p>60,00</text:p>
          </table:table-cell>
          <table:table-cell table:style-name="ce202"/>
          <table:table-cell office:value-type="float" office:value="-23684.21" table:formula="of:=[.G341]-[.D342]+[.E342]" table:style-name="ce202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 arabası 2</text:p>
          </table:table-cell>
          <table:table-cell table:style-name="ce202"/>
          <table:table-cell office:value-type="float" office:value="90" table:style-name="ce203">
            <text:p>90,00</text:p>
          </table:table-cell>
          <table:table-cell table:style-name="ce202"/>
          <table:table-cell office:value-type="float" office:value="-23594.21" table:formula="of:=[.G342]-[.D343]+[.E343]" table:style-name="ce202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patula 2</text:p>
          </table:table-cell>
          <table:table-cell table:style-name="ce202"/>
          <table:table-cell office:value-type="float" office:value="4" table:style-name="ce203">
            <text:p>4,00</text:p>
          </table:table-cell>
          <table:table-cell table:style-name="ce202"/>
          <table:table-cell office:value-type="float" office:value="-23590.21" table:formula="of:=[.G343]-[.D344]+[.E344]" table:style-name="ce202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lhami haykır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23290.21" table:formula="of:=[.G344]-[.D345]+[.E345]" table:style-name="ce202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3290.21" table:formula="of:=[.G345]-[.D346]+[.E346]" table:style-name="ce202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6600" table:style-name="ce203">
            <text:p>6.600,00</text:p>
          </table:table-cell>
          <table:table-cell table:style-name="ce202"/>
          <table:table-cell office:value-type="float" office:value="-6690.2099999999991" table:formula="of:=[.G346]-[.D347]+[.E347]" table:style-name="ce202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197">
            <text:p>17.02.2013</text:p>
          </table:table-cell>
          <table:table-cell office:value-type="string" table:style-name="ce197">
            <text:p>KREDİ 4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3281.2099999999991" table:formula="of:=[.G347]-[.D348]+[.E348]" table:style-name="ce202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</text:p>
          </table:table-cell>
          <table:table-cell table:style-name="ce202"/>
          <table:table-cell office:value-type="float" office:value="6000" table:style-name="ce203">
            <text:p>6.000,00</text:p>
          </table:table-cell>
          <table:table-cell table:style-name="ce202"/>
          <table:table-cell office:value-type="float" office:value="2718.7900000000009" table:formula="of:=[.G348]-[.D349]+[.E349]" table:style-name="ce202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197">
            <text:p>17.03.2013</text:p>
          </table:table-cell>
          <table:table-cell office:value-type="string" table:style-name="ce197">
            <text:p>KREDİ 5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6127.7900000000009" table:formula="of:=[.G349]-[.D350]+[.E350]" table:style-name="ce202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197">
            <text:p>16.03.2013</text:p>
          </table:table-cell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16127.79" table:formula="of:=[.G350]-[.D351]+[.E351]" table:style-name="ce202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197">
            <text:p>19.03.2013</text:p>
          </table:table-cell>
          <table:table-cell office:value-type="string" table:style-name="ce197">
            <text:p>kk</text:p>
          </table:table-cell>
          <table:table-cell table:style-name="ce202"/>
          <table:table-cell office:value-type="float" office:value="4402" table:style-name="ce203">
            <text:p>4.402,00</text:p>
          </table:table-cell>
          <table:table-cell table:style-name="ce202"/>
          <table:table-cell office:value-type="float" office:value="20529.79" table:formula="of:=[.G351]-[.D352]+[.E352]" table:style-name="ce202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2200" table:style-name="ce203">
            <text:p>2.200,00</text:p>
          </table:table-cell>
          <table:table-cell table:style-name="ce202"/>
          <table:table-cell office:value-type="float" office:value="22729.79" table:formula="of:=[.G352]-[.D353]+[.E353]" table:style-name="ce202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197">
            <text:p>23.03.2013</text:p>
          </table:table-cell>
          <table:table-cell office:value-type="string" table:style-name="ce197">
            <text:p>nakit ali balcıya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23729.79" table:formula="of:=[.G353]-[.D354]+[.E354]" table:style-name="ce202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197">
            <text:p>29.03.2013</text:p>
          </table:table-cell>
          <table:table-cell office:value-type="string" table:style-name="ce197">
            <text:p>nakit ali balcıya çek iade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27729.79" table:formula="of:=[.G354]-[.D355]+[.E355]" table:style-name="ce202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0-3 fevzi deniz çek</text:p>
          </table:table-cell>
          <table:table-cell office:value-type="float" office:value="4000" table:style-name="ce202">
            <text:p>4.000,00</text:p>
          </table:table-cell>
          <table:table-cell table:style-name="ce203"/>
          <table:table-cell table:style-name="ce202"/>
          <table:table-cell office:value-type="float" office:value="23729.79" table:formula="of:=[.G355]-[.D356]+[.E356]" table:style-name="ce202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it iade</text:p>
          </table:table-cell>
          <table:table-cell office:value-type="float" office:value="2000" table:style-name="ce202">
            <text:p>2.000,00</text:p>
          </table:table-cell>
          <table:table-cell table:style-name="ce203"/>
          <table:table-cell table:style-name="ce202"/>
          <table:table-cell office:value-type="float" office:value="21729.79" table:formula="of:=[.G356]-[.D357]+[.E357]" table:style-name="ce202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197">
            <text:p>01.04.2013</text:p>
          </table:table-cell>
          <table:table-cell office:value-type="string" table:style-name="ce197">
            <text:p>nakit mustafaya</text:p>
          </table:table-cell>
          <table:table-cell table:style-name="ce202"/>
          <table:table-cell office:value-type="float" office:value="3500" table:style-name="ce203">
            <text:p>3.500,00</text:p>
          </table:table-cell>
          <table:table-cell table:style-name="ce202"/>
          <table:table-cell office:value-type="float" office:value="25229.79" table:formula="of:=[.G357]-[.D358]+[.E358]" table:style-name="ce202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197">
            <text:p>01.04.2013</text:p>
          </table:table-cell>
          <table:table-cell office:value-type="string" table:style-name="ce197">
            <text:p>işe yatan kredi faizi</text:p>
          </table:table-cell>
          <table:table-cell table:style-name="ce202"/>
          <table:table-cell office:value-type="float" office:value="3105" table:style-name="ce203">
            <text:p>3.105,00</text:p>
          </table:table-cell>
          <table:table-cell table:style-name="ce202"/>
          <table:table-cell office:value-type="float" office:value="28334.79" table:formula="of:=[.G358]-[.D359]+[.E359]" table:style-name="ce202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197">
            <text:p>08.04.2013</text:p>
          </table:table-cell>
          <table:table-cell office:value-type="string" table:style-name="ce197">
            <text:p>atila balcı tapu için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28634.79" table:formula="of:=[.G359]-[.D360]+[.E360]" table:style-name="ce202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a işçi için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29634.79" table:formula="of:=[.G360]-[.D361]+[.E361]" table:style-name="ce202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197">
            <text:p>11.04.2013</text:p>
          </table:table-cell>
          <table:table-cell office:value-type="string" table:style-name="ce197">
            <text:p>işe yatan</text:p>
          </table:table-cell>
          <table:table-cell office:value-type="float" office:value="15000" table:style-name="ce202">
            <text:p>15.000,00</text:p>
          </table:table-cell>
          <table:table-cell table:style-name="ce203"/>
          <table:table-cell table:style-name="ce202"/>
          <table:table-cell office:value-type="float" office:value="14634.79" table:formula="of:=[.G361]-[.D362]+[.E362]" table:style-name="ce202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ade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13634.79" table:formula="of:=[.G362]-[.D363]+[.E363]" table:style-name="ce202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balcı nkt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13734.79" table:formula="of:=[.G363]-[.D364]+[.E364]" table:style-name="ce202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197">
            <text:p>30.04.2013</text:p>
          </table:table-cell>
          <table:table-cell office:value-type="string" table:style-name="ce197">
            <text:p>şenel çek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-6265.2099999999991" table:formula="of:=[.G364]-[.D365]+[.E365]" table:style-name="ce202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e yatan a balcı hesabına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265.2099999999991" table:formula="of:=[.G365]-[.D366]+[.E366]" table:style-name="ce202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nayide elden verilen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265.20999999999913" table:formula="of:=[.G366]-[.D367]+[.E367]" table:style-name="ce202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197">
            <text:p>17.04.2013</text:p>
          </table:table-cell>
          <table:table-cell office:value-type="string" table:style-name="ce197">
            <text:p>KREDİ 6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3143.7900000000009" table:formula="of:=[.G367]-[.D368]+[.E368]" table:style-name="ce202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zan nakl serkan</text:p>
          </table:table-cell>
          <table:table-cell office:value-type="float" office:value="250" table:style-name="ce202">
            <text:p>250,00</text:p>
          </table:table-cell>
          <table:table-cell table:style-name="ce203"/>
          <table:table-cell table:style-name="ce202"/>
          <table:table-cell office:value-type="float" office:value="2893.7900000000009" table:formula="of:=[.G368]-[.D369]+[.E369]" table:style-name="ce202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197">
            <text:p>19.04.2013</text:p>
          </table:table-cell>
          <table:table-cell office:value-type="string" table:style-name="ce197">
            <text:p>brleşim mad.</text:p>
          </table:table-cell>
          <table:table-cell table:style-name="ce202"/>
          <table:table-cell office:value-type="float" office:value="6000" table:style-name="ce203">
            <text:p>6.000,00</text:p>
          </table:table-cell>
          <table:table-cell table:style-name="ce202"/>
          <table:table-cell office:value-type="float" office:value="8893.7900000000009" table:formula="of:=[.G369]-[.D370]+[.E370]" table:style-name="ce202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197">
            <text:p>09.04.2013</text:p>
          </table:table-cell>
          <table:table-cell office:value-type="string" table:style-name="ce197">
            <text:p>seramik nakliye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8693.7900000000009" table:formula="of:=[.G370]-[.D371]+[.E371]" table:style-name="ce202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ven 10 ad</text:p>
          </table:table-cell>
          <table:table-cell table:style-name="ce202"/>
          <table:table-cell office:value-type="float" office:value="30" table:style-name="ce203">
            <text:p>30,00</text:p>
          </table:table-cell>
          <table:table-cell table:style-name="ce202"/>
          <table:table-cell office:value-type="float" office:value="8723.7900000000009" table:formula="of:=[.G371]-[.D372]+[.E372]" table:style-name="ce202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197">
            <text:p>17.05.2013</text:p>
          </table:table-cell>
          <table:table-cell office:value-type="string" table:style-name="ce197">
            <text:p>KREDİ 7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12132.79" table:formula="of:=[.G372]-[.D373]+[.E373]" table:style-name="ce202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ivi su mlz</text:p>
          </table:table-cell>
          <table:table-cell table:style-name="ce202"/>
          <table:table-cell office:value-type="float" office:value="18" table:style-name="ce203">
            <text:p>18,00</text:p>
          </table:table-cell>
          <table:table-cell table:style-name="ce202"/>
          <table:table-cell office:value-type="float" office:value="12150.79" table:formula="of:=[.G373]-[.D374]+[.E374]" table:style-name="ce202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197">
            <text:p>31.05.2013</text:p>
          </table:table-cell>
          <table:table-cell office:value-type="string" table:style-name="ce197">
            <text:p>şenel çek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-7849.2099999999991" table:formula="of:=[.G374]-[.D375]+[.E375]" table:style-name="ce202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197">
            <text:p>17.06.2013</text:p>
          </table:table-cell>
          <table:table-cell office:value-type="string" table:style-name="ce197">
            <text:p>KREDİ 8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4440.2099999999991" table:formula="of:=[.G375]-[.D376]+[.E376]" table:style-name="ce202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7">
            <text:p>31-6</text:p>
          </table:table-cell>
          <table:table-cell office:value-type="string" table:style-name="ce197">
            <text:p>sanayi dükkan kirası burhan</text:p>
          </table:table-cell>
          <table:table-cell table:style-name="ce202"/>
          <table:table-cell office:value-type="float" office:value="8500" table:style-name="ce203">
            <text:p>8.500,00</text:p>
          </table:table-cell>
          <table:table-cell table:style-name="ce202"/>
          <table:table-cell office:value-type="float" office:value="4059.7900000000009" table:formula="of:=[.G376]-[.D377]+[.E377]" table:style-name="ce202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197">
            <text:p>17.07.2013</text:p>
          </table:table-cell>
          <table:table-cell office:value-type="string" table:style-name="ce197">
            <text:p>KREDİ 9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7468.7900000000009" table:formula="of:=[.G377]-[.D378]+[.E378]" table:style-name="ce202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0-7 çek</text:p>
          </table:table-cell>
          <table:table-cell office:value-type="float" office:value="8495" table:style-name="ce202">
            <text:p>8.495,00</text:p>
          </table:table-cell>
          <table:table-cell table:style-name="ce203"/>
          <table:table-cell table:style-name="ce202"/>
          <table:table-cell office:value-type="float" office:value="-1026.2099999999991" table:formula="of:=[.G378]-[.D379]+[.E379]" table:style-name="ce202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197">
            <text:p>17.08.2013</text:p>
          </table:table-cell>
          <table:table-cell office:value-type="string" table:style-name="ce197">
            <text:p>KREDİ 10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2382.7900000000009" table:formula="of:=[.G379]-[.D380]+[.E380]" table:style-name="ce202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197">
            <text:p>30.08.2013</text:p>
          </table:table-cell>
          <table:table-cell office:value-type="string" table:style-name="ce197">
            <text:p>KİREMİT İÇİN</text:p>
          </table:table-cell>
          <table:table-cell office:value-type="float" office:value="4300" table:style-name="ce202">
            <text:p>4.300,00</text:p>
          </table:table-cell>
          <table:table-cell table:style-name="ce203"/>
          <table:table-cell table:style-name="ce202"/>
          <table:table-cell office:value-type="float" office:value="-1917.2099999999991" table:formula="of:=[.G380]-[.D381]+[.E381]" table:style-name="ce202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ORUM TURGUT NAKL</text:p>
          </table:table-cell>
          <table:table-cell table:style-name="ce202"/>
          <table:table-cell office:value-type="float" office:value="1500" table:style-name="ce203">
            <text:p>1.500,00</text:p>
          </table:table-cell>
          <table:table-cell table:style-name="ce202"/>
          <table:table-cell office:value-type="float" office:value="-417.20999999999913" table:formula="of:=[.G381]-[.D382]+[.E382]" table:style-name="ce202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ERETEKS NAKLİYE</text:p>
          </table:table-cell>
          <table:table-cell office:value-type="float" office:value="660" table:style-name="ce202">
            <text:p>660,00</text:p>
          </table:table-cell>
          <table:table-cell table:style-name="ce203"/>
          <table:table-cell table:style-name="ce202"/>
          <table:table-cell office:value-type="float" office:value="-1077.2099999999991" table:formula="of:=[.G382]-[.D383]+[.E383]" table:style-name="ce202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ERETEKS NAKLİYE</text:p>
          </table:table-cell>
          <table:table-cell office:value-type="float" office:value="600" table:style-name="ce202">
            <text:p>600,00</text:p>
          </table:table-cell>
          <table:table-cell table:style-name="ce203"/>
          <table:table-cell table:style-name="ce202"/>
          <table:table-cell office:value-type="float" office:value="-1677.2099999999991" table:formula="of:=[.G383]-[.D384]+[.E384]" table:style-name="ce202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197">
            <text:p>17.09.2013</text:p>
          </table:table-cell>
          <table:table-cell office:value-type="string" table:style-name="ce197">
            <text:p>KREDİ 11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1731.7900000000009" table:formula="of:=[.G384]-[.D385]+[.E385]" table:style-name="ce202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lise arkası kira çek ahmet çalışkan</text:p>
          </table:table-cell>
          <table:table-cell table:style-name="ce202"/>
          <table:table-cell office:value-type="float" office:value="18700" table:style-name="ce203">
            <text:p>18.700,00</text:p>
          </table:table-cell>
          <table:table-cell table:style-name="ce202"/>
          <table:table-cell office:value-type="float" office:value="20431.79" table:formula="of:=[.G385]-[.D386]+[.E386]" table:style-name="ce202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197">
            <text:p>17.10.2013</text:p>
          </table:table-cell>
          <table:table-cell office:value-type="string" table:style-name="ce197">
            <text:p>KREDİ 12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23840.79" table:formula="of:=[.G386]-[.D387]+[.E387]" table:style-name="ce202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197">
            <text:p>23.10.2014</text:p>
          </table:table-cell>
          <table:table-cell office:value-type="string" table:style-name="ce197">
            <text:p>malzeme</text:p>
          </table:table-cell>
          <table:table-cell table:style-name="ce202"/>
          <table:table-cell office:value-type="float" office:value="120" table:style-name="ce203">
            <text:p>120,00</text:p>
          </table:table-cell>
          <table:table-cell table:style-name="ce202"/>
          <table:table-cell office:value-type="float" office:value="23960.79" table:formula="of:=[.G387]-[.D388]+[.E388]" table:style-name="ce202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nat okulu 6000 kiremit</text:p>
          </table:table-cell>
          <table:table-cell table:style-name="ce202"/>
          <table:table-cell office:value-type="float" office:value="3600" table:style-name="ce203">
            <text:p>3.600,00</text:p>
          </table:table-cell>
          <table:table-cell table:style-name="ce202"/>
          <table:table-cell office:value-type="float" office:value="27560.79" table:formula="of:=[.G388]-[.D389]+[.E389]" table:style-name="ce202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nat okulu 1000 mahya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28160.79" table:formula="of:=[.G389]-[.D390]+[.E390]" table:style-name="ce202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ğlık meslek 3000 kiremit</text:p>
          </table:table-cell>
          <table:table-cell table:style-name="ce202"/>
          <table:table-cell office:value-type="float" office:value="1800" table:style-name="ce203">
            <text:p>1.800,00</text:p>
          </table:table-cell>
          <table:table-cell table:style-name="ce202"/>
          <table:table-cell office:value-type="float" office:value="29960.79" table:formula="of:=[.G390]-[.D391]+[.E391]" table:style-name="ce202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orum tokat kiremit nakli 3 sefer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26960.79" table:formula="of:=[.G391]-[.D392]+[.E392]" table:style-name="ce202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teoroloji hesap</text:p>
          </table:table-cell>
          <table:table-cell table:style-name="ce202"/>
          <table:table-cell office:value-type="float" office:value="120" table:style-name="ce203">
            <text:p>120,00</text:p>
          </table:table-cell>
          <table:table-cell table:style-name="ce202"/>
          <table:table-cell office:value-type="float" office:value="27080.79" table:formula="of:=[.G392]-[.D393]+[.E393]" table:style-name="ce202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ufuk elektrik</text:p>
          </table:table-cell>
          <table:table-cell table:style-name="ce202"/>
          <table:table-cell office:value-type="float" office:value="180" table:style-name="ce203">
            <text:p>180,00</text:p>
          </table:table-cell>
          <table:table-cell table:style-name="ce202"/>
          <table:table-cell office:value-type="float" office:value="27260.79" table:formula="of:=[.G393]-[.D394]+[.E394]" table:style-name="ce202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aytoncuoğlu</text:p>
          </table:table-cell>
          <table:table-cell table:style-name="ce202"/>
          <table:table-cell office:value-type="float" office:value="190" table:style-name="ce203">
            <text:p>190,00</text:p>
          </table:table-cell>
          <table:table-cell table:style-name="ce202"/>
          <table:table-cell office:value-type="float" office:value="27450.79" table:formula="of:=[.G394]-[.D395]+[.E395]" table:style-name="ce202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197">
            <text:p>17.12.2014</text:p>
          </table:table-cell>
          <table:table-cell office:value-type="string" table:style-name="ce197">
            <text:p>KREDİ 11-12-13-14. TAKSİT</text:p>
          </table:table-cell>
          <table:table-cell table:style-name="ce202"/>
          <table:table-cell office:value-type="float" office:value="13636" table:style-name="ce203">
            <text:p>13.636,00</text:p>
          </table:table-cell>
          <table:table-cell table:style-name="ce202"/>
          <table:table-cell office:value-type="float" office:value="41086.79" table:formula="of:=[.G395]-[.D396]+[.E396]" table:style-name="ce202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kmer</text:p>
          </table:table-cell>
          <table:table-cell table:style-name="ce202"/>
          <table:table-cell office:value-type="float" office:value="466" table:style-name="ce203">
            <text:p>466,00</text:p>
          </table:table-cell>
          <table:table-cell table:style-name="ce202"/>
          <table:table-cell office:value-type="float" office:value="41552.79" table:formula="of:=[.G396]-[.D397]+[.E397]" table:style-name="ce202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gıda laboratuarı faturadan</text:p>
          </table:table-cell>
          <table:table-cell office:value-type="float" office:value="7460" table:style-name="ce202">
            <text:p>7.460,00</text:p>
          </table:table-cell>
          <table:table-cell table:style-name="ce203"/>
          <table:table-cell table:style-name="ce202"/>
          <table:table-cell office:value-type="float" office:value="34092.79" table:formula="of:=[.G397]-[.D398]+[.E398]" table:style-name="ce202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izme 4 ad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34142.79" table:formula="of:=[.G398]-[.D399]+[.E399]" table:style-name="ce202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 annemin maaş</text:p>
          </table:table-cell>
          <table:table-cell table:style-name="ce202"/>
          <table:table-cell office:value-type="float" office:value="1350" table:style-name="ce203">
            <text:p>1.350,00</text:p>
          </table:table-cell>
          <table:table-cell table:style-name="ce202"/>
          <table:table-cell office:value-type="float" office:value="35492.79" table:formula="of:=[.G399]-[.D400]+[.E400]" table:style-name="ce202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<text:s text:c="3"/>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35742.79" table:formula="of:=[.G400]-[.D401]+[.E401]" table:style-name="ce202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35792.79" table:formula="of:=[.G401]-[.D402]+[.E402]" table:style-name="ce202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</text:p>
          </table:table-cell>
          <table:table-cell table:style-name="ce202"/>
          <table:table-cell office:value-type="float" office:value="200" table:style-name="ce203">
            <text:p>200,00</text:p>
          </table:table-cell>
          <table:table-cell table:style-name="ce202"/>
          <table:table-cell office:value-type="float" office:value="35992.79" table:formula="of:=[.G402]-[.D403]+[.E403]" table:style-name="ce202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36392.79" table:formula="of:=[.G403]-[.D404]+[.E404]" table:style-name="ce202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ven 12 ad</text:p>
          </table:table-cell>
          <table:table-cell table:style-name="ce202"/>
          <table:table-cell office:value-type="float" office:value="36" table:style-name="ce203">
            <text:p>36,00</text:p>
          </table:table-cell>
          <table:table-cell table:style-name="ce202"/>
          <table:table-cell office:value-type="float" office:value="36428.79" table:formula="of:=[.G404]-[.D405]+[.E405]" table:style-name="ce202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ket bıç ve ydk 2 ad</text:p>
          </table:table-cell>
          <table:table-cell table:style-name="ce202"/>
          <table:table-cell office:value-type="float" office:value="10" table:style-name="ce203">
            <text:p>10,00</text:p>
          </table:table-cell>
          <table:table-cell table:style-name="ce202"/>
          <table:table-cell office:value-type="float" office:value="36438.79" table:formula="of:=[.G405]-[.D406]+[.E406]" table:style-name="ce202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2012 Ford Transit</text:p>
          </table:table-cell>
          <table:table-cell table:style-name="ce202"/>
          <table:table-cell office:value-type="float" office:value="55000" table:style-name="ce203">
            <text:p>55.000,00</text:p>
          </table:table-cell>
          <table:table-cell table:style-name="ce202"/>
          <table:table-cell office:value-type="float" office:value="91438.790000000008" table:formula="of:=[.G406]-[.D407]+[.E407]" table:style-name="ce20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ra Toplam</text:p>
          </table:table-cell>
          <table:table-cell office:value-type="float" office:value="86965" table:formula="of:=SUM([.D338:.D407])" table:style-name="ce205">
            <text:p>86.965,00</text:p>
          </table:table-cell>
          <table:table-cell office:value-type="float" office:value="205727" table:formula="of:=SUM([.E338:.E407])" table:style-name="ce215">
            <text:p>205.727,00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5"/>
          <table:table-cell table:style-name="ce215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table:number-columns-repeated="2" table:style-name="ce192"/>
          <table:table-cell table:style-name="ce203"/>
          <table:table-cell table:style-name="ce202"/>
          <table:table-cell office:value-type="float" office:value="91438.790000000008" table:formula="of:=[.G407]" table:style-name="ce20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Sanayi acentalar kira bedeli</text:p>
          </table:table-cell>
          <table:table-cell office:value-type="float" office:value="8500" table:style-name="ce202">
            <text:p>8.500,00</text:p>
          </table:table-cell>
          <table:table-cell table:style-name="ce203"/>
          <table:table-cell table:style-name="ce202"/>
          <table:table-cell office:value-type="float" office:value="82938.790000000008" table:formula="of:=[.G411]-[.D412]+[.E412]" table:style-name="ce202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Depo kira bedeli</text:p>
          </table:table-cell>
          <table:table-cell office:value-type="float" office:value="5500" table:style-name="ce202">
            <text:p>5.500,00</text:p>
          </table:table-cell>
          <table:table-cell table:style-name="ce203"/>
          <table:table-cell table:style-name="ce202"/>
          <table:table-cell office:value-type="float" office:value="77438.790000000008" table:formula="of:=[.G412]-[.D413]+[.E413]" table:style-name="ce202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8500" table:style-name="ce202">
            <text:p>8.500,00</text:p>
          </table:table-cell>
          <table:table-cell table:style-name="ce203"/>
          <table:table-cell table:style-name="ce202"/>
          <table:table-cell office:value-type="float" office:value="68938.790000000008" table:formula="of:=[.G413]-[.D414]+[.E414]" table:style-name="ce202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7859.06" table:style-name="ce202">
            <text:p>7.859,06</text:p>
          </table:table-cell>
          <table:table-cell table:style-name="ce203"/>
          <table:table-cell table:style-name="ce202"/>
          <table:table-cell office:value-type="float" office:value="61079.73000000001" table:formula="of:=[.G414]-[.D415]+[.E415]" table:style-name="ce202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4225" table:style-name="ce202">
            <text:p>4.225,00</text:p>
          </table:table-cell>
          <table:table-cell table:style-name="ce203"/>
          <table:table-cell table:style-name="ce202"/>
          <table:table-cell office:value-type="float" office:value="56854.73000000001" table:formula="of:=[.G415]-[.D416]+[.E416]" table:style-name="ce202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3800" table:style-name="ce202">
            <text:p>3.800,00</text:p>
          </table:table-cell>
          <table:table-cell table:style-name="ce203"/>
          <table:table-cell table:style-name="ce202"/>
          <table:table-cell office:value-type="float" office:value="53054.73000000001" table:formula="of:=[.G416]-[.D417]+[.E417]" table:style-name="ce20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4’e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53054.73000000001" table:formula="of:=[.G417]-[.D418]+[.E418]" table:style-name="ce20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206">
            <text:p>31.12.2013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125349.06" table:formula="of:=SUM([.D411:.D418])+[.D409]" table:style-name="ce208">
            <text:p>125.349,06</text:p>
          </table:table-cell>
          <table:table-cell office:value-type="float" office:value="205727" table:formula="of:=SUM([.E412:.E418])+[.E409]" table:style-name="ce209">
            <text:p>205.727,00</text:p>
          </table:table-cell>
          <table:table-cell table:style-name="ce208"/>
          <table:table-cell office:value-type="float" office:value="80377.94" table:formula="of:=[.E421]-[.D421]" table:style-name="ce21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200">
            <text:p>2014</text:p>
          </table:table-cell>
          <table:table-cell office:value-type="string" table:style-name="ce204">
            <text:p>2013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53054.73000000001" table:formula="of:=[.G418]" table:style-name="ce20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53054.73000000001" table:formula="of:=[.G422]-[.D423]+[.E423]" table:style-name="ce202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197">
            <text:p>17.01.2014</text:p>
          </table:table-cell>
          <table:table-cell office:value-type="string" table:style-name="ce197">
            <text:p>KREDİ 15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56463.73000000001" table:formula="of:=[.G423]-[.D424]+[.E424]" table:style-name="ce202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197">
            <text:p>17.02.2014</text:p>
          </table:table-cell>
          <table:table-cell office:value-type="string" table:style-name="ce197">
            <text:p>KREDİ 16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59872.73000000001" table:formula="of:=[.G424]-[.D425]+[.E425]" table:style-name="ce202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228">
            <text:p>07.03.2014</text:p>
          </table:table-cell>
          <table:table-cell office:value-type="string" table:style-name="ce229">
            <text:p>ali balcı işbank</text:p>
          </table:table-cell>
          <table:table-cell office:value-type="float" office:value="80000" table:style-name="ce230">
            <text:p>80.000,00</text:p>
          </table:table-cell>
          <table:table-cell table:style-name="ce231"/>
          <table:table-cell table:style-name="ce230"/>
          <table:table-cell office:value-type="float" office:value="-20127.26999999999" table:formula="of:=[.G425]-[.D426]+[.E426]" table:style-name="ce232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197">
            <text:p>17.03.2014</text:p>
          </table:table-cell>
          <table:table-cell office:value-type="string" table:style-name="ce197">
            <text:p>KREDİ 17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6718.26999999999" table:formula="of:=[.G426]-[.D427]+[.E427]" table:style-name="ce202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197">
            <text:p>20.03.2014</text:p>
          </table:table-cell>
          <table:table-cell office:value-type="string" table:style-name="ce197">
            <text:p>qali balcı işbank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-36718.26999999999" table:formula="of:=[.G427]-[.D428]+[.E428]" table:style-name="ce202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197">
            <text:p>25.03.2014</text:p>
          </table:table-cell>
          <table:table-cell office:value-type="string" table:style-name="ce197">
            <text:p>serkana çek için</text:p>
          </table:table-cell>
          <table:table-cell office:value-type="float" office:value="11700" table:style-name="ce202">
            <text:p>11.700,00</text:p>
          </table:table-cell>
          <table:table-cell table:style-name="ce203"/>
          <table:table-cell table:style-name="ce202"/>
          <table:table-cell office:value-type="float" office:value="-48418.26999999999" table:formula="of:=[.G428]-[.D429]+[.E429]" table:style-name="ce202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7">
            <text:p>31.03.2014</text:p>
          </table:table-cell>
          <table:table-cell office:value-type="string" table:style-name="ce197">
            <text:p>serkana çek için</text:p>
          </table:table-cell>
          <table:table-cell office:value-type="float" office:value="22000" table:style-name="ce202">
            <text:p>22.000,00</text:p>
          </table:table-cell>
          <table:table-cell table:style-name="ce203"/>
          <table:table-cell table:style-name="ce202"/>
          <table:table-cell office:value-type="float" office:value="-70418.26999999999" table:formula="of:=[.G429]-[.D430]+[.E430]" table:style-name="ce202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7">
            <text:p>31.03.2014</text:p>
          </table:table-cell>
          <table:table-cell office:value-type="string" table:style-name="ce197">
            <text:p>hmb ygv</text:p>
          </table:table-cell>
          <table:table-cell office:value-type="float" office:value="91.54" table:style-name="ce202">
            <text:p>91,54</text:p>
          </table:table-cell>
          <table:table-cell table:style-name="ce203"/>
          <table:table-cell table:style-name="ce202"/>
          <table:table-cell office:value-type="float" office:value="-70509.809999999983" table:formula="of:=[.G430]-[.D431]+[.E431]" table:style-name="ce202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zan ygv</text:p>
          </table:table-cell>
          <table:table-cell office:value-type="float" office:value="758.12" table:style-name="ce202">
            <text:p>758,12</text:p>
          </table:table-cell>
          <table:table-cell table:style-name="ce203"/>
          <table:table-cell table:style-name="ce202"/>
          <table:table-cell office:value-type="float" office:value="-71267.929999999978" table:formula="of:=[.G431]-[.D432]+[.E432]" table:style-name="ce202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yşe balcı gv</text:p>
          </table:table-cell>
          <table:table-cell office:value-type="float" office:value="693.7" table:style-name="ce202">
            <text:p>693,70</text:p>
          </table:table-cell>
          <table:table-cell table:style-name="ce203"/>
          <table:table-cell table:style-name="ce202"/>
          <table:table-cell office:value-type="float" office:value="-71961.629999999976" table:formula="of:=[.G432]-[.D433]+[.E433]" table:style-name="ce202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pimapen senet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-72961.629999999976" table:formula="of:=[.G433]-[.D434]+[.E434]" table:style-name="ce202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197">
            <text:p>31.03.2014</text:p>
          </table:table-cell>
          <table:table-cell office:value-type="string" table:style-name="ce197">
            <text:p>ali balcı işbank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-92961.629999999976" table:formula="of:=[.G434]-[.D435]+[.E435]" table:style-name="ce202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u mlz</text:p>
          </table:table-cell>
          <table:table-cell table:style-name="ce202"/>
          <table:table-cell office:value-type="float" office:value="88" table:style-name="ce203">
            <text:p>88,00</text:p>
          </table:table-cell>
          <table:table-cell table:style-name="ce202"/>
          <table:table-cell office:value-type="float" office:value="-92873.629999999976" table:formula="of:=[.G435]-[.D436]+[.E436]" table:style-name="ce202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197">
            <text:p>02.04.2014</text:p>
          </table:table-cell>
          <table:table-cell office:value-type="string" table:style-name="ce197">
            <text:p>fatih aydın</text:p>
          </table:table-cell>
          <table:table-cell office:value-type="float" office:value="2100" table:style-name="ce202">
            <text:p>2.100,00</text:p>
          </table:table-cell>
          <table:table-cell table:style-name="ce203"/>
          <table:table-cell table:style-name="ce202"/>
          <table:table-cell office:value-type="float" office:value="-94973.629999999976" table:formula="of:=[.G436]-[.D437]+[.E437]" table:style-name="ce202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-94723.629999999976" table:formula="of:=[.G437]-[.D438]+[.E438]" table:style-name="ce202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 ali balcıya san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-94673.629999999976" table:formula="of:=[.G438]-[.D439]+[.E439]" table:style-name="ce202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197">
            <text:p>17.04.2014</text:p>
          </table:table-cell>
          <table:table-cell office:value-type="string" table:style-name="ce197">
            <text:p>KREDİ 18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91264.629999999976" table:formula="of:=[.G439]-[.D440]+[.E440]" table:style-name="ce202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197">
            <text:p>15.05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1500" table:style-name="ce203">
            <text:p>1.500,00</text:p>
          </table:table-cell>
          <table:table-cell table:style-name="ce202"/>
          <table:table-cell office:value-type="float" office:value="-89764.629999999976" table:formula="of:=[.G440]-[.D441]+[.E441]" table:style-name="ce202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197">
            <text:p>28.05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-89514.629999999976" table:formula="of:=[.G441]-[.D442]+[.E442]" table:style-name="ce202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ade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-89614.629999999976" table:formula="of:=[.G442]-[.D443]+[.E443]" table:style-name="ce202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cı ustaya</text:p>
          </table:table-cell>
          <table:table-cell table:style-name="ce202"/>
          <table:table-cell office:value-type="float" office:value="200" table:style-name="ce203">
            <text:p>200,00</text:p>
          </table:table-cell>
          <table:table-cell table:style-name="ce202"/>
          <table:table-cell office:value-type="float" office:value="-89414.629999999976" table:formula="of:=[.G443]-[.D444]+[.E444]" table:style-name="ce202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197">
            <text:p>24.06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88914.629999999976" table:formula="of:=[.G444]-[.D445]+[.E445]" table:style-name="ce202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197">
            <text:p>17.05.2014</text:p>
          </table:table-cell>
          <table:table-cell office:value-type="string" table:style-name="ce197">
            <text:p>KREDİ 19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85505.629999999976" table:formula="of:=[.G445]-[.D446]+[.E446]" table:style-name="ce202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197">
            <text:p>17.06.2014</text:p>
          </table:table-cell>
          <table:table-cell office:value-type="string" table:style-name="ce197">
            <text:p>KREDİ 20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82096.629999999976" table:formula="of:=[.G446]-[.D447]+[.E447]" table:style-name="ce202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197">
            <text:p>17.07.2014</text:p>
          </table:table-cell>
          <table:table-cell office:value-type="string" table:style-name="ce197">
            <text:p>KREDİ 21.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78687.629999999976" table:formula="of:=[.G447]-[.D448]+[.E448]" table:style-name="ce202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197">
            <text:p>21.07.2014</text:p>
          </table:table-cell>
          <table:table-cell office:value-type="string" table:style-name="ce197">
            <text:p>ssk</text:p>
          </table:table-cell>
          <table:table-cell table:style-name="ce202"/>
          <table:table-cell office:value-type="float" office:value="640" table:style-name="ce203">
            <text:p>640,00</text:p>
          </table:table-cell>
          <table:table-cell table:style-name="ce202"/>
          <table:table-cell office:value-type="float" office:value="-78047.629999999976" table:formula="of:=[.G448]-[.D449]+[.E449]" table:style-name="ce202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197">
            <text:p>30.06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8000" table:style-name="ce203">
            <text:p>8.000,00</text:p>
          </table:table-cell>
          <table:table-cell table:style-name="ce202"/>
          <table:table-cell office:value-type="float" office:value="-70047.629999999976" table:formula="of:=[.G449]-[.D450]+[.E450]" table:style-name="ce202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197">
            <text:p>14.07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50047.629999999976" table:formula="of:=[.G450]-[.D451]+[.E451]" table:style-name="ce202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197">
            <text:p>17.07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6500" table:style-name="ce203">
            <text:p>6.500,00</text:p>
          </table:table-cell>
          <table:table-cell table:style-name="ce202"/>
          <table:table-cell office:value-type="float" office:value="-43547.629999999976" table:formula="of:=[.G451]-[.D452]+[.E452]" table:style-name="ce202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197">
            <text:p>22.07.2014</text:p>
          </table:table-cell>
          <table:table-cell office:value-type="string" table:style-name="ce197">
            <text:p>ssk</text:p>
          </table:table-cell>
          <table:table-cell table:style-name="ce202"/>
          <table:table-cell office:value-type="float" office:value="2250" table:style-name="ce203">
            <text:p>2.250,00</text:p>
          </table:table-cell>
          <table:table-cell table:style-name="ce202"/>
          <table:table-cell office:value-type="float" office:value="-41297.629999999976" table:formula="of:=[.G452]-[.D453]+[.E453]" table:style-name="ce202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197">
            <text:p>23.07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21297.629999999976" table:formula="of:=[.G453]-[.D454]+[.E454]" table:style-name="ce202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197">
            <text:p>06.08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8297.629999999976" table:formula="of:=[.G454]-[.D455]+[.E455]" table:style-name="ce202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197">
            <text:p>17.08.2014</text:p>
          </table:table-cell>
          <table:table-cell office:value-type="string" table:style-name="ce197">
            <text:p>KREDİ 22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4888.629999999976" table:formula="of:=[.G455]-[.D456]+[.E456]" table:style-name="ce202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197">
            <text:p>23.08.2014</text:p>
          </table:table-cell>
          <table:table-cell office:value-type="string" table:style-name="ce197">
            <text:p>çizme eldiven</text:p>
          </table:table-cell>
          <table:table-cell table:style-name="ce202"/>
          <table:table-cell office:value-type="float" office:value="57" table:style-name="ce203">
            <text:p>57,00</text:p>
          </table:table-cell>
          <table:table-cell table:style-name="ce202"/>
          <table:table-cell office:value-type="float" office:value="-14831.629999999976" table:formula="of:=[.G456]-[.D457]+[.E457]" table:style-name="ce202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197">
            <text:p>27.08.2014</text:p>
          </table:table-cell>
          <table:table-cell office:value-type="string" table:style-name="ce197">
            <text:p>denizbank doğuş</text:p>
          </table:table-cell>
          <table:table-cell office:value-type="float" office:value="80000" table:style-name="ce202">
            <text:p>80.000,00</text:p>
          </table:table-cell>
          <table:table-cell table:style-name="ce215"/>
          <table:table-cell table:style-name="ce205"/>
          <table:table-cell office:value-type="float" office:value="-94831.629999999976" table:formula="of:=[.G457]-[.D458]+[.E458]" table:style-name="ce202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193">
            <text:p>09.02.2014</text:p>
          </table:table-cell>
          <table:table-cell office:value-type="string" table:style-name="ce193">
            <text:p>denizbank doğuş</text:p>
          </table:table-cell>
          <table:table-cell office:value-type="float" office:value="65000" table:style-name="ce194">
            <text:p>65.000,00</text:p>
          </table:table-cell>
          <table:table-cell table:style-name="ce233"/>
          <table:table-cell table:style-name="ce205"/>
          <table:table-cell office:value-type="float" office:value="-159831.62999999998" table:formula="of:=[.G458]-[.D459]+[.E459]" table:style-name="ce202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197">
            <text:p>01.09.2014</text:p>
          </table:table-cell>
          <table:table-cell office:value-type="string" table:style-name="ce197">
            <text:p>ali balcı işbank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56831.62999999998" table:formula="of:=[.G459]-[.D460]+[.E460]" table:style-name="ce202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197">
            <text:p>05.09.2014</text:p>
          </table:table-cell>
          <table:table-cell office:value-type="string" table:style-name="ce197">
            <text:p>İş 800 e aktarılan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51831.62999999998" table:formula="of:=[.G460]-[.D461]+[.E461]" table:style-name="ce202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HMET SAMUR KARO KK</text:p>
          </table:table-cell>
          <table:table-cell office:value-type="float" office:value="400" table:style-name="ce202">
            <text:p>400,00</text:p>
          </table:table-cell>
          <table:table-cell table:style-name="ce203"/>
          <table:table-cell table:style-name="ce202"/>
          <table:table-cell office:value-type="float" office:value="-152231.62999999998" table:formula="of:=[.G461]-[.D462]+[.E462]" table:style-name="ce202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193">
            <text:p>09.26.2014</text:p>
          </table:table-cell>
          <table:table-cell office:value-type="string" table:style-name="ce193">
            <text:p>İş 800 e aktarılan</text:p>
          </table:table-cell>
          <table:table-cell table:style-name="ce194"/>
          <table:table-cell office:value-type="float" office:value="3000" table:style-name="ce195">
            <text:p>3.000,00</text:p>
          </table:table-cell>
          <table:table-cell table:style-name="ce202"/>
          <table:table-cell office:value-type="float" office:value="-149231.62999999998" table:formula="of:=[.G462]-[.D463]+[.E463]" table:style-name="ce202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deniz kredi 1. tkst için</text:p>
          </table:table-cell>
          <table:table-cell table:style-name="ce194"/>
          <table:table-cell office:value-type="float" office:value="1000" table:style-name="ce195">
            <text:p>1.000,00</text:p>
          </table:table-cell>
          <table:table-cell table:style-name="ce202"/>
          <table:table-cell office:value-type="float" office:value="-148231.62999999998" table:formula="of:=[.G463]-[.D464]+[.E464]" table:style-name="ce202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197">
            <text:p>30.09.2014</text:p>
          </table:table-cell>
          <table:table-cell office:value-type="string" table:style-name="ce197">
            <text:p>şekerbank bch a</text:p>
          </table:table-cell>
          <table:table-cell table:style-name="ce202"/>
          <table:table-cell office:value-type="float" office:value="100000" table:style-name="ce203">
            <text:p>100.000,00</text:p>
          </table:table-cell>
          <table:table-cell table:style-name="ce202"/>
          <table:table-cell office:value-type="float" office:value="-48231.629999999976" table:formula="of:=[.G464]-[.D465]+[.E465]" table:style-name="ce202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yıldız tic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-51231.629999999976" table:formula="of:=[.G465]-[.D466]+[.E466]" table:style-name="ce202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46231.629999999976" table:formula="of:=[.G466]-[.D467]+[.E467]" table:style-name="ce202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iven</text:p>
          </table:table-cell>
          <table:table-cell table:style-name="ce202"/>
          <table:table-cell office:value-type="float" office:value="28" table:style-name="ce203">
            <text:p>28,00</text:p>
          </table:table-cell>
          <table:table-cell table:style-name="ce202"/>
          <table:table-cell office:value-type="float" office:value="-46203.629999999976" table:formula="of:=[.G467]-[.D468]+[.E468]" table:style-name="ce202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çizme<text:s text:c="2"/></text:p>
          </table:table-cell>
          <table:table-cell table:style-name="ce194"/>
          <table:table-cell office:value-type="float" office:value="15" table:style-name="ce195">
            <text:p>15,00</text:p>
          </table:table-cell>
          <table:table-cell table:style-name="ce202"/>
          <table:table-cell office:value-type="float" office:value="-46188.629999999976" table:formula="of:=[.G468]-[.D469]+[.E469]" table:style-name="ce202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197">
            <text:p>17.09.2014</text:p>
          </table:table-cell>
          <table:table-cell office:value-type="string" table:style-name="ce197">
            <text:p>KREDİ 23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42779.629999999976" table:formula="of:=[.G469]-[.D470]+[.E470]" table:style-name="ce202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197">
            <text:p>13.10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850" table:style-name="ce203">
            <text:p>850,00</text:p>
          </table:table-cell>
          <table:table-cell table:style-name="ce202"/>
          <table:table-cell office:value-type="float" office:value="-41929.629999999976" table:formula="of:=[.G470]-[.D471]+[.E471]" table:style-name="ce202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197">
            <text:p>15.10.2014</text:p>
          </table:table-cell>
          <table:table-cell office:value-type="string" table:style-name="ce197">
            <text:p>elden ali balcıya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37929.629999999976" table:formula="of:=[.G471]-[.D472]+[.E472]" table:style-name="ce202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197">
            <text:p>17.10.2014</text:p>
          </table:table-cell>
          <table:table-cell office:value-type="string" table:style-name="ce197">
            <text:p>KREDİ 24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34520.629999999976" table:formula="of:=[.G472]-[.D473]+[.E473]" table:style-name="ce202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193">
            <text:p>10.16.2014</text:p>
          </table:table-cell>
          <table:table-cell office:value-type="string" table:style-name="ce193">
            <text:p>iş kredi</text:p>
          </table:table-cell>
          <table:table-cell table:style-name="ce194"/>
          <table:table-cell office:value-type="float" office:value="1727" table:style-name="ce195">
            <text:p>1.727,00</text:p>
          </table:table-cell>
          <table:table-cell table:style-name="ce202"/>
          <table:table-cell office:value-type="float" office:value="-32793.629999999976" table:formula="of:=[.G473]-[.D474]+[.E474]" table:style-name="ce202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193">
            <text:p>10.26.2014</text:p>
          </table:table-cell>
          <table:table-cell office:value-type="string" table:style-name="ce193">
            <text:p>deniz kredi 2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26028.629999999976" table:formula="of:=[.G474]-[.D475]+[.E475]" table:style-name="ce202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çivi köpük çizme</text:p>
          </table:table-cell>
          <table:table-cell table:style-name="ce194"/>
          <table:table-cell office:value-type="float" office:value="70" table:style-name="ce195">
            <text:p>70,00</text:p>
          </table:table-cell>
          <table:table-cell table:style-name="ce202"/>
          <table:table-cell office:value-type="float" office:value="-25958.629999999976" table:formula="of:=[.G475]-[.D476]+[.E476]" table:style-name="ce202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193">
            <text:p>11.03.2014</text:p>
          </table:table-cell>
          <table:table-cell office:value-type="string" table:style-name="ce193">
            <text:p>623087 hesaba</text:p>
          </table:table-cell>
          <table:table-cell table:style-name="ce194"/>
          <table:table-cell office:value-type="float" office:value="2782" table:style-name="ce195">
            <text:p>2.782,00</text:p>
          </table:table-cell>
          <table:table-cell table:style-name="ce202"/>
          <table:table-cell office:value-type="float" office:value="-23176.629999999976" table:formula="of:=[.G476]-[.D477]+[.E477]" table:style-name="ce202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197">
            <text:p>17.11.2014</text:p>
          </table:table-cell>
          <table:table-cell office:value-type="string" table:style-name="ce197">
            <text:p>KREDİ 25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9767.629999999976" table:formula="of:=[.G477]-[.D478]+[.E478]" table:style-name="ce202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kadıoğlu kk ile ödeme</text:p>
          </table:table-cell>
          <table:table-cell office:value-type="float" office:value="8500" table:style-name="ce194">
            <text:p>8.500,00</text:p>
          </table:table-cell>
          <table:table-cell table:style-name="ce195"/>
          <table:table-cell table:style-name="ce202"/>
          <table:table-cell office:value-type="float" office:value="-28267.629999999976" table:formula="of:=[.G478]-[.D479]+[.E479]" table:style-name="ce202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sanayide elden</text:p>
          </table:table-cell>
          <table:table-cell table:style-name="ce194"/>
          <table:table-cell office:value-type="float" office:value="450" table:style-name="ce195">
            <text:p>450,00</text:p>
          </table:table-cell>
          <table:table-cell table:style-name="ce202"/>
          <table:table-cell office:value-type="float" office:value="-27817.629999999976" table:formula="of:=[.G479]-[.D480]+[.E480]" table:style-name="ce202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Çivi 25 kg</text:p>
          </table:table-cell>
          <table:table-cell table:style-name="ce194"/>
          <table:table-cell office:value-type="float" office:value="60" table:style-name="ce195">
            <text:p>60,00</text:p>
          </table:table-cell>
          <table:table-cell table:style-name="ce202"/>
          <table:table-cell office:value-type="float" office:value="-27757.629999999976" table:formula="of:=[.G480]-[.D481]+[.E481]" table:style-name="ce202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eldiven beybi 3*12</text:p>
          </table:table-cell>
          <table:table-cell table:style-name="ce194"/>
          <table:table-cell office:value-type="float" office:value="36" table:style-name="ce195">
            <text:p>36,00</text:p>
          </table:table-cell>
          <table:table-cell table:style-name="ce202"/>
          <table:table-cell office:value-type="float" office:value="-27721.629999999976" table:formula="of:=[.G481]-[.D482]+[.E482]" table:style-name="ce202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eldiven <text:s/>beybi</text:p>
          </table:table-cell>
          <table:table-cell table:style-name="ce194"/>
          <table:table-cell office:value-type="float" office:value="72" table:style-name="ce195">
            <text:p>72,00</text:p>
          </table:table-cell>
          <table:table-cell table:style-name="ce202"/>
          <table:table-cell office:value-type="float" office:value="-27649.629999999976" table:formula="of:=[.G482]-[.D483]+[.E483]" table:style-name="ce202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eldiven uni</text:p>
          </table:table-cell>
          <table:table-cell table:style-name="ce194"/>
          <table:table-cell office:value-type="float" office:value="48" table:style-name="ce195">
            <text:p>48,00</text:p>
          </table:table-cell>
          <table:table-cell table:style-name="ce202"/>
          <table:table-cell office:value-type="float" office:value="-27601.629999999976" table:formula="of:=[.G483]-[.D484]+[.E484]" table:style-name="ce202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eldiven uni</text:p>
          </table:table-cell>
          <table:table-cell table:style-name="ce194"/>
          <table:table-cell office:value-type="float" office:value="48" table:style-name="ce195">
            <text:p>48,00</text:p>
          </table:table-cell>
          <table:table-cell table:style-name="ce202"/>
          <table:table-cell office:value-type="float" office:value="-27553.629999999976" table:formula="of:=[.G484]-[.D485]+[.E485]" table:style-name="ce202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193">
            <text:p>11.26.2014</text:p>
          </table:table-cell>
          <table:table-cell office:value-type="string" table:style-name="ce193">
            <text:p>deniz kredi 3/60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20788.629999999976" table:formula="of:=[.G485]-[.D486]+[.E486]" table:style-name="ce202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197">
            <text:p>17.12.2014</text:p>
          </table:table-cell>
          <table:table-cell office:value-type="string" table:style-name="ce197">
            <text:p>KREDİ 26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7379.629999999976" table:formula="of:=[.G486]-[.D487]+[.E487]" table:style-name="ce202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193">
            <text:p>12.26.2014</text:p>
          </table:table-cell>
          <table:table-cell office:value-type="string" table:style-name="ce193">
            <text:p>deniz kredi 4/60 <text:s text:c="2"/>6600 çek ile ödendi</text:p>
          </table:table-cell>
          <table:table-cell table:style-name="ce194"/>
          <table:table-cell table:style-name="ce195"/>
          <table:table-cell table:style-name="ce202"/>
          <table:table-cell office:value-type="float" office:value="-17379.629999999976" table:formula="of:=[.G487]-[.D488]+[.E488]" table:style-name="ce202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deniz kredi için</text:p>
          </table:table-cell>
          <table:table-cell table:style-name="ce194"/>
          <table:table-cell office:value-type="float" office:value="160" table:style-name="ce195">
            <text:p>160,00</text:p>
          </table:table-cell>
          <table:table-cell table:style-name="ce202"/>
          <table:table-cell office:value-type="float" office:value="-17219.629999999976" table:formula="of:=[.G488]-[.D489]+[.E489]" table:style-name="ce202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234"/>
          <table:table-cell office:value-type="string" table:style-name="ce235">
            <text:p>SANAYİ dükkan satışından</text:p>
          </table:table-cell>
          <table:table-cell office:value-type="float" office:value="100000" table:style-name="ce236">
            <text:p>100.000,00</text:p>
          </table:table-cell>
          <table:table-cell table:style-name="ce237"/>
          <table:table-cell table:style-name="ce238"/>
          <table:table-cell office:value-type="float" office:value="-117219.62999999998" table:formula="of:=[.G489]-[.D490]+[.E490]" table:style-name="ce232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TİLA BALCI EV BODRUM YALITIMI</text:p>
          </table:table-cell>
          <table:table-cell table:style-name="ce194"/>
          <table:table-cell office:value-type="float" office:value="1960" table:style-name="ce195">
            <text:p>1.960,00</text:p>
          </table:table-cell>
          <table:table-cell table:style-name="ce202"/>
          <table:table-cell office:value-type="float" office:value="-115259.62999999998" table:formula="of:=[.G490]-[.D491]+[.E491]" table:style-name="ce20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202"/>
          <table:table-cell office:value-type="float" office:value="-115259.62999999998" table:formula="of:=[.G491]-[.D492]+[.E492]" table:style-name="ce20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ra Toplam</text:p>
          </table:table-cell>
          <table:table-cell office:value-type="float" office:value="415343.35999999999" table:formula="of:=SUM([.D423:.D491])" table:style-name="ce205">
            <text:p>415.343,36</text:p>
          </table:table-cell>
          <table:table-cell office:value-type="float" office:value="247029" table:formula="of:=SUM([.E423:.E491])" table:style-name="ce215">
            <text:p>247.029,00</text:p>
          </table:table-cell>
          <table:table-cell table:number-columns-repeated="2" table:style-name="ce205"/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TİLA BALCI EV BODRUM YALITIMI</text:p>
          </table:table-cell>
          <table:table-cell table:style-name="ce194"/>
          <table:table-cell table:style-name="ce195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XPS 2 CM 11*15=165 M2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XPS 3 CM 14*10.5=147 M2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XPS YAPIŞTIRICI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11*60=660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14*60=840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46*10=460</text:p>
          </table:table-cell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table:number-columns-repeated="2" table:style-name="ce192"/>
          <table:table-cell table:style-name="ce195"/>
          <table:table-cell table:style-name="ce194"/>
          <table:table-cell office:value-type="float" office:value="-115259.62999999998" table:formula="of:=[.G492]" table:style-name="ce20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Sanayi acentalar kira bedeli</text:p>
          </table:table-cell>
          <table:table-cell office:value-type="float" office:value="10000" table:style-name="ce194">
            <text:p>10.000,00</text:p>
          </table:table-cell>
          <table:table-cell table:style-name="ce195"/>
          <table:table-cell table:style-name="ce194"/>
          <table:table-cell office:value-type="float" office:value="-125259.62999999998" table:formula="of:=[.G502]-[.D503]+[.E503]" table:style-name="ce202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Hızarhane Depo kira bedeli</text:p>
          </table:table-cell>
          <table:table-cell office:value-type="float" office:value="6000" table:style-name="ce194">
            <text:p>6.000,00</text:p>
          </table:table-cell>
          <table:table-cell table:style-name="ce195"/>
          <table:table-cell table:style-name="ce194"/>
          <table:table-cell office:value-type="float" office:value="-131259.62999999998" table:formula="of:=[.G503]-[.D504]+[.E504]" table:style-name="ce202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Hızarhane yıkama kira bedeli</text:p>
          </table:table-cell>
          <table:table-cell office:value-type="float" office:value="9350" table:style-name="ce194">
            <text:p>9.350,00</text:p>
          </table:table-cell>
          <table:table-cell table:style-name="ce195"/>
          <table:table-cell table:style-name="ce194"/>
          <table:table-cell office:value-type="float" office:value="-140609.62999999998" table:formula="of:=[.G504]-[.D505]+[.E505]" table:style-name="ce202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Lise Arkası Kira Bedeli</text:p>
          </table:table-cell>
          <table:table-cell office:value-type="float" office:value="3002.15" table:style-name="ce194">
            <text:p>3.002,15</text:p>
          </table:table-cell>
          <table:table-cell table:style-name="ce195"/>
          <table:table-cell table:style-name="ce194"/>
          <table:table-cell office:value-type="float" office:value="-143611.77999999997" table:formula="of:=[.G505]-[.D506]+[.E506]" table:style-name="ce202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Paşa Kira Bedeli Atila BALCI</text:p>
          </table:table-cell>
          <table:table-cell office:value-type="float" office:value="6111.81" table:style-name="ce194">
            <text:p>6.111,81</text:p>
          </table:table-cell>
          <table:table-cell table:style-name="ce195"/>
          <table:table-cell table:style-name="ce194"/>
          <table:table-cell office:value-type="float" office:value="-149723.58999999997" table:formula="of:=[.G506]-[.D507]+[.E507]" table:style-name="ce202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Paşa Kira Bedeli İsmail BALCI</text:p>
          </table:table-cell>
          <table:table-cell office:value-type="float" office:value="5427.78" table:style-name="ce194">
            <text:p>5.427,78</text:p>
          </table:table-cell>
          <table:table-cell table:style-name="ce195"/>
          <table:table-cell table:style-name="ce194"/>
          <table:table-cell office:value-type="float" office:value="-155151.36999999997" table:formula="of:=[.G507]-[.D508]+[.E508]" table:style-name="ce20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239">
            <text:p>2014 SONU DOĞUŞ BORÇLU</text:p>
          </table:table-cell>
          <table:table-cell table:style-name="ce194"/>
          <table:table-cell table:style-name="ce195"/>
          <table:table-cell table:style-name="ce194"/>
          <table:table-cell office:value-type="float" office:value="-155151.36999999997" table:formula="of:=[.G508]-[.D509]+[.E509]" table:style-name="ce20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5’e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155151.36999999997" table:formula="of:=[.G509]-[.D510]+[.E510]" table:style-name="ce20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206">
            <text:p>31.12.2014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455235.1" table:formula="of:=SUM([.D502:.D510])+[.D493]" table:style-name="ce208">
            <text:p>455.235,10</text:p>
          </table:table-cell>
          <table:table-cell office:value-type="float" office:value="247029" table:formula="of:=SUM([.E503:.E510])+[.E493]" table:style-name="ce209">
            <text:p>247.029,00</text:p>
          </table:table-cell>
          <table:table-cell table:style-name="ce208"/>
          <table:table-cell office:value-type="float" office:value="-208206.09999999998" table:formula="of:=[.E513]-[.D513]" table:style-name="ce21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5" table:style-name="ce200">
            <text:p>2015</text:p>
          </table:table-cell>
          <table:table-cell office:value-type="string" table:style-name="ce204">
            <text:p>2014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155151.36999999997" table:formula="of:=[.G510]" table:style-name="ce20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197">
            <text:p>08.01.2015</text:p>
          </table:table-cell>
          <table:table-cell office:value-type="string" table:style-name="ce197">
            <text:p>kadıoğlu yavuz kk</text:p>
          </table:table-cell>
          <table:table-cell office:value-type="float" office:value="1800" table:style-name="ce202">
            <text:p>1.800,00</text:p>
          </table:table-cell>
          <table:table-cell table:style-name="ce203"/>
          <table:table-cell table:style-name="ce202"/>
          <table:table-cell office:value-type="float" office:value="-156951.36999999997" table:formula="of:=[.G515]-[.D516]+[.E516]" table:style-name="ce202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197">
            <text:p>08.01.2015</text:p>
          </table:table-cell>
          <table:table-cell office:value-type="string" table:style-name="ce197">
            <text:p>ankara akbank eft kepçe için</text:p>
          </table:table-cell>
          <table:table-cell table:style-name="ce202"/>
          <table:table-cell office:value-type="float" office:value="1650" table:style-name="ce203">
            <text:p>1.650,00</text:p>
          </table:table-cell>
          <table:table-cell table:style-name="ce202"/>
          <table:table-cell office:value-type="float" office:value="-155301.36999999997" table:formula="of:=[.G516]-[.D517]+[.E517]" table:style-name="ce202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balcı elde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155201.36999999997" table:formula="of:=[.G517]-[.D518]+[.E518]" table:style-name="ce202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ERKAN KAYALAR TEMİNAT İÇİN BCH TAN</text:p>
          </table:table-cell>
          <table:table-cell table:style-name="ce205"/>
          <table:table-cell office:value-type="float" office:value="80000" table:style-name="ce203">
            <text:p>80.000,00</text:p>
          </table:table-cell>
          <table:table-cell table:style-name="ce202"/>
          <table:table-cell office:value-type="float" office:value="-75201.369999999966" table:formula="of:=[.G518]-[.D519]+[.E519]" table:style-name="ce202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193">
            <text:p>01.20.2015</text:p>
          </table:table-cell>
          <table:table-cell office:value-type="string" table:style-name="ce193">
            <text:p>ALİ BALCI ELDEN</text:p>
          </table:table-cell>
          <table:table-cell office:value-type="float" office:value="8000" table:style-name="ce194">
            <text:p>8.000,00</text:p>
          </table:table-cell>
          <table:table-cell table:style-name="ce195"/>
          <table:table-cell table:style-name="ce202"/>
          <table:table-cell office:value-type="float" office:value="-83201.369999999966" table:formula="of:=[.G519]-[.D520]+[.E520]" table:style-name="ce202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193">
            <text:p>01.26.2015</text:p>
          </table:table-cell>
          <table:table-cell office:value-type="string" table:style-name="ce193">
            <text:p>DENİZ KREDİ 5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76436.369999999966" table:formula="of:=[.G520]-[.D521]+[.E521]" table:style-name="ce202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197">
            <text:p>17.01.2015</text:p>
          </table:table-cell>
          <table:table-cell office:value-type="string" table:style-name="ce197">
            <text:p>KREDİ 27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73027.369999999966" table:formula="of:=[.G521]-[.D522]+[.E522]" table:style-name="ce202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dv</text:p>
          </table:table-cell>
          <table:table-cell office:value-type="float" office:value="30" table:style-name="ce202">
            <text:p>30,00</text:p>
          </table:table-cell>
          <table:table-cell table:style-name="ce203"/>
          <table:table-cell table:style-name="ce202"/>
          <table:table-cell office:value-type="float" office:value="-73057.369999999966" table:formula="of:=[.G522]-[.D523]+[.E523]" table:style-name="ce202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tğj</text:p>
          </table:table-cell>
          <table:table-cell office:value-type="float" office:value="70" table:style-name="ce202">
            <text:p>70,00</text:p>
          </table:table-cell>
          <table:table-cell table:style-name="ce203"/>
          <table:table-cell table:style-name="ce202"/>
          <table:table-cell office:value-type="float" office:value="-73127.369999999966" table:formula="of:=[.G523]-[.D524]+[.E524]" table:style-name="ce202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apu için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72827.369999999966" table:formula="of:=[.G524]-[.D525]+[.E525]" table:style-name="ce202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197">
            <text:p>10.02.2015</text:p>
          </table:table-cell>
          <table:table-cell office:value-type="string" table:style-name="ce197">
            <text:p>iş doğuş hesaba yatan bch a bch sıfırlandı</text:p>
          </table:table-cell>
          <table:table-cell office:value-type="float" office:value="80000" table:style-name="ce202">
            <text:p>80.000,00</text:p>
          </table:table-cell>
          <table:table-cell table:style-name="ce203"/>
          <table:table-cell table:style-name="ce202"/>
          <table:table-cell office:value-type="float" office:value="-152827.36999999997" table:formula="of:=[.G525]-[.D526]+[.E526]" table:style-name="ce202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193">
            <text:p>02.26.2015</text:p>
          </table:table-cell>
          <table:table-cell office:value-type="string" table:style-name="ce193">
            <text:p>DENİZ KREDİ 6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146062.36999999997" table:formula="of:=[.G526]-[.D527]+[.E527]" table:style-name="ce202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197">
            <text:p>26.02.2015</text:p>
          </table:table-cell>
          <table:table-cell office:value-type="string" table:style-name="ce197">
            <text:p>elden kredi için</text:p>
          </table:table-cell>
          <table:table-cell office:value-type="float" office:value="6700" table:style-name="ce202">
            <text:p>6.700,00</text:p>
          </table:table-cell>
          <table:table-cell table:style-name="ce203"/>
          <table:table-cell table:style-name="ce202"/>
          <table:table-cell office:value-type="float" office:value="-152762.36999999997" table:formula="of:=[.G527]-[.D528]+[.E528]" table:style-name="ce202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197">
            <text:p>17.02.2015</text:p>
          </table:table-cell>
          <table:table-cell office:value-type="string" table:style-name="ce197">
            <text:p>KREDİ 28-36 TAKSİT</text:p>
          </table:table-cell>
          <table:table-cell table:style-name="ce194"/>
          <table:table-cell office:value-type="float" office:value="3409" table:style-name="ce195">
            <text:p>3.409,00</text:p>
          </table:table-cell>
          <table:table-cell table:style-name="ce202"/>
          <table:table-cell office:value-type="float" office:value="-149353.36999999997" table:formula="of:=[.G528]-[.D529]+[.E529]" table:style-name="ce202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197">
            <text:p>04.03.2015</text:p>
          </table:table-cell>
          <table:table-cell office:value-type="string" table:style-name="ce197">
            <text:p>bch tan ali ye</text:p>
          </table:table-cell>
          <table:table-cell table:style-name="ce194"/>
          <table:table-cell office:value-type="float" office:value="90000" table:style-name="ce195">
            <text:p>90.000,00</text:p>
          </table:table-cell>
          <table:table-cell table:style-name="ce202"/>
          <table:table-cell office:value-type="float" office:value="-59353.369999999966" table:formula="of:=[.G529]-[.D530]+[.E530]" table:style-name="ce202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240"/>
          <table:table-cell office:value-type="string" table:style-name="ce240">
            <text:p>halk tan işe esnaf kefalet kredisi</text:p>
          </table:table-cell>
          <table:table-cell office:value-type="float" office:value="140000" table:style-name="ce241">
            <text:p>140.000,00</text:p>
          </table:table-cell>
          <table:table-cell table:style-name="ce242"/>
          <table:table-cell table:style-name="ce202"/>
          <table:table-cell office:value-type="float" office:value="-199353.36999999997" table:formula="of:=[.G530]-[.D531]+[.E531]" table:style-name="ce202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nayide elden</text:p>
          </table:table-cell>
          <table:table-cell table:style-name="ce194"/>
          <table:table-cell office:value-type="float" office:value="250" table:style-name="ce195">
            <text:p>250,00</text:p>
          </table:table-cell>
          <table:table-cell table:style-name="ce202"/>
          <table:table-cell office:value-type="float" office:value="-199103.36999999997" table:formula="of:=[.G531]-[.D532]+[.E532]" table:style-name="ce202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197">
            <text:p>25.03.2015</text:p>
          </table:table-cell>
          <table:table-cell office:value-type="string" table:style-name="ce197">
            <text:p>işten ali ye kredi kartları için</text:p>
          </table:table-cell>
          <table:table-cell table:style-name="ce194"/>
          <table:table-cell office:value-type="float" office:value="5000" table:style-name="ce195">
            <text:p>5.000,00</text:p>
          </table:table-cell>
          <table:table-cell table:style-name="ce202"/>
          <table:table-cell office:value-type="float" office:value="-194103.36999999997" table:formula="of:=[.G532]-[.D533]+[.E533]" table:style-name="ce202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202"/>
          <table:table-cell table:style-name="ce203"/>
          <table:table-cell table:style-name="ce202"/>
          <table:table-cell office:value-type="float" office:value="-194103.36999999997" table:formula="of:=[.G533]-[.D534]+[.E534]" table:style-name="ce202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197">
            <text:p>05.03.2015</text:p>
          </table:table-cell>
          <table:table-cell office:value-type="string" table:style-name="ce193">
            <text:p>ali balcı dan işe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-214103.36999999997" table:formula="of:=[.G534]-[.D535]+[.E535]" table:style-name="ce202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197">
            <text:p>16.03.2015</text:p>
          </table:table-cell>
          <table:table-cell office:value-type="string" table:style-name="ce197">
            <text:p>iş ten ali balcıya</text:p>
          </table:table-cell>
          <table:table-cell table:style-name="ce202"/>
          <table:table-cell office:value-type="float" office:value="11000" table:style-name="ce203">
            <text:p>11.000,00</text:p>
          </table:table-cell>
          <table:table-cell table:style-name="ce202"/>
          <table:table-cell office:value-type="float" office:value="-203103.36999999997" table:formula="of:=[.G535]-[.D536]+[.E536]" table:style-name="ce202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203103.36999999997" table:formula="of:=[.G536]-[.D537]+[.E537]" table:style-name="ce202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197">
            <text:p>17.03.2015</text:p>
          </table:table-cell>
          <table:table-cell office:value-type="string" table:style-name="ce197">
            <text:p>KREDİ 29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99694.36999999997" table:formula="of:=[.G537]-[.D538]+[.E538]" table:style-name="ce202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193">
            <text:p>03.26.2015</text:p>
          </table:table-cell>
          <table:table-cell office:value-type="string" table:style-name="ce193">
            <text:p>DENİZ KREDİ 7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192929.36999999997" table:formula="of:=[.G538]-[.D539]+[.E539]" table:style-name="ce202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197">
            <text:p>31.03.2015</text:p>
          </table:table-cell>
          <table:table-cell office:value-type="string" table:style-name="ce197">
            <text:p>ali nalcı bch a</text:p>
          </table:table-cell>
          <table:table-cell table:style-name="ce202"/>
          <table:table-cell office:value-type="float" office:value="1640" table:style-name="ce203">
            <text:p>1.640,00</text:p>
          </table:table-cell>
          <table:table-cell table:style-name="ce202"/>
          <table:table-cell office:value-type="float" office:value="-191289.36999999997" table:formula="of:=[.G539]-[.D540]+[.E540]" table:style-name="ce202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balcıya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71289.36999999997" table:formula="of:=[.G540]-[.D541]+[.E541]" table:style-name="ce202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197">
            <text:p>31.03.2015</text:p>
          </table:table-cell>
          <table:table-cell office:value-type="string" table:style-name="ce197">
            <text:p>İşten 800 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66289.36999999997" table:formula="of:=[.G541]-[.D542]+[.E542]" table:style-name="ce202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197">
            <text:p>03.04.2015</text:p>
          </table:table-cell>
          <table:table-cell office:value-type="string" table:style-name="ce197">
            <text:p>haval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61289.36999999997" table:formula="of:=[.G542]-[.D543]+[.E543]" table:style-name="ce202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197">
            <text:p>06.04.2015</text:p>
          </table:table-cell>
          <table:table-cell office:value-type="string" table:style-name="ce197">
            <text:p>elden<text:s text:c="2"/>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51289.36999999997" table:formula="of:=[.G543]-[.D544]+[.E544]" table:style-name="ce202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197">
            <text:p>07.04.2015</text:p>
          </table:table-cell>
          <table:table-cell office:value-type="string" table:style-name="ce197">
            <text:p>telefon</text:p>
          </table:table-cell>
          <table:table-cell table:style-name="ce202"/>
          <table:table-cell office:value-type="float" office:value="247" table:style-name="ce203">
            <text:p>247,00</text:p>
          </table:table-cell>
          <table:table-cell table:style-name="ce202"/>
          <table:table-cell office:value-type="float" office:value="-151042.36999999997" table:formula="of:=[.G544]-[.D545]+[.E545]" table:style-name="ce202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197">
            <text:p>10.04.2015</text:p>
          </table:table-cell>
          <table:table-cell office:value-type="string" table:style-name="ce197">
            <text:p>çivi</text:p>
          </table:table-cell>
          <table:table-cell table:style-name="ce202"/>
          <table:table-cell office:value-type="float" office:value="60" table:style-name="ce203">
            <text:p>60,00</text:p>
          </table:table-cell>
          <table:table-cell table:style-name="ce202"/>
          <table:table-cell office:value-type="float" office:value="-150982.36999999997" table:formula="of:=[.G545]-[.D546]+[.E546]" table:style-name="ce202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ivi</text:p>
          </table:table-cell>
          <table:table-cell table:style-name="ce202"/>
          <table:table-cell office:value-type="float" office:value="60" table:style-name="ce203">
            <text:p>60,00</text:p>
          </table:table-cell>
          <table:table-cell table:style-name="ce202"/>
          <table:table-cell office:value-type="float" office:value="-150922.36999999997" table:formula="of:=[.G546]-[.D547]+[.E547]" table:style-name="ce202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tel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150822.36999999997" table:formula="of:=[.G547]-[.D548]+[.E548]" table:style-name="ce202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197">
            <text:p>15.04.2015</text:p>
          </table:table-cell>
          <table:table-cell office:value-type="string" table:style-name="ce197">
            <text:p>işten<text:s text:c="3"/>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135822.36999999997" table:formula="of:=[.G548]-[.D549]+[.E549]" table:style-name="ce202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197">
            <text:p>20.04.2015</text:p>
          </table:table-cell>
          <table:table-cell office:value-type="string" table:style-name="ce197">
            <text:p>kredi kartı</text:p>
          </table:table-cell>
          <table:table-cell office:value-type="float" office:value="4144" table:style-name="ce202">
            <text:p>4.144,00</text:p>
          </table:table-cell>
          <table:table-cell table:style-name="ce203"/>
          <table:table-cell table:style-name="ce202"/>
          <table:table-cell office:value-type="float" office:value="-139966.36999999997" table:formula="of:=[.G549]-[.D550]+[.E550]" table:style-name="ce202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197">
            <text:p>17.04.2015</text:p>
          </table:table-cell>
          <table:table-cell office:value-type="string" table:style-name="ce197">
            <text:p>KREDİ 30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36557.36999999997" table:formula="of:=[.G550]-[.D551]+[.E551]" table:style-name="ce20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193">
            <text:p>04.26.2015</text:p>
          </table:table-cell>
          <table:table-cell office:value-type="string" table:style-name="ce193">
            <text:p>DENİZ KREDİ 8/60. TAKSİT</text:p>
          </table:table-cell>
          <table:table-cell table:style-name="ce194"/>
          <table:table-cell table:style-name="ce195"/>
          <table:table-cell table:style-name="ce202"/>
          <table:table-cell office:value-type="float" office:value="-136557.36999999997" table:formula="of:=[.G551]-[.D552]+[.E552]" table:style-name="ce20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197">
            <text:p>22.04.2015</text:p>
          </table:table-cell>
          <table:table-cell office:value-type="string" table:style-name="ce197">
            <text:p>elden mustafaya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132557.36999999997" table:formula="of:=[.G552]-[.D553]+[.E553]" table:style-name="ce202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ten ali ye <text:s text:c="21"/>20000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12557.36999999997" table:formula="of:=[.G553]-[.D554]+[.E554]" table:style-name="ce20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43">
            <text:p>DENİZ KREDİ 8/60. TAKSİT <text:s text:c="2"/>6765</text:p>
          </table:table-cell>
          <table:table-cell table:style-name="ce202"/>
          <table:table-cell table:style-name="ce203"/>
          <table:table-cell table:style-name="ce202"/>
          <table:table-cell office:value-type="float" office:value="-112557.36999999997" table:formula="of:=[.G554]-[.D555]+[.E555]" table:style-name="ce20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43">
            <text:p>Halk <text:s text:c="37"/>7461</text:p>
          </table:table-cell>
          <table:table-cell table:style-name="ce202"/>
          <table:table-cell table:style-name="ce203"/>
          <table:table-cell table:style-name="ce202"/>
          <table:table-cell office:value-type="float" office:value="-112557.36999999997" table:formula="of:=[.G555]-[.D556]+[.E556]" table:style-name="ce20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43">
            <text:p>Nakit <text:s text:c="35"/>5035</text:p>
          </table:table-cell>
          <table:table-cell table:style-name="ce202"/>
          <table:table-cell table:style-name="ce203"/>
          <table:table-cell table:style-name="ce202"/>
          <table:table-cell office:value-type="float" office:value="-112557.36999999997" table:formula="of:=[.G556]-[.D557]+[.E557]" table:style-name="ce20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43">
            <text:p>Şeker <text:s text:c="37"/>600</text:p>
          </table:table-cell>
          <table:table-cell table:style-name="ce202"/>
          <table:table-cell table:style-name="ce203"/>
          <table:table-cell table:style-name="ce202"/>
          <table:table-cell office:value-type="float" office:value="-112557.36999999997" table:formula="of:=[.G557]-[.D558]+[.E558]" table:style-name="ce20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20000 den kalan</text:p>
          </table:table-cell>
          <table:table-cell office:value-type="float" office:value="139" table:style-name="ce202">
            <text:p>139,00</text:p>
          </table:table-cell>
          <table:table-cell table:style-name="ce203"/>
          <table:table-cell table:style-name="ce202"/>
          <table:table-cell office:value-type="float" office:value="-112696.36999999997" table:formula="of:=[.G558]-[.D559]+[.E559]" table:style-name="ce202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193">
            <text:p>04.17.2015</text:p>
          </table:table-cell>
          <table:table-cell office:value-type="string" table:style-name="ce193">
            <text:p>nalan bilgisayar</text:p>
          </table:table-cell>
          <table:table-cell table:style-name="ce194"/>
          <table:table-cell office:value-type="float" office:value="3055" table:style-name="ce195">
            <text:p>3.055,00</text:p>
          </table:table-cell>
          <table:table-cell table:style-name="ce202"/>
          <table:table-cell office:value-type="float" office:value="-109641.36999999997" table:formula="of:=[.G559]-[.D560]+[.E560]" table:style-name="ce202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çizme</text:p>
          </table:table-cell>
          <table:table-cell table:style-name="ce194"/>
          <table:table-cell office:value-type="float" office:value="12" table:style-name="ce195">
            <text:p>12,00</text:p>
          </table:table-cell>
          <table:table-cell table:style-name="ce202"/>
          <table:table-cell office:value-type="float" office:value="-109629.36999999997" table:formula="of:=[.G560]-[.D561]+[.E561]" table:style-name="ce202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197">
            <text:p>30.04.2015</text:p>
          </table:table-cell>
          <table:table-cell office:value-type="string" table:style-name="ce197">
            <text:p>işten aliye</text:p>
          </table:table-cell>
          <table:table-cell table:style-name="ce202"/>
          <table:table-cell office:value-type="float" office:value="40000" table:style-name="ce203">
            <text:p>40.000,00</text:p>
          </table:table-cell>
          <table:table-cell table:style-name="ce202"/>
          <table:table-cell office:value-type="float" office:value="-69629.369999999966" table:formula="of:=[.G561]-[.D562]+[.E562]" table:style-name="ce202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197">
            <text:p>30.04.2015</text:p>
          </table:table-cell>
          <table:table-cell office:value-type="string" table:style-name="ce197">
            <text:p>işten aliye</text:p>
          </table:table-cell>
          <table:table-cell table:style-name="ce202"/>
          <table:table-cell office:value-type="float" office:value="8000" table:style-name="ce203">
            <text:p>8.000,00</text:p>
          </table:table-cell>
          <table:table-cell table:style-name="ce202"/>
          <table:table-cell office:value-type="float" office:value="-61629.369999999966" table:formula="of:=[.G562]-[.D563]+[.E563]" table:style-name="ce202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197">
            <text:p>06.05.2015</text:p>
          </table:table-cell>
          <table:table-cell office:value-type="string" table:style-name="ce197">
            <text:p>işten ali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51629.369999999966" table:formula="of:=[.G563]-[.D564]+[.E564]" table:style-name="ce202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193">
            <text:p>05.11.2015</text:p>
          </table:table-cell>
          <table:table-cell office:value-type="string" table:style-name="ce193">
            <text:p>ali balcı iş kredi</text:p>
          </table:table-cell>
          <table:table-cell table:style-name="ce194"/>
          <table:table-cell office:value-type="float" office:value="5007" table:style-name="ce195">
            <text:p>5.007,00</text:p>
          </table:table-cell>
          <table:table-cell table:style-name="ce202"/>
          <table:table-cell office:value-type="float" office:value="-46622.369999999966" table:formula="of:=[.G564]-[.D565]+[.E565]" table:style-name="ce202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197">
            <text:p>17.05.2015</text:p>
          </table:table-cell>
          <table:table-cell office:value-type="string" table:style-name="ce197">
            <text:p>KREDİ 31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43213.369999999966" table:formula="of:=[.G565]-[.D566]+[.E566]" table:style-name="ce202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193">
            <text:p>05.26.2015</text:p>
          </table:table-cell>
          <table:table-cell office:value-type="string" table:style-name="ce193">
            <text:p>DENİZ KREDİ 9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36448.369999999966" table:formula="of:=[.G566]-[.D567]+[.E567]" table:style-name="ce202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197">
            <text:p>17.06.2015</text:p>
          </table:table-cell>
          <table:table-cell office:value-type="string" table:style-name="ce197">
            <text:p>KREDİ 32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33039.369999999966" table:formula="of:=[.G567]-[.D568]+[.E568]" table:style-name="ce202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193">
            <text:p>06.26.2015</text:p>
          </table:table-cell>
          <table:table-cell office:value-type="string" table:style-name="ce193">
            <text:p>DENİZ KREDİ 10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26274.369999999966" table:formula="of:=[.G568]-[.D569]+[.E569]" table:style-name="ce202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197">
            <text:p>26.06.2015</text:p>
          </table:table-cell>
          <table:table-cell office:value-type="string" table:style-name="ce197">
            <text:p>vergi</text:p>
          </table:table-cell>
          <table:table-cell table:style-name="ce202"/>
          <table:table-cell office:value-type="float" office:value="275" table:style-name="ce203">
            <text:p>275,00</text:p>
          </table:table-cell>
          <table:table-cell table:style-name="ce202"/>
          <table:table-cell office:value-type="float" office:value="-25999.369999999966" table:formula="of:=[.G569]-[.D570]+[.E570]" table:style-name="ce202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vergi</text:p>
          </table:table-cell>
          <table:table-cell table:style-name="ce194"/>
          <table:table-cell office:value-type="float" office:value="356" table:style-name="ce195">
            <text:p>356,00</text:p>
          </table:table-cell>
          <table:table-cell table:style-name="ce202"/>
          <table:table-cell office:value-type="float" office:value="-25643.369999999966" table:formula="of:=[.G570]-[.D571]+[.E571]" table:style-name="ce202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vergi</text:p>
          </table:table-cell>
          <table:table-cell table:style-name="ce194"/>
          <table:table-cell office:value-type="float" office:value="30" table:style-name="ce195">
            <text:p>30,00</text:p>
          </table:table-cell>
          <table:table-cell table:style-name="ce202"/>
          <table:table-cell office:value-type="float" office:value="-25613.369999999966" table:formula="of:=[.G571]-[.D572]+[.E572]" table:style-name="ce202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vergi</text:p>
          </table:table-cell>
          <table:table-cell table:style-name="ce202"/>
          <table:table-cell office:value-type="float" office:value="30" table:style-name="ce203">
            <text:p>30,00</text:p>
          </table:table-cell>
          <table:table-cell table:style-name="ce202"/>
          <table:table-cell office:value-type="float" office:value="-25583.369999999966" table:formula="of:=[.G572]-[.D573]+[.E573]" table:style-name="ce202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193">
            <text:p>06.30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1500" table:style-name="ce195">
            <text:p>1.500,00</text:p>
          </table:table-cell>
          <table:table-cell table:style-name="ce202"/>
          <table:table-cell office:value-type="float" office:value="-24083.369999999966" table:formula="of:=[.G573]-[.D574]+[.E574]" table:style-name="ce202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193">
            <text:p>07.01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8000" table:style-name="ce195">
            <text:p>8.000,00</text:p>
          </table:table-cell>
          <table:table-cell table:style-name="ce202"/>
          <table:table-cell office:value-type="float" office:value="-16083.369999999966" table:formula="of:=[.G574]-[.D575]+[.E575]" table:style-name="ce202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den trafik cezası dr 184</text:p>
          </table:table-cell>
          <table:table-cell office:value-type="float" office:value="141" table:style-name="ce194">
            <text:p>141,00</text:p>
          </table:table-cell>
          <table:table-cell table:style-name="ce195"/>
          <table:table-cell table:style-name="ce202"/>
          <table:table-cell office:value-type="float" office:value="-16224.369999999966" table:formula="of:=[.G575]-[.D576]+[.E576]" table:style-name="ce202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, ye</text:p>
          </table:table-cell>
          <table:table-cell table:style-name="ce194"/>
          <table:table-cell office:value-type="float" office:value="5000" table:style-name="ce195">
            <text:p>5.000,00</text:p>
          </table:table-cell>
          <table:table-cell table:style-name="ce202"/>
          <table:table-cell office:value-type="float" office:value="-11224.369999999966" table:formula="of:=[.G576]-[.D577]+[.E577]" table:style-name="ce202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193">
            <text:p>07.02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500" table:style-name="ce195">
            <text:p>500,00</text:p>
          </table:table-cell>
          <table:table-cell table:style-name="ce202"/>
          <table:table-cell office:value-type="float" office:value="-10724.369999999966" table:formula="of:=[.G577]-[.D578]+[.E578]" table:style-name="ce202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100" table:style-name="ce195">
            <text:p>100,00</text:p>
          </table:table-cell>
          <table:table-cell table:style-name="ce202"/>
          <table:table-cell office:value-type="float" office:value="-10624.369999999966" table:formula="of:=[.G578]-[.D579]+[.E579]" table:style-name="ce202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100" table:style-name="ce195">
            <text:p>100,00</text:p>
          </table:table-cell>
          <table:table-cell table:style-name="ce202"/>
          <table:table-cell office:value-type="float" office:value="-10524.369999999966" table:formula="of:=[.G579]-[.D580]+[.E580]" table:style-name="ce202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den kk</text:p>
          </table:table-cell>
          <table:table-cell office:value-type="float" office:value="3000" table:style-name="ce194">
            <text:p>3.000,00</text:p>
          </table:table-cell>
          <table:table-cell table:style-name="ce195"/>
          <table:table-cell table:style-name="ce202"/>
          <table:table-cell office:value-type="float" office:value="-13524.369999999966" table:formula="of:=[.G580]-[.D581]+[.E581]" table:style-name="ce202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193">
            <text:p>07.06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10000" table:style-name="ce195">
            <text:p>10.000,00</text:p>
          </table:table-cell>
          <table:table-cell table:style-name="ce202"/>
          <table:table-cell office:value-type="float" office:value="-3524.3699999999662" table:formula="of:=[.G581]-[.D582]+[.E582]" table:style-name="ce202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193">
            <text:p>07.09.2015</text:p>
          </table:table-cell>
          <table:table-cell office:value-type="string" table:style-name="ce193">
            <text:p>ali den kk</text:p>
          </table:table-cell>
          <table:table-cell office:value-type="float" office:value="2900" table:style-name="ce194">
            <text:p>2.900,00</text:p>
          </table:table-cell>
          <table:table-cell table:style-name="ce195"/>
          <table:table-cell table:style-name="ce202"/>
          <table:table-cell office:value-type="float" office:value="-6424.3699999999662" table:formula="of:=[.G582]-[.D583]+[.E583]" table:style-name="ce202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1000" table:style-name="ce195">
            <text:p>1.000,00</text:p>
          </table:table-cell>
          <table:table-cell table:style-name="ce202"/>
          <table:table-cell office:value-type="float" office:value="-5424.3699999999662" table:formula="of:=[.G583]-[.D584]+[.E584]" table:style-name="ce202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193">
            <text:p>07.10.2015</text:p>
          </table:table-cell>
          <table:table-cell office:value-type="string" table:style-name="ce193">
            <text:p>ali ye iş kredi</text:p>
          </table:table-cell>
          <table:table-cell table:style-name="ce194"/>
          <table:table-cell office:value-type="float" office:value="5007" table:style-name="ce195">
            <text:p>5.007,00</text:p>
          </table:table-cell>
          <table:table-cell table:style-name="ce202"/>
          <table:table-cell office:value-type="float" office:value="-417.36999999996624" table:formula="of:=[.G584]-[.D585]+[.E585]" table:style-name="ce202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193">
            <text:p>07.13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11000" table:style-name="ce195">
            <text:p>11.000,00</text:p>
          </table:table-cell>
          <table:table-cell table:style-name="ce202"/>
          <table:table-cell office:value-type="float" office:value="10582.630000000034" table:formula="of:=[.G585]-[.D586]+[.E586]" table:style-name="ce202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193">
            <text:p>07.15.2015</text:p>
          </table:table-cell>
          <table:table-cell office:value-type="string" table:style-name="ce193">
            <text:p>ali den kk</text:p>
          </table:table-cell>
          <table:table-cell office:value-type="float" office:value="600" table:style-name="ce194">
            <text:p>600,00</text:p>
          </table:table-cell>
          <table:table-cell table:style-name="ce195"/>
          <table:table-cell table:style-name="ce194"/>
          <table:table-cell office:value-type="float" office:value="9982.6300000000338" table:formula="of:=[.G586]-[.D587]+[.E587]" table:style-name="ce202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197">
            <text:p>17.07.2015</text:p>
          </table:table-cell>
          <table:table-cell office:value-type="string" table:style-name="ce197">
            <text:p>KREDİ 33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13391.630000000034" table:formula="of:=[.G587]-[.D588]+[.E588]" table:style-name="ce202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193">
            <text:p>07.26.2015</text:p>
          </table:table-cell>
          <table:table-cell office:value-type="string" table:style-name="ce193">
            <text:p>DENİZ KREDİ 11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20156.630000000034" table:formula="of:=[.G588]-[.D589]+[.E589]" table:style-name="ce202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193">
            <text:p>07.30.2015</text:p>
          </table:table-cell>
          <table:table-cell office:value-type="string" table:style-name="ce193">
            <text:p>İŞ KREDİ 1/36</text:p>
          </table:table-cell>
          <table:table-cell table:style-name="ce194"/>
          <table:table-cell office:value-type="float" office:value="3423.21" table:style-name="ce195">
            <text:p>3.423,21</text:p>
          </table:table-cell>
          <table:table-cell table:style-name="ce202"/>
          <table:table-cell office:value-type="float" office:value="23579.840000000033" table:formula="of:=[.G589]-[.D590]+[.E590]" table:style-name="ce202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193">
            <text:p>07.20.2015</text:p>
          </table:table-cell>
          <table:table-cell office:value-type="string" table:style-name="ce193">
            <text:p>ali den<text:s text:c="3"/></text:p>
          </table:table-cell>
          <table:table-cell office:value-type="float" office:value="9500" table:style-name="ce194">
            <text:p>9.500,00</text:p>
          </table:table-cell>
          <table:table-cell table:style-name="ce195"/>
          <table:table-cell table:style-name="ce194"/>
          <table:table-cell office:value-type="float" office:value="14079.840000000033" table:formula="of:=[.G590]-[.D591]+[.E591]" table:style-name="ce202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2000" table:style-name="ce195">
            <text:p>2.000,00</text:p>
          </table:table-cell>
          <table:table-cell table:style-name="ce194"/>
          <table:table-cell office:value-type="float" office:value="16079.840000000033" table:formula="of:=[.G591]-[.D592]+[.E592]" table:style-name="ce202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193">
            <text:p>07.23.2015</text:p>
          </table:table-cell>
          <table:table-cell office:value-type="string" table:style-name="ce193">
            <text:p>ali ye</text:p>
          </table:table-cell>
          <table:table-cell table:style-name="ce194"/>
          <table:table-cell office:value-type="float" office:value="3500" table:style-name="ce195">
            <text:p>3.500,00</text:p>
          </table:table-cell>
          <table:table-cell table:style-name="ce194"/>
          <table:table-cell office:value-type="float" office:value="19579.840000000033" table:formula="of:=[.G592]-[.D593]+[.E593]" table:style-name="ce202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193">
            <text:p>07.25.2015</text:p>
          </table:table-cell>
          <table:table-cell office:value-type="string" table:style-name="ce193">
            <text:p>ali den erdemir inş nk</text:p>
          </table:table-cell>
          <table:table-cell office:value-type="float" office:value="2000" table:style-name="ce194">
            <text:p>2.000,00</text:p>
          </table:table-cell>
          <table:table-cell table:style-name="ce195"/>
          <table:table-cell table:style-name="ce194"/>
          <table:table-cell office:value-type="float" office:value="17579.840000000033" table:formula="of:=[.G593]-[.D594]+[.E594]" table:style-name="ce202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den erdemir inş kk</text:p>
          </table:table-cell>
          <table:table-cell office:value-type="float" office:value="2000" table:style-name="ce194">
            <text:p>2.000,00</text:p>
          </table:table-cell>
          <table:table-cell table:style-name="ce195"/>
          <table:table-cell table:style-name="ce194"/>
          <table:table-cell office:value-type="float" office:value="15579.840000000033" table:formula="of:=[.G594]-[.D595]+[.E595]" table:style-name="ce202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193">
            <text:p>07.27.2015</text:p>
          </table:table-cell>
          <table:table-cell office:value-type="string" table:style-name="ce193">
            <text:p>ali ye halk kredi</text:p>
          </table:table-cell>
          <table:table-cell table:style-name="ce194"/>
          <table:table-cell office:value-type="float" office:value="7600" table:style-name="ce195">
            <text:p>7.600,00</text:p>
          </table:table-cell>
          <table:table-cell table:style-name="ce194"/>
          <table:table-cell office:value-type="float" office:value="23179.840000000033" table:formula="of:=[.G595]-[.D596]+[.E596]" table:style-name="ce202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193">
            <text:p>07.27.2015</text:p>
          </table:table-cell>
          <table:table-cell office:value-type="string" table:style-name="ce193">
            <text:p>ali den<text:s text:c="3"/></text:p>
          </table:table-cell>
          <table:table-cell office:value-type="float" office:value="16600" table:style-name="ce194">
            <text:p>16.600,00</text:p>
          </table:table-cell>
          <table:table-cell table:style-name="ce195"/>
          <table:table-cell table:style-name="ce194"/>
          <table:table-cell office:value-type="float" office:value="6579.8400000000329" table:formula="of:=[.G596]-[.D597]+[.E597]" table:style-name="ce202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den senet duran eryılmaz 30-8</text:p>
          </table:table-cell>
          <table:table-cell office:value-type="float" office:value="2500" table:style-name="ce194">
            <text:p>2.500,00</text:p>
          </table:table-cell>
          <table:table-cell table:style-name="ce195"/>
          <table:table-cell table:style-name="ce194"/>
          <table:table-cell office:value-type="float" office:value="4079.8400000000329" table:formula="of:=[.G597]-[.D598]+[.E598]" table:style-name="ce202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3">
            <text:p>ödendi</text:p>
          </table:table-cell>
          <table:table-cell office:value-type="string" table:style-name="ce193">
            <text:p>ali den senet orhan keskinkılıç 15-8</text:p>
          </table:table-cell>
          <table:table-cell office:value-type="float" office:value="1600" table:style-name="ce194">
            <text:p>1.600,00</text:p>
          </table:table-cell>
          <table:table-cell table:style-name="ce195"/>
          <table:table-cell table:style-name="ce194"/>
          <table:table-cell office:value-type="float" office:value="2479.8400000000329" table:formula="of:=[.G598]-[.D599]+[.E599]" table:style-name="ce202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den senet orhan keskinkılıç 30-8</text:p>
          </table:table-cell>
          <table:table-cell office:value-type="float" office:value="1600" table:style-name="ce202">
            <text:p>1.600,00</text:p>
          </table:table-cell>
          <table:table-cell table:style-name="ce203"/>
          <table:table-cell table:style-name="ce202"/>
          <table:table-cell office:value-type="float" office:value="879.84000000003289" table:formula="of:=[.G599]-[.D600]+[.E600]" table:style-name="ce202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197">
            <text:p>28.07.2015</text:p>
          </table:table-cell>
          <table:table-cell office:value-type="string" table:style-name="ce197">
            <text:p>atila da kk ümit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-120.15999999996711" table:formula="of:=[.G600]-[.D601]+[.E601]" table:style-name="ce202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 tedaş elk kk 2 taksit</text:p>
          </table:table-cell>
          <table:table-cell table:style-name="ce202"/>
          <table:table-cell office:value-type="float" office:value="2963" table:style-name="ce203">
            <text:p>2.963,00</text:p>
          </table:table-cell>
          <table:table-cell table:style-name="ce202"/>
          <table:table-cell office:value-type="float" office:value="2842.8400000000329" table:formula="of:=[.G601]-[.D602]+[.E602]" table:style-name="ce202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20000" table:style-name="ce195">
            <text:p>20.000,00</text:p>
          </table:table-cell>
          <table:table-cell table:style-name="ce202"/>
          <table:table-cell office:value-type="float" office:value="22842.840000000033" table:formula="of:=[.G602]-[.D603]+[.E603]" table:style-name="ce202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ye</text:p>
          </table:table-cell>
          <table:table-cell table:style-name="ce194"/>
          <table:table-cell office:value-type="float" office:value="500" table:style-name="ce195">
            <text:p>500,00</text:p>
          </table:table-cell>
          <table:table-cell table:style-name="ce202"/>
          <table:table-cell office:value-type="float" office:value="23342.840000000033" table:formula="of:=[.G603]-[.D604]+[.E604]" table:style-name="ce202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193">
            <text:p>08.03.2015</text:p>
          </table:table-cell>
          <table:table-cell office:value-type="string" table:style-name="ce193">
            <text:p>ali ye vergi</text:p>
          </table:table-cell>
          <table:table-cell table:style-name="ce194"/>
          <table:table-cell office:value-type="float" office:value="595" table:style-name="ce195">
            <text:p>595,00</text:p>
          </table:table-cell>
          <table:table-cell table:style-name="ce202"/>
          <table:table-cell office:value-type="float" office:value="23937.840000000033" table:formula="of:=[.G604]-[.D605]+[.E605]" table:style-name="ce202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27937.840000000033" table:formula="of:=[.G605]-[.D606]+[.E606]" table:style-name="ce202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197">
            <text:p>03.08.2015</text:p>
          </table:table-cell>
          <table:table-cell office:value-type="string" table:style-name="ce197">
            <text:p>ali den fayansçı ihsan</text:p>
          </table:table-cell>
          <table:table-cell office:value-type="float" office:value="1100" table:style-name="ce202">
            <text:p>1.100,00</text:p>
          </table:table-cell>
          <table:table-cell table:style-name="ce203"/>
          <table:table-cell table:style-name="ce202"/>
          <table:table-cell office:value-type="float" office:value="26837.840000000033" table:formula="of:=[.G606]-[.D607]+[.E607]" table:style-name="ce202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197">
            <text:p>06.08.2015</text:p>
          </table:table-cell>
          <table:table-cell office:value-type="string" table:style-name="ce197">
            <text:p>atila ya mahkeme için orgnz kira</text:p>
          </table:table-cell>
          <table:table-cell table:style-name="ce194"/>
          <table:table-cell office:value-type="float" office:value="900" table:style-name="ce203">
            <text:p>900,00</text:p>
          </table:table-cell>
          <table:table-cell table:style-name="ce202"/>
          <table:table-cell office:value-type="float" office:value="27737.840000000033" table:formula="of:=[.G607]-[.D608]+[.E608]" table:style-name="ce202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193">
            <text:p>08.10.2015</text:p>
          </table:table-cell>
          <table:table-cell office:value-type="string" table:style-name="ce193">
            <text:p>ali ye iş kredi</text:p>
          </table:table-cell>
          <table:table-cell table:style-name="ce194"/>
          <table:table-cell office:value-type="float" office:value="5007" table:style-name="ce195">
            <text:p>5.007,00</text:p>
          </table:table-cell>
          <table:table-cell table:style-name="ce202"/>
          <table:table-cell office:value-type="float" office:value="32744.840000000033" table:formula="of:=[.G608]-[.D609]+[.E609]" table:style-name="ce202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35744.840000000033" table:formula="of:=[.G609]-[.D610]+[.E610]" table:style-name="ce202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197">
            <text:p>15.08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50744.840000000033" table:formula="of:=[.G610]-[.D611]+[.E611]" table:style-name="ce202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 çetin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51344.840000000033" table:formula="of:=[.G611]-[.D612]+[.E612]" table:style-name="ce202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197">
            <text:p>17.08.2015</text:p>
          </table:table-cell>
          <table:table-cell office:value-type="string" table:style-name="ce197">
            <text:p>KREDİ 34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54753.840000000033" table:formula="of:=[.G612]-[.D613]+[.E613]" table:style-name="ce202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193">
            <text:p>08.26.2015</text:p>
          </table:table-cell>
          <table:table-cell office:value-type="string" table:style-name="ce193">
            <text:p>DENİZ KREDİ 12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61518.840000000033" table:formula="of:=[.G613]-[.D614]+[.E614]" table:style-name="ce202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193">
            <text:p>08.30.2015</text:p>
          </table:table-cell>
          <table:table-cell office:value-type="string" table:style-name="ce193">
            <text:p>İŞ KREDİ 2/36</text:p>
          </table:table-cell>
          <table:table-cell table:style-name="ce202"/>
          <table:table-cell office:value-type="float" office:value="3424.21" table:style-name="ce195">
            <text:p>3.424,21</text:p>
          </table:table-cell>
          <table:table-cell table:style-name="ce202"/>
          <table:table-cell office:value-type="float" office:value="64943.050000000032" table:formula="of:=[.G614]-[.D615]+[.E615]" table:style-name="ce202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ya metin gözütok hesabına</text:p>
          </table:table-cell>
          <table:table-cell table:style-name="ce202"/>
          <table:table-cell office:value-type="float" office:value="650" table:style-name="ce203">
            <text:p>650,00</text:p>
          </table:table-cell>
          <table:table-cell table:style-name="ce202"/>
          <table:table-cell office:value-type="float" office:value="65593.050000000032" table:formula="of:=[.G615]-[.D616]+[.E616]" table:style-name="ce202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 lise arksı kiradan</text:p>
          </table:table-cell>
          <table:table-cell table:style-name="ce202"/>
          <table:table-cell office:value-type="float" office:value="2550" table:style-name="ce203">
            <text:p>2.550,00</text:p>
          </table:table-cell>
          <table:table-cell table:style-name="ce202"/>
          <table:table-cell office:value-type="float" office:value="68143.050000000032" table:formula="of:=[.G616]-[.D617]+[.E617]" table:style-name="ce202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197">
            <text:p>30.08.2015</text:p>
          </table:table-cell>
          <table:table-cell office:value-type="string" table:style-name="ce197">
            <text:p>ali ye senet için o.keskinkılıç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68643.050000000032" table:formula="of:=[.G617]-[.D618]+[.E618]" table:style-name="ce202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68643.050000000032" table:formula="of:=[.G618]-[.D619]+[.E619]" table:style-name="ce202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197">
            <text:p>03.09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69143.050000000032" table:formula="of:=[.G619]-[.D620]+[.E620]" table:style-name="ce202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197">
            <text:p>04.09.2015</text:p>
          </table:table-cell>
          <table:table-cell office:value-type="string" table:style-name="ce197">
            <text:p>atila dan <text:s text:c="29"/>arsadan 15</text:p>
          </table:table-cell>
          <table:table-cell office:value-type="float" office:value="20000" table:style-name="ce202">
            <text:p>20.000,00</text:p>
          </table:table-cell>
          <table:table-cell table:style-name="ce203"/>
          <table:table-cell table:style-name="ce202"/>
          <table:table-cell office:value-type="float" office:value="49143.050000000032" table:formula="of:=[.G620]-[.D621]+[.E621]" table:style-name="ce202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197">
            <text:p>07.09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53143.050000000032" table:formula="of:=[.G621]-[.D622]+[.E622]" table:style-name="ce202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197">
            <text:p>07.09.2015</text:p>
          </table:table-cell>
          <table:table-cell office:value-type="string" table:style-name="ce197">
            <text:p>ai ye ziraat</text:p>
          </table:table-cell>
          <table:table-cell table:style-name="ce202"/>
          <table:table-cell office:value-type="float" office:value="44700" table:style-name="ce203">
            <text:p>44.700,00</text:p>
          </table:table-cell>
          <table:table-cell table:style-name="ce202"/>
          <table:table-cell office:value-type="float" office:value="97843.050000000032" table:formula="of:=[.G622]-[.D623]+[.E623]" table:style-name="ce202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den <text:s text:c="20"/>arsdana 50 den 30</text:p>
          </table:table-cell>
          <table:table-cell office:value-type="float" office:value="30000" table:style-name="ce202">
            <text:p>30.000,00</text:p>
          </table:table-cell>
          <table:table-cell table:style-name="ce203"/>
          <table:table-cell table:style-name="ce202"/>
          <table:table-cell office:value-type="float" office:value="67843.050000000032" table:formula="of:=[.G623]-[.D624]+[.E624]" table:style-name="ce202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197">
            <text:p>10.09.2015</text:p>
          </table:table-cell>
          <table:table-cell office:value-type="string" table:style-name="ce197">
            <text:p>ali ye iş kredi için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72843.050000000032" table:formula="of:=[.G624]-[.D625]+[.E625]" table:style-name="ce202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240">
            <text:p>11.09.2015</text:p>
          </table:table-cell>
          <table:table-cell office:value-type="string" table:style-name="ce244">
            <text:p>ali den <text:s text:c="2"/>arsadan 200</text:p>
          </table:table-cell>
          <table:table-cell office:value-type="float" office:value="200000" table:style-name="ce238">
            <text:p>200.000,00</text:p>
          </table:table-cell>
          <table:table-cell table:style-name="ce245"/>
          <table:table-cell table:style-name="ce202"/>
          <table:table-cell office:value-type="float" office:value="-127156.94999999997" table:formula="of:=[.G625]-[.D626]+[.E626]" table:style-name="ce202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197">
            <text:p>11.09.2015</text:p>
          </table:table-cell>
          <table:table-cell office:value-type="string" table:style-name="ce197">
            <text:p>ali ye <text:s text:c="3"/>şükriye bch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07156.94999999997" table:formula="of:=[.G626]-[.D627]+[.E627]" table:style-name="ce202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197">
            <text:p>11.09.2015</text:p>
          </table:table-cell>
          <table:table-cell office:value-type="string" table:style-name="ce197">
            <text:p>ali den onur boya fatihe</text:p>
          </table:table-cell>
          <table:table-cell office:value-type="float" office:value="1800" table:style-name="ce202">
            <text:p>1.800,00</text:p>
          </table:table-cell>
          <table:table-cell table:style-name="ce203"/>
          <table:table-cell table:style-name="ce202"/>
          <table:table-cell office:value-type="float" office:value="-108956.94999999997" table:formula="of:=[.G627]-[.D628]+[.E628]" table:style-name="ce202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197">
            <text:p>04.08.2015</text:p>
          </table:table-cell>
          <table:table-cell office:value-type="string" table:style-name="ce197">
            <text:p>nalan dan <text:s/>şakirenin</text:p>
          </table:table-cell>
          <table:table-cell office:value-type="float" office:value="34400" table:style-name="ce202">
            <text:p>34.400,00</text:p>
          </table:table-cell>
          <table:table-cell table:style-name="ce203"/>
          <table:table-cell table:style-name="ce194"/>
          <table:table-cell office:value-type="float" office:value="-143356.94999999995" table:formula="of:=[.G628]-[.D629]+[.E629]" table:style-name="ce202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197">
            <text:p>08.08.2015</text:p>
          </table:table-cell>
          <table:table-cell office:value-type="string" table:style-name="ce197">
            <text:p>ali ye <text:s text:c="10"/>şakirenin</text:p>
          </table:table-cell>
          <table:table-cell table:style-name="ce194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40356.94999999995" table:formula="of:=[.G629]-[.D630]+[.E630]" table:style-name="ce202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193">
            <text:p>09.12.2015</text:p>
          </table:table-cell>
          <table:table-cell office:value-type="string" table:style-name="ce193">
            <text:p>ali ye işçiler için nalana</text:p>
          </table:table-cell>
          <table:table-cell table:style-name="ce194"/>
          <table:table-cell office:value-type="float" office:value="1500" table:style-name="ce195">
            <text:p>1.500,00</text:p>
          </table:table-cell>
          <table:table-cell table:style-name="ce194"/>
          <table:table-cell office:value-type="float" office:value="-138856.94999999995" table:formula="of:=[.G630]-[.D631]+[.E631]" table:style-name="ce202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197">
            <text:p>17.09.2015</text:p>
          </table:table-cell>
          <table:table-cell office:value-type="string" table:style-name="ce197">
            <text:p>KREDİ 35-36 TAKSİT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135447.94999999995" table:formula="of:=[.G631]-[.D632]+[.E632]" table:style-name="ce202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193">
            <text:p>09.26.2015</text:p>
          </table:table-cell>
          <table:table-cell office:value-type="string" table:style-name="ce193">
            <text:p>DENİZ KREDİ 13/60. TAKSİT</text:p>
          </table:table-cell>
          <table:table-cell table:style-name="ce194"/>
          <table:table-cell office:value-type="float" office:value="6765" table:style-name="ce195">
            <text:p>6.765,00</text:p>
          </table:table-cell>
          <table:table-cell table:style-name="ce202"/>
          <table:table-cell office:value-type="float" office:value="-128682.94999999995" table:formula="of:=[.G632]-[.D633]+[.E633]" table:style-name="ce202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193">
            <text:p>09.30.2015</text:p>
          </table:table-cell>
          <table:table-cell office:value-type="string" table:style-name="ce193">
            <text:p>İŞ KREDİ 3/36</text:p>
          </table:table-cell>
          <table:table-cell table:style-name="ce202"/>
          <table:table-cell office:value-type="float" office:value="3423.21" table:style-name="ce195">
            <text:p>3.423,21</text:p>
          </table:table-cell>
          <table:table-cell table:style-name="ce202"/>
          <table:table-cell office:value-type="float" office:value="-125259.73999999995" table:formula="of:=[.G633]-[.D634]+[.E634]" table:style-name="ce202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05259.73999999995" table:formula="of:=[.G634]-[.D635]+[.E635]" table:style-name="ce202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00259.73999999995" table:formula="of:=[.G635]-[.D636]+[.E636]" table:style-name="ce202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197">
            <text:p>19.09.2015</text:p>
          </table:table-cell>
          <table:table-cell office:value-type="string" table:style-name="ce197">
            <text:p>al ye işçi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97259.739999999947" table:formula="of:=[.G636]-[.D637]+[.E637]" table:style-name="ce202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den ksdıoğlu kk <text:s text:c="2"/>4340</text:p>
          </table:table-cell>
          <table:table-cell office:value-type="float" office:value="4275" table:style-name="ce202">
            <text:p>4.275,00</text:p>
          </table:table-cell>
          <table:table-cell table:style-name="ce203"/>
          <table:table-cell table:style-name="ce202"/>
          <table:table-cell office:value-type="float" office:value="-101534.73999999995" table:formula="of:=[.G637]-[.D638]+[.E638]" table:style-name="ce202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' ye 'stanbul</text:p>
          </table:table-cell>
          <table:table-cell table:style-name="ce202"/>
          <table:table-cell office:value-type="float" office:value="40000" table:style-name="ce203">
            <text:p>40.000,00</text:p>
          </table:table-cell>
          <table:table-cell table:style-name="ce202"/>
          <table:table-cell office:value-type="float" office:value="-61534.739999999947" table:formula="of:=[.G638]-[.D639]+[.E639]" table:style-name="ce202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' ';bank kred\ 10. ay</text:p>
          </table:table-cell>
          <table:table-cell table:style-name="ce202"/>
          <table:table-cell office:value-type="float" office:value="5016" table:style-name="ce203">
            <text:p>5.016,00</text:p>
          </table:table-cell>
          <table:table-cell table:style-name="ce202"/>
          <table:table-cell office:value-type="float" office:value="-56518.739999999947" table:formula="of:=[.G639]-[.D640]+[.E640]" table:style-name="ce202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' ye <text:s/>işçi şetin</text:p>
          </table:table-cell>
          <table:table-cell table:style-name="ce202"/>
          <table:table-cell office:value-type="float" office:value="200" table:style-name="ce203">
            <text:p>200,00</text:p>
          </table:table-cell>
          <table:table-cell table:style-name="ce202"/>
          <table:table-cell office:value-type="float" office:value="-56318.739999999947" table:formula="of:=[.G640]-[.D641]+[.E641]" table:style-name="ce202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' ye işçi orhan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-56068.739999999947" table:formula="of:=[.G641]-[.D642]+[.E642]" table:style-name="ce202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; devre fa'z'</text:p>
          </table:table-cell>
          <table:table-cell table:style-name="ce202"/>
          <table:table-cell office:value-type="float" office:value="4100" table:style-name="ce203">
            <text:p>4.100,00</text:p>
          </table:table-cell>
          <table:table-cell table:style-name="ce202"/>
          <table:table-cell office:value-type="float" office:value="-51968.739999999947" table:formula="of:=[.G642]-[.D643]+[.E643]" table:style-name="ce202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197">
            <text:p>17.10.2015</text:p>
          </table:table-cell>
          <table:table-cell office:value-type="string" table:style-name="ce197">
            <text:p>KREDİ 36-36 TAKSİT <text:s/>*******</text:p>
          </table:table-cell>
          <table:table-cell table:style-name="ce202"/>
          <table:table-cell office:value-type="float" office:value="3409" table:style-name="ce203">
            <text:p>3.409,00</text:p>
          </table:table-cell>
          <table:table-cell table:style-name="ce202"/>
          <table:table-cell office:value-type="float" office:value="-48559.739999999947" table:formula="of:=[.G643]-[.D644]+[.E644]" table:style-name="ce202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197">
            <text:p>26.10.2015</text:p>
          </table:table-cell>
          <table:table-cell office:value-type="string" table:style-name="ce197">
            <text:p>DENİZ KREDİ 14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41794.739999999947" table:formula="of:=[.G644]-[.D645]+[.E645]" table:style-name="ce202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193">
            <text:p>10.30.2015</text:p>
          </table:table-cell>
          <table:table-cell office:value-type="string" table:style-name="ce197">
            <text:p>İŞ KREDİ 4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38371.529999999948" table:formula="of:=[.G645]-[.D646]+[.E646]" table:style-name="ce202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246">
            <text:p>22.10.2015</text:p>
          </table:table-cell>
          <table:table-cell office:value-type="string" table:style-name="ce244">
            <text:p>ali den İŞ köşe arsa</text:p>
          </table:table-cell>
          <table:table-cell office:value-type="float" office:value="265000" table:style-name="ce238">
            <text:p>265.000,00</text:p>
          </table:table-cell>
          <table:table-cell table:style-name="ce245"/>
          <table:table-cell table:style-name="ce202"/>
          <table:table-cell office:value-type="float" office:value="-303371.52999999997" table:formula="of:=[.G646]-[.D647]+[.E647]" table:style-name="ce202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18000" table:style-name="ce203">
            <text:p>18.000,00</text:p>
          </table:table-cell>
          <table:table-cell table:style-name="ce202"/>
          <table:table-cell office:value-type="float" office:value="-285371.52999999997" table:formula="of:=[.G647]-[.D648]+[.E648]" table:style-name="ce202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 işçi çetin boya</text:p>
          </table:table-cell>
          <table:table-cell table:style-name="ce202"/>
          <table:table-cell office:value-type="float" office:value="170" table:style-name="ce203">
            <text:p>170,00</text:p>
          </table:table-cell>
          <table:table-cell table:style-name="ce202"/>
          <table:table-cell office:value-type="float" office:value="-285201.52999999997" table:formula="of:=[.G648]-[.D649]+[.E649]" table:style-name="ce20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47">
            <text:p>24.10.2015</text:p>
          </table:table-cell>
          <table:table-cell office:value-type="string" table:style-name="ce197">
            <text:p>anadolu gençlik ten</text:p>
          </table:table-cell>
          <table:table-cell office:value-type="float" office:value="1000" table:style-name="ce202">
            <text:p>1.000,00</text:p>
          </table:table-cell>
          <table:table-cell table:style-name="ce203"/>
          <table:table-cell table:style-name="ce202"/>
          <table:table-cell office:value-type="float" office:value="-286201.52999999997" table:formula="of:=[.G649]-[.D650]+[.E650]" table:style-name="ce202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247">
            <text:p>24.10.2015</text:p>
          </table:table-cell>
          <table:table-cell office:value-type="string" table:style-name="ce197">
            <text:p>atila ya kuyumcu ali menekşe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285201.52999999997" table:formula="of:=[.G650]-[.D651]+[.E651]" table:style-name="ce20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247">
            <text:p>02.11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50000" table:style-name="ce203">
            <text:p>50.000,00</text:p>
          </table:table-cell>
          <table:table-cell table:style-name="ce202"/>
          <table:table-cell office:value-type="float" office:value="-235201.52999999997" table:formula="of:=[.G651]-[.D652]+[.E652]" table:style-name="ce202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247">
            <text:p>09.11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225201.52999999997" table:formula="of:=[.G652]-[.D653]+[.E653]" table:style-name="ce202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247">
            <text:p>16.11.2015</text:p>
          </table:table-cell>
          <table:table-cell office:value-type="string" table:style-name="ce197">
            <text:p>ali ye iş kredi</text:p>
          </table:table-cell>
          <table:table-cell table:style-name="ce202"/>
          <table:table-cell office:value-type="float" office:value="5027" table:style-name="ce203">
            <text:p>5.027,00</text:p>
          </table:table-cell>
          <table:table-cell table:style-name="ce202"/>
          <table:table-cell office:value-type="float" office:value="-220174.52999999997" table:formula="of:=[.G653]-[.D654]+[.E654]" table:style-name="ce202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47">
            <text:p>17.11.2015</text:p>
          </table:table-cell>
          <table:table-cell office:value-type="string" table:style-name="ce197">
            <text:p>ali ye nail den yalıtım taksidi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219174.52999999997" table:formula="of:=[.G654]-[.D655]+[.E655]" table:style-name="ce202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247">
            <text:p>17.11.2015</text:p>
          </table:table-cell>
          <table:table-cell office:value-type="string" table:style-name="ce197">
            <text:p>ali ye avlunlar hacı yalıtım</text:p>
          </table:table-cell>
          <table:table-cell table:style-name="ce202"/>
          <table:table-cell office:value-type="float" office:value="270" table:style-name="ce203">
            <text:p>270,00</text:p>
          </table:table-cell>
          <table:table-cell table:style-name="ce202"/>
          <table:table-cell office:value-type="float" office:value="-218904.52999999997" table:formula="of:=[.G655]-[.D656]+[.E656]" table:style-name="ce202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247">
            <text:p>20.11.2015</text:p>
          </table:table-cell>
          <table:table-cell office:value-type="string" table:style-name="ce197">
            <text:p>atila ya siyah bmw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217904.52999999997" table:formula="of:=[.G656]-[.D657]+[.E657]" table:style-name="ce202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197">
            <text:p>25.11.2015</text:p>
          </table:table-cell>
          <table:table-cell office:value-type="string" table:style-name="ce197">
            <text:p>atila ya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207904.52999999997" table:formula="of:=[.G657]-[.D658]+[.E658]" table:style-name="ce202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197">
            <text:p>26.11.2015</text:p>
          </table:table-cell>
          <table:table-cell office:value-type="string" table:style-name="ce197">
            <text:p>DENİZ KREDİ 15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201139.52999999997" table:formula="of:=[.G658]-[.D659]+[.E659]" table:style-name="ce202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193">
            <text:p>11.30.2015</text:p>
          </table:table-cell>
          <table:table-cell office:value-type="string" table:style-name="ce197">
            <text:p>İŞ KREDİ 5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97716.31999999998" table:formula="of:=[.G659]-[.D660]+[.E660]" table:style-name="ce202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197">
            <text:p>26.11.2015</text:p>
          </table:table-cell>
          <table:table-cell office:value-type="string" table:style-name="ce197">
            <text:p>iş havale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-197316.31999999998" table:formula="of:=[.G660]-[.D661]+[.E661]" table:style-name="ce202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197">
            <text:p>27.11.2015</text:p>
          </table:table-cell>
          <table:table-cell office:value-type="string" table:style-name="ce197">
            <text:p>atila ya metin kuveyt havale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196316.31999999998" table:formula="of:=[.G661]-[.D662]+[.E662]" table:style-name="ce202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197">
            <text:p>28.11.2015</text:p>
          </table:table-cell>
          <table:table-cell office:value-type="string" table:style-name="ce197">
            <text:p>ali ye nail den yalıtım taksidi</text:p>
          </table:table-cell>
          <table:table-cell table:style-name="ce202"/>
          <table:table-cell office:value-type="float" office:value="1200" table:style-name="ce203">
            <text:p>1.200,00</text:p>
          </table:table-cell>
          <table:table-cell table:style-name="ce202"/>
          <table:table-cell office:value-type="float" office:value="-195116.31999999998" table:formula="of:=[.G662]-[.D663]+[.E663]" table:style-name="ce202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197">
            <text:p>02.12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30000" table:style-name="ce203">
            <text:p>30.000,00</text:p>
          </table:table-cell>
          <table:table-cell table:style-name="ce202"/>
          <table:table-cell office:value-type="float" office:value="-165116.31999999998" table:formula="of:=[.G663]-[.D664]+[.E664]" table:style-name="ce202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197">
            <text:p>20.11.2015</text:p>
          </table:table-cell>
          <table:table-cell office:value-type="string" table:style-name="ce197">
            <text:p>yalıtım mermer hesabı</text:p>
          </table:table-cell>
          <table:table-cell office:value-type="float" office:value="1835" table:style-name="ce202">
            <text:p>1.835,00</text:p>
          </table:table-cell>
          <table:table-cell table:style-name="ce203"/>
          <table:table-cell table:style-name="ce202"/>
          <table:table-cell office:value-type="float" office:value="-166951.31999999998" table:formula="of:=[.G664]-[.D665]+[.E665]" table:style-name="ce202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197">
            <text:p>07.12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151951.31999999998" table:formula="of:=[.G665]-[.D666]+[.E666]" table:style-name="ce202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197">
            <text:p>15.12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41951.31999999998" table:formula="of:=[.G666]-[.D667]+[.E667]" table:style-name="ce202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197">
            <text:p>26.12.2015</text:p>
          </table:table-cell>
          <table:table-cell office:value-type="string" table:style-name="ce197">
            <text:p>DENİZ KREDİ 16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35186.31999999998" table:formula="of:=[.G667]-[.D668]+[.E668]" table:style-name="ce202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193">
            <text:p>12.30.2015</text:p>
          </table:table-cell>
          <table:table-cell office:value-type="string" table:style-name="ce197">
            <text:p>İŞ KREDİ 6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31763.10999999999" table:formula="of:=[.G668]-[.D669]+[.E669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alıtım mermer hesabı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69]-[.D670]+[.E670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65 mt * 15 cm denizlik <text:s text:c="5"/>50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0]-[.D671]+[.E671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50 ad karo <text:s text:c="26"/>35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1]-[.D672]+[.E672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27 m2 traverten <text:s text:c="18"/>675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2]-[.D673]+[.E673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15 mt * 15 cm küpeşte <text:s text:c="6"/>10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3]-[.D674]+[.E674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30 mt * 5 cm küpeşte <text:s text:c="11"/>6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4]-[.D675]+[.E675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nizli işçiliği <text:s text:c="26"/>10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5]-[.D676]+[.E676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um <text:s text:c="45"/>50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6]-[.D677]+[.E677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<text:s text:c="29"/>toplam <text:s text:c="4"/>1835</text:p>
          </table:table-cell>
          <table:table-cell table:style-name="ce202"/>
          <table:table-cell table:style-name="ce203"/>
          <table:table-cell table:style-name="ce202"/>
          <table:table-cell office:value-type="float" office:value="-131763.10999999999" table:formula="of:=[.G677]-[.D678]+[.E678]" table:style-name="ce202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197">
            <text:p>16.12.2015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127763.10999999999" table:formula="of:=[.G678]-[.D679]+[.E679]" table:style-name="ce202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197">
            <text:p>28.12.2015</text:p>
          </table:table-cell>
          <table:table-cell office:value-type="string" table:style-name="ce197">
            <text:p>ali ye nail den yalıtım taksidi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126763.10999999999" table:formula="of:=[.G679]-[.D680]+[.E680]" table:style-name="ce20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126763.10999999999" table:formula="of:=[.G680]-[.D681]+[.E681]" table:style-name="ce20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1">
            <text:p>Ara Toplam</text:p>
          </table:table-cell>
          <table:table-cell office:value-type="float" office:value="863734" table:formula="of:=SUM([.D516:.D680])" table:style-name="ce211">
            <text:p>863734</text:p>
          </table:table-cell>
          <table:table-cell office:value-type="float" office:value="892122.25999999989" table:formula="of:=SUM([.E516:.E680])" table:style-name="ce211">
            <text:p>892122,26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style-name="ce197"/>
          <table:table-cell table:style-name="ce193"/>
          <table:table-cell table:style-name="ce202"/>
          <table:table-cell table:style-name="ce203"/>
          <table:table-cell table:style-name="ce202"/>
          <table:table-cell office:value-type="float" office:value="-126763.10999999999" table:formula="of:=[.G681]-[.D683]+[.E683]" table:style-name="ce20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11275" table:style-name="ce202">
            <text:p>11.275,00</text:p>
          </table:table-cell>
          <table:table-cell table:style-name="ce203"/>
          <table:table-cell table:style-name="ce202"/>
          <table:table-cell office:value-type="float" office:value="-138038.10999999999" table:formula="of:=[.G683]-[.D684]+[.E684]" table:style-name="ce202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10896.53" table:style-name="ce202">
            <text:p>10.896,53</text:p>
          </table:table-cell>
          <table:table-cell table:style-name="ce203"/>
          <table:table-cell table:style-name="ce202"/>
          <table:table-cell office:value-type="float" office:value="-148934.63999999998" table:formula="of:=[.G684]-[.D685]+[.E685]" table:style-name="ce202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8538.89" table:style-name="ce202">
            <text:p>8.538,89</text:p>
          </table:table-cell>
          <table:table-cell table:style-name="ce203"/>
          <table:table-cell table:style-name="ce202"/>
          <table:table-cell office:value-type="float" office:value="-157473.52999999997" table:formula="of:=[.G685]-[.D686]+[.E686]" table:style-name="ce20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6 ya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157473.52999999997" table:formula="of:=[.G686]-[.D687]+[.E687]" table:style-name="ce20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48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206">
            <text:p>31.12.2015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894444.42" table:formula="of:=SUM([.D684:.D688])+[.D682]" table:style-name="ce208">
            <text:p>894.444,42</text:p>
          </table:table-cell>
          <table:table-cell office:value-type="float" office:value="892122.25999999989" table:formula="of:=SUM([.E684:.E688])+[.E682]" table:style-name="ce209">
            <text:p>892.122,26</text:p>
          </table:table-cell>
          <table:table-cell table:style-name="ce208"/>
          <table:table-cell office:value-type="float" office:value="-2322.160000000149" table:formula="of:=[.E689]-[.D689]" table:style-name="ce21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6" table:style-name="ce200">
            <text:p>2016</text:p>
          </table:table-cell>
          <table:table-cell office:value-type="string" table:style-name="ce204">
            <text:p>2015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157473.52999999997" table:formula="of:=[.G687]" table:style-name="ce20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193">
            <text:p>02.29.2016</text:p>
          </table:table-cell>
          <table:table-cell office:value-type="string" table:style-name="ce197">
            <text:p>İŞ KREDİ 8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54050.31999999998" table:formula="of:=[.G691]-[.D692]+[.E692]" table:style-name="ce202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197">
            <text:p>26.02.2016</text:p>
          </table:table-cell>
          <table:table-cell office:value-type="string" table:style-name="ce197">
            <text:p>DENİZ KREDİ 18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47285.31999999998" table:formula="of:=[.G692]-[.D693]+[.E693]" table:style-name="ce202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197">
            <text:p>01.02.2016</text:p>
          </table:table-cell>
          <table:table-cell office:value-type="string" table:style-name="ce197">
            <text:p>ali ye ssk</text:p>
          </table:table-cell>
          <table:table-cell table:style-name="ce202"/>
          <table:table-cell office:value-type="float" office:value="3777" table:style-name="ce203">
            <text:p>3.777,00</text:p>
          </table:table-cell>
          <table:table-cell table:style-name="ce202"/>
          <table:table-cell office:value-type="float" office:value="-143508.31999999998" table:formula="of:=[.G693]-[.D694]+[.E694]" table:style-name="ce202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193">
            <text:p>01.30.2016</text:p>
          </table:table-cell>
          <table:table-cell office:value-type="string" table:style-name="ce197">
            <text:p>İŞ KREDİ 7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40085.10999999999" table:formula="of:=[.G694]-[.D695]+[.E695]" table:style-name="ce202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197">
            <text:p>26.01.2016</text:p>
          </table:table-cell>
          <table:table-cell office:value-type="string" table:style-name="ce197">
            <text:p>DENİZ KREDİ 17/60. TAKSİT<text:s text:c="6"/>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33320.10999999999" table:formula="of:=[.G695]-[.D696]+[.E696]" table:style-name="ce202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197">
            <text:p>25.01.2016</text:p>
          </table:table-cell>
          <table:table-cell office:value-type="string" table:style-name="ce197">
            <text:p>ali ye nkt<text:s text:c="42"/></text:p>
          </table:table-cell>
          <table:table-cell table:style-name="ce202"/>
          <table:table-cell office:value-type="float" office:value="12747" table:style-name="ce203">
            <text:p>12.747,00</text:p>
          </table:table-cell>
          <table:table-cell table:style-name="ce202"/>
          <table:table-cell office:value-type="float" office:value="-120573.10999999999" table:formula="of:=[.G696]-[.D697]+[.E697]" table:style-name="ce202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197">
            <text:p>25.01.2016</text:p>
          </table:table-cell>
          <table:table-cell office:value-type="string" table:style-name="ce197">
            <text:p>ali ye kdv stopaj <text:s text:c="20"/>20 000</text:p>
          </table:table-cell>
          <table:table-cell table:style-name="ce202"/>
          <table:table-cell office:value-type="float" office:value="488" table:style-name="ce203">
            <text:p>488,00</text:p>
          </table:table-cell>
          <table:table-cell table:style-name="ce202"/>
          <table:table-cell office:value-type="float" office:value="-120085.10999999999" table:formula="of:=[.G697]-[.D698]+[.E698]" table:style-name="ce202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197">
            <text:p>15.01.2016</text:p>
          </table:table-cell>
          <table:table-cell office:value-type="string" table:style-name="ce197">
            <text:p>ali ye<text:s text:c="65"/>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15085.10999999999" table:formula="of:=[.G698]-[.D699]+[.E699]" table:style-name="ce202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197">
            <text:p>25.03.2016</text:p>
          </table:table-cell>
          <table:table-cell office:value-type="string" table:style-name="ce197">
            <text:p>elden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113085.10999999999" table:formula="of:=[.G699]-[.D700]+[.E700]" table:style-name="ce202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 kredi selanik</text:p>
          </table:table-cell>
          <table:table-cell table:style-name="ce202"/>
          <table:table-cell office:value-type="float" office:value="5033" table:style-name="ce203">
            <text:p>5.033,00</text:p>
          </table:table-cell>
          <table:table-cell table:style-name="ce202"/>
          <table:table-cell office:value-type="float" office:value="-108052.10999999999" table:formula="of:=[.G700]-[.D701]+[.E701]" table:style-name="ce202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cı kamil mezar parası tevfşkten</text:p>
          </table:table-cell>
          <table:table-cell office:value-type="float" office:value="600" table:style-name="ce202">
            <text:p>600,00</text:p>
          </table:table-cell>
          <table:table-cell table:style-name="ce203"/>
          <table:table-cell table:style-name="ce202"/>
          <table:table-cell office:value-type="float" office:value="-108652.10999999999" table:formula="of:=[.G701]-[.D702]+[.E702]" table:style-name="ce202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197">
            <text:p>20.03.2016</text:p>
          </table:table-cell>
          <table:table-cell office:value-type="string" table:style-name="ce197">
            <text:p>doğuş kdv</text:p>
          </table:table-cell>
          <table:table-cell office:value-type="float" office:value="574" table:style-name="ce202">
            <text:p>574,00</text:p>
          </table:table-cell>
          <table:table-cell table:style-name="ce203"/>
          <table:table-cell table:style-name="ce202"/>
          <table:table-cell office:value-type="float" office:value="-109226.10999999999" table:formula="of:=[.G702]-[.D703]+[.E703]" table:style-name="ce202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197">
            <text:p>19.03.2016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108726.10999999999" table:formula="of:=[.G703]-[.D704]+[.E704]" table:style-name="ce202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elim demircan mezar parası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-109226.10999999999" table:formula="of:=[.G704]-[.D705]+[.E705]" table:style-name="ce202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IR dan atşlaya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06226.10999999999" table:formula="of:=[.G705]-[.D706]+[.E706]" table:style-name="ce202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240">
            <text:p>10.03.2016</text:p>
          </table:table-cell>
          <table:table-cell office:value-type="string" table:style-name="ce244">
            <text:p>TIR dan</text:p>
          </table:table-cell>
          <table:table-cell office:value-type="float" office:value="39000" table:style-name="ce238">
            <text:p>39.000,00</text:p>
          </table:table-cell>
          <table:table-cell table:style-name="ce245"/>
          <table:table-cell table:style-name="ce202"/>
          <table:table-cell office:value-type="float" office:value="-145226.10999999999" table:formula="of:=[.G706]-[.D707]+[.E707]" table:style-name="ce202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197">
            <text:p>07.03.2016</text:p>
          </table:table-cell>
          <table:table-cell office:value-type="string" table:style-name="ce197">
            <text:p>elden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144926.10999999999" table:formula="of:=[.G707]-[.D708]+[.E708]" table:style-name="ce202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yşe 2 ay kira en alt kat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-144326.10999999999" table:formula="of:=[.G708]-[.D709]+[.E709]" table:style-name="ce202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197">
            <text:p>26.03.2016</text:p>
          </table:table-cell>
          <table:table-cell office:value-type="string" table:style-name="ce197">
            <text:p>DENİZ KREDİ 19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37561.10999999999" table:formula="of:=[.G709]-[.D710]+[.E710]" table:style-name="ce202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193">
            <text:p>03.30.2016</text:p>
          </table:table-cell>
          <table:table-cell office:value-type="string" table:style-name="ce197">
            <text:p>İŞ KREDİ 9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34137.9" table:formula="of:=[.G710]-[.D711]+[.E711]" table:style-name="ce202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 güvenliği için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133137.9" table:formula="of:=[.G711]-[.D712]+[.E712]" table:style-name="ce202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ciye</text:p>
          </table:table-cell>
          <table:table-cell table:style-name="ce202"/>
          <table:table-cell office:value-type="float" office:value="350" table:style-name="ce203">
            <text:p>350,00</text:p>
          </table:table-cell>
          <table:table-cell table:style-name="ce202"/>
          <table:table-cell office:value-type="float" office:value="-132787.9" table:formula="of:=[.G712]-[.D713]+[.E713]" table:style-name="ce202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ümit kk mermer hesabı</text:p>
          </table:table-cell>
          <table:table-cell office:value-type="float" office:value="300" table:style-name="ce202">
            <text:p>300,00</text:p>
          </table:table-cell>
          <table:table-cell table:style-name="ce203"/>
          <table:table-cell table:style-name="ce202"/>
          <table:table-cell office:value-type="float" office:value="-133087.9" table:formula="of:=[.G713]-[.D714]+[.E714]" table:style-name="ce202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197">
            <text:p>26.05.2016</text:p>
          </table:table-cell>
          <table:table-cell office:value-type="string" table:style-name="ce197">
            <text:p>DENİZ KREDİ 21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26322.9" table:formula="of:=[.G714]-[.D715]+[.E715]" table:style-name="ce202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193">
            <text:p>05.30.2016</text:p>
          </table:table-cell>
          <table:table-cell office:value-type="string" table:style-name="ce197">
            <text:p>İŞ KREDİ 11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22899.68999999999" table:formula="of:=[.G715]-[.D716]+[.E716]" table:style-name="ce202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197">
            <text:p>26.04.2016</text:p>
          </table:table-cell>
          <table:table-cell office:value-type="string" table:style-name="ce197">
            <text:p>DENİZ KREDİ 20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16134.68999999999" table:formula="of:=[.G716]-[.D717]+[.E717]" table:style-name="ce202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193">
            <text:p>04.30.2016</text:p>
          </table:table-cell>
          <table:table-cell office:value-type="string" table:style-name="ce197">
            <text:p>İŞ KREDİ 10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112711.47999999998" table:formula="of:=[.G717]-[.D718]+[.E718]" table:style-name="ce202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02711.47999999998" table:formula="of:=[.G718]-[.D719]+[.E719]" table:style-name="ce202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niz çek</text:p>
          </table:table-cell>
          <table:table-cell office:value-type="float" office:value="12500" table:style-name="ce202">
            <text:p>12.500,00</text:p>
          </table:table-cell>
          <table:table-cell table:style-name="ce203"/>
          <table:table-cell table:style-name="ce202"/>
          <table:table-cell office:value-type="float" office:value="-115211.47999999998" table:formula="of:=[.G719]-[.D720]+[.E720]" table:style-name="ce202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197">
            <text:p>04.04.2016</text:p>
          </table:table-cell>
          <table:table-cell office:value-type="string" table:style-name="ce197">
            <text:p>yurt kredi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10211.47999999998" table:formula="of:=[.G720]-[.D721]+[.E721]" table:style-name="ce202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197">
            <text:p>01.04.2016</text:p>
          </table:table-cell>
          <table:table-cell office:value-type="string" table:style-name="ce197">
            <text:p>nail yalıtım</text:p>
          </table:table-cell>
          <table:table-cell table:style-name="ce202"/>
          <table:table-cell office:value-type="float" office:value="1500" table:style-name="ce203">
            <text:p>1.500,00</text:p>
          </table:table-cell>
          <table:table-cell table:style-name="ce202"/>
          <table:table-cell office:value-type="float" office:value="-108711.47999999998" table:formula="of:=[.G721]-[.D722]+[.E722]" table:style-name="ce20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197">
            <text:p>01.04.2016</text:p>
          </table:table-cell>
          <table:table-cell table:style-name="ce197"/>
          <table:table-cell table:style-name="ce202"/>
          <table:table-cell table:style-name="ce203"/>
          <table:table-cell table:style-name="ce202"/>
          <table:table-cell office:value-type="float" office:value="-108711.47999999998" table:formula="of:=[.G722]-[.D723]+[.E723]" table:style-name="ce20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197">
            <text:p>27.06.2016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7000" table:style-name="ce203">
            <text:p>7.000,00</text:p>
          </table:table-cell>
          <table:table-cell table:style-name="ce202"/>
          <table:table-cell office:value-type="float" office:value="-101711.47999999998" table:formula="of:=[.G723]-[.D724]+[.E724]" table:style-name="ce202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7">
            <text:p>30.06.2016</text:p>
          </table:table-cell>
          <table:table-cell office:value-type="string" table:style-name="ce197">
            <text:p>samsun havale</text:p>
          </table:table-cell>
          <table:table-cell table:style-name="ce202"/>
          <table:table-cell office:value-type="float" office:value="8000" table:style-name="ce203">
            <text:p>8.000,00</text:p>
          </table:table-cell>
          <table:table-cell table:style-name="ce202"/>
          <table:table-cell office:value-type="float" office:value="-93711.479999999981" table:formula="of:=[.G724]-[.D725]+[.E725]" table:style-name="ce202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197">
            <text:p>14.06.2016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78711.479999999981" table:formula="of:=[.G725]-[.D726]+[.E726]" table:style-name="ce202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197">
            <text:p>15.06.2016</text:p>
          </table:table-cell>
          <table:table-cell office:value-type="string" table:style-name="ce197">
            <text:p>iş 800 havale çek için</text:p>
          </table:table-cell>
          <table:table-cell table:style-name="ce202"/>
          <table:table-cell office:value-type="float" office:value="3500" table:style-name="ce203">
            <text:p>3.500,00</text:p>
          </table:table-cell>
          <table:table-cell table:style-name="ce202"/>
          <table:table-cell office:value-type="float" office:value="-75211.479999999981" table:formula="of:=[.G726]-[.D727]+[.E727]" table:style-name="ce202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7">
            <text:p>30.06.2016</text:p>
          </table:table-cell>
          <table:table-cell office:value-type="string" table:style-name="ce197">
            <text:p>ali ye</text:p>
          </table:table-cell>
          <table:table-cell table:style-name="ce202"/>
          <table:table-cell office:value-type="float" office:value="22000" table:style-name="ce203">
            <text:p>22.000,00</text:p>
          </table:table-cell>
          <table:table-cell table:style-name="ce202"/>
          <table:table-cell office:value-type="float" office:value="-53211.479999999981" table:formula="of:=[.G727]-[.D728]+[.E728]" table:style-name="ce202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197">
            <text:p>26.06.2016</text:p>
          </table:table-cell>
          <table:table-cell office:value-type="string" table:style-name="ce197">
            <text:p>DENİZ KREDİ 22/60.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46446.479999999981" table:formula="of:=[.G728]-[.D729]+[.E729]" table:style-name="ce202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3">
            <text:p>06.30.2016</text:p>
          </table:table-cell>
          <table:table-cell office:value-type="string" table:style-name="ce197">
            <text:p>İŞ KREDİ 12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43023.269999999982" table:formula="of:=[.G729]-[.D730]+[.E730]" table:style-name="ce202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197">
            <text:p>18.06.2016</text:p>
          </table:table-cell>
          <table:table-cell office:value-type="string" table:style-name="ce197">
            <text:p>iş kredi ali</text:p>
          </table:table-cell>
          <table:table-cell table:style-name="ce202"/>
          <table:table-cell office:value-type="float" office:value="5040" table:style-name="ce203">
            <text:p>5.040,00</text:p>
          </table:table-cell>
          <table:table-cell table:style-name="ce202"/>
          <table:table-cell office:value-type="float" office:value="-37983.269999999982" table:formula="of:=[.G730]-[.D731]+[.E731]" table:style-name="ce202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197">
            <text:p>08.06.2016</text:p>
          </table:table-cell>
          <table:table-cell office:value-type="string" table:style-name="ce197">
            <text:p>aliden</text:p>
          </table:table-cell>
          <table:table-cell office:value-type="float" office:value="2900" table:style-name="ce202">
            <text:p>2.900,00</text:p>
          </table:table-cell>
          <table:table-cell table:style-name="ce203"/>
          <table:table-cell table:style-name="ce202"/>
          <table:table-cell office:value-type="float" office:value="-40883.269999999982" table:formula="of:=[.G731]-[.D732]+[.E732]" table:style-name="ce202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197">
            <text:p>07.06.2016</text:p>
          </table:table-cell>
          <table:table-cell office:value-type="string" table:style-name="ce197">
            <text:p>bch tan aliye</text:p>
          </table:table-cell>
          <table:table-cell table:style-name="ce202"/>
          <table:table-cell office:value-type="float" office:value="30000" table:style-name="ce203">
            <text:p>30.000,00</text:p>
          </table:table-cell>
          <table:table-cell table:style-name="ce202"/>
          <table:table-cell office:value-type="float" office:value="-10883.269999999982" table:formula="of:=[.G732]-[.D733]+[.E733]" table:style-name="ce202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197">
            <text:p>26.07.2016</text:p>
          </table:table-cell>
          <table:table-cell office:value-type="string" table:style-name="ce197">
            <text:p>DENİZ KREDİ 23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4118.2699999999822" table:formula="of:=[.G733]-[.D734]+[.E734]" table:style-name="ce202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193">
            <text:p>07.30.2016</text:p>
          </table:table-cell>
          <table:table-cell office:value-type="string" table:style-name="ce197">
            <text:p>İŞ KREDİ 13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-695.05999999998221" table:formula="of:=[.G734]-[.D735]+[.E735]" table:style-name="ce202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197">
            <text:p>26.07.2016</text:p>
          </table:table-cell>
          <table:table-cell office:value-type="string" table:style-name="ce197">
            <text:p>vergi</text:p>
          </table:table-cell>
          <table:table-cell table:style-name="ce202"/>
          <table:table-cell office:value-type="float" office:value="705" table:style-name="ce203">
            <text:p>705,00</text:p>
          </table:table-cell>
          <table:table-cell table:style-name="ce202"/>
          <table:table-cell office:value-type="float" office:value="9.9400000000177897" table:formula="of:=[.G735]-[.D736]+[.E736]" table:style-name="ce202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197">
            <text:p>30.06.2016</text:p>
          </table:table-cell>
          <table:table-cell office:value-type="string" table:style-name="ce197">
            <text:p>bch iş devre faizi</text:p>
          </table:table-cell>
          <table:table-cell table:style-name="ce202"/>
          <table:table-cell office:value-type="float" office:value="665" table:style-name="ce203">
            <text:p>665,00</text:p>
          </table:table-cell>
          <table:table-cell table:style-name="ce202"/>
          <table:table-cell office:value-type="float" office:value="674.94000000001779" table:formula="of:=[.G736]-[.D737]+[.E737]" table:style-name="ce202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197">
            <text:p>01.07.2016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4674.9400000000178" table:formula="of:=[.G737]-[.D738]+[.E738]" table:style-name="ce202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197">
            <text:p>11.07.2016</text:p>
          </table:table-cell>
          <table:table-cell office:value-type="string" table:style-name="ce197">
            <text:p>ali iş kredi için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9674.9400000000169" table:formula="of:=[.G738]-[.D739]+[.E739]" table:style-name="ce202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skeleden killik</text:p>
          </table:table-cell>
          <table:table-cell table:style-name="ce202"/>
          <table:table-cell office:value-type="float" office:value="700" table:style-name="ce203">
            <text:p>700,00</text:p>
          </table:table-cell>
          <table:table-cell table:style-name="ce202"/>
          <table:table-cell office:value-type="float" office:value="10374.940000000017" table:formula="of:=[.G739]-[.D740]+[.E740]" table:style-name="ce202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şahin çırdaklı ya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9874.9400000000169" table:formula="of:=[.G740]-[.D741]+[.E741]" table:style-name="ce202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ıkamacı mehmet en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10174.940000000017" table:formula="of:=[.G741]-[.D742]+[.E742]" table:style-name="ce202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usuf parlak da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10274.940000000017" table:formula="of:=[.G742]-[.D743]+[.E743]" table:style-name="ce202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mermer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9524.9400000000169" table:formula="of:=[.G743]-[.D744]+[.E744]" table:style-name="ce202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197">
            <text:p>10.07.2016</text:p>
          </table:table-cell>
          <table:table-cell office:value-type="string" table:style-name="ce197">
            <text:p>kıbrıstan iş 800 e haval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14524.940000000017" table:formula="of:=[.G744]-[.D745]+[.E745]" table:style-name="ce202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197">
            <text:p>01.08.2016</text:p>
          </table:table-cell>
          <table:table-cell office:value-type="string" table:style-name="ce197">
            <text:p>samsun haval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24524.940000000017" table:formula="of:=[.G745]-[.D746]+[.E746]" table:style-name="ce202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197">
            <text:p>01.08.2016</text:p>
          </table:table-cell>
          <table:table-cell office:value-type="string" table:style-name="ce197">
            <text:p>aliden</text:p>
          </table:table-cell>
          <table:table-cell office:value-type="float" office:value="9900" table:style-name="ce202">
            <text:p>9.900,00</text:p>
          </table:table-cell>
          <table:table-cell table:style-name="ce203"/>
          <table:table-cell table:style-name="ce202"/>
          <table:table-cell office:value-type="float" office:value="14624.940000000017" table:formula="of:=[.G746]-[.D747]+[.E747]" table:style-name="ce202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193">
            <text:p>08.30.2016</text:p>
          </table:table-cell>
          <table:table-cell office:value-type="string" table:style-name="ce197">
            <text:p>İŞ KREDİ 14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18048.150000000016" table:formula="of:=[.G747]-[.D748]+[.E748]" table:style-name="ce202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n seçkin ant yalıtım</text:p>
          </table:table-cell>
          <table:table-cell table:style-name="ce202"/>
          <table:table-cell office:value-type="float" office:value="4800" table:style-name="ce203">
            <text:p>4.800,00</text:p>
          </table:table-cell>
          <table:table-cell table:style-name="ce202"/>
          <table:table-cell office:value-type="float" office:value="22848.150000000016" table:formula="of:=[.G748]-[.D749]+[.E749]" table:style-name="ce202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197">
            <text:p>26.08.2016</text:p>
          </table:table-cell>
          <table:table-cell office:value-type="string" table:style-name="ce197">
            <text:p>DENİZ KREDİ 24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29613.150000000016" table:formula="of:=[.G749]-[.D750]+[.E750]" table:style-name="ce202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den nakit</text:p>
          </table:table-cell>
          <table:table-cell office:value-type="float" office:value="6750" table:style-name="ce202">
            <text:p>6.750,00</text:p>
          </table:table-cell>
          <table:table-cell table:style-name="ce203"/>
          <table:table-cell table:style-name="ce202"/>
          <table:table-cell office:value-type="float" office:value="22863.150000000016" table:formula="of:=[.G750]-[.D751]+[.E751]" table:style-name="ce202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yibo hilton evye <text:s text:c="5"/>75 tl * 110</text:p>
          </table:table-cell>
          <table:table-cell table:style-name="ce202"/>
          <table:table-cell office:value-type="float" office:value="8250" table:style-name="ce203">
            <text:p>8.250,00</text:p>
          </table:table-cell>
          <table:table-cell table:style-name="ce202"/>
          <table:table-cell office:value-type="float" office:value="31113.150000000016" table:formula="of:=[.G751]-[.D752]+[.E752]" table:style-name="ce202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armara bilardo hesabı</text:p>
          </table:table-cell>
          <table:table-cell office:value-type="float" office:value="8500" table:style-name="ce202">
            <text:p>8.500,00</text:p>
          </table:table-cell>
          <table:table-cell table:style-name="ce203"/>
          <table:table-cell table:style-name="ce202"/>
          <table:table-cell office:value-type="float" office:value="22613.150000000016" table:formula="of:=[.G752]-[.D753]+[.E753]" table:style-name="ce202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lden aliye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22913.150000000016" table:formula="of:=[.G753]-[.D754]+[.E754]" table:style-name="ce202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mermer kadtem</text:p>
          </table:table-cell>
          <table:table-cell office:value-type="float" office:value="2950" table:style-name="ce202">
            <text:p>2.950,00</text:p>
          </table:table-cell>
          <table:table-cell table:style-name="ce203"/>
          <table:table-cell table:style-name="ce202"/>
          <table:table-cell office:value-type="float" office:value="19963.150000000016" table:formula="of:=[.G754]-[.D755]+[.E755]" table:style-name="ce202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197">
            <text:p>10.09.2016</text:p>
          </table:table-cell>
          <table:table-cell office:value-type="string" table:style-name="ce197">
            <text:p>iş kredi 795411 e havale</text:p>
          </table:table-cell>
          <table:table-cell table:style-name="ce202"/>
          <table:table-cell office:value-type="float" office:value="5100" table:style-name="ce203">
            <text:p>5.100,00</text:p>
          </table:table-cell>
          <table:table-cell table:style-name="ce202"/>
          <table:table-cell office:value-type="float" office:value="25063.150000000016" table:formula="of:=[.G755]-[.D756]+[.E756]" table:style-name="ce202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aç yapı kk</text:p>
          </table:table-cell>
          <table:table-cell office:value-type="float" office:value="3700" table:style-name="ce202">
            <text:p>3.700,00</text:p>
          </table:table-cell>
          <table:table-cell table:style-name="ce203"/>
          <table:table-cell table:style-name="ce202"/>
          <table:table-cell office:value-type="float" office:value="21363.150000000016" table:formula="of:=[.G756]-[.D757]+[.E757]" table:style-name="ce202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200" table:style-name="ce203">
            <text:p>200,00</text:p>
          </table:table-cell>
          <table:table-cell table:style-name="ce202"/>
          <table:table-cell office:value-type="float" office:value="21563.150000000016" table:formula="of:=[.G757]-[.D758]+[.E758]" table:style-name="ce202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gk işten yattı</text:p>
          </table:table-cell>
          <table:table-cell table:style-name="ce202"/>
          <table:table-cell office:value-type="float" office:value="3719" table:style-name="ce203">
            <text:p>3.719,00</text:p>
          </table:table-cell>
          <table:table-cell table:style-name="ce202"/>
          <table:table-cell office:value-type="float" office:value="25282.150000000016" table:formula="of:=[.G758]-[.D759]+[.E759]" table:style-name="ce202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lat havale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25882.150000000016" table:formula="of:=[.G759]-[.D760]+[.E760]" table:style-name="ce202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msun havale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40882.150000000016" table:formula="of:=[.G760]-[.D761]+[.E761]" table:style-name="ce202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den</text:p>
          </table:table-cell>
          <table:table-cell office:value-type="float" office:value="26500" table:style-name="ce202">
            <text:p>26.500,00</text:p>
          </table:table-cell>
          <table:table-cell table:style-name="ce203"/>
          <table:table-cell table:style-name="ce202"/>
          <table:table-cell office:value-type="float" office:value="14382.150000000016" table:formula="of:=[.G761]-[.D762]+[.E762]" table:style-name="ce202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197">
            <text:p>10.10.2016</text:p>
          </table:table-cell>
          <table:table-cell office:value-type="string" table:style-name="ce197">
            <text:p>atila şeker kk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14982.150000000016" table:formula="of:=[.G762]-[.D763]+[.E763]" table:style-name="ce202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atı hesabından hüsam</text:p>
          </table:table-cell>
          <table:table-cell office:value-type="float" office:value="800" table:style-name="ce202">
            <text:p>800,00</text:p>
          </table:table-cell>
          <table:table-cell table:style-name="ce203"/>
          <table:table-cell table:style-name="ce202"/>
          <table:table-cell office:value-type="float" office:value="14182.150000000016" table:formula="of:=[.G763]-[.D764]+[.E764]" table:style-name="ce202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hasan sengün</text:p>
          </table:table-cell>
          <table:table-cell office:value-type="float" office:value="120" table:style-name="ce202">
            <text:p>120,00</text:p>
          </table:table-cell>
          <table:table-cell table:style-name="ce203"/>
          <table:table-cell table:style-name="ce202"/>
          <table:table-cell office:value-type="float" office:value="14062.150000000016" table:formula="of:=[.G764]-[.D765]+[.E765]" table:style-name="ce202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197">
            <text:p>26.09.2016</text:p>
          </table:table-cell>
          <table:table-cell office:value-type="string" table:style-name="ce197">
            <text:p>DENİZ KREDİ 25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20827.150000000016" table:formula="of:=[.G765]-[.D766]+[.E766]" table:style-name="ce202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193">
            <text:p>09.30.2016</text:p>
          </table:table-cell>
          <table:table-cell office:value-type="string" table:style-name="ce197">
            <text:p>İŞ KREDİ 15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24250.360000000015" table:formula="of:=[.G766]-[.D767]+[.E767]" table:style-name="ce202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193">
            <text:p>09.30.2016</text:p>
          </table:table-cell>
          <table:table-cell office:value-type="string" table:style-name="ce197">
            <text:p>bch iş devre faizi</text:p>
          </table:table-cell>
          <table:table-cell table:style-name="ce202"/>
          <table:table-cell office:value-type="float" office:value="5281.62" table:style-name="ce203">
            <text:p>5.281,62</text:p>
          </table:table-cell>
          <table:table-cell table:style-name="ce202"/>
          <table:table-cell office:value-type="float" office:value="29531.980000000014" table:formula="of:=[.G767]-[.D768]+[.E768]" table:style-name="ce202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197">
            <text:p>26.10.2016</text:p>
          </table:table-cell>
          <table:table-cell office:value-type="string" table:style-name="ce197">
            <text:p>DENİZ KREDİ 26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36296.98000000001" table:formula="of:=[.G768]-[.D769]+[.E769]" table:style-name="ce202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193">
            <text:p>10.30.2016</text:p>
          </table:table-cell>
          <table:table-cell office:value-type="string" table:style-name="ce197">
            <text:p>İŞ KREDİ 16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39720.19000000001" table:formula="of:=[.G769]-[.D770]+[.E770]" table:style-name="ce202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dan</text:p>
          </table:table-cell>
          <table:table-cell office:value-type="float" office:value="740" table:style-name="ce202">
            <text:p>740,00</text:p>
          </table:table-cell>
          <table:table-cell table:style-name="ce203"/>
          <table:table-cell table:style-name="ce202"/>
          <table:table-cell office:value-type="float" office:value="38980.19000000001" table:formula="of:=[.G770]-[.D771]+[.E771]" table:style-name="ce202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197">
            <text:p>10.11.2016</text:p>
          </table:table-cell>
          <table:table-cell office:value-type="string" table:style-name="ce197">
            <text:p>atila şeker kk</text:p>
          </table:table-cell>
          <table:table-cell table:style-name="ce202"/>
          <table:table-cell office:value-type="float" office:value="850" table:style-name="ce203">
            <text:p>850,00</text:p>
          </table:table-cell>
          <table:table-cell table:style-name="ce202"/>
          <table:table-cell office:value-type="float" office:value="39830.19000000001" table:formula="of:=[.G771]-[.D772]+[.E772]" table:style-name="ce202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197">
            <text:p>12.11.2016</text:p>
          </table:table-cell>
          <table:table-cell office:value-type="string" table:style-name="ce197">
            <text:p>emre şentürk kk sivas hesabı için</text:p>
          </table:table-cell>
          <table:table-cell office:value-type="float" office:value="1145" table:style-name="ce202">
            <text:p>1.145,00</text:p>
          </table:table-cell>
          <table:table-cell table:style-name="ce203"/>
          <table:table-cell table:style-name="ce202"/>
          <table:table-cell office:value-type="float" office:value="38685.19000000001" table:formula="of:=[.G772]-[.D773]+[.E773]" table:style-name="ce202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cak malzeme</text:p>
          </table:table-cell>
          <table:table-cell table:style-name="ce202"/>
          <table:table-cell office:value-type="float" office:value="392" table:style-name="ce203">
            <text:p>392,00</text:p>
          </table:table-cell>
          <table:table-cell table:style-name="ce202"/>
          <table:table-cell office:value-type="float" office:value="39077.19000000001" table:formula="of:=[.G773]-[.D774]+[.E774]" table:style-name="ce20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197">
            <text:p>26.11.2016</text:p>
          </table:table-cell>
          <table:table-cell office:value-type="string" table:style-name="ce197">
            <text:p>atiladan</text:p>
          </table:table-cell>
          <table:table-cell office:value-type="float" office:value="800" table:style-name="ce202">
            <text:p>800,00</text:p>
          </table:table-cell>
          <table:table-cell table:style-name="ce203"/>
          <table:table-cell table:style-name="ce202"/>
          <table:table-cell office:value-type="float" office:value="38277.19000000001" table:formula="of:=[.G774]-[.D775]+[.E775]" table:style-name="ce202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kuyumcu sabri</text:p>
          </table:table-cell>
          <table:table-cell table:style-name="ce202"/>
          <table:table-cell office:value-type="float" office:value="450" table:style-name="ce203">
            <text:p>450,00</text:p>
          </table:table-cell>
          <table:table-cell table:style-name="ce202"/>
          <table:table-cell office:value-type="float" office:value="38727.19000000001" table:formula="of:=[.G775]-[.D776]+[.E776]" table:style-name="ce202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şeker kk</text:p>
          </table:table-cell>
          <table:table-cell table:style-name="ce202"/>
          <table:table-cell office:value-type="float" office:value="350" table:style-name="ce203">
            <text:p>350,00</text:p>
          </table:table-cell>
          <table:table-cell table:style-name="ce202"/>
          <table:table-cell office:value-type="float" office:value="39077.19000000001" table:formula="of:=[.G776]-[.D777]+[.E777]" table:style-name="ce20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193">
            <text:p>11.30.2016</text:p>
          </table:table-cell>
          <table:table-cell office:value-type="string" table:style-name="ce197">
            <text:p>İŞ KREDİ 17/36</text:p>
          </table:table-cell>
          <table:table-cell table:style-name="ce202"/>
          <table:table-cell office:value-type="float" office:value="3423.21" table:style-name="ce203">
            <text:p>3.423,21</text:p>
          </table:table-cell>
          <table:table-cell table:style-name="ce202"/>
          <table:table-cell office:value-type="float" office:value="42500.400000000009" table:formula="of:=[.G777]-[.D778]+[.E778]" table:style-name="ce202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197">
            <text:p>26.11.2016</text:p>
          </table:table-cell>
          <table:table-cell office:value-type="string" table:style-name="ce197">
            <text:p>DENİZ KREDİ 27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49265.400000000009" table:formula="of:=[.G778]-[.D779]+[.E779]" table:style-name="ce202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197">
            <text:p>06.12.2016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49565.400000000009" table:formula="of:=[.G779]-[.D780]+[.E780]" table:style-name="ce202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249">
            <text:p>12.12.2016</text:p>
          </table:table-cell>
          <table:table-cell office:value-type="string" table:style-name="ce250">
            <text:p>Ayşe balcı kat 4 satışı</text:p>
          </table:table-cell>
          <table:table-cell office:value-type="float" office:value="115000" table:style-name="ce251">
            <text:p>115.000,00</text:p>
          </table:table-cell>
          <table:table-cell table:style-name="ce252"/>
          <table:table-cell table:style-name="ce202"/>
          <table:table-cell office:value-type="float" office:value="-65434.599999999991" table:formula="of:=[.G780]-[.D781]+[.E781]" table:style-name="ce202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7">
            <text:p>12.12.2016</text:p>
          </table:table-cell>
          <table:table-cell office:value-type="string" table:style-name="ce197">
            <text:p>tamirci yusuf hesabı</text:p>
          </table:table-cell>
          <table:table-cell table:style-name="ce202"/>
          <table:table-cell office:value-type="float" office:value="4800" table:style-name="ce203">
            <text:p>4.800,00</text:p>
          </table:table-cell>
          <table:table-cell table:style-name="ce202"/>
          <table:table-cell office:value-type="float" office:value="-60634.599999999991" table:formula="of:=[.G781]-[.D782]+[.E782]" table:style-name="ce202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7">
            <text:p>12.12.2016</text:p>
          </table:table-cell>
          <table:table-cell office:value-type="string" table:style-name="ce197">
            <text:p>aliden kdv</text:p>
          </table:table-cell>
          <table:table-cell office:value-type="float" office:value="875" table:style-name="ce202">
            <text:p>875,00</text:p>
          </table:table-cell>
          <table:table-cell table:style-name="ce203"/>
          <table:table-cell table:style-name="ce202"/>
          <table:table-cell office:value-type="float" office:value="-61509.599999999991" table:formula="of:=[.G782]-[.D783]+[.E783]" table:style-name="ce202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7">
            <text:p>12.12.2016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41509.599999999991" table:formula="of:=[.G783]-[.D784]+[.E784]" table:style-name="ce202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7">
            <text:p>12.12.2016</text:p>
          </table:table-cell>
          <table:table-cell office:value-type="string" table:style-name="ce197">
            <text:p>iş kredi masrafı</text:p>
          </table:table-cell>
          <table:table-cell table:style-name="ce202"/>
          <table:table-cell office:value-type="float" office:value="3134" table:style-name="ce203">
            <text:p>3.134,00</text:p>
          </table:table-cell>
          <table:table-cell table:style-name="ce202"/>
          <table:table-cell office:value-type="float" office:value="-38375.599999999991" table:formula="of:=[.G784]-[.D785]+[.E785]" table:style-name="ce202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197">
            <text:p>12.12.2016</text:p>
          </table:table-cell>
          <table:table-cell office:value-type="string" table:style-name="ce197">
            <text:p>BCH için alınan <text:s text:c="3"/>BCH a ödendi</text:p>
          </table:table-cell>
          <table:table-cell office:value-type="float" office:value="38880" table:style-name="ce202">
            <text:p>38.880,00</text:p>
          </table:table-cell>
          <table:table-cell table:style-name="ce203"/>
          <table:table-cell table:style-name="ce202"/>
          <table:table-cell office:value-type="float" office:value="-77255.599999999991" table:formula="of:=[.G785]-[.D786]+[.E786]" table:style-name="ce20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ayın 30 unda odene iş kredisi kapandı</text:p>
          </table:table-cell>
          <table:table-cell table:style-name="ce202"/>
          <table:table-cell table:style-name="ce203"/>
          <table:table-cell table:style-name="ce202"/>
          <table:table-cell office:value-type="float" office:value="-77255.599999999991" table:formula="of:=[.G786]-[.D787]+[.E787]" table:style-name="ce20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ayın 12 sinde 36 ay vade yeni kredi</text:p>
          </table:table-cell>
          <table:table-cell table:style-name="ce202"/>
          <table:table-cell table:style-name="ce203"/>
          <table:table-cell table:style-name="ce202"/>
          <table:table-cell office:value-type="float" office:value="-77255.599999999991" table:formula="of:=[.G787]-[.D788]+[.E788]" table:style-name="ce20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iş kredi kapatıldı yeni kredi açıldı</text:p>
          </table:table-cell>
          <table:table-cell table:style-name="ce202"/>
          <table:table-cell table:style-name="ce203"/>
          <table:table-cell table:style-name="ce202"/>
          <table:table-cell office:value-type="float" office:value="-77255.599999999991" table:formula="of:=[.G788]-[.D789]+[.E789]" table:style-name="ce202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197">
            <text:p>26.12.2016</text:p>
          </table:table-cell>
          <table:table-cell office:value-type="string" table:style-name="ce197">
            <text:p>DENİZ KREDİ 28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70490.599999999991" table:formula="of:=[.G789]-[.D790]+[.E790]" table:style-name="ce202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197">
            <text:p>30.12.2016</text:p>
          </table:table-cell>
          <table:table-cell office:value-type="string" table:style-name="ce197">
            <text:p>BCH dönem faizi</text:p>
          </table:table-cell>
          <table:table-cell table:style-name="ce202"/>
          <table:table-cell office:value-type="float" office:value="4100" table:style-name="ce203">
            <text:p>4.100,00</text:p>
          </table:table-cell>
          <table:table-cell table:style-name="ce202"/>
          <table:table-cell office:value-type="float" office:value="-66390.599999999991" table:formula="of:=[.G790]-[.D791]+[.E791]" table:style-name="ce202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style-name="ce202"/>
          <table:table-cell office:value-type="float" office:value="-66390.599999999991" table:formula="of:=[.G791]-[.D792]+[.E792]" table:style-name="ce20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194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53">
            <text:p>Ara Toplam</text:p>
          </table:table-cell>
          <table:table-cell office:value-type="float" office:value="274284" table:formula="of:=SUM([.D692:.D791])" table:style-name="ce253">
            <text:p>274284</text:p>
          </table:table-cell>
          <table:table-cell office:value-type="float" office:value="365366.93000000005" table:formula="of:=SUM([.E692:.E792])" table:style-name="ce253">
            <text:p>365366,93</text:p>
          </table:table-cell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style-name="ce202"/>
          <table:table-cell office:value-type="float" office:value="-66390.599999999991" table:formula="of:=[.G792]-[.D795]+[.E795]" table:style-name="ce20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13000" table:style-name="ce202">
            <text:p>13.000,00</text:p>
          </table:table-cell>
          <table:table-cell table:style-name="ce203"/>
          <table:table-cell table:style-name="ce202"/>
          <table:table-cell office:value-type="float" office:value="-79390.599999999991" table:formula="of:=[.G795]-[.D796]+[.E796]" table:style-name="ce202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12500" table:style-name="ce202">
            <text:p>12.500,00</text:p>
          </table:table-cell>
          <table:table-cell table:style-name="ce203"/>
          <table:table-cell table:style-name="ce202"/>
          <table:table-cell office:value-type="float" office:value="-91890.599999999991" table:formula="of:=[.G796]-[.D797]+[.E797]" table:style-name="ce202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11731.6" table:style-name="ce202">
            <text:p>11.731,60</text:p>
          </table:table-cell>
          <table:table-cell table:style-name="ce203"/>
          <table:table-cell table:style-name="ce202"/>
          <table:table-cell office:value-type="float" office:value="-103622.2" table:formula="of:=[.G797]-[.D798]+[.E798]" table:style-name="ce202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9236.11" table:style-name="ce202">
            <text:p>9.236,11</text:p>
          </table:table-cell>
          <table:table-cell table:style-name="ce203"/>
          <table:table-cell table:style-name="ce202"/>
          <table:table-cell office:value-type="float" office:value="-112858.31" table:formula="of:=[.G798]-[.D799]+[.E799]" table:style-name="ce20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7 y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112858.31" table:formula="of:=[.G799]-[.D800]+[.E800]" table:style-name="ce20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48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206">
            <text:p>31.12.2016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320751.71000000002" table:formula="of:=SUM([.D796:.D801])+[.D794]" table:style-name="ce208">
            <text:p>320.751,71</text:p>
          </table:table-cell>
          <table:table-cell office:value-type="float" office:value="365366.93000000005" table:formula="of:=SUM([.E796:.E801])+[.E794]" table:style-name="ce209">
            <text:p>365.366,93</text:p>
          </table:table-cell>
          <table:table-cell table:style-name="ce208"/>
          <table:table-cell office:value-type="float" office:value="44615.22000000003" table:formula="of:=[.E802]-[.D802]" table:style-name="ce21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7" table:style-name="ce200">
            <text:p>2017</text:p>
          </table:table-cell>
          <table:table-cell office:value-type="string" table:style-name="ce204">
            <text:p>2016’da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112858.31" table:formula="of:=[.G800]" table:style-name="ce20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197">
            <text:p>26.02.2017</text:p>
          </table:table-cell>
          <table:table-cell office:value-type="string" table:style-name="ce197">
            <text:p>DENİZ KREDİ 30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106093.31" table:formula="of:=[.G804]-[.D805]+[.E805]" table:style-name="ce202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ch faizi</text:p>
          </table:table-cell>
          <table:table-cell table:style-name="ce202"/>
          <table:table-cell office:value-type="float" office:value="4860" table:style-name="ce203">
            <text:p>4.860,00</text:p>
          </table:table-cell>
          <table:table-cell table:style-name="ce202"/>
          <table:table-cell office:value-type="float" office:value="-101233.31" table:formula="of:=[.G805]-[.D806]+[.E806]" table:style-name="ce202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197">
            <text:p>14.02.2017</text:p>
          </table:table-cell>
          <table:table-cell office:value-type="string" table:style-name="ce197">
            <text:p>hvl 800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97233.31" table:formula="of:=[.G806]-[.D807]+[.E807]" table:style-name="ce202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197">
            <text:p>12.02.2017</text:p>
          </table:table-cell>
          <table:table-cell office:value-type="string" table:style-name="ce197">
            <text:p>İŞ KREDİ 2/36. TAKSİT</text:p>
          </table:table-cell>
          <table:table-cell table:style-name="ce202"/>
          <table:table-cell office:value-type="float" office:value="3345" table:style-name="ce203">
            <text:p>3.345,00</text:p>
          </table:table-cell>
          <table:table-cell table:style-name="ce202"/>
          <table:table-cell office:value-type="float" office:value="-93888.31" table:formula="of:=[.G807]-[.D808]+[.E808]" table:style-name="ce202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197">
            <text:p>26.01.2017</text:p>
          </table:table-cell>
          <table:table-cell office:value-type="string" table:style-name="ce197">
            <text:p>DENİZ KREDİ 29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87123.31" table:formula="of:=[.G808]-[.D809]+[.E809]" table:style-name="ce202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197">
            <text:p>12.01.2017</text:p>
          </table:table-cell>
          <table:table-cell office:value-type="string" table:style-name="ce197">
            <text:p>İŞ KREDİ 1/36. TAKSİT</text:p>
          </table:table-cell>
          <table:table-cell table:style-name="ce202"/>
          <table:table-cell office:value-type="float" office:value="3345" table:style-name="ce203">
            <text:p>3.345,00</text:p>
          </table:table-cell>
          <table:table-cell table:style-name="ce202"/>
          <table:table-cell office:value-type="float" office:value="-83778.31" table:formula="of:=[.G809]-[.D810]+[.E810]" table:style-name="ce202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ya maden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63778.31" table:formula="of:=[.G810]-[.D811]+[.E811]" table:style-name="ce202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 maden</text:p>
          </table:table-cell>
          <table:table-cell table:style-name="ce202"/>
          <table:table-cell office:value-type="float" office:value="19800" table:style-name="ce203">
            <text:p>19.800,00</text:p>
          </table:table-cell>
          <table:table-cell table:style-name="ce202"/>
          <table:table-cell office:value-type="float" office:value="-43978.31" table:formula="of:=[.G811]-[.D812]+[.E812]" table:style-name="ce202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vl balmer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38978.31" table:formula="of:=[.G812]-[.D813]+[.E813]" table:style-name="ce202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vl balmer</text:p>
          </table:table-cell>
          <table:table-cell table:style-name="ce202"/>
          <table:table-cell office:value-type="float" office:value="12000" table:style-name="ce203">
            <text:p>12.000,00</text:p>
          </table:table-cell>
          <table:table-cell table:style-name="ce202"/>
          <table:table-cell office:value-type="float" office:value="-26978.309999999998" table:formula="of:=[.G813]-[.D814]+[.E814]" table:style-name="ce202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vl 800</text:p>
          </table:table-cell>
          <table:table-cell table:style-name="ce202"/>
          <table:table-cell office:value-type="float" office:value="4000" table:style-name="ce203">
            <text:p>4.000,00</text:p>
          </table:table-cell>
          <table:table-cell table:style-name="ce202"/>
          <table:table-cell office:value-type="float" office:value="-22978.309999999998" table:formula="of:=[.G814]-[.D815]+[.E815]" table:style-name="ce202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sk</text:p>
          </table:table-cell>
          <table:table-cell table:style-name="ce202"/>
          <table:table-cell office:value-type="float" office:value="1160" table:style-name="ce203">
            <text:p>1.160,00</text:p>
          </table:table-cell>
          <table:table-cell table:style-name="ce202"/>
          <table:table-cell office:value-type="float" office:value="-21818.309999999998" table:formula="of:=[.G815]-[.D816]+[.E816]" table:style-name="ce202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7">
            <text:p>hvl 800</text:p>
          </table:table-cell>
          <table:table-cell table:style-name="ce202"/>
          <table:table-cell office:value-type="float" office:value="1500" table:style-name="ce203">
            <text:p>1.500,00</text:p>
          </table:table-cell>
          <table:table-cell table:style-name="ce202"/>
          <table:table-cell office:value-type="float" office:value="-20318.309999999998" table:formula="of:=[.G816]-[.D817]+[.E817]" table:style-name="ce202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0318.309999999998" table:formula="of:=[.G817]-[.D818]+[.E818]" table:style-name="ce202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vl 800</text:p>
          </table:table-cell>
          <table:table-cell table:style-name="ce202"/>
          <table:table-cell office:value-type="float" office:value="2500" table:style-name="ce203">
            <text:p>2.500,00</text:p>
          </table:table-cell>
          <table:table-cell table:style-name="ce202"/>
          <table:table-cell office:value-type="float" office:value="-7818.3099999999977" table:formula="of:=[.G818]-[.D819]+[.E819]" table:style-name="ce202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vakıf kredi</text:p>
          </table:table-cell>
          <table:table-cell table:style-name="ce202"/>
          <table:table-cell office:value-type="float" office:value="30000" table:style-name="ce203">
            <text:p>30.000,00</text:p>
          </table:table-cell>
          <table:table-cell table:style-name="ce202"/>
          <table:table-cell office:value-type="float" office:value="22181.690000000002" table:formula="of:=[.G819]-[.D820]+[.E820]" table:style-name="ce202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ş 800 e haval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27181.690000000002" table:formula="of:=[.G820]-[.D821]+[.E821]" table:style-name="ce202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247">
            <text:p>05.01.2017</text:p>
          </table:table-cell>
          <table:table-cell office:value-type="string" table:style-name="ce197">
            <text:p>eman çek</text:p>
          </table:table-cell>
          <table:table-cell office:value-type="float" office:value="60000" table:style-name="ce202">
            <text:p>60.000,00</text:p>
          </table:table-cell>
          <table:table-cell table:style-name="ce203"/>
          <table:table-cell table:style-name="ce194"/>
          <table:table-cell office:value-type="float" office:value="-32818.31" table:formula="of:=[.G821]-[.D822]+[.E822]" table:style-name="ce202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-32818.31" table:formula="of:=[.G822]-[.D823]+[.E823]" table:style-name="ce202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249">
            <text:p>20.04.2017</text:p>
          </table:table-cell>
          <table:table-cell office:value-type="string" table:style-name="ce250">
            <text:p>ayşe kat 3</text:p>
          </table:table-cell>
          <table:table-cell office:value-type="float" office:value="165000" table:style-name="ce251">
            <text:p>165.000,00</text:p>
          </table:table-cell>
          <table:table-cell table:style-name="ce252"/>
          <table:table-cell table:style-name="ce202"/>
          <table:table-cell office:value-type="float" office:value="-197818.31" table:formula="of:=[.G823]-[.D824]+[.E824]" table:style-name="ce202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197">
            <text:p>20.04.2017</text:p>
          </table:table-cell>
          <table:table-cell office:value-type="string" table:style-name="ce197">
            <text:p>İş 800 yatan</text:p>
          </table:table-cell>
          <table:table-cell table:style-name="ce202"/>
          <table:table-cell office:value-type="float" office:value="100000" table:style-name="ce203">
            <text:p>100.000,00</text:p>
          </table:table-cell>
          <table:table-cell table:style-name="ce202"/>
          <table:table-cell office:value-type="float" office:value="-97818.31" table:formula="of:=[.G824]-[.D825]+[.E825]" table:style-name="ce202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97818.31" table:formula="of:=[.G825]-[.D826]+[.E826]" table:style-name="ce202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197">
            <text:p>12.03.2017</text:p>
          </table:table-cell>
          <table:table-cell office:value-type="string" table:style-name="ce197">
            <text:p>İŞ KREDİ 3/36. TAKSİT</text:p>
          </table:table-cell>
          <table:table-cell table:style-name="ce202"/>
          <table:table-cell office:value-type="float" office:value="3335" table:style-name="ce195">
            <text:p>3.335,00</text:p>
          </table:table-cell>
          <table:table-cell table:style-name="ce202"/>
          <table:table-cell office:value-type="float" office:value="-94483.31" table:formula="of:=[.G826]-[.D827]+[.E827]" table:style-name="ce202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197">
            <text:p>12.04.2017</text:p>
          </table:table-cell>
          <table:table-cell office:value-type="string" table:style-name="ce197">
            <text:p>İŞ KREDİ 4/36. TAKSİT</text:p>
          </table:table-cell>
          <table:table-cell table:style-name="ce202"/>
          <table:table-cell office:value-type="float" office:value="3335" table:style-name="ce195">
            <text:p>3.335,00</text:p>
          </table:table-cell>
          <table:table-cell table:style-name="ce202"/>
          <table:table-cell office:value-type="float" office:value="-91148.31" table:formula="of:=[.G827]-[.D828]+[.E828]" table:style-name="ce202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197">
            <text:p>26.03.2017</text:p>
          </table:table-cell>
          <table:table-cell office:value-type="string" table:style-name="ce197">
            <text:p>DENİZ KREDİ 31/60. TAKSİT</text:p>
          </table:table-cell>
          <table:table-cell table:style-name="ce202"/>
          <table:table-cell office:value-type="float" office:value="6765" table:style-name="ce203">
            <text:p>6.765,00</text:p>
          </table:table-cell>
          <table:table-cell table:style-name="ce202"/>
          <table:table-cell office:value-type="float" office:value="-84383.31" table:formula="of:=[.G828]-[.D829]+[.E829]" table:style-name="ce202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niz kredi kapatma</text:p>
          </table:table-cell>
          <table:table-cell table:style-name="ce202"/>
          <table:table-cell office:value-type="float" office:value="169310" table:style-name="ce203">
            <text:p>169.310,00</text:p>
          </table:table-cell>
          <table:table-cell table:style-name="ce202"/>
          <table:table-cell office:value-type="float" office:value="84926.69" table:formula="of:=[.G829]-[.D830]+[.E830]" table:style-name="ce202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eniz tapu için</text:p>
          </table:table-cell>
          <table:table-cell table:style-name="ce202"/>
          <table:table-cell office:value-type="float" office:value="20" table:style-name="ce203">
            <text:p>20,00</text:p>
          </table:table-cell>
          <table:table-cell table:style-name="ce202"/>
          <table:table-cell office:value-type="float" office:value="84946.69" table:formula="of:=[.G830]-[.D831]+[.E831]" table:style-name="ce202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197">
            <text:p>10.03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85346.69" table:formula="of:=[.G831]-[.D832]+[.E832]" table:style-name="ce202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ızarhane yıkama kira iş 800 havale</text:p>
          </table:table-cell>
          <table:table-cell table:style-name="ce202"/>
          <table:table-cell office:value-type="float" office:value="15400" table:style-name="ce203">
            <text:p>15.400,00</text:p>
          </table:table-cell>
          <table:table-cell table:style-name="ce202"/>
          <table:table-cell office:value-type="float" office:value="100746.69" table:formula="of:=[.G832]-[.D833]+[.E833]" table:style-name="ce202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197">
            <text:p>12.05.2017</text:p>
          </table:table-cell>
          <table:table-cell office:value-type="string" table:style-name="ce197">
            <text:p>İŞ KREDİ 5/36. TAKSİT</text:p>
          </table:table-cell>
          <table:table-cell table:style-name="ce202"/>
          <table:table-cell office:value-type="float" office:value="3335" table:style-name="ce195">
            <text:p>3.335,00</text:p>
          </table:table-cell>
          <table:table-cell table:style-name="ce202"/>
          <table:table-cell office:value-type="float" office:value="104081.69" table:formula="of:=[.G833]-[.D834]+[.E834]" table:style-name="ce202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197">
            <text:p>31.05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25000" table:style-name="ce203">
            <text:p>25.000,00</text:p>
          </table:table-cell>
          <table:table-cell table:style-name="ce202"/>
          <table:table-cell office:value-type="float" office:value="129081.69" table:formula="of:=[.G834]-[.D835]+[.E835]" table:style-name="ce202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197">
            <text:p>29.05.2017</text:p>
          </table:table-cell>
          <table:table-cell office:value-type="string" table:style-name="ce197">
            <text:p>aliye yapılandırma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139081.69" table:formula="of:=[.G835]-[.D836]+[.E836]" table:style-name="ce202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197">
            <text:p>23.05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140081.69" table:formula="of:=[.G836]-[.D837]+[.E837]" table:style-name="ce202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ozaik</text:p>
          </table:table-cell>
          <table:table-cell office:value-type="float" office:value="10" table:style-name="ce202">
            <text:p>10,00</text:p>
          </table:table-cell>
          <table:table-cell table:style-name="ce203"/>
          <table:table-cell table:style-name="ce202"/>
          <table:table-cell office:value-type="float" office:value="140071.69" table:formula="of:=[.G837]-[.D838]+[.E838]" table:style-name="ce202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rmer</text:p>
          </table:table-cell>
          <table:table-cell office:value-type="float" office:value="50" table:style-name="ce202">
            <text:p>50,00</text:p>
          </table:table-cell>
          <table:table-cell table:style-name="ce203"/>
          <table:table-cell table:style-name="ce202"/>
          <table:table-cell office:value-type="float" office:value="140021.69" table:formula="of:=[.G838]-[.D839]+[.E839]" table:style-name="ce202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197">
            <text:p>18.05.2017</text:p>
          </table:table-cell>
          <table:table-cell office:value-type="string" table:style-name="ce197">
            <text:p>aliye<text:s text:c="2"/>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140521.69" table:formula="of:=[.G839]-[.D840]+[.E840]" table:style-name="ce202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ozaik</text:p>
          </table:table-cell>
          <table:table-cell office:value-type="float" office:value="40" table:style-name="ce202">
            <text:p>40,00</text:p>
          </table:table-cell>
          <table:table-cell table:style-name="ce203"/>
          <table:table-cell table:style-name="ce202"/>
          <table:table-cell office:value-type="float" office:value="140481.69" table:formula="of:=[.G840]-[.D841]+[.E841]" table:style-name="ce202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 çim</text:p>
          </table:table-cell>
          <table:table-cell office:value-type="float" office:value="30" table:style-name="ce202">
            <text:p>30,00</text:p>
          </table:table-cell>
          <table:table-cell table:style-name="ce203"/>
          <table:table-cell table:style-name="ce202"/>
          <table:table-cell office:value-type="float" office:value="140451.69" table:formula="of:=[.G841]-[.D842]+[.E842]" table:style-name="ce202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ozaik</text:p>
          </table:table-cell>
          <table:table-cell office:value-type="float" office:value="50" table:style-name="ce202">
            <text:p>50,00</text:p>
          </table:table-cell>
          <table:table-cell table:style-name="ce203"/>
          <table:table-cell table:style-name="ce202"/>
          <table:table-cell office:value-type="float" office:value="140401.69" table:formula="of:=[.G842]-[.D843]+[.E843]" table:style-name="ce202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ozaik</text:p>
          </table:table-cell>
          <table:table-cell office:value-type="float" office:value="30" table:style-name="ce202">
            <text:p>30,00</text:p>
          </table:table-cell>
          <table:table-cell table:style-name="ce203"/>
          <table:table-cell table:style-name="ce202"/>
          <table:table-cell office:value-type="float" office:value="140371.69" table:formula="of:=[.G843]-[.D844]+[.E844]" table:style-name="ce202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 kçk altın</text:p>
          </table:table-cell>
          <table:table-cell table:style-name="ce202"/>
          <table:table-cell office:value-type="float" office:value="240" table:style-name="ce203">
            <text:p>240,00</text:p>
          </table:table-cell>
          <table:table-cell table:style-name="ce202"/>
          <table:table-cell office:value-type="float" office:value="140611.69" table:formula="of:=[.G844]-[.D845]+[.E845]" table:style-name="ce202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den</text:p>
          </table:table-cell>
          <table:table-cell office:value-type="float" office:value="400" table:style-name="ce202">
            <text:p>400,00</text:p>
          </table:table-cell>
          <table:table-cell table:style-name="ce203"/>
          <table:table-cell table:style-name="ce202"/>
          <table:table-cell office:value-type="float" office:value="140211.69" table:formula="of:=[.G845]-[.D846]+[.E846]" table:style-name="ce202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249"/>
          <table:table-cell office:value-type="string" table:style-name="ce250">
            <text:p>ayşe kat 1</text:p>
          </table:table-cell>
          <table:table-cell office:value-type="float" office:value="107500" table:style-name="ce251">
            <text:p>107.500,00</text:p>
          </table:table-cell>
          <table:table-cell table:style-name="ce252"/>
          <table:table-cell table:style-name="ce202"/>
          <table:table-cell office:value-type="float" office:value="32711.690000000002" table:formula="of:=[.G846]-[.D847]+[.E847]" table:style-name="ce202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249"/>
          <table:table-cell office:value-type="string" table:style-name="ce250">
            <text:p>ayşe kat 2</text:p>
          </table:table-cell>
          <table:table-cell office:value-type="float" office:value="175000" table:style-name="ce251">
            <text:p>175.000,00</text:p>
          </table:table-cell>
          <table:table-cell table:style-name="ce252"/>
          <table:table-cell table:style-name="ce202"/>
          <table:table-cell office:value-type="float" office:value="-142288.31" table:formula="of:=[.G847]-[.D848]+[.E848]" table:style-name="ce202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197">
            <text:p>10.09.2017</text:p>
          </table:table-cell>
          <table:table-cell office:value-type="string" table:style-name="ce197">
            <text:p>aliye emlakçı kiracıdan gokhan</text:p>
          </table:table-cell>
          <table:table-cell table:style-name="ce202"/>
          <table:table-cell office:value-type="float" office:value="400" table:style-name="ce203">
            <text:p>400,00</text:p>
          </table:table-cell>
          <table:table-cell table:style-name="ce202"/>
          <table:table-cell office:value-type="float" office:value="-141888.31" table:formula="of:=[.G848]-[.D849]+[.E849]" table:style-name="ce202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yraktar emlakçı samet kk geçildi</text:p>
          </table:table-cell>
          <table:table-cell table:style-name="ce202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141588.31" table:formula="of:=[.G849]-[.D850]+[.E850]" table:style-name="ce202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rat ticaret emlakçı samet kk geçildi</text:p>
          </table:table-cell>
          <table:table-cell table:style-name="ce202"/>
          <table:table-cell office:value-type="float" office:value="500" table:style-name="ce195">
            <text:p>500,00</text:p>
          </table:table-cell>
          <table:table-cell table:style-name="ce202"/>
          <table:table-cell office:value-type="float" office:value="-141088.31" table:formula="of:=[.G850]-[.D851]+[.E851]" table:style-name="ce20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197">
            <text:p>12.07.2017</text:p>
          </table:table-cell>
          <table:table-cell office:value-type="string" table:style-name="ce197">
            <text:p>İŞ KREDİ 7/36. TAKSİT</text:p>
          </table:table-cell>
          <table:table-cell table:style-name="ce202"/>
          <table:table-cell office:value-type="float" office:value="3335" table:style-name="ce203">
            <text:p>3.335,00</text:p>
          </table:table-cell>
          <table:table-cell table:style-name="ce202"/>
          <table:table-cell office:value-type="float" office:value="-137753.31" table:formula="of:=[.G851]-[.D852]+[.E852]" table:style-name="ce20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197">
            <text:p>12.07.2017</text:p>
          </table:table-cell>
          <table:table-cell office:value-type="string" table:style-name="ce197">
            <text:p>aliden İŞ KREDİ 7/36 için alınan</text:p>
          </table:table-cell>
          <table:table-cell office:value-type="float" office:value="3335" table:style-name="ce202">
            <text:p>3.335,00</text:p>
          </table:table-cell>
          <table:table-cell table:style-name="ce195"/>
          <table:table-cell table:style-name="ce202"/>
          <table:table-cell office:value-type="float" office:value="-141088.31" table:formula="of:=[.G852]-[.D853]+[.E853]" table:style-name="ce20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197">
            <text:p>12.06.2017</text:p>
          </table:table-cell>
          <table:table-cell office:value-type="string" table:style-name="ce197">
            <text:p>İŞ KREDİ 6/36. TAKSİT</text:p>
          </table:table-cell>
          <table:table-cell table:style-name="ce202"/>
          <table:table-cell office:value-type="float" office:value="3335" table:style-name="ce195">
            <text:p>3.335,00</text:p>
          </table:table-cell>
          <table:table-cell table:style-name="ce202"/>
          <table:table-cell office:value-type="float" office:value="-137753.31" table:formula="of:=[.G853]-[.D854]+[.E854]" table:style-name="ce20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197">
            <text:p>30.06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17753.31" table:formula="of:=[.G854]-[.D855]+[.E855]" table:style-name="ce202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197">
            <text:p>30.06.2017</text:p>
          </table:table-cell>
          <table:table-cell office:value-type="string" table:style-name="ce197">
            <text:p>ali sivas benzinci çeki (ali paşa yıkama kira)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102753.31" table:formula="of:=[.G855]-[.D856]+[.E856]" table:style-name="ce202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ro</text:p>
          </table:table-cell>
          <table:table-cell office:value-type="float" office:value="230" table:style-name="ce202">
            <text:p>230,00</text:p>
          </table:table-cell>
          <table:table-cell table:style-name="ce203"/>
          <table:table-cell table:style-name="ce202"/>
          <table:table-cell office:value-type="float" office:value="-102983.31" table:formula="of:=[.G856]-[.D857]+[.E857]" table:style-name="ce202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197">
            <text:p>06.06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25000" table:style-name="ce203">
            <text:p>25.000,00</text:p>
          </table:table-cell>
          <table:table-cell table:style-name="ce202"/>
          <table:table-cell office:value-type="float" office:value="-77983.31" table:formula="of:=[.G857]-[.D858]+[.E858]" table:style-name="ce202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197">
            <text:p>23.08.2017</text:p>
          </table:table-cell>
          <table:table-cell office:value-type="string" table:style-name="ce197">
            <text:p>vakıfbanka yata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77883.31" table:formula="of:=[.G858]-[.D859]+[.E859]" table:style-name="ce202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197">
            <text:p>18.08.2017</text:p>
          </table:table-cell>
          <table:table-cell office:value-type="string" table:style-name="ce197">
            <text:p>denizlik</text:p>
          </table:table-cell>
          <table:table-cell office:value-type="float" office:value="150" table:style-name="ce202">
            <text:p>150,00</text:p>
          </table:table-cell>
          <table:table-cell table:style-name="ce203"/>
          <table:table-cell table:style-name="ce202"/>
          <table:table-cell office:value-type="float" office:value="-78033.31" table:formula="of:=[.G859]-[.D860]+[.E860]" table:style-name="ce202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197">
            <text:p>17.08.2017</text:p>
          </table:table-cell>
          <table:table-cell office:value-type="string" table:style-name="ce197">
            <text:p>karo</text:p>
          </table:table-cell>
          <table:table-cell office:value-type="float" office:value="125" table:style-name="ce202">
            <text:p>125,00</text:p>
          </table:table-cell>
          <table:table-cell table:style-name="ce203"/>
          <table:table-cell table:style-name="ce202"/>
          <table:table-cell office:value-type="float" office:value="-78158.31" table:formula="of:=[.G860]-[.D861]+[.E861]" table:style-name="ce202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76158.31" table:formula="of:=[.G861]-[.D862]+[.E862]" table:style-name="ce202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r turan kaya</text:p>
          </table:table-cell>
          <table:table-cell office:value-type="float" office:value="750" table:style-name="ce202">
            <text:p>750,00</text:p>
          </table:table-cell>
          <table:table-cell table:style-name="ce203"/>
          <table:table-cell table:style-name="ce202"/>
          <table:table-cell office:value-type="float" office:value="-76908.31" table:formula="of:=[.G862]-[.D863]+[.E863]" table:style-name="ce202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etin <text:s/>birlik inş</text:p>
          </table:table-cell>
          <table:table-cell office:value-type="float" office:value="1500" table:style-name="ce202">
            <text:p>1.500,00</text:p>
          </table:table-cell>
          <table:table-cell table:style-name="ce203"/>
          <table:table-cell table:style-name="ce202"/>
          <table:table-cell office:value-type="float" office:value="-78408.31" table:formula="of:=[.G863]-[.D864]+[.E864]" table:style-name="ce202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197">
            <text:p>16.08.2017</text:p>
          </table:table-cell>
          <table:table-cell office:value-type="string" table:style-name="ce197">
            <text:p>ayak baş mezar</text:p>
          </table:table-cell>
          <table:table-cell office:value-type="float" office:value="100" table:style-name="ce202">
            <text:p>100,00</text:p>
          </table:table-cell>
          <table:table-cell table:style-name="ce203"/>
          <table:table-cell table:style-name="ce202"/>
          <table:table-cell office:value-type="float" office:value="-78508.31" table:formula="of:=[.G864]-[.D865]+[.E865]" table:style-name="ce202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umut üstü açık araba <text:s/>lastik</text:p>
          </table:table-cell>
          <table:table-cell office:value-type="float" office:value="2000" table:style-name="ce202">
            <text:p>2.000,00</text:p>
          </table:table-cell>
          <table:table-cell table:style-name="ce203"/>
          <table:table-cell table:style-name="ce202"/>
          <table:table-cell office:value-type="float" office:value="-80508.31" table:formula="of:=[.G865]-[.D866]+[.E866]" table:style-name="ce202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ro</text:p>
          </table:table-cell>
          <table:table-cell office:value-type="float" office:value="520" table:style-name="ce202">
            <text:p>520,00</text:p>
          </table:table-cell>
          <table:table-cell table:style-name="ce203"/>
          <table:table-cell table:style-name="ce202"/>
          <table:table-cell office:value-type="float" office:value="-81028.31" table:formula="of:=[.G866]-[.D867]+[.E867]" table:style-name="ce202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as akü</text:p>
          </table:table-cell>
          <table:table-cell office:value-type="float" office:value="240" table:style-name="ce202">
            <text:p>240,00</text:p>
          </table:table-cell>
          <table:table-cell table:style-name="ce203"/>
          <table:table-cell table:style-name="ce202"/>
          <table:table-cell office:value-type="float" office:value="-81268.31" table:formula="of:=[.G867]-[.D868]+[.E868]" table:style-name="ce202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ch faizi</text:p>
          </table:table-cell>
          <table:table-cell table:style-name="ce202"/>
          <table:table-cell office:value-type="float" office:value="800" table:style-name="ce203">
            <text:p>800,00</text:p>
          </table:table-cell>
          <table:table-cell table:style-name="ce202"/>
          <table:table-cell office:value-type="float" office:value="-80468.31" table:formula="of:=[.G868]-[.D869]+[.E869]" table:style-name="ce202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79968.31" table:formula="of:=[.G869]-[.D870]+[.E870]" table:style-name="ce202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ömer çakmaktan</text:p>
          </table:table-cell>
          <table:table-cell office:value-type="float" office:value="450" table:style-name="ce202">
            <text:p>450,00</text:p>
          </table:table-cell>
          <table:table-cell table:style-name="ce203"/>
          <table:table-cell table:style-name="ce202"/>
          <table:table-cell office:value-type="float" office:value="-80418.31" table:formula="of:=[.G870]-[.D871]+[.E871]" table:style-name="ce202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kkı emmi eşik</text:p>
          </table:table-cell>
          <table:table-cell office:value-type="float" office:value="15" table:style-name="ce202">
            <text:p>15,00</text:p>
          </table:table-cell>
          <table:table-cell table:style-name="ce203"/>
          <table:table-cell table:style-name="ce202"/>
          <table:table-cell office:value-type="float" office:value="-80433.31" table:formula="of:=[.G871]-[.D872]+[.E872]" table:style-name="ce202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hakkı emmi boya</text:p>
          </table:table-cell>
          <table:table-cell office:value-type="float" office:value="225" table:style-name="ce202">
            <text:p>225,00</text:p>
          </table:table-cell>
          <table:table-cell table:style-name="ce203"/>
          <table:table-cell table:style-name="ce202"/>
          <table:table-cell office:value-type="float" office:value="-80658.31" table:formula="of:=[.G872]-[.D873]+[.E873]" table:style-name="ce202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çalışkan kira <text:s/>iş 800 havale</text:p>
          </table:table-cell>
          <table:table-cell table:style-name="ce202"/>
          <table:table-cell office:value-type="float" office:value="27500" table:style-name="ce203">
            <text:p>27.500,00</text:p>
          </table:table-cell>
          <table:table-cell table:style-name="ce202"/>
          <table:table-cell office:value-type="float" office:value="-53158.31" table:formula="of:=[.G873]-[.D874]+[.E874]" table:style-name="ce202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197">
            <text:p>30.09.2017</text:p>
          </table:table-cell>
          <table:table-cell office:value-type="string" table:style-name="ce197">
            <text:p>bch faizi</text:p>
          </table:table-cell>
          <table:table-cell table:style-name="ce202"/>
          <table:table-cell office:value-type="float" office:value="319" table:style-name="ce203">
            <text:p>319,00</text:p>
          </table:table-cell>
          <table:table-cell table:style-name="ce202"/>
          <table:table-cell office:value-type="float" office:value="-52839.31" table:formula="of:=[.G874]-[.D875]+[.E875]" table:style-name="ce202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snaf kefalet halka odenen senet</text:p>
          </table:table-cell>
          <table:table-cell table:style-name="ce202"/>
          <table:table-cell office:value-type="float" office:value="5110" table:style-name="ce203">
            <text:p>5.110,00</text:p>
          </table:table-cell>
          <table:table-cell table:style-name="ce202"/>
          <table:table-cell office:value-type="float" office:value="-47729.31" table:formula="of:=[.G875]-[.D876]+[.E876]" table:style-name="ce202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snaf kefalet halka odenen senet</text:p>
          </table:table-cell>
          <table:table-cell table:style-name="ce202"/>
          <table:table-cell office:value-type="float" office:value="7170" table:style-name="ce203">
            <text:p>7.170,00</text:p>
          </table:table-cell>
          <table:table-cell table:style-name="ce202"/>
          <table:table-cell office:value-type="float" office:value="-40559.31" table:formula="of:=[.G876]-[.D877]+[.E877]" table:style-name="ce202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snaf kefalet halka odenen senet</text:p>
          </table:table-cell>
          <table:table-cell table:style-name="ce202"/>
          <table:table-cell office:value-type="float" office:value="8887" table:style-name="ce203">
            <text:p>8.887,00</text:p>
          </table:table-cell>
          <table:table-cell table:style-name="ce202"/>
          <table:table-cell office:value-type="float" office:value="-31672.309999999998" table:formula="of:=[.G877]-[.D878]+[.E878]" table:style-name="ce202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esnaf kefalet halka odenen senet</text:p>
          </table:table-cell>
          <table:table-cell table:style-name="ce202"/>
          <table:table-cell office:value-type="float" office:value="4085" table:style-name="ce203">
            <text:p>4.085,00</text:p>
          </table:table-cell>
          <table:table-cell table:style-name="ce202"/>
          <table:table-cell office:value-type="float" office:value="-27587.309999999998" table:formula="of:=[.G878]-[.D879]+[.E879]" table:style-name="ce202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oğuş kk satış</text:p>
          </table:table-cell>
          <table:table-cell table:style-name="ce202"/>
          <table:table-cell office:value-type="float" office:value="830" table:style-name="ce203">
            <text:p>830,00</text:p>
          </table:table-cell>
          <table:table-cell table:style-name="ce202"/>
          <table:table-cell office:value-type="float" office:value="-26757.309999999998" table:formula="of:=[.G879]-[.D880]+[.E880]" table:style-name="ce202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cep</text:p>
          </table:table-cell>
          <table:table-cell table:style-name="ce202"/>
          <table:table-cell office:value-type="float" office:value="55" table:style-name="ce203">
            <text:p>55,00</text:p>
          </table:table-cell>
          <table:table-cell table:style-name="ce202"/>
          <table:table-cell office:value-type="float" office:value="-26702.309999999998" table:formula="of:=[.G880]-[.D881]+[.E881]" table:style-name="ce202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 kk için iş ten aktarılan</text:p>
          </table:table-cell>
          <table:table-cell table:style-name="ce202"/>
          <table:table-cell office:value-type="float" office:value="10615" table:style-name="ce203">
            <text:p>10.615,00</text:p>
          </table:table-cell>
          <table:table-cell table:style-name="ce202"/>
          <table:table-cell office:value-type="float" office:value="-16087.309999999998" table:formula="of:=[.G881]-[.D882]+[.E882]" table:style-name="ce202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epçe motor parça kargo</text:p>
          </table:table-cell>
          <table:table-cell table:style-name="ce202"/>
          <table:table-cell office:value-type="float" office:value="45" table:style-name="ce203">
            <text:p>45,00</text:p>
          </table:table-cell>
          <table:table-cell table:style-name="ce202"/>
          <table:table-cell office:value-type="float" office:value="-16042.309999999998" table:formula="of:=[.G882]-[.D883]+[.E883]" table:style-name="ce202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197">
            <text:p>27.09.2017</text:p>
          </table:table-cell>
          <table:table-cell office:value-type="string" table:style-name="ce197">
            <text:p>kepçe motor parça kargo</text:p>
          </table:table-cell>
          <table:table-cell table:style-name="ce202"/>
          <table:table-cell office:value-type="float" office:value="55" table:style-name="ce203">
            <text:p>55,00</text:p>
          </table:table-cell>
          <table:table-cell table:style-name="ce202"/>
          <table:table-cell office:value-type="float" office:value="-15987.309999999998" table:formula="of:=[.G883]-[.D884]+[.E884]" table:style-name="ce202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a (ali demirelden veresiye)</text:p>
          </table:table-cell>
          <table:table-cell table:style-name="ce202"/>
          <table:table-cell office:value-type="float" office:value="65" table:style-name="ce203">
            <text:p>65,00</text:p>
          </table:table-cell>
          <table:table-cell table:style-name="ce202"/>
          <table:table-cell office:value-type="float" office:value="-15922.309999999998" table:formula="of:=[.G884]-[.D885]+[.E885]" table:style-name="ce202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197">
            <text:p>24.09.2017</text:p>
          </table:table-cell>
          <table:table-cell office:value-type="string" table:style-name="ce197">
            <text:p>mezar yemek</text:p>
          </table:table-cell>
          <table:table-cell table:style-name="ce202"/>
          <table:table-cell office:value-type="float" office:value="75" table:style-name="ce203">
            <text:p>75,00</text:p>
          </table:table-cell>
          <table:table-cell table:style-name="ce202"/>
          <table:table-cell office:value-type="float" office:value="-15847.309999999998" table:formula="of:=[.G885]-[.D886]+[.E886]" table:style-name="ce202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ebati çalışkan</text:p>
          </table:table-cell>
          <table:table-cell office:value-type="float" office:value="300" table:style-name="ce202">
            <text:p>300,00</text:p>
          </table:table-cell>
          <table:table-cell table:style-name="ce203"/>
          <table:table-cell table:style-name="ce202"/>
          <table:table-cell office:value-type="float" office:value="-16147.309999999998" table:formula="of:=[.G886]-[.D887]+[.E887]" table:style-name="ce202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ermer</text:p>
          </table:table-cell>
          <table:table-cell office:value-type="float" office:value="40" table:style-name="ce202">
            <text:p>40,00</text:p>
          </table:table-cell>
          <table:table-cell table:style-name="ce203"/>
          <table:table-cell table:style-name="ce202"/>
          <table:table-cell office:value-type="float" office:value="-16187.309999999998" table:formula="of:=[.G887]-[.D888]+[.E888]" table:style-name="ce202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197">
            <text:p>08.09.2017</text:p>
          </table:table-cell>
          <table:table-cell office:value-type="string" table:style-name="ce197">
            <text:p>mozaik</text:p>
          </table:table-cell>
          <table:table-cell office:value-type="float" office:value="75" table:style-name="ce202">
            <text:p>75,00</text:p>
          </table:table-cell>
          <table:table-cell table:style-name="ce203"/>
          <table:table-cell table:style-name="ce202"/>
          <table:table-cell office:value-type="float" office:value="-16262.309999999998" table:formula="of:=[.G888]-[.D889]+[.E889]" table:style-name="ce202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197">
            <text:p>19.10.2017</text:p>
          </table:table-cell>
          <table:table-cell office:value-type="string" table:style-name="ce197">
            <text:p>aliye tedaş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11262.309999999998" table:formula="of:=[.G889]-[.D890]+[.E890]" table:style-name="ce202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197">
            <text:p>14.10.2017</text:p>
          </table:table-cell>
          <table:table-cell office:value-type="string" table:style-name="ce197">
            <text:p>doğuş kk satış</text:p>
          </table:table-cell>
          <table:table-cell table:style-name="ce202"/>
          <table:table-cell office:value-type="float" office:value="320" table:style-name="ce203">
            <text:p>320,00</text:p>
          </table:table-cell>
          <table:table-cell table:style-name="ce202"/>
          <table:table-cell office:value-type="float" office:value="-10942.309999999998" table:formula="of:=[.G890]-[.D891]+[.E891]" table:style-name="ce202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197">
            <text:p>30.11.2017</text:p>
          </table:table-cell>
          <table:table-cell office:value-type="string" table:style-name="ce197">
            <text:p>eman çek</text:p>
          </table:table-cell>
          <table:table-cell office:value-type="float" office:value="50000" table:style-name="ce202">
            <text:p>50.000,00</text:p>
          </table:table-cell>
          <table:table-cell table:style-name="ce203"/>
          <table:table-cell table:style-name="ce202"/>
          <table:table-cell office:value-type="float" office:value="-60942.31" table:formula="of:=[.G891]-[.D892]+[.E892]" table:style-name="ce202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800 havale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58942.31" table:formula="of:=[.G892]-[.D893]+[.E893]" table:style-name="ce202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ro</text:p>
          </table:table-cell>
          <table:table-cell office:value-type="float" office:value="300" table:style-name="ce202">
            <text:p>300,00</text:p>
          </table:table-cell>
          <table:table-cell table:style-name="ce203"/>
          <table:table-cell table:style-name="ce202"/>
          <table:table-cell office:value-type="float" office:value="-59242.31" table:formula="of:=[.G893]-[.D894]+[.E894]" table:style-name="ce202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lan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59142.31" table:formula="of:=[.G894]-[.D895]+[.E895]" table:style-name="ce202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kliye için mustafa</text:p>
          </table:table-cell>
          <table:table-cell table:style-name="ce202"/>
          <table:table-cell office:value-type="float" office:value="550" table:style-name="ce203">
            <text:p>550,00</text:p>
          </table:table-cell>
          <table:table-cell table:style-name="ce202"/>
          <table:table-cell office:value-type="float" office:value="-58592.31" table:formula="of:=[.G895]-[.D896]+[.E896]" table:style-name="ce202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İŞ KREDİ 11/36. TAKSİT</text:p>
          </table:table-cell>
          <table:table-cell table:style-name="ce202"/>
          <table:table-cell office:value-type="float" office:value="3345" table:style-name="ce203">
            <text:p>3.345,00</text:p>
          </table:table-cell>
          <table:table-cell table:style-name="ce202"/>
          <table:table-cell office:value-type="float" office:value="-55247.31" table:formula="of:=[.G896]-[.D897]+[.E897]" table:style-name="ce202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50247.31" table:formula="of:=[.G897]-[.D898]+[.E898]" table:style-name="ce202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197">
            <text:p>30.11.2017</text:p>
          </table:table-cell>
          <table:table-cell office:value-type="string" table:style-name="ce197">
            <text:p>aliye</text:p>
          </table:table-cell>
          <table:table-cell table:style-name="ce202"/>
          <table:table-cell office:value-type="float" office:value="6000" table:style-name="ce203">
            <text:p>6.000,00</text:p>
          </table:table-cell>
          <table:table-cell table:style-name="ce202"/>
          <table:table-cell office:value-type="float" office:value="-44247.31" table:formula="of:=[.G898]-[.D899]+[.E899]" table:style-name="ce202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ro satış</text:p>
          </table:table-cell>
          <table:table-cell office:value-type="float" office:value="150" table:style-name="ce202">
            <text:p>150,00</text:p>
          </table:table-cell>
          <table:table-cell table:style-name="ce203"/>
          <table:table-cell table:style-name="ce202"/>
          <table:table-cell office:value-type="float" office:value="-44397.31" table:formula="of:=[.G899]-[.D900]+[.E900]" table:style-name="ce202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almer hesaba exper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43397.31" table:formula="of:=[.G900]-[.D901]+[.E901]" table:style-name="ce202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41397.31" table:formula="of:=[.G901]-[.D902]+[.E902]" table:style-name="ce202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ivas tapu havale</text:p>
          </table:table-cell>
          <table:table-cell table:style-name="ce202"/>
          <table:table-cell office:value-type="float" office:value="1550" table:style-name="ce203">
            <text:p>1.550,00</text:p>
          </table:table-cell>
          <table:table-cell table:style-name="ce202"/>
          <table:table-cell office:value-type="float" office:value="-39847.31" table:formula="of:=[.G902]-[.D903]+[.E903]" table:style-name="ce202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epçeciye ertana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38847.31" table:formula="of:=[.G903]-[.D904]+[.E904]" table:style-name="ce202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oğuş kk satış xps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35847.31" table:formula="of:=[.G904]-[.D905]+[.E905]" table:style-name="ce202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passat devir</text:p>
          </table:table-cell>
          <table:table-cell table:style-name="ce194"/>
          <table:table-cell office:value-type="float" office:value="200" table:style-name="ce195">
            <text:p>200,00</text:p>
          </table:table-cell>
          <table:table-cell table:style-name="ce194"/>
          <table:table-cell office:value-type="float" office:value="-35647.31" table:formula="of:=[.G905]-[.D906]+[.E906]" table:style-name="ce202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197">
            <text:p>12.12.2017</text:p>
          </table:table-cell>
          <table:table-cell office:value-type="string" table:style-name="ce197">
            <text:p>İŞ KREDİ 12/36. TAKSİT</text:p>
          </table:table-cell>
          <table:table-cell table:style-name="ce202"/>
          <table:table-cell office:value-type="float" office:value="3335" table:style-name="ce203">
            <text:p>3.335,00</text:p>
          </table:table-cell>
          <table:table-cell table:style-name="ce202"/>
          <table:table-cell office:value-type="float" office:value="-32312.309999999998" table:formula="of:=[.G906]-[.D907]+[.E907]" table:style-name="ce202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oküm merdiven arif ust emmisi</text:p>
          </table:table-cell>
          <table:table-cell office:value-type="float" office:value="325" table:style-name="ce202">
            <text:p>325,00</text:p>
          </table:table-cell>
          <table:table-cell table:style-name="ce203"/>
          <table:table-cell table:style-name="ce202"/>
          <table:table-cell office:value-type="float" office:value="-32637.309999999998" table:formula="of:=[.G907]-[.D908]+[.E908]" table:style-name="ce20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30637.309999999998" table:formula="of:=[.G908]-[.D909]+[.E909]" table:style-name="ce202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irlik yapı çetin</text:p>
          </table:table-cell>
          <table:table-cell office:value-type="float" office:value="2000" table:style-name="ce202">
            <text:p>2.000,00</text:p>
          </table:table-cell>
          <table:table-cell table:style-name="ce203"/>
          <table:table-cell table:style-name="ce202"/>
          <table:table-cell office:value-type="float" office:value="-32637.309999999998" table:formula="of:=[.G909]-[.D910]+[.E910]" table:style-name="ce20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nalan kk</text:p>
          </table:table-cell>
          <table:table-cell table:style-name="ce202"/>
          <table:table-cell office:value-type="float" office:value="5000" table:style-name="ce203">
            <text:p>5.000,00</text:p>
          </table:table-cell>
          <table:table-cell table:style-name="ce202"/>
          <table:table-cell office:value-type="float" office:value="-27637.309999999998" table:formula="of:=[.G910]-[.D911]+[.E911]" table:style-name="ce202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/text:p>
          </table:table-cell>
          <table:table-cell table:style-name="ce202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7637.309999999998" table:formula="of:=[.G911]-[.D912]+[.E912]" table:style-name="ce202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satış</text:p>
          </table:table-cell>
          <table:table-cell table:style-name="ce202"/>
          <table:table-cell office:value-type="float" office:value="14.5" table:style-name="ce203">
            <text:p>14,50</text:p>
          </table:table-cell>
          <table:table-cell table:style-name="ce202"/>
          <table:table-cell office:value-type="float" office:value="-17622.809999999998" table:formula="of:=[.G912]-[.D913]+[.E913]" table:style-name="ce20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ch devre faizi</text:p>
          </table:table-cell>
          <table:table-cell table:style-name="ce202"/>
          <table:table-cell table:style-name="ce203"/>
          <table:table-cell table:style-name="ce202"/>
          <table:table-cell office:value-type="float" office:value="-17622.809999999998" table:formula="of:=[.G913]-[.D914]+[.E914]" table:style-name="ce20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1">
            <text:p>ara toplam</text:p>
          </table:table-cell>
          <table:table-cell office:value-type="float" office:value="570940" table:formula="of:=SUM([.D805:.D914])" table:style-name="ce211">
            <text:p>570940</text:p>
          </table:table-cell>
          <table:table-cell office:value-type="float" office:value="666175.5" table:formula="of:=SUM([.E805:.E914])" table:style-name="ce211">
            <text:p>666175,5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5"/>
          <table:table-cell table:style-name="ce215"/>
          <table:table-cell table:style-name="ce202"/>
          <table:table-cell office:value-type="float" office:value="-17622.809999999998" table:formula="of:=[.G914]" table:style-name="ce20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15400" table:style-name="ce202">
            <text:p>15.400,00</text:p>
          </table:table-cell>
          <table:table-cell table:style-name="ce195"/>
          <table:table-cell table:style-name="ce202"/>
          <table:table-cell office:value-type="float" office:value="-33022.81" table:formula="of:=[.G916]-[.D917]+[.E917]" table:style-name="ce202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13750" table:style-name="ce202">
            <text:p>13.750,00</text:p>
          </table:table-cell>
          <table:table-cell table:style-name="ce195"/>
          <table:table-cell table:style-name="ce202"/>
          <table:table-cell office:value-type="float" office:value="-46772.81" table:formula="of:=[.G917]-[.D918]+[.E918]" table:style-name="ce202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13583.19" table:style-name="ce203">
            <text:p>13.583,19</text:p>
          </table:table-cell>
          <table:table-cell table:style-name="ce195"/>
          <table:table-cell table:style-name="ce202"/>
          <table:table-cell office:value-type="float" office:value="-60356" table:formula="of:=[.G918]-[.D919]+[.E919]" table:style-name="ce202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11032.22" table:style-name="ce203">
            <text:p>11.032,22</text:p>
          </table:table-cell>
          <table:table-cell table:style-name="ce195"/>
          <table:table-cell table:style-name="ce202"/>
          <table:table-cell office:value-type="float" office:value="-71388.22" table:formula="of:=[.G919]-[.D920]+[.E920]" table:style-name="ce20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number-columns-repeated="2" table:style-name="ce192"/>
          <table:table-cell table:style-name="ce195"/>
          <table:table-cell table:style-name="ce202"/>
          <table:table-cell office:value-type="float" office:value="-71388.22" table:formula="of:=[.G920]-[.D921]+[.E921]" table:style-name="ce20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8 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71388.22" table:formula="of:=[.G921]-[.D922]+[.E922]" table:style-name="ce20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48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206">
            <text:p>31.12.2017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624705.41" table:formula="of:=SUM([.D917:.D923])+[.D915]" table:style-name="ce208">
            <text:p>624.705,41</text:p>
          </table:table-cell>
          <table:table-cell office:value-type="float" office:value="666175.5" table:formula="of:=SUM([.E917:.E923])+[.E915]" table:style-name="ce209">
            <text:p>666.175,50</text:p>
          </table:table-cell>
          <table:table-cell table:style-name="ce208"/>
          <table:table-cell office:value-type="float" office:value="41470.089999999967" table:formula="of:=[.E924]-[.D924]" table:style-name="ce21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8" table:style-name="ce200">
            <text:p>2018</text:p>
          </table:table-cell>
          <table:table-cell office:value-type="string" table:style-name="ce204">
            <text:p>2017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71388.22" table:formula="of:=[.G922]" table:style-name="ce20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197">
            <text:p>05.07.2018</text:p>
          </table:table-cell>
          <table:table-cell office:value-type="string" table:style-name="ce197">
            <text:p>aliye kiracı ademden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56388.22" table:formula="of:=[.G926]-[.D927]+[.E927]" table:style-name="ce202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iracı kepçeci emlakçı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55388.22" table:formula="of:=[.G927]-[.D928]+[.E928]" table:style-name="ce202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boya</text:p>
          </table:table-cell>
          <table:table-cell table:style-name="ce202"/>
          <table:table-cell office:value-type="float" office:value="160" table:style-name="ce203">
            <text:p>160,00</text:p>
          </table:table-cell>
          <table:table-cell table:style-name="ce202"/>
          <table:table-cell office:value-type="float" office:value="-55228.22" table:formula="of:=[.G928]-[.D929]+[.E929]" table:style-name="ce202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7">
            <text:p>25.09.2018</text:p>
          </table:table-cell>
          <table:table-cell office:value-type="string" table:style-name="ce197">
            <text:p>mermer Kaparo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-55728.22" table:formula="of:=[.G929]-[.D930]+[.E930]" table:style-name="ce202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197">
            <text:p>12.09.2018</text:p>
          </table:table-cell>
          <table:table-cell office:value-type="string" table:style-name="ce197">
            <text:p>ünye taşyünü RSMnin ödediği nakliye</text:p>
          </table:table-cell>
          <table:table-cell office:value-type="float" office:value="1850" table:style-name="ce202">
            <text:p>1.850,00</text:p>
          </table:table-cell>
          <table:table-cell table:style-name="ce203"/>
          <table:table-cell table:style-name="ce202"/>
          <table:table-cell office:value-type="float" office:value="-57578.22" table:formula="of:=[.G930]-[.D931]+[.E931]" table:style-name="ce202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 kiracı ademden</text:p>
          </table:table-cell>
          <table:table-cell table:style-name="ce202"/>
          <table:table-cell office:value-type="float" office:value="1900" table:style-name="ce203">
            <text:p>1.900,00</text:p>
          </table:table-cell>
          <table:table-cell table:style-name="ce202"/>
          <table:table-cell office:value-type="float" office:value="-55678.22" table:formula="of:=[.G931]-[.D932]+[.E932]" table:style-name="ce202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lia vakıfbank hesabına özge kira</text:p>
          </table:table-cell>
          <table:table-cell table:style-name="ce202"/>
          <table:table-cell office:value-type="float" office:value="1250" table:style-name="ce203">
            <text:p>1.250,00</text:p>
          </table:table-cell>
          <table:table-cell table:style-name="ce202"/>
          <table:table-cell office:value-type="float" office:value="-54428.22" table:formula="of:=[.G932]-[.D933]+[.E933]" table:style-name="ce202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197">
            <text:p>02.11.2018</text:p>
          </table:table-cell>
          <table:table-cell office:value-type="string" table:style-name="ce197">
            <text:p>toyota devir</text:p>
          </table:table-cell>
          <table:table-cell table:style-name="ce202"/>
          <table:table-cell office:value-type="float" office:value="160" table:style-name="ce203">
            <text:p>160,00</text:p>
          </table:table-cell>
          <table:table-cell table:style-name="ce202"/>
          <table:table-cell office:value-type="float" office:value="-54268.22" table:formula="of:=[.G933]-[.D934]+[.E934]" table:style-name="ce202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cak alışveriş tava</text:p>
          </table:table-cell>
          <table:table-cell table:style-name="ce202"/>
          <table:table-cell office:value-type="float" office:value="28.95" table:style-name="ce203">
            <text:p>28,95</text:p>
          </table:table-cell>
          <table:table-cell table:style-name="ce202"/>
          <table:table-cell office:value-type="float" office:value="-54239.270000000004" table:formula="of:=[.G934]-[.D935]+[.E935]" table:style-name="ce202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ocak alışveriş sigara</text:p>
          </table:table-cell>
          <table:table-cell table:style-name="ce202"/>
          <table:table-cell office:value-type="float" office:value="95" table:style-name="ce203">
            <text:p>95,00</text:p>
          </table:table-cell>
          <table:table-cell table:style-name="ce202"/>
          <table:table-cell office:value-type="float" office:value="-54144.270000000004" table:formula="of:=[.G935]-[.D936]+[.E936]" table:style-name="ce202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197">
            <text:p>01.11.2018</text:p>
          </table:table-cell>
          <table:table-cell office:value-type="string" table:style-name="ce197">
            <text:p>ocak alışveriş</text:p>
          </table:table-cell>
          <table:table-cell table:style-name="ce202"/>
          <table:table-cell office:value-type="float" office:value="368.73" table:style-name="ce203">
            <text:p>368,73</text:p>
          </table:table-cell>
          <table:table-cell table:style-name="ce202"/>
          <table:table-cell office:value-type="float" office:value="-53775.54" table:formula="of:=[.G936]-[.D937]+[.E937]" table:style-name="ce202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epçe cam</text:p>
          </table:table-cell>
          <table:table-cell table:style-name="ce202"/>
          <table:table-cell office:value-type="float" office:value="70" table:style-name="ce203">
            <text:p>70,00</text:p>
          </table:table-cell>
          <table:table-cell table:style-name="ce202"/>
          <table:table-cell office:value-type="float" office:value="-53705.54" table:formula="of:=[.G937]-[.D938]+[.E938]" table:style-name="ce202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aportacı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53605.54" table:formula="of:=[.G938]-[.D939]+[.E939]" table:style-name="ce202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tila kk mustafa</text:p>
          </table:table-cell>
          <table:table-cell table:style-name="ce202"/>
          <table:table-cell office:value-type="float" office:value="600" table:style-name="ce203">
            <text:p>600,00</text:p>
          </table:table-cell>
          <table:table-cell table:style-name="ce202"/>
          <table:table-cell office:value-type="float" office:value="-53005.54" table:formula="of:=[.G939]-[.D940]+[.E940]" table:style-name="ce202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197">
            <text:p>23.09.2018</text:p>
          </table:table-cell>
          <table:table-cell office:value-type="string" table:style-name="ce197">
            <text:p>fikret yalçın havale</text:p>
          </table:table-cell>
          <table:table-cell table:style-name="ce194"/>
          <table:table-cell office:value-type="float" office:value="3002" table:style-name="ce203">
            <text:p>3.002,00</text:p>
          </table:table-cell>
          <table:table-cell table:style-name="ce202"/>
          <table:table-cell office:value-type="float" office:value="-50003.54" table:formula="of:=[.G940]-[.D941]+[.E941]" table:style-name="ce202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197">
            <text:p>26.09.2018</text:p>
          </table:table-cell>
          <table:table-cell office:value-type="string" table:style-name="ce197">
            <text:p>recep kuzu</text:p>
          </table:table-cell>
          <table:table-cell table:style-name="ce194"/>
          <table:table-cell office:value-type="float" office:value="1005" table:style-name="ce203">
            <text:p>1.005,00</text:p>
          </table:table-cell>
          <table:table-cell table:style-name="ce202"/>
          <table:table-cell office:value-type="float" office:value="-48998.54" table:formula="of:=[.G941]-[.D942]+[.E942]" table:style-name="ce202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7">
            <text:p>25.09.2018</text:p>
          </table:table-cell>
          <table:table-cell office:value-type="string" table:style-name="ce197">
            <text:p>aliye kasadan 50000-20000=30000</text:p>
          </table:table-cell>
          <table:table-cell table:style-name="ce194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28998.54" table:formula="of:=[.G942]-[.D943]+[.E943]" table:style-name="ce202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197">
            <text:p>25.09.2018</text:p>
          </table:table-cell>
          <table:table-cell office:value-type="string" table:style-name="ce197">
            <text:p>fikret yalçın havale</text:p>
          </table:table-cell>
          <table:table-cell table:style-name="ce202"/>
          <table:table-cell office:value-type="float" office:value="1005" table:style-name="ce203">
            <text:p>1.005,00</text:p>
          </table:table-cell>
          <table:table-cell table:style-name="ce202"/>
          <table:table-cell office:value-type="float" office:value="-27993.54" table:formula="of:=[.G943]-[.D944]+[.E944]" table:style-name="ce202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197">
            <text:p>24.09.2018</text:p>
          </table:table-cell>
          <table:table-cell office:value-type="string" table:style-name="ce197">
            <text:p>yusuf yokuş halk eft</text:p>
          </table:table-cell>
          <table:table-cell table:style-name="ce202"/>
          <table:table-cell office:value-type="float" office:value="785" table:style-name="ce203">
            <text:p>785,00</text:p>
          </table:table-cell>
          <table:table-cell table:style-name="ce202"/>
          <table:table-cell office:value-type="float" office:value="-27208.54" table:formula="of:=[.G944]-[.D945]+[.E945]" table:style-name="ce202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197">
            <text:p>12.09.2018</text:p>
          </table:table-cell>
          <table:table-cell office:value-type="string" table:style-name="ce197">
            <text:p>aliye maaş için</text:p>
          </table:table-cell>
          <table:table-cell table:style-name="ce194"/>
          <table:table-cell office:value-type="float" office:value="30000" table:style-name="ce203">
            <text:p>30.000,00</text:p>
          </table:table-cell>
          <table:table-cell table:style-name="ce202"/>
          <table:table-cell office:value-type="float" office:value="2791.4599999999991" table:formula="of:=[.G945]-[.D946]+[.E946]" table:style-name="ce202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nkara dişli eft</text:p>
          </table:table-cell>
          <table:table-cell table:style-name="ce194"/>
          <table:table-cell office:value-type="float" office:value="2005" table:style-name="ce203">
            <text:p>2.005,00</text:p>
          </table:table-cell>
          <table:table-cell table:style-name="ce202"/>
          <table:table-cell office:value-type="float" office:value="4796.4599999999991" table:formula="of:=[.G946]-[.D947]+[.E947]" table:style-name="ce202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240"/>
          <table:table-cell office:value-type="string" table:style-name="ce244">
            <text:p>yeşilyurt hızarhane arsadan</text:p>
          </table:table-cell>
          <table:table-cell office:value-type="float" office:value="205000" table:style-name="ce238">
            <text:p>205.000,00</text:p>
          </table:table-cell>
          <table:table-cell table:style-name="ce242"/>
          <table:table-cell table:style-name="ce202"/>
          <table:table-cell office:value-type="float" office:value="-200203.54" table:formula="of:=[.G947]-[.D948]+[.E948]" table:style-name="ce202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200203.54" table:formula="of:=[.G948]-[.D949]+[.E949]" table:style-name="ce202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197">
            <text:p>06.09.2018</text:p>
          </table:table-cell>
          <table:table-cell office:value-type="string" table:style-name="ce197">
            <text:p>ayhan akdoğan sulusaray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-203203.54" table:formula="of:=[.G949]-[.D950]+[.E950]" table:style-name="ce202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nkara ocak tabanca</text:p>
          </table:table-cell>
          <table:table-cell table:style-name="ce202"/>
          <table:table-cell office:value-type="float" office:value="1180" table:style-name="ce203">
            <text:p>1.180,00</text:p>
          </table:table-cell>
          <table:table-cell table:style-name="ce202"/>
          <table:table-cell office:value-type="float" office:value="-202023.54" table:formula="of:=[.G950]-[.D951]+[.E951]" table:style-name="ce202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yota sigorta</text:p>
          </table:table-cell>
          <table:table-cell table:style-name="ce202"/>
          <table:table-cell office:value-type="float" office:value="926" table:style-name="ce203">
            <text:p>926,00</text:p>
          </table:table-cell>
          <table:table-cell table:style-name="ce202"/>
          <table:table-cell office:value-type="float" office:value="-201097.54" table:formula="of:=[.G951]-[.D952]+[.E952]" table:style-name="ce202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yota gaz benzin</text:p>
          </table:table-cell>
          <table:table-cell table:style-name="ce202"/>
          <table:table-cell office:value-type="float" office:value="297.11" table:style-name="ce203">
            <text:p>297,11</text:p>
          </table:table-cell>
          <table:table-cell table:style-name="ce202"/>
          <table:table-cell office:value-type="float" office:value="-200800.43000000002" table:formula="of:=[.G952]-[.D953]+[.E953]" table:style-name="ce202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7">
            <text:p>31.10.2018</text:p>
          </table:table-cell>
          <table:table-cell office:value-type="string" table:style-name="ce197">
            <text:p>ali havale okay taş</text:p>
          </table:table-cell>
          <table:table-cell table:style-name="ce194"/>
          <table:table-cell office:value-type="float" office:value="7505" table:style-name="ce203">
            <text:p>7.505,00</text:p>
          </table:table-cell>
          <table:table-cell table:style-name="ce202"/>
          <table:table-cell office:value-type="float" office:value="-193295.43000000002" table:formula="of:=[.G953]-[.D954]+[.E954]" table:style-name="ce202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7">
            <text:p>31.10.2018</text:p>
          </table:table-cell>
          <table:table-cell office:value-type="string" table:style-name="ce197">
            <text:p>ali bankada nkt</text:p>
          </table:table-cell>
          <table:table-cell table:style-name="ce194"/>
          <table:table-cell office:value-type="float" office:value="17500" table:style-name="ce203">
            <text:p>17.500,00</text:p>
          </table:table-cell>
          <table:table-cell table:style-name="ce202"/>
          <table:table-cell office:value-type="float" office:value="-175795.43000000002" table:formula="of:=[.G954]-[.D955]+[.E955]" table:style-name="ce202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197">
            <text:p>31.10.2018</text:p>
          </table:table-cell>
          <table:table-cell office:value-type="string" table:style-name="ce197">
            <text:p>aliye işbank hesaptan</text:p>
          </table:table-cell>
          <table:table-cell table:style-name="ce194"/>
          <table:table-cell office:value-type="float" office:value="18200" table:style-name="ce203">
            <text:p>18.200,00</text:p>
          </table:table-cell>
          <table:table-cell table:style-name="ce202"/>
          <table:table-cell office:value-type="float" office:value="-157595.43000000002" table:formula="of:=[.G955]-[.D956]+[.E956]" table:style-name="ce202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197">
            <text:p>15.10.2018</text:p>
          </table:table-cell>
          <table:table-cell office:value-type="string" table:style-name="ce197">
            <text:p>aliye kasadan 17000-17000=0</text:p>
          </table:table-cell>
          <table:table-cell table:style-name="ce194"/>
          <table:table-cell office:value-type="float" office:value="17000" table:style-name="ce203">
            <text:p>17.000,00</text:p>
          </table:table-cell>
          <table:table-cell table:style-name="ce202"/>
          <table:table-cell office:value-type="float" office:value="-140595.43000000002" table:formula="of:=[.G956]-[.D957]+[.E957]" table:style-name="ce202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197">
            <text:p>04.10.2018</text:p>
          </table:table-cell>
          <table:table-cell office:value-type="string" table:style-name="ce197">
            <text:p>aliye kasadan 27000-10000=17000</text:p>
          </table:table-cell>
          <table:table-cell table:style-name="ce194"/>
          <table:table-cell office:value-type="float" office:value="10000" table:style-name="ce203">
            <text:p>10.000,00</text:p>
          </table:table-cell>
          <table:table-cell table:style-name="ce202"/>
          <table:table-cell office:value-type="float" office:value="-130595.43000000002" table:formula="of:=[.G957]-[.D958]+[.E958]" table:style-name="ce202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 kasadan 30000-3000=27000</text:p>
          </table:table-cell>
          <table:table-cell table:style-name="ce194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27595.43000000002" table:formula="of:=[.G958]-[.D959]+[.E959]" table:style-name="ce202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197">
            <text:p>29.11.2018</text:p>
          </table:table-cell>
          <table:table-cell office:value-type="string" table:style-name="ce197">
            <text:p>imar barışı atila daire maliyeye yatan</text:p>
          </table:table-cell>
          <table:table-cell table:style-name="ce202"/>
          <table:table-cell office:value-type="float" office:value="8466.82" table:style-name="ce203">
            <text:p>8.466,82</text:p>
          </table:table-cell>
          <table:table-cell table:style-name="ce202"/>
          <table:table-cell office:value-type="float" office:value="-119128.61000000002" table:formula="of:=[.G959]-[.D960]+[.E960]" table:style-name="ce20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197">
            <text:p>29.11.2018</text:p>
          </table:table-cell>
          <table:table-cell office:value-type="string" table:style-name="ce197">
            <text:p>ali balcıya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116128.61000000002" table:formula="of:=[.G960]-[.D961]+[.E961]" table:style-name="ce202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197">
            <text:p>28.11.2018</text:p>
          </table:table-cell>
          <table:table-cell office:value-type="string" table:style-name="ce197">
            <text:p>mehmet ünveroğlu</text:p>
          </table:table-cell>
          <table:table-cell office:value-type="float" office:value="3000" table:style-name="ce202">
            <text:p>3.000,00</text:p>
          </table:table-cell>
          <table:table-cell table:style-name="ce203"/>
          <table:table-cell table:style-name="ce202"/>
          <table:table-cell office:value-type="float" office:value="-119128.61000000002" table:formula="of:=[.G961]-[.D962]+[.E962]" table:style-name="ce20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197">
            <text:p>26.11.2018</text:p>
          </table:table-cell>
          <table:table-cell office:value-type="string" table:style-name="ce197">
            <text:p>atila havale ANKARA pnomatik hortum</text:p>
          </table:table-cell>
          <table:table-cell table:style-name="ce202"/>
          <table:table-cell office:value-type="float" office:value="297" table:style-name="ce203">
            <text:p>297,00</text:p>
          </table:table-cell>
          <table:table-cell table:style-name="ce202"/>
          <table:table-cell office:value-type="float" office:value="-118831.61000000002" table:formula="of:=[.G962]-[.D963]+[.E963]" table:style-name="ce202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197">
            <text:p>01.11.2018</text:p>
          </table:table-cell>
          <table:table-cell office:value-type="string" table:style-name="ce197">
            <text:p>aliye nakit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118331.61000000002" table:formula="of:=[.G963]-[.D964]+[.E964]" table:style-name="ce202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197">
            <text:p>09.11.2018</text:p>
          </table:table-cell>
          <table:table-cell office:value-type="string" table:style-name="ce197">
            <text:p>aliye nakit</text:p>
          </table:table-cell>
          <table:table-cell table:style-name="ce202"/>
          <table:table-cell office:value-type="float" office:value="8000" table:style-name="ce203">
            <text:p>8.000,00</text:p>
          </table:table-cell>
          <table:table-cell table:style-name="ce202"/>
          <table:table-cell office:value-type="float" office:value="-110331.61000000002" table:formula="of:=[.G964]-[.D965]+[.E965]" table:style-name="ce202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197">
            <text:p>12.12.2018</text:p>
          </table:table-cell>
          <table:table-cell office:value-type="string" table:style-name="ce197">
            <text:p>Doğuş işbank kredi ödemesi 12.ay</text:p>
          </table:table-cell>
          <table:table-cell table:style-name="ce202"/>
          <table:table-cell office:value-type="float" office:value="3344.12" table:style-name="ce203">
            <text:p>3.344,12</text:p>
          </table:table-cell>
          <table:table-cell table:style-name="ce202"/>
          <table:table-cell office:value-type="float" office:value="-106987.49000000002" table:formula="of:=[.G965]-[.D966]+[.E966]" table:style-name="ce202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197">
            <text:p>12.12.2018</text:p>
          </table:table-cell>
          <table:table-cell office:value-type="string" table:style-name="ce197">
            <text:p>Ali Balcıdan nakit</text:p>
          </table:table-cell>
          <table:table-cell office:value-type="float" office:value="3400" table:style-name="ce202">
            <text:p>3.400,00</text:p>
          </table:table-cell>
          <table:table-cell table:style-name="ce203"/>
          <table:table-cell table:style-name="ce202"/>
          <table:table-cell office:value-type="float" office:value="-110387.49000000002" table:formula="of:=[.G966]-[.D967]+[.E967]" table:style-name="ce202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197">
            <text:p>11.12.2018</text:p>
          </table:table-cell>
          <table:table-cell office:value-type="string" table:style-name="ce197">
            <text:p>Ali Balcıya sezai hesabına yatırılan</text:p>
          </table:table-cell>
          <table:table-cell table:style-name="ce202"/>
          <table:table-cell office:value-type="float" office:value="15000" table:style-name="ce203">
            <text:p>15.000,00</text:p>
          </table:table-cell>
          <table:table-cell table:style-name="ce202"/>
          <table:table-cell office:value-type="float" office:value="-95387.49000000002" table:formula="of:=[.G967]-[.D968]+[.E968]" table:style-name="ce202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duırsun durmuş tedaş sanayi teminat</text:p>
          </table:table-cell>
          <table:table-cell office:value-type="float" office:value="900" table:style-name="ce202">
            <text:p>900,00</text:p>
          </table:table-cell>
          <table:table-cell table:style-name="ce203"/>
          <table:table-cell table:style-name="ce202"/>
          <table:table-cell office:value-type="float" office:value="-96287.49000000002" table:formula="of:=[.G968]-[.D969]+[.E969]" table:style-name="ce20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96287.49000000002" table:formula="of:=[.G969]-[.D970]+[.E970]" table:style-name="ce20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11">
            <text:p>Ara Toplam</text:p>
          </table:table-cell>
          <table:table-cell office:value-type="float" office:value="217650" table:formula="of:=SUM([.D927:.D969])" table:style-name="ce211">
            <text:p>217650</text:p>
          </table:table-cell>
          <table:table-cell office:value-type="float" office:value="192750.72999999998" table:formula="of:=SUM([.E927:.E969])" table:style-name="ce211">
            <text:p>192750,73</text:p>
          </table:table-cell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96287.49000000002" table:formula="of:=[.G970]-[.D972]+[.E972]" table:style-name="ce20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2"/>
          <table:table-cell office:value-type="float" office:value="-96287.49000000002" table:formula="of:=[.G972]-[.D973]+[.E973]" table:style-name="ce20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Hızarhane yıkama kira bedeli</text:p>
          </table:table-cell>
          <table:table-cell office:value-type="float" office:value="1500" table:style-name="ce202">
            <text:p>1.500,00</text:p>
          </table:table-cell>
          <table:table-cell table:style-name="ce195"/>
          <table:table-cell table:style-name="ce202"/>
          <table:table-cell office:value-type="float" office:value="-97787.49000000002" table:formula="of:=[.G973]-[.D974]+[.E974]" table:style-name="ce202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Lise Arkası Kira Bedeli</text:p>
          </table:table-cell>
          <table:table-cell office:value-type="float" office:value="16250" table:style-name="ce202">
            <text:p>16.250,00</text:p>
          </table:table-cell>
          <table:table-cell table:style-name="ce195"/>
          <table:table-cell table:style-name="ce202"/>
          <table:table-cell office:value-type="float" office:value="-114037.49000000002" table:formula="of:=[.G974]-[.D975]+[.E975]" table:style-name="ce202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Atila BALCI</text:p>
          </table:table-cell>
          <table:table-cell office:value-type="float" office:value="16834.099999999999" table:style-name="ce202">
            <text:p>16.834,10</text:p>
          </table:table-cell>
          <table:table-cell table:style-name="ce195"/>
          <table:table-cell table:style-name="ce202"/>
          <table:table-cell office:value-type="float" office:value="-130871.59000000003" table:formula="of:=[.G975]-[.D976]+[.E976]" table:style-name="ce202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3">
            <text:p>Ali Paşa Kira Bedeli İsmail BALCI</text:p>
          </table:table-cell>
          <table:table-cell office:value-type="float" office:value="12956.11" table:style-name="ce202">
            <text:p>12.956,11</text:p>
          </table:table-cell>
          <table:table-cell table:style-name="ce203"/>
          <table:table-cell table:style-name="ce202"/>
          <table:table-cell office:value-type="float" office:value="-143827.70000000001" table:formula="of:=[.G976]-[.D977]+[.E977]" table:style-name="ce20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19 a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143827.70000000001" table:formula="of:=[.G977]-[.D978]+[.E978]" table:style-name="ce20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48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206">
            <text:p>31.12.2018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265190.21000000002" table:formula="of:=SUM([.D974:.D979])+[.D971]" table:style-name="ce208">
            <text:p>265.190,21</text:p>
          </table:table-cell>
          <table:table-cell office:value-type="float" office:value="192750.72999999998" table:formula="of:=SUM([.E974:.E979])+[.E971]" table:style-name="ce209">
            <text:p>192.750,73</text:p>
          </table:table-cell>
          <table:table-cell table:style-name="ce208"/>
          <table:table-cell office:value-type="float" office:value="-72439.48000000004" table:formula="of:=[.E980]-[.D980]" table:style-name="ce21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14"/>
          <table:table-cell table:style-name="ce202"/>
          <table:table-cell table:style-name="ce203"/>
          <table:table-cell table:number-columns-repeated="2" table:style-name="ce202"/>
          <table:table-cell table:number-columns-repeated="16377"/>
        </table:table-row>
        <table:table-row table:style-name="ro1">
          <table:table-cell/>
          <table:table-cell office:value-type="float" office:value="2019" table:style-name="ce200">
            <text:p>2019</text:p>
          </table:table-cell>
          <table:table-cell office:value-type="string" table:style-name="ce204">
            <text:p>2018’den DEVİR</text:p>
          </table:table-cell>
          <table:table-cell table:style-name="ce202"/>
          <table:table-cell table:style-name="ce203"/>
          <table:table-cell table:style-name="ce202"/>
          <table:table-cell office:value-type="float" office:value="-143827.70000000001" table:formula="of:=[.G978]" table:style-name="ce20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table:style-name="ce239"/>
          <table:table-cell table:style-name="ce254"/>
          <table:table-cell table:style-name="ce233"/>
          <table:table-cell table:style-name="ce254"/>
          <table:table-cell office:value-type="float" office:value="-143827.70000000001" table:formula="of:=[.G982]-[.D983]+[.E983]" table:style-name="ce202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197">
            <text:p>30.03.2019</text:p>
          </table:table-cell>
          <table:table-cell office:value-type="string" table:style-name="ce197">
            <text:p>ocakçı atila aradı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143727.70000000001" table:formula="of:=[.G983]-[.D984]+[.E984]" table:style-name="ce202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murat tic seramik boyacı faruk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143627.70000000001" table:formula="of:=[.G984]-[.D985]+[.E985]" table:style-name="ce202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kk benzinci 80 m2 seramik</text:p>
          </table:table-cell>
          <table:table-cell table:style-name="ce202"/>
          <table:table-cell office:value-type="float" office:value="1600" table:style-name="ce203">
            <text:p>1.600,00</text:p>
          </table:table-cell>
          <table:table-cell table:style-name="ce202"/>
          <table:table-cell office:value-type="float" office:value="-142027.70000000001" table:formula="of:=[.G985]-[.D986]+[.E986]" table:style-name="ce202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şubat iş kredi</text:p>
          </table:table-cell>
          <table:table-cell table:style-name="ce202"/>
          <table:table-cell office:value-type="float" office:value="3486" table:style-name="ce203">
            <text:p>3.486,00</text:p>
          </table:table-cell>
          <table:table-cell table:style-name="ce202"/>
          <table:table-cell office:value-type="float" office:value="-138541.70000000001" table:formula="of:=[.G986]-[.D987]+[.E987]" table:style-name="ce202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dursun ankara ocakçı</text:p>
          </table:table-cell>
          <table:table-cell table:style-name="ce202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137541.70000000001" table:formula="of:=[.G987]-[.D988]+[.E988]" table:style-name="ce202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197">
            <text:p>08.04.2019</text:p>
          </table:table-cell>
          <table:table-cell office:value-type="string" table:style-name="ce197">
            <text:p>aliye kiracı dursun durmuş</text:p>
          </table:table-cell>
          <table:table-cell table:style-name="ce202"/>
          <table:table-cell office:value-type="float" office:value="2000" table:style-name="ce203">
            <text:p>2.000,00</text:p>
          </table:table-cell>
          <table:table-cell table:style-name="ce202"/>
          <table:table-cell office:value-type="float" office:value="-135541.70000000001" table:formula="of:=[.G988]-[.D989]+[.E989]" table:style-name="ce202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a radyatör tamiri</text:p>
          </table:table-cell>
          <table:table-cell table:style-name="ce202"/>
          <table:table-cell office:value-type="float" office:value="150" table:style-name="ce203">
            <text:p>150,00</text:p>
          </table:table-cell>
          <table:table-cell table:style-name="ce202"/>
          <table:table-cell office:value-type="float" office:value="-135391.70000000001" table:formula="of:=[.G989]-[.D990]+[.E990]" table:style-name="ce202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mustafa ocak sigara</text:p>
          </table:table-cell>
          <table:table-cell table:style-name="ce202"/>
          <table:table-cell office:value-type="float" office:value="55" table:style-name="ce203">
            <text:p>55,00</text:p>
          </table:table-cell>
          <table:table-cell table:style-name="ce202"/>
          <table:table-cell office:value-type="float" office:value="-135336.70000000001" table:formula="of:=[.G990]-[.D991]+[.E991]" table:style-name="ce202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197">
            <text:p>31.07.2019</text:p>
          </table:table-cell>
          <table:table-cell office:value-type="string" table:style-name="ce197">
            <text:p>fırıldakçı ercan mezar parası</text:p>
          </table:table-cell>
          <table:table-cell office:value-type="float" office:value="500" table:style-name="ce202">
            <text:p>500,00</text:p>
          </table:table-cell>
          <table:table-cell table:style-name="ce203"/>
          <table:table-cell table:style-name="ce202"/>
          <table:table-cell office:value-type="float" office:value="-135836.70000000001" table:formula="of:=[.G991]-[.D992]+[.E992]" table:style-name="ce202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dem kesici senet 6400</text:p>
          </table:table-cell>
          <table:table-cell table:style-name="ce202"/>
          <table:table-cell table:style-name="ce203"/>
          <table:table-cell table:style-name="ce202"/>
          <table:table-cell office:value-type="float" office:value="-135836.70000000001" table:formula="of:=[.G992]-[.D993]+[.E993]" table:style-name="ce202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197">
            <text:p>30.07.2019</text:p>
          </table:table-cell>
          <table:table-cell office:value-type="string" table:style-name="ce197">
            <text:p>atila vakıfbank kira özge kahraman</text:p>
          </table:table-cell>
          <table:table-cell table:style-name="ce202"/>
          <table:table-cell office:value-type="float" office:value="1750" table:style-name="ce203">
            <text:p>1.750,00</text:p>
          </table:table-cell>
          <table:table-cell table:style-name="ce202"/>
          <table:table-cell office:value-type="float" office:value="-134086.70000000001" table:formula="of:=[.G993]-[.D994]+[.E994]" table:style-name="ce202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yota temmuz pulu maliye</text:p>
          </table:table-cell>
          <table:table-cell table:style-name="ce202"/>
          <table:table-cell office:value-type="float" office:value="234" table:style-name="ce203">
            <text:p>234,00</text:p>
          </table:table-cell>
          <table:table-cell table:style-name="ce202"/>
          <table:table-cell office:value-type="float" office:value="-133852.70000000001" table:formula="of:=[.G994]-[.D995]+[.E995]" table:style-name="ce202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Toyota ocak pulu maliye</text:p>
          </table:table-cell>
          <table:table-cell table:style-name="ce202"/>
          <table:table-cell office:value-type="float" office:value="234" table:style-name="ce203">
            <text:p>234,00</text:p>
          </table:table-cell>
          <table:table-cell table:style-name="ce202"/>
          <table:table-cell office:value-type="float" office:value="-133618.70000000001" table:formula="of:=[.G995]-[.D996]+[.E996]" table:style-name="ce202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<text:s text:c="2"/>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133518.70000000001" table:formula="of:=[.G996]-[.D997]+[.E997]" table:style-name="ce202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197">
            <text:p>25.07.2019</text:p>
          </table:table-cell>
          <table:table-cell office:value-type="string" table:style-name="ce197">
            <text:p>Mustafa 2 usta bilet parası</text:p>
          </table:table-cell>
          <table:table-cell table:style-name="ce202"/>
          <table:table-cell office:value-type="float" office:value="280" table:style-name="ce203">
            <text:p>280,00</text:p>
          </table:table-cell>
          <table:table-cell table:style-name="ce202"/>
          <table:table-cell office:value-type="float" office:value="-133238.70000000001" table:formula="of:=[.G997]-[.D998]+[.E998]" table:style-name="ce202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197">
            <text:p>03.07.2019</text:p>
          </table:table-cell>
          <table:table-cell office:value-type="string" table:style-name="ce197">
            <text:p>atla vakıfbank hesabına kiracı adem</text:p>
          </table:table-cell>
          <table:table-cell table:style-name="ce202"/>
          <table:table-cell office:value-type="float" office:value="20000" table:style-name="ce203">
            <text:p>20.000,00</text:p>
          </table:table-cell>
          <table:table-cell table:style-name="ce202"/>
          <table:table-cell office:value-type="float" office:value="-113238.70000000001" table:formula="of:=[.G998]-[.D999]+[.E999]" table:style-name="ce202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197">
            <text:p>10.08.2019</text:p>
          </table:table-cell>
          <table:table-cell office:value-type="string" table:style-name="ce197">
            <text:p>toyota radyatör nakilye</text:p>
          </table:table-cell>
          <table:table-cell table:style-name="ce202"/>
          <table:table-cell office:value-type="float" office:value="50" table:style-name="ce203">
            <text:p>50,00</text:p>
          </table:table-cell>
          <table:table-cell table:style-name="ce202"/>
          <table:table-cell office:value-type="float" office:value="-113188.70000000001" table:formula="of:=[.G999]-[.D1000]+[.E1000]" table:style-name="ce202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fırıldakçı ercan mezar parası</text:p>
          </table:table-cell>
          <table:table-cell office:value-type="float" office:value="400" table:style-name="ce202">
            <text:p>400,00</text:p>
          </table:table-cell>
          <table:table-cell table:style-name="ce203"/>
          <table:table-cell table:style-name="ce202"/>
          <table:table-cell office:value-type="float" office:value="-113588.70000000001" table:formula="of:=[.G1000]-[.D1001]+[.E1001]" table:style-name="ce202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sarıca ya verilen</text:p>
          </table:table-cell>
          <table:table-cell table:style-name="ce202"/>
          <table:table-cell office:value-type="float" office:value="500" table:style-name="ce203">
            <text:p>500,00</text:p>
          </table:table-cell>
          <table:table-cell table:style-name="ce202"/>
          <table:table-cell office:value-type="float" office:value="-113088.70000000001" table:formula="of:=[.G1001]-[.D1002]+[.E1002]" table:style-name="ce202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hmet selimoğlu mezar</text:p>
          </table:table-cell>
          <table:table-cell office:value-type="float" office:value="1500" table:style-name="ce202">
            <text:p>1.500,00</text:p>
          </table:table-cell>
          <table:table-cell table:style-name="ce203"/>
          <table:table-cell table:style-name="ce202"/>
          <table:table-cell office:value-type="float" office:value="-114588.70000000001" table:formula="of:=[.G1002]-[.D1003]+[.E1003]" table:style-name="ce202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197">
            <text:p>29.09.2019</text:p>
          </table:table-cell>
          <table:table-cell office:value-type="string" table:style-name="ce197">
            <text:p>ali balcıya işbank hesaptan</text:p>
          </table:table-cell>
          <table:table-cell table:style-name="ce202"/>
          <table:table-cell office:value-type="float" office:value="14035" table:style-name="ce203">
            <text:p>14.035,00</text:p>
          </table:table-cell>
          <table:table-cell table:style-name="ce202"/>
          <table:table-cell office:value-type="float" office:value="-100553.70000000001" table:formula="of:=[.G1003]-[.D1004]+[.E1004]" table:style-name="ce202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197">
            <text:p>26.09.2019</text:p>
          </table:table-cell>
          <table:table-cell office:value-type="string" table:style-name="ce197">
            <text:p>toyota bobin</text:p>
          </table:table-cell>
          <table:table-cell table:style-name="ce202"/>
          <table:table-cell office:value-type="float" office:value="165" table:style-name="ce203">
            <text:p>165,00</text:p>
          </table:table-cell>
          <table:table-cell table:style-name="ce202"/>
          <table:table-cell office:value-type="float" office:value="-100388.70000000001" table:formula="of:=[.G1004]-[.D1005]+[.E1005]" table:style-name="ce202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197">
            <text:p>28.09.2019</text:p>
          </table:table-cell>
          <table:table-cell office:value-type="string" table:style-name="ce197">
            <text:p>benzin</text:p>
          </table:table-cell>
          <table:table-cell table:style-name="ce202"/>
          <table:table-cell office:value-type="float" office:value="250" table:style-name="ce203">
            <text:p>250,00</text:p>
          </table:table-cell>
          <table:table-cell table:style-name="ce202"/>
          <table:table-cell office:value-type="float" office:value="-100138.70000000001" table:formula="of:=[.G1005]-[.D1006]+[.E1006]" table:style-name="ce202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197">
            <text:p>25.09.2019</text:p>
          </table:table-cell>
          <table:table-cell office:value-type="string" table:style-name="ce197">
            <text:p>toyota gaz benzin kk</text:p>
          </table:table-cell>
          <table:table-cell table:style-name="ce202"/>
          <table:table-cell office:value-type="float" office:value="150" table:style-name="ce203">
            <text:p>150,00</text:p>
          </table:table-cell>
          <table:table-cell table:style-name="ce202"/>
          <table:table-cell office:value-type="float" office:value="-99988.700000000012" table:formula="of:=[.G1006]-[.D1007]+[.E1007]" table:style-name="ce202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197">
            <text:p>24.09.2019</text:p>
          </table:table-cell>
          <table:table-cell office:value-type="string" table:style-name="ce197">
            <text:p>ford mazot sivas kk</text:p>
          </table:table-cell>
          <table:table-cell table:style-name="ce202"/>
          <table:table-cell office:value-type="float" office:value="100" table:style-name="ce203">
            <text:p>100,00</text:p>
          </table:table-cell>
          <table:table-cell table:style-name="ce202"/>
          <table:table-cell office:value-type="float" office:value="-99888.700000000012" table:formula="of:=[.G1007]-[.D1008]+[.E1008]" table:style-name="ce202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197">
            <text:p>20.09.2019</text:p>
          </table:table-cell>
          <table:table-cell office:value-type="string" table:style-name="ce197">
            <text:p>aliye nakit fabrika</text:p>
          </table:table-cell>
          <table:table-cell table:style-name="ce202"/>
          <table:table-cell office:value-type="float" office:value="3000" table:style-name="ce203">
            <text:p>3.000,00</text:p>
          </table:table-cell>
          <table:table-cell table:style-name="ce202"/>
          <table:table-cell office:value-type="float" office:value="-96888.700000000012" table:formula="of:=[.G1008]-[.D1009]+[.E1009]" table:style-name="ce202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197">
            <text:p>aliye nakit</text:p>
          </table:table-cell>
          <table:table-cell table:style-name="ce202"/>
          <table:table-cell office:value-type="float" office:value="855" table:style-name="ce203">
            <text:p>855,00</text:p>
          </table:table-cell>
          <table:table-cell table:style-name="ce202"/>
          <table:table-cell office:value-type="float" office:value="-96033.700000000012" table:formula="of:=[.G1009]-[.D1010]+[.E1010]" table:style-name="ce202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197">
            <text:p>18.09.2019</text:p>
          </table:table-cell>
          <table:table-cell office:value-type="string" table:style-name="ce197">
            <text:p>ziraat kredi</text:p>
          </table:table-cell>
          <table:table-cell table:style-name="ce202"/>
          <table:table-cell office:value-type="float" office:value="3645" table:style-name="ce203">
            <text:p>3.645,00</text:p>
          </table:table-cell>
          <table:table-cell table:style-name="ce202"/>
          <table:table-cell office:value-type="float" office:value="-92388.700000000012" table:formula="of:=[.G1010]-[.D1011]+[.E1011]" table:style-name="ce20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197">
            <text:p>12.09.2019</text:p>
          </table:table-cell>
          <table:table-cell office:value-type="string" table:style-name="ce197">
            <text:p>aliden nakit</text:p>
          </table:table-cell>
          <table:table-cell office:value-type="float" office:value="200" table:style-name="ce202">
            <text:p>200,00</text:p>
          </table:table-cell>
          <table:table-cell table:style-name="ce203"/>
          <table:table-cell table:style-name="ce202"/>
          <table:table-cell office:value-type="float" office:value="-92588.700000000012" table:formula="of:=[.G1011]-[.D1012]+[.E1012]" table:style-name="ce202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197">
            <text:p>12.09.2019</text:p>
          </table:table-cell>
          <table:table-cell office:value-type="string" table:style-name="ce197">
            <text:p>aliye nakit</text:p>
          </table:table-cell>
          <table:table-cell table:style-name="ce202"/>
          <table:table-cell office:value-type="float" office:value="200" table:style-name="ce203">
            <text:p>200,00</text:p>
          </table:table-cell>
          <table:table-cell table:style-name="ce202"/>
          <table:table-cell office:value-type="float" office:value="-92388.700000000012" table:formula="of:=[.G1012]-[.D1013]+[.E1013]" table:style-name="ce20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197">
            <text:p>10.10.2019</text:p>
          </table:table-cell>
          <table:table-cell office:value-type="string" table:style-name="ce197">
            <text:p>fırıldakçı ercan mezar parası</text:p>
          </table:table-cell>
          <table:table-cell office:value-type="float" office:value="400" table:style-name="ce194">
            <text:p>400,00</text:p>
          </table:table-cell>
          <table:table-cell table:style-name="ce203"/>
          <table:table-cell table:style-name="ce202"/>
          <table:table-cell office:value-type="float" office:value="-92788.700000000012" table:formula="of:=[.G1013]-[.D1014]+[.E1014]" table:style-name="ce202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dursun çalışkan karo</text:p>
          </table:table-cell>
          <table:table-cell office:value-type="float" office:value="200" table:style-name="ce194">
            <text:p>200,00</text:p>
          </table:table-cell>
          <table:table-cell table:style-name="ce203"/>
          <table:table-cell table:style-name="ce202"/>
          <table:table-cell office:value-type="float" office:value="-92988.700000000012" table:formula="of:=[.G1014]-[.D1015]+[.E1015]" table:style-name="ce202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47">
            <text:p>25.10.2019</text:p>
          </table:table-cell>
          <table:table-cell office:value-type="string" table:style-name="ce255">
            <text:p>ziraat kredi 10. ay</text:p>
          </table:table-cell>
          <table:table-cell table:style-name="ce194"/>
          <table:table-cell office:value-type="float" office:value="3646" table:style-name="ce203">
            <text:p>3.646,00</text:p>
          </table:table-cell>
          <table:table-cell table:style-name="ce202"/>
          <table:table-cell office:value-type="float" office:value="-89342.700000000012" table:formula="of:=[.G1015]-[.D1016]+[.E1016]" table:style-name="ce202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247">
            <text:p>25.10.2019</text:p>
          </table:table-cell>
          <table:table-cell office:value-type="string" table:style-name="ce255">
            <text:p>ziraat kredi yapılandırma %1 kesinti</text:p>
          </table:table-cell>
          <table:table-cell table:style-name="ce194"/>
          <table:table-cell office:value-type="float" office:value="2210" table:style-name="ce203">
            <text:p>2.210,00</text:p>
          </table:table-cell>
          <table:table-cell table:style-name="ce202"/>
          <table:table-cell office:value-type="float" office:value="-87132.700000000012" table:formula="of:=[.G1016]-[.D1017]+[.E1017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çekilen kredi 240.000 TL 19 ay*3646=69.274 TL ödemeden sonra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17]-[.D1018]+[.E1018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kalan ana para =219.841 TL <text:s/>%1 erken ödeme alınıyor.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18]-[.D1019]+[.E1019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3646,01 * 101 ay = 368.247,01 eski vade borç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19]-[.D1020]+[.E1020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3453,17 * 101 ao = 348.770,17 yeni vade borç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20]-[.D1021]+[.E1021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Fark = 19.476 TL - (erken ödeme farkı) 2210 TL = 17.266 TL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21]-[.D1022]+[.E1022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<text:s/>daha az ödeme yapılacak</text:p>
          </table:table-cell>
          <table:table-cell table:style-name="ce194"/>
          <table:table-cell table:style-name="ce203"/>
          <table:table-cell table:style-name="ce202"/>
          <table:table-cell office:value-type="float" office:value="-87132.700000000012" table:formula="of:=[.G1022]-[.D1023]+[.E1023]" table:style-name="ce202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247">
            <text:p>22.12.2019</text:p>
          </table:table-cell>
          <table:table-cell office:value-type="string" table:style-name="ce193">
            <text:p>almus kurtarıcı</text:p>
          </table:table-cell>
          <table:table-cell table:style-name="ce194"/>
          <table:table-cell office:value-type="float" office:value="300" table:style-name="ce203">
            <text:p>300,00</text:p>
          </table:table-cell>
          <table:table-cell table:style-name="ce202"/>
          <table:table-cell office:value-type="float" office:value="-86832.700000000012" table:formula="of:=[.G1023]-[.D1024]+[.E1024]" table:style-name="ce202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55">
            <text:p>sanayi doğuş boya dükkanı tadilat masrafı</text:p>
          </table:table-cell>
          <table:table-cell office:value-type="float" office:value="20000" table:style-name="ce194">
            <text:p>20.000,00</text:p>
          </table:table-cell>
          <table:table-cell table:style-name="ce203"/>
          <table:table-cell table:style-name="ce202"/>
          <table:table-cell office:value-type="float" office:value="-106832.70000000001" table:formula="of:=[.G1024]-[.D1025]+[.E1025]" table:style-name="ce202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orhan ustaya elden nakit</text:p>
          </table:table-cell>
          <table:table-cell table:style-name="ce194"/>
          <table:table-cell office:value-type="float" office:value="1000" table:style-name="ce203">
            <text:p>1.000,00</text:p>
          </table:table-cell>
          <table:table-cell table:style-name="ce202"/>
          <table:table-cell office:value-type="float" office:value="-105832.70000000001" table:formula="of:=[.G1025]-[.D1026]+[.E1026]" table:style-name="ce202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sanayi taban kırımı beton döküm işçilik</text:p>
          </table:table-cell>
          <table:table-cell office:value-type="float" office:value="20000" table:style-name="ce194">
            <text:p>20.000,00</text:p>
          </table:table-cell>
          <table:table-cell table:style-name="ce203"/>
          <table:table-cell table:style-name="ce202"/>
          <table:table-cell office:value-type="float" office:value="-125832.70000000001" table:formula="of:=[.G1026]-[.D1027]+[.E1027]" table:style-name="ce20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table:style-name="ce255"/>
          <table:table-cell table:style-name="ce194"/>
          <table:table-cell table:style-name="ce195"/>
          <table:table-cell table:style-name="ce194"/>
          <table:table-cell office:value-type="float" office:value="-125832.70000000001" table:formula="of:=[.G1027]-[.D1028]+[.E1028]" table:style-name="ce20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212">
            <text:p>Ara Toplam</text:p>
          </table:table-cell>
          <table:table-cell office:value-type="float" office:value="43200" table:formula="of:=SUM([.D984:.D1028])" table:style-name="ce211">
            <text:p>43200</text:p>
          </table:table-cell>
          <table:table-cell office:value-type="float" office:value="61195" table:formula="of:=SUM([.E984:.E1028])" table:style-name="ce211">
            <text:p>61195</text:p>
          </table:table-cell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Lise Arkası Kira Bedeli</text:p>
          </table:table-cell>
          <table:table-cell office:value-type="float" office:value="20372.47" table:style-name="ce194">
            <text:p>20.372,47</text:p>
          </table:table-cell>
          <table:table-cell table:style-name="ce195"/>
          <table:table-cell table:style-name="ce194"/>
          <table:table-cell office:value-type="float" office:value="-146205.17000000001" table:formula="of:=[.G1028]-[.D1030]+[.E1030]" table:style-name="ce202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Paşa Kira Bedeli Atila BALCI</text:p>
          </table:table-cell>
          <table:table-cell office:value-type="float" office:value="17008.330000000002" table:style-name="ce194">
            <text:p>17.008,33</text:p>
          </table:table-cell>
          <table:table-cell table:style-name="ce195"/>
          <table:table-cell table:style-name="ce194"/>
          <table:table-cell office:value-type="float" office:value="-163213.5" table:formula="of:=[.G1030]-[.D1031]+[.E1031]" table:style-name="ce202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Paşa Kira Bedeli İsmail BALCI</text:p>
          </table:table-cell>
          <table:table-cell office:value-type="float" office:value="13986.67" table:style-name="ce194">
            <text:p>13.986,67</text:p>
          </table:table-cell>
          <table:table-cell table:style-name="ce195"/>
          <table:table-cell table:style-name="ce194"/>
          <table:table-cell office:value-type="float" office:value="-177200.17" table:formula="of:=[.G1031]-[.D1032]+[.E1032]" table:style-name="ce20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table:number-columns-repeated="2" table:style-name="ce192"/>
          <table:table-cell table:style-name="ce195"/>
          <table:table-cell table:style-name="ce194"/>
          <table:table-cell office:value-type="float" office:value="-177200.17" table:formula="of:=[.G1032]-[.D1033]+[.E1033]" table:style-name="ce20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-177200.17" table:formula="of:=[.G1033]-[.D1034]+[.E1034]" table:style-name="ce20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office:value-type="string" table:style-name="ce204">
            <text:p>2020 ye devir</text:p>
          </table:table-cell>
          <table:table-cell table:style-name="ce202"/>
          <table:table-cell table:style-name="ce203"/>
          <table:table-cell table:style-name="ce202"/>
          <table:table-cell office:value-type="float" office:value="-177200.17" table:formula="of:=[.G1034]-[.D1035]+[.E1035]" table:style-name="ce20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office:value-type="float" office:value="-177200.17" table:formula="of:=[.G1035]-[.D1036]+[.E1036]" table:style-name="ce20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197"/>
          <table:table-cell table:style-name="ce204"/>
          <table:table-cell table:style-name="ce202"/>
          <table:table-cell table:style-name="ce203"/>
          <table:table-cell table:style-name="ce202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206">
            <text:p>31.12.2019</text:p>
          </table:table-cell>
          <table:table-cell office:value-type="string" table:style-name="ce207">
            <text:p>YILİÇİ <text:s/>TOPLAMI DĞŞ BORÇLU</text:p>
          </table:table-cell>
          <table:table-cell office:value-type="float" office:value="94567.47" table:formula="of:=SUM([.D1030:.D1036])+[.D1029]" table:style-name="ce208">
            <text:p>94.567,47</text:p>
          </table:table-cell>
          <table:table-cell office:value-type="float" office:value="61195" table:formula="of:=SUM([.E1030:.E1036])+[.E1029]" table:style-name="ce209">
            <text:p>61.195,00</text:p>
          </table:table-cell>
          <table:table-cell table:style-name="ce256"/>
          <table:table-cell office:value-type="float" office:value="-33372.47" table:formula="of:=[.E1038]-[.D1038]" table:style-name="ce21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257">
            <text:p>2020</text:p>
          </table:table-cell>
          <table:table-cell office:value-type="string" table:style-name="ce239">
            <text:p>2019 nakli yekün doğuş borçlu</text:p>
          </table:table-cell>
          <table:table-cell table:style-name="ce254"/>
          <table:table-cell table:style-name="ce258"/>
          <table:table-cell table:style-name="ce194"/>
          <table:table-cell office:value-type="float" office:value="-177200.17" table:formula="of:=[.G1036]" table:style-name="ce25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247">
            <text:p>01.01.2020</text:p>
          </table:table-cell>
          <table:table-cell office:value-type="string" table:style-name="ce193">
            <text:p>Ali Balcıdan nakit alınan</text:p>
          </table:table-cell>
          <table:table-cell office:value-type="float" office:value="1000" table:style-name="ce194">
            <text:p>1.000,00</text:p>
          </table:table-cell>
          <table:table-cell table:style-name="ce195"/>
          <table:table-cell table:style-name="ce194"/>
          <table:table-cell office:value-type="float" office:value="-178200.17" table:formula="of:=[.E1041]-[.D1041]+[.G1040]" table:style-name="ce202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247">
            <text:p>02.03.2020</text:p>
          </table:table-cell>
          <table:table-cell office:value-type="string" table:style-name="ce193">
            <text:p>Ali Balcıya nakit ziraat senet</text:p>
          </table:table-cell>
          <table:table-cell table:style-name="ce194"/>
          <table:table-cell office:value-type="float" office:value="18600" table:style-name="ce195">
            <text:p>18.600,00</text:p>
          </table:table-cell>
          <table:table-cell table:style-name="ce194"/>
          <table:table-cell office:value-type="float" office:value="-159600.17000000001" table:formula="of:=[.E1042]-[.D1042]+[.G1041]" table:style-name="ce202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247">
            <text:p>03.03.2020</text:p>
          </table:table-cell>
          <table:table-cell office:value-type="string" table:style-name="ce193">
            <text:p>Ali Balcıdan nakit alınan</text:p>
          </table:table-cell>
          <table:table-cell office:value-type="float" office:value="3500" table:style-name="ce194">
            <text:p>3.500,00</text:p>
          </table:table-cell>
          <table:table-cell table:style-name="ce195"/>
          <table:table-cell table:style-name="ce194"/>
          <table:table-cell office:value-type="float" office:value="-163100.17000000001" table:formula="of:=[.E1043]-[.D1043]+[.G1042]" table:style-name="ce20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247">
            <text:p>03.01.2020</text:p>
          </table:table-cell>
          <table:table-cell office:value-type="string" table:style-name="ce193">
            <text:p>Ali Balcıdan çek 30-1-2020 Duran Malatyalı</text:p>
          </table:table-cell>
          <table:table-cell office:value-type="float" office:value="15000" table:style-name="ce194">
            <text:p>15.000,00</text:p>
          </table:table-cell>
          <table:table-cell table:style-name="ce195"/>
          <table:table-cell table:style-name="ce194"/>
          <table:table-cell office:value-type="float" office:value="-178100.17" table:formula="of:=[.E1044]-[.D1044]+[.G1043]" table:style-name="ce202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247">
            <text:p>30.01.2020</text:p>
          </table:table-cell>
          <table:table-cell office:value-type="string" table:style-name="ce193">
            <text:p>balmer hesabına yatan malatyalının çek</text:p>
          </table:table-cell>
          <table:table-cell table:style-name="ce194"/>
          <table:table-cell office:value-type="float" office:value="15000" table:style-name="ce195">
            <text:p>15.000,00</text:p>
          </table:table-cell>
          <table:table-cell table:style-name="ce194"/>
          <table:table-cell office:value-type="float" office:value="-163100.17000000001" table:formula="of:=[.E1045]-[.D1045]+[.G1044]" table:style-name="ce20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247">
            <text:p>20.03.2020</text:p>
          </table:table-cell>
          <table:table-cell office:value-type="string" table:style-name="ce193">
            <text:p>Ziraat hayat sigortası kredi</text:p>
          </table:table-cell>
          <table:table-cell table:style-name="ce194"/>
          <table:table-cell office:value-type="float" office:value="140" table:style-name="ce195">
            <text:p>140,00</text:p>
          </table:table-cell>
          <table:table-cell table:style-name="ce194"/>
          <table:table-cell office:value-type="float" office:value="-162960.17000000001" table:formula="of:=[.E1046]-[.D1046]+[.G1045]" table:style-name="ce202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247">
            <text:p>13.04.2020</text:p>
          </table:table-cell>
          <table:table-cell office:value-type="string" table:style-name="ce193">
            <text:p>KK satış bayraktardan geçildi</text:p>
          </table:table-cell>
          <table:table-cell table:style-name="ce194"/>
          <table:table-cell office:value-type="float" office:value="675" table:style-name="ce195">
            <text:p>675,00</text:p>
          </table:table-cell>
          <table:table-cell table:style-name="ce194"/>
          <table:table-cell office:value-type="float" office:value="-162285.17000000001" table:formula="of:=[.E1047]-[.D1047]+[.G1046]" table:style-name="ce202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247">
            <text:p>13.05.2020</text:p>
          </table:table-cell>
          <table:table-cell office:value-type="string" table:style-name="ce193">
            <text:p>Ali balcı ya nakit</text:p>
          </table:table-cell>
          <table:table-cell table:style-name="ce194"/>
          <table:table-cell office:value-type="float" office:value="2000" table:style-name="ce195">
            <text:p>2.000,00</text:p>
          </table:table-cell>
          <table:table-cell table:style-name="ce194"/>
          <table:table-cell office:value-type="float" office:value="-160285.17000000001" table:formula="of:=[.E1048]-[.D1048]+[.G1047]" table:style-name="ce20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247">
            <text:p>14.05.2020</text:p>
          </table:table-cell>
          <table:table-cell office:value-type="string" table:style-name="ce193">
            <text:p>Ali balcı dan nakit</text:p>
          </table:table-cell>
          <table:table-cell office:value-type="float" office:value="1500" table:style-name="ce194">
            <text:p>1.500,00</text:p>
          </table:table-cell>
          <table:table-cell table:style-name="ce195"/>
          <table:table-cell table:style-name="ce194"/>
          <table:table-cell office:value-type="float" office:value="-161785.17000000001" table:formula="of:=[.E1049]-[.D1049]+[.G1048]" table:style-name="ce202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Bilgisayarcı ismail Kiradan icra</text:p>
          </table:table-cell>
          <table:table-cell table:style-name="ce194"/>
          <table:table-cell office:value-type="float" office:value="3500" table:style-name="ce195">
            <text:p>3.500,00</text:p>
          </table:table-cell>
          <table:table-cell table:style-name="ce194"/>
          <table:table-cell office:value-type="float" office:value="-158285.17000000001" table:formula="of:=[.E1050]-[.D1050]+[.G1049]" table:style-name="ce202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247">
            <text:p>18.07.2020</text:p>
          </table:table-cell>
          <table:table-cell office:value-type="string" table:style-name="ce193">
            <text:p>Şafak Günesen mezar hesaba havale</text:p>
          </table:table-cell>
          <table:table-cell office:value-type="float" office:value="2000" table:style-name="ce194">
            <text:p>2.000,00</text:p>
          </table:table-cell>
          <table:table-cell table:style-name="ce195"/>
          <table:table-cell table:style-name="ce194"/>
          <table:table-cell office:value-type="float" office:value="-160285.17000000001" table:formula="of:=[.E1051]-[.D1051]+[.G1050]" table:style-name="ce20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47">
            <text:p>20.07.2020</text:p>
          </table:table-cell>
          <table:table-cell office:value-type="string" table:style-name="ce193">
            <text:p>Ali Paşa kira 2020 hacı</text:p>
          </table:table-cell>
          <table:table-cell table:style-name="ce194"/>
          <table:table-cell office:value-type="float" office:value="3775" table:style-name="ce195">
            <text:p>3.775,00</text:p>
          </table:table-cell>
          <table:table-cell table:style-name="ce194"/>
          <table:table-cell office:value-type="float" office:value="-156510.17000000001" table:formula="of:=[.E1052]-[.D1052]+[.G1051]" table:style-name="ce202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239">
            <text:p>Ali Paşa kirası senet ile Selaniğe yapıldı</text:p>
          </table:table-cell>
          <table:table-cell table:style-name="ce194"/>
          <table:table-cell table:style-name="ce195"/>
          <table:table-cell table:style-name="ce194"/>
          <table:table-cell office:value-type="float" office:value="-156510.17000000001" table:formula="of:=[.E1053]-[.D1053]+[.G1052]" table:style-name="ce202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247">
            <text:p>20.07.2020</text:p>
          </table:table-cell>
          <table:table-cell office:value-type="string" table:style-name="ce193">
            <text:p>adem kesici kira SENET İŞ 800</text:p>
          </table:table-cell>
          <table:table-cell table:style-name="ce194"/>
          <table:table-cell office:value-type="float" office:value="23000" table:style-name="ce195">
            <text:p>23.000,00</text:p>
          </table:table-cell>
          <table:table-cell table:style-name="ce194"/>
          <table:table-cell office:value-type="float" office:value="-133510.17000000001" table:formula="of:=[.E1054]-[.D1054]+[.G1053]" table:style-name="ce202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247">
            <text:p>25.07.2020</text:p>
          </table:table-cell>
          <table:table-cell office:value-type="string" table:style-name="ce193">
            <text:p>Şafak Günesen mezar hesaba havale</text:p>
          </table:table-cell>
          <table:table-cell office:value-type="float" office:value="2000" table:style-name="ce194">
            <text:p>2.000,00</text:p>
          </table:table-cell>
          <table:table-cell table:style-name="ce195"/>
          <table:table-cell table:style-name="ce194"/>
          <table:table-cell office:value-type="float" office:value="-135510.17000000001" table:formula="of:=[.E1055]-[.D1055]+[.G1054]" table:style-name="ce202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247">
            <text:p>28.07.2020</text:p>
          </table:table-cell>
          <table:table-cell office:value-type="string" table:style-name="ce193">
            <text:p>Ali Balcıya nakit<text:s text:c="2"/></text:p>
          </table:table-cell>
          <table:table-cell office:value-type="float" office:value="1000" table:style-name="ce194">
            <text:p>1.000,00</text:p>
          </table:table-cell>
          <table:table-cell table:style-name="ce195"/>
          <table:table-cell table:style-name="ce194"/>
          <table:table-cell office:value-type="float" office:value="-136510.17000000001" table:formula="of:=[.E1056]-[.D1056]+[.G1055]" table:style-name="ce202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247">
            <text:p>30.07.2020</text:p>
          </table:table-cell>
          <table:table-cell office:value-type="string" table:style-name="ce193">
            <text:p>oğuzhan türkmen kira SENET İŞ 800</text:p>
          </table:table-cell>
          <table:table-cell table:style-name="ce194"/>
          <table:table-cell office:value-type="float" office:value="17000" table:style-name="ce195">
            <text:p>17.000,00</text:p>
          </table:table-cell>
          <table:table-cell table:style-name="ce194"/>
          <table:table-cell office:value-type="float" office:value="-119510.17000000001" table:formula="of:=[.E1057]-[.D1057]+[.G1056]" table:style-name="ce202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247">
            <text:p>30.08.2020</text:p>
          </table:table-cell>
          <table:table-cell office:value-type="string" table:style-name="ce193">
            <text:p>adem kesici kira SENET İŞ 800</text:p>
          </table:table-cell>
          <table:table-cell table:style-name="ce194"/>
          <table:table-cell office:value-type="float" office:value="4500" table:style-name="ce195">
            <text:p>4.500,00</text:p>
          </table:table-cell>
          <table:table-cell table:style-name="ce194"/>
          <table:table-cell office:value-type="float" office:value="-115010.17000000001" table:formula="of:=[.E1058]-[.D1058]+[.G1057]" table:style-name="ce202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247">
            <text:p>03.09.2020</text:p>
          </table:table-cell>
          <table:table-cell office:value-type="string" table:style-name="ce193">
            <text:p>Sanayi ön beton</text:p>
          </table:table-cell>
          <table:table-cell office:value-type="float" office:value="5000" table:style-name="ce194">
            <text:p>5.000,00</text:p>
          </table:table-cell>
          <table:table-cell table:style-name="ce195"/>
          <table:table-cell table:style-name="ce194"/>
          <table:table-cell office:value-type="float" office:value="-120010.17000000001" table:formula="of:=[.E1059]-[.D1059]+[.G1058]" table:style-name="ce202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47">
            <text:p>05.09.2020</text:p>
          </table:table-cell>
          <table:table-cell office:value-type="string" table:style-name="ce193">
            <text:p>murat çalışkana nakit ödenen</text:p>
          </table:table-cell>
          <table:table-cell table:style-name="ce194"/>
          <table:table-cell office:value-type="float" office:value="4500" table:style-name="ce195">
            <text:p>4.500,00</text:p>
          </table:table-cell>
          <table:table-cell table:style-name="ce194"/>
          <table:table-cell office:value-type="float" office:value="-115510.17000000001" table:formula="of:=[.E1060]-[.D1060]+[.G1059]" table:style-name="ce202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47">
            <text:p>05.09.2020</text:p>
          </table:table-cell>
          <table:table-cell office:value-type="string" table:style-name="ce193">
            <text:p>Ali Balcı Lise Arkası Kira Geliri</text:p>
          </table:table-cell>
          <table:table-cell office:value-type="float" office:value="11000" table:style-name="ce194">
            <text:p>11.000,00</text:p>
          </table:table-cell>
          <table:table-cell table:style-name="ce195"/>
          <table:table-cell table:style-name="ce194"/>
          <table:table-cell office:value-type="float" office:value="-126510.17000000001" table:formula="of:=[.E1061]-[.D1061]+[.G1060]" table:style-name="ce202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247">
            <text:p>05.09.2020</text:p>
          </table:table-cell>
          <table:table-cell office:value-type="string" table:style-name="ce193">
            <text:p>Atila Balcı Lise Arkası Kira Geliri</text:p>
          </table:table-cell>
          <table:table-cell office:value-type="float" office:value="11000" table:style-name="ce194">
            <text:p>11.000,00</text:p>
          </table:table-cell>
          <table:table-cell table:style-name="ce195"/>
          <table:table-cell table:style-name="ce194"/>
          <table:table-cell office:value-type="float" office:value="-137510.17000000001" table:formula="of:=[.E1062]-[.D1062]+[.G1061]" table:style-name="ce20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39">
            <text:p>Lise kirası hacı hesabına yapıldı (son)</text:p>
          </table:table-cell>
          <table:table-cell table:style-name="ce194"/>
          <table:table-cell table:style-name="ce195"/>
          <table:table-cell table:style-name="ce194"/>
          <table:table-cell office:value-type="float" office:value="-137510.17000000001" table:formula="of:=[.E1063]-[.D1063]+[.G1062]" table:style-name="ce20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Demirci fahriye motorcu kapı işçiliği</text:p>
          </table:table-cell>
          <table:table-cell office:value-type="float" office:value="1500" table:style-name="ce194">
            <text:p>1.500,00</text:p>
          </table:table-cell>
          <table:table-cell table:style-name="ce195"/>
          <table:table-cell table:style-name="ce194"/>
          <table:table-cell office:value-type="float" office:value="-139010.17000000001" table:formula="of:=[.E1064]-[.D1064]+[.G1063]" table:style-name="ce202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balcıya nakit(arif ustanın dükkanda)</text:p>
          </table:table-cell>
          <table:table-cell table:style-name="ce194"/>
          <table:table-cell office:value-type="float" office:value="900" table:style-name="ce195">
            <text:p>900,00</text:p>
          </table:table-cell>
          <table:table-cell table:style-name="ce194"/>
          <table:table-cell office:value-type="float" office:value="-138110.17000000001" table:formula="of:=[.E1065]-[.D1065]+[.G1064]" table:style-name="ce202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247">
            <text:p>19.10.2020</text:p>
          </table:table-cell>
          <table:table-cell office:value-type="string" table:style-name="ce193">
            <text:p>Ali Balcıya nakit (hurdacı Ali den gelen)</text:p>
          </table:table-cell>
          <table:table-cell table:style-name="ce194"/>
          <table:table-cell office:value-type="float" office:value="20000" table:style-name="ce195">
            <text:p>20.000,00</text:p>
          </table:table-cell>
          <table:table-cell table:style-name="ce194"/>
          <table:table-cell office:value-type="float" office:value="-118110.17000000001" table:formula="of:=[.E1066]-[.D1066]+[.G1065]" table:style-name="ce20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118110.17000000001" table:formula="of:=[.E1067]-[.D1067]+[.G1066]" table:style-name="ce20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Balcıdan özer vinç vinç sökümü için</text:p>
          </table:table-cell>
          <table:table-cell office:value-type="float" office:value="1300" table:style-name="ce194">
            <text:p>1.300,00</text:p>
          </table:table-cell>
          <table:table-cell table:style-name="ce195"/>
          <table:table-cell table:style-name="ce194"/>
          <table:table-cell office:value-type="float" office:value="-119410.17000000001" table:formula="of:=[.E1068]-[.D1068]+[.G1067]" table:style-name="ce202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Balcıdan toz dolgu</text:p>
          </table:table-cell>
          <table:table-cell office:value-type="float" office:value="250" table:style-name="ce194">
            <text:p>250,00</text:p>
          </table:table-cell>
          <table:table-cell table:style-name="ce195"/>
          <table:table-cell table:style-name="ce194"/>
          <table:table-cell office:value-type="float" office:value="-119660.17000000001" table:formula="of:=[.E1069]-[.D1069]+[.G1068]" table:style-name="ce202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Balcıdan pire memete</text:p>
          </table:table-cell>
          <table:table-cell office:value-type="float" office:value="150" table:style-name="ce194">
            <text:p>150,00</text:p>
          </table:table-cell>
          <table:table-cell table:style-name="ce195"/>
          <table:table-cell table:style-name="ce194"/>
          <table:table-cell office:value-type="float" office:value="-119810.17000000001" table:formula="of:=[.E1070]-[.D1070]+[.G1069]" table:style-name="ce202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Balcıdan 36 m3 beton x 170</text:p>
          </table:table-cell>
          <table:table-cell office:value-type="float" office:value="6120" table:style-name="ce194">
            <text:p>6.120,00</text:p>
          </table:table-cell>
          <table:table-cell table:style-name="ce195"/>
          <table:table-cell table:style-name="ce194"/>
          <table:table-cell office:value-type="float" office:value="-125930.17000000001" table:formula="of:=[.E1071]-[.D1071]+[.G1070]" table:style-name="ce202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Kum 1 m3</text:p>
          </table:table-cell>
          <table:table-cell office:value-type="float" office:value="80" table:style-name="ce194">
            <text:p>80,00</text:p>
          </table:table-cell>
          <table:table-cell table:style-name="ce195"/>
          <table:table-cell table:style-name="ce194"/>
          <table:table-cell office:value-type="float" office:value="-126010.17000000001" table:formula="of:=[.E1072]-[.D1072]+[.G1071]" table:style-name="ce202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8,5 tuğla 145 ad</text:p>
          </table:table-cell>
          <table:table-cell office:value-type="float" office:value="90" table:style-name="ce194">
            <text:p>90,00</text:p>
          </table:table-cell>
          <table:table-cell table:style-name="ce195"/>
          <table:table-cell table:style-name="ce194"/>
          <table:table-cell office:value-type="float" office:value="-126100.17000000001" table:formula="of:=[.E1073]-[.D1073]+[.G1072]" table:style-name="ce202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Çimento 10 tr</text:p>
          </table:table-cell>
          <table:table-cell office:value-type="float" office:value="150" table:style-name="ce194">
            <text:p>150,00</text:p>
          </table:table-cell>
          <table:table-cell table:style-name="ce195"/>
          <table:table-cell table:style-name="ce194"/>
          <table:table-cell office:value-type="float" office:value="-126250.17000000001" table:formula="of:=[.E1074]-[.D1074]+[.G1073]" table:style-name="ce202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Kireç 5 tr</text:p>
          </table:table-cell>
          <table:table-cell office:value-type="float" office:value="30" table:style-name="ce194">
            <text:p>30,00</text:p>
          </table:table-cell>
          <table:table-cell table:style-name="ce195"/>
          <table:table-cell table:style-name="ce194"/>
          <table:table-cell office:value-type="float" office:value="-126280.17000000001" table:formula="of:=[.E1075]-[.D1075]+[.G1074]" table:style-name="ce202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yığma tuğla 720 * 0.90</text:p>
          </table:table-cell>
          <table:table-cell office:value-type="float" office:value="648" table:style-name="ce194">
            <text:p>648,00</text:p>
          </table:table-cell>
          <table:table-cell table:style-name="ce195"/>
          <table:table-cell table:style-name="ce194"/>
          <table:table-cell office:value-type="float" office:value="-126928.17000000001" table:formula="of:=[.E1076]-[.D1076]+[.G1075]" table:style-name="ce202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247">
            <text:p>25.11.2020</text:p>
          </table:table-cell>
          <table:table-cell office:value-type="string" table:style-name="ce193">
            <text:p>Muhammed 6 yevmiye</text:p>
          </table:table-cell>
          <table:table-cell office:value-type="float" office:value="600" table:style-name="ce194">
            <text:p>600,00</text:p>
          </table:table-cell>
          <table:table-cell table:style-name="ce195"/>
          <table:table-cell table:style-name="ce194"/>
          <table:table-cell office:value-type="float" office:value="-127528.17000000001" table:formula="of:=[.E1077]-[.D1077]+[.G1076]" table:style-name="ce202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247">
            <text:p>30.11.2020</text:p>
          </table:table-cell>
          <table:table-cell office:value-type="string" table:style-name="ce193">
            <text:p>çedaş sanayi borcu</text:p>
          </table:table-cell>
          <table:table-cell office:value-type="float" office:value="2824.24" table:style-name="ce194">
            <text:p>2.824,24</text:p>
          </table:table-cell>
          <table:table-cell table:style-name="ce195"/>
          <table:table-cell table:style-name="ce194"/>
          <table:table-cell office:value-type="float" office:value="-130352.41000000002" table:formula="of:=[.E1078]-[.D1078]+[.G1077]" table:style-name="ce202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çedaş için yaymazdan Ali Balcıya</text:p>
          </table:table-cell>
          <table:table-cell table:style-name="ce194"/>
          <table:table-cell office:value-type="float" office:value="800" table:style-name="ce195">
            <text:p>800,00</text:p>
          </table:table-cell>
          <table:table-cell table:style-name="ce194"/>
          <table:table-cell office:value-type="float" office:value="-129552.41000000002" table:formula="of:=[.E1079]-[.D1079]+[.G1078]" table:style-name="ce202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Ali Balcıya nakit<text:s text:c="2"/></text:p>
          </table:table-cell>
          <table:table-cell table:style-name="ce194"/>
          <table:table-cell office:value-type="float" office:value="150" table:style-name="ce195">
            <text:p>150,00</text:p>
          </table:table-cell>
          <table:table-cell table:style-name="ce194"/>
          <table:table-cell office:value-type="float" office:value="-129402.41000000002" table:formula="of:=[.E1080]-[.D1080]+[.G1079]" table:style-name="ce20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239">
            <text:p>2021 ‘e nakli yekün doğuş borçlu</text:p>
          </table:table-cell>
          <table:table-cell table:style-name="ce194"/>
          <table:table-cell table:style-name="ce195"/>
          <table:table-cell table:style-name="ce194"/>
          <table:table-cell office:value-type="float" office:value="-129402.41000000002" table:formula="of:=[.G1080]" table:style-name="ce20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table:style-name="ce239"/>
          <table:table-cell table:style-name="ce194"/>
          <table:table-cell table:style-name="ce195"/>
          <table:table-cell table:style-name="ce194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206">
            <text:p>31.12.2020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66742.240000000005" table:formula="of:=SUM([.D1041:.D1080])" table:style-name="ce208">
            <text:p>66.742,24</text:p>
          </table:table-cell>
          <table:table-cell office:value-type="float" office:value="114540" table:formula="of:=SUM([.E1041:.E1081])" table:style-name="ce209">
            <text:p>114.540,00</text:p>
          </table:table-cell>
          <table:table-cell table:style-name="ce256"/>
          <table:table-cell office:value-type="float" office:value="47797.759999999995" table:formula="of:=[.E1083]-[.D1083]" table:style-name="ce210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table:style-name="ce239"/>
          <table:table-cell table:style-name="ce194"/>
          <table:table-cell table:style-name="ce195"/>
          <table:table-cell table:style-name="ce194"/>
          <table:table-cell table:style-name="ce205"/>
          <table:table-cell table:number-columns-repeated="16377"/>
        </table:table-row>
        <table:table-row table:style-name="ro1">
          <table:table-cell/>
          <table:table-cell office:value-type="float" office:value="2021" table:style-name="ce259">
            <text:p>2021</text:p>
          </table:table-cell>
          <table:table-cell office:value-type="string" table:style-name="ce239">
            <text:p>2020 den nakli yekün doğuş borçlu</text:p>
          </table:table-cell>
          <table:table-cell table:style-name="ce254"/>
          <table:table-cell table:style-name="ce258"/>
          <table:table-cell table:style-name="ce194"/>
          <table:table-cell office:value-type="float" office:value="-129402.41000000002" table:formula="of:=[.G1081]" table:style-name="ce25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pervin ziraat kredi sigorta dask</text:p>
          </table:table-cell>
          <table:table-cell table:style-name="ce194"/>
          <table:table-cell office:value-type="float" office:value="271.42" table:style-name="ce195">
            <text:p>271,42</text:p>
          </table:table-cell>
          <table:table-cell table:style-name="ce194"/>
          <table:table-cell office:value-type="float" office:value="-129130.99000000002" table:formula="of:=[.E1086]-[.D1086]+[.G1085]" table:style-name="ce202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özel konut sigortası</text:p>
          </table:table-cell>
          <table:table-cell table:style-name="ce194"/>
          <table:table-cell office:value-type="float" office:value="188" table:style-name="ce195">
            <text:p>188,00</text:p>
          </table:table-cell>
          <table:table-cell table:style-name="ce194"/>
          <table:table-cell office:value-type="float" office:value="-128942.99000000002" table:formula="of:=[.E1087]-[.D1087]+[.G1086]" table:style-name="ce202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hayat sigortası</text:p>
          </table:table-cell>
          <table:table-cell table:style-name="ce194"/>
          <table:table-cell office:value-type="float" office:value="1231.23" table:style-name="ce195">
            <text:p>1.231,23</text:p>
          </table:table-cell>
          <table:table-cell table:style-name="ce194"/>
          <table:table-cell office:value-type="float" office:value="-127711.76000000002" table:formula="of:=[.E1088]-[.D1088]+[.G1087]" table:style-name="ce202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ye nakit</text:p>
          </table:table-cell>
          <table:table-cell table:style-name="ce194"/>
          <table:table-cell office:value-type="float" office:value="1000" table:style-name="ce195">
            <text:p>1.000,00</text:p>
          </table:table-cell>
          <table:table-cell table:style-name="ce194"/>
          <table:table-cell office:value-type="float" office:value="-126711.76000000002" table:formula="of:=[.E1089]-[.D1089]+[.G1088]" table:style-name="ce202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hızarhane yıkamadan</text:p>
          </table:table-cell>
          <table:table-cell office:value-type="float" office:value="300" table:style-name="ce194">
            <text:p>300,00</text:p>
          </table:table-cell>
          <table:table-cell table:style-name="ce195"/>
          <table:table-cell table:style-name="ce194"/>
          <table:table-cell office:value-type="float" office:value="-127011.76000000002" table:formula="of:=[.E1090]-[.D1090]+[.G1089]" table:style-name="ce202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ye nakit</text:p>
          </table:table-cell>
          <table:table-cell table:style-name="ce194"/>
          <table:table-cell office:value-type="float" office:value="100" table:style-name="ce195">
            <text:p>100,00</text:p>
          </table:table-cell>
          <table:table-cell table:style-name="ce194"/>
          <table:table-cell office:value-type="float" office:value="-126911.76000000002" table:formula="of:=[.E1091]-[.D1091]+[.G1090]" table:style-name="ce202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247">
            <text:p>25.07.2021</text:p>
          </table:table-cell>
          <table:table-cell office:value-type="string" table:style-name="ce193">
            <text:p>mustafa kaymak kira (mustafaya)</text:p>
          </table:table-cell>
          <table:table-cell table:style-name="ce194"/>
          <table:table-cell office:value-type="float" office:value="1000" table:style-name="ce195">
            <text:p>1.000,00</text:p>
          </table:table-cell>
          <table:table-cell table:style-name="ce194"/>
          <table:table-cell office:value-type="float" office:value="-125911.76000000002" table:formula="of:=[.E1092]-[.D1092]+[.G1091]" table:style-name="ce202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247">
            <text:p>05.08.2021</text:p>
          </table:table-cell>
          <table:table-cell office:value-type="string" table:style-name="ce193">
            <text:p>aliye senet için</text:p>
          </table:table-cell>
          <table:table-cell table:style-name="ce194"/>
          <table:table-cell office:value-type="float" office:value="3500" table:style-name="ce195">
            <text:p>3.500,00</text:p>
          </table:table-cell>
          <table:table-cell table:style-name="ce194"/>
          <table:table-cell office:value-type="float" office:value="-122411.76000000002" table:formula="of:=[.E1093]-[.D1093]+[.G1092]" table:style-name="ce202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247">
            <text:p>12.03.2021</text:p>
          </table:table-cell>
          <table:table-cell office:value-type="string" table:style-name="ce193">
            <text:p>forklift motorcu işçilik</text:p>
          </table:table-cell>
          <table:table-cell table:style-name="ce194"/>
          <table:table-cell office:value-type="float" office:value="1750" table:style-name="ce195">
            <text:p>1.750,00</text:p>
          </table:table-cell>
          <table:table-cell table:style-name="ce194"/>
          <table:table-cell office:value-type="float" office:value="-120661.76000000002" table:formula="of:=[.E1094]-[.D1094]+[.G1093]" table:style-name="ce202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247">
            <text:p>22.04.2021</text:p>
          </table:table-cell>
          <table:table-cell office:value-type="string" table:style-name="ce193">
            <text:p>forklift hararret saati</text:p>
          </table:table-cell>
          <table:table-cell table:style-name="ce194"/>
          <table:table-cell office:value-type="float" office:value="211" table:style-name="ce195">
            <text:p>211,00</text:p>
          </table:table-cell>
          <table:table-cell table:style-name="ce194"/>
          <table:table-cell office:value-type="float" office:value="-120450.76000000002" table:formula="of:=[.E1095]-[.D1095]+[.G1094]" table:style-name="ce202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247">
            <text:p>29.04.2021</text:p>
          </table:table-cell>
          <table:table-cell office:value-type="string" table:style-name="ce193">
            <text:p>hızarhane yıkamadan</text:p>
          </table:table-cell>
          <table:table-cell office:value-type="float" office:value="300" table:style-name="ce194">
            <text:p>300,00</text:p>
          </table:table-cell>
          <table:table-cell table:style-name="ce195"/>
          <table:table-cell table:style-name="ce194"/>
          <table:table-cell office:value-type="float" office:value="-120750.76000000002" table:formula="of:=[.E1096]-[.D1096]+[.G1095]" table:style-name="ce202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tilaya</text:p>
          </table:table-cell>
          <table:table-cell table:style-name="ce194"/>
          <table:table-cell office:value-type="float" office:value="300" table:style-name="ce195">
            <text:p>300,00</text:p>
          </table:table-cell>
          <table:table-cell table:style-name="ce194"/>
          <table:table-cell office:value-type="float" office:value="-120450.76000000002" table:formula="of:=[.E1097]-[.D1097]+[.G1096]" table:style-name="ce202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 Paşa kira 2021 hacı</text:p>
          </table:table-cell>
          <table:table-cell table:style-name="ce194"/>
          <table:table-cell office:value-type="float" office:value="3799.55" table:style-name="ce195">
            <text:p>3.799,55</text:p>
          </table:table-cell>
          <table:table-cell table:style-name="ce194"/>
          <table:table-cell office:value-type="float" office:value="-116651.21000000002" table:formula="of:=[.E1098]-[.D1098]+[.G1097]" table:style-name="ce202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39">
            <text:p>Ali Paşa kirası Atila Balcı hesabına yapıldı</text:p>
          </table:table-cell>
          <table:table-cell table:style-name="ce194"/>
          <table:table-cell table:style-name="ce195"/>
          <table:table-cell table:style-name="ce194"/>
          <table:table-cell office:value-type="float" office:value="-116651.21000000002" table:formula="of:=[.E1099]-[.D1099]+[.G1098]" table:style-name="ce202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247">
            <text:p>05.09.2021</text:p>
          </table:table-cell>
          <table:table-cell office:value-type="string" table:style-name="ce193">
            <text:p>Lise Kira 2021 <text:s/>hacı – ayşe</text:p>
          </table:table-cell>
          <table:table-cell table:style-name="ce194"/>
          <table:table-cell office:value-type="float" office:value="26000" table:style-name="ce195">
            <text:p>26.000,00</text:p>
          </table:table-cell>
          <table:table-cell table:style-name="ce194"/>
          <table:table-cell office:value-type="float" office:value="-90651.210000000021" table:formula="of:=[.E1100]-[.D1100]+[.G1099]" table:style-name="ce202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Lise kiradan ali balcıdan</text:p>
          </table:table-cell>
          <table:table-cell office:value-type="float" office:value="25000" table:style-name="ce194">
            <text:p>25.000,00</text:p>
          </table:table-cell>
          <table:table-cell table:style-name="ce195"/>
          <table:table-cell table:style-name="ce194"/>
          <table:table-cell office:value-type="float" office:value="-115651.21000000002" table:formula="of:=[.E1101]-[.D1101]+[.G1100]" table:style-name="ce202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39">
            <text:p>Lise kirası Ali Balcı hesabına yapıldı</text:p>
          </table:table-cell>
          <table:table-cell table:style-name="ce194"/>
          <table:table-cell table:style-name="ce195"/>
          <table:table-cell table:style-name="ce194"/>
          <table:table-cell office:value-type="float" office:value="-115651.21000000002" table:formula="of:=[.E1102]-[.D1102]+[.G1101]" table:style-name="ce202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247">
            <text:p>08.09.2021</text:p>
          </table:table-cell>
          <table:table-cell office:value-type="string" table:style-name="ce193">
            <text:p>Hvavale 356 yapı denetim</text:p>
          </table:table-cell>
          <table:table-cell table:style-name="ce194"/>
          <table:table-cell office:value-type="float" office:value="6250" table:style-name="ce195">
            <text:p>6.250,00</text:p>
          </table:table-cell>
          <table:table-cell table:style-name="ce194"/>
          <table:table-cell office:value-type="float" office:value="-109401.21000000002" table:formula="of:=[.E1103]-[.D1103]+[.G1102]" table:style-name="ce202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den nakit</text:p>
          </table:table-cell>
          <table:table-cell office:value-type="float" office:value="3600" table:style-name="ce194">
            <text:p>3.600,00</text:p>
          </table:table-cell>
          <table:table-cell table:style-name="ce195"/>
          <table:table-cell table:style-name="ce194"/>
          <table:table-cell office:value-type="float" office:value="-113001.21000000002" table:formula="of:=[.E1104]-[.D1104]+[.G1103]" table:style-name="ce202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SnE kapı için niğdeliden alınan</text:p>
          </table:table-cell>
          <table:table-cell office:value-type="float" office:value="2885" table:style-name="ce194">
            <text:p>2.885,00</text:p>
          </table:table-cell>
          <table:table-cell table:style-name="ce195"/>
          <table:table-cell table:style-name="ce194"/>
          <table:table-cell office:value-type="float" office:value="-115886.21000000002" table:formula="of:=[.E1105]-[.D1105]+[.G1104]" table:style-name="ce202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SnE kapı için niğdeliden alınan</text:p>
          </table:table-cell>
          <table:table-cell office:value-type="float" office:value="90" table:style-name="ce194">
            <text:p>90,00</text:p>
          </table:table-cell>
          <table:table-cell table:style-name="ce195"/>
          <table:table-cell table:style-name="ce194"/>
          <table:table-cell office:value-type="float" office:value="-115976.21000000002" table:formula="of:=[.E1106]-[.D1106]+[.G1105]" table:style-name="ce202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nin ödediği aksoy alçıpan</text:p>
          </table:table-cell>
          <table:table-cell office:value-type="float" office:value="1670" table:style-name="ce194">
            <text:p>1.670,00</text:p>
          </table:table-cell>
          <table:table-cell table:style-name="ce195"/>
          <table:table-cell table:style-name="ce194"/>
          <table:table-cell office:value-type="float" office:value="-117646.21000000002" table:formula="of:=[.E1107]-[.D1107]+[.G1106]" table:style-name="ce202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erbaadan tuğla 3360 ad * 0,9 TL</text:p>
          </table:table-cell>
          <table:table-cell office:value-type="float" office:value="3024" table:style-name="ce194">
            <text:p>3.024,00</text:p>
          </table:table-cell>
          <table:table-cell table:style-name="ce195"/>
          <table:table-cell table:style-name="ce194"/>
          <table:table-cell office:value-type="float" office:value="-120670.21000000002" table:formula="of:=[.E1108]-[.D1108]+[.G1107]" table:style-name="ce20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14 palet * 240 ad/plt = 3360 ad (135 m2)</text:p>
          </table:table-cell>
          <table:table-cell table:style-name="ce194"/>
          <table:table-cell table:style-name="ce195"/>
          <table:table-cell table:style-name="ce194"/>
          <table:table-cell office:value-type="float" office:value="-120670.21000000002" table:formula="of:=[.E1109]-[.D1109]+[.G1108]" table:style-name="ce20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Forklift ekmekçioğlu rady. Hortumu</text:p>
          </table:table-cell>
          <table:table-cell table:style-name="ce194"/>
          <table:table-cell office:value-type="float" office:value="170" table:style-name="ce195">
            <text:p>170,00</text:p>
          </table:table-cell>
          <table:table-cell table:style-name="ce194"/>
          <table:table-cell office:value-type="float" office:value="-120500.21000000002" table:formula="of:=[.E1110]-[.D1110]+[.G1109]" table:style-name="ce202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ye elden</text:p>
          </table:table-cell>
          <table:table-cell table:style-name="ce194"/>
          <table:table-cell office:value-type="float" office:value="50" table:style-name="ce195">
            <text:p>50,00</text:p>
          </table:table-cell>
          <table:table-cell table:style-name="ce194"/>
          <table:table-cell office:value-type="float" office:value="-120450.21000000002" table:formula="of:=[.E1111]-[.D1111]+[.G1110]" table:style-name="ce202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247">
            <text:p>30.09.2021</text:p>
          </table:table-cell>
          <table:table-cell office:value-type="string" table:style-name="ce193">
            <text:p>Balmere havale</text:p>
          </table:table-cell>
          <table:table-cell table:style-name="ce194"/>
          <table:table-cell office:value-type="float" office:value="1500" table:style-name="ce195">
            <text:p>1.500,00</text:p>
          </table:table-cell>
          <table:table-cell table:style-name="ce194"/>
          <table:table-cell office:value-type="float" office:value="-118950.21000000002" table:formula="of:=[.E1112]-[.D1112]+[.G1111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60">
            <text:p>balkabağı malzeme 5607 TL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3]-[.D1113]+[.G1112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103,5 m2 xps levha <text:s/>x 35 <text:s text:c="9"/>3622,5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4]-[.D1114]+[.G1113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560 adet 12 cm dübel x 0,45 <text:s text:c="6"/>252,0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5]-[.D1115]+[.G1114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1 top file <text:s text:c="36"/>175,0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6]-[.D1116]+[.G1115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2 top pex boru 200 x 5 <text:s text:c="13"/>1000,0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7]-[.D1117]+[.G1116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500 ad pex dübel <text:s text:c="23"/>150,00<text:s text:c="3"/>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8]-[.D1118]+[.G1117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15 ad L <text:s text:c="39"/>30,00<text:s text:c="4"/>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19]-[.D1119]+[.G1118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27 ad 60x60 karolam x 14 <text:s text:c="10"/>378,00<text:s text:c="5"/>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0]-[.D1120]+[.G1119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60">
            <text:p>balkabağı işçilik <text:s/>3082 TL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1]-[.D1121]+[.G1120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Tuğla 56 mx2,25 = 126 m2 x15 TL 169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2]-[.D1122]+[.G1121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Tuğla <text:s text:c="2"/>6 mx 0,8 = 4,8 m2 x15 TL <text:s text:c="5"/>72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3]-[.D1123]+[.G1122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Tuğla duvar 6 mx 0,5 = 3,0 m2 (pire)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4]-[.D1124]+[.G1123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21 m2 seramik x 20 <text:s text:c="23"/>42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5]-[.D1125]+[.G1124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35 m2 mermer kapı önü <text:s text:c="17"/>700</text:p>
          </table:table-cell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6]-[.D1126]+[.G1125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47">
            <text:p>05.10.2021</text:p>
          </table:table-cell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118950.21000000002" table:formula="of:=[.E1127]-[.D1127]+[.G1126]" table:style-name="ce20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247">
            <text:p>05.10.2021</text:p>
          </table:table-cell>
          <table:table-cell office:value-type="string" table:style-name="ce239">
            <text:p>mesut deliduman kira senet 30-10-2021</text:p>
          </table:table-cell>
          <table:table-cell table:style-name="ce194"/>
          <table:table-cell office:value-type="float" office:value="14400" table:style-name="ce233">
            <text:p>14.400,00</text:p>
          </table:table-cell>
          <table:table-cell table:style-name="ce194"/>
          <table:table-cell office:value-type="float" office:value="-104550.21000000002" table:formula="of:=[.E1128]-[.D1128]+[.G1127]" table:style-name="ce202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247">
            <text:p>20.10.2021</text:p>
          </table:table-cell>
          <table:table-cell office:value-type="string" table:style-name="ce193">
            <text:p>ilhan balcıdan alınan 2 adet su sayacı</text:p>
          </table:table-cell>
          <table:table-cell office:value-type="float" office:value="100" table:style-name="ce194">
            <text:p>100,00</text:p>
          </table:table-cell>
          <table:table-cell table:style-name="ce195"/>
          <table:table-cell table:style-name="ce194"/>
          <table:table-cell office:value-type="float" office:value="-104650.21000000002" table:formula="of:=[.E1129]-[.D1129]+[.G1128]" table:style-name="ce202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ilhan balcıdan alınan 2 adet sayac rekoru</text:p>
          </table:table-cell>
          <table:table-cell office:value-type="float" office:value="20" table:style-name="ce194">
            <text:p>20,00</text:p>
          </table:table-cell>
          <table:table-cell table:style-name="ce195"/>
          <table:table-cell table:style-name="ce194"/>
          <table:table-cell office:value-type="float" office:value="-104670.21000000002" table:formula="of:=[.E1130]-[.D1130]+[.G1129]" table:style-name="ce202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104670.21000000002" table:formula="of:=[.E1131]-[.D1131]+[.G1130]" table:style-name="ce202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247">
            <text:p>25.10.2021</text:p>
          </table:table-cell>
          <table:table-cell office:value-type="string" table:style-name="ce193">
            <text:p>Hacıdan ziraate kredi için yatan</text:p>
          </table:table-cell>
          <table:table-cell table:style-name="ce194"/>
          <table:table-cell office:value-type="float" office:value="40000" table:style-name="ce195">
            <text:p>40.000,00</text:p>
          </table:table-cell>
          <table:table-cell table:style-name="ce194"/>
          <table:table-cell office:value-type="float" office:value="-64670.210000000021" table:formula="of:=[.E1132]-[.D1132]+[.G1131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eski kredi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3]-[.D1133]+[.G1132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Toplam <text:s/>kalan <text:s text:c="22"/>265 881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4]-[.D1134]+[.G1133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ra Ödeme <text:s text:c="30"/>40 000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5]-[.D1135]+[.G1134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Yeni hesap <text:s text:c="27"/>190 140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6]-[.D1136]+[.G1135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Fark <text:s text:c="10"/>265 – 190 = 75 000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7]-[.D1137]+[.G1136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Ödenmeyen fark faiz 75 - 40 =<text:s/><text:span text:style-name="T3">35 000</text:span></text:p>
          </table:table-cell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8]-[.D1138]+[.G1137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64670.210000000021" table:formula="of:=[.E1139]-[.D1139]+[.G1138]" table:style-name="ce20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elektrik abonesi için elk. nuha ödenen</text:p>
          </table:table-cell>
          <table:table-cell office:value-type="float" office:value="3000" table:style-name="ce194">
            <text:p>3.000,00</text:p>
          </table:table-cell>
          <table:table-cell table:style-name="ce195"/>
          <table:table-cell table:style-name="ce194"/>
          <table:table-cell office:value-type="float" office:value="-67670.210000000021" table:formula="of:=[.E1140]-[.D1140]+[.G1139]" table:style-name="ce202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06 yb 1397 mtv 1</text:p>
          </table:table-cell>
          <table:table-cell table:style-name="ce194"/>
          <table:table-cell office:value-type="float" office:value="281" table:style-name="ce195">
            <text:p>281,00</text:p>
          </table:table-cell>
          <table:table-cell table:style-name="ce194"/>
          <table:table-cell office:value-type="float" office:value="-67389.210000000021" table:formula="of:=[.E1141]-[.D1141]+[.G1140]" table:style-name="ce202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06 yb 1397 mtv 2</text:p>
          </table:table-cell>
          <table:table-cell table:style-name="ce194"/>
          <table:table-cell office:value-type="float" office:value="282" table:style-name="ce195">
            <text:p>282,00</text:p>
          </table:table-cell>
          <table:table-cell table:style-name="ce194"/>
          <table:table-cell office:value-type="float" office:value="-67107.210000000021" table:formula="of:=[.E1142]-[.D1142]+[.G1141]" table:style-name="ce202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247">
            <text:p>30.10.2021</text:p>
          </table:table-cell>
          <table:table-cell office:value-type="string" table:style-name="ce239">
            <text:p>Mesutun 14400 senedi ÖDENMEDİ</text:p>
          </table:table-cell>
          <table:table-cell office:value-type="float" office:value="14400" table:style-name="ce254">
            <text:p>14.400,00</text:p>
          </table:table-cell>
          <table:table-cell table:style-name="ce195"/>
          <table:table-cell table:style-name="ce194"/>
          <table:table-cell office:value-type="float" office:value="-81507.210000000021" table:formula="of:=[.E1143]-[.D1143]+[.G1142]" table:style-name="ce202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247">
            <text:p>01.10.2021</text:p>
          </table:table-cell>
          <table:table-cell office:value-type="string" table:style-name="ce193">
            <text:p>hurdacı aliye satılan motor 330 kg* 4 TL</text:p>
          </table:table-cell>
          <table:table-cell office:value-type="float" office:value="1320" table:style-name="ce194">
            <text:p>1.320,00</text:p>
          </table:table-cell>
          <table:table-cell table:style-name="ce195"/>
          <table:table-cell table:style-name="ce194"/>
          <table:table-cell office:value-type="float" office:value="-82827.210000000021" table:formula="of:=[.E1144]-[.D1144]+[.G1143]" table:style-name="ce202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247">
            <text:p>08.11.2021</text:p>
          </table:table-cell>
          <table:table-cell office:value-type="string" table:style-name="ce193">
            <text:p>zaza orhana verilen</text:p>
          </table:table-cell>
          <table:table-cell table:style-name="ce194"/>
          <table:table-cell office:value-type="float" office:value="200" table:style-name="ce195">
            <text:p>200,00</text:p>
          </table:table-cell>
          <table:table-cell table:style-name="ce194"/>
          <table:table-cell office:value-type="float" office:value="-82627.210000000021" table:formula="of:=[.E1145]-[.D1145]+[.G1144]" table:style-name="ce20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elektrikçi tacettinden alınan</text:p>
          </table:table-cell>
          <table:table-cell table:style-name="ce194"/>
          <table:table-cell table:style-name="ce195"/>
          <table:table-cell table:style-name="ce194"/>
          <table:table-cell office:value-type="float" office:value="-82627.210000000021" table:formula="of:=[.E1146]-[.D1146]+[.G1145]" table:style-name="ce20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3 ad bant led lamba * 30</text:p>
          </table:table-cell>
          <table:table-cell office:value-type="float" office:value="90" table:style-name="ce194">
            <text:p>90,00</text:p>
          </table:table-cell>
          <table:table-cell table:style-name="ce195"/>
          <table:table-cell table:style-name="ce194"/>
          <table:table-cell office:value-type="float" office:value="-82717.210000000021" table:formula="of:=[.E1147]-[.D1147]+[.G1146]" table:style-name="ce202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100 mt 0,75 kablo * 2</text:p>
          </table:table-cell>
          <table:table-cell office:value-type="float" office:value="200" table:style-name="ce194">
            <text:p>200,00</text:p>
          </table:table-cell>
          <table:table-cell table:style-name="ce195"/>
          <table:table-cell table:style-name="ce194"/>
          <table:table-cell office:value-type="float" office:value="-82917.210000000021" table:formula="of:=[.E1148]-[.D1148]+[.G1147]" table:style-name="ce202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2 ad grup priz (2 x220 – 1x380) * 45</text:p>
          </table:table-cell>
          <table:table-cell office:value-type="float" office:value="50" table:style-name="ce194">
            <text:p>50,00</text:p>
          </table:table-cell>
          <table:table-cell table:style-name="ce195"/>
          <table:table-cell table:style-name="ce194"/>
          <table:table-cell office:value-type="float" office:value="-82967.210000000021" table:formula="of:=[.E1149]-[.D1149]+[.G1148]" table:style-name="ce202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1 ad 380 tek priz *25</text:p>
          </table:table-cell>
          <table:table-cell office:value-type="float" office:value="25" table:style-name="ce194">
            <text:p>25,00</text:p>
          </table:table-cell>
          <table:table-cell table:style-name="ce195"/>
          <table:table-cell table:style-name="ce194"/>
          <table:table-cell office:value-type="float" office:value="-82992.210000000021" table:formula="of:=[.E1150]-[.D1150]+[.G1149]" table:style-name="ce202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4 ad 380 erkek fiş *15</text:p>
          </table:table-cell>
          <table:table-cell office:value-type="float" office:value="15" table:style-name="ce194">
            <text:p>15,00</text:p>
          </table:table-cell>
          <table:table-cell table:style-name="ce195"/>
          <table:table-cell table:style-name="ce194"/>
          <table:table-cell office:value-type="float" office:value="-83007.210000000021" table:formula="of:=[.E1151]-[.D1151]+[.G1150]" table:style-name="ce202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table:style-name="ce193">
            <text:p>3 ad sıva üstü anahtar * 15</text:p>
          </table:table-cell>
          <table:table-cell office:value-type="float" office:value="45" table:style-name="ce194">
            <text:p>45,00</text:p>
          </table:table-cell>
          <table:table-cell table:style-name="ce195"/>
          <table:table-cell table:style-name="ce194"/>
          <table:table-cell office:value-type="float" office:value="-83052.210000000021" table:formula="of:=[.E1152]-[.D1152]+[.G1151]" table:style-name="ce202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247">
            <text:p>09.11.2021</text:p>
          </table:table-cell>
          <table:table-cell office:value-type="string" table:style-name="ce193">
            <text:p>ilhan balcıdan alınan 3 adet 40x50 lvb</text:p>
          </table:table-cell>
          <table:table-cell office:value-type="float" office:value="330" table:style-name="ce194">
            <text:p>330,00</text:p>
          </table:table-cell>
          <table:table-cell table:style-name="ce195"/>
          <table:table-cell table:style-name="ce194"/>
          <table:table-cell office:value-type="float" office:value="-83382.210000000021" table:formula="of:=[.E1153]-[.D1153]+[.G1152]" table:style-name="ce20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247">
            <text:p>10.11.2021</text:p>
          </table:table-cell>
          <table:table-cell office:value-type="string" table:style-name="ce193">
            <text:p>elektrikçi nuhtan alınan mlzm ben ödedim</text:p>
          </table:table-cell>
          <table:table-cell table:style-name="ce194"/>
          <table:table-cell table:style-name="ce195"/>
          <table:table-cell table:style-name="ce194"/>
          <table:table-cell office:value-type="float" office:value="-83382.210000000021" table:formula="of:=[.E1154]-[.D1154]+[.G1153]" table:style-name="ce20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83382.210000000021" table:formula="of:=[.E1155]-[.D1155]+[.G1154]" table:style-name="ce20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261">
            <text:p>2021</text:p>
          </table:table-cell>
          <table:table-cell office:value-type="string" table:style-name="ce239">
            <text:p>2022 ye nakli yekün doğuş borçlu</text:p>
          </table:table-cell>
          <table:table-cell table:style-name="ce194"/>
          <table:table-cell table:style-name="ce195"/>
          <table:table-cell table:style-name="ce194"/>
          <table:table-cell office:value-type="float" office:value="-83382.210000000021" table:formula="of:=[.E1156]-[.D1156]+[.G1155]" table:style-name="ce20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table:style-name="ce202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206">
            <text:p>31.12.2021</text:p>
          </table:table-cell>
          <table:table-cell office:value-type="string" table:style-name="ce207">
            <text:p>YILİÇİ <text:s/>TOPLAMI DĞŞ ALACAKLI</text:p>
          </table:table-cell>
          <table:table-cell office:value-type="float" office:value="56464" table:formula="of:=SUM([.D1085:.D1157])" table:style-name="ce208">
            <text:p>56.464,00</text:p>
          </table:table-cell>
          <table:table-cell office:value-type="float" office:value="102484.2" table:formula="of:=SUM([.E1085:.E1155])" table:style-name="ce209">
            <text:p>102.484,20</text:p>
          </table:table-cell>
          <table:table-cell table:style-name="ce256"/>
          <table:table-cell office:value-type="float" office:value="46020.2" table:formula="of:=[.E1158]-[.D1158]" table:style-name="ce21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7"/>
          <table:table-cell table:style-name="ce202"/>
          <table:table-cell table:style-name="ce203"/>
          <table:table-cell table:style-name="ce205"/>
          <table:table-cell table:style-name="ce202"/>
          <table:table-cell table:number-columns-repeated="16377"/>
        </table:table-row>
        <table:table-row table:style-name="ro1">
          <table:table-cell/>
          <table:table-cell office:value-type="float" office:value="2022" table:style-name="ce262">
            <text:p>2022</text:p>
          </table:table-cell>
          <table:table-cell office:value-type="string" table:style-name="ce239">
            <text:p>2021 den nakli yekün doğuş borçlu</text:p>
          </table:table-cell>
          <table:table-cell table:style-name="ce254"/>
          <table:table-cell table:style-name="ce258"/>
          <table:table-cell table:style-name="ce194"/>
          <table:table-cell office:value-type="float" office:value="-83382.210000000021" table:formula="of:=[.G1156]" table:style-name="ce20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47">
            <text:p>30.01.2022</text:p>
          </table:table-cell>
          <table:table-cell office:value-type="string" table:style-name="ce193">
            <text:p>Bilgisayar</text:p>
          </table:table-cell>
          <table:table-cell table:style-name="ce194"/>
          <table:table-cell office:value-type="float" office:value="5700" table:style-name="ce195">
            <text:p>5.700,00</text:p>
          </table:table-cell>
          <table:table-cell table:style-name="ce194"/>
          <table:table-cell office:value-type="float" office:value="-77682.210000000021" table:formula="of:=[.E1161]-[.D1161]+[.G1160]" table:style-name="ce202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247">
            <text:p>30.01.2022</text:p>
          </table:table-cell>
          <table:table-cell office:value-type="string" table:style-name="ce193">
            <text:p>Toyota MTV</text:p>
          </table:table-cell>
          <table:table-cell table:style-name="ce194"/>
          <table:table-cell office:value-type="float" office:value="388" table:style-name="ce195">
            <text:p>388,00</text:p>
          </table:table-cell>
          <table:table-cell table:style-name="ce194"/>
          <table:table-cell office:value-type="float" office:value="-77294.210000000021" table:formula="of:=[.E1162]-[.D1162]+[.G1161]" table:style-name="ce202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247">
            <text:p>11.02.2022</text:p>
          </table:table-cell>
          <table:table-cell office:value-type="string" table:style-name="ce193">
            <text:p>Hurdacı Aliden elektrik ödemesi must</text:p>
          </table:table-cell>
          <table:table-cell table:style-name="ce194"/>
          <table:table-cell office:value-type="float" office:value="1490" table:style-name="ce195">
            <text:p>1.490,00</text:p>
          </table:table-cell>
          <table:table-cell table:style-name="ce194"/>
          <table:table-cell office:value-type="float" office:value="-75804.210000000021" table:formula="of:=[.E1163]-[.D1163]+[.G1162]" table:style-name="ce202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247">
            <text:p>28.02.2022</text:p>
          </table:table-cell>
          <table:table-cell office:value-type="string" table:style-name="ce193">
            <text:p>Çorum kompressor KK</text:p>
          </table:table-cell>
          <table:table-cell table:style-name="ce194"/>
          <table:table-cell office:value-type="float" office:value="3270" table:style-name="ce195">
            <text:p>3.270,00</text:p>
          </table:table-cell>
          <table:table-cell table:style-name="ce194"/>
          <table:table-cell office:value-type="float" office:value="-72534.210000000021" table:formula="of:=[.E1164]-[.D1164]+[.G1163]" table:style-name="ce202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247">
            <text:p>25.03.2022</text:p>
          </table:table-cell>
          <table:table-cell office:value-type="string" table:style-name="ce193">
            <text:p>afrikalı işçi (mustafa)</text:p>
          </table:table-cell>
          <table:table-cell table:style-name="ce194"/>
          <table:table-cell office:value-type="float" office:value="2250" table:style-name="ce195">
            <text:p>2.250,00</text:p>
          </table:table-cell>
          <table:table-cell table:style-name="ce194"/>
          <table:table-cell office:value-type="float" office:value="-70284.210000000021" table:formula="of:=[.E1165]-[.D1165]+[.G1164]" table:style-name="ce202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247">
            <text:p>27.03.2022</text:p>
          </table:table-cell>
          <table:table-cell office:value-type="string" table:style-name="ce193">
            <text:p>orhan</text:p>
          </table:table-cell>
          <table:table-cell table:style-name="ce194"/>
          <table:table-cell office:value-type="float" office:value="200" table:style-name="ce195">
            <text:p>200,00</text:p>
          </table:table-cell>
          <table:table-cell table:style-name="ce194"/>
          <table:table-cell office:value-type="float" office:value="-70084.210000000021" table:formula="of:=[.E1166]-[.D1166]+[.G1165]" table:style-name="ce202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247">
            <text:p>01.05.2022</text:p>
          </table:table-cell>
          <table:table-cell office:value-type="string" table:style-name="ce239">
            <text:p>Caymaz-&gt; Atila</text:p>
          </table:table-cell>
          <table:table-cell table:style-name="ce194"/>
          <table:table-cell office:value-type="float" office:value="8000" table:style-name="ce195">
            <text:p>8.000,00</text:p>
          </table:table-cell>
          <table:table-cell table:style-name="ce194"/>
          <table:table-cell office:value-type="float" office:value="-62084.210000000021" table:formula="of:=[.E1167]-[.D1167]+[.G1166]" table:style-name="ce202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247">
            <text:p>05.05.2022</text:p>
          </table:table-cell>
          <table:table-cell office:value-type="string" table:style-name="ce193">
            <text:p>Aliye kasadan</text:p>
          </table:table-cell>
          <table:table-cell table:style-name="ce194"/>
          <table:table-cell office:value-type="float" office:value="1500" table:style-name="ce195">
            <text:p>1.500,00</text:p>
          </table:table-cell>
          <table:table-cell table:style-name="ce194"/>
          <table:table-cell office:value-type="float" office:value="-60584.210000000021" table:formula="of:=[.E1168]-[.D1168]+[.G1167]" table:style-name="ce202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247">
            <text:p>15.05.2022</text:p>
          </table:table-cell>
          <table:table-cell office:value-type="string" table:style-name="ce193">
            <text:p>irfan soylu çek</text:p>
          </table:table-cell>
          <table:table-cell office:value-type="float" office:value="18000" table:style-name="ce194">
            <text:p>18.000,00</text:p>
          </table:table-cell>
          <table:table-cell table:style-name="ce195"/>
          <table:table-cell table:style-name="ce194"/>
          <table:table-cell office:value-type="float" office:value="-78584.210000000021" table:formula="of:=[.E1169]-[.D1169]+[.G1168]" table:style-name="ce202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ziraat kredi mayıs</text:p>
          </table:table-cell>
          <table:table-cell table:style-name="ce194"/>
          <table:table-cell office:value-type="float" office:value="3490" table:style-name="ce195">
            <text:p>3.490,00</text:p>
          </table:table-cell>
          <table:table-cell table:style-name="ce194"/>
          <table:table-cell office:value-type="float" office:value="-75094.210000000021" table:formula="of:=[.E1170]-[.D1170]+[.G1169]" table:style-name="ce202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halk kredi</text:p>
          </table:table-cell>
          <table:table-cell table:style-name="ce194"/>
          <table:table-cell office:value-type="float" office:value="11049" table:style-name="ce195">
            <text:p>11.049,00</text:p>
          </table:table-cell>
          <table:table-cell table:style-name="ce194"/>
          <table:table-cell office:value-type="float" office:value="-64045.210000000021" table:formula="of:=[.E1171]-[.D1171]+[.G1170]" table:style-name="ce202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ye fabrikada elden</text:p>
          </table:table-cell>
          <table:table-cell table:style-name="ce194"/>
          <table:table-cell office:value-type="float" office:value="700" table:style-name="ce195">
            <text:p>700,00</text:p>
          </table:table-cell>
          <table:table-cell table:style-name="ce194"/>
          <table:table-cell office:value-type="float" office:value="-63345.210000000021" table:formula="of:=[.E1172]-[.D1172]+[.G1171]" table:style-name="ce202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39">
            <text:p>Caymaz –&gt; Atila</text:p>
          </table:table-cell>
          <table:table-cell table:style-name="ce194"/>
          <table:table-cell office:value-type="float" office:value="12000" table:style-name="ce195">
            <text:p>12.000,00</text:p>
          </table:table-cell>
          <table:table-cell table:style-name="ce194"/>
          <table:table-cell office:value-type="float" office:value="-51345.210000000021" table:formula="of:=[.E1173]-[.D1173]+[.G1172]" table:style-name="ce202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247">
            <text:p>17.05.2022</text:p>
          </table:table-cell>
          <table:table-cell office:value-type="string" table:style-name="ce193">
            <text:p>Aliden Çek (Balmer-&gt;Soytuğ 21-5-2022)</text:p>
          </table:table-cell>
          <table:table-cell office:value-type="float" office:value="24000" table:style-name="ce194">
            <text:p>24.000,00</text:p>
          </table:table-cell>
          <table:table-cell table:style-name="ce195"/>
          <table:table-cell table:style-name="ce194"/>
          <table:table-cell office:value-type="float" office:value="-75345.210000000021" table:formula="of:=[.E1174]-[.D1174]+[.G1173]" table:style-name="ce202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Vakıf Atila KK asgari</text:p>
          </table:table-cell>
          <table:table-cell table:style-name="ce194"/>
          <table:table-cell office:value-type="float" office:value="1972" table:style-name="ce195">
            <text:p>1.972,00</text:p>
          </table:table-cell>
          <table:table-cell table:style-name="ce194"/>
          <table:table-cell office:value-type="float" office:value="-73373.210000000021" table:formula="of:=[.E1175]-[.D1175]+[.G1174]" table:style-name="ce202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Vakıf Ali KK asgari</text:p>
          </table:table-cell>
          <table:table-cell table:style-name="ce194"/>
          <table:table-cell office:value-type="float" office:value="758" table:style-name="ce195">
            <text:p>758,00</text:p>
          </table:table-cell>
          <table:table-cell table:style-name="ce194"/>
          <table:table-cell office:value-type="float" office:value="-72615.210000000021" table:formula="of:=[.E1176]-[.D1176]+[.G1175]" table:style-name="ce202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Vakıf BALMER KMH hesaba yatan</text:p>
          </table:table-cell>
          <table:table-cell table:style-name="ce194"/>
          <table:table-cell office:value-type="float" office:value="6770" table:style-name="ce195">
            <text:p>6.770,00</text:p>
          </table:table-cell>
          <table:table-cell table:style-name="ce194"/>
          <table:table-cell office:value-type="float" office:value="-65845.210000000021" table:formula="of:=[.E1177]-[.D1177]+[.G1176]" table:style-name="ce202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Aliye elden</text:p>
          </table:table-cell>
          <table:table-cell table:style-name="ce194"/>
          <table:table-cell office:value-type="float" office:value="15000" table:style-name="ce195">
            <text:p>15.000,00</text:p>
          </table:table-cell>
          <table:table-cell table:style-name="ce194"/>
          <table:table-cell office:value-type="float" office:value="-50845.210000000021" table:formula="of:=[.E1178]-[.D1178]+[.G1177]" table:style-name="ce202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239">
            <text:p>Caymaz –&gt; Atila</text:p>
          </table:table-cell>
          <table:table-cell table:style-name="ce194"/>
          <table:table-cell office:value-type="float" office:value="10000" table:style-name="ce195">
            <text:p>10.000,00</text:p>
          </table:table-cell>
          <table:table-cell table:style-name="ce194"/>
          <table:table-cell office:value-type="float" office:value="-40845.210000000021" table:formula="of:=[.E1179]-[.D1179]+[.G1178]" table:style-name="ce202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247">
            <text:p>20.06.2022</text:p>
          </table:table-cell>
          <table:table-cell office:value-type="string" table:style-name="ce193">
            <text:p>Benzin-gaz-mazot jip-transit</text:p>
          </table:table-cell>
          <table:table-cell table:style-name="ce194"/>
          <table:table-cell office:value-type="float" office:value="800" table:style-name="ce195">
            <text:p>800,00</text:p>
          </table:table-cell>
          <table:table-cell table:style-name="ce194"/>
          <table:table-cell office:value-type="float" office:value="-40045.210000000021" table:formula="of:=[.E1180]-[.D1180]+[.G1179]" table:style-name="ce202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247">
            <text:p>30.06.2022</text:p>
          </table:table-cell>
          <table:table-cell office:value-type="string" table:style-name="ce193">
            <text:p>Ali Paşa kira 2022 hacı</text:p>
          </table:table-cell>
          <table:table-cell table:style-name="ce194"/>
          <table:table-cell office:value-type="float" office:value="6500" table:style-name="ce263">
            <text:p>6.500,00</text:p>
          </table:table-cell>
          <table:table-cell table:style-name="ce194"/>
          <table:table-cell office:value-type="float" office:value="-33545.210000000021" table:formula="of:=[.E1181]-[.D1181]+[.G1180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47">
            <text:p>05.07.2022</text:p>
          </table:table-cell>
          <table:table-cell office:value-type="string" table:style-name="ce193">
            <text:p>ziraat kredi için yatan</text:p>
          </table:table-cell>
          <table:table-cell table:style-name="ce194"/>
          <table:table-cell office:value-type="float" office:value="3450" table:style-name="ce195">
            <text:p>3.450,00</text:p>
          </table:table-cell>
          <table:table-cell table:style-name="ce194"/>
          <table:table-cell office:value-type="float" office:value="-30095.210000000021" table:formula="of:=[.E1182]-[.D1182]+[.G1181]" table:style-name="ce202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47">
            <text:p>05.07.2022</text:p>
          </table:table-cell>
          <table:table-cell office:value-type="string" table:style-name="ce193">
            <text:p>aliden ziraat kredi için mart 2022</text:p>
          </table:table-cell>
          <table:table-cell office:value-type="float" office:value="3450" table:style-name="ce194">
            <text:p>3.450,00</text:p>
          </table:table-cell>
          <table:table-cell table:style-name="ce195"/>
          <table:table-cell table:style-name="ce194"/>
          <table:table-cell office:value-type="float" office:value="-33545.210000000021" table:formula="of:=[.E1183]-[.D1183]+[.G1182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193">
            <text:p>07.05.2022</text:p>
          </table:table-cell>
          <table:table-cell office:value-type="string" table:style-name="ce193">
            <text:p>aliden ziraat kredi için haziran 2022</text:p>
          </table:table-cell>
          <table:table-cell office:value-type="float" office:value="3450" table:style-name="ce194">
            <text:p>3.450,00</text:p>
          </table:table-cell>
          <table:table-cell table:style-name="ce195"/>
          <table:table-cell table:style-name="ce194"/>
          <table:table-cell office:value-type="float" office:value="-36995.210000000021" table:formula="of:=[.E1184]-[.D1184]+[.G1183]" table:style-name="ce20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193">
            <text:p>05.07.2022</text:p>
          </table:table-cell>
          <table:table-cell office:value-type="string" table:style-name="ce193">
            <text:p>ziraat kredi için yatan</text:p>
          </table:table-cell>
          <table:table-cell table:style-name="ce194"/>
          <table:table-cell office:value-type="float" office:value="3450" table:style-name="ce195">
            <text:p>3.450,00</text:p>
          </table:table-cell>
          <table:table-cell table:style-name="ce194"/>
          <table:table-cell office:value-type="float" office:value="-33545.210000000021" table:formula="of:=[.E1185]-[.D1185]+[.G1184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47">
            <text:p>14.07.2022</text:p>
          </table:table-cell>
          <table:table-cell office:value-type="string" table:style-name="ce193">
            <text:p>Aliden ziraat için</text:p>
          </table:table-cell>
          <table:table-cell office:value-type="float" office:value="3450" table:style-name="ce194">
            <text:p>3.450,00</text:p>
          </table:table-cell>
          <table:table-cell table:style-name="ce195"/>
          <table:table-cell table:style-name="ce194"/>
          <table:table-cell office:value-type="float" office:value="-36995.210000000021" table:formula="of:=[.E1186]-[.D1186]+[.G1185]" table:style-name="ce20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247">
            <text:p>14.07.2022</text:p>
          </table:table-cell>
          <table:table-cell office:value-type="string" table:style-name="ce193">
            <text:p>Ziraate yatan</text:p>
          </table:table-cell>
          <table:table-cell table:style-name="ce194"/>
          <table:table-cell office:value-type="float" office:value="3450" table:style-name="ce195">
            <text:p>3.450,00</text:p>
          </table:table-cell>
          <table:table-cell table:style-name="ce194"/>
          <table:table-cell office:value-type="float" office:value="-33545.210000000021" table:formula="of:=[.E1187]-[.D1187]+[.G1186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64"/>
          <table:table-cell office:value-type="string" table:style-name="ce192">
            <text:p>2020 yılı ve sonrası Ali Paşa</text:p>
          </table:table-cell>
          <table:table-cell table:style-name="ce194"/>
          <table:table-cell table:style-name="ce195"/>
          <table:table-cell table:style-name="ce194"/>
          <table:table-cell office:value-type="float" office:value="-33545.210000000021" table:formula="of:=[.E1188]-[.D1188]+[.G1187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264"/>
          <table:table-cell office:value-type="string" table:style-name="ce192">
            <text:p>ödemeleri Atila Balcı hesabına yapıldı</text:p>
          </table:table-cell>
          <table:table-cell table:style-name="ce194"/>
          <table:table-cell table:style-name="ce195"/>
          <table:table-cell table:style-name="ce194"/>
          <table:table-cell office:value-type="float" office:value="-33545.210000000021" table:formula="of:=[.E1189]-[.D1189]+[.G1188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247">
            <text:p>21.07.2022</text:p>
          </table:table-cell>
          <table:table-cell office:value-type="string" table:style-name="ce239">
            <text:p>Caymaz –&gt; Atila</text:p>
          </table:table-cell>
          <table:table-cell table:style-name="ce194"/>
          <table:table-cell office:value-type="float" office:value="5000" table:style-name="ce265">
            <text:p>5.000,00</text:p>
          </table:table-cell>
          <table:table-cell table:style-name="ce194"/>
          <table:table-cell office:value-type="float" office:value="-28545.210000000021" table:formula="of:=[.E1190]-[.D1190]+[.G1189]" table:style-name="ce202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47">
            <text:p>22.07.2022</text:p>
          </table:table-cell>
          <table:table-cell office:value-type="string" table:style-name="ce239">
            <text:p>Caymaz –&gt; Ali</text:p>
          </table:table-cell>
          <table:table-cell table:style-name="ce194"/>
          <table:table-cell office:value-type="float" office:value="2000" table:style-name="ce265">
            <text:p>2.000,00</text:p>
          </table:table-cell>
          <table:table-cell table:style-name="ce194"/>
          <table:table-cell office:value-type="float" office:value="-26545.210000000021" table:formula="of:=[.E1191]-[.D1191]+[.G1190]" table:style-name="ce202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247">
            <text:p>22.07.2022</text:p>
          </table:table-cell>
          <table:table-cell office:value-type="string" table:style-name="ce239">
            <text:p>Aliden (caymazın ödemesi)</text:p>
          </table:table-cell>
          <table:table-cell office:value-type="float" office:value="7000" table:style-name="ce194">
            <text:p>7.000,00</text:p>
          </table:table-cell>
          <table:table-cell table:style-name="ce265"/>
          <table:table-cell table:style-name="ce194"/>
          <table:table-cell office:value-type="float" office:value="-33545.210000000021" table:formula="of:=[.E1192]-[.D1192]+[.G1191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2"/>
          <table:table-cell office:value-type="string" table:style-name="ce192">
            <text:p>Caymazdan toplam alınan 37000 TL</text:p>
          </table:table-cell>
          <table:table-cell table:style-name="ce192"/>
          <table:table-cell table:style-name="ce265"/>
          <table:table-cell table:style-name="ce194"/>
          <table:table-cell office:value-type="float" office:value="-33545.210000000021" table:formula="of:=[.E1193]-[.D1193]+[.G1192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2"/>
          <table:table-cell office:value-type="string" table:style-name="ce266">
            <text:p><text:s text:c="4"/>Kiradan <text:s text:c="28"/>15,662.25</text:p>
          </table:table-cell>
          <table:table-cell table:style-name="ce192"/>
          <table:table-cell table:style-name="ce265"/>
          <table:table-cell table:style-name="ce194"/>
          <table:table-cell office:value-type="float" office:value="-33545.210000000021" table:formula="of:=[.E1194]-[.D1194]+[.G1193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2"/>
          <table:table-cell office:value-type="string" table:style-name="ce266">
            <text:p><text:s text:c="4"/>icra mhkm masrafları <text:s text:c="10"/>6,404.06</text:p>
          </table:table-cell>
          <table:table-cell table:style-name="ce192"/>
          <table:table-cell table:style-name="ce265"/>
          <table:table-cell table:style-name="ce194"/>
          <table:table-cell office:value-type="float" office:value="-33545.210000000021" table:formula="of:=[.E1195]-[.D1195]+[.G1194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2"/>
          <table:table-cell office:value-type="string" table:style-name="ce266">
            <text:p><text:s text:c="4"/>elektrik+mektup masrafı <text:s text:c="5"/>3,752.33</text:p>
          </table:table-cell>
          <table:table-cell table:style-name="ce192"/>
          <table:table-cell table:style-name="ce265"/>
          <table:table-cell table:style-name="ce194"/>
          <table:table-cell office:value-type="float" office:value="-33545.210000000021" table:formula="of:=[.E1196]-[.D1196]+[.G1195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192"/>
          <table:table-cell office:value-type="string" table:style-name="ce266">
            <text:p><text:s text:c="4"/>Doğuş 2000 yılı <text:s text:c="17"/>11,181.35</text:p>
          </table:table-cell>
          <table:table-cell table:style-name="ce192"/>
          <table:table-cell table:style-name="ce265"/>
          <table:table-cell table:style-name="ce194"/>
          <table:table-cell office:value-type="float" office:value="-33545.210000000021" table:formula="of:=[.E1197]-[.D1197]+[.G1196]" table:style-name="ce20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47">
            <text:p>26.07.2022</text:p>
          </table:table-cell>
          <table:table-cell office:value-type="string" table:style-name="ce192">
            <text:p>temmuz mtv kk ödeme</text:p>
          </table:table-cell>
          <table:table-cell table:style-name="ce192"/>
          <table:table-cell office:value-type="float" office:value="338" table:style-name="ce195">
            <text:p>338,00</text:p>
          </table:table-cell>
          <table:table-cell table:style-name="ce194"/>
          <table:table-cell office:value-type="float" office:value="-33207.210000000021" table:formula="of:=[.E1198]-[.D1198]+[.G1197]" table:style-name="ce202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247">
            <text:p>26.07.2022</text:p>
          </table:table-cell>
          <table:table-cell office:value-type="string" table:style-name="ce192">
            <text:p>trafik cezası kk ödeme</text:p>
          </table:table-cell>
          <table:table-cell table:style-name="ce265"/>
          <table:table-cell office:value-type="float" office:value="448.35" table:style-name="ce195">
            <text:p>448,35</text:p>
          </table:table-cell>
          <table:table-cell table:style-name="ce194"/>
          <table:table-cell office:value-type="float" office:value="-32758.860000000022" table:formula="of:=[.E1199]-[.D1199]+[.G1198]" table:style-name="ce202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247">
            <text:p>19.08.2022</text:p>
          </table:table-cell>
          <table:table-cell office:value-type="string" table:style-name="ce192">
            <text:p>forklift mazot</text:p>
          </table:table-cell>
          <table:table-cell table:style-name="ce267"/>
          <table:table-cell office:value-type="float" office:value="100" table:style-name="ce195">
            <text:p>100,00</text:p>
          </table:table-cell>
          <table:table-cell table:style-name="ce194"/>
          <table:table-cell office:value-type="float" office:value="-32658.860000000022" table:formula="of:=[.E1200]-[.D1200]+[.G1199]" table:style-name="ce202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247">
            <text:p>24.08.2022</text:p>
          </table:table-cell>
          <table:table-cell office:value-type="string" table:style-name="ce192">
            <text:p>modrern dizayn kargo atila</text:p>
          </table:table-cell>
          <table:table-cell table:style-name="ce267"/>
          <table:table-cell office:value-type="float" office:value="109" table:style-name="ce195">
            <text:p>109,00</text:p>
          </table:table-cell>
          <table:table-cell table:style-name="ce194"/>
          <table:table-cell office:value-type="float" office:value="-32549.860000000022" table:formula="of:=[.E1201]-[.D1201]+[.G1200]" table:style-name="ce20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47">
            <text:p>15.09.2022</text:p>
          </table:table-cell>
          <table:table-cell office:value-type="string" table:style-name="ce193">
            <text:p>aliden ziraat için</text:p>
          </table:table-cell>
          <table:table-cell office:value-type="float" office:value="3400" table:style-name="ce194">
            <text:p>3.400,00</text:p>
          </table:table-cell>
          <table:table-cell table:style-name="ce195"/>
          <table:table-cell table:style-name="ce194"/>
          <table:table-cell office:value-type="float" office:value="-35949.860000000022" table:formula="of:=[.E1202]-[.D1202]+[.G1201]" table:style-name="ce202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247">
            <text:p>15.09.2022</text:p>
          </table:table-cell>
          <table:table-cell office:value-type="string" table:style-name="ce193">
            <text:p>ziraate yatan</text:p>
          </table:table-cell>
          <table:table-cell table:style-name="ce194"/>
          <table:table-cell office:value-type="float" office:value="3400" table:style-name="ce195">
            <text:p>3.400,00</text:p>
          </table:table-cell>
          <table:table-cell table:style-name="ce194"/>
          <table:table-cell office:value-type="float" office:value="-32549.860000000022" table:formula="of:=[.E1203]-[.D1203]+[.G1202]" table:style-name="ce20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247">
            <text:p>30.09.2022</text:p>
          </table:table-cell>
          <table:table-cell office:value-type="string" table:style-name="ce193">
            <text:p>lise arkası Kira Bedeli 95000/4 hacı</text:p>
          </table:table-cell>
          <table:table-cell table:style-name="ce194"/>
          <table:table-cell office:value-type="float" office:value="23750" table:style-name="ce195">
            <text:p>23.750,00</text:p>
          </table:table-cell>
          <table:table-cell table:style-name="ce194"/>
          <table:table-cell office:value-type="float" office:value="-8799.8600000000224" table:formula="of:=[.E1204]-[.D1204]+[.G1203]" table:style-name="ce202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247">
            <text:p>08.10.2022</text:p>
          </table:table-cell>
          <table:table-cell office:value-type="string" table:style-name="ce193">
            <text:p>aliden ziraat için</text:p>
          </table:table-cell>
          <table:table-cell office:value-type="float" office:value="3450" table:style-name="ce194">
            <text:p>3.450,00</text:p>
          </table:table-cell>
          <table:table-cell table:style-name="ce195"/>
          <table:table-cell table:style-name="ce194"/>
          <table:table-cell office:value-type="float" office:value="-12249.860000000022" table:formula="of:=[.E1205]-[.D1205]+[.G1204]" table:style-name="ce202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247">
            <text:p>10.10.2022</text:p>
          </table:table-cell>
          <table:table-cell office:value-type="string" table:style-name="ce193">
            <text:p>ziraate yatan</text:p>
          </table:table-cell>
          <table:table-cell table:style-name="ce194"/>
          <table:table-cell office:value-type="float" office:value="3450" table:style-name="ce195">
            <text:p>3.450,00</text:p>
          </table:table-cell>
          <table:table-cell table:style-name="ce194"/>
          <table:table-cell office:value-type="float" office:value="-8799.8600000000224" table:formula="of:=[.E1206]-[.D1206]+[.G1205]" table:style-name="ce202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3">
            <text:p>mustafa</text:p>
          </table:table-cell>
          <table:table-cell table:style-name="ce194"/>
          <table:table-cell office:value-type="float" office:value="200" table:style-name="ce195">
            <text:p>200,00</text:p>
          </table:table-cell>
          <table:table-cell table:style-name="ce194"/>
          <table:table-cell office:value-type="float" office:value="-8599.8600000000224" table:formula="of:=[.E1207]-[.D1207]+[.G1206]" table:style-name="ce202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247">
            <text:p>30.11.2022</text:p>
          </table:table-cell>
          <table:table-cell office:value-type="string" table:style-name="ce192">
            <text:p>pide masrafı 11- 1-3 11.ay nakit</text:p>
          </table:table-cell>
          <table:table-cell table:style-name="ce192"/>
          <table:table-cell office:value-type="float" office:value="561" table:style-name="ce195">
            <text:p>561,00</text:p>
          </table:table-cell>
          <table:table-cell table:style-name="ce192"/>
          <table:table-cell office:value-type="float" office:value="-8038.8600000000224" table:formula="of:=[.E1208]-[.D1208]+[.G1207]" table:style-name="ce202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table:style-name="ce192">
            <text:p>pide masrafı 11- k1-k3 11.ay kkt</text:p>
          </table:table-cell>
          <table:table-cell table:style-name="ce192"/>
          <table:table-cell office:value-type="float" office:value="567.37" table:style-name="ce195">
            <text:p>567,37</text:p>
          </table:table-cell>
          <table:table-cell table:style-name="ce192"/>
          <table:table-cell office:value-type="float" office:value="-7471.4900000000225" table:formula="of:=[.E1209]-[.D1209]+[.G1208]" table:style-name="ce202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247">
            <text:p>04.12.2022</text:p>
          </table:table-cell>
          <table:table-cell office:value-type="string" table:style-name="ce192">
            <text:p>ziraat kredi hayat sigortası pervin</text:p>
          </table:table-cell>
          <table:table-cell table:style-name="ce192"/>
          <table:table-cell office:value-type="float" office:value="752.11" table:style-name="ce195">
            <text:p>752,11</text:p>
          </table:table-cell>
          <table:table-cell table:style-name="ce192"/>
          <table:table-cell office:value-type="float" office:value="-6719.3800000000228" table:formula="of:=[.E1210]-[.D1210]+[.G1209]" table:style-name="ce20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268">
            <text:p>14.12.2022</text:p>
          </table:table-cell>
          <table:table-cell office:value-type="string" table:style-name="ce269">
            <text:p>mustafadan ziraat için</text:p>
          </table:table-cell>
          <table:table-cell office:value-type="float" office:value="3450" table:style-name="ce270">
            <text:p>3.450,00</text:p>
          </table:table-cell>
          <table:table-cell table:style-name="ce271"/>
          <table:table-cell table:style-name="ce194"/>
          <table:table-cell office:value-type="float" office:value="-10169.380000000023" table:formula="of:=[.E1211]-[.D1211]+[.G1210]" table:style-name="ce202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268">
            <text:p>15.12.2022</text:p>
          </table:table-cell>
          <table:table-cell office:value-type="string" table:style-name="ce269">
            <text:p>ziraate yatan</text:p>
          </table:table-cell>
          <table:table-cell table:style-name="ce266"/>
          <table:table-cell office:value-type="float" office:value="3450" table:style-name="ce271">
            <text:p>3.450,00</text:p>
          </table:table-cell>
          <table:table-cell table:style-name="ce194"/>
          <table:table-cell office:value-type="float" office:value="-6719.3800000000228" table:formula="of:=[.E1212]-[.D1212]+[.G1211]" table:style-name="ce20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68">
            <text:p>27.12.2022</text:p>
          </table:table-cell>
          <table:table-cell office:value-type="string" table:style-name="ce269">
            <text:p>toyota yağ-filtre</text:p>
          </table:table-cell>
          <table:table-cell table:style-name="ce272"/>
          <table:table-cell office:value-type="float" office:value="600" table:style-name="ce270">
            <text:p>600,00</text:p>
          </table:table-cell>
          <table:table-cell table:style-name="ce194"/>
          <table:table-cell office:value-type="float" office:value="-6119.3800000000228" table:formula="of:=[.E1213]-[.D1213]+[.G1212]" table:style-name="ce202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268">
            <text:p>27.12.2022</text:p>
          </table:table-cell>
          <table:table-cell office:value-type="string" table:style-name="ce269">
            <text:p>toyota yğ-fltr-amortisor-kayış işçilik cihan oto</text:p>
          </table:table-cell>
          <table:table-cell table:style-name="ce272"/>
          <table:table-cell office:value-type="float" office:value="500" table:style-name="ce270">
            <text:p>500,00</text:p>
          </table:table-cell>
          <table:table-cell table:style-name="ce194"/>
          <table:table-cell office:value-type="float" office:value="-5619.3800000000228" table:formula="of:=[.E1214]-[.D1214]+[.G1213]" table:style-name="ce202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68">
            <text:p>31.12.2022</text:p>
          </table:table-cell>
          <table:table-cell office:value-type="string" table:style-name="ce269">
            <text:p>pide masrafı 12. ay nkt 1-2</text:p>
          </table:table-cell>
          <table:table-cell table:style-name="ce272"/>
          <table:table-cell office:value-type="float" office:value="310" table:style-name="ce270">
            <text:p>310,00</text:p>
          </table:table-cell>
          <table:table-cell table:style-name="ce194"/>
          <table:table-cell office:value-type="float" office:value="-5309.3800000000228" table:formula="of:=[.E1215]-[.D1215]+[.G1214]" table:style-name="ce202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68">
            <text:p>31.12.2022</text:p>
          </table:table-cell>
          <table:table-cell office:value-type="string" table:style-name="ce269">
            <text:p>pide masrafı 12. ay işkk 1-14</text:p>
          </table:table-cell>
          <table:table-cell table:style-name="ce272"/>
          <table:table-cell office:value-type="float" office:value="2603.4299999999998" table:style-name="ce270">
            <text:p>2.603,43</text:p>
          </table:table-cell>
          <table:table-cell table:style-name="ce194"/>
          <table:table-cell office:value-type="float" office:value="-2705.950000000023" table:formula="of:=[.E1216]-[.D1216]+[.G1215]" table:style-name="ce202">
            <text:p>-2.705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68">
            <text:p>31.12.2022</text:p>
          </table:table-cell>
          <table:table-cell office:value-type="string" table:style-name="ce269">
            <text:p>pide masrafı 12. ay dnzkk 1-4</text:p>
          </table:table-cell>
          <table:table-cell table:style-name="ce272"/>
          <table:table-cell office:value-type="float" office:value="682.35" table:style-name="ce270">
            <text:p>682,35</text:p>
          </table:table-cell>
          <table:table-cell table:style-name="ce194"/>
          <table:table-cell office:value-type="float" office:value="-2023.6000000000231" table:formula="of:=[.E1217]-[.D1217]+[.G1216]" table:style-name="ce202">
            <text:p>-2.023,6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2023.6000000000231" table:formula="of:=[.E1218]-[.D1218]+[.G1217]" table:style-name="ce202">
            <text:p>-2.023,6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float" office:value="2022" table:style-name="ce261">
            <text:p>2022</text:p>
          </table:table-cell>
          <table:table-cell office:value-type="string" table:style-name="ce239">
            <text:p>2023 e nakli yekün</text:p>
          </table:table-cell>
          <table:table-cell table:style-name="ce194"/>
          <table:table-cell table:style-name="ce195"/>
          <table:table-cell table:style-name="ce194"/>
          <table:table-cell office:value-type="float" office:value="-2023.6000000000231" table:formula="of:=[.E1219]-[.D1219]+[.G1218]" table:style-name="ce205">
            <text:p>-2.023,6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2-12-31T00:00:00" table:style-name="ce206">
            <text:p>31.12.2022</text:p>
          </table:table-cell>
          <table:table-cell office:value-type="string" table:style-name="ce207">
            <text:p>YIL İÇİ <text:s/>TOPLAMI DĞŞ ALACAKLI</text:p>
          </table:table-cell>
          <table:table-cell office:value-type="float" office:value="69650" table:formula="of:=SUM([.D1161:.D1217])" table:style-name="ce208">
            <text:p>69.650,00</text:p>
          </table:table-cell>
          <table:table-cell office:value-type="float" office:value="151008.60999999999" table:formula="of:=SUM([.E1161:.E1217])" table:style-name="ce209">
            <text:p>151.008,61</text:p>
          </table:table-cell>
          <table:table-cell table:style-name="ce256"/>
          <table:table-cell office:value-type="float" office:value="81358.609999999986" table:formula="of:=[.E1221]-[.D1221]" table:style-name="ce210">
            <text:p>81.358,61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float" office:value="2023" table:style-name="ce259">
            <text:p>2023</text:p>
          </table:table-cell>
          <table:table-cell office:value-type="string" table:style-name="ce239">
            <text:p>2022 den nakli yekün doğuş borçlu</text:p>
          </table:table-cell>
          <table:table-cell table:style-name="ce194"/>
          <table:table-cell table:style-name="ce195"/>
          <table:table-cell table:style-name="ce194"/>
          <table:table-cell office:value-type="float" office:value="-2023.6000000000231" table:formula="of:=[.G1219]" table:style-name="ce254">
            <text:p>-2.023,60</text:p>
          </table:table-cell>
          <table:table-cell table:style-name="ce196"/>
          <table:table-cell table:style-name="ce192"/>
          <table:table-cell table:number-columns-repeated="16375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2023.6000000000231" table:formula="of:=[.E1224]-[.D1224]+[.G1223]" table:style-name="ce202">
            <text:p>-2.023,6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-2023.6000000000231" table:formula="of:=[.E1225]-[.D1225]+[.G1224]" table:style-name="ce202">
            <text:p>-2.023,6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73">
            <text:p>18.01.23</text:p>
          </table:table-cell>
          <table:table-cell office:value-type="string" table:style-name="ce192">
            <text:p>toyota gaz manisa</text:p>
          </table:table-cell>
          <table:table-cell table:style-name="ce274"/>
          <table:table-cell office:value-type="float" office:value="423.18" table:style-name="ce275">
            <text:p>423,18</text:p>
          </table:table-cell>
          <table:table-cell table:style-name="ce194"/>
          <table:table-cell office:value-type="float" office:value="-1600.420000000023" table:formula="of:=[.E1226]-[.D1226]+[.G1225]" table:style-name="ce202">
            <text:p>-1.600,42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273">
            <text:p>18.01.23</text:p>
          </table:table-cell>
          <table:table-cell office:value-type="string" table:style-name="ce192">
            <text:p>toyota gaz manisa</text:p>
          </table:table-cell>
          <table:table-cell table:style-name="ce274"/>
          <table:table-cell office:value-type="float" office:value="286.02999999999997" table:style-name="ce275">
            <text:p>286,03</text:p>
          </table:table-cell>
          <table:table-cell table:style-name="ce194"/>
          <table:table-cell office:value-type="float" office:value="-1314.3900000000231" table:formula="of:=[.E1227]-[.D1227]+[.G1226]" table:style-name="ce202">
            <text:p>-1.314,3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1-31T00:00:00" table:style-name="ce273">
            <text:p>31.01.23</text:p>
          </table:table-cell>
          <table:table-cell office:value-type="string" table:style-name="ce192">
            <text:p>Ocak ayı pide-yağ-sebze</text:p>
          </table:table-cell>
          <table:table-cell table:style-name="ce274"/>
          <table:table-cell office:value-type="float" office:value="2399.69" table:style-name="ce276">
            <text:p>2.399,69</text:p>
          </table:table-cell>
          <table:table-cell table:style-name="ce194"/>
          <table:table-cell office:value-type="float" office:value="1085.299999999977" table:formula="of:=[.E1228]-[.D1228]+[.G1227]" table:style-name="ce202">
            <text:p>1.085,3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192">
            <text:p>toyota trafik cezası atila afyon</text:p>
          </table:table-cell>
          <table:table-cell table:style-name="ce274"/>
          <table:table-cell office:value-type="float" office:value="713.25" table:style-name="ce275">
            <text:p>713,25</text:p>
          </table:table-cell>
          <table:table-cell table:style-name="ce194"/>
          <table:table-cell office:value-type="float" office:value="1798.549999999977" table:formula="of:=[.E1229]-[.D1229]+[.G1228]" table:style-name="ce202">
            <text:p>1.798,55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73">
            <text:p>21.02.23</text:p>
          </table:table-cell>
          <table:table-cell office:value-type="string" table:style-name="ce193">
            <text:p>hasan avşardan nakit</text:p>
          </table:table-cell>
          <table:table-cell office:value-type="float" office:value="5000" table:style-name="ce275">
            <text:p>5.000,00</text:p>
          </table:table-cell>
          <table:table-cell table:style-name="ce277"/>
          <table:table-cell table:style-name="ce194"/>
          <table:table-cell office:value-type="float" office:value="-3201.450000000023" table:formula="of:=[.E1230]-[.D1230]+[.G1229]" table:style-name="ce202">
            <text:p>-3.201,45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273">
            <text:p>21.02.23</text:p>
          </table:table-cell>
          <table:table-cell office:value-type="string" table:style-name="ce193">
            <text:p>ali balcıya elden</text:p>
          </table:table-cell>
          <table:table-cell table:style-name="ce254"/>
          <table:table-cell office:value-type="float" office:value="4850" table:style-name="ce275">
            <text:p>4.850,00</text:p>
          </table:table-cell>
          <table:table-cell table:style-name="ce194"/>
          <table:table-cell office:value-type="float" office:value="1648.549999999977" table:formula="of:=[.E1231]-[.D1231]+[.G1230]" table:style-name="ce202">
            <text:p>1.648,55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2-25T00:00:00" table:style-name="ce273">
            <text:p>25.02.23</text:p>
          </table:table-cell>
          <table:table-cell office:value-type="string" table:style-name="ce193">
            <text:p>Şubat <text:s/>ayı pide-yağ-sebze</text:p>
          </table:table-cell>
          <table:table-cell table:style-name="ce254"/>
          <table:table-cell office:value-type="float" office:value="1531.59" table:style-name="ce275">
            <text:p>1.531,59</text:p>
          </table:table-cell>
          <table:table-cell table:style-name="ce194"/>
          <table:table-cell office:value-type="float" office:value="3180.1399999999767" table:formula="of:=[.E1232]-[.D1232]+[.G1231]" table:style-name="ce202">
            <text:p>3.180,14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3-01T00:00:00" table:style-name="ce273">
            <text:p>01.03.23</text:p>
          </table:table-cell>
          <table:table-cell office:value-type="string" table:style-name="ce193">
            <text:p>hasan avşardan havale</text:p>
          </table:table-cell>
          <table:table-cell office:value-type="float" office:value="5000" table:style-name="ce254">
            <text:p>5.000,00</text:p>
          </table:table-cell>
          <table:table-cell table:style-name="ce275"/>
          <table:table-cell table:style-name="ce194"/>
          <table:table-cell office:value-type="float" office:value="-1819.8600000000233" table:formula="of:=[.E1233]-[.D1233]+[.G1232]" table:style-name="ce202">
            <text:p>-1.819,86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3-15T00:00:00" table:style-name="ce273">
            <text:p>15.03.23</text:p>
          </table:table-cell>
          <table:table-cell office:value-type="string" table:style-name="ce193">
            <text:p>Mart <text:s/>ayı pide-yağ-sebze</text:p>
          </table:table-cell>
          <table:table-cell table:style-name="ce254"/>
          <table:table-cell office:value-type="float" office:value="821.94" table:style-name="ce275">
            <text:p>821,94</text:p>
          </table:table-cell>
          <table:table-cell table:style-name="ce194"/>
          <table:table-cell office:value-type="float" office:value="-997.92000000002326" table:formula="of:=[.E1234]-[.D1234]+[.G1233]" table:style-name="ce202">
            <text:p>-997,92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3-15T00:00:00" table:style-name="ce273">
            <text:p>15.03.23</text:p>
          </table:table-cell>
          <table:table-cell office:value-type="string" table:style-name="ce193">
            <text:p>ziraat havale iş382789→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2452.0799999999767" table:formula="of:=[.E1235]-[.D1235]+[.G1234]" table:style-name="ce202">
            <text:p>2.452,0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3-20T00:00:00" table:style-name="ce273">
            <text:p>20.03.23</text:p>
          </table:table-cell>
          <table:table-cell office:value-type="string" table:style-name="ce193">
            <text:p>toyota uşak gaz kk</text:p>
          </table:table-cell>
          <table:table-cell table:style-name="ce254"/>
          <table:table-cell office:value-type="float" office:value="456.1" table:style-name="ce275">
            <text:p>456,10</text:p>
          </table:table-cell>
          <table:table-cell table:style-name="ce194"/>
          <table:table-cell office:value-type="float" office:value="2908.1799999999766" table:formula="of:=[.E1236]-[.D1236]+[.G1235]" table:style-name="ce202">
            <text:p>2.908,1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3-22T00:00:00" table:style-name="ce273">
            <text:p>22.03.23</text:p>
          </table:table-cell>
          <table:table-cell office:value-type="string" table:style-name="ce193">
            <text:p>toyota ankara javdes gaz-benzin kk</text:p>
          </table:table-cell>
          <table:table-cell table:style-name="ce254"/>
          <table:table-cell office:value-type="float" office:value="554.11" table:style-name="ce275">
            <text:p>554,11</text:p>
          </table:table-cell>
          <table:table-cell table:style-name="ce194"/>
          <table:table-cell office:value-type="float" office:value="3462.2899999999768" table:formula="of:=[.E1237]-[.D1237]+[.G1236]" table:style-name="ce202">
            <text:p>3.462,2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4-15T00:00:00" table:style-name="ce273">
            <text:p>15.04.23</text:p>
          </table:table-cell>
          <table:table-cell office:value-type="string" table:style-name="ce193">
            <text:p>aliden nakit alınan ziraat için</text:p>
          </table:table-cell>
          <table:table-cell office:value-type="float" office:value="3400" table:style-name="ce254">
            <text:p>3.400,00</text:p>
          </table:table-cell>
          <table:table-cell table:style-name="ce275"/>
          <table:table-cell table:style-name="ce194"/>
          <table:table-cell office:value-type="float" office:value="62.289999999976772" table:formula="of:=[.E1238]-[.D1238]+[.G1237]" table:style-name="ce202">
            <text:p>62,29</text:p>
          </table:table-cell>
          <table:table-cell table:number-columns-repeated="2" table:style-name="ce196"/>
          <table:table-cell table:style-name="ce278"/>
          <table:table-cell table:number-columns-repeated="16374"/>
        </table:table-row>
        <table:table-row table:style-name="ro1">
          <table:table-cell/>
          <table:table-cell office:value-type="date" office:date-value="2023-04-26T00:00:00" table:style-name="ce273">
            <text:p>26.04.23</text:p>
          </table:table-cell>
          <table:table-cell office:value-type="string" table:style-name="ce193">
            <text:p>ziraat kredi + sigorta için havale işten</text:p>
          </table:table-cell>
          <table:table-cell table:style-name="ce254"/>
          <table:table-cell office:value-type="float" office:value="4000" table:style-name="ce275">
            <text:p>4.000,00</text:p>
          </table:table-cell>
          <table:table-cell table:style-name="ce194"/>
          <table:table-cell office:value-type="float" office:value="4062.2899999999768" table:formula="of:=[.E1239]-[.D1239]+[.G1238]" table:style-name="ce202">
            <text:p>4.062,2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string" table:style-name="ce279">
            <text:p>24.03.2023</text:p>
          </table:table-cell>
          <table:table-cell office:value-type="string" table:style-name="ce192">
            <text:p>TÜRKİYE SİGORTA 448404970 NOLU POLİÇE</text:p>
          </table:table-cell>
          <table:table-cell table:style-name="ce274"/>
          <table:table-cell table:style-name="ce280"/>
          <table:table-cell table:style-name="ce194"/>
          <table:table-cell office:value-type="float" office:value="4062.2899999999768" table:formula="of:=[.E1240]-[.D1240]+[.G1239]" table:style-name="ce202">
            <text:p>4.062,2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192">
            <text:p>29/03/2023 VADE YAPILAN TAHSİLAT ZİRAAT KREDİ</text:p>
          </table:table-cell>
          <table:table-cell table:style-name="ce274"/>
          <table:table-cell table:style-name="ce280"/>
          <table:table-cell table:style-name="ce194"/>
          <table:table-cell office:value-type="float" office:value="4062.2899999999768" table:formula="of:=[.E1241]-[.D1241]+[.G1240]" table:style-name="ce202">
            <text:p>4.062,2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274">
            <text:p>Sigorta bedeli 641,69</text:p>
          </table:table-cell>
          <table:table-cell table:style-name="ce274"/>
          <table:table-cell table:style-name="ce280"/>
          <table:table-cell table:style-name="ce194"/>
          <table:table-cell office:value-type="float" office:value="4062.2899999999768" table:formula="of:=[.E1242]-[.D1242]+[.G1241]" table:style-name="ce202">
            <text:p>4.062,2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4-28T00:00:00" table:style-name="ce273">
            <text:p>28.04.23</text:p>
          </table:table-cell>
          <table:table-cell office:value-type="string" table:style-name="ce193">
            <text:p>Nisan <text:s/>ayı pide-yağ-sebze</text:p>
          </table:table-cell>
          <table:table-cell table:style-name="ce254"/>
          <table:table-cell office:value-type="float" office:value="385.52" table:style-name="ce275">
            <text:p>385,52</text:p>
          </table:table-cell>
          <table:table-cell table:style-name="ce194"/>
          <table:table-cell office:value-type="float" office:value="4447.8099999999768" table:formula="of:=[.E1243]-[.D1243]+[.G1242]" table:style-name="ce202">
            <text:p>4.447,81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4-19T00:00:00" table:style-name="ce273">
            <text:p>19.04.23</text:p>
          </table:table-cell>
          <table:table-cell office:value-type="string" table:style-name="ce193">
            <text:p>merdal kipel 5 boy profil hesabı</text:p>
          </table:table-cell>
          <table:table-cell office:value-type="float" office:value="1500" table:style-name="ce254">
            <text:p>1.500,00</text:p>
          </table:table-cell>
          <table:table-cell table:style-name="ce275"/>
          <table:table-cell table:style-name="ce194"/>
          <table:table-cell office:value-type="float" office:value="2947.8099999999768" table:formula="of:=[.E1244]-[.D1244]+[.G1243]" table:style-name="ce202">
            <text:p>2.947,81</text:p>
          </table:table-cell>
          <table:table-cell table:number-columns-repeated="6" table:style-name="ce196"/>
          <table:table-cell table:number-columns-repeated="16371"/>
        </table:table-row>
        <table:table-row table:style-name="ro2">
          <table:table-cell/>
          <table:table-cell office:value-type="date" office:date-value="2023-04-19T00:00:00" table:style-name="ce273">
            <text:p>19.04.23</text:p>
          </table:table-cell>
          <table:table-cell office:value-type="string" table:style-name="ce193">
            <text:p>merdal kipel DENİZLİK hesabı</text:p>
          </table:table-cell>
          <table:table-cell office:value-type="float" office:value="375" table:style-name="ce254">
            <text:p>375,00</text:p>
          </table:table-cell>
          <table:table-cell table:style-name="ce275"/>
          <table:table-cell table:style-name="ce194"/>
          <table:table-cell office:value-type="float" office:value="2572.8099999999768" table:formula="of:=[.E1245]-[.D1245]+[.G1244]" table:style-name="ce202">
            <text:p>2.572,81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5-15T00:00:00" table:style-name="ce273">
            <text:p>15.05.23</text:p>
          </table:table-cell>
          <table:table-cell office:value-type="string" table:style-name="ce193">
            <text:p>aliden nakit alınan ziraat için</text:p>
          </table:table-cell>
          <table:table-cell office:value-type="float" office:value="3000" table:style-name="ce254">
            <text:p>3.000,00</text:p>
          </table:table-cell>
          <table:table-cell table:style-name="ce275"/>
          <table:table-cell table:style-name="ce194"/>
          <table:table-cell office:value-type="float" office:value="-427.19000000002325" table:formula="of:=[.E1246]-[.D1246]+[.G1245]" table:style-name="ce202">
            <text:p>-427,19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5-15T00:00:00" table:style-name="ce273">
            <text:p>15.05.23</text:p>
          </table:table-cell>
          <table:table-cell office:value-type="string" table:style-name="ce193">
            <text:p>Ziraat 5004 e havale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3022.8099999999768" table:formula="of:=[.E1247]-[.D1247]+[.G1246]" table:style-name="ce202">
            <text:p>3.022,81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5-31T00:00:00" table:style-name="ce273">
            <text:p>31.05.23</text:p>
          </table:table-cell>
          <table:table-cell office:value-type="string" table:style-name="ce193">
            <text:p>Mayıs <text:s/>ayı pide-yağ-sebze</text:p>
          </table:table-cell>
          <table:table-cell table:style-name="ce254"/>
          <table:table-cell office:value-type="float" office:value="1480.22" table:style-name="ce275">
            <text:p>1.480,22</text:p>
          </table:table-cell>
          <table:table-cell table:style-name="ce194"/>
          <table:table-cell office:value-type="float" office:value="4503.029999999977" table:formula="of:=[.E1248]-[.D1248]+[.G1247]" table:style-name="ce202">
            <text:p>4.503,03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5-31T00:00:00" table:style-name="ce273">
            <text:p>31.05.23</text:p>
          </table:table-cell>
          <table:table-cell office:value-type="string" table:style-name="ce193">
            <text:p>atila ev emlak vergisi</text:p>
          </table:table-cell>
          <table:table-cell table:style-name="ce254"/>
          <table:table-cell office:value-type="float" office:value="244.8" table:style-name="ce275">
            <text:p>244,80</text:p>
          </table:table-cell>
          <table:table-cell table:style-name="ce194"/>
          <table:table-cell office:value-type="float" office:value="4747.8299999999772" table:formula="of:=[.E1249]-[.D1249]+[.G1248]" table:style-name="ce202">
            <text:p>4.747,83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6-09T00:00:00" table:style-name="ce273">
            <text:p>09.06.23</text:p>
          </table:table-cell>
          <table:table-cell office:value-type="string" table:style-name="ce192">
            <text:p>TRANSİT ÇEŞME MAZOT</text:p>
          </table:table-cell>
          <table:table-cell table:style-name="ce274"/>
          <table:table-cell office:value-type="float" office:value="1420" table:style-name="ce276">
            <text:p>1.420,00</text:p>
          </table:table-cell>
          <table:table-cell table:style-name="ce194"/>
          <table:table-cell office:value-type="float" office:value="6167.8299999999772" table:formula="of:=[.E1250]-[.D1250]+[.G1249]" table:style-name="ce202">
            <text:p>6.167,83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6-30T00:00:00" table:style-name="ce273">
            <text:p>30.06.23</text:p>
          </table:table-cell>
          <table:table-cell office:value-type="string" table:style-name="ce192">
            <text:p>Ali Paşa kira (Adem Kesici Tahliye başlangıcı)</text:p>
          </table:table-cell>
          <table:table-cell table:style-name="ce274"/>
          <table:table-cell office:value-type="float" office:value="6166.67" table:style-name="ce276">
            <text:p>6.166,67</text:p>
          </table:table-cell>
          <table:table-cell table:style-name="ce194"/>
          <table:table-cell office:value-type="float" office:value="12334.499999999978" table:formula="of:=[.E1251]-[.D1251]+[.G1250]" table:style-name="ce202">
            <text:p>12.334,5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6-19T00:00:00" table:style-name="ce273">
            <text:p>19.06.23</text:p>
          </table:table-cell>
          <table:table-cell office:value-type="string" table:style-name="ce192">
            <text:p>Haziran <text:s/>ayı pide-yağ-sebze</text:p>
          </table:table-cell>
          <table:table-cell table:style-name="ce274"/>
          <table:table-cell office:value-type="float" office:value="1896.08" table:style-name="ce276">
            <text:p>1.896,08</text:p>
          </table:table-cell>
          <table:table-cell table:style-name="ce194"/>
          <table:table-cell office:value-type="float" office:value="14230.579999999978" table:formula="of:=[.E1252]-[.D1252]+[.G1251]" table:style-name="ce202">
            <text:p>14.230,5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6-15T00:00:00" table:style-name="ce273">
            <text:p>15.06.23</text:p>
          </table:table-cell>
          <table:table-cell office:value-type="string" table:style-name="ce193">
            <text:p>balmerden havale</text:p>
          </table:table-cell>
          <table:table-cell office:value-type="float" office:value="3500" table:style-name="ce254">
            <text:p>3.500,00</text:p>
          </table:table-cell>
          <table:table-cell table:style-name="ce275"/>
          <table:table-cell table:style-name="ce194"/>
          <table:table-cell office:value-type="float" office:value="10730.579999999978" table:formula="of:=[.E1253]-[.D1253]+[.G1252]" table:style-name="ce202">
            <text:p>10.730,5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6-15T00:00:00" table:style-name="ce273">
            <text:p>15.06.23</text:p>
          </table:table-cell>
          <table:table-cell office:value-type="string" table:style-name="ce193">
            <text:p>ziraate havale</text:p>
          </table:table-cell>
          <table:table-cell table:style-name="ce254"/>
          <table:table-cell office:value-type="float" office:value="3500" table:style-name="ce275">
            <text:p>3.500,00</text:p>
          </table:table-cell>
          <table:table-cell table:style-name="ce194"/>
          <table:table-cell office:value-type="float" office:value="14230.579999999978" table:formula="of:=[.E1254]-[.D1254]+[.G1253]" table:style-name="ce202">
            <text:p>14.230,5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10T00:00:00" table:style-name="ce273">
            <text:p>10.07.23</text:p>
          </table:table-cell>
          <table:table-cell office:value-type="string" table:style-name="ce193">
            <text:p>salih kaymaktan Aliye nakit verilen</text:p>
          </table:table-cell>
          <table:table-cell table:style-name="ce254"/>
          <table:table-cell office:value-type="float" office:value="2800" table:style-name="ce275">
            <text:p>2.800,00</text:p>
          </table:table-cell>
          <table:table-cell table:style-name="ce194"/>
          <table:table-cell office:value-type="float" office:value="17030.57999999998" table:formula="of:=[.E1255]-[.D1255]+[.G1254]" table:style-name="ce202">
            <text:p>17.030,58</text:p>
          </table:table-cell>
          <table:table-cell table:number-columns-repeated="2" table:style-name="ce196"/>
          <table:table-cell table:style-name="ce278"/>
          <table:table-cell table:number-columns-repeated="16374"/>
        </table:table-row>
        <table:table-row table:style-name="ro1">
          <table:table-cell/>
          <table:table-cell office:value-type="date" office:date-value="2023-07-12T00:00:00" table:style-name="ce273">
            <text:p>12.07.23</text:p>
          </table:table-cell>
          <table:table-cell office:value-type="string" table:style-name="ce193">
            <text:p>aliden nakit</text:p>
          </table:table-cell>
          <table:table-cell office:value-type="float" office:value="6050" table:style-name="ce254">
            <text:p>6.050,00</text:p>
          </table:table-cell>
          <table:table-cell table:style-name="ce275"/>
          <table:table-cell table:style-name="ce194"/>
          <table:table-cell office:value-type="float" office:value="10980.57999999998" table:formula="of:=[.E1256]-[.D1256]+[.G1255]" table:style-name="ce202">
            <text:p>10.980,5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12T00:00:00" table:style-name="ce273">
            <text:p>12.07.23</text:p>
          </table:table-cell>
          <table:table-cell office:value-type="string" table:style-name="ce193">
            <text:p>ziraat kredi için pervinin hesaptan ödenen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14430.57999999998" table:formula="of:=[.E1257]-[.D1257]+[.G1256]" table:style-name="ce202">
            <text:p>14.430,58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28T00:00:00" table:style-name="ce273">
            <text:p>28.07.23</text:p>
          </table:table-cell>
          <table:table-cell office:value-type="string" table:style-name="ce192">
            <text:p>toyota gaz afyon</text:p>
          </table:table-cell>
          <table:table-cell table:style-name="ce274"/>
          <table:table-cell office:value-type="float" office:value="555.87" table:style-name="ce281">
            <text:p>555,87</text:p>
          </table:table-cell>
          <table:table-cell table:style-name="ce194"/>
          <table:table-cell office:value-type="float" office:value="14986.449999999981" table:formula="of:=[.E1258]-[.D1258]+[.G1257]" table:style-name="ce202">
            <text:p>14.986,45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29T00:00:00" table:style-name="ce273">
            <text:p>29.07.23</text:p>
          </table:table-cell>
          <table:table-cell office:value-type="string" table:style-name="ce192">
            <text:p>toyota gaz izmir</text:p>
          </table:table-cell>
          <table:table-cell table:style-name="ce274"/>
          <table:table-cell office:value-type="float" office:value="400" table:style-name="ce277">
            <text:p>400</text:p>
          </table:table-cell>
          <table:table-cell table:style-name="ce194"/>
          <table:table-cell office:value-type="float" office:value="15386.449999999981" table:formula="of:=[.E1259]-[.D1259]+[.G1258]" table:style-name="ce202">
            <text:p>15.386,45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29T00:00:00" table:style-name="ce273">
            <text:p>29.07.23</text:p>
          </table:table-cell>
          <table:table-cell office:value-type="string" table:style-name="ce192">
            <text:p>Temmuz <text:s/>ayı pide-yağ-sebze</text:p>
          </table:table-cell>
          <table:table-cell table:style-name="ce274"/>
          <table:table-cell office:value-type="float" office:value="1342.95" table:style-name="ce277">
            <text:p>1342,95</text:p>
          </table:table-cell>
          <table:table-cell table:style-name="ce194"/>
          <table:table-cell office:value-type="float" office:value="16729.39999999998" table:formula="of:=[.E1260]-[.D1260]+[.G1259]" table:style-name="ce202">
            <text:p>16.729,40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9-30T00:00:00" table:style-name="ce273">
            <text:p>30.09.23</text:p>
          </table:table-cell>
          <table:table-cell office:value-type="string" table:style-name="ce192">
            <text:p>toyota gaz çorum</text:p>
          </table:table-cell>
          <table:table-cell table:style-name="ce274"/>
          <table:table-cell office:value-type="float" office:value="489.97" table:style-name="ce281">
            <text:p>489,97</text:p>
          </table:table-cell>
          <table:table-cell table:style-name="ce194"/>
          <table:table-cell office:value-type="float" office:value="17219.369999999981" table:formula="of:=[.E1261]-[.D1261]+[.G1260]" table:style-name="ce202">
            <text:p>17.219,37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office:value-type="date" office:date-value="2023-07-31T00:00:00" table:style-name="ce273">
            <text:p>31.07.23</text:p>
          </table:table-cell>
          <table:table-cell office:value-type="string" table:style-name="ce193">
            <text:p>hasan avşardan havale</text:p>
          </table:table-cell>
          <table:table-cell office:value-type="float" office:value="1000" table:style-name="ce254">
            <text:p>1.000,00</text:p>
          </table:table-cell>
          <table:table-cell table:style-name="ce277"/>
          <table:table-cell table:style-name="ce194"/>
          <table:table-cell office:value-type="float" office:value="16219.369999999981" table:formula="of:=[.E1262]-[.D1262]+[.G1261]" table:style-name="ce202">
            <text:p>16.219,37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282">
            <text:p><text:a xlink:href="../2007-2022-hesap%20toplamlar/2007-07-2023-slnKTOPLAM-AliBALCIda.pdf">2007-2022-hesap toplamlar\2007-07-2023-slnKTOPLAM-AliBALCIda.pdf</text:a></text:p>
          </table:table-cell>
          <table:table-cell table:style-name="ce274"/>
          <table:table-cell table:style-name="ce283"/>
          <table:table-cell table:style-name="ce194"/>
          <table:table-cell office:value-type="float" office:value="16219.369999999981" table:formula="of:=[.E1263]-[.D1263]+[.G1262]" table:style-name="ce202">
            <text:p>16.219,37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282">
            <text:p><text:a xlink:href="../2007-2022-hesap%20toplamlar/2023-dogusTOPLAM-AliBALCIda.pdf">2007-2022-hesap toplamlar\2023-dogusTOPLAM-AliBALCIda.pdf</text:a></text:p>
          </table:table-cell>
          <table:table-cell table:style-name="ce274"/>
          <table:table-cell table:style-name="ce283"/>
          <table:table-cell table:style-name="ce194"/>
          <table:table-cell office:value-type="float" office:value="16219.369999999981" table:formula="of:=[.E1264]-[.D1264]+[.G1263]" table:style-name="ce202">
            <text:p>16.219,37</text:p>
          </table:table-cell>
          <table:table-cell table:number-columns-repeated="6" table:style-name="ce196"/>
          <table:table-cell table:number-columns-repeated="16371"/>
        </table:table-row>
        <table:table-row table:style-name="ro1">
          <table:table-cell/>
          <table:table-cell table:style-name="ce273"/>
          <table:table-cell office:value-type="string" table:style-name="ce192">
            <text:p>TOPLAM HESAPlar PDF OLARAK ALİ BALCI YA VERİLDİ</text:p>
          </table:table-cell>
          <table:table-cell table:style-name="ce274"/>
          <table:table-cell table:style-name="ce283"/>
          <table:table-cell table:style-name="ce194"/>
          <table:table-cell office:value-type="float" office:value="16219.369999999981" table:formula="of:=[.E1265]-[.D1265]+[.G1264]" table:style-name="ce202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0T00:00:00" table:style-name="ce273">
            <text:p>10.08.23</text:p>
          </table:table-cell>
          <table:table-cell office:value-type="string" table:style-name="ce192">
            <text:p>aliden nakit ziraat kredi için</text:p>
          </table:table-cell>
          <table:table-cell office:value-type="float" office:value="3450" table:style-name="ce274">
            <text:p>3450</text:p>
          </table:table-cell>
          <table:table-cell table:style-name="ce275"/>
          <table:table-cell table:style-name="ce194"/>
          <table:table-cell office:value-type="float" office:value="12769.369999999981" table:formula="of:=[.E1266]-[.D1266]+[.G1265]" table:style-name="ce202">
            <text:p>12.76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273">
            <text:p>11.08.23</text:p>
          </table:table-cell>
          <table:table-cell office:value-type="string" table:style-name="ce193">
            <text:p>ziraat kredi için pervinin hesaptan ödenen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16219.369999999981" table:formula="of:=[.E1267]-[.D1267]+[.G1266]" table:style-name="ce202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23T00:00:00" table:style-name="ce273">
            <text:p>23.08.23</text:p>
          </table:table-cell>
          <table:table-cell office:value-type="string" table:style-name="ce192">
            <text:p>Ağustos <text:s/>ayı pide-yağ-sebze24-07*24-08</text:p>
          </table:table-cell>
          <table:table-cell table:style-name="ce254"/>
          <table:table-cell office:value-type="float" office:value="2423" table:style-name="ce275">
            <text:p>2.423,00</text:p>
          </table:table-cell>
          <table:table-cell table:style-name="ce194"/>
          <table:table-cell office:value-type="float" office:value="18642.369999999981" table:formula="of:=[.E1268]-[.D1268]+[.G1267]" table:style-name="ce202">
            <text:p>18.6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31T00:00:00" table:style-name="ce273">
            <text:p>31.08.23</text:p>
          </table:table-cell>
          <table:table-cell office:value-type="string" table:style-name="ce193">
            <text:p>çamoluk tyota gaz</text:p>
          </table:table-cell>
          <table:table-cell table:style-name="ce254"/>
          <table:table-cell office:value-type="float" office:value="300" table:style-name="ce275">
            <text:p>300,00</text:p>
          </table:table-cell>
          <table:table-cell table:style-name="ce194"/>
          <table:table-cell office:value-type="float" office:value="18942.369999999981" table:formula="of:=[.E1269]-[.D1269]+[.G1268]" table:style-name="ce202">
            <text:p>18.9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73">
            <text:p>15.09.23</text:p>
          </table:table-cell>
          <table:table-cell office:value-type="string" table:style-name="ce193">
            <text:p>pervinin hesaba gelen havale</text:p>
          </table:table-cell>
          <table:table-cell table:style-name="ce254"/>
          <table:table-cell office:value-type="float" office:value="3300" table:style-name="ce275">
            <text:p>3.300,00</text:p>
          </table:table-cell>
          <table:table-cell table:style-name="ce194"/>
          <table:table-cell office:value-type="float" office:value="22242.369999999981" table:formula="of:=[.E1270]-[.D1270]+[.G1269]" table:style-name="ce202">
            <text:p>22.2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273">
            <text:p>15.09.23</text:p>
          </table:table-cell>
          <table:table-cell office:value-type="string" table:style-name="ce193">
            <text:p>ziraat kredi için pervinin hesaptan ödenen</text:p>
          </table:table-cell>
          <table:table-cell office:value-type="float" office:value="3450" table:style-name="ce254">
            <text:p>3.450,00</text:p>
          </table:table-cell>
          <table:table-cell table:style-name="ce275"/>
          <table:table-cell table:style-name="ce194"/>
          <table:table-cell office:value-type="float" office:value="18792.369999999981" table:formula="of:=[.E1271]-[.D1271]+[.G1270]" table:style-name="ce202">
            <text:p>18.7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273">
            <text:p>23.09.23</text:p>
          </table:table-cell>
          <table:table-cell office:value-type="string" table:style-name="ce193">
            <text:p>Eylül <text:s/>ayı pide-yağ-sebze 24-08*24-09</text:p>
          </table:table-cell>
          <table:table-cell table:style-name="ce254"/>
          <table:table-cell office:value-type="float" office:value="4700" table:style-name="ce275">
            <text:p>4.700,00</text:p>
          </table:table-cell>
          <table:table-cell table:style-name="ce194"/>
          <table:table-cell office:value-type="float" office:value="23492.369999999981" table:formula="of:=[.E1272]-[.D1272]+[.G1271]" table:style-name="ce202">
            <text:p>23.4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2T00:00:00" table:style-name="ce273">
            <text:p>22.09.23</text:p>
          </table:table-cell>
          <table:table-cell office:value-type="string" table:style-name="ce193">
            <text:p>kayseri toyota gaz</text:p>
          </table:table-cell>
          <table:table-cell office:value-type="float" office:value="500" table:style-name="ce254">
            <text:p>500,00</text:p>
          </table:table-cell>
          <table:table-cell table:style-name="ce275"/>
          <table:table-cell table:style-name="ce194"/>
          <table:table-cell office:value-type="float" office:value="22992.369999999981" table:formula="of:=[.E1273]-[.D1273]+[.G1272]" table:style-name="ce202">
            <text:p>22.9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273">
            <text:p>30.09.23</text:p>
          </table:table-cell>
          <table:table-cell office:value-type="string" table:style-name="ce193">
            <text:p>orhana elden</text:p>
          </table:table-cell>
          <table:table-cell table:style-name="ce254"/>
          <table:table-cell office:value-type="float" office:value="300" table:style-name="ce275">
            <text:p>300,00</text:p>
          </table:table-cell>
          <table:table-cell table:style-name="ce194"/>
          <table:table-cell office:value-type="float" office:value="23292.369999999981" table:formula="of:=[.E1274]-[.D1274]+[.G1273]" table:style-name="ce202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73">
            <text:p>15.10.23</text:p>
          </table:table-cell>
          <table:table-cell office:value-type="string" table:style-name="ce193">
            <text:p>aliden ziraat için</text:p>
          </table:table-cell>
          <table:table-cell office:value-type="float" office:value="3450" table:style-name="ce254">
            <text:p>3.450,00</text:p>
          </table:table-cell>
          <table:table-cell table:style-name="ce275"/>
          <table:table-cell table:style-name="ce194"/>
          <table:table-cell office:value-type="float" office:value="19842.369999999981" table:formula="of:=[.E1275]-[.D1275]+[.G1274]" table:style-name="ce202">
            <text:p>19.8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73">
            <text:p>15.10.23</text:p>
          </table:table-cell>
          <table:table-cell office:value-type="string" table:style-name="ce193">
            <text:p>ziraat kredi için pervinin hesaptan ödenen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23292.369999999981" table:formula="of:=[.E1276]-[.D1276]+[.G1275]" table:style-name="ce202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4T00:00:00" table:style-name="ce273">
            <text:p>24.10.23</text:p>
          </table:table-cell>
          <table:table-cell office:value-type="string" table:style-name="ce193">
            <text:p>Ekim <text:s/>ayı pide-yağ-sebze 24-09*24-10</text:p>
          </table:table-cell>
          <table:table-cell table:style-name="ce254"/>
          <table:table-cell office:value-type="float" office:value="4247.01" table:style-name="ce275">
            <text:p>4.247,01</text:p>
          </table:table-cell>
          <table:table-cell table:style-name="ce194"/>
          <table:table-cell office:value-type="float" office:value="27539.379999999983" table:formula="of:=[.E1277]-[.D1277]+[.G1276]" table:style-name="ce202">
            <text:p>27.53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7T00:00:00" table:style-name="ce273">
            <text:p>27.10.23</text:p>
          </table:table-cell>
          <table:table-cell office:value-type="string" table:style-name="ce193">
            <text:p>toyota ceza 2 adet radar takipte</text:p>
          </table:table-cell>
          <table:table-cell table:style-name="ce254"/>
          <table:table-cell office:value-type="float" office:value="2092.1999999999998" table:style-name="ce275">
            <text:p>2.092,20</text:p>
          </table:table-cell>
          <table:table-cell table:style-name="ce194"/>
          <table:table-cell office:value-type="float" office:value="29631.579999999984" table:formula="of:=[.E1278]-[.D1278]+[.G1277]" table:style-name="ce202">
            <text:p>29.631,58</text:p>
          </table:table-cell>
          <table:table-cell table:number-columns-repeated="16377"/>
        </table:table-row>
        <table:table-row table:style-name="ro1">
          <table:table-cell/>
          <table:table-cell table:style-name="ce273"/>
          <table:table-cell office:value-type="string" table:style-name="ce193">
            <text:p>sistem pompa mezar taşı</text:p>
          </table:table-cell>
          <table:table-cell office:value-type="float" office:value="400" table:style-name="ce254">
            <text:p>400,00</text:p>
          </table:table-cell>
          <table:table-cell table:style-name="ce275"/>
          <table:table-cell table:style-name="ce194"/>
          <table:table-cell office:value-type="float" office:value="29231.579999999984" table:formula="of:=[.E1279]-[.D1279]+[.G1278]" table:style-name="ce202">
            <text:p>29.231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4T00:00:00" table:style-name="ce273">
            <text:p>14.11.23</text:p>
          </table:table-cell>
          <table:table-cell office:value-type="string" table:style-name="ce193">
            <text:p>izmir toyota gaz benzin</text:p>
          </table:table-cell>
          <table:table-cell table:style-name="ce254"/>
          <table:table-cell office:value-type="float" office:value="1144.1099999999999" table:style-name="ce275">
            <text:p>1.144,11</text:p>
          </table:table-cell>
          <table:table-cell table:style-name="ce194"/>
          <table:table-cell office:value-type="float" office:value="30375.689999999984" table:formula="of:=[.E1280]-[.D1280]+[.G1279]" table:style-name="ce202">
            <text:p>30.37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73">
            <text:p>16.11.23</text:p>
          </table:table-cell>
          <table:table-cell office:value-type="string" table:style-name="ce193">
            <text:p>aliden ziraat için</text:p>
          </table:table-cell>
          <table:table-cell office:value-type="float" office:value="3450" table:style-name="ce254">
            <text:p>3.450,00</text:p>
          </table:table-cell>
          <table:table-cell table:style-name="ce275"/>
          <table:table-cell table:style-name="ce194"/>
          <table:table-cell office:value-type="float" office:value="26925.689999999984" table:formula="of:=[.E1281]-[.D1281]+[.G1280]" table:style-name="ce202">
            <text:p>26.92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3T00:00:00" table:style-name="ce273">
            <text:p>23.11.23</text:p>
          </table:table-cell>
          <table:table-cell office:value-type="string" table:style-name="ce193">
            <text:p>Kasım <text:s/>ayı pide-yağ-sebze 24-10*24-11</text:p>
          </table:table-cell>
          <table:table-cell table:style-name="ce254"/>
          <table:table-cell office:value-type="float" office:value="2945.49" table:style-name="ce275">
            <text:p>2.945,49</text:p>
          </table:table-cell>
          <table:table-cell table:style-name="ce194"/>
          <table:table-cell office:value-type="float" office:value="29871.179999999986" table:formula="of:=[.E1282]-[.D1282]+[.G1281]" table:style-name="ce202">
            <text:p>29.871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9T00:00:00" table:style-name="ce273">
            <text:p>29.11.23</text:p>
          </table:table-cell>
          <table:table-cell office:value-type="string" table:style-name="ce193">
            <text:p>atila ev emlak vergisi</text:p>
          </table:table-cell>
          <table:table-cell table:style-name="ce254"/>
          <table:table-cell office:value-type="float" office:value="244.8" table:style-name="ce275">
            <text:p>244,80</text:p>
          </table:table-cell>
          <table:table-cell table:style-name="ce194"/>
          <table:table-cell office:value-type="float" office:value="30115.979999999985" table:formula="of:=[.E1283]-[.D1283]+[.G1282]" table:style-name="ce202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273">
            <text:p>06.12.23</text:p>
          </table:table-cell>
          <table:table-cell office:value-type="string" table:style-name="ce193">
            <text:p>aliden ziraat için</text:p>
          </table:table-cell>
          <table:table-cell office:value-type="float" office:value="3450" table:style-name="ce254">
            <text:p>3.450,00</text:p>
          </table:table-cell>
          <table:table-cell table:style-name="ce275"/>
          <table:table-cell table:style-name="ce194"/>
          <table:table-cell office:value-type="float" office:value="26665.979999999985" table:formula="of:=[.E1284]-[.D1284]+[.G1283]" table:style-name="ce202">
            <text:p>26.665,98</text:p>
          </table:table-cell>
          <table:table-cell table:number-columns-repeated="16377"/>
        </table:table-row>
        <table:table-row table:style-name="ro1">
          <table:table-cell/>
          <table:table-cell table:style-name="ce273"/>
          <table:table-cell office:value-type="string" table:style-name="ce193">
            <text:p>ziraat kredi için pervinin hesaptan ödenen</text:p>
          </table:table-cell>
          <table:table-cell table:style-name="ce254"/>
          <table:table-cell office:value-type="float" office:value="3450" table:style-name="ce275">
            <text:p>3.450,00</text:p>
          </table:table-cell>
          <table:table-cell table:style-name="ce194"/>
          <table:table-cell office:value-type="float" office:value="30115.979999999985" table:formula="of:=[.E1285]-[.D1285]+[.G1284]" table:style-name="ce202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31T00:00:00" table:style-name="ce273">
            <text:p>31.12.23</text:p>
          </table:table-cell>
          <table:table-cell office:value-type="string" table:style-name="ce193">
            <text:p>Lise Arkası kira <text:s text:c="2"/>149,188/4</text:p>
          </table:table-cell>
          <table:table-cell table:style-name="ce254"/>
          <table:table-cell office:value-type="float" office:value="37297" table:style-name="ce275">
            <text:p>37.297,00</text:p>
          </table:table-cell>
          <table:table-cell table:style-name="ce194"/>
          <table:table-cell office:value-type="float" office:value="67412.979999999981" table:formula="of:=[.E1286]-[.D1286]+[.G1285]" table:style-name="ce202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73"/>
          <table:table-cell table:style-name="ce193"/>
          <table:table-cell table:style-name="ce254"/>
          <table:table-cell table:style-name="ce284"/>
          <table:table-cell table:style-name="ce194"/>
          <table:table-cell office:value-type="float" office:value="67412.979999999981" table:formula="of:=[.E1287]-[.D1287]+[.G1286]" table:style-name="ce202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E1288]-[.D1288]+[.G1287]" table:style-name="ce202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E1289]-[.D1289]+[.G1288]" table:style-name="ce202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E1290]-[.D1290]+[.G1289]" table:style-name="ce202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0]+[.E1291]-[.D1291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1]+[.E1292]-[.D1292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2]+[.E1293]-[.D1293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3]+[.E1294]-[.D1294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4]+[.E1295]-[.D1295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5]+[.E1296]-[.D1296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6]+[.E1297]-[.D1297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7]+[.E1298]-[.D1298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8]+[.E1299]-[.D1299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299]+[.E1300]-[.D1300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0]+[.E1301]-[.D1301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1]+[.E1302]-[.D1302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2]+[.E1303]-[.D1303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3]+[.E1304]-[.D1304]" table:style-name="ce285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4]+[.E1305]-[.D1305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5]+[.E1306]-[.D1306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6]+[.E1307]-[.D1307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7]+[.E1308]-[.D1308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8]+[.E1309]-[.D1309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09]+[.E1310]-[.D1310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0]+[.E1311]-[.D1311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1]+[.E1312]-[.D1312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2]+[.E1313]-[.D1313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3]+[.E1314]-[.D1314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4]+[.E1315]-[.D1315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5]+[.E1316]-[.D1316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6]+[.E1317]-[.D1317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7]+[.E1318]-[.D1318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8]+[.E1319]-[.D1319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19]+[.E1320]-[.D1320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0]+[.E1321]-[.D1321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1]+[.E1322]-[.D1322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2]+[.E1323]-[.D1323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3]+[.E1324]-[.D1324]" table:style-name="ce285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4]+[.E1325]-[.D1325]" table:style-name="ce286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16377"/>
        </table:table-row>
        <table:table-row table:style-name="ro1">
          <table:table-cell/>
          <table:table-cell office:value-type="date" office:date-value="2023-12-31T00:00:00" table:style-name="ce206">
            <text:p>31.12.2023</text:p>
          </table:table-cell>
          <table:table-cell office:value-type="string" table:style-name="ce207">
            <text:p>YIL İÇİ <text:s/>TOPLAMI DĞŞ ALACAKLI</text:p>
          </table:table-cell>
          <table:table-cell office:value-type="float" office:value="46975" table:formula="of:=SUM([.D1226:.D1297])" table:style-name="ce208">
            <text:p>46.975,00</text:p>
          </table:table-cell>
          <table:table-cell office:value-type="float" office:value="116411.58" table:formula="of:=SUM([.E1226:.E1325])" table:style-name="ce208">
            <text:p>116.411,58</text:p>
          </table:table-cell>
          <table:table-cell table:style-name="ce192"/>
          <table:table-cell office:value-type="float" office:value="69436.58" table:formula="of:=[.E1327]-[.D1327]" table:style-name="ce210">
            <text:p>69.436,58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16377"/>
        </table:table-row>
        <table:table-row table:style-name="ro1">
          <table:table-cell/>
          <table:table-cell office:value-type="float" office:value="2023" table:style-name="ce259">
            <text:p>2023</text:p>
          </table:table-cell>
          <table:table-cell office:value-type="string" table:style-name="ce239">
            <text:p>2023 nakli yekün doğuş alacaklı</text:p>
          </table:table-cell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5]" table:style-name="ce287">
            <text:p>67.412,98</text:p>
          </table:table-cell>
          <table:table-cell table:number-columns-repeated="16377"/>
        </table:table-row>
        <table:table-row table:number-rows-repeated="6" table:style-name="ro1">
          <table:table-cell/>
          <table:table-cell table:style-name="ce247"/>
          <table:table-cell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string" table:style-name="ce288">
            <text:p>2007 – 2023 YIL SONU DEVREDEN BAKİYELER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formula="of:=[.B3]" table:style-name="ce247">
            <text:p>29.06.1905</text:p>
          </table:table-cell>
          <table:table-cell office:value-type="string" office:string-value="2006 dan  DEVİR DOĞUŞ ALACAKLI" table:formula="of:=[.C3]" table:style-name="ce193">
            <text:p>2006 dan <text:s/>DEVİR DOĞUŞ ALACAKLI</text:p>
          </table:table-cell>
          <table:table-cell table:style-name="ce194"/>
          <table:table-cell table:style-name="ce195"/>
          <table:table-cell table:style-name="ce194"/>
          <table:table-cell office:value-type="float" office:value="39929" table:formula="of:=[.G3]" table:style-name="ce285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07’den DEVİR DĞŞ ALACAKLI" table:formula="of:=[.C46]" table:style-name="ce193">
            <text:p>2007’den DEVİR DĞŞ ALACAKLI</text:p>
          </table:table-cell>
          <table:table-cell table:style-name="ce194"/>
          <table:table-cell table:style-name="ce195"/>
          <table:table-cell table:style-name="ce194"/>
          <table:table-cell office:value-type="float" office:value="21099" table:formula="of:=[.G46]" table:style-name="ce28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08’den DEVİR DĞŞ ALACAKLI" table:formula="of:=[.C106]" table:style-name="ce193">
            <text:p>2008’den DEVİR DĞŞ ALACAKLI</text:p>
          </table:table-cell>
          <table:table-cell table:style-name="ce194"/>
          <table:table-cell table:style-name="ce195"/>
          <table:table-cell table:style-name="ce194"/>
          <table:table-cell office:value-type="float" office:value="16367" table:formula="of:=[.G106]" table:style-name="ce28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09’dan DEVİR DĞŞ ALACAKLI" table:formula="of:=[.C123]" table:style-name="ce192">
            <text:p>2009’dan DEVİR DĞŞ ALACAKLI</text:p>
          </table:table-cell>
          <table:table-cell table:style-name="ce194"/>
          <table:table-cell table:style-name="ce195"/>
          <table:table-cell table:style-name="ce194"/>
          <table:table-cell office:value-type="float" office:value="13574" table:formula="of:=[.G123]" table:style-name="ce28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0’dan DEVİR DĞŞ ALACAKLI" table:formula="of:=[.C160]" table:style-name="ce192">
            <text:p>2010’dan DEVİR DĞŞ ALACAKLI</text:p>
          </table:table-cell>
          <table:table-cell table:style-name="ce194"/>
          <table:table-cell table:style-name="ce195"/>
          <table:table-cell table:style-name="ce194"/>
          <table:table-cell office:value-type="float" office:value="3897" table:formula="of:=[.G160]" table:style-name="ce28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1’den DEVİR" table:formula="of:=[.C218]" table:style-name="ce192">
            <text:p>2011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33978.53" table:formula="of:=[.G218]" table:style-name="ce28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2’den DEVİR" table:formula="of:=[.C337]" table:style-name="ce192">
            <text:p>2012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27323.21" table:formula="of:=[.G337]" table:style-name="ce28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3’den DEVİR" table:formula="of:=[.C422]" table:style-name="ce192">
            <text:p>2013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53054.73000000001" table:formula="of:=[.G422]" table:style-name="ce28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4’den DEVİR" table:formula="of:=[.C515]" table:style-name="ce192">
            <text:p>2014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155151.36999999997" table:formula="of:=[.G515]" table:style-name="ce28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5’den DEVİR" table:formula="of:=[.C691]" table:style-name="ce192">
            <text:p>2015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157473.52999999997" table:formula="of:=[.G691]" table:style-name="ce28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6’dan DEVİR" table:formula="of:=[.C804]" table:style-name="ce192">
            <text:p>2016’da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112858.31" table:formula="of:=[.G804]" table:style-name="ce28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7’den DEVİR" table:formula="of:=[.C926]" table:style-name="ce192">
            <text:p>2017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71388.22" table:formula="of:=[.G926]" table:style-name="ce28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8’den DEVİR" table:formula="of:=[.C982]" table:style-name="ce192">
            <text:p>2018’den DEVİR</text:p>
          </table:table-cell>
          <table:table-cell table:style-name="ce194"/>
          <table:table-cell table:style-name="ce195"/>
          <table:table-cell table:style-name="ce194"/>
          <table:table-cell office:value-type="float" office:value="-143827.70000000001" table:formula="of:=[.G982]" table:style-name="ce28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19 nakli yekün doğuş borçlu" table:formula="of:=[.C1040]" table:style-name="ce192">
            <text:p>2019 nakli yekün doğuş borçlu</text:p>
          </table:table-cell>
          <table:table-cell table:style-name="ce194"/>
          <table:table-cell table:style-name="ce195"/>
          <table:table-cell table:style-name="ce194"/>
          <table:table-cell office:value-type="float" office:value="-177200.17" table:formula="of:=[.G1040]" table:style-name="ce28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20 den nakli yekün doğuş borçlu" table:formula="of:=[.C1085]" table:style-name="ce192">
            <text:p>2020 den nakli yekün doğuş borçlu</text:p>
          </table:table-cell>
          <table:table-cell table:style-name="ce254"/>
          <table:table-cell table:style-name="ce233"/>
          <table:table-cell table:style-name="ce254"/>
          <table:table-cell office:value-type="float" office:value="-129402.41000000002" table:formula="of:=[.G1085]" table:style-name="ce28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21 den nakli yekün doğuş borçlu" table:formula="of:=[.C1160]" table:style-name="ce192">
            <text:p>2021 den nakli yekün doğuş borçlu</text:p>
          </table:table-cell>
          <table:table-cell table:style-name="ce254"/>
          <table:table-cell table:style-name="ce233"/>
          <table:table-cell table:style-name="ce254"/>
          <table:table-cell office:value-type="float" office:value="-83382.210000000021" table:formula="of:=[.G1160]" table:style-name="ce28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247"/>
          <table:table-cell office:value-type="string" office:string-value="2022 den nakli yekün doğuş borçlu" table:formula="of:=[.C1223]" table:style-name="ce193">
            <text:p>2022 den nakli yekün doğuş borçlu</text:p>
          </table:table-cell>
          <table:table-cell table:style-name="ce254"/>
          <table:table-cell table:style-name="ce233"/>
          <table:table-cell table:style-name="ce254"/>
          <table:table-cell office:value-type="float" office:value="-2023.6000000000231" table:formula="of:=[.G1223]" table:style-name="ce285">
            <text:p>-2.023,60</text:p>
          </table:table-cell>
          <table:table-cell table:number-columns-repeated="16377"/>
        </table:table-row>
        <table:table-row table:style-name="ro1">
          <table:table-cell/>
          <table:table-cell table:style-name="ce193"/>
          <table:table-cell office:value-type="string" office:string-value="2023 nakli yekün doğuş alacaklı" table:formula="of:=[.C1329]" table:style-name="ce193">
            <text:p>2023 nakli yekün doğuş alacaklı</text:p>
          </table:table-cell>
          <table:table-cell table:style-name="ce194"/>
          <table:table-cell table:style-name="ce195"/>
          <table:table-cell table:style-name="ce194"/>
          <table:table-cell office:value-type="float" office:value="67412.979999999981" table:formula="of:=[.G1329]" table:style-name="ce289">
            <text:p>67.412,98</text:p>
          </table:table-cell>
          <table:table-cell table:number-columns-repeated="16377"/>
        </table:table-row>
        <table:table-row table:number-rows-repeated="8"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table:style-name="ce29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style-name="ce194"/>
          <table:table-cell office:value-type="string" table:style-name="ce288">
            <text:p>2007 – 2023 YILİÇİ ALACAK-BORÇ BAKİYEL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office:value-type="string" table:style-name="ce290">
            <text:p>slnk ödeme</text:p>
          </table:table-cell>
          <table:table-cell office:value-type="string" table:style-name="ce291">
            <text:p>doğuş ödeme</text:p>
          </table:table-cell>
          <table:table-cell table:style-name="ce194"/>
          <table:table-cell table:style-name="ce288"/>
          <table:table-cell table:number-columns-repeated="16377"/>
        </table:table-row>
        <table:table-row table:style-name="ro1">
          <table:table-cell/>
          <table:table-cell office:value-type="float" office:value="2006" table:style-name="ce261">
            <text:p>2006</text:p>
          </table:table-cell>
          <table:table-cell office:value-type="string" office:string-value="2006 dan  DEVİR DOĞUŞ ALACAKLI" table:formula="of:=[.C3]" table:style-name="ce193">
            <text:p>2006 dan <text:s/>DEVİR DOĞUŞ ALACAKLI</text:p>
          </table:table-cell>
          <table:table-cell office:value-type="float" office:value="0" table:formula="of:=[.D3]" table:style-name="ce194">
            <text:p>0,00</text:p>
          </table:table-cell>
          <table:table-cell office:value-type="float" office:value="39929" table:formula="of:=[.E4]" table:style-name="ce195">
            <text:p>39.929,00</text:p>
          </table:table-cell>
          <table:table-cell table:style-name="ce194"/>
          <table:table-cell office:value-type="float" office:value="39929" table:formula="of:=[.G3]" table:style-name="ce194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7-12-31T00:00:00" table:formula="of:=[.B43]" table:style-name="ce247">
            <text:p>31.12.2007</text:p>
          </table:table-cell>
          <table:table-cell office:value-type="string" office:string-value="YIL İÇİ  TOPLAMI DĞŞ BORÇLU" table:formula="of:=[.C43]" table:style-name="ce193">
            <text:p>YIL İÇİ <text:s/>TOPLAMI DĞŞ BORÇLU</text:p>
          </table:table-cell>
          <table:table-cell office:value-type="float" office:value="31025" table:formula="of:=[.D43]" table:style-name="ce194">
            <text:p>31.025,00</text:p>
          </table:table-cell>
          <table:table-cell office:value-type="float" office:value="12195" table:formula="of:=[.E43]" table:style-name="ce195">
            <text:p>12.195,00</text:p>
          </table:table-cell>
          <table:table-cell table:style-name="ce194"/>
          <table:table-cell office:value-type="float" office:value="-18830" table:formula="of:=[.G43]" table:style-name="ce194">
            <text:p>-18.83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8-12-31T00:00:00" table:formula="of:=[.B104]" table:style-name="ce247">
            <text:p>31.12.2008</text:p>
          </table:table-cell>
          <table:table-cell office:value-type="string" office:string-value="YILİÇİ  TOPLAMI DĞŞ BORÇLU" table:formula="of:=[.C104]" table:style-name="ce193">
            <text:p>YILİÇİ <text:s/>TOPLAMI DĞŞ BORÇLU</text:p>
          </table:table-cell>
          <table:table-cell office:value-type="float" office:value="20241" table:formula="of:=[.D104]" table:style-name="ce194">
            <text:p>20.241,00</text:p>
          </table:table-cell>
          <table:table-cell office:value-type="float" office:value="15509" table:formula="of:=[.E104]" table:style-name="ce195">
            <text:p>15.509,00</text:p>
          </table:table-cell>
          <table:table-cell table:style-name="ce194"/>
          <table:table-cell office:value-type="float" office:value="-4732" table:formula="of:=[.G104]" table:style-name="ce194">
            <text:p>-4.73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9-12-31T00:00:00" table:formula="of:=[.B121]" table:style-name="ce247">
            <text:p>31.12.2009</text:p>
          </table:table-cell>
          <table:table-cell office:value-type="string" office:string-value="YILİÇİ  TOPLAMI DĞŞ BORÇLU" table:formula="of:=[.C121]" table:style-name="ce193">
            <text:p>YILİÇİ <text:s/>TOPLAMI DĞŞ BORÇLU</text:p>
          </table:table-cell>
          <table:table-cell office:value-type="float" office:value="4356" table:formula="of:=[.D121]" table:style-name="ce194">
            <text:p>4.356,00</text:p>
          </table:table-cell>
          <table:table-cell office:value-type="float" office:value="1563" table:formula="of:=[.E121]" table:style-name="ce195">
            <text:p>1.563,00</text:p>
          </table:table-cell>
          <table:table-cell table:style-name="ce194"/>
          <table:table-cell office:value-type="float" office:value="-2793" table:formula="of:=[.G121]" table:style-name="ce194">
            <text:p>-2.79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0-12-31T00:00:00" table:formula="of:=[.B158]" table:style-name="ce247">
            <text:p>31.12.2010</text:p>
          </table:table-cell>
          <table:table-cell office:value-type="string" office:string-value="YILİÇİ  TOPLAMI DĞŞ BORÇLU" table:formula="of:=[.C158]" table:style-name="ce193">
            <text:p>YILİÇİ <text:s/>TOPLAMI DĞŞ BORÇLU</text:p>
          </table:table-cell>
          <table:table-cell office:value-type="float" office:value="10945" table:formula="of:=[.D158]" table:style-name="ce194">
            <text:p>10.945,00</text:p>
          </table:table-cell>
          <table:table-cell office:value-type="float" office:value="1268" table:formula="of:=[.E158]" table:style-name="ce195">
            <text:p>1.268,00</text:p>
          </table:table-cell>
          <table:table-cell table:style-name="ce194"/>
          <table:table-cell office:value-type="float" office:value="-9677" table:formula="of:=[.G158]" table:style-name="ce194">
            <text:p>-9.677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2-31T00:00:00" table:formula="of:=[.B216]" table:style-name="ce247">
            <text:p>31.12.2011</text:p>
          </table:table-cell>
          <table:table-cell office:value-type="string" office:string-value="YILİÇİ  TOPLAMI DĞŞ BORÇLU" table:formula="of:=[.C216]" table:style-name="ce193">
            <text:p>YILİÇİ <text:s/>TOPLAMI DĞŞ BORÇLU</text:p>
          </table:table-cell>
          <table:table-cell office:value-type="float" office:value="64953.53" table:formula="of:=[.D216]" table:style-name="ce194">
            <text:p>64.953,53</text:p>
          </table:table-cell>
          <table:table-cell office:value-type="float" office:value="27078" table:formula="of:=[.E216]" table:style-name="ce195">
            <text:p>27.078,00</text:p>
          </table:table-cell>
          <table:table-cell table:style-name="ce194"/>
          <table:table-cell office:value-type="float" office:value="-37875.53" table:formula="of:=[.G216]" table:style-name="ce194">
            <text:p>-37.87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31T00:00:00" table:formula="of:=[.B327]" table:style-name="ce247">
            <text:p>31.12.2012</text:p>
          </table:table-cell>
          <table:table-cell office:value-type="string" office:string-value="YILİÇİ  TOPLAMI DĞŞ ALACAKLI" table:formula="of:=[.C327]" table:style-name="ce193">
            <text:p>YILİÇİ <text:s/>TOPLAMI DĞŞ ALACAKLI</text:p>
          </table:table-cell>
          <table:table-cell office:value-type="float" office:value="159251.68" table:formula="of:=[.D327]" table:style-name="ce194">
            <text:p>159.251,68</text:p>
          </table:table-cell>
          <table:table-cell office:value-type="float" office:value="165907" table:formula="of:=[.E327]" table:style-name="ce195">
            <text:p>165.907,00</text:p>
          </table:table-cell>
          <table:table-cell table:style-name="ce194"/>
          <table:table-cell office:value-type="float" office:value="6655.320000000007" table:formula="of:=[.G327]" table:style-name="ce194">
            <text:p>6.65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31T00:00:00" table:formula="of:=[.B421]" table:style-name="ce247">
            <text:p>31.12.2013</text:p>
          </table:table-cell>
          <table:table-cell office:value-type="string" office:string-value="YILİÇİ  TOPLAMI DĞŞ ALACAKLI" table:formula="of:=[.C421]" table:style-name="ce193">
            <text:p>YILİÇİ <text:s/>TOPLAMI DĞŞ ALACAKLI</text:p>
          </table:table-cell>
          <table:table-cell office:value-type="float" office:value="125349.06" table:formula="of:=[.D421]" table:style-name="ce194">
            <text:p>125.349,06</text:p>
          </table:table-cell>
          <table:table-cell office:value-type="float" office:value="205727" table:formula="of:=[.E421]" table:style-name="ce195">
            <text:p>205.727,00</text:p>
          </table:table-cell>
          <table:table-cell table:style-name="ce194"/>
          <table:table-cell office:value-type="float" office:value="80377.94" table:formula="of:=[.G421]" table:style-name="ce194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31T00:00:00" table:formula="of:=[.B513]" table:style-name="ce247">
            <text:p>31.12.2014</text:p>
          </table:table-cell>
          <table:table-cell office:value-type="string" office:string-value="YILİÇİ  TOPLAMI DĞŞ BORÇLU" table:formula="of:=[.C513]" table:style-name="ce193">
            <text:p>YILİÇİ <text:s/>TOPLAMI DĞŞ BORÇLU</text:p>
          </table:table-cell>
          <table:table-cell office:value-type="float" office:value="455235.1" table:formula="of:=[.D513]" table:style-name="ce194">
            <text:p>455.235,10</text:p>
          </table:table-cell>
          <table:table-cell office:value-type="float" office:value="247029" table:formula="of:=[.E513]" table:style-name="ce195">
            <text:p>247.029,00</text:p>
          </table:table-cell>
          <table:table-cell table:style-name="ce194"/>
          <table:table-cell office:value-type="float" office:value="-208206.09999999998" table:formula="of:=[.G513]" table:style-name="ce194">
            <text:p>-208.206,1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1T00:00:00" table:formula="of:=[.B689]" table:style-name="ce247">
            <text:p>31.12.2015</text:p>
          </table:table-cell>
          <table:table-cell office:value-type="string" office:string-value="YILİÇİ  TOPLAMI DĞŞ ALACAKLI" table:formula="of:=[.C689]" table:style-name="ce193">
            <text:p>YILİÇİ <text:s/>TOPLAMI DĞŞ ALACAKLI</text:p>
          </table:table-cell>
          <table:table-cell office:value-type="float" office:value="894444.42" table:formula="of:=[.D689]" table:style-name="ce194">
            <text:p>894.444,42</text:p>
          </table:table-cell>
          <table:table-cell office:value-type="float" office:value="892122.25999999989" table:formula="of:=[.E689]" table:style-name="ce195">
            <text:p>892.122,26</text:p>
          </table:table-cell>
          <table:table-cell table:style-name="ce194"/>
          <table:table-cell office:value-type="float" office:value="-2322.160000000149" table:formula="of:=[.G689]" table:style-name="ce194">
            <text:p>-2.322,1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1T00:00:00" table:formula="of:=[.B802]" table:style-name="ce247">
            <text:p>31.12.2016</text:p>
          </table:table-cell>
          <table:table-cell office:value-type="string" office:string-value="YILİÇİ  TOPLAMI DĞŞ ALACAKLI" table:formula="of:=[.C802]" table:style-name="ce193">
            <text:p>YILİÇİ <text:s/>TOPLAMI DĞŞ ALACAKLI</text:p>
          </table:table-cell>
          <table:table-cell office:value-type="float" office:value="320751.71000000002" table:formula="of:=[.D802]" table:style-name="ce194">
            <text:p>320.751,71</text:p>
          </table:table-cell>
          <table:table-cell office:value-type="float" office:value="365366.93000000005" table:formula="of:=[.E802]" table:style-name="ce195">
            <text:p>365.366,93</text:p>
          </table:table-cell>
          <table:table-cell table:style-name="ce194"/>
          <table:table-cell office:value-type="float" office:value="44615.22000000003" table:formula="of:=[.G802]" table:style-name="ce194">
            <text:p>44.615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31T00:00:00" table:formula="of:=[.B924]" table:style-name="ce247">
            <text:p>31.12.2017</text:p>
          </table:table-cell>
          <table:table-cell office:value-type="string" office:string-value="YILİÇİ  TOPLAMI DĞŞ ALACAKLI" table:formula="of:=[.C924]" table:style-name="ce193">
            <text:p>YILİÇİ <text:s/>TOPLAMI DĞŞ ALACAKLI</text:p>
          </table:table-cell>
          <table:table-cell office:value-type="float" office:value="624705.41" table:formula="of:=[.D924]" table:style-name="ce194">
            <text:p>624.705,41</text:p>
          </table:table-cell>
          <table:table-cell office:value-type="float" office:value="666175.5" table:formula="of:=[.E924]" table:style-name="ce195">
            <text:p>666.175,50</text:p>
          </table:table-cell>
          <table:table-cell table:style-name="ce194"/>
          <table:table-cell office:value-type="float" office:value="41470.089999999967" table:formula="of:=[.G924]" table:style-name="ce194">
            <text:p>41.470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31T00:00:00" table:formula="of:=[.B980]" table:style-name="ce247">
            <text:p>31.12.2018</text:p>
          </table:table-cell>
          <table:table-cell office:value-type="string" office:string-value="YILİÇİ  TOPLAMI DĞŞ BORÇLU" table:formula="of:=[.C980]" table:style-name="ce193">
            <text:p>YILİÇİ <text:s/>TOPLAMI DĞŞ BORÇLU</text:p>
          </table:table-cell>
          <table:table-cell office:value-type="float" office:value="265190.21000000002" table:formula="of:=[.D980]" table:style-name="ce194">
            <text:p>265.190,21</text:p>
          </table:table-cell>
          <table:table-cell office:value-type="float" office:value="192750.72999999998" table:formula="of:=[.E980]" table:style-name="ce195">
            <text:p>192.750,73</text:p>
          </table:table-cell>
          <table:table-cell table:style-name="ce194"/>
          <table:table-cell office:value-type="float" office:value="-72439.48000000004" table:formula="of:=[.G980]" table:style-name="ce194">
            <text:p>-72.439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31T00:00:00" table:formula="of:=[.B1038]" table:style-name="ce247">
            <text:p>31.12.2019</text:p>
          </table:table-cell>
          <table:table-cell office:value-type="string" office:string-value="YILİÇİ  TOPLAMI DĞŞ BORÇLU" table:formula="of:=[.C1038]" table:style-name="ce193">
            <text:p>YILİÇİ <text:s/>TOPLAMI DĞŞ BORÇLU</text:p>
          </table:table-cell>
          <table:table-cell office:value-type="float" office:value="94567.47" table:formula="of:=[.D1038]" table:style-name="ce194">
            <text:p>94.567,47</text:p>
          </table:table-cell>
          <table:table-cell office:value-type="float" office:value="61195" table:formula="of:=[.E1038]" table:style-name="ce195">
            <text:p>61.195,00</text:p>
          </table:table-cell>
          <table:table-cell table:style-name="ce194"/>
          <table:table-cell office:value-type="float" office:value="-33372.47" table:formula="of:=[.G1038]" table:style-name="ce194">
            <text:p>-33.372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2-31T00:00:00" table:formula="of:=[.B1083]" table:style-name="ce247">
            <text:p>31.12.2020</text:p>
          </table:table-cell>
          <table:table-cell office:value-type="string" office:string-value="YILİÇİ  TOPLAMI DĞŞ ALACAKLI" table:formula="of:=[.C1083]" table:style-name="ce193">
            <text:p>YILİÇİ <text:s/>TOPLAMI DĞŞ ALACAKLI</text:p>
          </table:table-cell>
          <table:table-cell office:value-type="float" office:value="66742.240000000005" table:formula="of:=[.D1083]" table:style-name="ce194">
            <text:p>66.742,24</text:p>
          </table:table-cell>
          <table:table-cell office:value-type="float" office:value="114540" table:formula="of:=[.E1083]" table:style-name="ce195">
            <text:p>114.540,00</text:p>
          </table:table-cell>
          <table:table-cell table:style-name="ce194"/>
          <table:table-cell office:value-type="float" office:value="47797.759999999995" table:formula="of:=[.G1083]" table:style-name="ce194">
            <text:p>47.797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2-31T00:00:00" table:formula="of:=[.B1158]" table:style-name="ce247">
            <text:p>31.12.2021</text:p>
          </table:table-cell>
          <table:table-cell office:value-type="string" office:string-value="YILİÇİ  TOPLAMI DĞŞ ALACAKLI" table:formula="of:=[.C1158]" table:style-name="ce193">
            <text:p>YILİÇİ <text:s/>TOPLAMI DĞŞ ALACAKLI</text:p>
          </table:table-cell>
          <table:table-cell office:value-type="float" office:value="56464" table:formula="of:=[.D1158]" table:style-name="ce194">
            <text:p>56.464,00</text:p>
          </table:table-cell>
          <table:table-cell office:value-type="float" office:value="102484.2" table:formula="of:=[.E1158]" table:style-name="ce195">
            <text:p>102.484,20</text:p>
          </table:table-cell>
          <table:table-cell table:style-name="ce194"/>
          <table:table-cell office:value-type="float" office:value="46020.2" table:formula="of:=[.G1158]" table:style-name="ce194">
            <text:p>46.020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formula="of:=[.B1385]" table:style-name="ce247">
            <text:p>31.12.2022</text:p>
          </table:table-cell>
          <table:table-cell office:value-type="string" office:string-value="YIL İÇİ  TOPLAMI DĞŞ ALACAKLI" table:formula="of:=[.C1221]" table:style-name="ce193">
            <text:p>YIL İÇİ <text:s/>TOPLAMI DĞŞ ALACAKLI</text:p>
          </table:table-cell>
          <table:table-cell office:value-type="float" office:value="69650" table:formula="of:=[.D1221]" table:style-name="ce194">
            <text:p>69.650,00</text:p>
          </table:table-cell>
          <table:table-cell office:value-type="float" office:value="151008.60999999999" table:formula="of:=[.E1221]" table:style-name="ce195">
            <text:p>151.008,61</text:p>
          </table:table-cell>
          <table:table-cell table:style-name="ce194"/>
          <table:table-cell office:value-type="float" office:value="81358.609999999986" table:formula="of:=[.G1221]" table:style-name="ce194">
            <text:p>81.35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31T00:00:00" table:formula="of:=[.B1327]" table:style-name="ce247">
            <text:p>31.12.2023</text:p>
          </table:table-cell>
          <table:table-cell office:value-type="string" office:string-value="YIL İÇİ  TOPLAMI DĞŞ ALACAKLI" table:formula="of:=[.C1327]" table:style-name="ce193">
            <text:p>YIL İÇİ <text:s/>TOPLAMI DĞŞ ALACAKLI</text:p>
          </table:table-cell>
          <table:table-cell office:value-type="float" office:value="46975" table:formula="of:=[.D1327]" table:style-name="ce194">
            <text:p>46.975,00</text:p>
          </table:table-cell>
          <table:table-cell office:value-type="float" office:value="116411.58" table:formula="of:=[.E1327]" table:style-name="ce195">
            <text:p>116.411,58</text:p>
          </table:table-cell>
          <table:table-cell table:style-name="ce194"/>
          <table:table-cell office:value-type="float" office:value="69436.58" table:formula="of:=[.G1327]" table:style-name="ce194">
            <text:p>69.436,58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93"/>
          <table:table-cell table:style-name="ce194"/>
          <table:table-cell table:style-name="ce195"/>
          <table:table-cell table:number-columns-repeated="2" table:style-name="ce194"/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206">
            <text:p>31.12.2022</text:p>
          </table:table-cell>
          <table:table-cell office:value-type="string" table:style-name="ce207">
            <text:p>2007-2022 TOPLAMI DĞŞ ALCKL</text:p>
          </table:table-cell>
          <table:table-cell office:value-type="float" office:value="3310846.8300000005" table:formula="of:=SUM([.D1366:.D1383])" table:style-name="ce256">
            <text:p>3.310.846,83</text:p>
          </table:table-cell>
          <table:table-cell office:value-type="float" office:value="3378259.81" table:formula="of:=SUM([.E1366:.E1383])" table:style-name="ce292">
            <text:p>3.378.259,81</text:p>
          </table:table-cell>
          <table:table-cell table:style-name="ce256"/>
          <table:table-cell office:value-type="float" office:value="67412.979999999516" table:formula="of:=[.E1385]-[.D1385]" table:style-name="ce293">
            <text:p>67.412,98</text:p>
          </table:table-cell>
          <table:table-cell table:number-columns-repeated="16377"/>
        </table:table-row>
        <table:table-row table:number-rows-repeated="1047191" table:style-name="ro1">
          <table:table-cell table:number-columns-repeated="16384"/>
        </table:table-row>
      </table:table>
      <table:table table:name="03_LS" table:style-name="ta1">
        <table:table-column table:style-name="co10" table:default-cell-style-name="ce12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14" table:default-cell-style-name="ce8"/>
        <table:table-column table:style-name="co12" table:default-cell-style-name="ce8"/>
        <table:table-column table:style-name="co8" table:number-columns-repeated="57" table:default-cell-style-name="ce8"/>
        <table:table-column table:style-name="co8" table:number-columns-repeated="959" table:default-cell-style-name="ce7"/>
        <table:table-column table:style-name="co9" table:default-cell-style-name="ce7"/>
        <table:table-column table:style-name="co9" table:number-columns-repeated="15360" table:default-cell-style-name="ce1"/>
        <table:table-row table:style-name="ro3">
          <table:table-cell office:value-type="string" table:style-name="ce6">
            <text:p>Lise arkası Kira</text:p>
          </table:table-cell>
          <table:table-cell table:number-columns-repeated="5" table:style-name="ce7"/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6"/>
          <table:table-cell table:style-name="ce7"/>
          <table:table-cell office:value-type="float" office:value="410419.94" table:formula="of:=SUM([.C3:.C27])" table:style-name="ce6">
            <text:p>410.419,94</text:p>
          </table:table-cell>
          <table:table-cell office:value-type="float" office:value="410419.94" table:formula="of:=SUM([.D3:.D27])" table:style-name="ce6">
            <text:p>410.419,94</text:p>
          </table:table-cell>
          <table:table-cell office:value-type="float" office:value="38266.14" table:formula="of:=SUM([.E3:.E27])" table:style-name="ce6">
            <text:p>38.266,14</text:p>
          </table:table-cell>
          <table:table-cell office:value-type="float" office:value="372153.8" table:formula="of:=[.D2]-[.E2]" table:style-name="ce6">
            <text:p>372.153,8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office:value-type="string" table:style-name="ce9">
            <text:p>Tarih</text:p>
          </table:table-cell>
          <table:table-cell office:value-type="string" table:style-name="ce10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Gelir</text:p>
          </table:table-cell>
          <table:table-cell office:value-type="string" table:style-name="ce11">
            <text:p>Gider</text:p>
          </table:table-cell>
          <table:table-cell office:value-type="string" table:style-name="ce11">
            <text:p>Kasa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office:value-type="date" office:date-value="2011-09-01T00:00:00" table:style-name="ce12">
            <text:p>09.01.2011</text:p>
          </table:table-cell>
          <table:table-cell office:value-type="string" table:style-name="ce8">
            <text:p>Dursun Çalışkan</text:p>
          </table:table-cell>
          <table:table-cell office:value-type="float" office:value="14800" table:style-name="ce8">
            <text:p>14.800,00</text:p>
          </table:table-cell>
          <table:table-cell office:value-type="float" office:value="14800" table:style-name="ce8">
            <text:p>14.800,00</text:p>
          </table:table-cell>
          <table:table-cell table:style-name="ce8"/>
          <table:table-cell office:value-type="float" office:value="14800" table:formula="of:=[.D4]" table:style-name="ce8">
            <text:p>14.800,0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office:value-type="float" office:value="2011" table:style-name="ce7">
            <text:p>2011</text:p>
          </table:table-cell>
          <table:table-cell office:value-type="string" table:style-name="ce13">
            <text:p>Hasibe Balcı</text:p>
          </table:table-cell>
          <table:table-cell table:style-name="ce7"/>
          <table:table-cell table:style-name="ce8"/>
          <table:table-cell office:value-type="float" office:value="10060.59" table:style-name="ce8">
            <text:p>10.060,59</text:p>
          </table:table-cell>
          <table:table-cell office:value-type="float" office:value="4739.41" table:formula="of:=[.F4]+[.D5]-[.E5]" table:style-name="ce8">
            <text:p>4.739,41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eski 4 kömür parası</text:p>
          </table:table-cell>
          <table:table-cell table:style-name="ce7"/>
          <table:table-cell table:style-name="ce8"/>
          <table:table-cell office:value-type="float" office:value="210" table:style-name="ce8">
            <text:p>210,00</text:p>
          </table:table-cell>
          <table:table-cell office:value-type="float" office:value="4529.41" table:formula="of:=[.F5]+[.D6]-[.E6]" table:style-name="ce8">
            <text:p>4.529,41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12"/>
          <table:table-cell office:value-type="string" table:style-name="ce8">
            <text:p>su vergi bldy <text:s text:c="13"/>1862 amcamın hesabına yazıldı</text:p>
          </table:table-cell>
          <table:table-cell table:style-name="ce7"/>
          <table:table-cell table:style-name="ce8"/>
          <table:table-cell office:value-type="float" office:value="4290" table:style-name="ce8">
            <text:p>4.290,00</text:p>
          </table:table-cell>
          <table:table-cell office:value-type="float" office:value="239.40999999999985" table:formula="of:=[.F6]+[.D7]-[.E7]" table:style-name="ce8">
            <text:p>239,41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12"/>
          <table:table-cell office:value-type="string" table:style-name="ce8">
            <text:p><text:span text:style-name="T1">emlak vergisi 5020-1862=3158</text:span></text:p>
          </table:table-cell>
          <table:table-cell table:style-name="ce7"/>
          <table:table-cell table:style-name="ce8"/>
          <table:table-cell office:value-type="float" office:value="3158" table:style-name="ce8">
            <text:p>3.158,00</text:p>
          </table:table-cell>
          <table:table-cell office:value-type="float" office:value="-2918.59" table:formula="of:=[.F7]+[.D8]-[.E8]" table:style-name="ce8">
            <text:p>-2.918,59</text:p>
          </table:table-cell>
          <table:table-cell office:value-type="float" office:value="-2918.59" table:formula="of:=[.F8]" table:style-name="ce8">
            <text:p>-2.918,59</text:p>
          </table:table-cell>
          <table:table-cell table:number-columns-repeated="16377"/>
        </table:table-row>
        <table:table-row table:style-name="ro3">
          <table:table-cell office:value-type="date" office:date-value="2012-09-01T00:00:00" table:style-name="ce14">
            <text:p>09.01.2012</text:p>
          </table:table-cell>
          <table:table-cell office:value-type="string" table:style-name="ce15">
            <text:p>Ahmet Çalışkan<text:s text:c="2"/></text:p>
          </table:table-cell>
          <table:table-cell office:value-type="float" office:value="17000" table:style-name="ce15">
            <text:p>17.000,00</text:p>
          </table:table-cell>
          <table:table-cell office:value-type="float" office:value="17000" table:style-name="ce15">
            <text:p>17.000,00</text:p>
          </table:table-cell>
          <table:table-cell table:style-name="ce15"/>
          <table:table-cell office:value-type="float" office:value="17000" table:formula="of:=[.D9]" table:style-name="ce15">
            <text:p>17.000,00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float" office:value="2012" table:style-name="ce7">
            <text:p>2012</text:p>
          </table:table-cell>
          <table:table-cell office:value-type="string" table:style-name="ce13">
            <text:p>Hasibe Balcı</text:p>
          </table:table-cell>
          <table:table-cell table:style-name="ce7"/>
          <table:table-cell table:style-name="ce8"/>
          <table:table-cell office:value-type="float" office:value="2869.96" table:style-name="ce8">
            <text:p>2.869,96</text:p>
          </table:table-cell>
          <table:table-cell office:value-type="float" office:value="14130.04" table:formula="of:=[.F9]+[.D10]-[.E10]" table:style-name="ce8">
            <text:p>14.130,04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16"/>
          <table:table-cell office:value-type="string" table:style-name="ce17">
            <text:p>avukat sözleşme</text:p>
          </table:table-cell>
          <table:table-cell table:style-name="ce18"/>
          <table:table-cell table:style-name="ce19"/>
          <table:table-cell office:value-type="float" office:value="200" table:style-name="ce19">
            <text:p>200,00</text:p>
          </table:table-cell>
          <table:table-cell office:value-type="float" office:value="13930.04" table:formula="of:=[.F10]+[.D11]-[.E11]" table:style-name="ce19">
            <text:p>13.930,04</text:p>
          </table:table-cell>
          <table:table-cell office:value-type="float" office:value="13930.04" table:formula="of:=[.F11]" table:style-name="ce20">
            <text:p>13.930,04</text:p>
          </table:table-cell>
          <table:table-cell table:number-columns-repeated="16377"/>
        </table:table-row>
        <table:table-row table:style-name="ro3">
          <table:table-cell office:value-type="date" office:date-value="2013-09-01T00:00:00" table:style-name="ce12">
            <text:p>09.01.2013</text:p>
          </table:table-cell>
          <table:table-cell office:value-type="string" table:style-name="ce8">
            <text:p>Ahmet Çalışkan</text:p>
          </table:table-cell>
          <table:table-cell office:value-type="float" office:value="18700" table:style-name="ce8">
            <text:p>18.700,00</text:p>
          </table:table-cell>
          <table:table-cell office:value-type="float" office:value="18700" table:style-name="ce8">
            <text:p>18.700,00</text:p>
          </table:table-cell>
          <table:table-cell table:style-name="ce8"/>
          <table:table-cell office:value-type="float" office:value="18700" table:formula="of:=[.D12]" table:style-name="ce8">
            <text:p>18.700,00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float" office:value="2013" table:style-name="ce18">
            <text:p>2013</text:p>
          </table:table-cell>
          <table:table-cell office:value-type="string" table:style-name="ce17">
            <text:p>Hasibe Balcı</text:p>
          </table:table-cell>
          <table:table-cell table:style-name="ce18"/>
          <table:table-cell table:style-name="ce19"/>
          <table:table-cell office:value-type="float" office:value="2981.88" table:style-name="ce19">
            <text:p>2.981,88</text:p>
          </table:table-cell>
          <table:table-cell office:value-type="float" office:value="15718.119999999999" table:formula="of:=[.F12]+[.D13]-[.E13]" table:style-name="ce19">
            <text:p>15.718,12</text:p>
          </table:table-cell>
          <table:table-cell office:value-type="float" office:value="15718.119999999999" table:formula="of:=[.F13]" table:style-name="ce20">
            <text:p>15.718,12</text:p>
          </table:table-cell>
          <table:table-cell table:number-columns-repeated="16377"/>
        </table:table-row>
        <table:table-row table:style-name="ro3">
          <table:table-cell office:value-type="date" office:date-value="2014-09-01T00:00:00" table:style-name="ce12">
            <text:p>09.01.2014</text:p>
          </table:table-cell>
          <table:table-cell office:value-type="string" table:style-name="ce8">
            <text:p>Ahmet Çalışkan</text:p>
          </table:table-cell>
          <table:table-cell office:value-type="float" office:value="20500" table:style-name="ce8">
            <text:p>20.500,00</text:p>
          </table:table-cell>
          <table:table-cell office:value-type="float" office:value="20500" table:style-name="ce8">
            <text:p>20.500,00</text:p>
          </table:table-cell>
          <table:table-cell table:style-name="ce8"/>
          <table:table-cell office:value-type="float" office:value="20500" table:formula="of:=[.D14]" table:style-name="ce8">
            <text:p>20.500,00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float" office:value="2014" table:style-name="ce7">
            <text:p>2014</text:p>
          </table:table-cell>
          <table:table-cell office:value-type="string" table:style-name="ce13">
            <text:p>Hasibe Balcı</text:p>
          </table:table-cell>
          <table:table-cell table:style-name="ce7"/>
          <table:table-cell table:style-name="ce8"/>
          <table:table-cell office:value-type="float" office:value="2495.71" table:style-name="ce8">
            <text:p>2.495,71</text:p>
          </table:table-cell>
          <table:table-cell office:value-type="float" office:value="18004.29" table:formula="of:=[.F14]+[.D15]-[.E15]" table:style-name="ce8">
            <text:p>18.004,29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12"/>
          <table:table-cell office:value-type="string" table:style-name="ce8">
            <text:p>naciye annemin hesabı</text:p>
          </table:table-cell>
          <table:table-cell table:style-name="ce7"/>
          <table:table-cell table:style-name="ce8"/>
          <table:table-cell office:value-type="float" office:value="6000" table:style-name="ce8">
            <text:p>6.000,00</text:p>
          </table:table-cell>
          <table:table-cell office:value-type="float" office:value="12004.29" table:formula="of:=[.F15]+[.D16]-[.E16]" table:style-name="ce8">
            <text:p>12.004,29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12"/>
          <table:table-cell office:value-type="string" table:style-name="ce13">
            <text:p>tapu masrafı ali balcı</text:p>
          </table:table-cell>
          <table:table-cell table:style-name="ce7"/>
          <table:table-cell table:style-name="ce8"/>
          <table:table-cell office:value-type="float" office:value="1000" table:style-name="ce8">
            <text:p>1.000,00</text:p>
          </table:table-cell>
          <table:table-cell office:value-type="float" office:value="11004.29" table:formula="of:=[.F16]+[.D17]-[.E17]" table:style-name="ce8">
            <text:p>11.004,29</text:p>
          </table:table-cell>
          <table:table-cell table:style-name="ce6"/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16"/>
          <table:table-cell office:value-type="string" table:style-name="ce17">
            <text:p>tapu masrafı ali balcı</text:p>
          </table:table-cell>
          <table:table-cell table:style-name="ce18"/>
          <table:table-cell table:style-name="ce19"/>
          <table:table-cell office:value-type="float" office:value="5000" table:style-name="ce19">
            <text:p>5.000,00</text:p>
          </table:table-cell>
          <table:table-cell office:value-type="float" office:value="6004.2900000000009" table:formula="of:=[.F17]+[.D18]-[.E18]" table:style-name="ce19">
            <text:p>6.004,29</text:p>
          </table:table-cell>
          <table:table-cell office:value-type="float" office:value="6004.2900000000009" table:formula="of:=[.F18]" table:style-name="ce20">
            <text:p>6.004,29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date" office:date-value="2015-09-01T00:00:00" table:style-name="ce12">
            <text:p>09.01.2015</text:p>
          </table:table-cell>
          <table:table-cell office:value-type="string" table:style-name="ce8">
            <text:p>Ahmet Çalışkan</text:p>
          </table:table-cell>
          <table:table-cell office:value-type="float" office:value="22550" table:style-name="ce8">
            <text:p>22.550,00</text:p>
          </table:table-cell>
          <table:table-cell office:value-type="float" office:value="22550" table:style-name="ce8">
            <text:p>22.550,00</text:p>
          </table:table-cell>
          <table:table-cell table:style-name="ce8"/>
          <table:table-cell office:value-type="float" office:value="22550" table:formula="of:=[.D19]" table:style-name="ce8">
            <text:p>22.550,00</text:p>
          </table:table-cell>
          <table:table-cell office:value-type="float" office:value="22550" table:formula="of:=[.F19]" table:style-name="ce6">
            <text:p>22.55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date" office:date-value="2016-09-01T00:00:00" table:style-name="ce12">
            <text:p>09.01.2016</text:p>
          </table:table-cell>
          <table:table-cell office:value-type="string" table:style-name="ce8">
            <text:p>Ahmet Çalışkan</text:p>
          </table:table-cell>
          <table:table-cell office:value-type="float" office:value="25000" table:style-name="ce8">
            <text:p>25.000,00</text:p>
          </table:table-cell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25000" table:formula="of:=[.D20]" table:style-name="ce8">
            <text:p>25.000,00</text:p>
          </table:table-cell>
          <table:table-cell office:value-type="float" office:value="25000" table:formula="of:=[.F20]" table:style-name="ce6">
            <text:p>25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date" office:date-value="2017-09-01T00:00:00" table:style-name="ce12">
            <text:p>09.01.2017</text:p>
          </table:table-cell>
          <table:table-cell office:value-type="string" table:style-name="ce8">
            <text:p>Ahmet Çalışkan</text:p>
          </table:table-cell>
          <table:table-cell office:value-type="float" office:value="27500" table:style-name="ce8">
            <text:p>27.500,00</text:p>
          </table:table-cell>
          <table:table-cell office:value-type="float" office:value="27500" table:style-name="ce8">
            <text:p>27.500,00</text:p>
          </table:table-cell>
          <table:table-cell table:style-name="ce8"/>
          <table:table-cell office:value-type="float" office:value="27500" table:formula="of:=[.D21]" table:style-name="ce8">
            <text:p>27.500,00</text:p>
          </table:table-cell>
          <table:table-cell office:value-type="float" office:value="27500" table:formula="of:=[.F21]" table:style-name="ce6">
            <text:p>27.5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date" office:date-value="2018-09-01T00:00:00" table:style-name="ce16">
            <text:p>09.01.2018</text:p>
          </table:table-cell>
          <table:table-cell office:value-type="string" table:style-name="ce19">
            <text:p>Ahmet Çalışkan</text:p>
          </table:table-cell>
          <table:table-cell office:value-type="float" office:value="32500" table:style-name="ce19">
            <text:p>32.500,00</text:p>
          </table:table-cell>
          <table:table-cell office:value-type="float" office:value="32500" table:style-name="ce19">
            <text:p>32.500,00</text:p>
          </table:table-cell>
          <table:table-cell table:style-name="ce19"/>
          <table:table-cell office:value-type="float" office:value="32500" table:formula="of:=[.D22]" table:style-name="ce19">
            <text:p>32.500,00</text:p>
          </table:table-cell>
          <table:table-cell office:value-type="float" office:value="32500" table:formula="of:=[.F22]" table:style-name="ce20">
            <text:p>32.5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date" office:date-value="2019-09-01T00:00:00" table:style-name="ce12">
            <text:p>09.01.2019</text:p>
          </table:table-cell>
          <table:table-cell office:value-type="string" table:style-name="ce8">
            <text:p>Ahmet Çalışkan</text:p>
          </table:table-cell>
          <table:table-cell office:value-type="float" office:value="39000" table:style-name="ce8">
            <text:p>39.000,00</text:p>
          </table:table-cell>
          <table:table-cell office:value-type="float" office:value="39000" table:style-name="ce8">
            <text:p>39.000,00</text:p>
          </table:table-cell>
          <table:table-cell table:style-name="ce8"/>
          <table:table-cell office:value-type="float" office:value="39000" table:formula="of:=[.D23]" table:style-name="ce8">
            <text:p>39.000,00</text:p>
          </table:table-cell>
          <table:table-cell table:style-name="ce6"/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string" table:style-name="ce21">
            <text:p>12-30-2019</text:p>
          </table:table-cell>
          <table:table-cell office:value-type="string" table:style-name="ce8">
            <text:p>vergi iadesi <text:s/>- dmg verg</text:p>
          </table:table-cell>
          <table:table-cell office:value-type="float" office:value="1869.94" table:style-name="ce8">
            <text:p>1.869,94</text:p>
          </table:table-cell>
          <table:table-cell office:value-type="float" office:value="1869.94" table:style-name="ce8">
            <text:p>1.869,94</text:p>
          </table:table-cell>
          <table:table-cell office:value-type="string" table:style-name="ce22">
            <text:p>148,2</text:p>
          </table:table-cell>
          <table:table-cell office:value-type="float" office:value="40721.740000000005" table:formula="of:=[.F23]+[.D24]-[.E24]" table:style-name="ce8">
            <text:p>40.721,74</text:p>
          </table:table-cell>
          <table:table-cell office:value-type="float" office:value="40721.740000000005" table:formula="of:=[.F24]" table:style-name="ce6">
            <text:p>40.721,74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float" office:value="2020" table:style-name="ce7">
            <text:p>2020</text:p>
          </table:table-cell>
          <table:table-cell office:value-type="string" table:style-name="ce8">
            <text:p>Murat Çalışkan</text:p>
          </table:table-cell>
          <table:table-cell office:value-type="float" office:value="44000" table:style-name="ce7">
            <text:p>44000</text:p>
          </table:table-cell>
          <table:table-cell office:value-type="float" office:value="44000" table:style-name="ce7">
            <text:p>44000</text:p>
          </table:table-cell>
          <table:table-cell table:style-name="ce7"/>
          <table:table-cell office:value-type="float" office:value="44000" table:formula="of:=[.D25]" table:style-name="ce8">
            <text:p>44.000,00</text:p>
          </table:table-cell>
          <table:table-cell office:value-type="float" office:value="44000" table:formula="of:=[.F25]" table:style-name="ce6">
            <text:p>44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float" office:value="2021" table:style-name="ce7">
            <text:p>2021</text:p>
          </table:table-cell>
          <table:table-cell office:value-type="string" table:style-name="ce8">
            <text:p>Murat Çalışkan</text:p>
          </table:table-cell>
          <table:table-cell office:value-type="float" office:value="52000" table:style-name="ce7">
            <text:p>52000</text:p>
          </table:table-cell>
          <table:table-cell office:value-type="float" office:value="52000" table:style-name="ce7">
            <text:p>52000</text:p>
          </table:table-cell>
          <table:table-cell table:style-name="ce7"/>
          <table:table-cell office:value-type="float" office:value="52000" table:formula="of:=[.D26]" table:style-name="ce8">
            <text:p>52.000,00</text:p>
          </table:table-cell>
          <table:table-cell office:value-type="float" office:value="52000" table:formula="of:=[.F26]" table:style-name="ce6">
            <text:p>52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float" office:value="2022" table:style-name="ce18">
            <text:p>2022</text:p>
          </table:table-cell>
          <table:table-cell office:value-type="string" table:style-name="ce19">
            <text:p>Murat Çalışkan</text:p>
          </table:table-cell>
          <table:table-cell office:value-type="float" office:value="95000" table:style-name="ce18">
            <text:p>95000</text:p>
          </table:table-cell>
          <table:table-cell office:value-type="float" office:value="95000" table:style-name="ce18">
            <text:p>95000</text:p>
          </table:table-cell>
          <table:table-cell table:style-name="ce18"/>
          <table:table-cell office:value-type="float" office:value="95000" table:formula="of:=[.D27]" table:style-name="ce8">
            <text:p>95.000,00</text:p>
          </table:table-cell>
          <table:table-cell office:value-type="float" office:value="95000" table:formula="of:=[.F27]" table:style-name="ce6">
            <text:p>95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12"/>
          <table:table-cell table:number-columns-repeated="4" table:style-name="ce8"/>
          <table:table-cell office:value-type="string" table:style-name="ce23">
            <text:p>2011-2022 Lise Arkası Toplam Kira Geliri</text:p>
          </table:table-cell>
          <table:table-cell office:value-type="float" office:value="372005.6" table:formula="of:=SUM([.G4:.G27])" table:style-name="ce6">
            <text:p>372.005,6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string" table:style-name="ce24">
            <text:p>2011-2022 Lise Arkası Arsa Kişi-Yıllara Göre Kira Geliri</text:p>
          </table:table-cell>
          <table:table-cell table:style-name="ce7"/>
          <table:table-cell table:style-name="ce24"/>
          <table:table-cell table:number-columns-repeated="4" table:style-name="ce25"/>
          <table:table-cell table:number-columns-repeated="57" table:style-name="ce8"/>
          <table:table-cell table:number-columns-repeated="16320"/>
        </table:table-row>
        <table:table-row table:style-name="ro3">
          <table:table-cell table:number-columns-repeated="2" table:style-name="ce7"/>
          <table:table-cell office:value-type="string" table:style-name="ce25">
            <text:p>Kira Geliri</text:p>
          </table:table-cell>
          <table:table-cell office:value-type="string" table:style-name="ce25">
            <text:p>Ayşe</text:p>
          </table:table-cell>
          <table:table-cell office:value-type="string" table:style-name="ce25">
            <text:p>Ali</text:p>
          </table:table-cell>
          <table:table-cell office:value-type="string" table:style-name="ce25">
            <text:p>Atila</text:p>
          </table:table-cell>
          <table:table-cell office:value-type="string" table:style-name="ce26">
            <text:p>Hacı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number-columns-repeated="2" table:style-name="ce7"/>
          <table:table-cell office:value-type="string" table:style-name="ce7">
            <text:p>% Tplm Göre</text:p>
          </table:table-cell>
          <table:table-cell office:value-type="float" office:value="0.25" table:formula="of:=1/4" table:style-name="ce8">
            <text:p>0,25</text:p>
          </table:table-cell>
          <table:table-cell office:value-type="float" office:value="0.25" table:formula="of:=1/4" table:style-name="ce8">
            <text:p>0,25</text:p>
          </table:table-cell>
          <table:table-cell office:value-type="float" office:value="0.25" table:formula="of:=1/4" table:style-name="ce8">
            <text:p>0,25</text:p>
          </table:table-cell>
          <table:table-cell office:value-type="float" office:value="0.25" table:formula="of:=1/4" table:style-name="ce8">
            <text:p>0,25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7"/>
          <table:table-cell office:value-type="float" office:value="2011" table:style-name="ce7">
            <text:p>2011</text:p>
          </table:table-cell>
          <table:table-cell office:value-type="float" office:value="-2918.59" table:formula="of:=[.G8]" table:style-name="ce8">
            <text:p>-2.918,59</text:p>
          </table:table-cell>
          <table:table-cell office:value-type="float" office:value="-729.64750000000004" table:formula="of:=[.C32]*[.$D$31]" table:style-name="ce8">
            <text:p>-729,65</text:p>
          </table:table-cell>
          <table:table-cell office:value-type="float" office:value="-729.64750000000004" table:formula="of:=[.C32]*[.$E$31]" table:style-name="ce8">
            <text:p>-729,65</text:p>
          </table:table-cell>
          <table:table-cell office:value-type="float" office:value="-729.64750000000004" table:formula="of:=[.C32]*[.$F$31]" table:style-name="ce8">
            <text:p>-729,65</text:p>
          </table:table-cell>
          <table:table-cell office:value-type="float" office:value="-729.64750000000004" table:formula="of:=[.C32]*[.$G$31]" table:style-name="ce8">
            <text:p>-729,65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7"/>
          <table:table-cell office:value-type="float" office:value="2012" table:style-name="ce7">
            <text:p>2012</text:p>
          </table:table-cell>
          <table:table-cell office:value-type="float" office:value="13930.04" table:formula="of:=[.G11]" table:style-name="ce8">
            <text:p>13.930,04</text:p>
          </table:table-cell>
          <table:table-cell office:value-type="float" office:value="3482.51" table:formula="of:=[.C33]*[.$D$31]" table:style-name="ce8">
            <text:p>3.482,51</text:p>
          </table:table-cell>
          <table:table-cell office:value-type="float" office:value="3482.51" table:formula="of:=[.C33]*[.$E$31]" table:style-name="ce8">
            <text:p>3.482,51</text:p>
          </table:table-cell>
          <table:table-cell office:value-type="float" office:value="3482.51" table:formula="of:=[.C33]*[.$F$31]" table:style-name="ce8">
            <text:p>3.482,51</text:p>
          </table:table-cell>
          <table:table-cell office:value-type="float" office:value="3482.51" table:formula="of:=[.C33]*[.$G$31]" table:style-name="ce8">
            <text:p>3.482,51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7"/>
          <table:table-cell office:value-type="float" office:value="2013" table:style-name="ce7">
            <text:p>2013</text:p>
          </table:table-cell>
          <table:table-cell office:value-type="float" office:value="15718.119999999999" table:formula="of:=[.G13]" table:style-name="ce8">
            <text:p>15.718,12</text:p>
          </table:table-cell>
          <table:table-cell office:value-type="float" office:value="3929.5299999999997" table:formula="of:=[.C34]*[.$D$31]" table:style-name="ce8">
            <text:p>3.929,53</text:p>
          </table:table-cell>
          <table:table-cell office:value-type="float" office:value="3929.5299999999997" table:formula="of:=[.C34]*[.$E$31]" table:style-name="ce8">
            <text:p>3.929,53</text:p>
          </table:table-cell>
          <table:table-cell office:value-type="float" office:value="3929.5299999999997" table:formula="of:=[.C34]*[.$F$31]" table:style-name="ce8">
            <text:p>3.929,53</text:p>
          </table:table-cell>
          <table:table-cell office:value-type="float" office:value="3929.5299999999997" table:formula="of:=[.C34]*[.$G$31]" table:style-name="ce8">
            <text:p>3.929,53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12"/>
          <table:table-cell office:value-type="float" office:value="2014" table:style-name="ce7">
            <text:p>2014</text:p>
          </table:table-cell>
          <table:table-cell office:value-type="float" office:value="6004.2900000000009" table:formula="of:=[.G18]" table:style-name="ce8">
            <text:p>6.004,29</text:p>
          </table:table-cell>
          <table:table-cell office:value-type="float" office:value="1501.0725000000002" table:formula="of:=[.C35]*[.$D$31]" table:style-name="ce8">
            <text:p>1.501,07</text:p>
          </table:table-cell>
          <table:table-cell office:value-type="float" office:value="1501.0725000000002" table:formula="of:=[.C35]*[.$E$31]" table:style-name="ce8">
            <text:p>1.501,07</text:p>
          </table:table-cell>
          <table:table-cell office:value-type="float" office:value="1501.0725000000002" table:formula="of:=[.C35]*[.$F$31]" table:style-name="ce8">
            <text:p>1.501,07</text:p>
          </table:table-cell>
          <table:table-cell office:value-type="float" office:value="1501.0725000000002" table:formula="of:=[.C35]*[.$G$31]" table:style-name="ce8">
            <text:p>1.501,07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15" table:style-name="ce7">
            <text:p>2015</text:p>
          </table:table-cell>
          <table:table-cell office:value-type="float" office:value="22550" table:formula="of:=[.G19]" table:style-name="ce8">
            <text:p>22.550,00</text:p>
          </table:table-cell>
          <table:table-cell office:value-type="float" office:value="5637.5" table:formula="of:=[.C36]*[.$D$31]" table:style-name="ce8">
            <text:p>5.637,50</text:p>
          </table:table-cell>
          <table:table-cell office:value-type="float" office:value="5637.5" table:formula="of:=[.C36]*[.$E$31]" table:style-name="ce8">
            <text:p>5.637,50</text:p>
          </table:table-cell>
          <table:table-cell office:value-type="float" office:value="5637.5" table:formula="of:=[.C36]*[.$F$31]" table:style-name="ce8">
            <text:p>5.637,50</text:p>
          </table:table-cell>
          <table:table-cell office:value-type="float" office:value="5637.5" table:formula="of:=[.C36]*[.$G$31]" table:style-name="ce8">
            <text:p>5.637,5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16" table:style-name="ce7">
            <text:p>2016</text:p>
          </table:table-cell>
          <table:table-cell office:value-type="float" office:value="25000" table:formula="of:=[.G20]" table:style-name="ce8">
            <text:p>25.000,00</text:p>
          </table:table-cell>
          <table:table-cell office:value-type="float" office:value="6250" table:formula="of:=[.C37]*[.$D$31]" table:style-name="ce8">
            <text:p>6.250,00</text:p>
          </table:table-cell>
          <table:table-cell office:value-type="float" office:value="6250" table:formula="of:=[.C37]*[.$E$31]" table:style-name="ce8">
            <text:p>6.250,00</text:p>
          </table:table-cell>
          <table:table-cell office:value-type="float" office:value="6250" table:formula="of:=[.C37]*[.$F$31]" table:style-name="ce8">
            <text:p>6.250,00</text:p>
          </table:table-cell>
          <table:table-cell office:value-type="float" office:value="6250" table:formula="of:=[.C37]*[.$G$31]" table:style-name="ce8">
            <text:p>6.25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17" table:style-name="ce7">
            <text:p>2017</text:p>
          </table:table-cell>
          <table:table-cell office:value-type="float" office:value="27500" table:formula="of:=[.G21]" table:style-name="ce8">
            <text:p>27.500,00</text:p>
          </table:table-cell>
          <table:table-cell office:value-type="float" office:value="6875" table:formula="of:=[.C38]*[.$D$31]" table:style-name="ce8">
            <text:p>6.875,00</text:p>
          </table:table-cell>
          <table:table-cell office:value-type="float" office:value="6875" table:formula="of:=[.C38]*[.$E$31]" table:style-name="ce8">
            <text:p>6.875,00</text:p>
          </table:table-cell>
          <table:table-cell office:value-type="float" office:value="6875" table:formula="of:=[.C38]*[.$F$31]" table:style-name="ce8">
            <text:p>6.875,00</text:p>
          </table:table-cell>
          <table:table-cell office:value-type="float" office:value="6875" table:formula="of:=[.C38]*[.$G$31]" table:style-name="ce8">
            <text:p>6.875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18" table:style-name="ce7">
            <text:p>2018</text:p>
          </table:table-cell>
          <table:table-cell office:value-type="float" office:value="32500" table:formula="of:=[.G22]" table:style-name="ce8">
            <text:p>32.500,00</text:p>
          </table:table-cell>
          <table:table-cell office:value-type="float" office:value="8125" table:formula="of:=[.C39]*[.$D$31]" table:style-name="ce8">
            <text:p>8.125,00</text:p>
          </table:table-cell>
          <table:table-cell office:value-type="float" office:value="8125" table:formula="of:=[.C39]*[.$E$31]" table:style-name="ce8">
            <text:p>8.125,00</text:p>
          </table:table-cell>
          <table:table-cell office:value-type="float" office:value="8125" table:formula="of:=[.C39]*[.$F$31]" table:style-name="ce8">
            <text:p>8.125,00</text:p>
          </table:table-cell>
          <table:table-cell office:value-type="float" office:value="8125" table:formula="of:=[.C39]*[.$G$31]" table:style-name="ce8">
            <text:p>8.125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19" table:style-name="ce7">
            <text:p>2019</text:p>
          </table:table-cell>
          <table:table-cell office:value-type="float" office:value="40721.740000000005" table:formula="of:=[.G24]" table:style-name="ce8">
            <text:p>40.721,74</text:p>
          </table:table-cell>
          <table:table-cell office:value-type="float" office:value="10180.435000000001" table:formula="of:=[.C40]*[.$D$31]" table:style-name="ce8">
            <text:p>10.180,44</text:p>
          </table:table-cell>
          <table:table-cell office:value-type="float" office:value="10180.435000000001" table:formula="of:=[.C40]*[.$E$31]" table:style-name="ce8">
            <text:p>10.180,44</text:p>
          </table:table-cell>
          <table:table-cell office:value-type="float" office:value="10180.435000000001" table:formula="of:=[.C40]*[.$F$31]" table:style-name="ce8">
            <text:p>10.180,44</text:p>
          </table:table-cell>
          <table:table-cell office:value-type="float" office:value="10180.435000000001" table:formula="of:=[.C40]*[.$G$31]" table:style-name="ce8">
            <text:p>10.180,44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20" table:style-name="ce7">
            <text:p>2020</text:p>
          </table:table-cell>
          <table:table-cell office:value-type="float" office:value="44000" table:style-name="ce8">
            <text:p>44.000,00</text:p>
          </table:table-cell>
          <table:table-cell office:value-type="float" office:value="11000" table:formula="of:=[.C41]*[.$D$31]" table:style-name="ce8">
            <text:p>11.000,00</text:p>
          </table:table-cell>
          <table:table-cell office:value-type="float" office:value="11000" table:formula="of:=[.C41]*[.$E$31]" table:style-name="ce8">
            <text:p>11.000,00</text:p>
          </table:table-cell>
          <table:table-cell office:value-type="float" office:value="11000" table:formula="of:=[.C41]*[.$F$31]" table:style-name="ce8">
            <text:p>11.000,00</text:p>
          </table:table-cell>
          <table:table-cell office:value-type="float" office:value="11000" table:formula="of:=[.C41]*[.$G$31]" table:style-name="ce8">
            <text:p>11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21" table:style-name="ce7">
            <text:p>2021</text:p>
          </table:table-cell>
          <table:table-cell office:value-type="float" office:value="52000" table:style-name="ce8">
            <text:p>52.000,00</text:p>
          </table:table-cell>
          <table:table-cell office:value-type="float" office:value="13000" table:formula="of:=[.C42]*[.$D$31]" table:style-name="ce8">
            <text:p>13.000,00</text:p>
          </table:table-cell>
          <table:table-cell office:value-type="float" office:value="13000" table:formula="of:=[.C42]*[.$E$31]" table:style-name="ce8">
            <text:p>13.000,00</text:p>
          </table:table-cell>
          <table:table-cell office:value-type="float" office:value="13000" table:formula="of:=[.C42]*[.$F$31]" table:style-name="ce8">
            <text:p>13.000,00</text:p>
          </table:table-cell>
          <table:table-cell office:value-type="float" office:value="13000" table:formula="of:=[.C42]*[.$G$31]" table:style-name="ce8">
            <text:p>13.00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float" office:value="2022" table:style-name="ce7">
            <text:p>2022</text:p>
          </table:table-cell>
          <table:table-cell office:value-type="float" office:value="95000" table:style-name="ce8">
            <text:p>95.000,00</text:p>
          </table:table-cell>
          <table:table-cell office:value-type="float" office:value="23750" table:formula="of:=[.C43]*[.$D$31]" table:style-name="ce8">
            <text:p>23.750,00</text:p>
          </table:table-cell>
          <table:table-cell office:value-type="float" office:value="23750" table:formula="of:=[.C43]*[.$E$31]" table:style-name="ce8">
            <text:p>23.750,00</text:p>
          </table:table-cell>
          <table:table-cell office:value-type="float" office:value="23750" table:formula="of:=[.C43]*[.$F$31]" table:style-name="ce8">
            <text:p>23.750,00</text:p>
          </table:table-cell>
          <table:table-cell office:value-type="float" office:value="23750" table:formula="of:=[.C43]*[.$G$31]" table:style-name="ce8">
            <text:p>23.750,0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24">
            <text:p>Toplam</text:p>
          </table:table-cell>
          <table:table-cell office:value-type="float" office:value="372005.6" table:formula="of:=SUM([.C32:.C43])" table:style-name="ce6">
            <text:p>372.005,60</text:p>
          </table:table-cell>
          <table:table-cell office:value-type="float" office:value="93001.4" table:formula="of:=SUM([.D32:.D43])" table:style-name="ce6">
            <text:p>93.001,40</text:p>
          </table:table-cell>
          <table:table-cell office:value-type="float" office:value="93001.4" table:formula="of:=SUM([.E32:.E43])" table:style-name="ce6">
            <text:p>93.001,40</text:p>
          </table:table-cell>
          <table:table-cell office:value-type="float" office:value="93001.4" table:formula="of:=SUM([.F32:.F43])" table:style-name="ce6">
            <text:p>93.001,40</text:p>
          </table:table-cell>
          <table:table-cell office:value-type="float" office:value="93001.4" table:formula="of:=SUM([.G32:.G43])" table:style-name="ce6">
            <text:p>93.001,40</text:p>
          </table:table-cell>
          <table:table-cell table:number-columns-repeated="57" table:style-name="ce8"/>
          <table:table-cell table:number-columns-repeated="16320"/>
        </table:table-row>
        <table:table-row table:style-name="ro3">
          <table:table-cell office:value-type="string" table:style-name="ce27">
            <text:p>2011-2022 AYŞE BALCI KİRA</text:p>
          </table:table-cell>
          <table:table-cell table:style-name="ce27"/>
          <table:table-cell table:style-name="ce28"/>
          <table:table-cell office:value-type="string" table:style-name="ce29">
            <text:p>GELİR</text:p>
          </table:table-cell>
          <table:table-cell office:value-type="string" table:style-name="ce29">
            <text:p>GİDER</text:p>
          </table:table-cell>
          <table:table-cell office:value-type="string" table:style-name="ce29">
            <text:p>BAKİYE</text:p>
          </table:table-cell>
          <table:table-cell table:style-name="ce30"/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7">
            <text:p>Ayşe kira gelirleri</text:p>
          </table:table-cell>
          <table:table-cell table:style-name="ce7"/>
          <table:table-cell office:value-type="string" office:string-value="Toplam" table:formula="of:=[.B44]" table:style-name="ce7">
            <text:p>Toplam</text:p>
          </table:table-cell>
          <table:table-cell table:style-name="ce7"/>
          <table:table-cell office:value-type="float" office:value="93001.4" table:formula="of:=[.D44]" table:style-name="ce8">
            <text:p>93.001,40</text:p>
          </table:table-cell>
          <table:table-cell table:style-name="ce7"/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7">
            <text:p>babamın banka hesabından</text:p>
          </table:table-cell>
          <table:table-cell table:style-name="ce7"/>
          <table:table-cell office:value-type="float" office:value="4375" table:style-name="ce8">
            <text:p>4.375,00</text:p>
          </table:table-cell>
          <table:table-cell table:style-name="ce8"/>
          <table:table-cell office:value-type="float" office:value="97376.4" table:formula="of:=[.F46]+[.D47]-[.E47]" table:style-name="ce8">
            <text:p>97.376,40</text:p>
          </table:table-cell>
          <table:table-cell table:style-name="ce7"/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31">
            <text:p>AYŞE KİRA VERGİSİ</text:p>
          </table:table-cell>
          <table:table-cell table:style-name="ce7"/>
          <table:table-cell table:style-name="ce8"/>
          <table:table-cell office:value-type="float" office:value="949.9" table:style-name="ce32">
            <text:p>949,90</text:p>
          </table:table-cell>
          <table:table-cell office:value-type="float" office:value="96426.5" table:formula="of:=[.F47]+[.D48]-[.E48]" table:style-name="ce8">
            <text:p>96.426,50</text:p>
          </table:table-cell>
          <table:table-cell table:style-name="ce7"/>
          <table:table-cell table:number-columns-repeated="57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7">
            <text:p>kombi</text:p>
          </table:table-cell>
          <table:table-cell table:style-name="ce7"/>
          <table:table-cell table:style-name="ce8"/>
          <table:table-cell office:value-type="float" office:value="5720" table:style-name="ce8">
            <text:p>5.720,00</text:p>
          </table:table-cell>
          <table:table-cell office:value-type="float" office:value="90706.5" table:formula="of:=[.F48]+[.D49]-[.E49]" table:style-name="ce8">
            <text:p>90.706,50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7"/>
          <table:table-cell office:value-type="string" table:style-name="ce7">
            <text:p>2019 hacıdan havale</text:p>
          </table:table-cell>
          <table:table-cell table:style-name="ce7"/>
          <table:table-cell table:style-name="ce8"/>
          <table:table-cell office:value-type="float" office:value="15000" table:style-name="ce8">
            <text:p>15.000,00</text:p>
          </table:table-cell>
          <table:table-cell office:value-type="float" office:value="75706.5" table:formula="of:=[.F49]+[.D50]-[.E50]" table:style-name="ce8">
            <text:p>75.706,50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7"/>
          <table:table-cell office:value-type="string" table:style-name="ce7">
            <text:p>2019 belediye</text:p>
          </table:table-cell>
          <table:table-cell table:style-name="ce7"/>
          <table:table-cell table:style-name="ce8"/>
          <table:table-cell office:value-type="float" office:value="194.7" table:style-name="ce8">
            <text:p>194,70</text:p>
          </table:table-cell>
          <table:table-cell office:value-type="float" office:value="75511.8" table:formula="of:=[.F50]+[.D51]-[.E51]" table:style-name="ce8">
            <text:p>75.511,80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3"/>
          <table:table-cell office:value-type="string" table:style-name="ce8">
            <text:p>2020 havale</text:p>
          </table:table-cell>
          <table:table-cell table:number-columns-repeated="2" table:style-name="ce8"/>
          <table:table-cell office:value-type="float" office:value="18000" table:style-name="ce8">
            <text:p>18.000,00</text:p>
          </table:table-cell>
          <table:table-cell office:value-type="float" office:value="57511.8" table:formula="of:=[.F51]+[.D52]-[.E52]" table:style-name="ce8">
            <text:p>57.511,8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7"/>
          <table:table-cell office:value-type="string" table:style-name="ce7">
            <text:p>2020 belediye</text:p>
          </table:table-cell>
          <table:table-cell table:style-name="ce7"/>
          <table:table-cell table:style-name="ce8"/>
          <table:table-cell office:value-type="float" office:value="71.8" table:style-name="ce8">
            <text:p>71,80</text:p>
          </table:table-cell>
          <table:table-cell office:value-type="float" office:value="57440" table:formula="of:=[.F52]+[.D53]-[.E53]" table:style-name="ce8">
            <text:p>57.440,0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33"/>
          <table:table-cell office:value-type="string" table:style-name="ce13">
            <text:p>2021 havale</text:p>
          </table:table-cell>
          <table:table-cell table:style-name="ce8"/>
          <table:table-cell table:style-name="ce13"/>
          <table:table-cell office:value-type="float" office:value="20000" table:style-name="ce8">
            <text:p>20.000,00</text:p>
          </table:table-cell>
          <table:table-cell office:value-type="float" office:value="37440" table:formula="of:=[.F53]+[.D54]-[.E54]" table:style-name="ce8">
            <text:p>37.440,0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33"/>
          <table:table-cell office:value-type="string" table:style-name="ce13">
            <text:p>2021 belediye</text:p>
          </table:table-cell>
          <table:table-cell table:style-name="ce8"/>
          <table:table-cell table:style-name="ce13"/>
          <table:table-cell office:value-type="float" office:value="75.5" table:style-name="ce8">
            <text:p>75,50</text:p>
          </table:table-cell>
          <table:table-cell office:value-type="float" office:value="37364.5" table:formula="of:=[.F54]+[.D55]-[.E55]" table:style-name="ce8">
            <text:p>37.364,50</text:p>
          </table:table-cell>
          <table:table-cell table:style-name="ce10"/>
          <table:table-cell table:number-columns-repeated="16377"/>
        </table:table-row>
        <table:table-row table:style-name="ro3">
          <table:table-cell table:style-name="ce7"/>
          <table:table-cell office:value-type="string" table:style-name="ce7">
            <text:p>2022 kira ali balcıda</text:p>
          </table:table-cell>
          <table:table-cell table:number-columns-repeated="2" table:style-name="ce7"/>
          <table:table-cell office:value-type="float" office:value="24500" table:style-name="ce22">
            <text:p>24.500,00</text:p>
          </table:table-cell>
          <table:table-cell office:value-type="float" office:value="12864.5" table:formula="of:=[.F55]+[.D56]-[.E56]" table:style-name="ce8">
            <text:p>12.864,5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33"/>
          <table:table-cell office:value-type="string" table:style-name="ce8">
            <text:p>2022 belediye</text:p>
          </table:table-cell>
          <table:table-cell table:number-columns-repeated="2" table:style-name="ce8"/>
          <table:table-cell office:value-type="string" table:style-name="ce22">
            <text:p>197,25</text:p>
          </table:table-cell>
          <table:table-cell office:value-type="float" office:value="12667.25" table:formula="of:=[.F56]+[.D57]-[.E57]" table:style-name="ce8">
            <text:p>12.667,25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33"/>
          <table:table-cell office:value-type="string" table:style-name="ce8">
            <text:p>2022 havale eskişehire giderken</text:p>
          </table:table-cell>
          <table:table-cell table:number-columns-repeated="2" table:style-name="ce8"/>
          <table:table-cell office:value-type="float" office:value="10000" table:style-name="ce22">
            <text:p>10.000,00</text:p>
          </table:table-cell>
          <table:table-cell office:value-type="float" office:value="2667.25" table:formula="of:=[.F57]+[.D58]-[.E58]" table:style-name="ce8">
            <text:p>2.667,25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style-name="ce33"/>
          <table:table-cell office:value-type="string" table:style-name="ce8">
            <text:p>2023 havale</text:p>
          </table:table-cell>
          <table:table-cell table:number-columns-repeated="2" table:style-name="ce8"/>
          <table:table-cell office:value-type="string" table:style-name="ce34">
            <text:p>2667,25</text:p>
          </table:table-cell>
          <table:table-cell office:value-type="float" office:value="0" table:formula="of:=[.F58]+[.D59]-[.E59]" table:style-name="ce8">
            <text:p>0,00</text:p>
          </table:table-cell>
          <table:table-cell table:number-columns-repeated="58" table:style-name="ce8"/>
          <table:table-cell table:number-columns-repeated="16320"/>
        </table:table-row>
        <table:table-row table:style-name="ro3">
          <table:table-cell table:number-columns-repeated="5" table:style-name="ce7"/>
          <table:table-cell table:number-columns-repeated="59" table:style-name="ce8"/>
          <table:table-cell table:number-columns-repeated="16320"/>
        </table:table-row>
        <table:table-row table:number-rows-repeated="1048516" table:style-name="ro3">
          <table:table-cell table:number-columns-repeated="16384"/>
        </table:table-row>
      </table:table>
      <table:table table:name="004_APYkm" table:style-name="ta1">
        <table:table-column table:style-name="co15" table:default-cell-style-name="ce7"/>
        <table:table-column table:style-name="co16" table:default-cell-style-name="ce7"/>
        <table:table-column table:style-name="co17" table:default-cell-style-name="ce8"/>
        <table:table-column table:style-name="co15" table:default-cell-style-name="ce7"/>
        <table:table-column table:style-name="co12" table:default-cell-style-name="ce7"/>
        <table:table-column table:style-name="co18" table:default-cell-style-name="ce8"/>
        <table:table-column table:style-name="co15" table:default-cell-style-name="ce8"/>
        <table:table-column table:style-name="co13" table:default-cell-style-name="ce8"/>
        <table:table-column table:style-name="co8" table:number-columns-repeated="1015" table:default-cell-style-name="ce7"/>
        <table:table-column table:style-name="co9" table:default-cell-style-name="ce7"/>
        <table:table-column table:style-name="co9" table:number-columns-repeated="15360" table:default-cell-style-name="ce1"/>
        <table:table-row table:style-name="ro4">
          <table:table-cell office:value-type="string" table:style-name="ce35">
            <text:p>Ali Paşa Yıkama 2011-2022</text:p>
          </table:table-cell>
          <table:table-cell table:style-name="ce1"/>
          <table:table-cell table:style-name="ce8"/>
          <table:table-cell table:style-name="ce7"/>
          <table:table-cell office:value-type="string" table:style-name="ce36">
            <text:p>Toplam</text:p>
          </table:table-cell>
          <table:table-cell office:value-type="float" office:value="135800" table:formula="of:=SUM([.F16:.F54])" table:style-name="ce37">
            <text:p>135.800,00</text:p>
          </table:table-cell>
          <table:table-cell office:value-type="float" office:value="135800" table:formula="of:=SUM([.G16:.G54])" table:style-name="ce37">
            <text:p>135.800,00</text:p>
          </table:table-cell>
          <table:table-cell office:value-type="float" office:value="0" table:formula="of:=[.F1]-[.G1]" table:style-name="ce37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8">
            <text:p>Tarih</text:p>
          </table:table-cell>
          <table:table-cell office:value-type="string" table:style-name="ce38">
            <text:p>Açıklama</text:p>
          </table:table-cell>
          <table:table-cell office:value-type="string" table:style-name="ce10">
            <text:p>Artış %</text:p>
          </table:table-cell>
          <table:table-cell office:value-type="string" table:style-name="ce38">
            <text:p>Başlangıç</text:p>
          </table:table-cell>
          <table:table-cell office:value-type="string" table:style-name="ce38">
            <text:p>Bitiş</text:p>
          </table:table-cell>
          <table:table-cell office:value-type="string" table:style-name="ce10">
            <text:p>Kira bedeli</text:p>
          </table:table-cell>
          <table:table-cell office:value-type="string" table:style-name="ce10">
            <text:p>Ödeme</text:p>
          </table:table-cell>
          <table:table-cell office:value-type="string" table:style-name="ce10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2" table:style-name="ce8"/>
          <table:table-cell office:value-type="float" office:value="0" table:formula="of:=[.H16]+[.F4]-[.G4]" table:style-name="ce8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2" table:style-name="ce8"/>
          <table:table-cell office:value-type="float" office:value="4.0000000183226803E-4" table:formula="of:=[.H6]+[.F5]-[.G5]" table:style-name="ce8">
            <text:p>0,00</text:p>
          </table:table-cell>
          <table:table-cell table:number-columns-repeated="16376"/>
        </table:table-row>
        <table:table-row table:style-name="ro5">
          <table:table-cell table:style-name="ce7"/>
          <table:table-cell office:value-type="string" table:style-name="ce8">
            <text:p>indirim</text:p>
          </table:table-cell>
          <table:table-cell table:style-name="ce8"/>
          <table:table-cell table:number-columns-repeated="3" table:style-name="ce7"/>
          <table:table-cell office:value-type="string" table:style-name="ce22">
            <text:p>895,13</text:p>
          </table:table-cell>
          <table:table-cell office:value-type="float" office:value="4.0000000183226803E-4" table:formula="of:=[.H7]+[.F6]-[.G6]" table:style-name="ce8">
            <text:p>0,00</text:p>
          </table:table-cell>
          <table:table-cell table:number-columns-repeated="16376"/>
        </table:table-row>
        <table:table-row table:style-name="ro5">
          <table:table-cell table:style-name="ce7"/>
          <table:table-cell office:value-type="string" table:style-name="ce7">
            <text:p>atila balcı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60000" table:style-name="ce8">
            <text:p>60.000,00</text:p>
          </table:table-cell>
          <table:table-cell office:value-type="float" office:value="895.13040000000183" table:formula="of:=[.H8]+[.F7]-[.G7]" table:style-name="ce8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12">
            <text:p>07.01.2022</text:p>
          </table:table-cell>
          <table:table-cell office:value-type="string" table:style-name="ce7">
            <text:p>22-23 kira bedeli</text:p>
          </table:table-cell>
          <table:table-cell office:value-type="string" table:style-name="ce8">
            <text:p>78,62</text:p>
          </table:table-cell>
          <table:table-cell office:value-type="float" office:value="26803.130400000002" table:formula="of:=[.F11]*[.C8]/100" table:style-name="ce7">
            <text:p>26803,1304</text:p>
          </table:table-cell>
          <table:table-cell table:style-name="ce7"/>
          <table:table-cell office:value-type="float" office:value="60895.130400000002" table:formula="of:=[.F11]+[.D8]" table:style-name="ce8">
            <text:p>60.895,13</text:p>
          </table:table-cell>
          <table:table-cell table:style-name="ce8"/>
          <table:table-cell office:value-type="float" office:value="60895.130400000002" table:formula="of:=[.H9]+[.F8]-[.G8]" table:style-name="ce8">
            <text:p>60.895,13</text:p>
          </table:table-cell>
          <table:table-cell table:number-columns-repeated="16376"/>
        </table:table-row>
        <table:table-row table:style-name="ro5">
          <table:table-cell table:style-name="ce39"/>
          <table:table-cell office:value-type="string" table:style-name="ce39">
            <text:p>atila balcı hesabına yatan</text:p>
          </table:table-cell>
          <table:table-cell table:style-name="ce15"/>
          <table:table-cell table:number-columns-repeated="2" table:style-name="ce39"/>
          <table:table-cell table:style-name="ce15"/>
          <table:table-cell office:value-type="float" office:value="9092" table:style-name="ce15">
            <text:p>9.092,00</text:p>
          </table:table-cell>
          <table:table-cell office:value-type="float" office:value="0" table:formula="of:=[.H10]+[.F9]-[.G9]" table:style-name="ce15">
            <text:p>0,00</text:p>
          </table:table-cell>
          <table:table-cell table:number-columns-repeated="16376"/>
        </table:table-row>
        <table:table-row table:style-name="ro5">
          <table:table-cell table:style-name="ce7"/>
          <table:table-cell office:value-type="string" table:style-name="ce7">
            <text:p>atila balcı hesabına yatan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25000" table:style-name="ce8">
            <text:p>25.000,00</text:p>
          </table:table-cell>
          <table:table-cell office:value-type="float" office:value="9092" table:formula="of:=[.H11]+[.F10]-[.G10]" table:style-name="ce8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12">
            <text:p>07.01.2021</text:p>
          </table:table-cell>
          <table:table-cell office:value-type="string" table:style-name="ce7">
            <text:p>21-22 kira bedeli</text:p>
          </table:table-cell>
          <table:table-cell table:style-name="ce8"/>
          <table:table-cell table:number-columns-repeated="2" table:style-name="ce7"/>
          <table:table-cell office:value-type="float" office:value="34092" table:style-name="ce8">
            <text:p>34.092,00</text:p>
          </table:table-cell>
          <table:table-cell table:style-name="ce8"/>
          <table:table-cell office:value-type="float" office:value="34092" table:formula="of:=[.H12]+[.F11]-[.G11]" table:style-name="ce8">
            <text:p>34.092,00</text:p>
          </table:table-cell>
          <table:table-cell table:number-columns-repeated="16376"/>
        </table:table-row>
        <table:table-row table:style-name="ro6">
          <table:table-cell office:value-type="date" office:date-value="2020-08-30T00:00:00" table:style-name="ce14">
            <text:p>08.30.2020</text:p>
          </table:table-cell>
          <table:table-cell office:value-type="string" table:style-name="ce39">
            <text:p>senet selanik</text:p>
          </table:table-cell>
          <table:table-cell table:style-name="ce15"/>
          <table:table-cell table:number-columns-repeated="2" table:style-name="ce39"/>
          <table:table-cell table:style-name="ce15"/>
          <table:table-cell office:value-type="float" office:value="5500" table:style-name="ce15">
            <text:p>5.500,00</text:p>
          </table:table-cell>
          <table:table-cell office:value-type="float" office:value="0" table:formula="of:=[.H13]+[.F12]-[.G12]" table:style-name="ce15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12">
            <text:p>07.15.2020</text:p>
          </table:table-cell>
          <table:table-cell office:value-type="string" table:style-name="ce7">
            <text:p>senet selanik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23000" table:style-name="ce8">
            <text:p>23.000,00</text:p>
          </table:table-cell>
          <table:table-cell office:value-type="float" office:value="5500" table:formula="of:=[.H14]+[.F13]-[.G13]" table:style-name="ce8">
            <text:p>5.500,00</text:p>
          </table:table-cell>
          <table:table-cell table:number-columns-repeated="16376"/>
        </table:table-row>
        <table:table-row table:style-name="ro5">
          <table:table-cell table:style-name="ce7"/>
          <table:table-cell office:value-type="string" table:style-name="ce7">
            <text:p>indirim pandemi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2058" table:style-name="ce8">
            <text:p>2.058,00</text:p>
          </table:table-cell>
          <table:table-cell office:value-type="float" office:value="28500" table:formula="of:=[.H15]+[.F14]-[.G14]" table:style-name="ce8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12">
            <text:p>07.01.2020</text:p>
          </table:table-cell>
          <table:table-cell office:value-type="string" table:style-name="ce7">
            <text:p>20-21 kira bedeli</text:p>
          </table:table-cell>
          <table:table-cell office:value-type="float" office:value="12.1" table:style-name="ce8">
            <text:p>12,10</text:p>
          </table:table-cell>
          <table:table-cell table:number-columns-repeated="2" table:style-name="ce7"/>
          <table:table-cell office:value-type="float" office:value="30558" table:style-name="ce8">
            <text:p>30.558,00</text:p>
          </table:table-cell>
          <table:table-cell table:style-name="ce8"/>
          <table:table-cell office:value-type="float" office:value="30558" table:formula="of:=[.H16]+[.F15]-[.G15]" table:style-name="ce19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14">
            <text:p>12.31.2019</text:p>
          </table:table-cell>
          <table:table-cell office:value-type="string" table:style-name="ce39">
            <text:p>indirim</text:p>
          </table:table-cell>
          <table:table-cell table:style-name="ce15"/>
          <table:table-cell table:number-columns-repeated="2" table:style-name="ce39"/>
          <table:table-cell table:style-name="ce15"/>
          <table:table-cell office:value-type="float" office:value="900" table:style-name="ce15">
            <text:p>900,00</text:p>
          </table:table-cell>
          <table:table-cell office:value-type="float" office:value="0" table:formula="of:=[.H17]+[.F16]-[.G16]" table:style-name="ce15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12">
            <text:p>11.18.2019</text:p>
          </table:table-cell>
          <table:table-cell office:value-type="string" table:style-name="ce7">
            <text:p>elden nakit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1000" table:style-name="ce8">
            <text:p>1.000,00</text:p>
          </table:table-cell>
          <table:table-cell office:value-type="float" office:value="900" table:formula="of:=[.H18]+[.F17]-[.G17]" table:style-name="ce8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12">
            <text:p>09.18.2019</text:p>
          </table:table-cell>
          <table:table-cell office:value-type="string" table:style-name="ce7">
            <text:p>elden nakit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4500" table:style-name="ce8">
            <text:p>4.500,00</text:p>
          </table:table-cell>
          <table:table-cell office:value-type="float" office:value="1900" table:formula="of:=[.H19]+[.F18]-[.G18]" table:style-name="ce8">
            <text:p>1.900,00</text:p>
          </table:table-cell>
          <table:table-cell table:number-columns-repeated="16376"/>
        </table:table-row>
        <table:table-row table:style-name="ro5">
          <table:table-cell table:style-name="ce7"/>
          <table:table-cell office:value-type="string" table:style-name="ce7">
            <text:p>15-9 senet 6380</text:p>
          </table:table-cell>
          <table:table-cell table:style-name="ce8"/>
          <table:table-cell table:number-columns-repeated="2" table:style-name="ce7"/>
          <table:table-cell table:number-columns-repeated="2" table:style-name="ce8"/>
          <table:table-cell office:value-type="float" office:value="6400" table:formula="of:=[.H20]+[.F19]-[.G19]" table:style-name="ce8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12">
            <text:p>07.02.2019</text:p>
          </table:table-cell>
          <table:table-cell office:value-type="string" table:style-name="ce7">
            <text:p>vakıf havale atila hesabına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20000" table:style-name="ce8">
            <text:p>20.000,00</text:p>
          </table:table-cell>
          <table:table-cell office:value-type="float" office:value="6400" table:formula="of:=[.H21]+[.F20]-[.G20]" table:style-name="ce8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12">
            <text:p>07.01.2019</text:p>
          </table:table-cell>
          <table:table-cell office:value-type="string" table:style-name="ce7">
            <text:p>19-20 kira bedeli</text:p>
          </table:table-cell>
          <table:table-cell office:value-type="float" office:value="34" table:style-name="ce8">
            <text:p>34,00</text:p>
          </table:table-cell>
          <table:table-cell office:value-type="date" office:date-value="2018-07-01T00:00:00" table:style-name="ce12">
            <text:p>07.01.2018</text:p>
          </table:table-cell>
          <table:table-cell office:value-type="date" office:date-value="2019-06-30T00:00:00" table:style-name="ce12">
            <text:p>06.30.2019</text:p>
          </table:table-cell>
          <table:table-cell office:value-type="float" office:value="26400" table:style-name="ce8">
            <text:p>26.400,00</text:p>
          </table:table-cell>
          <table:table-cell table:style-name="ce8"/>
          <table:table-cell office:value-type="float" office:value="26400" table:formula="of:=[.H22]+[.F21]-[.G21]" table:style-name="ce8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18"/>
          <table:table-cell table:style-name="ce19"/>
          <table:table-cell table:number-columns-repeated="2" table:style-name="ce18"/>
          <table:table-cell table:number-columns-repeated="2" table:style-name="ce19"/>
          <table:table-cell office:value-type="float" office:value="0" table:formula="of:=[.H23]+[.F22]-[.G22]" table:style-name="ce19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7"/>
          <table:table-cell table:style-name="ce8"/>
          <table:table-cell table:number-columns-repeated="2" table:style-name="ce7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0" table:formula="of:=[.H24]+[.F23]-[.G23]" table:style-name="ce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12">
            <text:p>09.20.2018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2000" table:style-name="ce8">
            <text:p>2.000,00</text:p>
          </table:table-cell>
          <table:table-cell office:value-type="float" office:value="500" table:formula="of:=[.H25]+[.F24]-[.G24]" table:style-name="ce8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12">
            <text:p>07.15.2018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3100" table:style-name="ce8">
            <text:p>3.100,00</text:p>
          </table:table-cell>
          <table:table-cell office:value-type="float" office:value="2500" table:formula="of:=[.H26]+[.F25]-[.G25]" table:style-name="ce8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12">
            <text:p>07.12.2018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1900" table:style-name="ce8">
            <text:p>1.900,00</text:p>
          </table:table-cell>
          <table:table-cell office:value-type="float" office:value="5600" table:formula="of:=[.H27]+[.F26]-[.G26]" table:style-name="ce8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12">
            <text:p>07.02.2018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7"/>
          <table:table-cell table:style-name="ce8"/>
          <table:table-cell office:value-type="float" office:value="5000" table:style-name="ce8">
            <text:p>5.000,00</text:p>
          </table:table-cell>
          <table:table-cell office:value-type="float" office:value="7500" table:formula="of:=[.H28]+[.F27]-[.G27]" table:style-name="ce8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2">
            <text:p>06.26.2018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10000" table:style-name="ce8">
            <text:p>10.000,00</text:p>
          </table:table-cell>
          <table:table-cell office:value-type="float" office:value="12500" table:formula="of:=[.H29]+[.F28]-[.G28]" table:style-name="ce8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12">
            <text:p>05.01.2018</text:p>
          </table:table-cell>
          <table:table-cell office:value-type="string" table:style-name="ce7">
            <text:p>Adem Kesici kira bedeli</text:p>
          </table:table-cell>
          <table:table-cell office:value-type="float" office:value="15.8" table:style-name="ce8">
            <text:p>15,80</text:p>
          </table:table-cell>
          <table:table-cell office:value-type="date" office:date-value="2018-07-01T00:00:00" table:style-name="ce12">
            <text:p>07.01.2018</text:p>
          </table:table-cell>
          <table:table-cell office:value-type="date" office:date-value="2019-06-30T00:00:00" table:style-name="ce12">
            <text:p>06.30.2019</text:p>
          </table:table-cell>
          <table:table-cell office:value-type="float" office:value="19686" table:style-name="ce8">
            <text:p>19.686,00</text:p>
          </table:table-cell>
          <table:table-cell table:style-name="ce8"/>
          <table:table-cell office:value-type="float" office:value="22500" table:formula="of:=[.H30]+[.F29]-[.G29]" table:style-name="ce8">
            <text:p>22.500,00</text:p>
          </table:table-cell>
          <table:table-cell table:number-columns-repeated="16376"/>
        </table:table-row>
        <table:table-row table:style-name="ro5">
          <table:table-cell table:style-name="ce12"/>
          <table:table-cell office:value-type="string" table:style-name="ce7">
            <text:p>2017 kaln borç farkı % 15,80</text:p>
          </table:table-cell>
          <table:table-cell table:style-name="ce8"/>
          <table:table-cell table:number-columns-repeated="2" table:style-name="ce12"/>
          <table:table-cell office:value-type="float" office:value="289" table:style-name="ce8">
            <text:p>289,00</text:p>
          </table:table-cell>
          <table:table-cell table:style-name="ce8"/>
          <table:table-cell office:value-type="float" office:value="2814" table:formula="of:=[.H31]+[.F30]-[.G30]" table:style-name="ce8">
            <text:p>2.814,00</text:p>
          </table:table-cell>
          <table:table-cell table:number-columns-repeated="16376"/>
        </table:table-row>
        <table:table-row table:style-name="ro5">
          <table:table-cell table:style-name="ce16"/>
          <table:table-cell office:value-type="string" table:style-name="ce40">
            <text:p>2017 yılından kalan borç</text:p>
          </table:table-cell>
          <table:table-cell table:style-name="ce20"/>
          <table:table-cell table:number-columns-repeated="2" table:style-name="ce16"/>
          <table:table-cell table:number-columns-repeated="2" table:style-name="ce19"/>
          <table:table-cell office:value-type="float" office:value="2525" table:formula="of:=[.H32]+[.F31]-[.G31]" table:style-name="ce20">
            <text:p>2.525,00</text:p>
          </table:table-cell>
          <table:table-cell table:number-columns-repeated="16376"/>
        </table:table-row>
        <table:table-row table:style-name="ro5">
          <table:table-cell table:style-name="ce12"/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15000" table:style-name="ce8">
            <text:p>15.000,00</text:p>
          </table:table-cell>
          <table:table-cell office:value-type="float" office:value="2525" table:formula="of:=[.H33]+[.F32]-[.G32]" table:style-name="ce8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12">
            <text:p>07.01.2017</text:p>
          </table:table-cell>
          <table:table-cell office:value-type="string" table:style-name="ce7">
            <text:p>Adem Kesici kira bedeli</text:p>
          </table:table-cell>
          <table:table-cell office:value-type="float" office:value="12.45" table:style-name="ce8">
            <text:p>12,45</text:p>
          </table:table-cell>
          <table:table-cell office:value-type="date" office:date-value="2017-07-01T00:00:00" table:style-name="ce12">
            <text:p>07.01.2017</text:p>
          </table:table-cell>
          <table:table-cell office:value-type="date" office:date-value="2018-06-30T00:00:00" table:style-name="ce12">
            <text:p>06.30.2018</text:p>
          </table:table-cell>
          <table:table-cell office:value-type="float" office:value="17050" table:style-name="ce8">
            <text:p>17.050,00</text:p>
          </table:table-cell>
          <table:table-cell table:style-name="ce8"/>
          <table:table-cell office:value-type="float" office:value="17525" table:formula="of:=[.H34]+[.F33]-[.G33]" table:style-name="ce8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12">
            <text:p>06.20.2017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3000" table:style-name="ce8">
            <text:p>3.000,00</text:p>
          </table:table-cell>
          <table:table-cell office:value-type="float" office:value="475" table:formula="of:=[.H35]+[.F34]-[.G34]" table:style-name="ce8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12">
            <text:p>04.11.2017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1400" table:style-name="ce8">
            <text:p>1.400,00</text:p>
          </table:table-cell>
          <table:table-cell office:value-type="float" office:value="3475" table:formula="of:=[.H36]+[.F35]-[.G35]" table:style-name="ce8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12">
            <text:p>05.01.2017</text:p>
          </table:table-cell>
          <table:table-cell office:value-type="string" table:style-name="ce7">
            <text:p>Adem Kesici kira bedeli</text:p>
          </table:table-cell>
          <table:table-cell table:style-name="ce8"/>
          <table:table-cell office:value-type="date" office:date-value="2017-05-01T00:00:00" table:style-name="ce12">
            <text:p>05.01.2017</text:p>
          </table:table-cell>
          <table:table-cell office:value-type="date" office:date-value="2017-06-30T00:00:00" table:style-name="ce12">
            <text:p>06.30.2017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4875" table:formula="of:=[.H37]+[.F36]-[.G36]" table:style-name="ce8">
            <text:p>4.875,00</text:p>
          </table:table-cell>
          <table:table-cell table:number-columns-repeated="16376"/>
        </table:table-row>
        <table:table-row table:style-name="ro5">
          <table:table-cell table:style-name="ce16"/>
          <table:table-cell office:value-type="string" table:style-name="ce40">
            <text:p>2016 yılından kalan borç</text:p>
          </table:table-cell>
          <table:table-cell table:style-name="ce20"/>
          <table:table-cell table:number-columns-repeated="2" table:style-name="ce16"/>
          <table:table-cell table:number-columns-repeated="2" table:style-name="ce19"/>
          <table:table-cell office:value-type="float" office:value="1875" table:formula="of:=[.H38]+[.F37]-[.G37]" table:style-name="ce20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12">
            <text:p>08.01.2016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2000" table:style-name="ce8">
            <text:p>2.000,00</text:p>
          </table:table-cell>
          <table:table-cell office:value-type="float" office:value="1875" table:formula="of:=[.H39]+[.F38]-[.G38]" table:style-name="ce8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12">
            <text:p>07.19.2016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2500" table:style-name="ce8">
            <text:p>2.500,00</text:p>
          </table:table-cell>
          <table:table-cell office:value-type="float" office:value="3875" table:formula="of:=[.H40]+[.F39]-[.G39]" table:style-name="ce8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12">
            <text:p>04.03.2016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10000" table:style-name="ce8">
            <text:p>10.000,00</text:p>
          </table:table-cell>
          <table:table-cell office:value-type="float" office:value="6375" table:formula="of:=[.H41]+[.F40]-[.G40]" table:style-name="ce8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12">
            <text:p>05.01.2016</text:p>
          </table:table-cell>
          <table:table-cell office:value-type="string" table:style-name="ce7">
            <text:p>Adem Kesici kira bedeli</text:p>
          </table:table-cell>
          <table:table-cell office:value-type="float" office:value="10" table:style-name="ce8">
            <text:p>10,00</text:p>
          </table:table-cell>
          <table:table-cell office:value-type="date" office:date-value="2016-05-01T00:00:00" table:style-name="ce12">
            <text:p>05.01.2016</text:p>
          </table:table-cell>
          <table:table-cell office:value-type="date" office:date-value="2017-04-30T00:00:00" table:style-name="ce12">
            <text:p>04.30.2017</text:p>
          </table:table-cell>
          <table:table-cell office:value-type="float" office:value="15125" table:style-name="ce8">
            <text:p>15.125,00</text:p>
          </table:table-cell>
          <table:table-cell table:style-name="ce8"/>
          <table:table-cell office:value-type="float" office:value="16375" table:formula="of:=[.H42]+[.F41]-[.G41]" table:style-name="ce8">
            <text:p>16.375,00</text:p>
          </table:table-cell>
          <table:table-cell table:number-columns-repeated="16376"/>
        </table:table-row>
        <table:table-row table:style-name="ro5">
          <table:table-cell table:style-name="ce16"/>
          <table:table-cell office:value-type="string" table:style-name="ce40">
            <text:p>2015 yılından kalan borç</text:p>
          </table:table-cell>
          <table:table-cell table:style-name="ce20"/>
          <table:table-cell table:number-columns-repeated="2" table:style-name="ce16"/>
          <table:table-cell table:number-columns-repeated="2" table:style-name="ce19"/>
          <table:table-cell office:value-type="float" office:value="1250" table:formula="of:=[.H43]+[.F42]-[.G42]" table:style-name="ce20">
            <text:p>1.250,00</text:p>
          </table:table-cell>
          <table:table-cell table:number-columns-repeated="16376"/>
        </table:table-row>
        <table:table-row table:style-name="ro5">
          <table:table-cell table:style-name="ce12"/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1500" table:style-name="ce8">
            <text:p>1.500,00</text:p>
          </table:table-cell>
          <table:table-cell office:value-type="float" office:value="1250" table:formula="of:=[.H44]+[.F43]-[.G43]" table:style-name="ce8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12">
            <text:p>09.02.2015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1500" table:style-name="ce8">
            <text:p>1.500,00</text:p>
          </table:table-cell>
          <table:table-cell office:value-type="float" office:value="2750" table:formula="of:=[.H45]+[.F44]-[.G44]" table:style-name="ce8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12">
            <text:p>07.27.2015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1000" table:style-name="ce8">
            <text:p>1.000,00</text:p>
          </table:table-cell>
          <table:table-cell office:value-type="float" office:value="4250" table:formula="of:=[.H46]+[.F45]-[.G45]" table:style-name="ce8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12">
            <text:p>07.20.2015</text:p>
          </table:table-cell>
          <table:table-cell table:style-name="ce7"/>
          <table:table-cell table:style-name="ce8"/>
          <table:table-cell table:number-columns-repeated="2" table:style-name="ce12"/>
          <table:table-cell table:style-name="ce8"/>
          <table:table-cell office:value-type="float" office:value="500" table:style-name="ce8">
            <text:p>500,00</text:p>
          </table:table-cell>
          <table:table-cell office:value-type="float" office:value="5250" table:formula="of:=[.H47]+[.F46]-[.G46]" table:style-name="ce8">
            <text:p>5.250,00</text:p>
          </table:table-cell>
          <table:table-cell table:number-columns-repeated="16376"/>
        </table:table-row>
        <table:table-row table:style-name="ro5">
          <table:table-cell table:style-name="ce12"/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9500" table:style-name="ce8">
            <text:p>9.500,00</text:p>
          </table:table-cell>
          <table:table-cell office:value-type="float" office:value="5750" table:formula="of:=[.H48]+[.F47]-[.G47]" table:style-name="ce8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12">
            <text:p>05.01.2015</text:p>
          </table:table-cell>
          <table:table-cell office:value-type="string" table:style-name="ce7">
            <text:p>Adem Kesici kira bedeli</text:p>
          </table:table-cell>
          <table:table-cell office:value-type="float" office:value="10" table:style-name="ce8">
            <text:p>10,00</text:p>
          </table:table-cell>
          <table:table-cell office:value-type="date" office:date-value="2015-05-01T00:00:00" table:style-name="ce12">
            <text:p>05.01.2015</text:p>
          </table:table-cell>
          <table:table-cell office:value-type="date" office:date-value="2016-04-30T00:00:00" table:style-name="ce12">
            <text:p>04.30.2016</text:p>
          </table:table-cell>
          <table:table-cell office:value-type="float" office:value="13750" table:style-name="ce8">
            <text:p>13.750,00</text:p>
          </table:table-cell>
          <table:table-cell table:style-name="ce8"/>
          <table:table-cell office:value-type="float" office:value="15250" table:formula="of:=[.H49]+[.F48]-[.G48]" table:style-name="ce8">
            <text:p>15.250,00</text:p>
          </table:table-cell>
          <table:table-cell table:number-columns-repeated="16376"/>
        </table:table-row>
        <table:table-row table:style-name="ro5">
          <table:table-cell table:style-name="ce16"/>
          <table:table-cell office:value-type="string" table:style-name="ce40">
            <text:p>2014 yılından kalan borç</text:p>
          </table:table-cell>
          <table:table-cell table:style-name="ce20"/>
          <table:table-cell table:number-columns-repeated="2" table:style-name="ce16"/>
          <table:table-cell table:number-columns-repeated="2" table:style-name="ce19"/>
          <table:table-cell office:value-type="float" office:value="1500" table:formula="of:=[.H50]+[.F49]-[.G49]" table:style-name="ce20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2">
            <text:p>05.01.2014</text:p>
          </table:table-cell>
          <table:table-cell office:value-type="string" table:style-name="ce7">
            <text:p>ödeme</text:p>
          </table:table-cell>
          <table:table-cell table:style-name="ce8"/>
          <table:table-cell table:number-columns-repeated="2" table:style-name="ce12"/>
          <table:table-cell table:style-name="ce8"/>
          <table:table-cell office:value-type="float" office:value="11000" table:style-name="ce8">
            <text:p>11.000,00</text:p>
          </table:table-cell>
          <table:table-cell office:value-type="float" office:value="1500" table:formula="of:=[.H51]+[.F50]-[.G50]" table:style-name="ce8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6">
            <text:p>05.01.2014</text:p>
          </table:table-cell>
          <table:table-cell office:value-type="string" table:style-name="ce18">
            <text:p>Adem Kesici kira bedeli</text:p>
          </table:table-cell>
          <table:table-cell table:style-name="ce19"/>
          <table:table-cell office:value-type="date" office:date-value="2014-05-01T00:00:00" table:style-name="ce16">
            <text:p>05.01.2014</text:p>
          </table:table-cell>
          <table:table-cell office:value-type="date" office:date-value="2015-04-30T00:00:00" table:style-name="ce16">
            <text:p>04.30.2015</text:p>
          </table:table-cell>
          <table:table-cell office:value-type="float" office:value="12500" table:style-name="ce19">
            <text:p>12.500,00</text:p>
          </table:table-cell>
          <table:table-cell table:style-name="ce19"/>
          <table:table-cell office:value-type="float" office:value="12500" table:formula="of:=[.H52]+[.F51]-[.G51]" table:style-name="ce19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12">
            <text:p>05.01.2013</text:p>
          </table:table-cell>
          <table:table-cell office:value-type="string" table:style-name="ce7">
            <text:p>Adem Kesici kira bedeli</text:p>
          </table:table-cell>
          <table:table-cell table:style-name="ce8"/>
          <table:table-cell office:value-type="date" office:date-value="2013-05-01T00:00:00" table:style-name="ce12">
            <text:p>05.01.2013</text:p>
          </table:table-cell>
          <table:table-cell office:value-type="date" office:date-value="2014-04-30T00:00:00" table:style-name="ce12">
            <text:p>04.30.2014</text:p>
          </table:table-cell>
          <table:table-cell office:value-type="float" office:value="9000" table:style-name="ce8">
            <text:p>9.000,00</text:p>
          </table:table-cell>
          <table:table-cell office:value-type="float" office:value="9000" table:style-name="ce8">
            <text:p>9.000,00</text:p>
          </table:table-cell>
          <table:table-cell office:value-type="float" office:value="0" table:formula="of:=[.H53]+[.F52]-[.G52]" table:style-name="ce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41">
            <text:p>05.01.2012</text:p>
          </table:table-cell>
          <table:table-cell office:value-type="string" table:style-name="ce28">
            <text:p>Adem Kesici kira bedeli</text:p>
          </table:table-cell>
          <table:table-cell table:style-name="ce30"/>
          <table:table-cell office:value-type="date" office:date-value="2012-05-01T00:00:00" table:style-name="ce41">
            <text:p>05.01.2012</text:p>
          </table:table-cell>
          <table:table-cell office:value-type="date" office:date-value="2013-04-30T00:00:00" table:style-name="ce41">
            <text:p>04.30.2013</text:p>
          </table:table-cell>
          <table:table-cell office:value-type="float" office:value="10000" table:style-name="ce30">
            <text:p>10.000,00</text:p>
          </table:table-cell>
          <table:table-cell office:value-type="float" office:value="10000" table:style-name="ce30">
            <text:p>10.000,00</text:p>
          </table:table-cell>
          <table:table-cell office:value-type="float" office:value="0" table:formula="of:=[.H54]+[.F53]-[.G53]" table:style-name="ce30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12">
            <text:p>05.01.2011</text:p>
          </table:table-cell>
          <table:table-cell office:value-type="string" table:style-name="ce7">
            <text:p>Adem Kesici Kira bedeli</text:p>
          </table:table-cell>
          <table:table-cell table:style-name="ce8"/>
          <table:table-cell office:value-type="date" office:date-value="2011-05-01T00:00:00" table:style-name="ce12">
            <text:p>05.01.2011</text:p>
          </table:table-cell>
          <table:table-cell office:value-type="date" office:date-value="2012-04-30T00:00:00" table:style-name="ce12">
            <text:p>04.30.2012</text:p>
          </table:table-cell>
          <table:table-cell office:value-type="float" office:value="9500" table:style-name="ce8">
            <text:p>9.500,00</text:p>
          </table:table-cell>
          <table:table-cell office:value-type="float" office:value="9500" table:style-name="ce8">
            <text:p>9.500,00</text:p>
          </table:table-cell>
          <table:table-cell office:value-type="float" office:value="0" table:formula="of:=[.H55]+[.F54]-[.G54]" table:style-name="ce8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7"/>
          <table:table-cell table:number-columns-repeated="2" table:style-name="ce8"/>
          <table:table-cell table:number-columns-repeated="2" table:style-name="ce7"/>
          <table:table-cell table:number-columns-repeated="3" table:style-name="ce8"/>
          <table:table-cell table:number-columns-repeated="16376"/>
        </table:table-row>
        <table:table-row table:number-rows-repeated="1048519" table:style-name="ro5">
          <table:table-cell table:number-columns-repeated="16384"/>
        </table:table-row>
      </table:table>
      <table:table table:name="005_APay-Mlngz" table:style-name="ta1">
        <table:table-column table:style-name="co15" table:default-cell-style-name="ce1"/>
        <table:table-column table:style-name="co19" table:default-cell-style-name="ce1"/>
        <table:table-column table:style-name="co20" table:default-cell-style-name="ce43"/>
        <table:table-column table:style-name="co15" table:default-cell-style-name="ce1"/>
        <table:table-column table:style-name="co18" table:default-cell-style-name="ce1"/>
        <table:table-column table:style-name="co13" table:default-cell-style-name="ce43"/>
        <table:table-column table:style-name="co21" table:default-cell-style-name="ce43"/>
        <table:table-column table:style-name="co22" table:default-cell-style-name="ce43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42">
            <text:p>Ali Paşa Aygaz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24250" table:formula="of:=SUM([.F5:.F24])" table:style-name="ce45">
            <text:p>24.250,00</text:p>
          </table:table-cell>
          <table:table-cell office:value-type="float" office:value="18900" table:formula="of:=SUM([.G5:.G24])" table:style-name="ce46">
            <text:p>18.900,00</text:p>
          </table:table-cell>
          <table:table-cell office:value-type="float" office:value="5350" table:formula="of:=[.F1]-[.G1]" table:style-name="ce45">
            <text:p>5.35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47"/>
          <table:table-cell table:style-name="ce43"/>
          <table:table-cell table:number-columns-repeated="16381" table:style-name="ce1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50">
            <text:p>2021</text:p>
          </table:table-cell>
          <table:table-cell office:value-type="string" table:style-name="ce50">
            <text:p>dövmeci</text:p>
          </table:table-cell>
          <table:table-cell table:style-name="ce49"/>
          <table:table-cell table:number-columns-repeated="2" table:style-name="ce48"/>
          <table:table-cell table:number-columns-repeated="3" table:style-name="ce49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date" office:date-value="2018-12-08T00:00:00" table:style-name="ce3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43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date" office:date-value="2018-10-05T00:00:00" table:style-name="ce51">
            <text:p>10.05.2018</text:p>
          </table:table-cell>
          <table:table-cell office:value-type="string" table:style-name="ce52">
            <text:p>Asena Dursun Kira Bedeli</text:p>
          </table:table-cell>
          <table:table-cell table:style-name="ce53"/>
          <table:table-cell office:value-type="date" office:date-value="2018-10-05T00:00:00" table:style-name="ce51">
            <text:p>10.05.2018</text:p>
          </table:table-cell>
          <table:table-cell office:value-type="date" office:date-value="2019-10-04T00:00:00" table:style-name="ce51">
            <text:p>10.04.2019</text:p>
          </table:table-cell>
          <table:table-cell office:value-type="float" office:value="7000" table:style-name="ce53">
            <text:p>7.000,00</text:p>
          </table:table-cell>
          <table:table-cell office:value-type="float" office:value="7000" table:style-name="ce53">
            <text:p>7.000,00</text:p>
          </table:table-cell>
          <table:table-cell office:value-type="float" office:value="0" table:formula="of:=[.F8]-[.G8]" table:style-name="ce5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2400 TL lik senedi var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1700 tl borcu kaldı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aygaza ait çelik kasayıda giderken çaldılar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date" office:date-value="2017-08-04T00:00:00" table:style-name="ce3">
            <text:p>08.04.2017</text:p>
          </table:table-cell>
          <table:table-cell office:value-type="string" table:style-name="ce1">
            <text:p>KALAN BORÇ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1700" table:formula="of:=[.H13]+[.F12]-[.G12]" table:style-name="ce43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3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43"/>
          <table:table-cell office:value-type="date" office:date-value="2017-08-04T00:00:00" table:style-name="ce3">
            <text:p>08.04.2017</text:p>
          </table:table-cell>
          <table:table-cell office:value-type="date" office:date-value="2018-08-03T00:00:00" table:style-name="ce3">
            <text:p>08.03.2018</text:p>
          </table:table-cell>
          <table:table-cell office:value-type="float" office:value="5000" table:style-name="ce43">
            <text:p>5.000,00</text:p>
          </table:table-cell>
          <table:table-cell office:value-type="float" office:value="3300" table:style-name="ce43">
            <text:p>3.300,00</text:p>
          </table:table-cell>
          <table:table-cell office:value-type="float" office:value="1700" table:formula="of:=[.F13]-[.G13]" table:style-name="ce43">
            <text:p>1.700,00</text:p>
          </table:table-cell>
          <table:table-cell table:number-columns-repeated="16376"/>
        </table:table-row>
        <table:table-row table:style-name="ro9">
          <table:table-cell table:style-name="ce51"/>
          <table:table-cell table:style-name="ce52"/>
          <table:table-cell table:style-name="ce53"/>
          <table:table-cell table:number-columns-repeated="2" table:style-name="ce51"/>
          <table:table-cell table:number-columns-repeated="3" table:style-name="ce5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3500 TL senet yapıldı ödemedi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2">
            <text:p>senet icrada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3650" table:formula="of:=[.H17]+[.F16]-[.G16]" table:style-name="ce43">
            <text:p>3.65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İsmail Tağaç Kira Bedeli</text:p>
          </table:table-cell>
          <table:table-cell table:style-name="ce43"/>
          <table:table-cell office:value-type="date" office:date-value="2017-01-20T00:00:00" table:style-name="ce3">
            <text:p>01.20.2017</text:p>
          </table:table-cell>
          <table:table-cell office:value-type="date" office:date-value="2017-07-20T00:00:00" table:style-name="ce3">
            <text:p>07.20.2017</text:p>
          </table:table-cell>
          <table:table-cell office:value-type="float" office:value="2400" table:style-name="ce43">
            <text:p>2.400,00</text:p>
          </table:table-cell>
          <table:table-cell table:style-name="ce43"/>
          <table:table-cell office:value-type="float" office:value="3650" table:formula="of:=[.H18]+[.F17]-[.G17]" table:style-name="ce43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51">
            <text:p>02.20.2016</text:p>
          </table:table-cell>
          <table:table-cell office:value-type="string" table:style-name="ce52">
            <text:p>İsmail Tağaç Kira Bedeli</text:p>
          </table:table-cell>
          <table:table-cell table:style-name="ce52"/>
          <table:table-cell office:value-type="date" office:date-value="2016-01-20T00:00:00" table:style-name="ce51">
            <text:p>01.20.2016</text:p>
          </table:table-cell>
          <table:table-cell office:value-type="date" office:date-value="2017-01-19T00:00:00" table:style-name="ce51">
            <text:p>01.19.2017</text:p>
          </table:table-cell>
          <table:table-cell office:value-type="float" office:value="4200" table:style-name="ce53">
            <text:p>4.200,00</text:p>
          </table:table-cell>
          <table:table-cell office:value-type="float" office:value="2950" table:style-name="ce52">
            <text:p>2950</text:p>
          </table:table-cell>
          <table:table-cell office:value-type="float" office:value="1250" table:formula="of:=[.H19]+[.F18]-[.G18]" table:style-name="ce53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3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3">
            <text:p>01.20.2015</text:p>
          </table:table-cell>
          <table:table-cell office:value-type="date" office:date-value="2016-01-19T00:00:00" table:style-name="ce3">
            <text:p>01.19.2016</text:p>
          </table:table-cell>
          <table:table-cell office:value-type="float" office:value="4200" table:style-name="ce43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43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3" table:style-name="ce53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43"/>
          <table:table-cell table:number-columns-repeated="2" table:style-name="ce1"/>
          <table:table-cell office:value-type="float" office:value="450" table:style-name="ce43">
            <text:p>450,00</text:p>
          </table:table-cell>
          <table:table-cell office:value-type="float" office:value="450" table:style-name="ce43">
            <text:p>45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3" table:style-name="ce54">
            <text:p>2013</text:p>
          </table:table-cell>
          <table:table-cell office:value-type="string" table:style-name="ce54">
            <text:p>boş</text:p>
          </table:table-cell>
          <table:table-cell table:style-name="ce55"/>
          <table:table-cell table:number-columns-repeated="2" table:style-name="ce54"/>
          <table:table-cell table:number-columns-repeated="3" table:style-name="ce55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float" office:value="2011" table:style-name="ce54">
            <text:p>2011</text:p>
          </table:table-cell>
          <table:table-cell office:value-type="string" table:style-name="ce54">
            <text:p>kira bedeli</text:p>
          </table:table-cell>
          <table:table-cell table:style-name="ce55"/>
          <table:table-cell table:number-columns-repeated="2" table:style-name="ce54"/>
          <table:table-cell office:value-type="float" office:value="1000" table:style-name="ce55">
            <text:p>1.000,00</text:p>
          </table:table-cell>
          <table:table-cell office:value-type="float" office:value="1000" table:style-name="ce55">
            <text:p>1.000,00</text:p>
          </table:table-cell>
          <table:table-cell table:style-name="ce55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56">
            <text:p>Ali Paşa Milangaz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30170" table:formula="of:=SUM([.F29:.F55])" table:style-name="ce45">
            <text:p>30.170,00</text:p>
          </table:table-cell>
          <table:table-cell office:value-type="float" office:value="30170" table:formula="of:=SUM([.G29:.G55])" table:style-name="ce45">
            <text:p>30.170,00</text:p>
          </table:table-cell>
          <table:table-cell office:value-type="float" office:value="0" table:formula="of:=[.F26]-[.G26]" table:style-name="ce4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2" table:style-name="ce43"/>
          <table:table-cell office:value-type="float" office:value="0" table:formula="of:=[.H31]+[.F30]-[.G30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3">
            <text:p>09.30.2019</text:p>
          </table:table-cell>
          <table:table-cell office:value-type="string" table:style-name="ce1">
            <text:p>nakit</text:p>
          </table:table-cell>
          <table:table-cell table:style-name="ce43"/>
          <table:table-cell table:number-columns-repeated="2" table:style-name="ce1"/>
          <table:table-cell table:style-name="ce43"/>
          <table:table-cell office:value-type="float" office:value="6770" table:style-name="ce43">
            <text:p>6.770,00</text:p>
          </table:table-cell>
          <table:table-cell office:value-type="float" office:value="0" table:formula="of:=[.H32]+[.F31]-[.G31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3">
            <text:p>07.28.2019</text:p>
          </table:table-cell>
          <table:table-cell office:value-type="string" table:style-name="ce2">
            <text:p>atila vakıf havale</text:p>
          </table:table-cell>
          <table:table-cell table:style-name="ce43"/>
          <table:table-cell table:number-columns-repeated="2" table:style-name="ce1"/>
          <table:table-cell table:style-name="ce43"/>
          <table:table-cell office:value-type="float" office:value="1750" table:style-name="ce43">
            <text:p>1.750,00</text:p>
          </table:table-cell>
          <table:table-cell office:value-type="float" office:value="6770" table:formula="of:=[.H33]+[.F32]-[.G32]" table:style-name="ce43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51">
            <text:p>06.30.2019</text:p>
          </table:table-cell>
          <table:table-cell office:value-type="string" table:style-name="ce52">
            <text:p>özge kahraman kira bedeli</text:p>
          </table:table-cell>
          <table:table-cell table:style-name="ce53"/>
          <table:table-cell office:value-type="date" office:date-value="2019-06-30T00:00:00" table:style-name="ce51">
            <text:p>06.30.2019</text:p>
          </table:table-cell>
          <table:table-cell office:value-type="date" office:date-value="2020-06-29T00:00:00" table:style-name="ce51">
            <text:p>06.29.2020</text:p>
          </table:table-cell>
          <table:table-cell office:value-type="float" office:value="8520" table:style-name="ce53">
            <text:p>8.520,00</text:p>
          </table:table-cell>
          <table:table-cell table:style-name="ce53"/>
          <table:table-cell office:value-type="float" office:value="8520" table:formula="of:=[.H34]+[.F33]-[.G33]" table:style-name="ce53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date" office:date-value="2018-10-30T00:00:00" table:style-name="ce3">
            <text:p>10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0" table:formula="of:=[.H37]+[.F36]-[.G36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3">
            <text:p>09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1300" table:formula="of:=[.H38]+[.F37]-[.G37]" table:style-name="ce43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3">
            <text:p>08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2600" table:formula="of:=[.H39]+[.F38]-[.G38]" table:style-name="ce43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3">
            <text:p>07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3900" table:formula="of:=[.H40]+[.F39]-[.G39]" table:style-name="ce43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3">
            <text:p>06.26.2018</text:p>
          </table:table-cell>
          <table:table-cell office:value-type="string" table:style-name="ce1">
            <text:p>n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2000" table:style-name="ce43">
            <text:p>2.000,00</text:p>
          </table:table-cell>
          <table:table-cell office:value-type="float" office:value="5200" table:formula="of:=[.H41]+[.F40]-[.G40]" table:style-name="ce43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51">
            <text:p>06.30.2018</text:p>
          </table:table-cell>
          <table:table-cell office:value-type="string" table:style-name="ce52">
            <text:p>özge kahraman kira bedeli</text:p>
          </table:table-cell>
          <table:table-cell table:style-name="ce53"/>
          <table:table-cell office:value-type="date" office:date-value="2018-06-30T00:00:00" table:style-name="ce51">
            <text:p>06.30.2018</text:p>
          </table:table-cell>
          <table:table-cell office:value-type="date" office:date-value="2019-06-29T00:00:00" table:style-name="ce51">
            <text:p>06.29.2019</text:p>
          </table:table-cell>
          <table:table-cell office:value-type="float" office:value="7200" table:style-name="ce53">
            <text:p>7.200,00</text:p>
          </table:table-cell>
          <table:table-cell table:style-name="ce53"/>
          <table:table-cell office:value-type="float" office:value="7200" table:formula="of:=[.H42]+[.F41]-[.G41]" table:style-name="ce53">
            <text:p>7.2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43]+[.F42]-[.G42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3">
            <text:p>06.10.2017</text:p>
          </table:table-cell>
          <table:table-cell office:value-type="string" table:style-name="ce1">
            <text:p>nakit</text:p>
          </table:table-cell>
          <table:table-cell table:style-name="ce57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4400" table:style-name="ce43">
            <text:p>4.400,00</text:p>
          </table:table-cell>
          <table:table-cell office:value-type="float" office:value="0" table:formula="of:=[.H44]+[.F43]-[.G43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51">
            <text:p>06.10.2017</text:p>
          </table:table-cell>
          <table:table-cell office:value-type="string" table:style-name="ce52">
            <text:p>Gökhan Öner Kira Bedeli</text:p>
          </table:table-cell>
          <table:table-cell table:style-name="ce53"/>
          <table:table-cell office:value-type="date" office:date-value="2017-06-10T00:00:00" table:style-name="ce51">
            <text:p>06.10.2017</text:p>
          </table:table-cell>
          <table:table-cell office:value-type="date" office:date-value="2018-05-09T00:00:00" table:style-name="ce51">
            <text:p>05.09.2018</text:p>
          </table:table-cell>
          <table:table-cell office:value-type="float" office:value="4400" table:style-name="ce53">
            <text:p>4.400,00</text:p>
          </table:table-cell>
          <table:table-cell table:style-name="ce53"/>
          <table:table-cell office:value-type="float" office:value="4400" table:formula="of:=[.H45]+[.F44]-[.G44]" table:style-name="ce53">
            <text:p>4.4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46]+[.F45]-[.G45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47]+[.F46]-[.G46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b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5600" table:style-name="ce43">
            <text:p>5.600,00</text:p>
          </table:table-cell>
          <table:table-cell office:value-type="float" office:value="0" table:formula="of:=[.H48]+[.F47]-[.G47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52">
            <text:p>2016</text:p>
          </table:table-cell>
          <table:table-cell office:value-type="string" table:style-name="ce52">
            <text:p>kira bedeli</text:p>
          </table:table-cell>
          <table:table-cell table:style-name="ce53"/>
          <table:table-cell table:number-columns-repeated="2" table:style-name="ce51"/>
          <table:table-cell office:value-type="float" office:value="5600" table:style-name="ce53">
            <text:p>5.600,00</text:p>
          </table:table-cell>
          <table:table-cell table:style-name="ce53"/>
          <table:table-cell office:value-type="float" office:value="5600" table:formula="of:=[.H49]+[.F48]-[.G48]" table:style-name="ce53">
            <text:p>5.6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50]+[.F49]-[.G49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n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4000" table:style-name="ce43">
            <text:p>4.000,00</text:p>
          </table:table-cell>
          <table:table-cell office:value-type="float" office:value="0" table:formula="of:=[.H51]+[.F50]-[.G50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52">
            <text:p>2015</text:p>
          </table:table-cell>
          <table:table-cell office:value-type="string" table:style-name="ce52">
            <text:p>kira bedeli</text:p>
          </table:table-cell>
          <table:table-cell table:style-name="ce53"/>
          <table:table-cell table:number-columns-repeated="2" table:style-name="ce51"/>
          <table:table-cell office:value-type="float" office:value="4000" table:style-name="ce53">
            <text:p>4.000,00</text:p>
          </table:table-cell>
          <table:table-cell table:style-name="ce53"/>
          <table:table-cell office:value-type="float" office:value="4000" table:formula="of:=[.H52]+[.F51]-[.G51]" table:style-name="ce53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43"/>
          <table:table-cell table:number-columns-repeated="2" table:style-name="ce3"/>
          <table:table-cell office:value-type="float" office:value="450" table:style-name="ce43">
            <text:p>450,00</text:p>
          </table:table-cell>
          <table:table-cell office:value-type="float" office:value="450" table:style-name="ce43">
            <text:p>450,00</text:p>
          </table:table-cell>
          <table:table-cell office:value-type="float" office:value="0" table:formula="of:=[.H53]+[.F52]-[.G52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58"/>
          <table:table-cell office:value-type="string" table:style-name="ce1">
            <text:p>2011-2012-2013 te boş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number-rows-repeated="1048521" table:style-name="ro5">
          <table:table-cell table:number-columns-repeated="16384"/>
        </table:table-row>
      </table:table>
      <table:table table:name="GNL_AP_LS" table:style-name="ta1">
        <table:table-column table:style-name="co8" table:default-cell-style-name="ce61"/>
        <table:table-column table:style-name="co23" table:default-cell-style-name="ce61"/>
        <table:table-column table:style-name="co8" table:default-cell-style-name="ce61"/>
        <table:table-column table:style-name="co24" table:default-cell-style-name="ce61"/>
        <table:table-column table:style-name="co10" table:default-cell-style-name="ce61"/>
        <table:table-column table:style-name="co12" table:default-cell-style-name="ce61"/>
        <table:table-column table:style-name="co25" table:default-cell-style-name="ce61"/>
        <table:table-column table:style-name="co8" table:number-columns-repeated="38" table:default-cell-style-name="ce61"/>
        <table:table-column table:style-name="co9" table:number-columns-repeated="16339" table:default-cell-style-name="ce1"/>
        <table:table-row table:style-name="ro10">
          <table:table-cell office:value-type="string" table:style-name="ce59">
            <text:p>2011-2019 Ali Balcı-Kiralanan Yer ve Yıllara Göre Kira Geliri</text:p>
          </table:table-cell>
          <table:table-cell table:number-columns-repeated="2" table:style-name="ce59"/>
          <table:table-cell table:number-columns-repeated="4" table:style-name="ce60"/>
          <table:table-cell table:number-columns-repeated="16377"/>
        </table:table-row>
        <table:table-row table:style-name="ro10">
          <table:table-cell table:style-name="ce59"/>
          <table:table-cell office:value-type="string" table:style-name="ce62">
            <text:p>Hızarhane</text:p>
          </table:table-cell>
          <table:table-cell office:value-type="string" table:style-name="ce62">
            <text:p>Hızarhane</text:p>
          </table:table-cell>
          <table:table-cell office:value-type="string" table:style-name="ce62">
            <text:p>Sanayi</text:p>
          </table:table-cell>
          <table:table-cell table:number-columns-repeated="2" table:style-name="ce61"/>
          <table:table-cell table:style-name="ce63"/>
          <table:table-cell table:number-columns-repeated="16377"/>
        </table:table-row>
        <table:table-row table:style-name="ro10">
          <table:table-cell table:style-name="ce59"/>
          <table:table-cell office:value-type="string" table:style-name="ce62">
            <text:p><text:s/>Yıkama</text:p>
          </table:table-cell>
          <table:table-cell office:value-type="string" table:style-name="ce62">
            <text:p>Depo</text:p>
          </table:table-cell>
          <table:table-cell office:value-type="string" table:style-name="ce62">
            <text:p><text:s/>Acentalar</text:p>
          </table:table-cell>
          <table:table-cell office:value-type="string" table:style-name="ce62">
            <text:p>Lise</text:p>
          </table:table-cell>
          <table:table-cell table:style-name="ce61"/>
          <table:table-cell table:style-name="ce63"/>
          <table:table-cell table:number-columns-repeated="16377"/>
        </table:table-row>
        <table:table-row table:style-name="ro5">
          <table:table-cell office:value-type="float" office:value="2011" table:style-name="ce61">
            <text:p>2011</text:p>
          </table:table-cell>
          <table:table-cell office:value-type="float" office:value="3600" table:style-name="ce64">
            <text:p>3.600,00</text:p>
          </table:table-cell>
          <table:table-cell office:value-type="float" office:value="2250" table:style-name="ce64">
            <text:p>2.250,00</text:p>
          </table:table-cell>
          <table:table-cell office:value-type="float" office:value="3750" table:style-name="ce64">
            <text:p>3.750,00</text:p>
          </table:table-cell>
          <table:table-cell office:value-type="float" office:value="-729.65" table:formula="of:=-729.65" table:style-name="ce65">
            <text:p>-729,65</text:p>
          </table:table-cell>
          <table:table-cell table:style-name="ce61"/>
          <table:table-cell office:value-type="float" office:value="8870.35" table:formula="of:=SUM([.B4:.E4])" table:style-name="ce65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61">
            <text:p>2012</text:p>
          </table:table-cell>
          <table:table-cell office:value-type="float" office:value="3950" table:style-name="ce64">
            <text:p>3.950,00</text:p>
          </table:table-cell>
          <table:table-cell office:value-type="float" office:value="2500" table:style-name="ce64">
            <text:p>2.500,00</text:p>
          </table:table-cell>
          <table:table-cell office:value-type="float" office:value="4000" table:style-name="ce64">
            <text:p>4.000,00</text:p>
          </table:table-cell>
          <table:table-cell office:value-type="float" office:value="3482.51" table:style-name="ce65">
            <text:p>3.482,51</text:p>
          </table:table-cell>
          <table:table-cell table:style-name="ce61"/>
          <table:table-cell office:value-type="float" office:value="13932.51" table:formula="of:=SUM([.B5:.E5])" table:style-name="ce65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61">
            <text:p>2013</text:p>
          </table:table-cell>
          <table:table-cell office:value-type="float" office:value="4250" table:style-name="ce64">
            <text:p>4.250,00</text:p>
          </table:table-cell>
          <table:table-cell office:value-type="float" office:value="2750" table:style-name="ce64">
            <text:p>2.750,00</text:p>
          </table:table-cell>
          <table:table-cell office:value-type="float" office:value="4250" table:style-name="ce64">
            <text:p>4.250,00</text:p>
          </table:table-cell>
          <table:table-cell office:value-type="float" office:value="3939.53" table:style-name="ce65">
            <text:p>3.939,53</text:p>
          </table:table-cell>
          <table:table-cell table:style-name="ce61"/>
          <table:table-cell office:value-type="float" office:value="15189.53" table:formula="of:=SUM([.B6:.E6])" table:style-name="ce65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61">
            <text:p>2014</text:p>
          </table:table-cell>
          <table:table-cell office:value-type="float" office:value="4675" table:style-name="ce64">
            <text:p>4.675,00</text:p>
          </table:table-cell>
          <table:table-cell office:value-type="float" office:value="3000" table:style-name="ce64">
            <text:p>3.000,00</text:p>
          </table:table-cell>
          <table:table-cell office:value-type="float" office:value="5000" table:style-name="ce64">
            <text:p>5.000,00</text:p>
          </table:table-cell>
          <table:table-cell office:value-type="float" office:value="1501.07" table:style-name="ce65">
            <text:p>1.501,07</text:p>
          </table:table-cell>
          <table:table-cell table:style-name="ce61"/>
          <table:table-cell office:value-type="float" office:value="14176.07" table:formula="of:=SUM([.B7:.E7])" table:style-name="ce65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61">
            <text:p>2015</text:p>
          </table:table-cell>
          <table:table-cell table:number-columns-repeated="2" table:style-name="ce64"/>
          <table:table-cell office:value-type="string" table:style-name="ce64">
            <text:p>satıldı</text:p>
          </table:table-cell>
          <table:table-cell office:value-type="float" office:value="5637.5" table:style-name="ce65">
            <text:p>5.637,50</text:p>
          </table:table-cell>
          <table:table-cell table:style-name="ce61"/>
          <table:table-cell office:value-type="float" office:value="5637.5" table:formula="of:=SUM([.B8:.E8])" table:style-name="ce65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61">
            <text:p>2016</text:p>
          </table:table-cell>
          <table:table-cell office:value-type="float" office:value="6500" table:style-name="ce64">
            <text:p>6.500,00</text:p>
          </table:table-cell>
          <table:table-cell table:number-columns-repeated="2" table:style-name="ce64"/>
          <table:table-cell office:value-type="float" office:value="6250" table:style-name="ce65">
            <text:p>6.250,00</text:p>
          </table:table-cell>
          <table:table-cell table:style-name="ce61"/>
          <table:table-cell office:value-type="float" office:value="12750" table:formula="of:=SUM([.B9:.E9])" table:style-name="ce65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61">
            <text:p>2017</text:p>
          </table:table-cell>
          <table:table-cell office:value-type="float" office:value="7700" table:style-name="ce64">
            <text:p>7.700,00</text:p>
          </table:table-cell>
          <table:table-cell table:number-columns-repeated="2" table:style-name="ce64"/>
          <table:table-cell office:value-type="float" office:value="6875" table:style-name="ce65">
            <text:p>6.875,00</text:p>
          </table:table-cell>
          <table:table-cell table:style-name="ce61"/>
          <table:table-cell office:value-type="float" office:value="14575" table:formula="of:=SUM([.B10:.E10])" table:style-name="ce65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61">
            <text:p>2018</text:p>
          </table:table-cell>
          <table:table-cell office:value-type="float" office:value="750" table:style-name="ce64">
            <text:p>750,00</text:p>
          </table:table-cell>
          <table:table-cell office:value-type="string" table:style-name="ce64">
            <text:p>satıldı</text:p>
          </table:table-cell>
          <table:table-cell table:style-name="ce64"/>
          <table:table-cell office:value-type="float" office:value="8125" table:style-name="ce65">
            <text:p>8.125,00</text:p>
          </table:table-cell>
          <table:table-cell table:style-name="ce61"/>
          <table:table-cell office:value-type="float" office:value="8875" table:formula="of:=SUM([.B11:.E11])" table:style-name="ce65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61">
            <text:p>2019</text:p>
          </table:table-cell>
          <table:table-cell table:number-columns-repeated="3" table:style-name="ce64"/>
          <table:table-cell office:value-type="float" office:value="10186.24" table:style-name="ce65">
            <text:p>10.186,24</text:p>
          </table:table-cell>
          <table:table-cell table:style-name="ce61"/>
          <table:table-cell office:value-type="float" office:value="10186.24" table:formula="of:=SUM([.B12:.E12])" table:style-name="ce65">
            <text:p>10.186,24</text:p>
          </table:table-cell>
          <table:table-cell table:number-columns-repeated="16377"/>
        </table:table-row>
        <table:table-row table:style-name="ro11">
          <table:table-cell table:style-name="ce61"/>
          <table:table-cell table:number-columns-repeated="3" table:style-name="ce64"/>
          <table:table-cell table:style-name="ce65"/>
          <table:table-cell table:style-name="ce61"/>
          <table:table-cell office:value-type="float" office:value="104192.2" table:formula="of:=SUM([.G4:.G12])" table:style-name="ce66">
            <text:p>104.192,20</text:p>
          </table:table-cell>
          <table:table-cell table:number-columns-repeated="16377"/>
        </table:table-row>
        <table:table-row table:style-name="ro5">
          <table:table-cell table:style-name="ce67"/>
          <table:table-cell table:number-columns-repeated="3" table:style-name="ce68"/>
          <table:table-cell table:number-columns-repeated="2" table:style-name="ce61"/>
          <table:table-cell table:style-name="ce68"/>
          <table:table-cell table:number-columns-repeated="16377"/>
        </table:table-row>
        <table:table-row table:style-name="ro11">
          <table:table-cell office:value-type="string" table:style-name="ce67">
            <text:p>Toplam</text:p>
          </table:table-cell>
          <table:table-cell office:value-type="float" office:value="31425" table:formula="of:=SUM([.B4:.B12])" table:style-name="ce69">
            <text:p>31.425,00</text:p>
          </table:table-cell>
          <table:table-cell office:value-type="float" office:value="10500" table:formula="of:=SUM([.C4:.C12])" table:style-name="ce69">
            <text:p>10.500,00</text:p>
          </table:table-cell>
          <table:table-cell office:value-type="float" office:value="17000" table:formula="of:=SUM([.D4:.D12])" table:style-name="ce69">
            <text:p>17.000,00</text:p>
          </table:table-cell>
          <table:table-cell office:value-type="float" office:value="45257.2" table:style-name="ce68">
            <text:p>45.257,20</text:p>
          </table:table-cell>
          <table:table-cell table:style-name="ce61"/>
          <table:table-cell office:value-type="float" office:value="104182.2" table:formula="of:=SUM([.B15:.E15])" table:style-name="ce66">
            <text:p>104.182,20</text:p>
          </table:table-cell>
          <table:table-cell table:number-columns-repeated="16377"/>
        </table:table-row>
        <table:table-row table:style-name="ro10">
          <table:table-cell table:style-name="ce59"/>
          <table:table-cell table:number-columns-repeated="2" table:style-name="ce70"/>
          <table:table-cell table:number-columns-repeated="2" table:style-name="ce60"/>
          <table:table-cell table:style-name="ce66"/>
          <table:table-cell table:style-name="ce60"/>
          <table:table-cell table:number-columns-repeated="16377"/>
        </table:table-row>
        <table:table-row table:style-name="ro10">
          <table:table-cell office:value-type="string" table:style-name="ce59">
            <text:p>2011-2019 Atila Balcı-Kiralanan Yer ve Yıllara Göre Kira Geliri</text:p>
          </table:table-cell>
          <table:table-cell table:number-columns-repeated="2" table:style-name="ce59"/>
          <table:table-cell table:number-columns-repeated="4" table:style-name="ce60"/>
          <table:table-cell table:number-columns-repeated="16377"/>
        </table:table-row>
        <table:table-row table:style-name="ro10">
          <table:table-cell table:style-name="ce59"/>
          <table:table-cell office:value-type="string" table:style-name="ce62">
            <text:p>Hızarhane</text:p>
          </table:table-cell>
          <table:table-cell office:value-type="string" table:style-name="ce62">
            <text:p>Hızarhane</text:p>
          </table:table-cell>
          <table:table-cell office:value-type="string" table:style-name="ce62">
            <text:p>Sanayi</text:p>
          </table:table-cell>
          <table:table-cell table:number-columns-repeated="2" table:style-name="ce61"/>
          <table:table-cell table:style-name="ce63"/>
          <table:table-cell table:number-columns-repeated="16377"/>
        </table:table-row>
        <table:table-row table:style-name="ro10">
          <table:table-cell table:style-name="ce59"/>
          <table:table-cell office:value-type="string" table:style-name="ce62">
            <text:p><text:s/>Yıkama</text:p>
          </table:table-cell>
          <table:table-cell office:value-type="string" table:style-name="ce62">
            <text:p>Depo</text:p>
          </table:table-cell>
          <table:table-cell office:value-type="string" table:style-name="ce62">
            <text:p><text:s/>Acentalar</text:p>
          </table:table-cell>
          <table:table-cell office:value-type="string" table:style-name="ce62">
            <text:p>Lise</text:p>
          </table:table-cell>
          <table:table-cell office:value-type="string" table:style-name="ce71">
            <text:p>Ali Paşa</text:p>
          </table:table-cell>
          <table:table-cell table:style-name="ce60"/>
          <table:table-cell table:number-columns-repeated="16377"/>
        </table:table-row>
        <table:table-row table:style-name="ro5">
          <table:table-cell office:value-type="float" office:value="2011" table:style-name="ce61">
            <text:p>2011</text:p>
          </table:table-cell>
          <table:table-cell office:value-type="float" office:value="3600" table:style-name="ce64">
            <text:p>3.600,00</text:p>
          </table:table-cell>
          <table:table-cell office:value-type="float" office:value="2250" table:style-name="ce64">
            <text:p>2.250,00</text:p>
          </table:table-cell>
          <table:table-cell office:value-type="float" office:value="3750" table:style-name="ce64">
            <text:p>3.750,00</text:p>
          </table:table-cell>
          <table:table-cell office:value-type="float" office:value="-729.65" table:formula="of:=-729.65" table:style-name="ce65">
            <text:p>-729,65</text:p>
          </table:table-cell>
          <table:table-cell office:value-type="float" office:value="5001.3900000000003" table:style-name="ce65">
            <text:p>5.001,39</text:p>
          </table:table-cell>
          <table:table-cell office:value-type="float" office:value="13871.740000000002" table:formula="of:=SUM([.B20:.F20])" table:style-name="ce65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61">
            <text:p>2012</text:p>
          </table:table-cell>
          <table:table-cell office:value-type="float" office:value="3950" table:style-name="ce64">
            <text:p>3.950,00</text:p>
          </table:table-cell>
          <table:table-cell office:value-type="float" office:value="2500" table:style-name="ce64">
            <text:p>2.500,00</text:p>
          </table:table-cell>
          <table:table-cell office:value-type="float" office:value="4000" table:style-name="ce64">
            <text:p>4.000,00</text:p>
          </table:table-cell>
          <table:table-cell office:value-type="float" office:value="3482.51" table:style-name="ce65">
            <text:p>3.482,51</text:p>
          </table:table-cell>
          <table:table-cell office:value-type="float" office:value="4694.4399999999996" table:style-name="ce65">
            <text:p>4.694,44</text:p>
          </table:table-cell>
          <table:table-cell office:value-type="float" office:value="18626.95" table:formula="of:=SUM([.B21:.F21])" table:style-name="ce65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61">
            <text:p>2013</text:p>
          </table:table-cell>
          <table:table-cell office:value-type="float" office:value="4250" table:style-name="ce64">
            <text:p>4.250,00</text:p>
          </table:table-cell>
          <table:table-cell office:value-type="float" office:value="2750" table:style-name="ce64">
            <text:p>2.750,00</text:p>
          </table:table-cell>
          <table:table-cell office:value-type="float" office:value="4250" table:style-name="ce64">
            <text:p>4.250,00</text:p>
          </table:table-cell>
          <table:table-cell office:value-type="float" office:value="3929.53" table:style-name="ce65">
            <text:p>3.929,53</text:p>
          </table:table-cell>
          <table:table-cell office:value-type="float" office:value="4225" table:style-name="ce65">
            <text:p>4.225,00</text:p>
          </table:table-cell>
          <table:table-cell office:value-type="float" office:value="19404.53" table:formula="of:=SUM([.B22:.F22])" table:style-name="ce65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61">
            <text:p>2014</text:p>
          </table:table-cell>
          <table:table-cell office:value-type="float" office:value="4675" table:style-name="ce64">
            <text:p>4.675,00</text:p>
          </table:table-cell>
          <table:table-cell office:value-type="float" office:value="3000" table:style-name="ce64">
            <text:p>3.000,00</text:p>
          </table:table-cell>
          <table:table-cell office:value-type="float" office:value="5000" table:style-name="ce64">
            <text:p>5.000,00</text:p>
          </table:table-cell>
          <table:table-cell office:value-type="float" office:value="1501.07" table:style-name="ce65">
            <text:p>1.501,07</text:p>
          </table:table-cell>
          <table:table-cell office:value-type="float" office:value="6111.81" table:style-name="ce65">
            <text:p>6.111,81</text:p>
          </table:table-cell>
          <table:table-cell office:value-type="float" office:value="20287.88" table:formula="of:=SUM([.B23:.F23])" table:style-name="ce65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61">
            <text:p>2015</text:p>
          </table:table-cell>
          <table:table-cell table:number-columns-repeated="3" table:style-name="ce64"/>
          <table:table-cell office:value-type="float" office:value="5637.5" table:style-name="ce65">
            <text:p>5.637,50</text:p>
          </table:table-cell>
          <table:table-cell office:value-type="float" office:value="10896.53" table:style-name="ce65">
            <text:p>10.896,53</text:p>
          </table:table-cell>
          <table:table-cell office:value-type="float" office:value="16534.03" table:formula="of:=SUM([.B24:.F24])" table:style-name="ce65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61">
            <text:p>2016</text:p>
          </table:table-cell>
          <table:table-cell office:value-type="float" office:value="6500" table:style-name="ce64">
            <text:p>6.500,00</text:p>
          </table:table-cell>
          <table:table-cell table:number-columns-repeated="2" table:style-name="ce64"/>
          <table:table-cell office:value-type="float" office:value="6250" table:style-name="ce65">
            <text:p>6.250,00</text:p>
          </table:table-cell>
          <table:table-cell office:value-type="float" office:value="11731.6" table:style-name="ce65">
            <text:p>11.731,60</text:p>
          </table:table-cell>
          <table:table-cell office:value-type="float" office:value="24481.599999999999" table:formula="of:=SUM([.B25:.F25])" table:style-name="ce65">
            <text:p>24.481,60</text:p>
          </table:table-cell>
          <table:table-cell table:number-columns-repeated="16377"/>
        </table:table-row>
        <table:table-row table:style-name="ro5">
          <table:table-cell table:style-name="ce61"/>
          <table:table-cell table:number-columns-repeated="3" table:style-name="ce64"/>
          <table:table-cell table:style-name="ce61"/>
          <table:table-cell office:value-type="float" office:value="1408.53" table:style-name="ce65">
            <text:p>1.408,53</text:p>
          </table:table-cell>
          <table:table-cell office:value-type="float" office:value="1408.53" table:formula="of:=SUM([.B26:.F26])" table:style-name="ce65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61">
            <text:p>2017</text:p>
          </table:table-cell>
          <table:table-cell office:value-type="float" office:value="7700" table:style-name="ce64">
            <text:p>7.700,00</text:p>
          </table:table-cell>
          <table:table-cell table:number-columns-repeated="2" table:style-name="ce64"/>
          <table:table-cell office:value-type="float" office:value="6875" table:style-name="ce65">
            <text:p>6.875,00</text:p>
          </table:table-cell>
          <table:table-cell office:value-type="float" office:value="12174.86" table:style-name="ce65">
            <text:p>12.174,86</text:p>
          </table:table-cell>
          <table:table-cell office:value-type="float" office:value="26749.86" table:formula="of:=SUM([.B27:.F27])" table:style-name="ce65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61">
            <text:p>2018</text:p>
          </table:table-cell>
          <table:table-cell office:value-type="float" office:value="750" table:style-name="ce64">
            <text:p>750,00</text:p>
          </table:table-cell>
          <table:table-cell table:number-columns-repeated="2" table:style-name="ce64"/>
          <table:table-cell office:value-type="float" office:value="8125" table:style-name="ce65">
            <text:p>8.125,00</text:p>
          </table:table-cell>
          <table:table-cell office:value-type="float" office:value="16834.099999999999" table:style-name="ce65">
            <text:p>16.834,10</text:p>
          </table:table-cell>
          <table:table-cell office:value-type="float" office:value="25709.1" table:formula="of:=SUM([.B28:.F28])" table:style-name="ce65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61">
            <text:p>2019</text:p>
          </table:table-cell>
          <table:table-cell table:number-columns-repeated="3" table:style-name="ce64"/>
          <table:table-cell office:value-type="float" office:value="10186.24" table:style-name="ce65">
            <text:p>10.186,24</text:p>
          </table:table-cell>
          <table:table-cell office:value-type="float" office:value="17008.330000000002" table:style-name="ce65">
            <text:p>17.008,33</text:p>
          </table:table-cell>
          <table:table-cell office:value-type="float" office:value="27194.57" table:formula="of:=SUM([.B29:.F29])" table:style-name="ce65">
            <text:p>27.194,57</text:p>
          </table:table-cell>
          <table:table-cell table:number-columns-repeated="16377"/>
        </table:table-row>
        <table:table-row table:style-name="ro11">
          <table:table-cell table:style-name="ce61"/>
          <table:table-cell table:number-columns-repeated="5" table:style-name="ce64"/>
          <table:table-cell office:value-type="float" office:value="194268.79" table:formula="of:=SUM([.G20:.G29])" table:style-name="ce66">
            <text:p>194.268,79</text:p>
          </table:table-cell>
          <table:table-cell table:number-columns-repeated="16377"/>
        </table:table-row>
        <table:table-row table:style-name="ro11">
          <table:table-cell office:value-type="string" table:style-name="ce67">
            <text:p>Toplam</text:p>
          </table:table-cell>
          <table:table-cell office:value-type="float" office:value="31425" table:formula="of:=SUM([.B20:.B29])" table:style-name="ce69">
            <text:p>31.425,00</text:p>
          </table:table-cell>
          <table:table-cell office:value-type="float" office:value="10500" table:formula="of:=SUM([.C20:.C29])" table:style-name="ce69">
            <text:p>10.500,00</text:p>
          </table:table-cell>
          <table:table-cell office:value-type="float" office:value="17000" table:formula="of:=SUM([.D20:.D29])" table:style-name="ce69">
            <text:p>17.000,00</text:p>
          </table:table-cell>
          <table:table-cell office:value-type="float" office:value="45257.2" table:style-name="ce68">
            <text:p>45.257,20</text:p>
          </table:table-cell>
          <table:table-cell office:value-type="float" office:value="90086.59" table:formula="of:=SUM([.F20:.F29])" table:style-name="ce69">
            <text:p>90.086,59</text:p>
          </table:table-cell>
          <table:table-cell office:value-type="float" office:value="194268.78999999998" table:formula="of:=SUM([.B31:.F31])" table:style-name="ce66">
            <text:p>194.268,79</text:p>
          </table:table-cell>
          <table:table-cell table:number-columns-repeated="16377"/>
        </table:table-row>
        <table:table-row table:style-name="ro5">
          <table:table-cell table:style-name="ce67"/>
          <table:table-cell table:style-name="ce61"/>
          <table:table-cell table:style-name="ce60"/>
          <table:table-cell table:style-name="ce61"/>
          <table:table-cell table:style-name="ce60"/>
          <table:table-cell table:style-name="ce69"/>
          <table:table-cell table:style-name="ce68"/>
          <table:table-cell table:number-columns-repeated="16377"/>
        </table:table-row>
        <table:table-row table:style-name="ro10">
          <table:table-cell table:style-name="ce59"/>
          <table:table-cell table:number-columns-repeated="2" table:style-name="ce70"/>
          <table:table-cell table:number-columns-repeated="3" table:style-name="ce60"/>
          <table:table-cell table:style-name="ce66"/>
          <table:table-cell table:number-columns-repeated="16377"/>
        </table:table-row>
        <table:table-row table:style-name="ro10">
          <table:table-cell table:style-name="ce59"/>
          <table:table-cell table:number-columns-repeated="2" table:style-name="ce70"/>
          <table:table-cell table:style-name="ce60"/>
          <table:table-cell table:number-columns-repeated="41" table:style-name="ce61"/>
          <table:table-cell table:number-columns-repeated="16339"/>
        </table:table-row>
        <table:table-row table:style-name="ro10">
          <table:table-cell office:value-type="string" table:style-name="ce59">
            <text:p>2011-2019 Kişi-Kiralanan Yere Göre Kira Geliri</text:p>
          </table:table-cell>
          <table:table-cell table:number-columns-repeated="2" table:style-name="ce59"/>
          <table:table-cell table:number-columns-repeated="3" table:style-name="ce60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0">
            <text:p>Kira Geliri</text:p>
          </table:table-cell>
          <table:table-cell table:style-name="ce60"/>
          <table:table-cell office:value-type="string" table:style-name="ce60">
            <text:p>Ali</text:p>
          </table:table-cell>
          <table:table-cell office:value-type="string" table:style-name="ce60">
            <text:p>Atila</text:p>
          </table:table-cell>
          <table:table-cell table:style-name="ce60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1">
            <text:p>Ali Paşa</text:p>
          </table:table-cell>
          <table:table-cell table:style-name="ce61"/>
          <table:table-cell table:style-name="ce65"/>
          <table:table-cell office:value-type="float" office:value="90086.39" table:style-name="ce65">
            <text:p>90.086,39</text:p>
          </table:table-cell>
          <table:table-cell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5">
            <text:p>Lise</text:p>
          </table:table-cell>
          <table:table-cell table:style-name="ce65"/>
          <table:table-cell office:value-type="float" office:value="45257.2" table:formula="of:=[.E15]" table:style-name="ce65">
            <text:p>45.257,20</text:p>
          </table:table-cell>
          <table:table-cell office:value-type="float" office:value="45257.2" table:style-name="ce65">
            <text:p>45.257,20</text:p>
          </table:table-cell>
          <table:table-cell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5">
            <text:p>Hızarhane Yıkama</text:p>
          </table:table-cell>
          <table:table-cell table:style-name="ce65"/>
          <table:table-cell office:value-type="float" office:value="31425" table:style-name="ce65">
            <text:p>31.425,00</text:p>
          </table:table-cell>
          <table:table-cell office:value-type="float" office:value="31425" table:style-name="ce65">
            <text:p>31.425,00</text:p>
          </table:table-cell>
          <table:table-cell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5">
            <text:p>Hızarhane Depo</text:p>
          </table:table-cell>
          <table:table-cell table:style-name="ce65"/>
          <table:table-cell office:value-type="float" office:value="10500" table:style-name="ce65">
            <text:p>10.500,00</text:p>
          </table:table-cell>
          <table:table-cell office:value-type="float" office:value="10500" table:style-name="ce65">
            <text:p>10.500,00</text:p>
          </table:table-cell>
          <table:table-cell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office:value-type="string" table:style-name="ce65">
            <text:p>Sanayi acenta</text:p>
          </table:table-cell>
          <table:table-cell table:style-name="ce65"/>
          <table:table-cell office:value-type="float" office:value="17000" table:style-name="ce65">
            <text:p>17.000,00</text:p>
          </table:table-cell>
          <table:table-cell office:value-type="float" office:value="17000" table:style-name="ce65">
            <text:p>17.000,00</text:p>
          </table:table-cell>
          <table:table-cell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table:number-columns-repeated="5" table:style-name="ce65"/>
          <table:table-cell table:number-columns-repeated="39" table:style-name="ce61"/>
          <table:table-cell table:number-columns-repeated="16339"/>
        </table:table-row>
        <table:table-row table:style-name="ro5">
          <table:table-cell table:style-name="ce61"/>
          <table:table-cell table:number-columns-repeated="2" table:style-name="ce65"/>
          <table:table-cell office:value-type="float" office:value="104182.2" table:formula="of:=SUM([.D37:.D42])" table:style-name="ce68">
            <text:p>104.182,20</text:p>
          </table:table-cell>
          <table:table-cell office:value-type="float" office:value="194268.59" table:formula="of:=SUM([.E37:.E42])" table:style-name="ce68">
            <text:p>194.268,59</text:p>
          </table:table-cell>
          <table:table-cell office:value-type="float" office:value="298450.78999999998" table:formula="of:=SUM([.D43:.E43])" table:style-name="ce68">
            <text:p>298.450,79</text:p>
          </table:table-cell>
          <table:table-cell table:number-columns-repeated="39" table:style-name="ce61"/>
          <table:table-cell table:number-columns-repeated="16339"/>
        </table:table-row>
        <table:table-row table:style-name="ro5">
          <table:table-cell table:number-columns-repeated="6" table:style-name="ce61"/>
          <table:table-cell table:style-name="ce65"/>
          <table:table-cell table:number-columns-repeated="16377"/>
        </table:table-row>
        <table:table-row table:style-name="ro5">
          <table:table-cell table:style-name="ce61"/>
          <table:table-cell table:number-columns-repeated="6" table:style-name="ce65"/>
          <table:table-cell table:number-columns-repeated="16377"/>
        </table:table-row>
        <table:table-row table:number-rows-repeated="1048531" table:style-name="ro5">
          <table:table-cell table:number-columns-repeated="16384"/>
        </table:table-row>
      </table:table>
      <table:table table:name="GNL_AP" table:style-name="ta1">
        <table:table-column table:style-name="co17" table:default-cell-style-name="ce1"/>
        <table:table-column table:style-name="co26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61"/>
        <table:table-column table:style-name="co27" table:default-cell-style-name="ce1"/>
        <table:table-column table:style-name="co28" table:default-cell-style-name="ce1"/>
        <table:table-column table:style-name="co8" table:number-columns-repeated="3" table:default-cell-style-name="ce1"/>
        <table:table-column table:style-name="co29" table:default-cell-style-name="ce1"/>
        <table:table-column table:style-name="co9" table:number-columns-repeated="16373" table:default-cell-style-name="ce1"/>
        <table:table-row table:number-rows-repeated="3" table:style-name="ro10">
          <table:table-cell table:number-columns-repeated="2" table:style-name="ce56"/>
          <table:table-cell table:number-columns-repeated="2" table:style-name="ce72"/>
          <table:table-cell table:style-name="ce60"/>
          <table:table-cell table:style-name="ce72"/>
          <table:table-cell table:number-columns-repeated="2" table:style-name="ce73"/>
          <table:table-cell table:number-columns-repeated="16376"/>
        </table:table-row>
        <table:table-row table:style-name="ro10">
          <table:table-cell office:value-type="string" table:style-name="ce56">
            <text:p>2011-2019 Ali Paşa Arka Arsa Kişi-Yıllara Göre Kira Geliri</text:p>
          </table:table-cell>
          <table:table-cell table:style-name="ce56"/>
          <table:table-cell table:number-columns-repeated="2" table:style-name="ce72"/>
          <table:table-cell table:style-name="ce60"/>
          <table:table-cell table:style-name="ce72"/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72">
            <text:p>Yıkama Toplam</text:p>
          </table:table-cell>
          <table:table-cell office:value-type="string" table:style-name="ce72">
            <text:p>Arsa 1/3</text:p>
          </table:table-cell>
          <table:table-cell office:value-type="string" table:style-name="ce72">
            <text:p>Atila</text:p>
          </table:table-cell>
          <table:table-cell office:value-type="string" table:style-name="ce60">
            <text:p>İsmail</text:p>
          </table:table-cell>
          <table:table-cell office:value-type="string" table:style-name="ce72">
            <text:p>Hacı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72">
            <text:p>Kira Geliri</text:p>
          </table:table-cell>
          <table:table-cell office:value-type="string" table:style-name="ce72">
            <text:p>Kira Payı</text:p>
          </table:table-cell>
          <table:table-cell office:value-type="string" table:style-name="ce72">
            <text:p>Hisse Geliri</text:p>
          </table:table-cell>
          <table:table-cell office:value-type="string" table:style-name="ce60">
            <text:p>Hisse Geliri</text:p>
          </table:table-cell>
          <table:table-cell office:value-type="string" table:style-name="ce72">
            <text:p>Hisse Geliri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2">
            <text:p>40/40</text:p>
          </table:table-cell>
          <table:table-cell office:value-type="string" table:style-name="ce74">
            <text:p>13/40</text:p>
          </table:table-cell>
          <table:table-cell office:value-type="string" table:style-name="ce69">
            <text:p>24/40</text:p>
          </table:table-cell>
          <table:table-cell office:value-type="string" table:style-name="ce74">
            <text:p>3/40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57">
            <text:p>0,33</text:p>
          </table:table-cell>
          <table:table-cell office:value-type="float" office:value="0.32500000000000001" table:formula="of:=13/40" table:style-name="ce75">
            <text:p>0,325</text:p>
          </table:table-cell>
          <table:table-cell office:value-type="float" office:value="0.6" table:formula="of:=24/40" table:style-name="ce76">
            <text:p>0,600</text:p>
          </table:table-cell>
          <table:table-cell office:value-type="float" office:value="7.4999999999999997E-2" table:formula="of:=3/40" table:style-name="ce75">
            <text:p>0,075</text:p>
          </table:table-cell>
          <table:table-cell office:value-type="string" table:style-name="ce77">
            <text:p>Usd/TL</text:p>
          </table:table-cell>
          <table:table-cell office:value-type="string" table:style-name="ce77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3166.6666666666665" table:formula="of:=[.$C$8]*[.B9]" table:style-name="ce57">
            <text:p>3.166,67</text:p>
          </table:table-cell>
          <table:table-cell office:value-type="float" office:value="1029.1666666666667" table:formula="of:=[.C9]*[.$D$8]" table:style-name="ce43">
            <text:p>1.029,17</text:p>
          </table:table-cell>
          <table:table-cell office:value-type="float" office:value="1899.9999999999998" table:formula="of:=[.C9]*[.$E$8]" table:style-name="ce65">
            <text:p>1.900,00</text:p>
          </table:table-cell>
          <table:table-cell office:value-type="float" office:value="237.49999999999997" table:formula="of:=[.C9]*[.$F$8]" table:style-name="ce43">
            <text:p>237,50</text:p>
          </table:table-cell>
          <table:table-cell office:value-type="float" office:value="1.59" table:style-name="ce73">
            <text:p>1,59</text:p>
          </table:table-cell>
          <table:table-cell office:value-type="float" office:value="1194.9685534591192" table:formula="of:=[.E9]/[.G9]" table:style-name="ce73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3333.333333333333" table:formula="of:=[.$C$8]*[.B10]" table:style-name="ce57">
            <text:p>3.333,33</text:p>
          </table:table-cell>
          <table:table-cell office:value-type="float" office:value="1083.3333333333333" table:formula="of:=[.C10]*[.$D$8]" table:style-name="ce43">
            <text:p>1.083,33</text:p>
          </table:table-cell>
          <table:table-cell office:value-type="float" office:value="1999.9999999999998" table:formula="of:=[.C10]*[.$E$8]" table:style-name="ce65">
            <text:p>2.000,00</text:p>
          </table:table-cell>
          <table:table-cell office:value-type="float" office:value="249.99999999999997" table:formula="of:=[.C10]*[.$F$8]" table:style-name="ce43">
            <text:p>250,00</text:p>
          </table:table-cell>
          <table:table-cell office:value-type="float" office:value="1.87" table:style-name="ce73">
            <text:p>1,87</text:p>
          </table:table-cell>
          <table:table-cell office:value-type="float" office:value="1069.5187165775399" table:formula="of:=[.E10]/[.G10]" table:style-name="ce73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3000" table:formula="of:=[.$C$8]*[.B11]" table:style-name="ce57">
            <text:p>3.000,00</text:p>
          </table:table-cell>
          <table:table-cell office:value-type="float" office:value="975" table:formula="of:=[.C11]*[.$D$8]" table:style-name="ce43">
            <text:p>975,00</text:p>
          </table:table-cell>
          <table:table-cell office:value-type="float" office:value="1800" table:formula="of:=[.C11]*[.$E$8]" table:style-name="ce65">
            <text:p>1.800,00</text:p>
          </table:table-cell>
          <table:table-cell office:value-type="float" office:value="225" table:formula="of:=[.C11]*[.$F$8]" table:style-name="ce43">
            <text:p>225,00</text:p>
          </table:table-cell>
          <table:table-cell office:value-type="float" office:value="1.89" table:style-name="ce73">
            <text:p>1,89</text:p>
          </table:table-cell>
          <table:table-cell office:value-type="float" office:value="952.38095238095241" table:formula="of:=[.E11]/[.G11]" table:style-name="ce73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4166.6666666666661" table:formula="of:=[.$C$8]*[.B12]" table:style-name="ce57">
            <text:p>4.166,67</text:p>
          </table:table-cell>
          <table:table-cell office:value-type="float" office:value="1354.1666666666665" table:formula="of:=[.C12]*[.$D$8]" table:style-name="ce43">
            <text:p>1.354,17</text:p>
          </table:table-cell>
          <table:table-cell office:value-type="float" office:value="2499.9999999999995" table:formula="of:=[.C12]*[.$E$8]" table:style-name="ce65">
            <text:p>2.500,00</text:p>
          </table:table-cell>
          <table:table-cell office:value-type="float" office:value="312.49999999999994" table:formula="of:=[.C12]*[.$F$8]" table:style-name="ce43">
            <text:p>312,50</text:p>
          </table:table-cell>
          <table:table-cell office:value-type="float" office:value="2.1" table:style-name="ce73">
            <text:p>2,10</text:p>
          </table:table-cell>
          <table:table-cell office:value-type="float" office:value="1190.4761904761901" table:formula="of:=[.E12]/[.G12]" table:style-name="ce73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4583.333333333333" table:formula="of:=[.$C$8]*[.B13]" table:style-name="ce57">
            <text:p>4.583,33</text:p>
          </table:table-cell>
          <table:table-cell office:value-type="float" office:value="1489.5833333333333" table:formula="of:=[.C13]*[.$D$8]" table:style-name="ce43">
            <text:p>1.489,58</text:p>
          </table:table-cell>
          <table:table-cell office:value-type="float" office:value="2749.9999999999995" table:formula="of:=[.C13]*[.$E$8]" table:style-name="ce65">
            <text:p>2.750,00</text:p>
          </table:table-cell>
          <table:table-cell office:value-type="float" office:value="343.74999999999994" table:formula="of:=[.C13]*[.$F$8]" table:style-name="ce43">
            <text:p>343,75</text:p>
          </table:table-cell>
          <table:table-cell office:value-type="float" office:value="2.68" table:style-name="ce73">
            <text:p>2,68</text:p>
          </table:table-cell>
          <table:table-cell office:value-type="float" office:value="1026.1194029850744" table:formula="of:=[.E13]/[.G13]" table:style-name="ce73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5041.6666666666661" table:formula="of:=[.$C$8]*[.B14]" table:style-name="ce57">
            <text:p>5.041,67</text:p>
          </table:table-cell>
          <table:table-cell office:value-type="float" office:value="1638.5416666666665" table:formula="of:=[.C14]*[.$D$8]" table:style-name="ce43">
            <text:p>1.638,54</text:p>
          </table:table-cell>
          <table:table-cell office:value-type="float" office:value="3024.9999999999995" table:formula="of:=[.C14]*[.$E$8]" table:style-name="ce65">
            <text:p>3.025,00</text:p>
          </table:table-cell>
          <table:table-cell office:value-type="float" office:value="378.12499999999994" table:formula="of:=[.C14]*[.$F$8]" table:style-name="ce43">
            <text:p>378,13</text:p>
          </table:table-cell>
          <table:table-cell office:value-type="float" office:value="2.95" table:style-name="ce73">
            <text:p>2,95</text:p>
          </table:table-cell>
          <table:table-cell office:value-type="float" office:value="1025.4237288135591" table:formula="of:=[.E14]/[.G14]" table:style-name="ce73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1000" table:formula="of:=[.$C$8]*[.B15]" table:style-name="ce57">
            <text:p>1.000,00</text:p>
          </table:table-cell>
          <table:table-cell office:value-type="float" office:value="325" table:formula="of:=[.C15]*[.$D$8]" table:style-name="ce43">
            <text:p>325,00</text:p>
          </table:table-cell>
          <table:table-cell office:value-type="float" office:value="600" table:formula="of:=[.C15]*[.$E$8]" table:style-name="ce65">
            <text:p>600,00</text:p>
          </table:table-cell>
          <table:table-cell office:value-type="float" office:value="75" table:formula="of:=[.C15]*[.$F$8]" table:style-name="ce43">
            <text:p>75,00</text:p>
          </table:table-cell>
          <table:table-cell office:value-type="float" office:value="3.55" table:style-name="ce73">
            <text:p>3,55</text:p>
          </table:table-cell>
          <table:table-cell office:value-type="float" office:value="169.01408450704227" table:formula="of:=[.E15]/[.G15]" table:style-name="ce73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5683.333333333333" table:formula="of:=[.$C$8]*[.B16]" table:style-name="ce57">
            <text:p>5.683,33</text:p>
          </table:table-cell>
          <table:table-cell office:value-type="float" office:value="1847.0833333333333" table:formula="of:=[.C16]*[.$D$8]" table:style-name="ce43">
            <text:p>1.847,08</text:p>
          </table:table-cell>
          <table:table-cell office:value-type="float" office:value="3409.9999999999995" table:formula="of:=[.C16]*[.$E$8]" table:style-name="ce65">
            <text:p>3.410,00</text:p>
          </table:table-cell>
          <table:table-cell office:value-type="float" office:value="426.24999999999994" table:formula="of:=[.C16]*[.$F$8]" table:style-name="ce43">
            <text:p>426,25</text:p>
          </table:table-cell>
          <table:table-cell office:value-type="float" office:value="3.55" table:style-name="ce73">
            <text:p>3,55</text:p>
          </table:table-cell>
          <table:table-cell office:value-type="float" office:value="960.56338028169012" table:formula="of:=[.E16]/[.G16]" table:style-name="ce73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6491.6666666666661" table:formula="of:=[.$C$8]*[.B17]" table:style-name="ce57">
            <text:p>6.491,67</text:p>
          </table:table-cell>
          <table:table-cell office:value-type="float" office:value="2109.7916666666665" table:formula="of:=[.C17]*[.$D$8]" table:style-name="ce43">
            <text:p>2.109,79</text:p>
          </table:table-cell>
          <table:table-cell office:value-type="float" office:value="3894.9999999999995" table:formula="of:=[.C17]*[.$E$8]" table:style-name="ce65">
            <text:p>3.895,00</text:p>
          </table:table-cell>
          <table:table-cell office:value-type="float" office:value="486.87499999999994" table:formula="of:=[.C17]*[.$F$8]" table:style-name="ce43">
            <text:p>486,88</text:p>
          </table:table-cell>
          <table:table-cell office:value-type="float" office:value="4.5999999999999996" table:style-name="ce73">
            <text:p>4,60</text:p>
          </table:table-cell>
          <table:table-cell office:value-type="float" office:value="846.73913043478262" table:formula="of:=[.E17]/[.G17]" table:style-name="ce73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8800" table:formula="of:=[.$C$8]*[.B18]" table:style-name="ce57">
            <text:p>8.800,00</text:p>
          </table:table-cell>
          <table:table-cell office:value-type="float" office:value="2860" table:formula="of:=[.C18]*[.$D$8]" table:style-name="ce43">
            <text:p>2.860,00</text:p>
          </table:table-cell>
          <table:table-cell office:value-type="float" office:value="5280" table:formula="of:=[.C18]*[.$E$8]" table:style-name="ce65">
            <text:p>5.280,00</text:p>
          </table:table-cell>
          <table:table-cell office:value-type="float" office:value="660" table:formula="of:=[.C18]*[.$F$8]" table:style-name="ce43">
            <text:p>660,00</text:p>
          </table:table-cell>
          <table:table-cell office:value-type="float" office:value="5.82" table:style-name="ce73">
            <text:p>5,82</text:p>
          </table:table-cell>
          <table:table-cell office:value-type="float" office:value="907.21649484536078" table:formula="of:=[.E18]/[.G18]" table:style-name="ce73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2">
            <text:p>Toplam</text:p>
          </table:table-cell>
          <table:table-cell office:value-type="float" office:value="135800" table:formula="of:=SUM([.B9:.B18])" table:style-name="ce57">
            <text:p>135.800,00</text:p>
          </table:table-cell>
          <table:table-cell office:value-type="float" office:value="45266.666666666664" table:formula="of:=SUM([.C9:.C18])" table:style-name="ce57">
            <text:p>45.266,67</text:p>
          </table:table-cell>
          <table:table-cell office:value-type="float" office:value="14711.666666666666" table:formula="of:=SUM([.D9:.D18])" table:style-name="ce57">
            <text:p>14.711,67</text:p>
          </table:table-cell>
          <table:table-cell office:value-type="float" office:value="27160" table:formula="of:=SUM([.E9:.E18])" table:style-name="ce68">
            <text:p>27.160,00</text:p>
          </table:table-cell>
          <table:table-cell office:value-type="float" office:value="3395" table:formula="of:=SUM([.F9:.F18])" table:style-name="ce57">
            <text:p>3.395,00</text:p>
          </table:table-cell>
          <table:table-cell table:style-name="ce1"/>
          <table:table-cell office:value-type="float" office:value="9342.4206347613108" table:formula="of:=SUM([.H9:.H18])" table:style-name="ce45">
            <text:p>9.342,42</text:p>
          </table:table-cell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number-columns-repeated="16376"/>
        </table:table-row>
        <table:table-row table:style-name="ro10">
          <table:table-cell office:value-type="string" table:style-name="ce56">
            <text:p>2011-2019 Ali Paşa Ön Arsa Kişi-Yıllara Göre Kira Geliri</text:p>
          </table:table-cell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Yıkama Toplam</text:p>
          </table:table-cell>
          <table:table-cell office:value-type="string" table:style-name="ce72">
            <text:p>Arsa 2/3</text:p>
          </table:table-cell>
          <table:table-cell office:value-type="string" table:style-name="ce72">
            <text:p>Atila</text:p>
          </table:table-cell>
          <table:table-cell office:value-type="string" table:style-name="ce60">
            <text:p>İsmail</text:p>
          </table:table-cell>
          <table:table-cell office:value-type="string" table:style-name="ce72">
            <text:p>Hacı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72">
            <text:p>Kira Geliri</text:p>
          </table:table-cell>
          <table:table-cell office:value-type="string" table:style-name="ce72">
            <text:p>Kira Payı</text:p>
          </table:table-cell>
          <table:table-cell office:value-type="string" table:style-name="ce72">
            <text:p>Hisse Geliri</text:p>
          </table:table-cell>
          <table:table-cell office:value-type="string" table:style-name="ce60">
            <text:p>Hisse Geliri</text:p>
          </table:table-cell>
          <table:table-cell office:value-type="string" table:style-name="ce72">
            <text:p>Hisse Geliri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2">
            <text:p>24/24</text:p>
          </table:table-cell>
          <table:table-cell office:value-type="string" table:style-name="ce74">
            <text:p>13/24</text:p>
          </table:table-cell>
          <table:table-cell office:value-type="string" table:style-name="ce69">
            <text:p>8/24</text:p>
          </table:table-cell>
          <table:table-cell office:value-type="string" table:style-name="ce74">
            <text:p>3/24</text:p>
          </table:table-cell>
          <table:table-cell table:number-columns-repeated="2" table:style-name="ce73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57">
            <text:p>0,67</text:p>
          </table:table-cell>
          <table:table-cell office:value-type="float" office:value="0.54166666666666663" table:formula="of:=13/24" table:style-name="ce75">
            <text:p>0,542</text:p>
          </table:table-cell>
          <table:table-cell office:value-type="float" office:value="0.33333333333333331" table:formula="of:=8/24" table:style-name="ce76">
            <text:p>0,333</text:p>
          </table:table-cell>
          <table:table-cell office:value-type="float" office:value="0.125" table:formula="of:=3/24" table:style-name="ce75">
            <text:p>0,125</text:p>
          </table:table-cell>
          <table:table-cell office:value-type="string" table:style-name="ce77">
            <text:p>Usd/TL</text:p>
          </table:table-cell>
          <table:table-cell office:value-type="string" table:style-name="ce77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6333.333333333333" table:formula="of:=[.$C$25]*[.B26]" table:style-name="ce57">
            <text:p>6.333,33</text:p>
          </table:table-cell>
          <table:table-cell office:value-type="float" office:value="3430.5555555555552" table:formula="of:=[.C26]*[.$D$25]" table:style-name="ce43">
            <text:p>3.430,56</text:p>
          </table:table-cell>
          <table:table-cell office:value-type="float" office:value="2111.1111111111109" table:formula="of:=[.C26]*[.$E$25]" table:style-name="ce65">
            <text:p>2.111,11</text:p>
          </table:table-cell>
          <table:table-cell office:value-type="float" office:value="791.66666666666663" table:formula="of:=[.C26]*[.$F$25]" table:style-name="ce43">
            <text:p>791,67</text:p>
          </table:table-cell>
          <table:table-cell office:value-type="float" office:value="1.59" table:style-name="ce73">
            <text:p>1,59</text:p>
          </table:table-cell>
          <table:table-cell office:value-type="float" office:value="1327.7428371767992" table:formula="of:=[.E26]/[.G26]" table:style-name="ce73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6666.6666666666661" table:formula="of:=[.$C$25]*[.B27]" table:style-name="ce57">
            <text:p>6.666,67</text:p>
          </table:table-cell>
          <table:table-cell office:value-type="float" office:value="3611.1111111111104" table:formula="of:=[.C27]*[.$D$25]" table:style-name="ce43">
            <text:p>3.611,11</text:p>
          </table:table-cell>
          <table:table-cell office:value-type="float" office:value="2222.2222222222217" table:formula="of:=[.C27]*[.$E$25]" table:style-name="ce65">
            <text:p>2.222,22</text:p>
          </table:table-cell>
          <table:table-cell office:value-type="float" office:value="833.33333333333326" table:formula="of:=[.C27]*[.$F$25]" table:style-name="ce43">
            <text:p>833,33</text:p>
          </table:table-cell>
          <table:table-cell office:value-type="float" office:value="1.87" table:style-name="ce73">
            <text:p>1,87</text:p>
          </table:table-cell>
          <table:table-cell office:value-type="float" office:value="1188.3541295305997" table:formula="of:=[.E27]/[.G27]" table:style-name="ce73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6000" table:formula="of:=[.$C$25]*[.B28]" table:style-name="ce57">
            <text:p>6.000,00</text:p>
          </table:table-cell>
          <table:table-cell office:value-type="float" office:value="3250" table:formula="of:=[.C28]*[.$D$25]" table:style-name="ce43">
            <text:p>3.250,00</text:p>
          </table:table-cell>
          <table:table-cell office:value-type="float" office:value="2000" table:formula="of:=[.C28]*[.$E$25]" table:style-name="ce65">
            <text:p>2.000,00</text:p>
          </table:table-cell>
          <table:table-cell office:value-type="float" office:value="750" table:formula="of:=[.C28]*[.$F$25]" table:style-name="ce43">
            <text:p>750,00</text:p>
          </table:table-cell>
          <table:table-cell office:value-type="float" office:value="1.89" table:style-name="ce73">
            <text:p>1,89</text:p>
          </table:table-cell>
          <table:table-cell office:value-type="float" office:value="1058.2010582010582" table:formula="of:=[.E28]/[.G28]" table:style-name="ce73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8333.3333333333321" table:formula="of:=[.$C$25]*[.B29]" table:style-name="ce57">
            <text:p>8.333,33</text:p>
          </table:table-cell>
          <table:table-cell office:value-type="float" office:value="4513.8888888888878" table:formula="of:=[.C29]*[.$D$25]" table:style-name="ce43">
            <text:p>4.513,89</text:p>
          </table:table-cell>
          <table:table-cell office:value-type="float" office:value="2777.7777777777774" table:formula="of:=[.C29]*[.$E$25]" table:style-name="ce65">
            <text:p>2.777,78</text:p>
          </table:table-cell>
          <table:table-cell office:value-type="float" office:value="1041.6666666666665" table:formula="of:=[.C29]*[.$F$25]" table:style-name="ce43">
            <text:p>1.041,67</text:p>
          </table:table-cell>
          <table:table-cell office:value-type="float" office:value="2.1" table:style-name="ce73">
            <text:p>2,10</text:p>
          </table:table-cell>
          <table:table-cell office:value-type="float" office:value="1322.7513227513225" table:formula="of:=[.E29]/[.G29]" table:style-name="ce73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9166.6666666666661" table:formula="of:=[.$C$25]*[.B30]" table:style-name="ce57">
            <text:p>9.166,67</text:p>
          </table:table-cell>
          <table:table-cell office:value-type="float" office:value="4965.2777777777774" table:formula="of:=[.C30]*[.$D$25]" table:style-name="ce43">
            <text:p>4.965,28</text:p>
          </table:table-cell>
          <table:table-cell office:value-type="float" office:value="3055.5555555555552" table:formula="of:=[.C30]*[.$E$25]" table:style-name="ce65">
            <text:p>3.055,56</text:p>
          </table:table-cell>
          <table:table-cell office:value-type="float" office:value="1145.8333333333333" table:formula="of:=[.C30]*[.$F$25]" table:style-name="ce43">
            <text:p>1.145,83</text:p>
          </table:table-cell>
          <table:table-cell office:value-type="float" office:value="2.68" table:style-name="ce73">
            <text:p>2,68</text:p>
          </table:table-cell>
          <table:table-cell office:value-type="float" office:value="1140.132669983416" table:formula="of:=[.E30]/[.G30]" table:style-name="ce73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10083.333333333332" table:formula="of:=[.$C$25]*[.B31]" table:style-name="ce57">
            <text:p>10.083,33</text:p>
          </table:table-cell>
          <table:table-cell office:value-type="float" office:value="5461.8055555555547" table:formula="of:=[.C31]*[.$D$25]" table:style-name="ce43">
            <text:p>5.461,81</text:p>
          </table:table-cell>
          <table:table-cell office:value-type="float" office:value="3361.1111111111104" table:formula="of:=[.C31]*[.$E$25]" table:style-name="ce65">
            <text:p>3.361,11</text:p>
          </table:table-cell>
          <table:table-cell office:value-type="float" office:value="1260.4166666666665" table:formula="of:=[.C31]*[.$F$25]" table:style-name="ce43">
            <text:p>1.260,42</text:p>
          </table:table-cell>
          <table:table-cell office:value-type="float" office:value="2.95" table:style-name="ce73">
            <text:p>2,95</text:p>
          </table:table-cell>
          <table:table-cell office:value-type="float" office:value="1139.3596986817322" table:formula="of:=[.E31]/[.G31]" table:style-name="ce73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2000" table:formula="of:=[.$C$25]*[.B32]" table:style-name="ce57">
            <text:p>2.000,00</text:p>
          </table:table-cell>
          <table:table-cell office:value-type="float" office:value="1083.3333333333333" table:formula="of:=[.C32]*[.$D$25]" table:style-name="ce43">
            <text:p>1.083,33</text:p>
          </table:table-cell>
          <table:table-cell office:value-type="float" office:value="666.66666666666663" table:formula="of:=[.C32]*[.$E$25]" table:style-name="ce65">
            <text:p>666,67</text:p>
          </table:table-cell>
          <table:table-cell office:value-type="float" office:value="250" table:formula="of:=[.C32]*[.$F$25]" table:style-name="ce43">
            <text:p>250,00</text:p>
          </table:table-cell>
          <table:table-cell office:value-type="float" office:value="3.55" table:style-name="ce73">
            <text:p>3,55</text:p>
          </table:table-cell>
          <table:table-cell office:value-type="float" office:value="187.79342723004694" table:formula="of:=[.E32]/[.G32]" table:style-name="ce73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11366.666666666666" table:formula="of:=[.$C$25]*[.B33]" table:style-name="ce57">
            <text:p>11.366,67</text:p>
          </table:table-cell>
          <table:table-cell office:value-type="float" office:value="6156.9444444444434" table:formula="of:=[.C33]*[.$D$25]" table:style-name="ce43">
            <text:p>6.156,94</text:p>
          </table:table-cell>
          <table:table-cell office:value-type="float" office:value="3788.8888888888887" table:formula="of:=[.C33]*[.$E$25]" table:style-name="ce65">
            <text:p>3.788,89</text:p>
          </table:table-cell>
          <table:table-cell office:value-type="float" office:value="1420.8333333333333" table:formula="of:=[.C33]*[.$F$25]" table:style-name="ce43">
            <text:p>1.420,83</text:p>
          </table:table-cell>
          <table:table-cell office:value-type="float" office:value="3.55" table:style-name="ce73">
            <text:p>3,55</text:p>
          </table:table-cell>
          <table:table-cell office:value-type="float" office:value="1067.2926447574334" table:formula="of:=[.E33]/[.G33]" table:style-name="ce73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12983.333333333332" table:formula="of:=[.$C$25]*[.B34]" table:style-name="ce57">
            <text:p>12.983,33</text:p>
          </table:table-cell>
          <table:table-cell office:value-type="float" office:value="7032.6388888888878" table:formula="of:=[.C34]*[.$D$25]" table:style-name="ce43">
            <text:p>7.032,64</text:p>
          </table:table-cell>
          <table:table-cell office:value-type="float" office:value="4327.7777777777774" table:formula="of:=[.C34]*[.$E$25]" table:style-name="ce65">
            <text:p>4.327,78</text:p>
          </table:table-cell>
          <table:table-cell office:value-type="float" office:value="1622.9166666666665" table:formula="of:=[.C34]*[.$F$25]" table:style-name="ce43">
            <text:p>1.622,92</text:p>
          </table:table-cell>
          <table:table-cell office:value-type="float" office:value="4.5999999999999996" table:style-name="ce73">
            <text:p>4,60</text:p>
          </table:table-cell>
          <table:table-cell office:value-type="float" office:value="940.82125603864733" table:formula="of:=[.E34]/[.G34]" table:style-name="ce73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17600" table:formula="of:=[.$C$25]*[.B35]" table:style-name="ce57">
            <text:p>17.600,00</text:p>
          </table:table-cell>
          <table:table-cell office:value-type="float" office:value="9533.3333333333321" table:formula="of:=[.C35]*[.$D$25]" table:style-name="ce43">
            <text:p>9.533,33</text:p>
          </table:table-cell>
          <table:table-cell office:value-type="float" office:value="5866.6666666666661" table:formula="of:=[.C35]*[.$E$25]" table:style-name="ce65">
            <text:p>5.866,67</text:p>
          </table:table-cell>
          <table:table-cell office:value-type="float" office:value="2200" table:formula="of:=[.C35]*[.$F$25]" table:style-name="ce43">
            <text:p>2.200,00</text:p>
          </table:table-cell>
          <table:table-cell office:value-type="float" office:value="5.82" table:style-name="ce73">
            <text:p>5,82</text:p>
          </table:table-cell>
          <table:table-cell office:value-type="float" office:value="1008.0183276059563" table:formula="of:=[.E35]/[.G35]" table:style-name="ce73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">
            <text:p>Toplam</text:p>
          </table:table-cell>
          <table:table-cell office:value-type="float" office:value="135800" table:formula="of:=SUM([.B26:.B35])" table:style-name="ce57">
            <text:p>135.800,00</text:p>
          </table:table-cell>
          <table:table-cell office:value-type="float" office:value="90533.333333333328" table:formula="of:=SUM([.C26:.C35])" table:style-name="ce57">
            <text:p>90.533,33</text:p>
          </table:table-cell>
          <table:table-cell office:value-type="float" office:value="49038.888888888891" table:formula="of:=SUM([.D26:.D35])" table:style-name="ce57">
            <text:p>49.038,89</text:p>
          </table:table-cell>
          <table:table-cell office:value-type="float" office:value="30177.777777777774" table:formula="of:=SUM([.E26:.E35])" table:style-name="ce68">
            <text:p>30.177,78</text:p>
          </table:table-cell>
          <table:table-cell office:value-type="float" office:value="11316.666666666666" table:formula="of:=SUM([.F26:.F35])" table:style-name="ce57">
            <text:p>11.316,67</text:p>
          </table:table-cell>
          <table:table-cell table:style-name="ce1"/>
          <table:table-cell office:value-type="float" office:value="10380.467371957011" table:formula="of:=SUM([.H26:.H35])" table:style-name="ce45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2"/>
          <table:table-cell table:style-name="ce57"/>
          <table:table-cell table:style-name="ce43"/>
          <table:table-cell table:style-name="ce65"/>
          <table:table-cell table:style-name="ce43"/>
          <table:table-cell table:number-columns-repeated="2" table:style-name="ce73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72">
            <text:p>Aygaz</text:p>
          </table:table-cell>
          <table:table-cell table:style-name="ce1"/>
          <table:table-cell office:value-type="string" table:style-name="ce72">
            <text:p>Atila</text:p>
          </table:table-cell>
          <table:table-cell office:value-type="string" table:style-name="ce60">
            <text:p>İsmail</text:p>
          </table:table-cell>
          <table:table-cell office:value-type="string" table:style-name="ce72">
            <text:p>Hacı</text:p>
          </table:table-cell>
          <table:table-cell table:number-columns-repeated="2" table:style-name="ce73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72">
            <text:p>Kira Geliri</text:p>
          </table:table-cell>
          <table:table-cell office:value-type="string" table:style-name="ce72">
            <text:p>Kira Geliri</text:p>
          </table:table-cell>
          <table:table-cell office:value-type="string" table:style-name="ce72">
            <text:p>Hisse Geliri</text:p>
          </table:table-cell>
          <table:table-cell office:value-type="string" table:style-name="ce60">
            <text:p>Hisse Geliri</text:p>
          </table:table-cell>
          <table:table-cell office:value-type="string" table:style-name="ce72">
            <text:p>Hisse Geliri</text:p>
          </table:table-cell>
          <table:table-cell table:number-columns-repeated="2" table:style-name="ce73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2">
            <text:p>24/24</text:p>
          </table:table-cell>
          <table:table-cell office:value-type="string" table:style-name="ce74">
            <text:p>13/24</text:p>
          </table:table-cell>
          <table:table-cell office:value-type="string" table:style-name="ce69">
            <text:p>8/24</text:p>
          </table:table-cell>
          <table:table-cell office:value-type="string" table:style-name="ce74">
            <text:p>3/24</text:p>
          </table:table-cell>
          <table:table-cell table:number-columns-repeated="2" table:style-name="ce73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78">
            <text:p>1,000</text:p>
          </table:table-cell>
          <table:table-cell office:value-type="float" office:value="0.54166666666666663" table:formula="of:=13/24" table:style-name="ce75">
            <text:p>0,542</text:p>
          </table:table-cell>
          <table:table-cell office:value-type="float" office:value="0.33333333333333331" table:formula="of:=8/24" table:style-name="ce76">
            <text:p>0,333</text:p>
          </table:table-cell>
          <table:table-cell office:value-type="float" office:value="0.125" table:formula="of:=3/24" table:style-name="ce75">
            <text:p>0,125</text:p>
          </table:table-cell>
          <table:table-cell office:value-type="string" table:style-name="ce77">
            <text:p>Usd/TL</text:p>
          </table:table-cell>
          <table:table-cell office:value-type="string" table:style-name="ce77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57">
            <text:p>1.000,00</text:p>
          </table:table-cell>
          <table:table-cell office:value-type="float" office:value="541.66666666666663" table:formula="of:=[.C43]*[.$D$42]" table:style-name="ce43">
            <text:p>541,67</text:p>
          </table:table-cell>
          <table:table-cell office:value-type="float" office:value="333.33333333333331" table:formula="of:=[.C43]*[.$E$42]" table:style-name="ce65">
            <text:p>333,33</text:p>
          </table:table-cell>
          <table:table-cell office:value-type="float" office:value="125" table:formula="of:=[.C43]*[.$F$42]" table:style-name="ce43">
            <text:p>125,00</text:p>
          </table:table-cell>
          <table:table-cell office:value-type="float" office:value="1.59" table:style-name="ce73">
            <text:p>1,59</text:p>
          </table:table-cell>
          <table:table-cell office:value-type="float" office:value="209.64360587002093" table:formula="of:=[.E43]/[.G43]" table:style-name="ce73">
            <text:p>209,64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57">
            <text:p>450,00</text:p>
          </table:table-cell>
          <table:table-cell office:value-type="float" office:value="243.74999999999997" table:formula="of:=[.C44]*[.$D$42]" table:style-name="ce43">
            <text:p>243,75</text:p>
          </table:table-cell>
          <table:table-cell office:value-type="float" office:value="150" table:formula="of:=[.C44]*[.$E$42]" table:style-name="ce65">
            <text:p>150,00</text:p>
          </table:table-cell>
          <table:table-cell office:value-type="float" office:value="56.25" table:formula="of:=[.C44]*[.$F$42]" table:style-name="ce43">
            <text:p>56,25</text:p>
          </table:table-cell>
          <table:table-cell office:value-type="float" office:value="2.1" table:style-name="ce73">
            <text:p>2,10</text:p>
          </table:table-cell>
          <table:table-cell office:value-type="float" office:value="71.428571428571431" table:formula="of:=[.E44]/[.G44]" table:style-name="ce73">
            <text:p>71,43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57">
            <text:p>4.200,00</text:p>
          </table:table-cell>
          <table:table-cell office:value-type="float" office:value="2275" table:formula="of:=[.C45]*[.$D$42]" table:style-name="ce43">
            <text:p>2.275,00</text:p>
          </table:table-cell>
          <table:table-cell office:value-type="float" office:value="1400" table:formula="of:=[.C45]*[.$E$42]" table:style-name="ce65">
            <text:p>1.400,00</text:p>
          </table:table-cell>
          <table:table-cell office:value-type="float" office:value="525" table:formula="of:=[.C45]*[.$F$42]" table:style-name="ce43">
            <text:p>525,00</text:p>
          </table:table-cell>
          <table:table-cell office:value-type="float" office:value="2.68" table:style-name="ce73">
            <text:p>2,68</text:p>
          </table:table-cell>
          <table:table-cell office:value-type="float" office:value="522.38805970149247" table:formula="of:=[.E45]/[.G45]" table:style-name="ce73">
            <text:p>522,39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57">
            <text:p>2.950,00</text:p>
          </table:table-cell>
          <table:table-cell office:value-type="float" office:value="1597.9166666666665" table:formula="of:=[.C46]*[.$D$42]" table:style-name="ce43">
            <text:p>1.597,92</text:p>
          </table:table-cell>
          <table:table-cell office:value-type="float" office:value="983.33333333333326" table:formula="of:=[.C46]*[.$E$42]" table:style-name="ce65">
            <text:p>983,33</text:p>
          </table:table-cell>
          <table:table-cell office:value-type="float" office:value="368.75" table:formula="of:=[.C46]*[.$F$42]" table:style-name="ce43">
            <text:p>368,75</text:p>
          </table:table-cell>
          <table:table-cell office:value-type="float" office:value="2.95" table:style-name="ce73">
            <text:p>2,95</text:p>
          </table:table-cell>
          <table:table-cell office:value-type="float" office:value="333.33333333333331" table:formula="of:=[.E46]/[.G46]" table:style-name="ce73">
            <text:p>333,33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57">
            <text:p>3.300,00</text:p>
          </table:table-cell>
          <table:table-cell office:value-type="float" office:value="1787.4999999999998" table:formula="of:=[.C47]*[.$D$42]" table:style-name="ce43">
            <text:p>1.787,50</text:p>
          </table:table-cell>
          <table:table-cell office:value-type="float" office:value="1100" table:formula="of:=[.C47]*[.$E$42]" table:style-name="ce65">
            <text:p>1.100,00</text:p>
          </table:table-cell>
          <table:table-cell office:value-type="float" office:value="412.5" table:formula="of:=[.C47]*[.$F$42]" table:style-name="ce43">
            <text:p>412,50</text:p>
          </table:table-cell>
          <table:table-cell office:value-type="float" office:value="3.55" table:style-name="ce73">
            <text:p>3,55</text:p>
          </table:table-cell>
          <table:table-cell office:value-type="float" office:value="309.85915492957747" table:formula="of:=[.E47]/[.G47]" table:style-name="ce73">
            <text:p>309,86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57">
            <text:p>7.000,00</text:p>
          </table:table-cell>
          <table:table-cell office:value-type="float" office:value="3791.6666666666665" table:formula="of:=[.C48]*[.$D$42]" table:style-name="ce43">
            <text:p>3.791,67</text:p>
          </table:table-cell>
          <table:table-cell office:value-type="float" office:value="2333.333333333333" table:formula="of:=[.C48]*[.$E$42]" table:style-name="ce65">
            <text:p>2.333,33</text:p>
          </table:table-cell>
          <table:table-cell office:value-type="float" office:value="875" table:formula="of:=[.C48]*[.$F$42]" table:style-name="ce43">
            <text:p>875,00</text:p>
          </table:table-cell>
          <table:table-cell office:value-type="float" office:value="4.5999999999999996" table:style-name="ce73">
            <text:p>4,60</text:p>
          </table:table-cell>
          <table:table-cell office:value-type="float" office:value="507.24637681159419" table:formula="of:=[.E48]/[.G48]" table:style-name="ce73">
            <text:p>507,25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57">
            <text:p>0,00</text:p>
          </table:table-cell>
          <table:table-cell table:style-name="ce43"/>
          <table:table-cell table:style-name="ce65"/>
          <table:table-cell table:style-name="ce43"/>
          <table:table-cell table:number-columns-repeated="2" table:style-name="ce73"/>
          <table:table-cell table:style-name="ce43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57"/>
          <table:table-cell table:style-name="ce43"/>
          <table:table-cell table:style-name="ce65"/>
          <table:table-cell table:style-name="ce43"/>
          <table:table-cell table:number-columns-repeated="2" table:style-name="ce73"/>
          <table:table-cell table:style-name="ce43"/>
          <table:table-cell table:number-columns-repeated="16375"/>
        </table:table-row>
        <table:table-row table:style-name="ro5">
          <table:table-cell office:value-type="string" table:style-name="ce2">
            <text:p>Toplam</text:p>
          </table:table-cell>
          <table:table-cell table:style-name="ce57"/>
          <table:table-cell office:value-type="float" office:value="18900" table:formula="of:=SUM([.C43:.C48])" table:style-name="ce57">
            <text:p>18.900,00</text:p>
          </table:table-cell>
          <table:table-cell office:value-type="float" office:value="10237.5" table:formula="of:=SUM([.D43:.D48])" table:style-name="ce57">
            <text:p>10.237,50</text:p>
          </table:table-cell>
          <table:table-cell office:value-type="float" office:value="6300" table:formula="of:=SUM([.E43:.E48])" table:style-name="ce68">
            <text:p>6.300,00</text:p>
          </table:table-cell>
          <table:table-cell office:value-type="float" office:value="2362.5" table:formula="of:=SUM([.F43:.F48])" table:style-name="ce57">
            <text:p>2.362,50</text:p>
          </table:table-cell>
          <table:table-cell table:style-name="ce1"/>
          <table:table-cell office:value-type="float" office:value="1953.8991020745898" table:formula="of:=SUM([.H43:.H48])" table:style-name="ce45">
            <text:p>1.953,90</text:p>
          </table:table-cell>
          <table:table-cell table:style-name="ce43"/>
          <table:table-cell table:number-columns-repeated="16375"/>
        </table:table-row>
        <table:table-row table:number-rows-repeated="8" table:style-name="ro5">
          <table:table-cell table:style-name="ce2"/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style-name="ce43"/>
          <table:table-cell table:number-columns-repeated="16375"/>
        </table:table-row>
        <table:table-row table:style-name="ro10">
          <table:table-cell office:value-type="string" table:style-name="ce56">
            <text:p>2011-2019 Ali Paşa Milangaz Kişi-Yıllara Göre Kira Geliri</text:p>
          </table:table-cell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72">
            <text:p>Milangaz</text:p>
          </table:table-cell>
          <table:table-cell table:style-name="ce1"/>
          <table:table-cell office:value-type="string" table:style-name="ce72">
            <text:p>Atila</text:p>
          </table:table-cell>
          <table:table-cell office:value-type="string" table:style-name="ce79">
            <text:p>İsmail</text:p>
          </table:table-cell>
          <table:table-cell office:value-type="string" table:style-name="ce72">
            <text:p>Hacı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72">
            <text:p>Kira Geliri</text:p>
          </table:table-cell>
          <table:table-cell office:value-type="string" table:style-name="ce72">
            <text:p>Kira Geliri</text:p>
          </table:table-cell>
          <table:table-cell office:value-type="string" table:style-name="ce72">
            <text:p>Hisse Geliri</text:p>
          </table:table-cell>
          <table:table-cell office:value-type="string" table:style-name="ce79">
            <text:p>Hisse Geliri</text:p>
          </table:table-cell>
          <table:table-cell office:value-type="string" table:style-name="ce72">
            <text:p>Hisse Geliri</text:p>
          </table:table-cell>
          <table:table-cell table:style-name="ce73"/>
          <table:table-cell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72">
            <text:p>24/24</text:p>
          </table:table-cell>
          <table:table-cell office:value-type="string" table:style-name="ce74">
            <text:p>13/24</text:p>
          </table:table-cell>
          <table:table-cell office:value-type="string" table:style-name="ce80">
            <text:p>8/24</text:p>
          </table:table-cell>
          <table:table-cell office:value-type="string" table:style-name="ce74">
            <text:p>3/24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78">
            <text:p>1,000</text:p>
          </table:table-cell>
          <table:table-cell office:value-type="float" office:value="0.54166666666666663" table:formula="of:=13/24" table:style-name="ce75">
            <text:p>0,542</text:p>
          </table:table-cell>
          <table:table-cell office:value-type="float" office:value="0.33333333333333331" table:formula="of:=8/24" table:style-name="ce81">
            <text:p>0,333</text:p>
          </table:table-cell>
          <table:table-cell office:value-type="float" office:value="0.125" table:formula="of:=3/24" table:style-name="ce75">
            <text:p>0,125</text:p>
          </table:table-cell>
          <table:table-cell office:value-type="string" table:style-name="ce77">
            <text:p>Usd/TL</text:p>
          </table:table-cell>
          <table:table-cell office:value-type="string" table:style-name="ce82">
            <text:p>İsmail usd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57">
            <text:p>4.000,00</text:p>
          </table:table-cell>
          <table:table-cell office:value-type="float" office:value="2166.6666666666665" table:formula="of:=[.C66]*[.$D$65]" table:style-name="ce43">
            <text:p>2.166,67</text:p>
          </table:table-cell>
          <table:table-cell office:value-type="float" office:value="1333.3333333333333" table:formula="of:=[.C66]*[.$E$65]" table:style-name="ce83">
            <text:p>1.333,33</text:p>
          </table:table-cell>
          <table:table-cell office:value-type="float" office:value="500" table:formula="of:=[.C66]*[.$F$65]" table:style-name="ce43">
            <text:p>500,00</text:p>
          </table:table-cell>
          <table:table-cell office:value-type="float" office:value="2.68" table:style-name="ce73">
            <text:p>2,68</text:p>
          </table:table-cell>
          <table:table-cell office:value-type="float" office:value="497.51243781094524" table:formula="of:=[.E66]/[.G66]" table:style-name="ce84">
            <text:p>497,51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57">
            <text:p>5.600,00</text:p>
          </table:table-cell>
          <table:table-cell office:value-type="float" office:value="3033.333333333333" table:formula="of:=[.C67]*[.$D$65]" table:style-name="ce43">
            <text:p>3.033,33</text:p>
          </table:table-cell>
          <table:table-cell office:value-type="float" office:value="1866.6666666666665" table:formula="of:=[.C67]*[.$E$65]" table:style-name="ce83">
            <text:p>1.866,67</text:p>
          </table:table-cell>
          <table:table-cell office:value-type="float" office:value="700" table:formula="of:=[.C67]*[.$F$65]" table:style-name="ce43">
            <text:p>700,00</text:p>
          </table:table-cell>
          <table:table-cell office:value-type="float" office:value="2.95" table:style-name="ce73">
            <text:p>2,95</text:p>
          </table:table-cell>
          <table:table-cell office:value-type="float" office:value="632.76836158192077" table:formula="of:=[.E67]/[.G67]" table:style-name="ce84">
            <text:p>632,77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57">
            <text:p>4.400,00</text:p>
          </table:table-cell>
          <table:table-cell office:value-type="float" office:value="2383.333333333333" table:formula="of:=[.C68]*[.$D$65]" table:style-name="ce43">
            <text:p>2.383,33</text:p>
          </table:table-cell>
          <table:table-cell office:value-type="float" office:value="1466.6666666666665" table:formula="of:=[.C68]*[.$E$65]" table:style-name="ce83">
            <text:p>1.466,67</text:p>
          </table:table-cell>
          <table:table-cell office:value-type="float" office:value="550" table:formula="of:=[.C68]*[.$F$65]" table:style-name="ce43">
            <text:p>550,00</text:p>
          </table:table-cell>
          <table:table-cell office:value-type="float" office:value="3.55" table:style-name="ce73">
            <text:p>3,55</text:p>
          </table:table-cell>
          <table:table-cell office:value-type="float" office:value="413.14553990610324" table:formula="of:=[.E68]/[.G68]" table:style-name="ce84">
            <text:p>413,15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57">
            <text:p>7.200,00</text:p>
          </table:table-cell>
          <table:table-cell office:value-type="float" office:value="3899.9999999999995" table:formula="of:=[.C69]*[.$D$65]" table:style-name="ce43">
            <text:p>3.900,00</text:p>
          </table:table-cell>
          <table:table-cell office:value-type="float" office:value="2400" table:formula="of:=[.C69]*[.$E$65]" table:style-name="ce83">
            <text:p>2.400,00</text:p>
          </table:table-cell>
          <table:table-cell office:value-type="float" office:value="900" table:formula="of:=[.C69]*[.$F$65]" table:style-name="ce43">
            <text:p>900,00</text:p>
          </table:table-cell>
          <table:table-cell office:value-type="float" office:value="4.5999999999999996" table:style-name="ce73">
            <text:p>4,60</text:p>
          </table:table-cell>
          <table:table-cell office:value-type="float" office:value="521.73913043478262" table:formula="of:=[.E69]/[.G69]" table:style-name="ce84">
            <text:p>521,74</text:p>
          </table:table-cell>
          <table:table-cell table:style-name="ce43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57">
            <text:p>8.520,00</text:p>
          </table:table-cell>
          <table:table-cell office:value-type="float" office:value="4615" table:formula="of:=[.C70]*[.$D$65]" table:style-name="ce43">
            <text:p>4.615,00</text:p>
          </table:table-cell>
          <table:table-cell office:value-type="float" office:value="2840" table:formula="of:=[.C70]*[.$E$65]" table:style-name="ce83">
            <text:p>2.840,00</text:p>
          </table:table-cell>
          <table:table-cell office:value-type="float" office:value="1065" table:formula="of:=[.C70]*[.$F$65]" table:style-name="ce43">
            <text:p>1.065,00</text:p>
          </table:table-cell>
          <table:table-cell office:value-type="float" office:value="5.82" table:style-name="ce73">
            <text:p>5,82</text:p>
          </table:table-cell>
          <table:table-cell office:value-type="float" office:value="487.97250859106526" table:formula="of:=[.E70]/[.G70]" table:style-name="ce84">
            <text:p>487,97</text:p>
          </table:table-cell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4">
            <text:p>Toplam</text:p>
          </table:table-cell>
          <table:table-cell office:value-type="float" office:value="29720" table:formula="of:=SUM([.C66:.C70])" table:style-name="ce57">
            <text:p>29.720,00</text:p>
          </table:table-cell>
          <table:table-cell office:value-type="float" office:value="16098.333333333332" table:formula="of:=SUM([.D66:.D70])" table:style-name="ce57">
            <text:p>16.098,33</text:p>
          </table:table-cell>
          <table:table-cell office:value-type="float" office:value="9906.6666666666661" table:formula="of:=SUM([.E66:.E70])" table:style-name="ce85">
            <text:p>9.906,67</text:p>
          </table:table-cell>
          <table:table-cell office:value-type="float" office:value="3715" table:formula="of:=SUM([.F66:.F70])" table:style-name="ce57">
            <text:p>3.715,00</text:p>
          </table:table-cell>
          <table:table-cell table:style-name="ce1"/>
          <table:table-cell office:value-type="float" office:value="2553.1379783248171" table:formula="of:=SUM([.H66:.H70])" table:style-name="ce85">
            <text:p>2.553,14</text:p>
          </table:table-cell>
          <table:table-cell table:style-name="ce43"/>
          <table:table-cell table:number-columns-repeated="16375"/>
        </table:table-row>
        <table:table-row table:style-name="ro4">
          <table:table-cell table:style-name="ce1"/>
          <table:table-cell office:value-type="string" table:style-name="ce86">
            <text:p>Genel Toplam</text:p>
          </table:table-cell>
          <table:table-cell office:value-type="float" office:value="184419.99999999997" table:formula="of:=[.C71]+[.C52]+[.C36]+[.C19]" table:style-name="ce87">
            <text:p>184.420,00</text:p>
          </table:table-cell>
          <table:table-cell office:value-type="float" office:value="90086.388888888891" table:formula="of:=[.D71]+[.D52]+[.D36]+[.D19]" table:style-name="ce87">
            <text:p>90.086,39</text:p>
          </table:table-cell>
          <table:table-cell office:value-type="float" office:value="73544.444444444438" table:formula="of:=[.E71]+[.E52]+[.E36]+[.E19]" table:style-name="ce88">
            <text:p>73.544,44</text:p>
          </table:table-cell>
          <table:table-cell office:value-type="float" office:value="20789.166666666664" table:formula="of:=[.F71]+[.F52]+[.F36]+[.F19]" table:style-name="ce87">
            <text:p>20.789,17</text:p>
          </table:table-cell>
          <table:table-cell table:style-name="ce89"/>
          <table:table-cell office:value-type="float" office:value="24229.925087117728" table:formula="of:=[.H71]+[.H52]+[.H36]+[.H19]" table:style-name="ce90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4"/>
          <table:table-cell office:value-type="string" table:style-name="ce77">
            <text:p>TL</text:p>
          </table:table-cell>
          <table:table-cell office:value-type="string" table:style-name="ce77">
            <text:p>TL</text:p>
          </table:table-cell>
          <table:table-cell office:value-type="string" table:style-name="ce82">
            <text:p>TL</text:p>
          </table:table-cell>
          <table:table-cell office:value-type="string" table:style-name="ce77">
            <text:p>TL</text:p>
          </table:table-cell>
          <table:table-cell table:style-name="ce77"/>
          <table:table-cell office:value-type="string" table:style-name="ce82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4"/>
          <table:table-cell table:number-columns-repeated="2" table:style-name="ce57"/>
          <table:table-cell table:style-name="ce68"/>
          <table:table-cell table:style-name="ce57"/>
          <table:table-cell table:style-name="ce77"/>
          <table:table-cell table:style-name="ce57"/>
          <table:table-cell table:number-columns-repeated="16376" table:style-name="ce1"/>
        </table:table-row>
        <table:table-row table:style-name="ro10">
          <table:table-cell office:value-type="string" table:style-name="ce56">
            <text:p>2011-2019 Ali Paşa Kişi-Yıllara Göre Kira Geliri Toplamları</text:p>
          </table:table-cell>
          <table:table-cell table:style-name="ce4"/>
          <table:table-cell table:number-columns-repeated="2" table:style-name="ce57"/>
          <table:table-cell table:style-name="ce68"/>
          <table:table-cell table:style-name="ce57"/>
          <table:table-cell table:style-name="ce77"/>
          <table:table-cell table:style-name="ce57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4"/>
          <table:table-cell table:number-columns-repeated="2" table:style-name="ce57"/>
          <table:table-cell table:style-name="ce68"/>
          <table:table-cell table:style-name="ce57"/>
          <table:table-cell table:style-name="ce77"/>
          <table:table-cell table:style-name="ce57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91">
            <text:p>Ali Paşa</text:p>
          </table:table-cell>
          <table:table-cell table:style-name="ce72"/>
          <table:table-cell office:value-type="string" table:style-name="ce92">
            <text:p>Atila</text:p>
          </table:table-cell>
          <table:table-cell office:value-type="string" table:style-name="ce93">
            <text:p>İsmail</text:p>
          </table:table-cell>
          <table:table-cell office:value-type="string" table:style-name="ce92">
            <text:p>Hacı</text:p>
          </table:table-cell>
          <table:table-cell table:number-columns-repeated="16378" table:style-name="ce1"/>
        </table:table-row>
        <table:table-row table:style-name="ro10">
          <table:table-cell table:style-name="ce1"/>
          <table:table-cell table:style-name="ce56"/>
          <table:table-cell office:value-type="string" table:style-name="ce72">
            <text:p>Kira Geliri</text:p>
          </table:table-cell>
          <table:table-cell office:value-type="string" table:style-name="ce72">
            <text:p>Hisse Geliri</text:p>
          </table:table-cell>
          <table:table-cell office:value-type="string" table:style-name="ce79">
            <text:p>Hisse Geliri</text:p>
          </table:table-cell>
          <table:table-cell office:value-type="string" table:style-name="ce72">
            <text:p>Hisse Geliri</text:p>
          </table:table-cell>
          <table:table-cell table:style-name="ce73"/>
          <table:table-cell office:value-type="string" table:style-name="ce73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57">
            <text:p>10.500,00</text:p>
          </table:table-cell>
          <table:table-cell office:value-type="float" office:value="5001.3888888888887" table:formula="of:=[.D9]+[.D26]+[.D43]" table:style-name="ce43">
            <text:p>5.001,39</text:p>
          </table:table-cell>
          <table:table-cell office:value-type="float" office:value="4344.4444444444434" table:formula="of:=[.E9]+[.E26]+[.E43]" table:style-name="ce83">
            <text:p>4.344,44</text:p>
          </table:table-cell>
          <table:table-cell office:value-type="float" office:value="1154.1666666666665" table:formula="of:=[.F9]+[.F26]+[.F43]" table:style-name="ce43">
            <text:p>1.154,17</text:p>
          </table:table-cell>
          <table:table-cell office:value-type="string" table:style-name="ce73">
            <text:p>1,61</text:p>
          </table:table-cell>
          <table:table-cell office:value-type="float" office:value="716.87370600414067" table:formula="of:=[.F83]/[.G83]" table:style-name="ce73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57">
            <text:p>10.000,00</text:p>
          </table:table-cell>
          <table:table-cell office:value-type="float" office:value="4694.4444444444434" table:formula="of:=[.D10]+[.D27]" table:style-name="ce43">
            <text:p>4.694,44</text:p>
          </table:table-cell>
          <table:table-cell office:value-type="float" office:value="4222.2222222222217" table:formula="of:=[.E10]+[.E27]" table:style-name="ce83">
            <text:p>4.222,22</text:p>
          </table:table-cell>
          <table:table-cell office:value-type="float" office:value="1083.3333333333333" table:formula="of:=[.F10]+[.F27]" table:style-name="ce43">
            <text:p>1.083,33</text:p>
          </table:table-cell>
          <table:table-cell office:value-type="string" table:style-name="ce73">
            <text:p>1,8</text:p>
          </table:table-cell>
          <table:table-cell office:value-type="float" office:value="601.85185185185185" table:formula="of:=[.F84]/[.G84]" table:style-name="ce73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57">
            <text:p>9.000,00</text:p>
          </table:table-cell>
          <table:table-cell office:value-type="float" office:value="4225" table:formula="of:=[.D11]+[.D28]" table:style-name="ce43">
            <text:p>4.225,00</text:p>
          </table:table-cell>
          <table:table-cell office:value-type="float" office:value="3800" table:formula="of:=[.E11]+[.E28]" table:style-name="ce83">
            <text:p>3.800,00</text:p>
          </table:table-cell>
          <table:table-cell office:value-type="float" office:value="975" table:formula="of:=[.F11]+[.F28]" table:style-name="ce43">
            <text:p>975,00</text:p>
          </table:table-cell>
          <table:table-cell office:value-type="string" table:style-name="ce73">
            <text:p>1,92</text:p>
          </table:table-cell>
          <table:table-cell office:value-type="float" office:value="507.8125" table:formula="of:=[.F85]/[.G85]" table:style-name="ce73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57">
            <text:p>12.950,00</text:p>
          </table:table-cell>
          <table:table-cell office:value-type="float" office:value="6111.8055555555547" table:formula="of:=[.D12]+[.D29]+[.D44]" table:style-name="ce43">
            <text:p>6.111,81</text:p>
          </table:table-cell>
          <table:table-cell office:value-type="float" office:value="5427.7777777777774" table:formula="of:=[.E12]+[.E29]+[.E44]" table:style-name="ce83">
            <text:p>5.427,78</text:p>
          </table:table-cell>
          <table:table-cell office:value-type="float" office:value="1410.4166666666665" table:formula="of:=[.F12]+[.F29]+[.F44]" table:style-name="ce43">
            <text:p>1.410,42</text:p>
          </table:table-cell>
          <table:table-cell office:value-type="string" table:style-name="ce73">
            <text:p>2,12</text:p>
          </table:table-cell>
          <table:table-cell office:value-type="float" office:value="665.29088050314454" table:formula="of:=[.F86]/[.G86]" table:style-name="ce73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57">
            <text:p>21.950,00</text:p>
          </table:table-cell>
          <table:table-cell office:value-type="float" office:value="10896.527777777777" table:formula="of:=[.D66]+[.D45]+[.D30]+[.D13]" table:style-name="ce43">
            <text:p>10.896,53</text:p>
          </table:table-cell>
          <table:table-cell office:value-type="float" office:value="8538.8888888888887" table:formula="of:=[.E66]+[.E45]+[.E30]+[.E13]" table:style-name="ce83">
            <text:p>8.538,89</text:p>
          </table:table-cell>
          <table:table-cell office:value-type="float" office:value="2514.583333333333" table:formula="of:=[.F66]+[.F45]+[.F30]+[.F13]" table:style-name="ce43">
            <text:p>2.514,58</text:p>
          </table:table-cell>
          <table:table-cell office:value-type="float" office:value="2.68" table:style-name="ce73">
            <text:p>2,68</text:p>
          </table:table-cell>
          <table:table-cell office:value-type="float" office:value="938.27736318407938" table:formula="of:=[.F87]/[.G87]" table:style-name="ce73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57">
            <text:p>23.675,00</text:p>
          </table:table-cell>
          <table:table-cell office:value-type="float" office:value="11731.597222222221" table:formula="of:=[.D67]+[.D46]+[.D31]+[.D14]" table:style-name="ce43">
            <text:p>11.731,60</text:p>
          </table:table-cell>
          <table:table-cell office:value-type="float" office:value="9236.1111111111095" table:formula="of:=[.E67]+[.E46]+[.E31]+[.E14]" table:style-name="ce83">
            <text:p>9.236,11</text:p>
          </table:table-cell>
          <table:table-cell office:value-type="float" office:value="2707.2916666666665" table:formula="of:=[.F67]+[.F46]+[.F31]+[.F14]" table:style-name="ce43">
            <text:p>2.707,29</text:p>
          </table:table-cell>
          <table:table-cell office:value-type="float" office:value="2.95" table:style-name="ce73">
            <text:p>2,95</text:p>
          </table:table-cell>
          <table:table-cell office:value-type="float" office:value="917.72598870056481" table:formula="of:=[.F88]/[.G88]" table:style-name="ce73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57">
            <text:p>3.000,00</text:p>
          </table:table-cell>
          <table:table-cell office:value-type="float" office:value="1408.3333333333333" table:formula="of:=[.D15]+[.D32]" table:style-name="ce43">
            <text:p>1.408,33</text:p>
          </table:table-cell>
          <table:table-cell office:value-type="float" office:value="1266.6666666666665" table:formula="of:=[.E15]+[.E32]" table:style-name="ce83">
            <text:p>1.266,67</text:p>
          </table:table-cell>
          <table:table-cell office:value-type="float" office:value="325" table:formula="of:=[.F15]+[.F32]" table:style-name="ce43">
            <text:p>325,00</text:p>
          </table:table-cell>
          <table:table-cell office:value-type="float" office:value="3.55" table:style-name="ce73">
            <text:p>3,55</text:p>
          </table:table-cell>
          <table:table-cell office:value-type="float" office:value="91.549295774647888" table:formula="of:=[.F89]/[.G89]" table:style-name="ce73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57">
            <text:p>24.750,00</text:p>
          </table:table-cell>
          <table:table-cell office:value-type="float" office:value="12174.861111111111" table:formula="of:=[.D68]+[.D47]+[.D33]+[.D16]" table:style-name="ce43">
            <text:p>12.174,86</text:p>
          </table:table-cell>
          <table:table-cell office:value-type="float" office:value="9765.5555555555547" table:formula="of:=[.E68]+[.E47]+[.E33]+[.E16]" table:style-name="ce83">
            <text:p>9.765,56</text:p>
          </table:table-cell>
          <table:table-cell office:value-type="float" office:value="2809.583333333333" table:formula="of:=[.F68]+[.F47]+[.F33]+[.F16]" table:style-name="ce43">
            <text:p>2.809,58</text:p>
          </table:table-cell>
          <table:table-cell office:value-type="string" table:style-name="ce73">
            <text:p>3,55</text:p>
          </table:table-cell>
          <table:table-cell office:value-type="float" office:value="791.43192488262912" table:formula="of:=[.F90]/[.G90]" table:style-name="ce73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57">
            <text:p>33.675,00</text:p>
          </table:table-cell>
          <table:table-cell office:value-type="float" office:value="16834.097222222223" table:formula="of:=[.D69]+[.D48]+[.D34]+[.D17]" table:style-name="ce43">
            <text:p>16.834,10</text:p>
          </table:table-cell>
          <table:table-cell office:value-type="float" office:value="12956.111111111109" table:formula="of:=[.E69]+[.E48]+[.E34]+[.E17]" table:style-name="ce83">
            <text:p>12.956,11</text:p>
          </table:table-cell>
          <table:table-cell office:value-type="float" office:value="3884.7916666666665" table:formula="of:=[.F69]+[.F48]+[.F34]+[.F17]" table:style-name="ce43">
            <text:p>3.884,79</text:p>
          </table:table-cell>
          <table:table-cell office:value-type="float" office:value="4.5999999999999996" table:style-name="ce73">
            <text:p>4,60</text:p>
          </table:table-cell>
          <table:table-cell office:value-type="float" office:value="844.51992753623188" table:formula="of:=[.F91]/[.G91]" table:style-name="ce73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57">
            <text:p>34.920,00</text:p>
          </table:table-cell>
          <table:table-cell office:value-type="float" office:value="17008.333333333332" table:formula="of:=[.D70]+[.D35]+[.D18]" table:style-name="ce43">
            <text:p>17.008,33</text:p>
          </table:table-cell>
          <table:table-cell office:value-type="float" office:value="13986.666666666666" table:formula="of:=[.E70]+[.E35]+[.E18]" table:style-name="ce83">
            <text:p>13.986,67</text:p>
          </table:table-cell>
          <table:table-cell office:value-type="float" office:value="3925" table:formula="of:=[.F70]+[.F35]+[.F18]" table:style-name="ce43">
            <text:p>3.925,00</text:p>
          </table:table-cell>
          <table:table-cell office:value-type="float" office:value="5.82" table:style-name="ce73">
            <text:p>5,82</text:p>
          </table:table-cell>
          <table:table-cell office:value-type="float" office:value="674.39862542955325" table:formula="of:=[.F92]/[.G92]" table:style-name="ce73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2">
            <text:p>Toplam</text:p>
          </table:table-cell>
          <table:table-cell table:style-name="ce57"/>
          <table:table-cell office:value-type="float" office:value="184420" table:formula="of:=SUM([.C83:.C92])" table:style-name="ce94">
            <text:p>184.420,00</text:p>
          </table:table-cell>
          <table:table-cell office:value-type="float" office:value="90086.388888888876" table:formula="of:=SUM([.D83:.D92])" table:style-name="ce57">
            <text:p>90.086,39</text:p>
          </table:table-cell>
          <table:table-cell office:value-type="float" office:value="73544.444444444438" table:formula="of:=SUM([.E83:.E92])" table:style-name="ce85">
            <text:p>73.544,44</text:p>
          </table:table-cell>
          <table:table-cell office:value-type="float" office:value="20789.166666666668" table:formula="of:=SUM([.F83:.F92])" table:style-name="ce57">
            <text:p>20.789,17</text:p>
          </table:table-cell>
          <table:table-cell table:style-name="ce73"/>
          <table:table-cell office:value-type="float" office:value="6749.7320638668434" table:formula="of:=SUM([.H83:.H92])" table:style-name="ce57">
            <text:p>6.749,73</text:p>
          </table:table-cell>
          <table:table-cell table:number-columns-repeated="16376"/>
        </table:table-row>
        <table:table-row table:style-name="ro5">
          <table:table-cell table:style-name="ce2"/>
          <table:table-cell table:style-name="ce57"/>
          <table:table-cell office:value-type="string" table:style-name="ce77">
            <text:p>TL</text:p>
          </table:table-cell>
          <table:table-cell office:value-type="string" table:style-name="ce77">
            <text:p>TL</text:p>
          </table:table-cell>
          <table:table-cell office:value-type="string" table:style-name="ce82">
            <text:p>TL</text:p>
          </table:table-cell>
          <table:table-cell office:value-type="string" table:style-name="ce77">
            <text:p>TL</text:p>
          </table:table-cell>
          <table:table-cell table:style-name="ce1"/>
          <table:table-cell office:value-type="string" table:style-name="ce77">
            <text:p>usd</text:p>
          </table:table-cell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number-columns-repeated="16376"/>
        </table:table-row>
        <table:table-row table:style-name="ro10">
          <table:table-cell office:value-type="string" table:style-name="ce56">
            <text:p>2011-2019 Ali Paşa Kişi-Kiralanan Yerlere Göre Kira Geliri Toplamları</text:p>
          </table:table-cell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number-columns-repeated="16376"/>
        </table:table-row>
        <table:table-row table:style-name="ro5">
          <table:table-cell table:style-name="ce2"/>
          <table:table-cell table:number-columns-repeated="3" table:style-name="ce57"/>
          <table:table-cell table:style-name="ce68"/>
          <table:table-cell table:style-name="ce57"/>
          <table:table-cell table:style-name="ce1"/>
          <table:table-cell table:style-name="ce57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5">
            <text:p>Atila</text:p>
          </table:table-cell>
          <table:table-cell office:value-type="string" table:style-name="ce95">
            <text:p>İsmail</text:p>
          </table:table-cell>
          <table:table-cell office:value-type="string" table:style-name="ce96">
            <text:p>Hacı</text:p>
          </table:table-cell>
          <table:table-cell office:value-type="string" table:style-name="ce77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2">
            <text:p>Arka Ykm</text:p>
          </table:table-cell>
          <table:table-cell office:value-type="float" office:value="14711.666666666666" table:formula="of:=[.D19]" table:style-name="ce43">
            <text:p>14.711,67</text:p>
          </table:table-cell>
          <table:table-cell office:value-type="float" office:value="27160" table:formula="of:=[.E19]" table:style-name="ce83">
            <text:p>27.160,00</text:p>
          </table:table-cell>
          <table:table-cell office:value-type="float" office:value="3395" table:formula="of:=[.F19]" table:style-name="ce65">
            <text:p>3.395,00</text:p>
          </table:table-cell>
          <table:table-cell office:value-type="float" office:value="45266.666666666664" table:formula="of:=SUM([.C99:.E99])" table:style-name="ce77">
            <text:p>45.266,67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Ön Ykm</text:p>
          </table:table-cell>
          <table:table-cell office:value-type="float" office:value="49038.888888888891" table:formula="of:=[.D36]" table:style-name="ce43">
            <text:p>49.038,89</text:p>
          </table:table-cell>
          <table:table-cell office:value-type="float" office:value="30177.777777777774" table:formula="of:=[.E36]" table:style-name="ce83">
            <text:p>30.177,78</text:p>
          </table:table-cell>
          <table:table-cell office:value-type="float" office:value="11316.666666666666" table:formula="of:=[.F36]" table:style-name="ce65">
            <text:p>11.316,67</text:p>
          </table:table-cell>
          <table:table-cell office:value-type="float" office:value="90533.333333333328" table:formula="of:=SUM([.C100:.E100])" table:style-name="ce77">
            <text:p>90.533,33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Aygaz</text:p>
          </table:table-cell>
          <table:table-cell office:value-type="float" office:value="10237.5" table:formula="of:=[.D52]" table:style-name="ce43">
            <text:p>10.237,50</text:p>
          </table:table-cell>
          <table:table-cell office:value-type="float" office:value="6300" table:formula="of:=[.E52]" table:style-name="ce83">
            <text:p>6.300,00</text:p>
          </table:table-cell>
          <table:table-cell office:value-type="float" office:value="2362.5" table:formula="of:=[.F52]" table:style-name="ce65">
            <text:p>2.362,50</text:p>
          </table:table-cell>
          <table:table-cell office:value-type="float" office:value="18900" table:formula="of:=SUM([.C101:.E101])" table:style-name="ce77">
            <text:p>18.900,00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2">
            <text:p>Milangaz</text:p>
          </table:table-cell>
          <table:table-cell office:value-type="float" office:value="16098.333333333332" table:formula="of:=[.D71]" table:style-name="ce43">
            <text:p>16.098,33</text:p>
          </table:table-cell>
          <table:table-cell office:value-type="float" office:value="9906.6666666666661" table:formula="of:=[.E71]" table:style-name="ce83">
            <text:p>9.906,67</text:p>
          </table:table-cell>
          <table:table-cell office:value-type="float" office:value="3715" table:formula="of:=[.F71]" table:style-name="ce65">
            <text:p>3.715,00</text:p>
          </table:table-cell>
          <table:table-cell office:value-type="float" office:value="29720" table:formula="of:=SUM([.C102:.E102])" table:style-name="ce77">
            <text:p>29.720,00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4">
          <table:table-cell table:style-name="ce1"/>
          <table:table-cell office:value-type="string" table:style-name="ce4">
            <text:p>Toplam</text:p>
          </table:table-cell>
          <table:table-cell office:value-type="float" office:value="90086.388888888891" table:formula="of:=SUM([.C99:.C102])" table:style-name="ce57">
            <text:p>90.086,39</text:p>
          </table:table-cell>
          <table:table-cell office:value-type="float" office:value="73544.444444444438" table:formula="of:=SUM([.D99:.D102])" table:style-name="ce85">
            <text:p>73.544,44</text:p>
          </table:table-cell>
          <table:table-cell office:value-type="float" office:value="20789.166666666664" table:formula="of:=SUM([.E99:.E102])" table:style-name="ce68">
            <text:p>20.789,17</text:p>
          </table:table-cell>
          <table:table-cell office:value-type="float" office:value="184419.99999999997" table:formula="of:=SUM([.C103:.E103])" table:style-name="ce97">
            <text:p>184.420,00</text:p>
          </table:table-cell>
          <table:table-cell table:number-columns-repeated="2" table:style-name="ce1"/>
          <table:table-cell table:style-name="ce43"/>
          <table:table-cell table:number-columns-repeated="16375"/>
        </table:table-row>
        <table:table-row table:style-name="ro5">
          <table:table-cell table:style-name="ce1"/>
          <table:table-cell office:value-type="string" table:style-name="ce4">
            <text:p>% Toplam</text:p>
          </table:table-cell>
          <table:table-cell office:value-type="float" office:value="0.48848491968815155" table:formula="of:=[.C103]/[.F103]" table:style-name="ce98">
            <text:p>0,4885</text:p>
          </table:table-cell>
          <table:table-cell office:value-type="float" office:value="0.39878779115304441" table:formula="of:=[.D103]/[.F103]" table:style-name="ce99">
            <text:p>0,3988</text:p>
          </table:table-cell>
          <table:table-cell office:value-type="float" office:value="0.11272728915880419" table:formula="of:=[.E103]/[.F103]" table:style-name="ce100">
            <text:p>0,1127</text:p>
          </table:table-cell>
          <table:table-cell office:value-type="string" table:style-name="ce77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61"/>
          <table:table-cell table:style-name="ce1"/>
          <table:table-cell table:number-columns-repeated="2" table:style-name="ce73"/>
          <table:table-cell table:number-columns-repeated="16376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APMlngz" table:style-name="ta1">
        <table:table-column table:style-name="co18" table:default-cell-style-name="ce1"/>
        <table:table-column table:style-name="co30" table:default-cell-style-name="ce1"/>
        <table:table-column table:style-name="co31" table:default-cell-style-name="ce1"/>
        <table:table-column table:style-name="co26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2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30170" table:formula="of:=SUM([.F4:.F31])" table:style-name="ce45">
            <text:p>30.170,00</text:p>
          </table:table-cell>
          <table:table-cell office:value-type="float" office:value="30170" table:formula="of:=SUM([.G4:.G31])" table:style-name="ce45">
            <text:p>30.17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2" table:style-name="ce43"/>
          <table:table-cell office:value-type="float" office:value="0" table:formula="of:=[.H6]+[.F5]-[.G5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3">
            <text:p>09.30.2019</text:p>
          </table:table-cell>
          <table:table-cell office:value-type="string" table:style-name="ce1">
            <text:p>nakit</text:p>
          </table:table-cell>
          <table:table-cell table:style-name="ce43"/>
          <table:table-cell table:number-columns-repeated="2" table:style-name="ce1"/>
          <table:table-cell table:style-name="ce43"/>
          <table:table-cell office:value-type="float" office:value="6770" table:style-name="ce43">
            <text:p>6.770,00</text:p>
          </table:table-cell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3">
            <text:p>07.28.2019</text:p>
          </table:table-cell>
          <table:table-cell office:value-type="string" table:style-name="ce2">
            <text:p>atila vakıf havale</text:p>
          </table:table-cell>
          <table:table-cell table:style-name="ce43"/>
          <table:table-cell table:number-columns-repeated="2" table:style-name="ce1"/>
          <table:table-cell table:style-name="ce43"/>
          <table:table-cell office:value-type="float" office:value="1750" table:style-name="ce43">
            <text:p>1.750,00</text:p>
          </table:table-cell>
          <table:table-cell office:value-type="float" office:value="6770" table:formula="of:=[.H8]+[.F7]-[.G7]" table:style-name="ce43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51">
            <text:p>06.30.2019</text:p>
          </table:table-cell>
          <table:table-cell office:value-type="string" table:style-name="ce52">
            <text:p>özge kahraman kira bedeli</text:p>
          </table:table-cell>
          <table:table-cell table:style-name="ce53"/>
          <table:table-cell office:value-type="date" office:date-value="2019-06-30T00:00:00" table:style-name="ce51">
            <text:p>06.30.2019</text:p>
          </table:table-cell>
          <table:table-cell office:value-type="date" office:date-value="2020-06-29T00:00:00" table:style-name="ce51">
            <text:p>06.29.2020</text:p>
          </table:table-cell>
          <table:table-cell office:value-type="float" office:value="8520" table:style-name="ce53">
            <text:p>8.520,00</text:p>
          </table:table-cell>
          <table:table-cell table:style-name="ce53"/>
          <table:table-cell office:value-type="float" office:value="8520" table:formula="of:=[.H9]+[.F8]-[.G8]" table:style-name="ce53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date" office:date-value="2018-10-30T00:00:00" table:style-name="ce3">
            <text:p>10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0" table:formula="of:=[.H12]+[.F11]-[.G11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3">
            <text:p>09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1300" table:formula="of:=[.H13]+[.F12]-[.G12]" table:style-name="ce43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3">
            <text:p>08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2600" table:formula="of:=[.H14]+[.F13]-[.G13]" table:style-name="ce43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3">
            <text:p>07.30.2018</text:p>
          </table:table-cell>
          <table:table-cell office:value-type="string" table:style-name="ce1">
            <text:p>1300 TL</text:p>
          </table:table-cell>
          <table:table-cell table:style-name="ce43"/>
          <table:table-cell table:style-name="ce1"/>
          <table:table-cell office:value-type="string" table:style-name="ce1">
            <text:p>ödendi</text:p>
          </table:table-cell>
          <table:table-cell table:style-name="ce43"/>
          <table:table-cell office:value-type="float" office:value="1300" table:style-name="ce43">
            <text:p>1.300,00</text:p>
          </table:table-cell>
          <table:table-cell office:value-type="float" office:value="3900" table:formula="of:=[.H15]+[.F14]-[.G14]" table:style-name="ce43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3">
            <text:p>06.26.2018</text:p>
          </table:table-cell>
          <table:table-cell office:value-type="string" table:style-name="ce1">
            <text:p>n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2000" table:style-name="ce43">
            <text:p>2.000,00</text:p>
          </table:table-cell>
          <table:table-cell office:value-type="float" office:value="5200" table:formula="of:=[.H16]+[.F15]-[.G15]" table:style-name="ce43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51">
            <text:p>06.30.2018</text:p>
          </table:table-cell>
          <table:table-cell office:value-type="string" table:style-name="ce52">
            <text:p>özge kahraman kira bedeli</text:p>
          </table:table-cell>
          <table:table-cell table:style-name="ce53"/>
          <table:table-cell office:value-type="date" office:date-value="2018-06-30T00:00:00" table:style-name="ce51">
            <text:p>06.30.2018</text:p>
          </table:table-cell>
          <table:table-cell office:value-type="date" office:date-value="2019-06-29T00:00:00" table:style-name="ce51">
            <text:p>06.29.2019</text:p>
          </table:table-cell>
          <table:table-cell office:value-type="float" office:value="7200" table:style-name="ce53">
            <text:p>7.200,00</text:p>
          </table:table-cell>
          <table:table-cell table:style-name="ce53"/>
          <table:table-cell office:value-type="float" office:value="7200" table:formula="of:=[.H17]+[.F16]-[.G16]" table:style-name="ce53">
            <text:p>7.2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3">
            <text:p>06.10.2017</text:p>
          </table:table-cell>
          <table:table-cell office:value-type="string" table:style-name="ce1">
            <text:p>nakit</text:p>
          </table:table-cell>
          <table:table-cell table:style-name="ce57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4400" table:style-name="ce43">
            <text:p>4.400,00</text:p>
          </table:table-cell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51">
            <text:p>06.10.2017</text:p>
          </table:table-cell>
          <table:table-cell office:value-type="string" table:style-name="ce52">
            <text:p>Gökhan Öner Kira Bedeli</text:p>
          </table:table-cell>
          <table:table-cell table:style-name="ce53"/>
          <table:table-cell office:value-type="date" office:date-value="2017-06-10T00:00:00" table:style-name="ce51">
            <text:p>06.10.2017</text:p>
          </table:table-cell>
          <table:table-cell office:value-type="date" office:date-value="2018-05-09T00:00:00" table:style-name="ce51">
            <text:p>05.09.2018</text:p>
          </table:table-cell>
          <table:table-cell office:value-type="float" office:value="4400" table:style-name="ce53">
            <text:p>4.400,00</text:p>
          </table:table-cell>
          <table:table-cell table:style-name="ce53"/>
          <table:table-cell office:value-type="float" office:value="4400" table:formula="of:=[.H20]+[.F19]-[.G19]" table:style-name="ce53">
            <text:p>4.4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21]+[.F20]-[.G20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22]+[.F21]-[.G21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b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5600" table:style-name="ce43">
            <text:p>5.600,00</text:p>
          </table:table-cell>
          <table:table-cell office:value-type="float" office:value="0" table:formula="of:=[.H23]+[.F22]-[.G22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52">
            <text:p>2016</text:p>
          </table:table-cell>
          <table:table-cell office:value-type="string" table:style-name="ce52">
            <text:p>kira bedeli</text:p>
          </table:table-cell>
          <table:table-cell table:style-name="ce53"/>
          <table:table-cell table:number-columns-repeated="2" table:style-name="ce51"/>
          <table:table-cell office:value-type="float" office:value="5600" table:style-name="ce53">
            <text:p>5.600,00</text:p>
          </table:table-cell>
          <table:table-cell table:style-name="ce53"/>
          <table:table-cell office:value-type="float" office:value="5600" table:formula="of:=[.H24]+[.F23]-[.G23]" table:style-name="ce53">
            <text:p>5.60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25]+[.F24]-[.G24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nakit</text:p>
          </table:table-cell>
          <table:table-cell table:style-name="ce43"/>
          <table:table-cell table:style-name="ce3"/>
          <table:table-cell office:value-type="string" table:style-name="ce3">
            <text:p>ödendi</text:p>
          </table:table-cell>
          <table:table-cell table:style-name="ce43"/>
          <table:table-cell office:value-type="float" office:value="4000" table:style-name="ce43">
            <text:p>4.000,00</text:p>
          </table:table-cell>
          <table:table-cell office:value-type="float" office:value="0" table:formula="of:=[.H26]+[.F25]-[.G25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52">
            <text:p>2015</text:p>
          </table:table-cell>
          <table:table-cell office:value-type="string" table:style-name="ce52">
            <text:p>kira bedeli</text:p>
          </table:table-cell>
          <table:table-cell table:style-name="ce53"/>
          <table:table-cell table:number-columns-repeated="2" table:style-name="ce51"/>
          <table:table-cell office:value-type="float" office:value="4000" table:style-name="ce53">
            <text:p>4.000,00</text:p>
          </table:table-cell>
          <table:table-cell table:style-name="ce53"/>
          <table:table-cell office:value-type="float" office:value="4000" table:formula="of:=[.H27]+[.F26]-[.G26]" table:style-name="ce53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28]+[.F27]-[.G27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43"/>
          <table:table-cell table:number-columns-repeated="2" table:style-name="ce3"/>
          <table:table-cell office:value-type="float" office:value="450" table:style-name="ce43">
            <text:p>450,00</text:p>
          </table:table-cell>
          <table:table-cell office:value-type="float" office:value="450" table:style-name="ce43">
            <text:p>450,00</text:p>
          </table:table-cell>
          <table:table-cell office:value-type="float" office:value="0" table:formula="of:=[.H29]+[.F28]-[.G28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30]+[.F29]-[.G29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[.H31]+[.F30]-[.G30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number-rows-repeated="1048537" table:style-name="ro12">
          <table:table-cell table:number-columns-repeated="16384"/>
        </table:table-row>
      </table:table>
      <table:table table:name="006_Hzr-acnta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43"/>
        <table:table-column table:style-name="co15" table:number-columns-repeated="2" table:default-cell-style-name="ce1"/>
        <table:table-column table:style-name="co15" table:number-columns-repeated="2" table:default-cell-style-name="ce43"/>
        <table:table-column table:style-name="co28" table:default-cell-style-name="ce43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42">
            <text:p>Hızarhane Depo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21000" table:formula="of:=SUM([.F4:.F12])" table:style-name="ce45">
            <text:p>21.000,00</text:p>
          </table:table-cell>
          <table:table-cell office:value-type="float" office:value="21000" table:formula="of:=SUM([.G4:.G12])" table:style-name="ce45">
            <text:p>21.00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3"/>
          <table:table-cell office:value-type="string" table:style-name="ce1">
            <text:p>Doğuşun 380 tl borcuna karşılık hesap sıfırlandı</text:p>
          </table:table-cell>
          <table:table-cell table:style-name="ce43"/>
          <table:table-cell table:number-columns-repeated="2" table:style-name="ce3"/>
          <table:table-cell table:style-name="ce43"/>
          <table:table-cell office:value-type="float" office:value="250" table:style-name="ce43">
            <text:p>250,00</text:p>
          </table:table-cell>
          <table:table-cell table:style-name="ce43"/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style-name="ce3"/>
          <table:table-cell office:value-type="string" table:style-name="ce101">
            <text:p>arsa satıldı</text:p>
          </table:table-cell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style-name="ce3"/>
          <table:table-cell office:value-type="date" office:date-value="2018-03-31T00:00:00" table:style-name="ce101">
            <text:p>03.31.2018</text:p>
          </table:table-cell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date" office:date-value="2014-10-15T00:00:00" table:style-name="ce3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43"/>
          <table:table-cell office:value-type="date" office:date-value="2014-10-15T00:00:00" table:style-name="ce3">
            <text:p>10.15.2014</text:p>
          </table:table-cell>
          <table:table-cell office:value-type="date" office:date-value="2015-10-14T00:00:00" table:style-name="ce3">
            <text:p>10.14.2015</text:p>
          </table:table-cell>
          <table:table-cell office:value-type="float" office:value="6000" table:style-name="ce43">
            <text:p>6.000,00</text:p>
          </table:table-cell>
          <table:table-cell office:value-type="float" office:value="5750" table:style-name="ce43">
            <text:p>5.75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date" office:date-value="2013-10-15T00:00:00" table:style-name="ce3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57"/>
          <table:table-cell office:value-type="date" office:date-value="2013-10-15T00:00:00" table:style-name="ce3">
            <text:p>10.15.2013</text:p>
          </table:table-cell>
          <table:table-cell office:value-type="date" office:date-value="2014-10-14T00:00:00" table:style-name="ce3">
            <text:p>10.14.2014</text:p>
          </table:table-cell>
          <table:table-cell office:value-type="float" office:value="5500" table:style-name="ce43">
            <text:p>5.500,00</text:p>
          </table:table-cell>
          <table:table-cell office:value-type="float" office:value="5500" table:style-name="ce43">
            <text:p>5.5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date" office:date-value="2012-11-06T00:00:00" table:style-name="ce3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43"/>
          <table:table-cell office:value-type="date" office:date-value="2012-11-06T00:00:00" table:style-name="ce3">
            <text:p>11.06.2012</text:p>
          </table:table-cell>
          <table:table-cell office:value-type="date" office:date-value="2013-11-05T00:00:00" table:style-name="ce3">
            <text:p>11.05.2013</text:p>
          </table:table-cell>
          <table:table-cell office:value-type="float" office:value="5000" table:style-name="ce43">
            <text:p>5.000,00</text:p>
          </table:table-cell>
          <table:table-cell office:value-type="float" office:value="5000" table:style-name="ce43">
            <text:p>5.0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date" office:date-value="2011-10-15T00:00:00" table:style-name="ce3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43"/>
          <table:table-cell office:value-type="date" office:date-value="2011-10-15T00:00:00" table:style-name="ce3">
            <text:p>10.15.2011</text:p>
          </table:table-cell>
          <table:table-cell office:value-type="date" office:date-value="2012-10-14T00:00:00" table:style-name="ce3">
            <text:p>10.14.2012</text:p>
          </table:table-cell>
          <table:table-cell office:value-type="float" office:value="4500" table:style-name="ce43">
            <text:p>4.500,00</text:p>
          </table:table-cell>
          <table:table-cell office:value-type="float" office:value="4500" table:style-name="ce43">
            <text:p>4.500,00</text:p>
          </table:table-cell>
          <table:table-cell table:style-name="ce43"/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56">
            <text:p>Sanayi Acenta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34000" table:formula="of:=SUM([.F17:.F20])" table:style-name="ce45">
            <text:p>34.000,00</text:p>
          </table:table-cell>
          <table:table-cell office:value-type="float" office:value="34000" table:formula="of:=SUM([.G17:.G20])" table:style-name="ce45">
            <text:p>34.000,00</text:p>
          </table:table-cell>
          <table:table-cell office:value-type="float" office:value="0" table:formula="of:=[.F14]-[.G14]" table:style-name="ce4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43"/>
          <table:table-cell table:number-columns-repeated="2" table:style-name="ce3"/>
          <table:table-cell office:value-type="float" office:value="10000" table:style-name="ce43">
            <text:p>10.000,00</text:p>
          </table:table-cell>
          <table:table-cell office:value-type="float" office:value="10000" table:style-name="ce43">
            <text:p>10.0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43"/>
          <table:table-cell table:number-columns-repeated="2" table:style-name="ce3"/>
          <table:table-cell office:value-type="float" office:value="8500" table:style-name="ce43">
            <text:p>8.500,00</text:p>
          </table:table-cell>
          <table:table-cell office:value-type="float" office:value="8500" table:style-name="ce43">
            <text:p>8.5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43"/>
          <table:table-cell table:number-columns-repeated="2" table:style-name="ce3"/>
          <table:table-cell office:value-type="float" office:value="8000" table:style-name="ce43">
            <text:p>8.000,00</text:p>
          </table:table-cell>
          <table:table-cell office:value-type="float" office:value="8000" table:style-name="ce43">
            <text:p>8.0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43"/>
          <table:table-cell table:number-columns-repeated="2" table:style-name="ce3"/>
          <table:table-cell office:value-type="float" office:value="7500" table:style-name="ce43">
            <text:p>7.500,00</text:p>
          </table:table-cell>
          <table:table-cell office:value-type="float" office:value="7500" table:style-name="ce43">
            <text:p>7.500,00</text:p>
          </table:table-cell>
          <table:table-cell table:style-name="ce43"/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43"/>
          <table:table-cell table:style-name="ce1"/>
          <table:table-cell table:style-name="ce44"/>
          <table:table-cell table:number-columns-repeated="3" table:style-name="ce45"/>
          <table:table-cell table:number-columns-repeated="16376"/>
        </table:table-row>
        <table:table-row table:style-name="ro7">
          <table:table-cell table:style-name="ce1"/>
          <table:table-cell office:value-type="string" table:style-name="ce42">
            <text:p>Hızarhane Yıkama</text:p>
          </table:table-cell>
          <table:table-cell table:style-name="ce43"/>
          <table:table-cell table:style-name="ce1"/>
          <table:table-cell office:value-type="string" table:style-name="ce44">
            <text:p>Toplam</text:p>
          </table:table-cell>
          <table:table-cell office:value-type="float" office:value="62850" table:formula="of:=SUM([.F26:.F41])" table:style-name="ce45">
            <text:p>62.850,00</text:p>
          </table:table-cell>
          <table:table-cell office:value-type="float" office:value="62850" table:formula="of:=SUM([.G26:.G41])" table:style-name="ce45">
            <text:p>62.850,00</text:p>
          </table:table-cell>
          <table:table-cell office:value-type="float" office:value="0" table:formula="of:=[.F23]-[.G23]" table:style-name="ce4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3"/>
          <table:table-cell office:value-type="string" table:style-name="ce1">
            <text:p>2018 kirası için 3000 TL ödedi</text:p>
          </table:table-cell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31-3-2018 de arsa satıldı</text:p>
          </table:table-cell>
          <table:table-cell table:style-name="ce43"/>
          <table:table-cell table:number-columns-repeated="2" table:style-name="ce1"/>
          <table:table-cell table:number-columns-repeated="3" table:style-name="ce43"/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1 aylık kira 1500 TL kira hesabına geçti</text:p>
          </table:table-cell>
          <table:table-cell table:style-name="ce43"/>
          <table:table-cell table:number-columns-repeated="2" table:style-name="ce1"/>
          <table:table-cell table:number-columns-repeated="2" table:style-name="ce43"/>
          <table:table-cell office:value-type="float" office:value="0" table:formula="of:=+[.F30]-[.G30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Kalan 1500 TL arsayı alan yeşilyurtluyla</text:p>
          </table:table-cell>
          <table:table-cell table:style-name="ce43"/>
          <table:table-cell table:number-columns-repeated="2" table:style-name="ce3"/>
          <table:table-cell table:number-columns-repeated="2" table:style-name="ce43"/>
          <table:table-cell office:value-type="float" office:value="0" table:formula="of:=+[.F31]-[.G31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<text:s/>hesaplaşıldı</text:p>
          </table:table-cell>
          <table:table-cell table:style-name="ce43"/>
          <table:table-cell table:style-name="ce3"/>
          <table:table-cell office:value-type="string" table:style-name="ce101">
            <text:p>arsa satıldı</text:p>
          </table:table-cell>
          <table:table-cell table:number-columns-repeated="2" table:style-name="ce43"/>
          <table:table-cell office:value-type="float" office:value="0" table:formula="of:=+[.F32]-[.G32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43"/>
          <table:table-cell office:value-type="date" office:date-value="2018-03-02T00:00:00" table:style-name="ce3">
            <text:p>03.02.2018</text:p>
          </table:table-cell>
          <table:table-cell office:value-type="date" office:date-value="2018-03-31T00:00:00" table:style-name="ce101">
            <text:p>03.31.2018</text:p>
          </table:table-cell>
          <table:table-cell office:value-type="float" office:value="1500" table:style-name="ce43">
            <text:p>1.500,00</text:p>
          </table:table-cell>
          <table:table-cell office:value-type="float" office:value="1500" table:style-name="ce43">
            <text:p>1.500,00</text:p>
          </table:table-cell>
          <table:table-cell office:value-type="float" office:value="0" table:formula="of:=+[.F33]-[.G33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43"/>
          <table:table-cell office:value-type="date" office:date-value="2017-03-02T00:00:00" table:style-name="ce3">
            <text:p>03.02.2017</text:p>
          </table:table-cell>
          <table:table-cell office:value-type="date" office:date-value="2018-03-01T00:00:00" table:style-name="ce3">
            <text:p>03.01.2018</text:p>
          </table:table-cell>
          <table:table-cell office:value-type="float" office:value="15400" table:style-name="ce43">
            <text:p>15.400,00</text:p>
          </table:table-cell>
          <table:table-cell office:value-type="float" office:value="15400" table:style-name="ce43">
            <text:p>15.400,00</text:p>
          </table:table-cell>
          <table:table-cell office:value-type="float" office:value="0" table:formula="of:=+[.F34]-[.G34]" table:style-name="ce43">
            <text:p>0,00</text:p>
          </table:table-cell>
          <table:table-cell table:number-columns-repeated="16376"/>
        </table:table-row>
        <table:table-row table:style-name="ro5">
          <table:table-cell table:style-name="ce3"/>
          <table:table-cell office:value-type="string" table:style-name="ce1">
            <text:p>Mehmet Geyraslı kira bedeli</text:p>
          </table:table-cell>
          <table:table-cell table:style-name="ce43"/>
          <table:table-cell office:value-type="date" office:date-value="2016-03-02T00:00:00" table:style-name="ce3">
            <text:p>03.02.2016</text:p>
          </table:table-cell>
          <table:table-cell office:value-type="date" office:date-value="2017-03-01T00:00:00" table:style-name="ce3">
            <text:p>03.01.2017</text:p>
          </table:table-cell>
          <table:table-cell office:value-type="float" office:value="13000" table:style-name="ce43">
            <text:p>13.000,00</text:p>
          </table:table-cell>
          <table:table-cell office:value-type="float" office:value="13000" table:style-name="ce43">
            <text:p>13.000,00</text:p>
          </table:table-cell>
          <table:table-cell office:value-type="float" office:value="0" table:formula="of:=+[.F35]-[.G35]" table:style-name="ce4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43"/>
          <table:table-cell table:number-columns-repeated="2" table:style-name="ce3"/>
          <table:table-cell office:value-type="float" office:value="9350" table:style-name="ce43">
            <text:p>9.350,00</text:p>
          </table:table-cell>
          <table:table-cell office:value-type="float" office:value="9350" table:style-name="ce43">
            <text:p>9.35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43"/>
          <table:table-cell table:number-columns-repeated="2" table:style-name="ce3"/>
          <table:table-cell office:value-type="float" office:value="8500" table:style-name="ce43">
            <text:p>8.500,00</text:p>
          </table:table-cell>
          <table:table-cell office:value-type="float" office:value="8500" table:style-name="ce43">
            <text:p>8.5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43"/>
          <table:table-cell table:number-columns-repeated="2" table:style-name="ce3"/>
          <table:table-cell office:value-type="float" office:value="7900" table:style-name="ce43">
            <text:p>7.900,00</text:p>
          </table:table-cell>
          <table:table-cell office:value-type="float" office:value="7900" table:style-name="ce43">
            <text:p>7.900,00</text:p>
          </table:table-cell>
          <table:table-cell table:style-name="ce43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43"/>
          <table:table-cell table:number-columns-repeated="2" table:style-name="ce3"/>
          <table:table-cell office:value-type="float" office:value="7200" table:style-name="ce43">
            <text:p>7.200,00</text:p>
          </table:table-cell>
          <table:table-cell office:value-type="float" office:value="7200" table:style-name="ce43">
            <text:p>7.200,00</text:p>
          </table:table-cell>
          <table:table-cell table:style-name="ce43"/>
          <table:table-cell table:number-columns-repeated="16376"/>
        </table:table-row>
        <table:table-row table:style-name="ro5">
          <table:table-cell table:style-name="ce3"/>
          <table:table-cell table:style-name="ce1"/>
          <table:table-cell table:style-name="ce43"/>
          <table:table-cell table:number-columns-repeated="2" table:style-name="ce3"/>
          <table:table-cell table:number-columns-repeated="3" table:style-name="ce43"/>
          <table:table-cell table:number-columns-repeated="16376"/>
        </table:table-row>
        <table:table-row table:number-rows-repeated="1048535" table:style-name="ro5">
          <table:table-cell table:number-columns-repeated="16384"/>
        </table:table-row>
      </table:table>
      <table:table table:name="ismailAP" table:style-name="ta1">
        <table:table-column table:style-name="co8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9" table:number-columns-repeated="16379" table:default-cell-style-name="ce1"/>
        <table:table-row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5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5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102">
            <text:p>2011</text:p>
          </table:table-cell>
          <table:table-cell office:value-type="string" table:style-name="ce103">
            <text:p>Ali Paşa İsmail BALCI Kira Bedeli 2011</text:p>
          </table:table-cell>
          <table:table-cell office:value-type="float" office:value="4344.4399999999996" table:style-name="ce104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103">
            <text:p>Ali Paşa İsmail BALCI Kira Bedeli 2012</text:p>
          </table:table-cell>
          <table:table-cell office:value-type="float" office:value="4222.22" table:style-name="ce104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103">
            <text:p>Ali Paşa İsmail BALCI Kira Bedeli 2013</text:p>
          </table:table-cell>
          <table:table-cell office:value-type="float" office:value="3800" table:style-name="ce104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103">
            <text:p>Ali Paşa İsmail BALCI Kira Bedeli 2014</text:p>
          </table:table-cell>
          <table:table-cell office:value-type="float" office:value="5427.78" table:style-name="ce104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103">
            <text:p>Ali Paşa İsmail BALCI Kira Bedeli 2015</text:p>
          </table:table-cell>
          <table:table-cell office:value-type="float" office:value="8538.89" table:style-name="ce104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103">
            <text:p>Ali Paşa İsmail BALCI Kira Bedeli 2016</text:p>
          </table:table-cell>
          <table:table-cell office:value-type="float" office:value="9236.11" table:style-name="ce104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03">
            <text:p>Ali Paşa İsmail BALCI Kira Bedeli 2017</text:p>
          </table:table-cell>
          <table:table-cell office:value-type="float" office:value="1266.67" table:style-name="ce104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03">
            <text:p>Ali Paşa İsmail BALCI Kira Bedeli 2017</text:p>
          </table:table-cell>
          <table:table-cell office:value-type="float" office:value="9765.56" table:style-name="ce104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103">
            <text:p>Ali Paşa İsmail BALCI Kira Bedeli 2018</text:p>
          </table:table-cell>
          <table:table-cell office:value-type="float" office:value="12956.11" table:style-name="ce104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103">
            <text:p>Ali Paşa İsmail BALCI Kira Bedeli 2019</text:p>
          </table:table-cell>
          <table:table-cell office:value-type="float" office:value="13986.67" table:style-name="ce105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103"/>
          <table:table-cell table:style-name="ce106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4">
            <text:p>2019 sonu toplam</text:p>
          </table:table-cell>
          <table:table-cell office:value-type="float" office:value="73544.45" table:formula="of:=SUM([.D4:.D13])" table:style-name="ce57">
            <text:p>73.544,45</text:p>
          </table:table-cell>
          <table:table-cell office:value-type="float" office:value="184420" table:formula="of:=SUM([.E4:.E13])" table:style-name="ce43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107">
            <text:p>39,88%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03">
            <text:p>2020 öncesi selanik hesaplarına geçti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5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5">
            <text:p>ödemeleri Atila Balcı hesabına yapıldı</text:p>
          </table:table-cell>
          <table:table-cell table:style-name="ce105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103">
            <text:p>Ali Paşa <text:s/>Kira Bedeli atila</text:p>
          </table:table-cell>
          <table:table-cell table:style-name="ce105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2">
          <table:table-cell table:number-columns-repeated="16384"/>
        </table:table-row>
      </table:table>
      <table:table table:name="002_TPL" table:style-name="ta2"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3" table:default-cell-style-name="ce110"/>
        <table:table-column table:style-name="co44" table:default-cell-style-name="ce110"/>
        <table:table-column table:style-name="co45" table:number-columns-repeated="2" table:default-cell-style-name="ce110"/>
        <table:table-column table:style-name="co46" table:number-columns-repeated="2" table:default-cell-style-name="ce110"/>
        <table:table-column table:style-name="co47" table:default-cell-style-name="ce110"/>
        <table:table-column table:style-name="co18" table:default-cell-style-name="ce110"/>
        <table:table-column table:style-name="co48" table:default-cell-style-name="ce110"/>
        <table:table-column table:style-name="co12" table:default-cell-style-name="ce110"/>
        <table:table-column table:style-name="co25" table:default-cell-style-name="ce110"/>
        <table:table-column table:style-name="co26" table:default-cell-style-name="ce110"/>
        <table:table-column table:style-name="co25" table:default-cell-style-name="ce110"/>
        <table:table-column table:style-name="co15" table:default-cell-style-name="ce110"/>
        <table:table-column table:style-name="co8" table:number-columns-repeated="47" table:default-cell-style-name="ce110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1">
          <table:table-cell office:value-type="string" table:style-name="ce108">
            <text:p>31-12-2022</text:p>
          </table:table-cell>
          <table:table-cell table:style-name="ce109"/>
          <table:table-cell table:number-columns-repeated="4" table:style-name="ce110"/>
          <table:table-cell table:number-columns-repeated="8" table:style-name="ce109"/>
          <table:table-cell table:number-columns-repeated="16370"/>
        </table:table-row>
        <table:table-row table:style-name="ro4">
          <table:table-cell office:value-type="string" table:style-name="ce111">
            <text:p>2011-2022 YILLARI TOPLAM KİRA GELİRLERİNİN HİSSE ORANLARI</text:p>
          </table:table-cell>
          <table:table-cell table:style-name="ce112"/>
          <table:table-cell table:number-columns-repeated="3" table:style-name="ce113"/>
          <table:table-cell table:style-name="ce114"/>
          <table:table-cell table:number-columns-repeated="8" table:style-name="ce109"/>
          <table:table-cell table:number-columns-repeated="16370"/>
        </table:table-row>
        <table:table-row table:style-name="ro11">
          <table:table-cell table:style-name="ce115"/>
          <table:table-cell table:number-columns-repeated="4" table:style-name="ce109"/>
          <table:table-cell table:style-name="ce116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table:style-name="ce117"/>
          <table:table-cell office:value-type="string" table:style-name="ce118">
            <text:p>Ayşe</text:p>
          </table:table-cell>
          <table:table-cell office:value-type="string" table:style-name="ce118">
            <text:p>Ali</text:p>
          </table:table-cell>
          <table:table-cell office:value-type="string" table:style-name="ce118">
            <text:p>Atila</text:p>
          </table:table-cell>
          <table:table-cell office:value-type="string" table:style-name="ce118">
            <text:p>Hacı</text:p>
          </table:table-cell>
          <table:table-cell office:value-type="string" table:style-name="ce119">
            <text:p>İsmail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0">
            <text:p>Lise kira geliri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office:value-type="percentage" office:value="0.25" table:style-name="ce121">
            <text:p>25,00%</text:p>
          </table:table-cell>
          <table:table-cell table:style-name="ce11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372153.8" table:formula="of:=['03_LS'.F2]" table:style-name="ce122">
            <text:p>372.153,80</text:p>
          </table:table-cell>
          <table:table-cell office:value-type="float" office:value="93038.45" table:formula="of:=[.A6]*[.B5]" table:style-name="ce123">
            <text:p>93.038,45</text:p>
          </table:table-cell>
          <table:table-cell office:value-type="float" office:value="93038.45" table:formula="of:=[.C5]*[.A6]" table:style-name="ce123">
            <text:p>93.038,45</text:p>
          </table:table-cell>
          <table:table-cell office:value-type="float" office:value="93038.45" table:formula="of:=[.D5]*[.A6]" table:style-name="ce123">
            <text:p>93.038,45</text:p>
          </table:table-cell>
          <table:table-cell office:value-type="float" office:value="93038.45" table:formula="of:=[.E5]*[.A6]" table:style-name="ce123">
            <text:p>93.038,45</text:p>
          </table:table-cell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5">
            <text:p>Aygaz Kira Geliri</text:p>
          </table:table-cell>
          <table:table-cell table:style-name="ce109"/>
          <table:table-cell table:style-name="ce126"/>
          <table:table-cell office:value-type="percentage" office:value="0.54200000000000004" table:style-name="ce126">
            <text:p>54,20%</text:p>
          </table:table-cell>
          <table:table-cell office:value-type="percentage" office:value="0.125" table:style-name="ce126">
            <text:p>12,50%</text:p>
          </table:table-cell>
          <table:table-cell office:value-type="percentage" office:value="0.33300000000000002" table:style-name="ce127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float" office:value="18900" table:formula="of:=['005_APay-Mlngz'.G1]" table:style-name="ce125">
            <text:p>18.900,00</text:p>
          </table:table-cell>
          <table:table-cell table:number-columns-repeated="2" table:style-name="ce110"/>
          <table:table-cell office:value-type="float" office:value="10243.800000000001" table:formula="of:=[.D7]*[.A8]" table:style-name="ce110">
            <text:p>10.243,80</text:p>
          </table:table-cell>
          <table:table-cell office:value-type="float" office:value="2362.5" table:formula="of:=[.E7]*[.A8]" table:style-name="ce110">
            <text:p>2.362,50</text:p>
          </table:table-cell>
          <table:table-cell office:value-type="float" office:value="6293.7000000000007" table:formula="of:=[.F7]*[.A8]" table:style-name="ce128">
            <text:p>6.293,7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5">
            <text:p>AP Milangaz</text:p>
          </table:table-cell>
          <table:table-cell table:style-name="ce129"/>
          <table:table-cell table:style-name="ce121"/>
          <table:table-cell office:value-type="percentage" office:value="0.54200000000000004" table:style-name="ce121">
            <text:p>54,20%</text:p>
          </table:table-cell>
          <table:table-cell office:value-type="percentage" office:value="0.125" table:style-name="ce121">
            <text:p>12,50%</text:p>
          </table:table-cell>
          <table:table-cell office:value-type="percentage" office:value="0.33300000000000002" table:style-name="ce130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float" office:value="30170" table:formula="of:=[APMlngz.G1]" table:style-name="ce125">
            <text:p>30.170,00</text:p>
          </table:table-cell>
          <table:table-cell table:style-name="ce131"/>
          <table:table-cell table:style-name="ce123"/>
          <table:table-cell office:value-type="float" office:value="16352.140000000001" table:formula="of:=[.D9]*[.A10]" table:style-name="ce123">
            <text:p>16.352,14</text:p>
          </table:table-cell>
          <table:table-cell office:value-type="float" office:value="3771.25" table:formula="of:=[.E9]*[.A10]" table:style-name="ce123">
            <text:p>3.771,25</text:p>
          </table:table-cell>
          <table:table-cell office:value-type="float" office:value="10046.61" table:formula="of:=[.F9]*[.A10]" table:style-name="ce124">
            <text:p>10.046,6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0">
            <text:p>AP Yıkama Ön</text:p>
          </table:table-cell>
          <table:table-cell table:style-name="ce112"/>
          <table:table-cell table:style-name="ce121"/>
          <table:table-cell office:value-type="percentage" office:value="0.54200000000000004" table:style-name="ce121">
            <text:p>54,20%</text:p>
          </table:table-cell>
          <table:table-cell office:value-type="percentage" office:value="0.125" table:style-name="ce121">
            <text:p>12,50%</text:p>
          </table:table-cell>
          <table:table-cell office:value-type="percentage" office:value="0.33300000000000002" table:style-name="ce130">
            <text:p>33,3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float" office:value="90533.333333333328" table:formula="of:=['004_APYkm'.G1]*2/3" table:style-name="ce132">
            <text:p>90.533,33</text:p>
          </table:table-cell>
          <table:table-cell table:style-name="ce133"/>
          <table:table-cell table:style-name="ce110"/>
          <table:table-cell office:value-type="float" office:value="49069.066666666666" table:formula="of:=[.D11]*[.A12]" table:style-name="ce123">
            <text:p>49.069,07</text:p>
          </table:table-cell>
          <table:table-cell office:value-type="float" office:value="11316.666666666666" table:formula="of:=[.E11]*[.A12]" table:style-name="ce123">
            <text:p>11.316,67</text:p>
          </table:table-cell>
          <table:table-cell office:value-type="float" office:value="30147.599999999999" table:formula="of:=[.F11]*[.A12]" table:style-name="ce124">
            <text:p>30.147,6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0">
            <text:p>AP Yıkama Arka</text:p>
          </table:table-cell>
          <table:table-cell table:style-name="ce112"/>
          <table:table-cell table:style-name="ce121"/>
          <table:table-cell office:value-type="percentage" office:value="0.32500000000000001" table:formula="of:=13/40" table:style-name="ce121">
            <text:p>32,50%</text:p>
          </table:table-cell>
          <table:table-cell office:value-type="percentage" office:value="7.4999999999999997E-2" table:formula="of:=3/40" table:style-name="ce121">
            <text:p>7,50%</text:p>
          </table:table-cell>
          <table:table-cell office:value-type="percentage" office:value="0.6" table:style-name="ce121">
            <text:p>60,00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float" office:value="45266.666666666664" table:formula="of:=['004_APYkm'.G1]*1/3" table:style-name="ce132">
            <text:p>45.266,67</text:p>
          </table:table-cell>
          <table:table-cell table:style-name="ce133"/>
          <table:table-cell table:style-name="ce110"/>
          <table:table-cell office:value-type="float" office:value="14711.666666666666" table:formula="of:=[.D13]*[.A14]" table:style-name="ce123">
            <text:p>14.711,67</text:p>
          </table:table-cell>
          <table:table-cell office:value-type="float" office:value="3394.9999999999995" table:formula="of:=[.E13]*[.A14]" table:style-name="ce123">
            <text:p>3.395,00</text:p>
          </table:table-cell>
          <table:table-cell office:value-type="float" office:value="27159.999999999996" table:formula="of:=[.F13]*[.A14]" table:style-name="ce124">
            <text:p>27.160,00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32">
            <text:p>AP TOPLAM</text:p>
          </table:table-cell>
          <table:table-cell table:style-name="ce133"/>
          <table:table-cell table:style-name="ce110"/>
          <table:table-cell office:value-type="float" office:value="90376.67333333334" table:formula="of:=[.D8]+[.D10]+[.D12]+[.D14]" table:style-name="ce123">
            <text:p>90.376,67</text:p>
          </table:table-cell>
          <table:table-cell office:value-type="float" office:value="20845.416666666664" table:formula="of:=[.E8]+[.E10]+[.E12]+[.E14]" table:style-name="ce123">
            <text:p>20.845,42</text:p>
          </table:table-cell>
          <table:table-cell office:value-type="float" office:value="73647.91" table:formula="of:=[.F8]+[.F10]+[.F12]+[.F14]" table:style-name="ce123">
            <text:p>73.647,9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122">
            <text:p>184.870,00</text:p>
          </table:table-cell>
          <table:table-cell table:style-name="ce133"/>
          <table:table-cell table:style-name="ce110"/>
          <table:table-cell table:number-columns-repeated="2"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0">
            <text:p>Hz Depo</text:p>
          </table:table-cell>
          <table:table-cell table:style-name="ce112"/>
          <table:table-cell office:value-type="percentage" office:value="0.5" table:style-name="ce121">
            <text:p>50,00%</text:p>
          </table:table-cell>
          <table:table-cell office:value-type="percentage" office:value="0.5" table:style-name="ce121">
            <text:p>50,00%</text:p>
          </table:table-cell>
          <table:table-cell table:style-name="ce112"/>
          <table:table-cell table:style-name="ce13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122">
            <text:p>21.000,00</text:p>
          </table:table-cell>
          <table:table-cell table:style-name="ce123"/>
          <table:table-cell office:value-type="float" office:value="10500" table:formula="of:=[.C17]*[.A18]" table:style-name="ce123">
            <text:p>10.500,00</text:p>
          </table:table-cell>
          <table:table-cell office:value-type="float" office:value="10500" table:formula="of:=[.D17]*[.A18]" table:style-name="ce123">
            <text:p>10.500,00</text:p>
          </table:table-cell>
          <table:table-cell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35">
            <text:p>Hz Yıkama</text:p>
          </table:table-cell>
          <table:table-cell table:style-name="ce109"/>
          <table:table-cell office:value-type="percentage" office:value="0.5" table:style-name="ce126">
            <text:p>50,00%</text:p>
          </table:table-cell>
          <table:table-cell office:value-type="percentage" office:value="0.5" table:style-name="ce126">
            <text:p>50,00%</text:p>
          </table:table-cell>
          <table:table-cell table:style-name="ce109"/>
          <table:table-cell table:style-name="ce116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135">
            <text:p>62.850,00</text:p>
          </table:table-cell>
          <table:table-cell table:style-name="ce110"/>
          <table:table-cell office:value-type="float" office:value="31425" table:formula="of:=[.C19]*[.A20]" table:style-name="ce110">
            <text:p>31.425,00</text:p>
          </table:table-cell>
          <table:table-cell office:value-type="float" office:value="31425" table:formula="of:=[.D19]*[.A20]" table:style-name="ce110">
            <text:p>31.425,00</text:p>
          </table:table-cell>
          <table:table-cell table:style-name="ce110"/>
          <table:table-cell table:style-name="ce128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1">
          <table:table-cell office:value-type="string" table:style-name="ce120">
            <text:p>Sanayi Acentalar</text:p>
          </table:table-cell>
          <table:table-cell table:style-name="ce112"/>
          <table:table-cell office:value-type="percentage" office:value="0.5" table:style-name="ce121">
            <text:p>50,00%</text:p>
          </table:table-cell>
          <table:table-cell office:value-type="percentage" office:value="0.5" table:style-name="ce121">
            <text:p>50,00%</text:p>
          </table:table-cell>
          <table:table-cell table:style-name="ce112"/>
          <table:table-cell table:style-name="ce13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122">
            <text:p>34.000,00</text:p>
          </table:table-cell>
          <table:table-cell table:style-name="ce123"/>
          <table:table-cell office:value-type="float" office:value="17000" table:formula="of:=[.C21]*[.A22]" table:style-name="ce123">
            <text:p>17.000,00</text:p>
          </table:table-cell>
          <table:table-cell office:value-type="float" office:value="17000" table:formula="of:=[.D21]*[.A22]" table:style-name="ce123">
            <text:p>17.000,00</text:p>
          </table:table-cell>
          <table:table-cell table:style-name="ce123"/>
          <table:table-cell table:style-name="ce124"/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22">
            <text:p>TOPLAMA ORANI</text:p>
          </table:table-cell>
          <table:table-cell office:value-type="percentage" office:value="0.13786051555120379" table:formula="of:=[.B25]/[.$A$25]" table:style-name="ce136">
            <text:p>13,79%</text:p>
          </table:table-cell>
          <table:table-cell office:value-type="percentage" office:value="0.22517313607373704" table:formula="of:=[.C25]/[.$A$25]" table:style-name="ce137">
            <text:p>22,52%</text:p>
          </table:table-cell>
          <table:table-cell office:value-type="percentage" office:value="0.3590895413828975" table:formula="of:=[.D25]/[.$A$25]" table:style-name="ce137">
            <text:p>35,91%</text:p>
          </table:table-cell>
          <table:table-cell office:value-type="percentage" office:value="0.16874838920501384" table:formula="of:=[.E25]/[.$A$25]" table:style-name="ce137">
            <text:p>16,87%</text:p>
          </table:table-cell>
          <table:table-cell office:value-type="percentage" office:value="0.10912841778714774" table:formula="of:=[.F25]/[.$A$25]" table:style-name="ce138">
            <text:p>10,91%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4">
          <table:table-cell office:value-type="string" table:style-name="ce139">
            <text:p>TOPLAM</text:p>
          </table:table-cell>
          <table:table-cell office:value-type="string" table:style-name="ce140">
            <text:p>Ayşe</text:p>
          </table:table-cell>
          <table:table-cell office:value-type="string" table:style-name="ce118">
            <text:p>Ali</text:p>
          </table:table-cell>
          <table:table-cell office:value-type="string" table:style-name="ce118">
            <text:p>Atila</text:p>
          </table:table-cell>
          <table:table-cell office:value-type="string" table:style-name="ce118">
            <text:p>Hacı</text:p>
          </table:table-cell>
          <table:table-cell office:value-type="string" table:style-name="ce119">
            <text:p>İsmail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10">
          <table:table-cell office:value-type="float" office:value="674873.8" table:formula="of:=SUM([.B25:.F25])" table:style-name="ce141">
            <text:p>674.873,80</text:p>
          </table:table-cell>
          <table:table-cell office:value-type="float" office:value="93038.45" table:formula="of:=[.B22]+[.B20]+[.B18]+[.B10]+[.B12]+[.B8]+[.B6]" table:style-name="ce141">
            <text:p>93.038,45</text:p>
          </table:table-cell>
          <table:table-cell office:value-type="float" office:value="151963.45000000001" table:formula="of:=[.C22]+[.C20]+[.C18]+[.C10]+[.C12]+[.C8]+[.C6]" table:style-name="ce142">
            <text:p>151.963,45</text:p>
          </table:table-cell>
          <table:table-cell office:value-type="float" office:value="242340.12333333332" table:formula="of:=[.D22]+[.D20]+[.D18]+[.D10]+[.D12]+[.D8]+[.D6]+[.D14]" table:style-name="ce142">
            <text:p>242.340,12</text:p>
          </table:table-cell>
          <table:table-cell office:value-type="float" office:value="113883.86666666667" table:formula="of:=[.E22]+[.E20]+[.E14]+[.E10]+[.E12]+[.E8]+[.E6]" table:style-name="ce142">
            <text:p>113.883,87</text:p>
          </table:table-cell>
          <table:table-cell office:value-type="float" office:value="73647.909999999989" table:formula="of:=[.F22]+[.F20]+[.F14]+[.F10]+[.F12]+[.F8]+[.F6]" table:style-name="ce143">
            <text:p>73.647,91</text:p>
          </table:table-cell>
          <table:table-cell table:number-columns-repeated="2" table:style-name="ce109"/>
          <table:table-cell table:number-columns-repeated="56" table:style-name="ce110"/>
          <table:table-cell table:number-columns-repeated="16320"/>
        </table:table-row>
        <table:table-row table:style-name="ro5">
          <table:table-cell office:value-type="string" table:style-name="ce144">
            <text:p>bu tablodaki rakamlar giderler düşüldükten sonra hesaplanan net miktarlardır.</text:p>
          </table:table-cell>
          <table:table-cell table:number-columns-repeated="7" table:style-name="ce144"/>
          <table:table-cell table:number-columns-repeated="56" table:style-name="ce145"/>
          <table:table-cell table:number-columns-repeated="16320"/>
        </table:table-row>
        <table:table-row table:style-name="ro4">
          <table:table-cell table:number-columns-repeated="2" table:style-name="ce146"/>
          <table:table-cell table:style-name="ce147"/>
          <table:table-cell table:style-name="ce146"/>
          <table:table-cell table:style-name="ce148"/>
          <table:table-cell table:style-name="ce146"/>
          <table:table-cell table:number-columns-repeated="58" table:style-name="ce110"/>
          <table:table-cell table:number-columns-repeated="16320"/>
        </table:table-row>
        <table:table-row table:style-name="ro11">
          <table:table-cell table:style-name="ce110"/>
          <table:table-cell office:value-type="string" table:style-name="ce149">
            <text:p>Ayşe Balcı<text:s/></text:p>
          </table:table-cell>
          <table:table-cell office:value-type="string" table:style-name="ce149">
            <text:p>Ali Balcı</text:p>
          </table:table-cell>
          <table:table-cell office:value-type="string" table:style-name="ce149">
            <text:p>Atila Balcı</text:p>
          </table:table-cell>
          <table:table-cell table:style-name="ce149"/>
          <table:table-cell office:value-type="string" table:style-name="ce149">
            <text:p>İsmail Balcı</text:p>
          </table:table-cell>
          <table:table-cell table:number-columns-repeated="58" table:style-name="ce110"/>
          <table:table-cell table:number-columns-repeated="16320"/>
        </table:table-row>
        <table:table-row table:style-name="ro11">
          <table:table-cell table:style-name="ce110"/>
          <table:table-cell office:value-type="string" table:style-name="ce149">
            <text:p>Tüm alacağı</text:p>
          </table:table-cell>
          <table:table-cell office:value-type="string" table:style-name="ce149">
            <text:p>Selanik</text:p>
          </table:table-cell>
          <table:table-cell office:value-type="string" table:style-name="ce149">
            <text:p>Selanik</text:p>
          </table:table-cell>
          <table:table-cell table:style-name="ce149"/>
          <table:table-cell office:value-type="string" table:style-name="ce149">
            <text:p>Selanik</text:p>
          </table:table-cell>
          <table:table-cell table:number-columns-repeated="58" table:style-name="ce110"/>
          <table:table-cell table:number-columns-repeated="16320"/>
        </table:table-row>
        <table:table-row table:style-name="ro11">
          <table:table-cell table:style-name="ce110"/>
          <table:table-cell office:value-type="string" table:style-name="ce149">
            <text:p>havale edildi</text:p>
          </table:table-cell>
          <table:table-cell office:value-type="string" table:style-name="ce149">
            <text:p>Hesabında</text:p>
          </table:table-cell>
          <table:table-cell office:value-type="string" table:style-name="ce149">
            <text:p>Hesabında</text:p>
          </table:table-cell>
          <table:table-cell table:style-name="ce149"/>
          <table:table-cell office:value-type="string" table:style-name="ce149">
            <text:p>Hesabında</text:p>
          </table:table-cell>
          <table:table-cell table:number-columns-repeated="58" table:style-name="ce110"/>
          <table:table-cell table:number-columns-repeated="16320"/>
        </table:table-row>
        <table:table-row table:style-name="ro11">
          <table:table-cell table:style-name="ce110"/>
          <table:table-cell table:style-name="ce149"/>
          <table:table-cell office:value-type="string" table:style-name="ce149">
            <text:p>Eklendi</text:p>
          </table:table-cell>
          <table:table-cell office:value-type="string" table:style-name="ce149">
            <text:p>Eklendi</text:p>
          </table:table-cell>
          <table:table-cell table:style-name="ce149"/>
          <table:table-cell office:value-type="string" table:style-name="ce149">
            <text:p>Eklendi</text:p>
          </table:table-cell>
          <table:table-cell table:number-columns-repeated="58" table:style-name="ce110"/>
          <table:table-cell table:number-columns-repeated="16320"/>
        </table:table-row>
        <table:table-row table:number-rows-repeated="1048545" table:style-name="ro11">
          <table:table-cell table:number-columns-repeated="16384"/>
        </table:table-row>
      </table:table>
      <table:table table:name="001_TPL_kr" table:style-name="ta2">
        <table:table-column table:style-name="co49" table:default-cell-style-name="ce151"/>
        <table:table-column table:style-name="co50" table:default-cell-style-name="ce151"/>
        <table:table-column table:style-name="co32" table:default-cell-style-name="ce152"/>
        <table:table-column table:style-name="co2" table:default-cell-style-name="ce168"/>
        <table:table-column table:style-name="co4" table:default-cell-style-name="ce168"/>
        <table:table-column table:style-name="co51" table:default-cell-style-name="ce168"/>
        <table:table-column table:style-name="co18" table:default-cell-style-name="ce151"/>
        <table:table-column table:style-name="co52" table:default-cell-style-name="ce151"/>
        <table:table-column table:style-name="co8" table:number-columns-repeated="1015" table:default-cell-style-name="ce151"/>
        <table:table-column table:style-name="co9" table:number-columns-repeated="15361" table:default-cell-style-name="ce151"/>
        <table:table-row table:style-name="ro13">
          <table:table-cell office:value-type="string" table:style-name="ce150">
            <text:p>2011-2022 Kira Bedelleri ve Ödemeleri-TL ve Yıllara göre $ üzerinden (Giderler hariç)</text:p>
          </table:table-cell>
          <table:table-cell table:style-name="ce151"/>
          <table:table-cell table:style-name="ce152"/>
          <table:table-cell table:number-columns-repeated="3" table:style-name="ce153"/>
          <table:table-cell table:number-columns-repeated="16378" table:style-name="ce151"/>
        </table:table-row>
        <table:table-row table:style-name="ro14">
          <table:table-cell office:value-type="string" table:style-name="ce154">
            <text:p>Tarih</text:p>
          </table:table-cell>
          <table:table-cell office:value-type="string" table:style-name="ce155">
            <text:p>Açıklama</text:p>
          </table:table-cell>
          <table:table-cell office:value-type="string" table:style-name="ce156">
            <text:p>yıllık toplam tüfe%</text:p>
          </table:table-cell>
          <table:table-cell office:value-type="string" table:style-name="ce157">
            <text:p>Kira Bedeli</text:p>
          </table:table-cell>
          <table:table-cell office:value-type="string" table:style-name="ce158">
            <text:p>Ödenen</text:p>
          </table:table-cell>
          <table:table-cell office:value-type="string" table:style-name="ce157">
            <text:p>Ödnmyn</text:p>
          </table:table-cell>
          <table:table-cell office:value-type="string" table:style-name="ce159">
            <text:p>Bakiye</text:p>
          </table:table-cell>
          <table:table-cell office:value-type="string" table:style-name="ce160">
            <text:p>Yıllık usd/tl<text:s/><text:span text:style-name="T2">usd</text:span></text:p>
          </table:table-cell>
          <table:table-cell table:number-columns-repeated="16376"/>
        </table:table-row>
        <table:table-row table:style-name="ro13">
          <table:table-cell office:value-type="float" office:value="2011" table:style-name="ce161">
            <text:p>2011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7500" table:style-name="ce164">
            <text:p>7.500</text:p>
          </table:table-cell>
          <table:table-cell office:value-type="float" office:value="7500" table:style-name="ce164">
            <text:p>7.500</text:p>
          </table:table-cell>
          <table:table-cell table:style-name="ce164"/>
          <table:table-cell office:value-type="float" office:value="7500" table:formula="of:=[.E3]" table:style-name="ce165">
            <text:p>7.5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1" table:style-name="ce167">
            <text:p>2011</text:p>
          </table:table-cell>
          <table:table-cell office:value-type="string" table:style-name="ce151">
            <text:p>Taha İnşaat Kira Bedeli</text:p>
          </table:table-cell>
          <table:table-cell table:style-name="ce152"/>
          <table:table-cell office:value-type="float" office:value="4500" table:style-name="ce168">
            <text:p>4.500</text:p>
          </table:table-cell>
          <table:table-cell office:value-type="float" office:value="4500" table:style-name="ce168">
            <text:p>4.500</text:p>
          </table:table-cell>
          <table:table-cell table:style-name="ce168"/>
          <table:table-cell office:value-type="float" office:value="12000" table:formula="of:=[.G3]+[.E4]" table:style-name="ce169">
            <text:p>120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1" table:style-name="ce167">
            <text:p>2011</text:p>
          </table:table-cell>
          <table:table-cell office:value-type="string" table:style-name="ce151">
            <text:p>Hızarhane Yıkama</text:p>
          </table:table-cell>
          <table:table-cell table:style-name="ce151"/>
          <table:table-cell office:value-type="float" office:value="7200" table:style-name="ce168">
            <text:p>7.200</text:p>
          </table:table-cell>
          <table:table-cell office:value-type="float" office:value="7200" table:style-name="ce168">
            <text:p>7.200</text:p>
          </table:table-cell>
          <table:table-cell table:style-name="ce168"/>
          <table:table-cell office:value-type="float" office:value="19200" table:formula="of:=[.G4]+[.E5]" table:style-name="ce169">
            <text:p>192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1" table:style-name="ce167">
            <text:p>2011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9500" table:style-name="ce168">
            <text:p>9.500</text:p>
          </table:table-cell>
          <table:table-cell office:value-type="float" office:value="9500" table:style-name="ce168">
            <text:p>9.500</text:p>
          </table:table-cell>
          <table:table-cell table:style-name="ce168"/>
          <table:table-cell office:value-type="float" office:value="28700" table:formula="of:=[.G5]+[.E6]" table:style-name="ce169">
            <text:p>28700</text:p>
          </table:table-cell>
          <table:table-cell office:value-type="string" table:style-name="ce170">
            <text:p>usd/tl</text:p>
          </table:table-cell>
          <table:table-cell table:number-columns-repeated="16376"/>
        </table:table-row>
        <table:table-row table:style-name="ro13">
          <table:table-cell office:value-type="float" office:value="2011" table:style-name="ce167">
            <text:p>2011</text:p>
          </table:table-cell>
          <table:table-cell office:value-type="string" table:style-name="ce151">
            <text:p>Ali Paşa Aygaz kira bedeli</text:p>
          </table:table-cell>
          <table:table-cell table:style-name="ce151"/>
          <table:table-cell office:value-type="float" office:value="1000" table:style-name="ce168">
            <text:p>1.000</text:p>
          </table:table-cell>
          <table:table-cell office:value-type="float" office:value="1000" table:style-name="ce168">
            <text:p>1.000</text:p>
          </table:table-cell>
          <table:table-cell table:style-name="ce168"/>
          <table:table-cell office:value-type="float" office:value="29700" table:formula="of:=[.G6]+[.E7]" table:style-name="ce169">
            <text:p>29700</text:p>
          </table:table-cell>
          <table:table-cell office:value-type="string" table:style-name="ce171">
            <text:p>1,61</text:p>
          </table:table-cell>
          <table:table-cell table:number-columns-repeated="16376"/>
        </table:table-row>
        <table:table-row table:style-name="ro13">
          <table:table-cell office:value-type="float" office:value="2011" table:style-name="ce172">
            <text:p>2011</text:p>
          </table:table-cell>
          <table:table-cell office:value-type="string" table:style-name="ce173">
            <text:p>Lise Arkası Dursun Çalışkan</text:p>
          </table:table-cell>
          <table:table-cell office:value-type="float" office:value="44500" table:formula="of:=SUM([.E3:.E8])" table:style-name="ce174">
            <text:p>44.500</text:p>
          </table:table-cell>
          <table:table-cell office:value-type="float" office:value="14800" table:style-name="ce175">
            <text:p>14.800</text:p>
          </table:table-cell>
          <table:table-cell office:value-type="float" office:value="14800" table:style-name="ce175">
            <text:p>14.800</text:p>
          </table:table-cell>
          <table:table-cell table:style-name="ce175"/>
          <table:table-cell office:value-type="float" office:value="44500" table:formula="of:=[.G7]+[.E8]" table:style-name="ce169">
            <text:p>44500</text:p>
          </table:table-cell>
          <table:table-cell office:value-type="currency" office:value="27639.751552795031" table:formula="of:=[.C8]/[.H7]" table:style-name="ce176">
            <text:p>$27.640</text:p>
          </table:table-cell>
          <table:table-cell table:number-columns-repeated="16376"/>
        </table:table-row>
        <table:table-row table:style-name="ro13">
          <table:table-cell office:value-type="float" office:value="2012" table:style-name="ce177">
            <text:p>2012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8000" table:style-name="ce164">
            <text:p>8.000</text:p>
          </table:table-cell>
          <table:table-cell office:value-type="float" office:value="8000" table:style-name="ce164">
            <text:p>8.000</text:p>
          </table:table-cell>
          <table:table-cell table:style-name="ce164"/>
          <table:table-cell office:value-type="float" office:value="52500" table:formula="of:=[.G8]+[.E9]" table:style-name="ce169">
            <text:p>52500</text:p>
          </table:table-cell>
          <table:table-cell office:value-type="string" table:style-name="ce178">
            <text:p>usd</text:p>
          </table:table-cell>
          <table:table-cell table:number-columns-repeated="16376"/>
        </table:table-row>
        <table:table-row table:style-name="ro13">
          <table:table-cell office:value-type="float" office:value="2012" table:style-name="ce151">
            <text:p>2012</text:p>
          </table:table-cell>
          <table:table-cell office:value-type="string" table:style-name="ce151">
            <text:p>Taha İnşaat Kira Bedeli</text:p>
          </table:table-cell>
          <table:table-cell table:style-name="ce152"/>
          <table:table-cell office:value-type="float" office:value="5000" table:style-name="ce168">
            <text:p>5.000</text:p>
          </table:table-cell>
          <table:table-cell office:value-type="float" office:value="5000" table:style-name="ce168">
            <text:p>5.000</text:p>
          </table:table-cell>
          <table:table-cell table:style-name="ce168"/>
          <table:table-cell office:value-type="float" office:value="57500" table:formula="of:=[.G9]+[.E10]" table:style-name="ce169">
            <text:p>575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2" table:style-name="ce151">
            <text:p>2012</text:p>
          </table:table-cell>
          <table:table-cell office:value-type="string" table:style-name="ce151">
            <text:p>Hızarhane Yıkama</text:p>
          </table:table-cell>
          <table:table-cell table:style-name="ce152"/>
          <table:table-cell office:value-type="float" office:value="7900" table:style-name="ce168">
            <text:p>7.900</text:p>
          </table:table-cell>
          <table:table-cell office:value-type="float" office:value="7900" table:style-name="ce168">
            <text:p>7.900</text:p>
          </table:table-cell>
          <table:table-cell table:style-name="ce168"/>
          <table:table-cell office:value-type="float" office:value="65400" table:formula="of:=[.G10]+[.E11]" table:style-name="ce169">
            <text:p>654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2" table:style-name="ce151">
            <text:p>2012</text:p>
          </table:table-cell>
          <table:table-cell office:value-type="string" table:style-name="ce151">
            <text:p>Ali Paşa Yıkama Adem Kesici</text:p>
          </table:table-cell>
          <table:table-cell table:style-name="ce152"/>
          <table:table-cell office:value-type="float" office:value="10000" table:style-name="ce168">
            <text:p>10.000</text:p>
          </table:table-cell>
          <table:table-cell office:value-type="float" office:value="10000" table:style-name="ce168">
            <text:p>10.000</text:p>
          </table:table-cell>
          <table:table-cell table:style-name="ce168"/>
          <table:table-cell office:value-type="float" office:value="75400" table:formula="of:=[.G11]+[.E12]" table:style-name="ce169">
            <text:p>754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2" table:style-name="ce151">
            <text:p>2012</text:p>
          </table:table-cell>
          <table:table-cell office:value-type="string" table:style-name="ce151">
            <text:p>Ali Paşa Aygaz kira bedeli</text:p>
          </table:table-cell>
          <table:table-cell table:style-name="ce151"/>
          <table:table-cell office:value-type="float" office:value="450" table:style-name="ce168">
            <text:p>450</text:p>
          </table:table-cell>
          <table:table-cell office:value-type="float" office:value="450" table:style-name="ce168">
            <text:p>450</text:p>
          </table:table-cell>
          <table:table-cell table:style-name="ce168"/>
          <table:table-cell office:value-type="float" office:value="75850" table:formula="of:=[.G12]+[.E13]" table:style-name="ce169">
            <text:p>75850</text:p>
          </table:table-cell>
          <table:table-cell office:value-type="string" table:style-name="ce171">
            <text:p>1,8</text:p>
          </table:table-cell>
          <table:table-cell table:number-columns-repeated="16376"/>
        </table:table-row>
        <table:table-row table:style-name="ro13">
          <table:table-cell office:value-type="float" office:value="2012" table:style-name="ce179">
            <text:p>2012</text:p>
          </table:table-cell>
          <table:table-cell office:value-type="string" table:style-name="ce173">
            <text:p>Lise Arkası Ahmet Çalışkan</text:p>
          </table:table-cell>
          <table:table-cell office:value-type="float" office:value="48350" table:formula="of:=SUM([.E9:.E14])" table:style-name="ce174">
            <text:p>48.350</text:p>
          </table:table-cell>
          <table:table-cell office:value-type="float" office:value="17000" table:style-name="ce175">
            <text:p>17.000</text:p>
          </table:table-cell>
          <table:table-cell office:value-type="float" office:value="17000" table:style-name="ce175">
            <text:p>17.000</text:p>
          </table:table-cell>
          <table:table-cell table:style-name="ce175"/>
          <table:table-cell office:value-type="float" office:value="92850" table:formula="of:=[.G13]+[.E14]" table:style-name="ce169">
            <text:p>92850</text:p>
          </table:table-cell>
          <table:table-cell office:value-type="currency" office:value="26861.111111111109" table:formula="of:=[.C14]/[.H13]" table:style-name="ce176">
            <text:p>$26.861</text:p>
          </table:table-cell>
          <table:table-cell table:number-columns-repeated="16376"/>
        </table:table-row>
        <table:table-row table:style-name="ro13">
          <table:table-cell office:value-type="float" office:value="2013" table:style-name="ce161">
            <text:p>2013</text:p>
          </table:table-cell>
          <table:table-cell office:value-type="string" table:style-name="ce162">
            <text:p>Sanayi Acenta kira bedeli</text:p>
          </table:table-cell>
          <table:table-cell table:style-name="ce163"/>
          <table:table-cell office:value-type="float" office:value="8500" table:style-name="ce164">
            <text:p>8.500</text:p>
          </table:table-cell>
          <table:table-cell office:value-type="float" office:value="8500" table:style-name="ce164">
            <text:p>8.500</text:p>
          </table:table-cell>
          <table:table-cell table:style-name="ce164"/>
          <table:table-cell office:value-type="float" office:value="101350" table:formula="of:=[.G14]+[.E15]" table:style-name="ce169">
            <text:p>1013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3" table:style-name="ce167">
            <text:p>2013</text:p>
          </table:table-cell>
          <table:table-cell office:value-type="string" table:style-name="ce151">
            <text:p>Taha İnşaat Kira Bedeli</text:p>
          </table:table-cell>
          <table:table-cell table:style-name="ce180"/>
          <table:table-cell office:value-type="float" office:value="5500" table:style-name="ce168">
            <text:p>5.500</text:p>
          </table:table-cell>
          <table:table-cell office:value-type="float" office:value="5500" table:style-name="ce168">
            <text:p>5.500</text:p>
          </table:table-cell>
          <table:table-cell table:style-name="ce168"/>
          <table:table-cell office:value-type="float" office:value="106850" table:formula="of:=[.G15]+[.E16]" table:style-name="ce169">
            <text:p>1068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3" table:style-name="ce167">
            <text:p>2013</text:p>
          </table:table-cell>
          <table:table-cell office:value-type="string" table:style-name="ce151">
            <text:p>Hızarhane Yıkama</text:p>
          </table:table-cell>
          <table:table-cell table:style-name="ce152"/>
          <table:table-cell office:value-type="float" office:value="8500" table:style-name="ce168">
            <text:p>8.500</text:p>
          </table:table-cell>
          <table:table-cell office:value-type="float" office:value="8500" table:style-name="ce168">
            <text:p>8.500</text:p>
          </table:table-cell>
          <table:table-cell table:style-name="ce168"/>
          <table:table-cell office:value-type="float" office:value="115350" table:formula="of:=[.G16]+[.E17]" table:style-name="ce169">
            <text:p>1153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3" table:style-name="ce167">
            <text:p>2013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9000" table:style-name="ce168">
            <text:p>9.000</text:p>
          </table:table-cell>
          <table:table-cell office:value-type="float" office:value="9000" table:style-name="ce168">
            <text:p>9.000</text:p>
          </table:table-cell>
          <table:table-cell table:style-name="ce168"/>
          <table:table-cell office:value-type="float" office:value="124350" table:formula="of:=[.G17]+[.E18]" table:style-name="ce169">
            <text:p>124350</text:p>
          </table:table-cell>
          <table:table-cell office:value-type="string" table:style-name="ce171">
            <text:p>1,92</text:p>
          </table:table-cell>
          <table:table-cell table:number-columns-repeated="16376"/>
        </table:table-row>
        <table:table-row table:style-name="ro13">
          <table:table-cell office:value-type="float" office:value="2013" table:style-name="ce172">
            <text:p>2013</text:p>
          </table:table-cell>
          <table:table-cell office:value-type="string" table:style-name="ce173">
            <text:p>Lise Arkası Ahmet Çalışkan</text:p>
          </table:table-cell>
          <table:table-cell office:value-type="float" office:value="50200" table:formula="of:=SUM([.E15:.E19])" table:style-name="ce174">
            <text:p>50.200</text:p>
          </table:table-cell>
          <table:table-cell office:value-type="float" office:value="18700" table:style-name="ce175">
            <text:p>18.700</text:p>
          </table:table-cell>
          <table:table-cell office:value-type="float" office:value="18700" table:style-name="ce175">
            <text:p>18.700</text:p>
          </table:table-cell>
          <table:table-cell table:style-name="ce175"/>
          <table:table-cell office:value-type="float" office:value="143050" table:formula="of:=[.G18]+[.E19]" table:style-name="ce169">
            <text:p>143050</text:p>
          </table:table-cell>
          <table:table-cell office:value-type="currency" office:value="26145.833333333336" table:formula="of:=[.C19]/[.H18]" table:style-name="ce176">
            <text:p>$26.146</text:p>
          </table:table-cell>
          <table:table-cell table:number-columns-repeated="16376"/>
        </table:table-row>
        <table:table-row table:style-name="ro13">
          <table:table-cell office:value-type="float" office:value="2014" table:style-name="ce161">
            <text:p>2014</text:p>
          </table:table-cell>
          <table:table-cell office:value-type="string" table:style-name="ce181">
            <text:p>Sanayi Acenta kira bedeli</text:p>
          </table:table-cell>
          <table:table-cell table:style-name="ce182"/>
          <table:table-cell office:value-type="float" office:value="10000" table:style-name="ce164">
            <text:p>10.000</text:p>
          </table:table-cell>
          <table:table-cell office:value-type="float" office:value="10000" table:style-name="ce164">
            <text:p>10.000</text:p>
          </table:table-cell>
          <table:table-cell table:style-name="ce164"/>
          <table:table-cell office:value-type="float" office:value="153050" table:formula="of:=[.G19]+[.E20]" table:style-name="ce169">
            <text:p>1530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4" table:style-name="ce167">
            <text:p>2014</text:p>
          </table:table-cell>
          <table:table-cell office:value-type="string" table:style-name="ce183">
            <text:p>Taha İnşaat Kira Bedeli</text:p>
          </table:table-cell>
          <table:table-cell table:style-name="ce152"/>
          <table:table-cell office:value-type="float" office:value="6000" table:style-name="ce168">
            <text:p>6.000</text:p>
          </table:table-cell>
          <table:table-cell office:value-type="float" office:value="6000" table:style-name="ce168">
            <text:p>6.000</text:p>
          </table:table-cell>
          <table:table-cell table:style-name="ce168"/>
          <table:table-cell office:value-type="float" office:value="159050" table:formula="of:=[.G20]+[.E21]" table:style-name="ce169">
            <text:p>1590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4" table:style-name="ce167">
            <text:p>2014</text:p>
          </table:table-cell>
          <table:table-cell office:value-type="string" table:style-name="ce183">
            <text:p>Hızarhane Yıkama</text:p>
          </table:table-cell>
          <table:table-cell table:style-name="ce152"/>
          <table:table-cell office:value-type="float" office:value="9350" table:style-name="ce168">
            <text:p>9.350</text:p>
          </table:table-cell>
          <table:table-cell office:value-type="float" office:value="9350" table:style-name="ce168">
            <text:p>9.350</text:p>
          </table:table-cell>
          <table:table-cell table:style-name="ce168"/>
          <table:table-cell office:value-type="float" office:value="168400" table:formula="of:=[.G21]+[.E22]" table:style-name="ce169">
            <text:p>1684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4" table:style-name="ce167">
            <text:p>2014</text:p>
          </table:table-cell>
          <table:table-cell office:value-type="string" table:style-name="ce151">
            <text:p>Ali Paşa Yıkama Adem Kesici</text:p>
          </table:table-cell>
          <table:table-cell table:style-name="ce151"/>
          <table:table-cell office:value-type="float" office:value="12500" table:style-name="ce168">
            <text:p>12.500</text:p>
          </table:table-cell>
          <table:table-cell office:value-type="float" office:value="12500" table:style-name="ce168">
            <text:p>12.500</text:p>
          </table:table-cell>
          <table:table-cell table:style-name="ce168"/>
          <table:table-cell office:value-type="float" office:value="180900" table:formula="of:=[.G22]+[.E23]" table:style-name="ce169">
            <text:p>180900</text:p>
          </table:table-cell>
          <table:table-cell office:value-type="string" table:style-name="ce171">
            <text:p>2,12</text:p>
          </table:table-cell>
          <table:table-cell table:number-columns-repeated="16376"/>
        </table:table-row>
        <table:table-row table:style-name="ro13">
          <table:table-cell office:value-type="float" office:value="2014" table:style-name="ce172">
            <text:p>2014</text:p>
          </table:table-cell>
          <table:table-cell office:value-type="string" table:style-name="ce173">
            <text:p>Lise Arkası Ahmet Çalışkan</text:p>
          </table:table-cell>
          <table:table-cell office:value-type="float" office:value="58350" table:formula="of:=SUM([.E20:.E24])" table:style-name="ce174">
            <text:p>58.350</text:p>
          </table:table-cell>
          <table:table-cell office:value-type="float" office:value="20500" table:style-name="ce175">
            <text:p>20.500</text:p>
          </table:table-cell>
          <table:table-cell office:value-type="float" office:value="20500" table:style-name="ce175">
            <text:p>20.500</text:p>
          </table:table-cell>
          <table:table-cell table:style-name="ce175"/>
          <table:table-cell office:value-type="float" office:value="201400" table:formula="of:=[.G23]+[.E24]" table:style-name="ce169">
            <text:p>201400</text:p>
          </table:table-cell>
          <table:table-cell office:value-type="currency" office:value="27523.584905660377" table:formula="of:=[.C24]/[.H23]" table:style-name="ce176">
            <text:p>$27.524</text:p>
          </table:table-cell>
          <table:table-cell table:number-columns-repeated="16376"/>
        </table:table-row>
        <table:table-row table:style-name="ro13">
          <table:table-cell office:value-type="float" office:value="2015" table:style-name="ce161">
            <text:p>2015</text:p>
          </table:table-cell>
          <table:table-cell office:value-type="string" table:style-name="ce162">
            <text:p>Ali Paşa Milangaz kira bedeli</text:p>
          </table:table-cell>
          <table:table-cell table:style-name="ce182"/>
          <table:table-cell office:value-type="float" office:value="4000" table:style-name="ce164">
            <text:p>4.000</text:p>
          </table:table-cell>
          <table:table-cell office:value-type="float" office:value="4000" table:style-name="ce164">
            <text:p>4.000</text:p>
          </table:table-cell>
          <table:table-cell table:style-name="ce164"/>
          <table:table-cell office:value-type="float" office:value="205400" table:formula="of:=[.G24]+[.E25]" table:style-name="ce169">
            <text:p>2054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5" table:style-name="ce167">
            <text:p>2015</text:p>
          </table:table-cell>
          <table:table-cell office:value-type="string" table:style-name="ce151">
            <text:p>Adem Kesici kira bedeli</text:p>
          </table:table-cell>
          <table:table-cell table:style-name="ce152"/>
          <table:table-cell office:value-type="float" office:value="13750" table:style-name="ce168">
            <text:p>13.750</text:p>
          </table:table-cell>
          <table:table-cell office:value-type="float" office:value="13750" table:style-name="ce168">
            <text:p>13.750</text:p>
          </table:table-cell>
          <table:table-cell table:style-name="ce168"/>
          <table:table-cell office:value-type="float" office:value="219150" table:formula="of:=[.G25]+[.E26]" table:style-name="ce169">
            <text:p>21915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5" table:style-name="ce167">
            <text:p>2015</text:p>
          </table:table-cell>
          <table:table-cell office:value-type="string" table:style-name="ce151">
            <text:p>Ali Paşa Aygaz İsmail Tağaç Kira Bedeli</text:p>
          </table:table-cell>
          <table:table-cell table:style-name="ce151"/>
          <table:table-cell office:value-type="float" office:value="4200" table:style-name="ce168">
            <text:p>4.200</text:p>
          </table:table-cell>
          <table:table-cell office:value-type="float" office:value="4200" table:style-name="ce168">
            <text:p>4.200</text:p>
          </table:table-cell>
          <table:table-cell table:style-name="ce168"/>
          <table:table-cell office:value-type="float" office:value="223350" table:formula="of:=[.G26]+[.E27]" table:style-name="ce169">
            <text:p>223350</text:p>
          </table:table-cell>
          <table:table-cell office:value-type="float" office:value="2.68" table:style-name="ce171">
            <text:p>2,68</text:p>
          </table:table-cell>
          <table:table-cell table:number-columns-repeated="16376"/>
        </table:table-row>
        <table:table-row table:style-name="ro13">
          <table:table-cell office:value-type="float" office:value="2015" table:style-name="ce172">
            <text:p>2015</text:p>
          </table:table-cell>
          <table:table-cell office:value-type="string" table:style-name="ce173">
            <text:p>Lise Arkası Ahmet Çalışkan</text:p>
          </table:table-cell>
          <table:table-cell office:value-type="float" office:value="44500" table:formula="of:=SUM([.E25:.E28])" table:style-name="ce174">
            <text:p>44.500</text:p>
          </table:table-cell>
          <table:table-cell office:value-type="float" office:value="22550" table:style-name="ce175">
            <text:p>22.550</text:p>
          </table:table-cell>
          <table:table-cell office:value-type="float" office:value="22550" table:style-name="ce175">
            <text:p>22.550</text:p>
          </table:table-cell>
          <table:table-cell table:style-name="ce175"/>
          <table:table-cell office:value-type="float" office:value="245900" table:formula="of:=[.G27]+[.E28]" table:style-name="ce169">
            <text:p>245900</text:p>
          </table:table-cell>
          <table:table-cell office:value-type="currency" office:value="16604.477611940296" table:formula="of:=[.C28]/[.H27]" table:style-name="ce176">
            <text:p>$16.604</text:p>
          </table:table-cell>
          <table:table-cell table:number-columns-repeated="16376"/>
        </table:table-row>
        <table:table-row table:style-name="ro13">
          <table:table-cell office:value-type="float" office:value="2016" table:style-name="ce161">
            <text:p>2016</text:p>
          </table:table-cell>
          <table:table-cell office:value-type="string" table:style-name="ce162">
            <text:p>Hızarhane Yıkama Mehmet Geyraslı kira bedeli</text:p>
          </table:table-cell>
          <table:table-cell table:style-name="ce182"/>
          <table:table-cell office:value-type="float" office:value="13000" table:style-name="ce164">
            <text:p>13.000</text:p>
          </table:table-cell>
          <table:table-cell office:value-type="float" office:value="13000" table:style-name="ce164">
            <text:p>13.000</text:p>
          </table:table-cell>
          <table:table-cell table:style-name="ce164"/>
          <table:table-cell office:value-type="float" office:value="258900" table:formula="of:=[.G28]+[.E29]" table:style-name="ce169">
            <text:p>2589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6" table:style-name="ce167">
            <text:p>2016</text:p>
          </table:table-cell>
          <table:table-cell office:value-type="string" table:style-name="ce151">
            <text:p>Ali Paşa Milangaz kira bedeli</text:p>
          </table:table-cell>
          <table:table-cell table:style-name="ce152"/>
          <table:table-cell office:value-type="float" office:value="5600" table:style-name="ce168">
            <text:p>5.600</text:p>
          </table:table-cell>
          <table:table-cell office:value-type="float" office:value="5600" table:style-name="ce168">
            <text:p>5.600</text:p>
          </table:table-cell>
          <table:table-cell table:style-name="ce168"/>
          <table:table-cell office:value-type="float" office:value="264500" table:formula="of:=[.G29]+[.E30]" table:style-name="ce169">
            <text:p>264500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6" table:style-name="ce167">
            <text:p>2016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15125" table:style-name="ce168">
            <text:p>15.125</text:p>
          </table:table-cell>
          <table:table-cell office:value-type="float" office:value="15125" table:style-name="ce168">
            <text:p>15.125</text:p>
          </table:table-cell>
          <table:table-cell table:style-name="ce168"/>
          <table:table-cell office:value-type="float" office:value="279625" table:formula="of:=[.G30]+[.E31]" table:style-name="ce169">
            <text:p>2796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6" table:style-name="ce167">
            <text:p>2016</text:p>
          </table:table-cell>
          <table:table-cell office:value-type="string" table:style-name="ce151">
            <text:p>Ali Paşa Aygaz İsmail Tağaç Kira Bedeli</text:p>
          </table:table-cell>
          <table:table-cell table:style-name="ce151"/>
          <table:table-cell office:value-type="float" office:value="4200" table:style-name="ce168">
            <text:p>4.200</text:p>
          </table:table-cell>
          <table:table-cell office:value-type="float" office:value="2950" table:style-name="ce168">
            <text:p>2.950</text:p>
          </table:table-cell>
          <table:table-cell office:value-type="float" office:value="1250" table:formula="of:=[.D32]-[.E32]" table:style-name="ce168">
            <text:p>1.250</text:p>
          </table:table-cell>
          <table:table-cell office:value-type="float" office:value="282575" table:formula="of:=[.G31]+[.E32]" table:style-name="ce169">
            <text:p>282575</text:p>
          </table:table-cell>
          <table:table-cell office:value-type="float" office:value="2.95" table:style-name="ce171">
            <text:p>2,95</text:p>
          </table:table-cell>
          <table:table-cell table:number-columns-repeated="16376"/>
        </table:table-row>
        <table:table-row table:style-name="ro13">
          <table:table-cell office:value-type="float" office:value="2016" table:style-name="ce172">
            <text:p>2016</text:p>
          </table:table-cell>
          <table:table-cell office:value-type="string" table:style-name="ce173">
            <text:p>Lise Arkası Ahmet Çalışkan</text:p>
          </table:table-cell>
          <table:table-cell office:value-type="float" office:value="61675" table:formula="of:=SUM([.E29:.E33])" table:style-name="ce174">
            <text:p>61.675</text:p>
          </table:table-cell>
          <table:table-cell office:value-type="float" office:value="25000" table:style-name="ce175">
            <text:p>25.000</text:p>
          </table:table-cell>
          <table:table-cell office:value-type="float" office:value="25000" table:style-name="ce175">
            <text:p>25.000</text:p>
          </table:table-cell>
          <table:table-cell table:style-name="ce175"/>
          <table:table-cell office:value-type="float" office:value="307575" table:formula="of:=[.G32]+[.E33]" table:style-name="ce169">
            <text:p>307575</text:p>
          </table:table-cell>
          <table:table-cell office:value-type="currency" office:value="20906.779661016946" table:formula="of:=[.C33]/[.H32]" table:style-name="ce176">
            <text:p>$20.907</text:p>
          </table:table-cell>
          <table:table-cell table:number-columns-repeated="16376"/>
        </table:table-row>
        <table:table-row table:style-name="ro13">
          <table:table-cell office:value-type="float" office:value="2017" table:style-name="ce161">
            <text:p>2017</text:p>
          </table:table-cell>
          <table:table-cell office:value-type="string" table:style-name="ce162">
            <text:p>Hızarhane Yıkama Mehmet Geyraslı kira bedeli</text:p>
          </table:table-cell>
          <table:table-cell table:style-name="ce182"/>
          <table:table-cell office:value-type="float" office:value="15400" table:style-name="ce164">
            <text:p>15.400</text:p>
          </table:table-cell>
          <table:table-cell office:value-type="float" office:value="15400" table:style-name="ce164">
            <text:p>15.400</text:p>
          </table:table-cell>
          <table:table-cell table:style-name="ce164"/>
          <table:table-cell office:value-type="float" office:value="322975" table:formula="of:=[.G33]+[.E34]" table:style-name="ce169">
            <text:p>32297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7" table:style-name="ce167">
            <text:p>2017</text:p>
          </table:table-cell>
          <table:table-cell office:value-type="string" table:style-name="ce151">
            <text:p>Ali Paşa Milangaz Gökhan Öner Kira Bedeli</text:p>
          </table:table-cell>
          <table:table-cell table:style-name="ce152"/>
          <table:table-cell office:value-type="float" office:value="4400" table:style-name="ce168">
            <text:p>4.400</text:p>
          </table:table-cell>
          <table:table-cell office:value-type="float" office:value="4400" table:style-name="ce168">
            <text:p>4.400</text:p>
          </table:table-cell>
          <table:table-cell table:style-name="ce168"/>
          <table:table-cell office:value-type="float" office:value="327375" table:formula="of:=[.G34]+[.E35]" table:style-name="ce169">
            <text:p>32737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7" table:style-name="ce167">
            <text:p>2017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17050" table:style-name="ce168">
            <text:p>17.050</text:p>
          </table:table-cell>
          <table:table-cell office:value-type="float" office:value="17050" table:style-name="ce168">
            <text:p>17.050</text:p>
          </table:table-cell>
          <table:table-cell table:style-name="ce168"/>
          <table:table-cell office:value-type="float" office:value="344425" table:formula="of:=[.G35]+[.E36]" table:style-name="ce169">
            <text:p>3444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7" table:style-name="ce167">
            <text:p>2017</text:p>
          </table:table-cell>
          <table:table-cell office:value-type="string" table:style-name="ce151">
            <text:p>Ali Paşa Yıkama Adem Kesici kira bedeli</text:p>
          </table:table-cell>
          <table:table-cell table:style-name="ce152"/>
          <table:table-cell office:value-type="float" office:value="3000" table:style-name="ce168">
            <text:p>3.000</text:p>
          </table:table-cell>
          <table:table-cell office:value-type="float" office:value="3000" table:style-name="ce168">
            <text:p>3.000</text:p>
          </table:table-cell>
          <table:table-cell table:style-name="ce168"/>
          <table:table-cell office:value-type="float" office:value="347425" table:formula="of:=[.G36]+[.E37]" table:style-name="ce169">
            <text:p>3474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7" table:style-name="ce167">
            <text:p>2017</text:p>
          </table:table-cell>
          <table:table-cell office:value-type="string" table:style-name="ce151">
            <text:p>Ali Paşa Aygaz İsmail Tağaç Kira Bedeli</text:p>
          </table:table-cell>
          <table:table-cell table:style-name="ce152"/>
          <table:table-cell office:value-type="float" office:value="2400" table:style-name="ce168">
            <text:p>2.400</text:p>
          </table:table-cell>
          <table:table-cell table:style-name="ce168"/>
          <table:table-cell office:value-type="float" office:value="2400" table:formula="of:=[.D38]-[.E38]" table:style-name="ce168">
            <text:p>2.400</text:p>
          </table:table-cell>
          <table:table-cell office:value-type="float" office:value="347425" table:formula="of:=[.G37]+[.E38]" table:style-name="ce169">
            <text:p>3474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7" table:style-name="ce167">
            <text:p>2017</text:p>
          </table:table-cell>
          <table:table-cell office:value-type="string" table:style-name="ce151">
            <text:p>Ali Paşa Aygaz Samet Mine kira bedeli</text:p>
          </table:table-cell>
          <table:table-cell table:style-name="ce151"/>
          <table:table-cell office:value-type="float" office:value="5000" table:style-name="ce168">
            <text:p>5.000</text:p>
          </table:table-cell>
          <table:table-cell office:value-type="float" office:value="3300" table:style-name="ce168">
            <text:p>3.300</text:p>
          </table:table-cell>
          <table:table-cell office:value-type="float" office:value="1700" table:formula="of:=[.D39]-[.E39]" table:style-name="ce168">
            <text:p>1.700</text:p>
          </table:table-cell>
          <table:table-cell office:value-type="float" office:value="350725" table:formula="of:=[.G38]+[.E39]" table:style-name="ce169">
            <text:p>350725</text:p>
          </table:table-cell>
          <table:table-cell office:value-type="float" office:value="3.55" table:style-name="ce171">
            <text:p>3,55</text:p>
          </table:table-cell>
          <table:table-cell table:number-columns-repeated="16376"/>
        </table:table-row>
        <table:table-row table:style-name="ro13">
          <table:table-cell office:value-type="float" office:value="2017" table:style-name="ce172">
            <text:p>2017</text:p>
          </table:table-cell>
          <table:table-cell office:value-type="string" table:style-name="ce173">
            <text:p>Lise Arkası Ahmet Çalışkan</text:p>
          </table:table-cell>
          <table:table-cell office:value-type="float" office:value="70650" table:formula="of:=SUM([.E34:.E40])" table:style-name="ce174">
            <text:p>70.650</text:p>
          </table:table-cell>
          <table:table-cell office:value-type="float" office:value="27500" table:style-name="ce175">
            <text:p>27.500</text:p>
          </table:table-cell>
          <table:table-cell office:value-type="float" office:value="27500" table:style-name="ce175">
            <text:p>27.500</text:p>
          </table:table-cell>
          <table:table-cell table:style-name="ce175"/>
          <table:table-cell office:value-type="float" office:value="378225" table:formula="of:=[.G39]+[.E40]" table:style-name="ce169">
            <text:p>378225</text:p>
          </table:table-cell>
          <table:table-cell office:value-type="currency" office:value="19901.408450704228" table:formula="of:=[.C40]/[.H39]" table:style-name="ce176">
            <text:p>$19.901</text:p>
          </table:table-cell>
          <table:table-cell table:number-columns-repeated="16376"/>
        </table:table-row>
        <table:table-row table:style-name="ro13">
          <table:table-cell office:value-type="float" office:value="2018" table:style-name="ce161">
            <text:p>2018</text:p>
          </table:table-cell>
          <table:table-cell office:value-type="string" table:style-name="ce181">
            <text:p>Hızarhane Yıkama Mehmet Geyraslı kira bedeli</text:p>
          </table:table-cell>
          <table:table-cell table:style-name="ce182"/>
          <table:table-cell office:value-type="float" office:value="1500" table:style-name="ce164">
            <text:p>1.500</text:p>
          </table:table-cell>
          <table:table-cell office:value-type="float" office:value="1500" table:style-name="ce164">
            <text:p>1.500</text:p>
          </table:table-cell>
          <table:table-cell table:style-name="ce164"/>
          <table:table-cell office:value-type="float" office:value="379725" table:formula="of:=[.G40]+[.E41]" table:style-name="ce169">
            <text:p>3797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8" table:style-name="ce167">
            <text:p>2018</text:p>
          </table:table-cell>
          <table:table-cell office:value-type="string" table:style-name="ce151">
            <text:p>Ali Paşa Milangaz özge kahraman kira bedeli</text:p>
          </table:table-cell>
          <table:table-cell table:style-name="ce152"/>
          <table:table-cell office:value-type="float" office:value="7200" table:style-name="ce168">
            <text:p>7.200</text:p>
          </table:table-cell>
          <table:table-cell office:value-type="float" office:value="7200" table:style-name="ce168">
            <text:p>7.200</text:p>
          </table:table-cell>
          <table:table-cell table:style-name="ce168"/>
          <table:table-cell office:value-type="float" office:value="386925" table:formula="of:=[.G41]+[.E42]" table:style-name="ce169">
            <text:p>386925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8" table:style-name="ce167">
            <text:p>2018</text:p>
          </table:table-cell>
          <table:table-cell office:value-type="string" table:style-name="ce151">
            <text:p>Ali Paşa Yıkama Adem Kesici kira bedeli</text:p>
          </table:table-cell>
          <table:table-cell office:value-type="percentage" office:value="0.158" table:style-name="ce152">
            <text:p>15,80%</text:p>
          </table:table-cell>
          <table:table-cell office:value-type="float" office:value="19686" table:style-name="ce168">
            <text:p>19.686</text:p>
          </table:table-cell>
          <table:table-cell office:value-type="float" office:value="19686" table:style-name="ce168">
            <text:p>19.686</text:p>
          </table:table-cell>
          <table:table-cell table:style-name="ce168"/>
          <table:table-cell office:value-type="float" office:value="406611" table:formula="of:=[.G42]+[.E43]" table:style-name="ce169">
            <text:p>406611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8" table:style-name="ce167">
            <text:p>2018</text:p>
          </table:table-cell>
          <table:table-cell office:value-type="string" table:style-name="ce151">
            <text:p>Ali Paşa Aygaz Asena Dursun Kira Bedeli</text:p>
          </table:table-cell>
          <table:table-cell table:style-name="ce151"/>
          <table:table-cell office:value-type="float" office:value="7000" table:style-name="ce168">
            <text:p>7.000</text:p>
          </table:table-cell>
          <table:table-cell office:value-type="float" office:value="7000" table:style-name="ce168">
            <text:p>7.000</text:p>
          </table:table-cell>
          <table:table-cell table:style-name="ce168"/>
          <table:table-cell office:value-type="float" office:value="413611" table:formula="of:=[.G43]+[.E44]" table:style-name="ce169">
            <text:p>413611</text:p>
          </table:table-cell>
          <table:table-cell office:value-type="float" office:value="4.5999999999999996" table:style-name="ce171">
            <text:p>4,60</text:p>
          </table:table-cell>
          <table:table-cell table:number-columns-repeated="16376"/>
        </table:table-row>
        <table:table-row table:style-name="ro13">
          <table:table-cell office:value-type="float" office:value="2018" table:style-name="ce172">
            <text:p>2018</text:p>
          </table:table-cell>
          <table:table-cell office:value-type="string" table:style-name="ce173">
            <text:p>Lise Arkası Ahmet Çalışkan</text:p>
          </table:table-cell>
          <table:table-cell office:value-type="float" office:value="67886" table:formula="of:=SUM([.E41:.E45])" table:style-name="ce174">
            <text:p>67.886</text:p>
          </table:table-cell>
          <table:table-cell office:value-type="float" office:value="32500" table:style-name="ce175">
            <text:p>32.500</text:p>
          </table:table-cell>
          <table:table-cell office:value-type="float" office:value="32500" table:style-name="ce175">
            <text:p>32.500</text:p>
          </table:table-cell>
          <table:table-cell table:style-name="ce175"/>
          <table:table-cell office:value-type="float" office:value="446111" table:formula="of:=[.G44]+[.E45]" table:style-name="ce169">
            <text:p>446111</text:p>
          </table:table-cell>
          <table:table-cell office:value-type="currency" office:value="14757.826086956522" table:formula="of:=[.C45]/[.H44]" table:style-name="ce176">
            <text:p>$14.758</text:p>
          </table:table-cell>
          <table:table-cell table:number-columns-repeated="16376"/>
        </table:table-row>
        <table:table-row table:style-name="ro13">
          <table:table-cell office:value-type="float" office:value="2019" table:style-name="ce161">
            <text:p>2019</text:p>
          </table:table-cell>
          <table:table-cell office:value-type="string" table:style-name="ce162">
            <text:p>Ali Paşa Milangaz özge kahraman kira bedeli</text:p>
          </table:table-cell>
          <table:table-cell table:style-name="ce151"/>
          <table:table-cell office:value-type="float" office:value="8520" table:style-name="ce164">
            <text:p>8.520</text:p>
          </table:table-cell>
          <table:table-cell office:value-type="float" office:value="8520" table:style-name="ce164">
            <text:p>8.520</text:p>
          </table:table-cell>
          <table:table-cell table:style-name="ce164"/>
          <table:table-cell office:value-type="float" office:value="454631" table:formula="of:=[.G45]+[.E46]" table:style-name="ce169">
            <text:p>454631</text:p>
          </table:table-cell>
          <table:table-cell table:style-name="ce166"/>
          <table:table-cell table:number-columns-repeated="16376"/>
        </table:table-row>
        <table:table-row table:style-name="ro13">
          <table:table-cell office:value-type="float" office:value="2019" table:style-name="ce167">
            <text:p>2019</text:p>
          </table:table-cell>
          <table:table-cell office:value-type="string" table:style-name="ce151">
            <text:p>Al Paşa Yıkama 19-20 kira bedeli</text:p>
          </table:table-cell>
          <table:table-cell office:value-type="percentage" office:value="0.34" table:style-name="ce152">
            <text:p>34,00%</text:p>
          </table:table-cell>
          <table:table-cell office:value-type="float" office:value="26380" table:style-name="ce168">
            <text:p>26.380</text:p>
          </table:table-cell>
          <table:table-cell office:value-type="float" office:value="26380" table:style-name="ce168">
            <text:p>26.380</text:p>
          </table:table-cell>
          <table:table-cell table:style-name="ce168"/>
          <table:table-cell office:value-type="float" office:value="481011" table:formula="of:=[.G46]+[.E47]" table:style-name="ce169">
            <text:p>481011</text:p>
          </table:table-cell>
          <table:table-cell table:style-name="ce166"/>
          <table:table-cell table:number-columns-repeated="16376"/>
        </table:table-row>
        <table:table-row table:style-name="ro13">
          <table:table-cell table:style-name="ce167"/>
          <table:table-cell office:value-type="string" table:style-name="ce151">
            <text:p>ismail tağaç icradan selaniğe</text:p>
          </table:table-cell>
          <table:table-cell table:style-name="ce152"/>
          <table:table-cell table:style-name="ce168"/>
          <table:table-cell office:value-type="float" office:value="3500" table:style-name="ce168">
            <text:p>3.500</text:p>
          </table:table-cell>
          <table:table-cell office:value-type="float" office:value="-3500" table:style-name="ce184">
            <text:p>-3.500</text:p>
          </table:table-cell>
          <table:table-cell office:value-type="float" office:value="484511" table:formula="of:=[.G47]+[.E48]" table:style-name="ce169">
            <text:p>484511</text:p>
          </table:table-cell>
          <table:table-cell office:value-type="float" office:value="5.82" table:style-name="ce171">
            <text:p>5,82</text:p>
          </table:table-cell>
          <table:table-cell table:number-columns-repeated="16376"/>
        </table:table-row>
        <table:table-row table:style-name="ro13">
          <table:table-cell office:value-type="float" office:value="2019" table:style-name="ce172">
            <text:p>2019</text:p>
          </table:table-cell>
          <table:table-cell office:value-type="string" table:style-name="ce173">
            <text:p>Lise Arkası Ahmet Çalışkan</text:p>
          </table:table-cell>
          <table:table-cell office:value-type="float" office:value="77400" table:formula="of:=SUM([.E46:.E49])" table:style-name="ce174">
            <text:p>77.400</text:p>
          </table:table-cell>
          <table:table-cell office:value-type="float" office:value="39000" table:style-name="ce175">
            <text:p>39.000</text:p>
          </table:table-cell>
          <table:table-cell office:value-type="float" office:value="39000" table:style-name="ce175">
            <text:p>39.000</text:p>
          </table:table-cell>
          <table:table-cell table:style-name="ce175"/>
          <table:table-cell office:value-type="float" office:value="523511" table:formula="of:=[.G48]+[.E49]" table:style-name="ce169">
            <text:p>523511</text:p>
          </table:table-cell>
          <table:table-cell office:value-type="currency" office:value="13298.969072164948" table:formula="of:=[.C49]/[.H48]" table:style-name="ce176">
            <text:p>$13.299</text:p>
          </table:table-cell>
          <table:table-cell table:number-columns-repeated="16376"/>
        </table:table-row>
        <table:table-row table:style-name="ro13">
          <table:table-cell office:value-type="float" office:value="2020" table:style-name="ce185">
            <text:p>2020</text:p>
          </table:table-cell>
          <table:table-cell office:value-type="string" table:style-name="ce162">
            <text:p>Lise Arkası Murat Çalışkan</text:p>
          </table:table-cell>
          <table:table-cell table:style-name="ce151"/>
          <table:table-cell office:value-type="float" office:value="44000" table:style-name="ce164">
            <text:p>44.000</text:p>
          </table:table-cell>
          <table:table-cell office:value-type="float" office:value="44000" table:style-name="ce164">
            <text:p>44.000</text:p>
          </table:table-cell>
          <table:table-cell table:style-name="ce164"/>
          <table:table-cell office:value-type="float" office:value="567511" table:formula="of:=[.G49]+[.E50]" table:style-name="ce186">
            <text:p>567511</text:p>
          </table:table-cell>
          <table:table-cell office:value-type="string" table:style-name="ce171">
            <text:p>6,84</text:p>
          </table:table-cell>
          <table:table-cell table:number-columns-repeated="16376"/>
        </table:table-row>
        <table:table-row table:style-name="ro13">
          <table:table-cell office:value-type="float" office:value="2020" table:style-name="ce172">
            <text:p>2020</text:p>
          </table:table-cell>
          <table:table-cell office:value-type="string" table:style-name="ce179">
            <text:p>Ali Paşa Adem</text:p>
          </table:table-cell>
          <table:table-cell office:value-type="float" office:value="72500" table:formula="of:=SUM([.D50:.D51])" table:style-name="ce174">
            <text:p>72.500</text:p>
          </table:table-cell>
          <table:table-cell office:value-type="float" office:value="28500" table:style-name="ce175">
            <text:p>28.500</text:p>
          </table:table-cell>
          <table:table-cell office:value-type="float" office:value="28500" table:style-name="ce175">
            <text:p>28.500</text:p>
          </table:table-cell>
          <table:table-cell table:style-name="ce175"/>
          <table:table-cell office:value-type="float" office:value="596011" table:formula="of:=[.G50]+[.E51]" table:style-name="ce187">
            <text:p>596011</text:p>
          </table:table-cell>
          <table:table-cell office:value-type="currency" office:value="10599.415204678362" table:formula="of:=[.C51]/[.H50]" table:style-name="ce176">
            <text:p>$10.599</text:p>
          </table:table-cell>
          <table:table-cell table:number-columns-repeated="16376"/>
        </table:table-row>
        <table:table-row table:style-name="ro13">
          <table:table-cell office:value-type="float" office:value="2021" table:style-name="ce185">
            <text:p>2021</text:p>
          </table:table-cell>
          <table:table-cell office:value-type="string" table:style-name="ce162">
            <text:p>Lise Arkası Murat Çalışkan</text:p>
          </table:table-cell>
          <table:table-cell table:style-name="ce151"/>
          <table:table-cell office:value-type="float" office:value="52000" table:style-name="ce164">
            <text:p>52.000</text:p>
          </table:table-cell>
          <table:table-cell office:value-type="float" office:value="52000" table:style-name="ce164">
            <text:p>52.000</text:p>
          </table:table-cell>
          <table:table-cell table:style-name="ce164"/>
          <table:table-cell office:value-type="float" office:value="648011" table:formula="of:=[.G51]+[.E52]" table:style-name="ce186">
            <text:p>648011</text:p>
          </table:table-cell>
          <table:table-cell office:value-type="string" table:style-name="ce171">
            <text:p>8,7</text:p>
          </table:table-cell>
          <table:table-cell table:number-columns-repeated="16376"/>
        </table:table-row>
        <table:table-row table:style-name="ro13">
          <table:table-cell office:value-type="float" office:value="2021" table:style-name="ce172">
            <text:p>2021</text:p>
          </table:table-cell>
          <table:table-cell office:value-type="string" table:style-name="ce179">
            <text:p>Ali Paşa Adem</text:p>
          </table:table-cell>
          <table:table-cell office:value-type="float" office:value="86094" table:formula="of:=SUM([.D52:.D53])" table:style-name="ce174">
            <text:p>86.094</text:p>
          </table:table-cell>
          <table:table-cell office:value-type="float" office:value="34094" table:style-name="ce175">
            <text:p>34.094</text:p>
          </table:table-cell>
          <table:table-cell office:value-type="float" office:value="34094" table:style-name="ce175">
            <text:p>34.094</text:p>
          </table:table-cell>
          <table:table-cell table:style-name="ce175"/>
          <table:table-cell office:value-type="float" office:value="682105" table:formula="of:=[.G52]+[.E53]" table:style-name="ce187">
            <text:p>682105</text:p>
          </table:table-cell>
          <table:table-cell office:value-type="currency" office:value="9895.8620689655181" table:formula="of:=[.C53]/[.H52]" table:style-name="ce176">
            <text:p>$9.896</text:p>
          </table:table-cell>
          <table:table-cell table:number-columns-repeated="16376"/>
        </table:table-row>
        <table:table-row table:style-name="ro13">
          <table:table-cell office:value-type="float" office:value="2022" table:style-name="ce185">
            <text:p>2022</text:p>
          </table:table-cell>
          <table:table-cell office:value-type="string" table:style-name="ce162">
            <text:p>Lise Arkası Murat Çalışkan</text:p>
          </table:table-cell>
          <table:table-cell office:value-type="percentage" office:value="0.85" table:style-name="ce188">
            <text:p>85,00%</text:p>
          </table:table-cell>
          <table:table-cell office:value-type="float" office:value="95000" table:style-name="ce164">
            <text:p>95.000</text:p>
          </table:table-cell>
          <table:table-cell office:value-type="float" office:value="95000" table:style-name="ce164">
            <text:p>95.000</text:p>
          </table:table-cell>
          <table:table-cell table:style-name="ce164"/>
          <table:table-cell office:value-type="float" office:value="777105" table:formula="of:=[.G53]+[.E54]" table:style-name="ce186">
            <text:p>777105</text:p>
          </table:table-cell>
          <table:table-cell office:value-type="string" table:style-name="ce171">
            <text:p>18,5</text:p>
          </table:table-cell>
          <table:table-cell table:number-columns-repeated="16376"/>
        </table:table-row>
        <table:table-row table:style-name="ro13">
          <table:table-cell office:value-type="float" office:value="2022" table:style-name="ce172">
            <text:p>2022</text:p>
          </table:table-cell>
          <table:table-cell office:value-type="string" table:style-name="ce179">
            <text:p>Ali Paşa Adem</text:p>
          </table:table-cell>
          <table:table-cell office:value-type="float" office:value="155000" table:formula="of:=SUM([.D54:.D55])" table:style-name="ce174">
            <text:p>155.000</text:p>
          </table:table-cell>
          <table:table-cell office:value-type="float" office:value="60000" table:style-name="ce175">
            <text:p>60.000</text:p>
          </table:table-cell>
          <table:table-cell office:value-type="float" office:value="60000" table:style-name="ce175">
            <text:p>60.000</text:p>
          </table:table-cell>
          <table:table-cell table:style-name="ce175"/>
          <table:table-cell office:value-type="float" office:value="837105" table:formula="of:=[.G54]+[.E55]" table:style-name="ce189">
            <text:p>837105</text:p>
          </table:table-cell>
          <table:table-cell office:value-type="currency" office:value="8378.3783783783783" table:formula="of:=[.C55]/[.H54]" table:style-name="ce176">
            <text:p>$8.378</text:p>
          </table:table-cell>
          <table:table-cell table:number-columns-repeated="16376"/>
        </table:table-row>
        <table:table-row table:style-name="ro13">
          <table:table-cell table:style-name="ce151"/>
          <table:table-cell office:value-type="string" table:style-name="ce190">
            <text:p>2011-2022 yılları Toplam Gelir TL - $</text:p>
          </table:table-cell>
          <table:table-cell table:style-name="ce152"/>
          <table:table-cell office:value-type="float" office:value="838955" table:formula="of:=SUM([.D3:.D55])" table:style-name="ce150">
            <text:p>838955</text:p>
          </table:table-cell>
          <table:table-cell office:value-type="float" office:value="837105" table:formula="of:=SUM([.E3:.E55])" table:style-name="ce150">
            <text:p>837105</text:p>
          </table:table-cell>
          <table:table-cell office:value-type="float" office:value="1850" table:formula="of:=SUM([.F3:.F55])" table:style-name="ce150">
            <text:p>1850</text:p>
          </table:table-cell>
          <table:table-cell table:style-name="ce178"/>
          <table:table-cell office:value-type="currency" office:value="222532.99743770499" table:formula="of:=SUM([.H3:.H55])" table:style-name="ce176">
            <text:p>$222.533</text:p>
          </table:table-cell>
          <table:table-cell table:number-columns-repeated="16376"/>
        </table:table-row>
        <table:table-row table:style-name="ro13">
          <table:table-cell table:number-columns-repeated="2" table:style-name="ce151"/>
          <table:table-cell table:style-name="ce152"/>
          <table:table-cell office:value-type="string" table:style-name="ce168">
            <text:p>s</text:p>
          </table:table-cell>
          <table:table-cell table:number-columns-repeated="2" table:style-name="ce168"/>
          <table:table-cell table:style-name="ce151"/>
          <table:table-cell office:value-type="string" table:style-name="ce191">
            <text:p>usd</text:p>
          </table:table-cell>
          <table:table-cell table:number-columns-repeated="16376"/>
        </table:table-row>
        <table:table-row table:number-rows-repeated="1048519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tr" number:country="TR">
      <number:number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2" number:language="en" number:country="US">
      <number:number number:decimal-places="2" number:min-decimal-places="2" number:min-integer-digits="1" number:grouping="true"/>
    </number:number-style>
    <number:number-style style:name="N43" number:language="tr" number:country="TR">
      <number:number number:decimal-places="2" number:min-decimal-places="2" number:min-integer-digits="1" number:grouping="true"/>
    </number:number-style>
    <number:number-style style:name="N44" number:language="en" number:country="US">
      <number:number number:decimal-places="0" number:min-decimal-places="0" number:min-integer-digits="1"/>
    </number:number-style>
    <number:date-style style:name="N45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6">
      <number:number number:decimal-places="3" number:min-decimal-places="3" number:min-integer-digits="1" number:grouping="true"/>
    </number:number-style>
    <number:number-style style:name="N47">
      <number:number number:decimal-places="4" number:min-decimal-places="4" number:min-integer-digits="1"/>
    </number:number-style>
    <number:percentage-style style:name="N48" number:language="en" number:country="US">
      <number:number number:decimal-places="2" number:min-decimal-places="2" number:min-integer-digits="1"/>
      <number:text>%</number:text>
    </number:percentage-style>
    <number:date-style style:name="N4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en" number:country="US">
      <number:number number:decimal-places="0" number:min-decimal-places="0" number:min-integer-digits="1" number:grouping="true"/>
    </number:number-style>
    <number:currency-style style:name="N52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number-style style:name="N53P0">
      <number:number number:decimal-places="0" number:min-decimal-places="0" number:min-integer-digits="1" number:grouping="true"/>
    </number:number-style>
    <number:number-style style:name="N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3P0"/>
    </number:number-style>
    <number:number-style style:name="N54">
      <number:number number:decimal-places="2" number:min-decimal-places="0" number:min-integer-digits="1" number:grouping="true" number:decimal-replacement=""/>
    </number:number-style>
    <number:currency-style style:name="N5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7P0"/>
    </number:currency-style>
    <number:time-style style:name="N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60P0">
      <number:day number:style="long"/>
      <number:text>.</number:text>
      <number:month number:style="long"/>
      <number:text>.</number:text>
      <number:year/>
    </number:date-style>
    <number:text-style style:name="N60">
      <number:text-content/>
      <style:map style:condition="value()&gt;=0" style:apply-style-name="N60P0"/>
    </number:text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7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7">
      <style:table-cell-properties fo:border="thin solid #000080" style:vertical-align="middle" fo:background-color="#FFFFD1"/>
    </style:style>
    <style:style style:name="Result2" style:family="table-cell" style:data-style-name="N58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05T08:20:12Z</dc:date>
    <meta:print-date>2024-01-05T08:18:03Z</meta:print-date>
    <meta:editing-cycles>136</meta:editing-cycles>
    <meta:editing-duration>PT22832S</meta:editing-duration>
  </office:meta>
</office:document-meta>
</file>